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tinoou" svg:font-family="Antinoou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Antinoou" fo:font-size="11pt" officeooo:rsid="000540ec" officeooo:paragraph-rsid="000540ec" fo:background-color="#ffffff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ntinoou" fo:font-size="11pt" officeooo:paragraph-rsid="000540ec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style:font-name="Antinoou" fo:font-size="11pt" officeooo:rsid="000540ec" officeooo:paragraph-rsid="000540ec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ntinoou" fo:font-size="11pt" officeooo:rsid="000540ec" officeooo:paragraph-rsid="000540ec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style:font-name="Antinoou" fo:font-size="11pt" officeooo:paragraph-rsid="000540ec" style:font-size-asian="11pt" style:font-size-complex="11pt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fo:font-weight="bold" fo:background-color="#ffffff" loext:char-shading-value="0"/>
    </style:style>
    <style:style style:name="T3" style:family="text">
      <style:text-properties fo:color="#000000" loext:opacity="100%" fo:font-size="12pt" fo:font-weight="bold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 codex I ) The Prayer of the Apostle Paul</text:p>
      <text:p text:style-name="P2"><text:span text:style-name="T1"> </text:span><text:span text:style-name="T2">(1/3) </text:span> (ⲁ) [ⲡⲉⲕⲟⲩ]ⲁⲉⲓ̣ⲛ̣ ⲙⲁϯ̣ ⲛ̣ⲏ̣ⲓ̣ ⲙⲡ̣ⲉ̣ⲕ̣[ⲛⲁⲉ ⲡⲁ]‐ <text:line-break/><text:span text:style-name="T1"> </text:span><text:span text:style-name="T2">(1/4) </text:span> (ⲁ) [ⲣⲉϥⲥ]ⲱⲧⲉ ⲥⲱⲧ̣[ⲉ] ⲙ̅ⲙⲁⲉⲓ ϫⲉ <text:line-break/><text:span text:style-name="T1"> </text:span><text:span text:style-name="T2">(1/5) </text:span> (ⲁ) [ⲁⲛⲁⲕ] ⲡ̣ⲉⲧⲉ ⲡⲱⲕ’ ⲡ̣[ⲉⲛⲧ]ⲁ̣ϩⲓ̈ⲉⲓ ⲁⲃⲁⲗ· <text:line-break/><text:span text:style-name="T1"> </text:span><text:span text:style-name="T2">(1/6) </text:span> (ⲁ) [ϩ]ⲓ̣ⲧ̣ⲟ̣[ⲟⲧⲕ] ⲛ̣̅ⲧⲁⲕ ⲡ[ⲉ ⲡⲁⲛ]ⲟⲩⲥ ⲙⲁϫⲡⲁⲓ̈ <text:line-break/><text:span text:style-name="T1"> </text:span><text:span text:style-name="T2">(1/7) </text:span> (ⲁ) ⲛ̣̅ⲧⲁⲕ ⲡⲉ ⲡ̣ⲁⲉϩⲟ ⲟ̣ⲩⲏ̣[ⲛ] ⲛ̣ⲏ̣ⲓ̈ ⲛ̅ⲧⲁⲕ <text:line-break/><text:span text:style-name="T1"> </text:span><text:span text:style-name="T2">(1/8) </text:span> (ⲁ) [ⲡ]ⲉ ⲡ̣ⲁⲡⲗⲏⲣⲱⲙⲁ ϣⲁⲡⲧ̅ ⲁⲣⲁⲕ ⲛ̅‐ <text:line-break/><text:span text:style-name="T1"> </text:span><text:span text:style-name="T2">(1/9) </text:span> (ⲁ) [ⲧⲁⲕ] ⲡⲉ ⲧ〈ⲁ〉ⲁⲛⲁⲡⲁⲩⲥⲓⲥ ⲙⲁϯ ⲛⲏⲉⲓ ⲙ̅‐ <text:line-break/><text:span text:style-name="T1"> </text:span><text:span text:style-name="T2">(1/10) </text:span> (ⲁ) [ⲡⲧ]ⲉⲗⲉⲓⲟⲛ ⲡⲉⲧⲉⲙⲁⲣⲟⲩϣ ⲉⲙⲁϩ‐<text:line-break/><text:span text:style-name="T1"> </text:span><text:span text:style-name="T2">(1/11) </text:span> (ⲁ) [ⲧⲉ] ⲙ̅ⲙⲁϥ §ϯⲧⲱⲃϩ̅ ⲙ̅ⲙⲁⲕ ⲡⲉⲧϣⲟ‐ <text:line-break/><text:span text:style-name="T1"> </text:span><text:span text:style-name="T2">(1/12) </text:span> (ⲁ) [ⲟⲡ] ⲁ̣ⲩⲱ ⲡⲉⲧϣⲣⲡ̅ ϣⲟⲟⲡ ϩⲙ̅ ⲡⲣⲉⲛ <text:line-break/><text:span text:style-name="T1"> </text:span><text:span text:style-name="T2">(1/13) </text:span> (ⲁ) [ⲉⲧϫ]ⲁ̣ⲥⲓ ⲁⲣⲉⲛ ⲛⲓⲙ ϩⲓ̈ⲧⲛ ⲓⲏ(ⲥⲟⲩ)ⲥ ⲡⲉⲭ(ⲣⲓⲥⲧⲟ)ⲥ <text:line-break/><text:span text:style-name="T1"> </text:span><text:span text:style-name="T2">(1/14) </text:span> (ⲁ) [ⲡϫⲁⲉⲓ]ⲥ· ⲛ̅ⲛⲓϫⲁⲉⲓⲥ̣ ⲡⲣ̅ⲣⲟ ⲛ̅ⲛⲁⲓⲱⲛ̣ <text:line-break/><text:span text:style-name="T1"> </text:span><text:span text:style-name="T2">(1/15) </text:span> (ⲁ) [ⲙⲁϯ] ⲛ̣ⲏⲓ̈ ⲛⲛⲉⲕϯ· ⲉⲧⲉⲙⲁⲕⲣ̅ ϩⲧⲏⲕ <text:line-break/><text:span text:style-name="T1"> </text:span><text:span text:style-name="T2">(1/16) </text:span> (ⲁ) [ⲁⲣⲁⲟⲩ] ϩⲓ̈ⲧⲛ̅ ⲡ̣ϣⲏⲣⲉ ⲙ̅ⲡⲣⲱⲙⲉ <text:line-break/><text:span text:style-name="T1"> </text:span><text:span text:style-name="T2">(1/17) </text:span> (ⲁ) [ⲡⲉⲡⲛⲉ]ⲩⲙⲁ ⲡⲡⲁⲣⲁⲕⲗⲏⲧⲟⲥ ⲛ̅‐ <text:line-break/><text:span text:style-name="T1"> </text:span><text:span text:style-name="T2">(1/18) </text:span> (ⲁ) [ⲧⲙⲉ ⲙ]ⲁ̣[ ]ϯ ⲛⲏⲉⲓ ⲛ̅ⲧⲉⲕⲝⲟⲩⲥⲓⲁ <text:line-break/><text:span text:style-name="T1"> </text:span><text:span text:style-name="T2">(1/19) </text:span> (ⲁ) [ⲉⲉⲓ]ⲣ̅ ⲁⲓ̣ⲧ̣ⲓ̣ ⲙ̅ⲙⲁⲕ· ⲙⲁϯ ⲛ̅ⲛⲟⲩ‐ <text:line-break/><text:span text:style-name="T1"> </text:span><text:span text:style-name="T2">(1/20) </text:span> (ⲁ) [ⲧⲁⲗ]ϭⲟ ⲙ̅ⲡⲁⲥⲱⲙⲁ· ϩⲱⲥ ⲉ̣ⲉⲓ̣ⲣ̣̅ ⲁⲓⲧⲓ <text:line-break/><text:span text:style-name="T1"> </text:span><text:span text:style-name="T2">(1/21) </text:span> (ⲁ) [ⲙⲙⲁ]ⲕ· ϩⲓ̈ⲧⲛ̅ ⲡⲉⲩⲁⲅ·ⲅⲉⲗⲓⲥⲧⲏⲥ <text:line-break/><text:span text:style-name="T1"> </text:span><text:span text:style-name="T2">(1/22) </text:span> (ⲁ) [ⲛⲅ]ⲥⲱⲧⲉ ⲛ̅ⲧⲁⲯⲩⲭⲏ· ⲛ̅ⲟⲩⲁⲉⲓⲛ <text:line-break/><text:span text:style-name="T1"> </text:span><text:span text:style-name="T2">(1/23) </text:span> (ⲁ) [ϣⲁ ⲉ]ⲛⲏϩⲉ ⲙⲛ̅ ⲡⲁⲡⲛ{ⲉⲩⲙ}ⲁ ⲁⲩⲱ ⲡϣ[ⲣⲡ] <text:line-break/><text:span text:style-name="T1"> </text:span><text:span text:style-name="T2">(1/24) </text:span> (ⲁ) [ⲙⲙ]ⲓ̣ⲥⲉ ⲙ̅ⲡⲡⲗⲏⲣⲱⲙⲁ· ⲛ̅ⲧ̣ⲭⲁ̣ⲣⲓ[ⲥ] <text:line-break/><text:span text:style-name="T1"> </text:span><text:span text:style-name="T2">(1/25) </text:span> (ⲁ) [ϭⲁⲗ]ⲡ̣ϥ ⲁⲡⲁⲛⲟⲩⲥ· §ⲉⲣⲓ ⲭⲁⲣⲓⲍⲉ ⲛ̅‐ <text:line-break/><text:span text:style-name="T1"> </text:span><text:span text:style-name="T2">(1/26) </text:span> (ⲁ) [ⲧⲁⲕ] ⲙ̅ⲡⲉⲧⲉⲛ̅ⲡⲉⲃⲉⲗ ⲛ̅ⲁⲅ·ⲅⲉⲗⲟ̣ⲥ̣ <text:line-break/><text:span text:style-name="T1"> </text:span><text:span text:style-name="T2">(1/27) </text:span> (ⲁ) [ⲛⲉ]ⲩ̣ ⲁⲣⲁϥ ⲁⲩⲱ ⲡⲉⲧⲉⲙ̅〈ⲡⲉ〉ⲙⲉϣϫⲉ <text:line-break/><text:span text:style-name="T1"> </text:span><text:span text:style-name="T2">(1/28) </text:span> (ⲁ) [ⲛⲁ]ⲣⲭⲱⲛ ⲥⲁⲧⲙⲉϥ ⲁⲩⲱ ⲡⲉⲧⲉ‐ <text:line-break/><text:span text:style-name="T1"> </text:span><text:span text:style-name="T2">(1/29) </text:span> (ⲁ) ⲙ[ⲡ]ϥ̅{ⲉ̅ⲓ} ⲁϩⲣⲏⲓ ϩⲙ̅ ⲫⲏⲧ· ⲛ̅ⲣⲱⲙⲉ <text:line-break/><text:span text:style-name="T1"> </text:span><text:span text:style-name="T2">(1/30) </text:span> (ⲁ) ⲛ̅ⲧⲁϩϣⲱⲡⲉ ⲛ̅ⲁⲅⲅⲉⲗⲟⲥ ⲁⲩⲱ <text:line-break/><text:span text:style-name="T1"> </text:span><text:span text:style-name="T2">(1/31) </text:span> (ⲁ) ⲕⲁⲧⲁ ⲙ̅ⲡⲛⲟⲩⲧⲉ ⲙ̅ⲯⲩ‐ <text:line-break/><text:span text:style-name="T1"> </text:span><text:span text:style-name="T2">(1/32) </text:span> (ⲁ) ⲭⲓⲕⲟⲥ ⲛ̅ⲧⲁⲣⲟⲩⲡⲗⲁⲥⲥⲉ ⲙ̅ⲙⲁϥ̣ <text:line-break/><text:span text:style-name="T1"> </text:span><text:span text:style-name="T2">(1/33) </text:span> (ⲁ) ϫⲓⲛ ⲛ̅ϣⲁⲣⲡ̅ ϩⲱⲥ ⲉⲟⲩⲛⲧⲏⲉⲓ <text:line-break/><text:span text:style-name="T1"> </text:span><text:span text:style-name="T2">(1/34) </text:span> (ⲁ) ⲙ̅ⲙⲉⲩ ⲛ̅ⲧⲡⲓⲥⲧⲓⲥ ⲛ̅ⲑⲉⲗⲡⲓⲥ <text:line-break/><text:span text:style-name="T1"> </text:span><text:span text:style-name="T2">(1/35) </text:span> (ⲁ) ⲛ̣̅ⲅⲟⲩⲱϩ ⲁⲧⲟⲟⲧ· ⲙ̅ⲡⲉⲕⲙⲉⲅⲉ‐ <text:line-break/><text:span text:style-name="T1"> </text:span><text:span text:style-name="T2">(1/36) </text:span> (ⲁ) ⲑⲟⲥ ⲛ̅ⲁⲅⲁⲡⲏⲧⲟⲥ ⲛ̅ⲉⲕⲗⲉ‐ <text:line-break/><text:span text:style-name="T1"> </text:span><text:span text:style-name="T2">(1/37) </text:span> (ⲁ) ⲕⲧⲟⲥ ⲛ̅ⲉⲩⲗⲟⲅⲏⲧⲟⲥ ⲡϣⲣⲡ̅ <text:line-break/><text:span text:style-name="T1"> </text:span><text:span text:style-name="T2">(1/38) </text:span> (ⲁ) ⲙ̅ⲙⲓⲥⲉ ⲡϣⲣⲡ̅ ⲛ̅ⲅⲉⲛⲟⲥ· <text:line-break/><text:span text:style-name="T1"> </text:span><text:span text:style-name="T2">(2/1) </text:span> (ⲃ) ⲙⲛ ⲡ̣ⲙⲩ̣ⲥⲧⲏ̣ⲣ̣ⲓ̣ⲟⲛ̣ [ⲛ̅ϣⲡⲏ]‐ <text:line-break/><text:span text:style-name="T1"> </text:span><text:span text:style-name="T2">(2/2) </text:span> (ⲃ) ⲣⲉ· ⲙ̅[ⲡ]ⲉⲕⲏⲉⲓ ⲁ[ⲃⲁⲗ ϫⲉ] <text:line-break/><text:span text:style-name="T1"> </text:span><text:span text:style-name="T2">(2/3) </text:span> (ⲃ) ⲡⲱⲕ [ⲡ]ⲉ̣ ⲡⲉⲙⲁϩ̣ⲧ̣[ⲉ] ⲁ̣[ⲩⲱ] <text:line-break/><text:span text:style-name="T1"> </text:span><text:span text:style-name="T2">(2/4) </text:span> (ⲃ) ⲡⲉⲁ̣ⲩ̣ ⲁⲩⲱ ⲧⲉ̣ⲕⲝⲟⲙ̣[ⲟ]‐ <text:line-break/><text:span text:style-name="T1"> </text:span><text:span text:style-name="T2">(2/5) </text:span> (ⲃ) ⲗⲟⲅⲏⲥⲓⲥ ⲙⲛ̅ ⲧⲙⲛ̅ⲧⲛ̣[ⲁ]ϭ̣ <text:line-break/><text:span text:style-name="T1"> </text:span><text:span text:style-name="T2">(2/6) </text:span> (ⲃ) ϣⲁ ⲉⲛⲏϩⲉ ⲛ̅ⲉⲛⲏϩⲉ̣ [ϩⲁⲙⲏⲛ] <text:line-break/><text:span text:style-name="T1"> </text:span><text:span text:style-name="T2">(2/7) </text:span> (ⲃ) §ⲡⲣⲟⲥⲉⲩⲭⲏ ⲡⲁ[ⲩⲗⲟⲩ] <text:line-break/><text:span text:style-name="T1"> </text:span><text:span text:style-name="T2">(2/8) </text:span> (ⲃ) ⲁⲡⲟⲥⲧⲟⲗⲟⲩ <text:line-break/><text:span text:style-name="T1"> </text:span><text:span text:style-name="T2">(2/9) </text:span> (ⲃ) ⲉⲛ ⲉⲓⲣⲏⲛⲏ <text:line-break/><text:span text:style-name="T1"> </text:span><text:span text:style-name="T2">(2/10) </text:span> (ⲃ) ⲟ x(ⲓⲥⲧⲟⲥ) ⲁⲅⲓⲟⲥ</text:p>
      <text:p text:style-name="P3">( codex I ) The Apocryphon of James</text:p>
      <text:p text:style-name="P4"><text:span text:style-name="T1"> </text:span><text:span text:style-name="T3">(1/1) </text:span> §[ⲓⲁⲕⲕⲱⲃⲟⲥ ⲡ]ⲉⲧ̣[ⲥϩ]ⲉⲉⲓ ⲙ̅‐ <text:line-break/><text:span text:style-name="T1"> </text:span><text:span text:style-name="T3">(1/2) </text:span> [‐‐‐]ⲑⲟⲥ ϯ̣ⲣⲏⲛⲉ <text:line-break/><text:span text:style-name="T1"> </text:span><text:span text:style-name="T3">(1/3) </text:span> [ⲛⲉⲕ ⲁⲃⲁⲗ ϩⲛⲛ] ⲟ̣ⲩⲉⲓⲣ̣ⲏⲛⲏ <text:line-break/><text:span text:style-name="T1"> </text:span><text:span text:style-name="T3">(1/4) </text:span> ⲟ̣ⲩ̣[ⲁⲅⲁⲡⲏ ⲁⲃⲁⲗ ϩ]ⲛ̣̅ ⲟⲩⲁⲅⲁⲡⲏ <text:line-break/><text:span text:style-name="T1"> </text:span><text:span text:style-name="T3">(1/5) </text:span> ⲟⲩⲭ̣[ⲁⲣⲓⲥ ⲁⲃⲁⲗ ϩ]ⲛⲛ ⲟⲩⲭⲁⲣⲓⲥ <text:line-break/><text:span text:style-name="T1"> </text:span><text:span text:style-name="T3">(1/6) </text:span> ⲟⲩⲡ̣[ⲓⲥⲧⲓⲥ ⲁⲃ]ⲁ̣ⲗ ϩⲛ̣ ⲟⲩⲡⲓⲥⲧⲓⲥ <text:line-break/><text:span text:style-name="T1"> </text:span><text:span text:style-name="T3">(1/7) </text:span> ⲟⲩⲱⲛϩ̅ ⲁⲃⲁⲗ ϩⲛ̅ ⲟⲩⲱⲛϩ̅ <text:line-break/><text:span text:style-name="T1"> </text:span><text:span text:style-name="T3">(1/8) </text:span> ⲉϥⲟⲩⲁⲁϥ· §ⲉⲡⲓⲇⲏ ⲁⲕⲣ̅ ⲁ‐ <text:line-break/><text:span text:style-name="T1"> </text:span><text:span text:style-name="T3">(1/9) </text:span> ⲝⲓⲟⲩ ⲙⲙⲁⲉⲓ· ⲁⲧⲣⲁⲧⲛ̅‐ <text:line-break/><text:span text:style-name="T1"> </text:span><text:span text:style-name="T3">(1/10) </text:span> ⲛⲁⲩ ⲛⲉⲕ ⲛ̅ⲟⲩⲁⲡⲟⲕⲣⲩⲫⲟⲛ <text:line-break/><text:span text:style-name="T1"> </text:span><text:span text:style-name="T3">(1/11) </text:span> ⲉⲁⲩϭⲁⲗⲡ̅〈ϥ〉 ⲁⲃⲁⲗ ⲛ̅ⲛⲏⲉⲓ· <text:line-break/><text:span text:style-name="T1"> </text:span><text:span text:style-name="T3">(1/12) </text:span> ⲙ̣ⲛ̣ ⲡⲉⲧⲣⲟⲥ ϩⲓ̈ⲧⲙ̅ ⲡϫⲁⲓ̈ⲥ <text:line-break/><text:span text:style-name="T1"> </text:span><text:span text:style-name="T3">(1/13) </text:span> [ⲙ]ⲡⲓϭⲙ̅ϭⲁⲙ ⲙⲉⲛ· ⲛ̅ⲧⲥⲧⲁⲕ <text:line-break/><text:span text:style-name="T1"> </text:span><text:span text:style-name="T3">(1/14) </text:span> [ⲁ]ⲃⲁⲗ ⲟⲩⲧⲉ ⲛ̅ϣⲉϫⲉ ϩⲁⲣⲁⲕ <text:line-break/><text:span text:style-name="T1"> </text:span><text:span text:style-name="T3">(1/15) </text:span> [ⲁϩⲓⲥⲁ]ϩϥ̅ ⲇⲉ ϩⲛ̅ ϩⲉⲛⲥϩⲉⲉⲓ· <text:line-break/><text:span text:style-name="T1"> </text:span><text:span text:style-name="T3">(1/16) </text:span> ⲙⲙⲛ̣̅ⲧϩⲉⲃⲣⲁⲓⲟⲓⲥ ⲁϩⲓ̈‐ <text:line-break/><text:span text:style-name="T1"> </text:span><text:span text:style-name="T3">(1/17) </text:span> ⲧⲛ̅ⲛⲁⲟⲩϥ ⲛⲉⲕ· ⲛ̣ⲉⲕ ⲙⲉⲛ <text:line-break/><text:span text:style-name="T1"> </text:span><text:span text:style-name="T3">(1/18) </text:span> ⲟⲩⲁⲉⲉⲧⲕ̅ ⲁⲗⲗⲁ ϩⲱⲥ ⲛⲧⲕ̅ <text:line-break/><text:span text:style-name="T1"> </text:span><text:span text:style-name="T3">(1/19) </text:span> ⲟⲩϩⲩⲡⲏⲣⲉⲧⲏⲥ ⲙ̅ⲡⲟⲩϫⲉ‐ <text:line-break/><text:span text:style-name="T1"> </text:span><text:span text:style-name="T3">(1/20) </text:span> ⲉⲓ̈· ⲛ̅ⲛⲉⲧⲟⲩⲁⲁϥ ⲉⲣⲓ ⲁⲡⲁⲧⲟ‐ <text:line-break/><text:span text:style-name="T1"> </text:span><text:span text:style-name="T3">(1/21) </text:span> ⲟⲧⲕ̅ ⲁⲩⲱ ⲛ̅ⲅⲁⲣⲏϩ· ⲁⲧⲙ̅ϫⲟⲩ <text:line-break/><text:span text:style-name="T1"> </text:span><text:span text:style-name="T3">(1/22) </text:span> ⲙ̅ⲡⲓϫⲱⲙⲉ ⲁϩⲁϩ ⲡⲉⲉⲓ <text:line-break/><text:span text:style-name="T1"> </text:span><text:span text:style-name="T3">(1/23) </text:span> ⲉⲧⲉ·ⲙ̅ⲡⲉⲡⲥⲱ(ⲧⲏ)ⲣ ⲟⲩⲱϣ· <text:line-break/><text:span text:style-name="T1"> </text:span><text:span text:style-name="T3">(1/24) </text:span> [ⲁ]ϫⲟⲟϥ ⲁⲣⲁⲛ ⲧⲏⲣⲛ̅ ⲡϥⲙⲛ̅ⲧ‐ <text:line-break/><text:span text:style-name="T1"> </text:span><text:span text:style-name="T3">(1/25) </text:span> ⲥⲛⲁⲩⲥ ⲙ̅ⲙⲁⲑⲏⲧⲏⲥ ⲥⲉⲛⲁ‐ <text:line-break/><text:span text:style-name="T1"> </text:span><text:span text:style-name="T3">(1/26) </text:span> ϣⲱⲡⲉ →ⲇⲉ← ⲙ̅ⲙⲁⲕⲁⲣⲓⲟⲥ· ⲛ̅ϭⲓ <text:line-break/><text:span text:style-name="T1"> </text:span><text:span text:style-name="T3">(1/27) </text:span> ⲛⲉⲧⲛⲁⲟⲩϫⲉⲉⲓ ϩⲣⲏⲓ̈ ϩⲛ̅ <text:line-break/><text:span text:style-name="T1"> </text:span><text:span text:style-name="T3">(1/28) </text:span> ⲧⲡⲓⲥⲧⲓⲥ ⲙ̅ⲡⲓⲗⲟⲅⲟⲥ· §ⲁϩⲓ̈‐ <text:line-break/><text:span text:style-name="T1"> </text:span><text:span text:style-name="T3">(1/29) </text:span> ⲧⲛ̅ⲛⲁⲩ ⲇⲉ ϣⲁⲣⲁⲕ ϩⲁⲑⲏ <text:line-break/><text:span text:style-name="T1"> </text:span><text:span text:style-name="T3">(1/30) </text:span> ⲙ̅ⲙⲏⲧ ⲛ̅ⲉⲃⲁⲧ· ⲛ̅ⲕⲉⲁⲡⲟ‐ <text:line-break/><text:span text:style-name="T1"> </text:span><text:span text:style-name="T3">(1/31) </text:span> ⲕⲣⲩⲫⲟⲛ ⲉⲁϥϭⲁⲗⲡϥ̅ ⲛⲏⲓ̈ <text:line-break/><text:span text:style-name="T1"> </text:span><text:span text:style-name="T3">(1/32) </text:span> ⲁⲃⲁⲗ ⲛϭⲓ ⲡⲥⲱⲧⲏⲣ· ⲁⲗⲗⲁ <text:line-break/><text:span text:style-name="T1"> </text:span><text:span text:style-name="T3">(1/33) </text:span> ⲡⲏ ⲙⲉⲛ ⲙⲉⲩⲉ ⲁⲣⲁϥ ϩⲓ̈ <text:line-break/><text:span text:style-name="T1"> </text:span><text:span text:style-name="T3">(1/34) </text:span> ⲛⲉⲉⲓ̅· ϩⲱⲥ ⲛ̅ⲧⲁϩⲟⲩϭⲁⲗⲡϥ̅ <text:line-break/><text:span text:style-name="T1"> </text:span><text:span text:style-name="T3">(1/35) </text:span> ⲁⲣⲁⲓ̈ ⲓ̈ⲁⲕⲱⲃⲟⲥ· ⲡⲉⲉⲓ ⲛ̅ <text:line-break/><text:span text:style-name="T1"> </text:span><text:span text:style-name="T3">(2/1) </text:span> ⲇⲉ ϩⲱ̣͂[‐‐‐] <text:line-break/><text:span text:style-name="T1"> </text:span><text:span text:style-name="T3">(2/2) </text:span> ⲧⲁϩⲟ̣ [ⲁ]ⲃ̣ⲁⲗ ⲡ̣[‐‐‐] <text:line-break/><text:span text:style-name="T1"> </text:span><text:span text:style-name="T3">(2/3) </text:span> ⲛⲉⲧⲉ̣ ⲛⲟⲩ.[‐‐‐] <text:line-break/><text:span text:style-name="T1"> </text:span><text:span text:style-name="T3">(2/4) </text:span> ϭⲉ ⲛ̅ⲅⲕⲱⲧ̣ [‐‐‐]‐ <text:line-break/><text:span text:style-name="T1"> </text:span><text:span text:style-name="T3">(2/5) </text:span> ⲧⲉⲉⲓ ⲧⲉ ⲑ̣[ⲉ‐‐‐ⲟⲩ]‐ <text:line-break/><text:span text:style-name="T1"> </text:span><text:span text:style-name="T3">(2/6) </text:span> ϫⲉⲉⲓ· ⲙⲛ̣̅ [‐‐‐]ⲣ̣ⲟ̣.[.] <text:line-break/><text:span text:style-name="T1"> </text:span><text:span text:style-name="T3">(2/7) </text:span> ⲉⲕⲁⲟⲩ [...ⲛⲉⲩϩ]ⲙⲁⲥⲧ̅ →ⲛ←ⲇⲉ̣ <text:line-break/><text:span text:style-name="T1"> </text:span><text:span text:style-name="T3">(2/8) </text:span> ⲁϩⲣⲏⲓ̈ ⲧⲏⲣⲟⲩ ϩ̣ⲓ̣ ⲟ̣ⲩ̣[ⲥⲁ]ⲡ̣ ⲙⲛ̅ ⲛⲉⲩ‐ <text:line-break/><text:span text:style-name="T1"> </text:span><text:span text:style-name="T3">(2/9) </text:span> ⲉⲣⲏⲩ· ⲛ̅ϭⲓ ⲡⲙⲛ̅ⲧⲥⲛⲁⲟⲩⲥ ⲙ̅‐ <text:line-break/><text:span text:style-name="T1"> </text:span><text:span text:style-name="T3">(2/10) </text:span> ⲙⲁⲑⲏⲧⲏⲥ· ⲁⲩⲱ ⲉⲩⲉⲓⲣⲉ ⲙ̅ⲡⲙⲉ‐ <text:line-break/><text:span text:style-name="T1"> </text:span><text:span text:style-name="T3">(2/11) </text:span> ⲉⲩⲉ· ⲛ̅ⲛⲉⲛⲧⲁϩⲁⲡⲥⲱⲧⲏⲣ ϫⲟⲟⲩ <text:line-break/><text:soft-page-break/><text:span text:style-name="T1"> </text:span><text:span text:style-name="T3">(2/12) </text:span> ⲁⲡⲟⲩⲉⲉⲓ ⲡⲟⲩⲉⲉⲓ· ⲙ̅ⲙⲁⲩ ⲉⲓⲧⲉ <text:line-break/><text:span text:style-name="T1"> </text:span><text:span text:style-name="T3">(2/13) </text:span> ⲙ̅ⲡⲉⲧⲑⲏⲡ· ⲉⲓⲧⲉ ⲙ̅ⲡⲉⲧⲟⲩ‐ <text:line-break/><text:span text:style-name="T1"> </text:span><text:span text:style-name="T3">(2/14) </text:span> ⲁⲛϩ̅ ⲁⲃⲁⲗ· ⲁⲩⲱ ⲉⲩⲣ̅ ⲧⲁⲥ̣ⲥ̣ⲉ̣ ⲙ̣̅‐ <text:line-break/><text:span text:style-name="T1"> </text:span><text:span text:style-name="T3">(2/15) </text:span> ⲙⲁⲩ ⲁϩⲛ̅ϫⲱⲱⲙⲉ· ⲁ[ⲛⲁⲕ ⲇⲉ] <text:line-break/><text:span text:style-name="T1"> </text:span><text:span text:style-name="T3">(2/16) </text:span> ⲛⲉⲉⲓⲥϩⲉⲉⲓ ⲛ̅ⲛⲉⲧϩⲙ̅ ⲡ[ⲁϫⲱⲙⲉ] <text:line-break/><text:span text:style-name="T1"> </text:span><text:span text:style-name="T3">(2/17) </text:span> ⲉⲓⲥ ⲡⲥⲱ(ⲧⲏ)ⲣ ⲁϥⲟⲩⲱⲛϩ̣̅ ⲁ̣ⲃ̣[ⲁⲗ ⲉ]‐ <text:line-break/><text:span text:style-name="T1"> </text:span><text:span text:style-name="T3">(2/18) </text:span> ⲁϥⲉⲓ ⲁⲃⲁⲗ ϩⲓ̈ⲧⲟⲟ[ⲧⲛ] ⲉ̣[ⲛϭ]ⲱϣ[ⲧ] <text:line-break/><text:span text:style-name="T1"> </text:span><text:span text:style-name="T3">(2/19) </text:span> ⲛ̅ⲥⲱϥ· ⲁⲩⲱ ⲙⲛ̅ⲛ̅ⲥⲁ ϯⲟⲩ ⲛ̅ϣⲉ <text:line-break/><text:span text:style-name="T1"> </text:span><text:span text:style-name="T3">(2/20) </text:span> ⲧⲁⲉⲓⲟⲩ ⲛ̅ϩⲟⲟⲩ ⲛ̅ⲧⲁⲣⲉϥⲧⲱⲟⲩⲛ <text:line-break/><text:span text:style-name="T1"> </text:span><text:span text:style-name="T3">(2/21) </text:span> ⲁⲃⲁⲗ ϩⲛ̅ ⲛⲉⲧⲙⲁⲟⲩⲧ· ⲡⲁϫⲉⲛ <text:line-break/><text:span text:style-name="T1"> </text:span><text:span text:style-name="T3">(2/22) </text:span> ⲛⲉϥ ϫⲉ ⲁⲕⲃⲱⲕ ⲁⲕⲟⲩⲁⲉⲓⲉ ⲁⲣⲁⲛ <text:line-break/><text:span text:style-name="T1"> </text:span><text:span text:style-name="T3">(2/23) </text:span> §ⲓⲏ(ⲥⲟⲩ)ⲥ ⲇⲉ ⲡⲁϫⲉϥ ϫⲉ ⲙⲡⲉ· ⲁⲗⲗⲁ <text:line-break/><text:span text:style-name="T1"> </text:span><text:span text:style-name="T3">(2/24) </text:span> ϯⲛⲁⲃⲱⲕ ⲁⲡⲧⲟⲡⲟⲥ ⲛ̅ⲧⲁϩⲓ̈ⲉⲓ ⲙ̅‐ <text:line-break/><text:span text:style-name="T1"> </text:span><text:span text:style-name="T3">(2/25) </text:span> ⲙⲉⲩ ϣⲡⲉ ⲧⲉⲧⲛ̅ⲟⲩⲱϣⲉ· ⲉ{ⲉ̅ⲓ} <text:line-break/><text:span text:style-name="T1"> </text:span><text:span text:style-name="T3">(2/26) </text:span> ⲛⲙ̅ⲙⲏ{ⲉ̅ⲓ} ⲁⲙⲏⲧⲛ̅ §ⲁϩⲟⲩⲱϣⲃ̅ <text:line-break/><text:span text:style-name="T1"> </text:span><text:span text:style-name="T3">(2/27) </text:span> ⲧⲏⲣⲟⲩ ⲡⲁϫⲉⲩ ϫⲉ ϣⲡⲉ ⲕⲣ̣̅ ⲕ̣ⲉ̣‐ <text:line-break/><text:span text:style-name="T1"> </text:span><text:span text:style-name="T3">(2/28) </text:span> ⲗⲉⲩⲉ ⲛⲉⲛ ⲧⲛ̅ⲛ̅ⲏⲟⲩ §ⲡⲁϫⲉϥ ϫ̣[ⲉ] <text:line-break/><text:span text:style-name="T1"> </text:span><text:span text:style-name="T3">(2/29) </text:span> ϩⲁⲙⲏⲛ ϯϫⲟⲩ ⲙ̅ⲙⲁⲥ ⲛⲏⲧⲛ̅ ϫ̣[ⲉ] <text:line-break/><text:span text:style-name="T1"> </text:span><text:span text:style-name="T3">(2/30) </text:span> ⲙⲛ ⲗⲁⲁⲩⲉ ⲁⲛⲏϩⲉ ⲛⲁⲃⲱⲕ ⲁϩⲟⲩ̣[ⲛ] <text:line-break/><text:span text:style-name="T1"> </text:span><text:span text:style-name="T3">(2/31) </text:span> ⲁⲧⲙⲛⲧⲣ̅ⲣⲟ ⲛⲙ̅ⲡⲏⲩⲉ· ⲉⲉⲓϣⲁⲛ̣[ⲣ] <text:line-break/><text:span text:style-name="T1"> </text:span><text:span text:style-name="T3">(2/32) </text:span> ⲕⲉⲗⲉⲩⲉⲓ ⲛⲉϥ· ⲁⲗⲗⲁ ⲁⲃⲁⲗ ϫⲉ̣ <text:line-break/><text:span text:style-name="T1"> </text:span><text:span text:style-name="T3">(2/33) </text:span> ⲧⲉⲧⲛ̅ⲙⲏϩ ⲛ̅ⲧⲱⲧⲛ̅· ⲁⲣⲓ ⲥⲩⲅⲭⲱⲣⲓ <text:line-break/><text:span text:style-name="T1"> </text:span><text:span text:style-name="T3">(2/34) </text:span> ⲛⲏⲓ̈ ⲛ̅ⲓ̈ⲁⲕⲱⲃⲟⲥ ⲙⲛ̅ ⲡⲉⲧⲣⲟⲥ <text:line-break/><text:span text:style-name="T1"> </text:span><text:span text:style-name="T3">(2/35) </text:span> ϫⲉⲕⲁⲥⲉ ⲉⲉⲓⲛⲁⲙⲁϩⲟⲩ ⲁⲩⲱ̣ <text:line-break/><text:span text:style-name="T1"> </text:span><text:span text:style-name="T3">(2/36) </text:span> ⲛ̅ⲧⲁⲣⲉϥⲙⲟⲩⲧⲉ ⲁⲡⲓⲥⲛⲉⲩ <text:line-break/><text:span text:style-name="T1"> </text:span><text:span text:style-name="T3">(2/37) </text:span> ⲁϥϫⲓⲧⲟⲩ ⲛ̅ⲥⲁ ⲟⲩⲥⲁ͂· ⲁϥⲟⲩⲉϩⲥⲁ‐ <text:line-break/><text:span text:style-name="T1"> </text:span><text:span text:style-name="T3">(2/38) </text:span> ϩⲛⲉ ⲙ̅ⲡⲕⲉ·ϣⲱϫⲡ̅· ⲁⲧⲣⲟⲩⲥⲣ̅ϥⲉ̣ <text:line-break/><text:span text:style-name="T1"> </text:span><text:span text:style-name="T3">(2/39) </text:span> ⲁⲛⲉⲧⲟⲩⲥⲣⲁⲃⲧ· ⲁⲣⲁⲩ §ⲡⲁϫⲉϥ ⲛ̣̅‐ <text:line-break/><text:span text:style-name="T1"> </text:span><text:span text:style-name="T3">(2/40) </text:span> ϭⲓ ⲡⲥⲱ(ⲧⲏ)ⲣ· ϫⲉ ⲁϩⲟⲩⲛⲁⲉ ⲛⲏⲧⲛ̅ <text:line-break/><text:span text:style-name="T1"> </text:span><text:span text:style-name="T3">(3/1) </text:span> [‐‐‐].ϣⲱⲡⲉ <text:line-break/><text:span text:style-name="T1"> </text:span><text:span text:style-name="T3">(3/2) </text:span> [‐‐‐]ⲏⲥ ⲁ[ϩ]ⲟⲩⲥϩⲉ <text:line-break/><text:span text:style-name="T1"> </text:span><text:span text:style-name="T3">(3/3) </text:span> [‐‐‐]ϫⲁⲙⲉ· ϩⲱⲥ· <text:line-break/><text:span text:style-name="T1"> </text:span><text:span text:style-name="T3">(3/4) </text:span> [‐‐‐ⲁ]ⲣⲱⲧⲛ̅ ⲁⲛ <text:line-break/><text:span text:style-name="T1"> </text:span><text:span text:style-name="T3">(3/5) </text:span> [‐‐‐]ⲗⲉⲧⲏ· ⲁⲩⲱ <text:line-break/><text:span text:style-name="T1"> </text:span><text:span text:style-name="T3">(3/6) </text:span> [.]ⲑⲉ̣[‐‐‐]ⲟ̣ⲩⲥⲱⲧⲙ̅ <text:line-break/><text:span text:style-name="T1"> </text:span><text:span text:style-name="T3">(3/7) </text:span> ⲁⲩⲱ ⲛ[.....]. ⲟⲩⲣ̅ ⲛⲟⲓ̈ <text:line-break/><text:span text:style-name="T1"> </text:span><text:span text:style-name="T3">(3/8) </text:span> ϩⲓⲉ ⲧⲉ̣[ⲧ]ⲛ̣ⲟⲩ̣ⲱϣⲉ ⲁⲙⲟⲩϩ· <text:line-break/><text:span text:style-name="T1"> </text:span><text:span text:style-name="T3">(3/9) </text:span> ⲉⲛ· ⲁⲩⲱ ⲡⲉⲧⲛ̅ϩⲏⲧ ⲧⲁϩⲥ̅ ϩⲓ̈ⲉ· <text:line-break/><text:span text:style-name="T1"> </text:span><text:span text:style-name="T3">(3/10) </text:span> ⲧⲉⲧⲛ̅ⲟⲩⲱϣⲉ· ⲉⲛ ⲁⲣ̅ ⲛⲏⲫⲉ· <text:line-break/><text:span text:style-name="T1"> </text:span><text:span text:style-name="T3">(3/11) </text:span> ϣⲓⲡⲉ ϭⲉ ⲗⲟⲓⲡⲟⲛ ⲉⲣⲉⲧⲛ̅ⲣⲁⲉⲓⲥ <text:line-break/><text:span text:style-name="T1"> </text:span><text:span text:style-name="T3">(3/12) </text:span> ⲁⲩⲱ ⲉⲣⲉⲧⲛ̅ⲛ̅ⲕⲁⲧⲕⲉ· ⲉⲣⲓ ⲡⲙⲉ‐ <text:line-break/><text:span text:style-name="T1"> </text:span><text:span text:style-name="T3">(3/13) </text:span> ⲉⲩⲉ· ϫⲉ ⲛ̅ⲧⲱⲧⲛ̅· ϩⲁⲧⲉⲧⲛ̅ⲛⲉⲩ <text:line-break/><text:span text:style-name="T1"> </text:span><text:span text:style-name="T3">(3/14) </text:span> ⲁⲡϣⲏⲣⲉ· ⲙ̅ⲡⲣⲱⲙⲉ· ⲁⲩⲱ ⲡⲉⲉⲓ <text:line-break/><text:span text:style-name="T1"> </text:span><text:span text:style-name="T3">(3/15) </text:span> ⲁⲧⲉⲧⲛ̅ϣⲉϫⲉ ⲛⲙ̅ⲙⲉϥ ⲁⲩⲱ <text:line-break/><text:span text:style-name="T1"> </text:span><text:span text:style-name="T3">(3/16) </text:span> ⲡⲉⲉⲓ ⲁⲧⲉⲧⲛ̅ⲥⲱⲧⲙ̅ ⲁⲣⲁϥ <text:line-break/><text:span text:style-name="T1"> </text:span><text:span text:style-name="T3">(3/17) </text:span> ⲟ̣ⲩⲁ̣ⲉⲓ ⲛ̅ⲛⲉⲛⲧⲁϩⲛⲉⲩ ⲁⲡϣⲏ‐ <text:line-break/><text:span text:style-name="T1"> </text:span><text:span text:style-name="T3">(3/18) </text:span> ⲣ[ⲉ ⲙ̅ⲡⲣ]ⲱ̣ⲙⲉ· ⲥⲉⲛⲁϣⲱⲡⲉ <text:line-break/><text:soft-page-break/><text:span text:style-name="T1"> </text:span><text:span text:style-name="T3">(3/19) </text:span> ⲙ̅ⲙⲁⲕⲁⲣⲓⲟⲥ ⲛ̅ϭⲓ ⲛⲉⲧⲉⲙ̅‐ <text:line-break/><text:span text:style-name="T1"> </text:span><text:span text:style-name="T3">(3/20) </text:span> ⲡⲟⲩⲛⲉⲩ ⲁⲡⲣⲱⲙⲉ· ⲁⲩⲱ ⲛⲉ‐ <text:line-break/><text:span text:style-name="T1"> </text:span><text:span text:style-name="T3">(3/21) </text:span> ⲧⲉⲙ̅ⲡⲟⲩⲧⲱϩ ⲛⲙ̅ⲙⲉϥ ⲁⲩ‐ <text:line-break/><text:span text:style-name="T1"> </text:span><text:span text:style-name="T3">(3/22) </text:span> ⲱ ⲛⲉⲧⲉⲙ̅ⲡⲟⲩϣⲉϫⲉ ⲛⲙ̅ⲙⲉϥ <text:line-break/><text:span text:style-name="T1"> </text:span><text:span text:style-name="T3">(3/23) </text:span> ⲁⲩⲱ ⲛⲉⲧⲉⲙ̅ⲡⲟⲩⲥⲱⲧⲙ̅ ⲁ‐ <text:line-break/><text:span text:style-name="T1"> </text:span><text:span text:style-name="T3">(3/24) </text:span> ⲗⲁⲁⲩⲉ ⲛ̅ⲧⲟⲟⲧϥ̅ ⲡⲱⲧⲛ̅ ⲡⲉ <text:line-break/><text:span text:style-name="T1"> </text:span><text:span text:style-name="T3">(3/25) </text:span> ⲡⲱⲛϩ̅ ⲙ̅ⲙⲉ ϭⲉ ϫⲉ ⲁϥⲣ̅ ⲡⲁ‐ <text:line-break/><text:span text:style-name="T1"> </text:span><text:span text:style-name="T3">(3/26) </text:span> ϩⲣⲉ ⲁⲣⲱⲧⲛ̅ ⲉⲣⲉⲧⲛ̅ϣⲱⲛⲉ <text:line-break/><text:span text:style-name="T1"> </text:span><text:span text:style-name="T3">(3/27) </text:span> [ϫ]ⲉⲕⲁⲥ ⲉⲣⲉⲧⲛⲁⲣ̅ ⲣ̅ⲣⲟ· ⲟⲩⲁ‐ <text:line-break/><text:span text:style-name="T1"> </text:span><text:span text:style-name="T3">(3/28) </text:span> ⲉⲓ· ⲛ̅ⲛⲉⲛⲧⲁϩⲙ̅ⲧⲁⲛ ⲁⲃⲁⲗ· <text:line-break/><text:span text:style-name="T1"> </text:span><text:span text:style-name="T3">(3/29) </text:span> ϩⲙ̅ ⲡⲉⲩϣⲱⲛⲉ· ϫⲉ ⲥⲉⲛⲁⲧ‐ <text:line-break/><text:span text:style-name="T1"> </text:span><text:span text:style-name="T3">(3/30) </text:span> ⲥⲧⲁⲩ ⲁⲛ ⲁⲡϣⲱⲛⲉ· ⲛⲉⲉⲓⲉ‐ <text:line-break/><text:span text:style-name="T1"> </text:span><text:span text:style-name="T3">(3/31) </text:span> ⲧⲟⲩ ⲛⲉⲧⲉⲙ̅ⲡⲟⲩϣⲱⲛⲉ ⲁⲩⲱ <text:line-break/><text:span text:style-name="T1"> </text:span><text:span text:style-name="T3">(3/32) </text:span> ⲁϩⲟⲩⲥⲟⲩⲱⲛ ⲡⲙ̅ⲧⲁⲛ ⲉⲙⲡⲁ‐ <text:line-break/><text:span text:style-name="T1"> </text:span><text:span text:style-name="T3">(3/33) </text:span> ⲧⲟⲩϣⲱⲛⲉ· ⲧⲱⲧⲛ̅ ⲧⲉ ⲧⲙⲛ̅ⲧ‐ <text:line-break/><text:span text:style-name="T1"> </text:span><text:span text:style-name="T3">(3/34) </text:span> {ⲧ}ⲣ̅ⲣⲟ ⲙ̅ⲡⲛⲟⲩⲧⲉ· ⲉⲧⲃⲉ ⲡⲉⲉⲓ ϯ‐ <text:line-break/><text:span text:style-name="T1"> </text:span><text:span text:style-name="T3">(3/35) </text:span> ϫⲟⲩ ⲙ̅ⲙⲁⲥ ⲛⲏⲧⲛ̅ ϫⲉ ϣⲱⲡⲉ ⲉⲣⲉ‐ <text:line-break/><text:span text:style-name="T1"> </text:span><text:span text:style-name="T3">(3/36) </text:span> ⲧⲙ̅ⲙⲏϩ ⲁⲩⲱ ⲙ̅ⲡⲣ̅ⲕⲉ ⲧⲟⲡⲟⲥ ϩⲛ̅ <text:line-break/><text:span text:style-name="T1"> </text:span><text:span text:style-name="T3">(3/37) </text:span> ⲧⲏⲛⲉ ⲉϥϣⲟⲩⲉⲓⲧ· ⲉϥⲁϣ ⲥⲱⲃⲉ <text:line-break/><text:span text:style-name="T1"> </text:span><text:span text:style-name="T3">(3/38) </text:span> ⲛ̅ⲥⲱⲧⲛ̅ ⲛ̅ϭⲓ ⲡⲉⲧⲛ̅ⲛⲏⲩ §ⲧⲟⲧⲉ <text:line-break/><text:span text:style-name="T1"> </text:span><text:span text:style-name="T3">(3/39) </text:span> ⲁⲡⲉⲧⲣⲟⲥ ⲟⲩⲱϣⲃ̅ ϫⲉ ⲉⲓⲥ ϣⲁ‐ <text:line-break/><text:span text:style-name="T1"> </text:span><text:span text:style-name="T3">(3/40) </text:span> ⲙⲛ̅ⲧ ⲛ̅ⲥⲁⲡ· ⲁⲕϫⲟⲟⲥ ⲛⲉⲛ <text:line-break/><text:span text:style-name="T1"> </text:span><text:span text:style-name="T3">(4/1) </text:span> ϫⲉ ϣ[ⲱ]ⲡ̣ⲉ ⲉⲣ̣[ⲉⲧⲙⲙⲏϩ ⲁⲗⲗⲁ] <text:line-break/><text:span text:style-name="T1"> </text:span><text:span text:style-name="T3">(4/2) </text:span> ⲧⲛ̅ⲙⲏ̣ϩ· §ϩⲁⲡ̣[ⲥⲱ(ⲧⲏ)ⲣ ⲟⲩⲱϣⲃ ⲡⲁ]‐ <text:line-break/><text:span text:style-name="T1"> </text:span><text:span text:style-name="T3">(4/3) </text:span> ϫⲉϥ ϫⲉ ⲉⲧⲃ̣[ⲉ ⲡⲉⲉⲓ ⲁϩⲓϫⲟⲟⲥ] <text:line-break/><text:span text:style-name="T1"> </text:span><text:span text:style-name="T3">(4/4) </text:span> ⲛⲏⲧⲛ̅· ϫⲉ [ϣⲱⲡⲉ ⲉⲣⲉⲧⲙⲙⲏϩ ϫⲉ]‐ <text:line-break/><text:span text:style-name="T1"> </text:span><text:span text:style-name="T3">(4/5) </text:span> ⲕⲁⲥ ⲛ̅ⲛⲉ̣[ⲧⲛϭⲱϫϥ ⲛⲉⲧϭⲱϫϥ] <text:line-break/><text:span text:style-name="T1"> </text:span><text:span text:style-name="T3">(4/6) </text:span> ⲛ̅ⲇⲉ· ⲥⲉⲛ[ⲁⲟⲩϫⲉⲉⲓ] ⲉⲛ· ⲛⲁⲛⲟ̣[ⲩ] <text:line-break/><text:span text:style-name="T1"> </text:span><text:span text:style-name="T3">(4/7) </text:span> ⲡⲙⲟⲩϩ ⲅⲁⲣ ⲁ̣[ⲩ]ⲱ̣ [ⲡϭⲱ]ϫϥ̅· ϩⲁⲩ· ⲕⲁⲧⲁ <text:line-break/><text:span text:style-name="T1"> </text:span><text:span text:style-name="T3">(4/8) </text:span> ⲧϩⲉ ϭⲉ ⲉⲛⲁⲛⲟⲩ ⲧⲣⲉⲕ̣ϭⲱϫϥ̅ ⲁⲩⲱ <text:line-break/><text:span text:style-name="T1"> </text:span><text:span text:style-name="T3">(4/9) </text:span> ⲧⲣⲉⲕⲙⲟⲩϩ ϩⲱⲱϥ ϩⲁⲩ ⲧⲉⲉⲓ ⲧⲉ <text:line-break/><text:span text:style-name="T1"> </text:span><text:span text:style-name="T3">(4/10) </text:span> ⲧϩⲉ· ϣⲁϥϭⲱϫⲃ̅ ⲛ̅ϭⲓ ⲡⲉⲧⲙⲏϩ ⲁⲩⲱ <text:line-break/><text:span text:style-name="T1"> </text:span><text:span text:style-name="T3">(4/11) </text:span> ⲙⲁⲩⲙⲟⲩϩ ⲛ̅ϭⲓ ⲡⲉⲧϭⲁϫϥ̅· ⲛ̅ⲑⲉ <text:line-break/><text:span text:style-name="T1"> </text:span><text:span text:style-name="T3">(4/12) </text:span> ⲉϣⲁϥⲙⲟⲩϩ ⲛ̅ϭⲓ ⲡⲉⲧϭⲁϫϥ̅ ⲁⲩⲱ <text:line-break/><text:span text:style-name="T1"> </text:span><text:span text:style-name="T3">(4/13) </text:span> ⲡⲉⲧⲙⲏϩ ϩⲱⲱϥ ϣⲁϥϫⲱⲕ ⲁⲃⲁⲗ <text:line-break/><text:span text:style-name="T1"> </text:span><text:span text:style-name="T3">(4/14) </text:span> ⲙ̅ⲡⲣⲱϣⲉ· ϣ̅ϣⲉ ϭⲉ ⲁϭⲱϫⲃ̅ <text:line-break/><text:span text:style-name="T1"> </text:span><text:span text:style-name="T3">(4/15) </text:span> ϩⲱⲥ ⲉⲩⲛ̅ ϭⲁⲙ· ⲁⲙⲟⲩϩ ⲧⲏⲛⲉ ⲁⲩⲱ <text:line-break/><text:span text:style-name="T1"> </text:span><text:span text:style-name="T3">(4/16) </text:span> ⲁⲙⲟⲩϩ· ϩⲱⲥ ⲉⲩⲛ̅ ϭⲁⲙ ⲁϭⲱϫⲃ̣̅ <text:line-break/><text:span text:style-name="T1"> </text:span><text:span text:style-name="T3">(4/17) </text:span> ϫⲉⲕⲁⲥ ⲉⲣⲉⲧⲛⲁϭⲙϭⲁ̣[ⲙ] ⲛ̣̅ⲙ̣[ⲟⲩϩ] ⲁ̣‐ <text:line-break/><text:span text:style-name="T1"> </text:span><text:span text:style-name="T3">(4/18) </text:span> ⲣⲱⲧⲛ̅ ⲛ̅ⲛⲟⲩϩⲟⲩⲟ· ϣ̣ⲱ̣[ⲡⲉ] ϭⲉ <text:line-break/><text:span text:style-name="T1"> </text:span><text:span text:style-name="T3">(4/19) </text:span> ⲉⲣⲉⲧⲙ̅ⲙⲏϩ ⲁⲃⲁⲗ ϩⲙ̅ ⲡⲡⲛⲉⲩⲙⲁ <text:line-break/><text:span text:style-name="T1"> </text:span><text:span text:style-name="T3">(4/20) </text:span> ⲉⲣⲉⲧⲛ̅ϭⲁϫϥ̅ ⲛ̅ⲇⲉ ⲁⲃⲁⲗ ϩⲙ̅ <text:line-break/><text:span text:style-name="T1"> </text:span><text:span text:style-name="T3">(4/21) </text:span> ⲡⲗⲟⲅⲟⲥ ⲡⲗⲟⲅⲟⲥ ⲛ̅ⲅⲁⲣ ⲡⲉ ⲧⲯⲩ‐ <text:line-break/><text:span text:style-name="T1"> </text:span><text:span text:style-name="T3">(4/22) </text:span> ⲭⲏ· ⲟⲩⲯⲩⲭⲏ ⲁⲛ ⲧⲉ §ⲁϩⲓ̈ⲟⲩⲱ‐ <text:line-break/><text:span text:style-name="T1"> </text:span><text:span text:style-name="T3">(4/23) </text:span> ϣⲃ̅ ⲇⲉ ⲡⲁϫⲏⲓ̈ ⲛⲉϥ ϫⲉ ⲡϫⲁⲉⲓⲥ <text:line-break/><text:span text:style-name="T1"> </text:span><text:span text:style-name="T3">(4/24) </text:span> ⲟⲩⲛ̅ ϭⲁⲙ ⲙ̅ⲙⲁⲛ ⲁⲡⲓⲑⲉ ⲛⲉⲕ <text:line-break/><text:span text:style-name="T1"> </text:span><text:span text:style-name="T3">(4/25) </text:span> ϣⲡⲉ ϩⲛⲉⲕ ⲁϩⲛ̅ⲕⲱⲉ ⲅⲁⲣ ⲛ̅‐ <text:line-break/><text:soft-page-break/><text:span text:style-name="T1"> </text:span><text:span text:style-name="T3">(4/26) </text:span> ⲥⲱⲛ ⲛⲛⲉⲛⲉⲓⲁϯ ⲛ̅ϩⲁⲟⲩⲧ· <text:line-break/><text:span text:style-name="T1"> </text:span><text:span text:style-name="T3">(4/27) </text:span> ⲙⲛ̅ ⲛⲉⲛⲙⲉⲉⲩ ⲙⲛ̅ ⲛⲉⲛϯⲙⲉ <text:line-break/><text:span text:style-name="T1"> </text:span><text:span text:style-name="T3">(4/28) </text:span> ⲁϩⲛ̅ⲟⲩⲁϩⲛ̅ ⲛ̅ⲥⲱⲕ ϯ ⲑϩⲉ ϭ̣[ⲉ] <text:line-break/><text:span text:style-name="T1"> </text:span><text:span text:style-name="T3">(4/29) </text:span> ⲛⲉⲛ ⲁⲧⲙ̅ⲧⲣⲟⲩⲡⲓⲣⲁⲍⲉ ⲙ̅ⲙⲁⲛ <text:line-break/><text:span text:style-name="T1"> </text:span><text:span text:style-name="T3">(4/30) </text:span> ⲁⲃⲁⲗ ϩⲓ̈ⲧⲟⲟⲧϥ̅ ⲙ̅ⲡⲇⲓⲁⲃⲟⲗⲟⲥ· ⲉ‐ <text:line-break/><text:span text:style-name="T1"> </text:span><text:span text:style-name="T3">(4/31) </text:span> ⲑⲁⲩ· §ⲁϥⲟⲩⲱϣⲃ̅ ⲛ̅ϭⲓ ⲡϫⲁⲉⲓⲥ <text:line-break/><text:span text:style-name="T1"> </text:span><text:span text:style-name="T3">(4/32) </text:span> ⲡⲁϫⲉϥ ϫⲉ ⲉϣ ⲡⲉ ⲡⲉⲧⲛ̅ϩⲙⲁⲧ <text:line-break/><text:span text:style-name="T1"> </text:span><text:span text:style-name="T3">(4/33) </text:span> ⲉⲣⲉⲧⲛ̅ⲉⲓⲣⲉ ⲙ̅ⲡⲟⲩⲱϣⲉ ⲙ̅ⲡⲓⲱⲧ· <text:line-break/><text:span text:style-name="T1"> </text:span><text:span text:style-name="T3">(4/34) </text:span> ⲉⲩⲧⲙ̅ϯ ⲛⲏⲧⲛ̅ ⲁⲃⲁⲗ ϩⲓ̈ⲧⲟⲟⲧϥ̅ ϩⲛ̅ <text:line-break/><text:span text:style-name="T1"> </text:span><text:span text:style-name="T3">(4/35) </text:span> ⲟⲩⲙⲉⲣⲟⲥ ⲛ̅ⲇⲱⲣⲉⲁ· ϩⲙ̅ ⲡⲧⲣⲟⲩ‐ <text:line-break/><text:span text:style-name="T1"> </text:span><text:span text:style-name="T3">(4/36) </text:span> ⲡⲓⲣⲁⲍⲉ ⲙ̅ⲙⲱⲧⲛ̅ ⲁⲃⲁⲗ ϩⲓ̈ⲧⲟⲟⲧϥ̅ <text:line-break/><text:span text:style-name="T1"> </text:span><text:span text:style-name="T3">(4/37) </text:span> ⲙ̅ⲡⲥⲁⲧⲁⲛⲁⲥ ⲉϣⲱⲡⲉ· ⲇⲉ <text:line-break/><text:span text:style-name="T1"> </text:span><text:span text:style-name="T3">(4/38) </text:span> ⲉⲩⲗⲱϫϩ̅ ⲙ̅ⲙⲱⲧⲛ̅ ⲁⲃⲁⲗ ϩⲓ̈ⲧⲟ‐ <text:line-break/><text:span text:style-name="T1"> </text:span><text:span text:style-name="T3">(4/39) </text:span> ⲟⲧϥ̅ ⲙ̅ⲡⲥⲁⲧⲁⲛⲁⲥ· ⲁⲩⲱ ⲉⲩ‐ <text:line-break/><text:span text:style-name="T1"> </text:span><text:span text:style-name="T3">(4/40) </text:span> ⲡⲏⲧ· ⲛⲥⲁ ⲧⲏⲛⲉ ⲁⲩⲱ ⲛ̅ⲧⲉⲧⲛ̅ⲣ̅ ⲡⲉϥ‐ <text:line-break/><text:span text:style-name="T1"> </text:span><text:span text:style-name="T3">(5/1) </text:span> ⲟ̣ⲩⲱ̣ϣⲉ· ϯ[ϫⲟⲩ] ⲙ̅ⲙⲁ̣ⲥ ϫⲉ ϥⲛⲁ‐ <text:line-break/><text:span text:style-name="T1"> </text:span><text:span text:style-name="T3">(5/2) </text:span> ⲙⲣ̅ⲣⲉ ⲧⲏⲛⲉ ⲁⲩⲱ ϥⲛⲁϣⲱϣ <text:line-break/><text:span text:style-name="T1"> </text:span><text:span text:style-name="T3">(5/3) </text:span> ⲧⲏⲛⲉ̣ ⲛ̣ⲙ̣̅ⲏⲉⲓ ⲁⲩⲱ ϥⲛⲁⲙⲉⲩ‐ <text:line-break/><text:span text:style-name="T1"> </text:span><text:span text:style-name="T3">(5/4) </text:span> ⲉ ⲁ[ⲣⲱⲧ]ⲛ̣· ϫⲉ ϩⲁⲧⲉⲧⲛ̅ϣⲱⲡⲉ <text:line-break/><text:span text:style-name="T1"> </text:span><text:span text:style-name="T3">(5/5) </text:span> ⲙ̅ⲙ[ⲣⲣⲉ]ⲓ̣ⲧ̣ ϩⲣⲏⲓ̈ ϩⲛ̅ ⲧⲉϥⲡⲣⲟⲛⲟⲓⲁ <text:line-break/><text:span text:style-name="T1"> </text:span><text:span text:style-name="T3">(5/6) </text:span> ⲕⲁⲧⲁ̣ ⲧⲉⲧⲛ̅[ⲡ]ⲣⲟϩⲁⲓⲣⲉⲥⲓⲥ ϩⲓ̈ⲉ· <text:line-break/><text:span text:style-name="T1"> </text:span><text:span text:style-name="T3">(5/7) </text:span> ⲛ̅ⲧⲉⲧⲛ̅ⲛⲁⲗⲟ̣ ⲉⲛ· ⲉⲣⲉⲧⲛ̅ⲟⲉⲓ <text:line-break/><text:span text:style-name="T1"> </text:span><text:span text:style-name="T3">(5/8) </text:span> ⲙ̅ⲙⲁⲉⲓⲥⲁⲣⲝ ⲁⲩⲱ ⲉⲣⲉⲧⲛ̅ⲣ̅ <text:line-break/><text:span text:style-name="T1"> </text:span><text:span text:style-name="T3">(5/9) </text:span> ϩⲁϯⲉ ϩⲏⲧϥ ⲛ̅ⲙ̅ⲡⲁⲑⲟⲥ ⲏ ⲛ̅ⲧⲉ‐ <text:line-break/><text:span text:style-name="T1"> </text:span><text:span text:style-name="T3">(5/10) </text:span> ⲧⲛ̅ⲥⲁⲩⲛⲉ· ⲉⲛ ϫⲉ ⲙ̅ⲡⲁⲧⲟⲩⲣ̅ ϩⲩ̈ <text:line-break/><text:span text:style-name="T1"> </text:span><text:span text:style-name="T3">(5/11) </text:span> ⲃⲣⲓⲍⲉ ⲙ̅ⲙⲱⲧⲛ̅· ⲁⲩⲱ ⲙ̅ⲡⲁⲧⲟⲩ‐ <text:line-break/><text:span text:style-name="T1"> </text:span><text:span text:style-name="T3">(5/12) </text:span> ⲣ̅ ⲕⲁⲧⲏⲅⲟⲣⲓ ⲙ̅ⲙⲱⲧⲛ̅ ϩⲛⲛ ⲟⲩϫⲓ <text:line-break/><text:span text:style-name="T1"> </text:span><text:span text:style-name="T3">(5/13) </text:span> ⲛ̅ϭⲁⲛⲥ̅· ⲟⲩⲇⲉ ⲙ̅ⲡⲁⲧⲟⲩⲱⲧⲡ̅ <text:line-break/><text:span text:style-name="T1"> </text:span><text:span text:style-name="T3">(5/14) </text:span> ⲧⲏⲛⲉ ⲁϩⲟⲩⲛ· ⲁⲩϣⲧⲉⲕⲟ· ⲟⲩⲧⲉ <text:line-break/><text:span text:style-name="T1"> </text:span><text:span text:style-name="T3">(5/15) </text:span> ⲉⲙⲡⲁⲧⲟⲩϭⲁⲉⲓⲉ ⲧⲏⲩⲧⲛ̅ ϩⲛ̅ ⲟⲩ‐ <text:line-break/><text:span text:style-name="T1"> </text:span><text:span text:style-name="T3">(5/16) </text:span> ⲙⲛ̅ⲧⲁⲛⲟⲙⲟⲥ· ⲟⲩⲧⲉ ⲙ̅ⲡⲁⲧⲟⲩ‐ <text:line-break/><text:span text:style-name="T1"> </text:span><text:span text:style-name="T3">(5/17) </text:span> ⲣ̅ ⲥx̣ⲟ̣[ⲩ] ⲙ̅ⲙⲱⲧⲛ̅ ϩⲛ̅ⲛ ⲟⲩⲙⲛ̅ⲧ‐ <text:line-break/><text:span text:style-name="T1"> </text:span><text:span text:style-name="T3">(5/18) </text:span> 〈ⲁ〉ⲗⲟⲅⲟⲥ· ⲟⲩⲧⲉ ⲙ̅ⲡⲁⲧⲟⲩⲧⲱⲙⲥ̅ <text:line-break/><text:span text:style-name="T1"> </text:span><text:span text:style-name="T3">(5/19) </text:span> ⲧⲏⲛⲉ· ϩⲛ̅ⲛ ⲟⲩϣⲟⲩ ⲛ̅ⲧⲁϩⲉ ϩⲱⲱⲧ <text:line-break/><text:span text:style-name="T1"> </text:span><text:span text:style-name="T3">(5/20) </text:span> ⲁⲃⲁⲗ ϩⲓ̈ⲧⲟⲟⲧϥ̅ ⲙ̅ⲡⲡⲟⲛⲏⲣⲟⲥ· <text:line-break/><text:span text:style-name="T1"> </text:span><text:span text:style-name="T3">(5/21) </text:span> ⲧⲉⲧⲛ̅ⲧⲟⲗⲙⲁ· ⲁϯ ⲥⲟ ⲁⲩⲥⲁⲣⲝ <text:line-break/><text:span text:style-name="T1"> </text:span><text:span text:style-name="T3">(5/22) </text:span> ⲱ͂ ⲛⲉⲧⲉ ⲡⲡⲛ(ⲉⲩⲙ)ⲁ ⲟⲉⲓ ⲛ̅ⲥⲁⲃⲧ̅ ⲉϥ‐ <text:line-break/><text:span text:style-name="T1"> </text:span><text:span text:style-name="T3">(5/23) </text:span> ⲕⲱⲧⲉ ⲁⲣⲁⲩ ⲉⲣⲉⲧⲛ̅ϣⲁⲛⲙⲁⲕ‐ <text:line-break/><text:span text:style-name="T1"> </text:span><text:span text:style-name="T3">(5/24) </text:span> ⲙⲕ̅· ⲁⲡⲕⲟⲥⲙⲟⲥ ϫⲉ ⲟⲩⲏⲣ· ⲡⲉ <text:line-break/><text:span text:style-name="T1"> </text:span><text:span text:style-name="T3">(5/25) </text:span> ⲁⲧⲉⲧⲛ̅ϩⲁⲉⲓⲉ· ⲁⲩⲱ ϫⲉ ⲙⲛ̅ⲛ̅ⲥⲱ‐ <text:line-break/><text:span text:style-name="T1"> </text:span><text:span text:style-name="T3">(5/26) </text:span> ⲧⲛ̅ ⲁⲛ· ⲟⲩⲏⲣ ⲡⲉ· ⲧⲉⲧⲛⲁϭⲛⲧⲥ̅· <text:line-break/><text:span text:style-name="T1"> </text:span><text:span text:style-name="T3">(5/27) </text:span> ⲉⲣⲉⲡⲉⲧⲛⲃⲓⲟⲥ ⲟⲩϩⲟⲟⲩ ⲛ̅ⲟⲩⲱⲧ <text:line-break/><text:span text:style-name="T1"> </text:span><text:span text:style-name="T3">(5/28) </text:span> ⲡⲉ ⲁⲩⲱ ⲛⲉⲧⲙ̅ⲡⲁⲑⲟⲥ ⲉⲩ{ⲛ}ⲟⲩ‐ <text:line-break/><text:span text:style-name="T1"> </text:span><text:span text:style-name="T3">(5/29) </text:span> ⲛⲟⲩ ⲛ̅ⲟⲩⲱⲧ· ⲧⲉ· ⲛ̅ⲁⲅⲁⲑⲟⲥ ⲅⲁⲣ· <text:line-break/><text:span text:style-name="T1"> </text:span><text:span text:style-name="T3">(5/30) </text:span> ⲛ̅ⲥⲉⲛⲁⲉⲓ ⲉⲛ ⲁϩⲟⲩⲛ ⲁⲡⲕⲟⲥⲙⲟⲥ· <text:line-break/><text:span text:style-name="T1"> </text:span><text:span text:style-name="T3">(5/31) </text:span> ⲉⲣⲓ ⲕⲁⲧⲁⲫⲣⲟⲛⲓ ϭⲉ ⲙ̅ⲡⲙⲟⲩ <text:line-break/><text:span text:style-name="T1"> </text:span><text:span text:style-name="T3">(5/32) </text:span> ⲁⲩⲱ ⲛ̅ⲧⲉⲧⲛ̅ϥⲓ ⲣⲁⲟⲩϣ ⲁⲡⲱⲛⲉϩ <text:line-break/><text:soft-page-break/><text:span text:style-name="T1"> </text:span><text:span text:style-name="T3">(5/33) </text:span> ⲁⲣⲓ ⲡⲙⲉⲉⲩⲉ ⲙ̅ⲡⲁⲥⲧⲁⲩⲣⲟⲥ <text:line-break/><text:span text:style-name="T1"> </text:span><text:span text:style-name="T3">(5/34) </text:span> ⲁⲩⲱ ⲡⲁⲙⲟⲩ ⲁⲩⲱ ⲧⲉⲧⲛ̅ⲛⲁ‐ <text:line-break/><text:span text:style-name="T1"> </text:span><text:span text:style-name="T3">(5/35) </text:span> ⲱⲛϩ̅ §ⲁϩⲓ̈ⲟⲩⲱϣⲃ̅ ⲛ̅ⲇⲉ ⲡⲁ‐ <text:line-break/><text:span text:style-name="T1"> </text:span><text:span text:style-name="T3">(5/36) </text:span> ϫⲏⲓ̈ ⲛⲉϥ ϫⲉ ⲡϫⲁⲉⲓⲥ ⲙ̅‐ <text:line-break/><text:span text:style-name="T1"> </text:span><text:span text:style-name="T3">(5/37) </text:span> ⲡⲱⲣ· ⲁⲧⲉⲩⲟ ⲁⲣⲁⲛ ⲙ̅ⲡⲥⲧ(ⲁⲩ)ⲣⲟⲥ <text:line-break/><text:span text:style-name="T1"> </text:span><text:span text:style-name="T3">(5/38) </text:span> ⲙⲛ̅ ⲡⲙⲟⲩ ⲛⲉⲉⲓ ⲅⲁⲣ ⲥⲉⲟⲩⲏⲟⲩ <text:line-break/><text:span text:style-name="T1"> </text:span><text:span text:style-name="T3">(6/1) </text:span> ⲙ̅ⲙⲁⲕ §ⲁϥⲟ̣[ⲩⲱ]ϣⲃ̅ ⲛ̅ϭⲓ ⲡ̣ϫⲁⲉ̣ⲓ̣ⲥ <text:line-break/><text:span text:style-name="T1"> </text:span><text:span text:style-name="T3">(6/2) </text:span> ⲡⲁϫⲉϥ ϫⲉ ϩⲁⲙⲏⲛ ϯϫⲟⲩ ⲙ̅ⲙⲁⲥ <text:line-break/><text:span text:style-name="T1"> </text:span><text:span text:style-name="T3">(6/3) </text:span> ⲛⲏⲧⲛ̅ ϫⲉ ⲙ̣ⲛ̅ ⲗⲁⲁⲩ̣ⲉ ⲛ̣ⲁⲟⲩϫⲉ‐ <text:line-break/><text:span text:style-name="T1"> </text:span><text:span text:style-name="T3">(6/4) </text:span> ⲉⲓ ⲉⲓⲙⲏⲧⲓ ⲛ̅ⲥⲉⲡⲓⲥ̣ⲧ̣[ⲉⲩⲉ] ⲁ̣ⲡⲁⲥⲧ(ⲁⲩ)ⲣⲟⲥ <text:line-break/><text:span text:style-name="T1"> </text:span><text:span text:style-name="T3">(6/5) </text:span> ⲛⲉⲛⲧⲁ[ϩ]ⲡⲓⲥⲧⲉⲩ̣ⲉ̣ [ⲅⲁ]ⲣ̣ ⲁⲡⲁⲥ‐ <text:line-break/><text:span text:style-name="T1"> </text:span><text:span text:style-name="T3">(6/6) </text:span> ⲧ(ⲁⲩ)ⲣⲟⲥ· ⲧⲱⲟⲩ ⲧⲉ ⲧⲙⲛ̅ⲧ̣ⲉⲣⲟ ⲙ̅ⲡ‐ <text:line-break/><text:span text:style-name="T1"> </text:span><text:span text:style-name="T3">(6/7) </text:span> ⲡⲛⲟⲩⲧⲉ ϣⲱ̣ⲡⲉ ϭⲉ ⲉⲣⲉⲧⲛ̅ϣⲓ‐ <text:line-break/><text:span text:style-name="T1"> </text:span><text:span text:style-name="T3">(6/8) </text:span> ⲛⲉ ⲛ̅ⲥⲁ ⲡⲙⲟⲩ ⲛ̅ⲑϩⲉ ⲛⲛⲉⲧⲙⲁ‐ <text:line-break/><text:span text:style-name="T1"> </text:span><text:span text:style-name="T3">(6/9) </text:span> ⲟⲩⲧ· ⲉⲧϣⲓⲛⲉ ⲛ̅ⲥⲁ ⲡⲱⲛϩ̅ ϣⲁϥ‐ <text:line-break/><text:span text:style-name="T1"> </text:span><text:span text:style-name="T3">(6/10) </text:span> ⲟⲩⲱⲛϩ̅ ⲅⲁⲣ ⲁⲛⲉⲧⲙ̅ⲙⲉⲩ ⲛ̅ϭⲓ ⲡⲉ‐ <text:line-break/><text:span text:style-name="T1"> </text:span><text:span text:style-name="T3">(6/11) </text:span> ⲧⲟⲩϣⲓⲛⲉ ⲛ̅ⲥⲱϥ· ⲉⲩ ⲛ̅ⲇⲉ ⲡⲉⲧⲟ‐ <text:line-break/><text:span text:style-name="T1"> </text:span><text:span text:style-name="T3">(6/12) </text:span> ⲉⲓ ⲛⲉⲩ ⲛ̅ⲣⲁⲟⲩϣ ϩⲙ̅ ⲡ〈ⲧ〉ⲣⲉⲧⲉⲧⲛ̅ⲕⲱ‐ <text:line-break/><text:span text:style-name="T1"> </text:span><text:span text:style-name="T3">(6/13) </text:span> ⲧⲉ ⲛ̅ⲧⲱⲧⲛ̅ ϩⲁ ⲡⲣⲁ ⲙ̅ⲡⲙⲟⲩ ϥⲛⲁ‐ <text:line-break/><text:span text:style-name="T1"> </text:span><text:span text:style-name="T3">(6/14) </text:span> ⲧⲁⲙⲱⲧⲛ̅ ⲁⲧⲙⲛ̅ⲧⲥⲱⲧⲡ̅· ⲉⲙⲙⲁⲛ <text:line-break/><text:span text:style-name="T1"> </text:span><text:span text:style-name="T3">(6/15) </text:span> ϯϫⲟⲩ ⲙ̅ⲙⲁⲥ ⲛⲏⲧⲛ̅ ϫⲉ {ⲛⲉ}ⲙⲛ̅ ⲗⲁⲩⲉ <text:line-break/><text:span text:style-name="T1"> </text:span><text:span text:style-name="T3">(6/16) </text:span> ⲛⲁⲟⲩϫⲉⲉⲓ· ⲛ̅ⲛⲉⲧⲣ̅ ϩⲁϯⲉ ϩⲏⲧϥ̣̅ <text:line-break/><text:span text:style-name="T1"> </text:span><text:span text:style-name="T3">(6/17) </text:span> ⲙ̅ⲡⲙⲟⲩ· ⲧⲙⲛ̅ⲧⲣ̅〈ⲣ〉ⲟ ⲛ̣̅ⲅ̣ⲁⲣ ⲙ̅ⲡⲙⲟⲩ̣ <text:line-break/><text:span text:style-name="T1"> </text:span><text:span text:style-name="T3">(6/18) </text:span> ⲧⲁ ⲛⲉⲧⲟⲩⲙⲟⲩⲟⲩⲧ· ⲙ̅ⲙⲁⲩ ⲧⲉ <text:line-break/><text:span text:style-name="T1"> </text:span><text:span text:style-name="T3">(6/19) </text:span> ϣⲱⲡⲉ ⲉⲣⲉⲧⲛ̅ⲥⲁⲧⲡ̅ ⲁⲣⲁⲉⲓ· ⲧⲛ̅‐ <text:line-break/><text:span text:style-name="T1"> </text:span><text:span text:style-name="T3">(6/20) </text:span> ⲧⲛ̅ ⲧⲏⲛⲉ ⲁⲡϣⲏⲣⲉ ⲙ̅ⲡⲉⲡⲛ(ⲉⲩⲙ)ⲁ ⲉⲧ‐ <text:line-break/><text:span text:style-name="T1"> </text:span><text:span text:style-name="T3">(6/21) </text:span> ⲟⲩⲁⲁⲃ· §ⲧⲟⲧⲉ ⲁϩⲓ̈ϣⲛ̅ⲧϥ̅ ⲁⲛⲁⲕ <text:line-break/><text:span text:style-name="T1"> </text:span><text:span text:style-name="T3">(6/22) </text:span> ϫⲉ ⲡϫⲁⲓ̈ⲥ ⲛ̅ⲉϣ ⲛ̅ⲥⲙⲁⲧ· ⲉⲛⲁϣⲣ̅ <text:line-break/><text:span text:style-name="T1"> </text:span><text:span text:style-name="T3">(6/23) </text:span> ⲡⲣⲟⲫⲏⲧⲉⲩⲉ· ⲛ̅ⲛⲉⲉⲓ ⲉⲧⲣ̅ ⲁⲝⲓ‐ <text:line-break/><text:span text:style-name="T1"> </text:span><text:span text:style-name="T3">(6/24) </text:span> ⲟⲩ· ⲙ̅ⲙⲁⲛ ⲁⲧⲣⲛ̅ⲣ̅ ⲡⲣⲟⲫⲏⲧⲉⲩⲉ <text:line-break/><text:span text:style-name="T1"> </text:span><text:span text:style-name="T3">(6/25) </text:span> ⲛⲉⲩ· ⲛⲁϣⲱⲟⲩ ⲅⲁⲣ ⲛ̅ϭⲓ ⲛⲉⲧⲣ̅ ⲁⲓ‐ <text:line-break/><text:span text:style-name="T1"> </text:span><text:span text:style-name="T3">(6/26) </text:span> ⲧⲓ ⲙ̅ⲙⲁⲛ· ⲁⲩⲱ ⲉⲧϭⲱϣⲧ̅ ⲁⲃⲁⲗ <text:line-break/><text:span text:style-name="T1"> </text:span><text:span text:style-name="T3">(6/27) </text:span> ϩⲏⲧⲛ̅ ⲁⲧⲣⲟⲩⲥⲱⲧⲙ̅ ⲁⲩⲗⲟⲅⲟⲥ <text:line-break/><text:span text:style-name="T1"> </text:span><text:span text:style-name="T3">(6/28) </text:span> ⲁⲃⲁⲗ ϩⲓ̈ⲧⲟⲟⲧⲛ̅ §ⲁϩⲁⲡϫⲁⲉⲓⲥ <text:line-break/><text:span text:style-name="T1"> </text:span><text:span text:style-name="T3">(6/29) </text:span> ⲟⲩⲱϣⲃ̅ ⲡⲉϫⲁϥ· ϫⲉ ⲛ̅ⲧⲉⲧⲛ̅‐ <text:line-break/><text:span text:style-name="T1"> </text:span><text:span text:style-name="T3">(6/30) </text:span> ⲥⲁⲩⲛⲉ ⲉⲛ· ϫⲉ ⲁⲩⲛⲟⲩϩⲉ ⲛ̅ⲧⲁⲡⲉ <text:line-break/><text:span text:style-name="T1"> </text:span><text:span text:style-name="T3">(6/31) </text:span> ⲛ̅ⲧⲉ ⲡⲣⲟⲫⲏⲧⲓⲁ ⲙⲛ̅ ⲓ̈ⲱϩⲁⲛⲛⲏⲥ <text:line-break/><text:span text:style-name="T1"> </text:span><text:span text:style-name="T3">(6/32) </text:span> §ⲁⲛⲁⲕ ⲛ̅ⲇⲉ ⲡⲁϫⲏⲓ̈ ϫⲉ ⲡϫⲁⲓ̈ⲥ <text:line-break/><text:span text:style-name="T1"> </text:span><text:span text:style-name="T3">(6/33) </text:span> {ϫⲉ} ⲙⲏⲧⲓ ⲟⲩⲛ̅ ϣϭⲁⲙ· ⲁϥⲉⲓ ⲛ̅ <text:line-break/><text:span text:style-name="T1"> </text:span><text:span text:style-name="T3">(6/34) </text:span> ⲧⲁⲡⲉ ⲛ̅ⲧⲉⲡⲣⲟⲫⲏⲧⲓⲁ §ⲡⲁϫⲉ <text:line-break/><text:span text:style-name="T1"> </text:span><text:span text:style-name="T3">(6/35) </text:span> ⲡϫⲁⲉⲓⲥ ⲛⲏⲓ̈ ϫⲉ ϩⲟⲧⲁⲛ ⲉⲣⲉⲧⲛ̅‐ <text:line-break/><text:span text:style-name="T1"> </text:span><text:span text:style-name="T3">(6/36) </text:span> ϣⲁⲛⲙ̅ⲙⲉ ϫⲉ ⲉⲩ ⲡⲉ ⲁ͂ⲡⲉ ⲁⲩⲱ <text:line-break/><text:span text:style-name="T1"> </text:span><text:span text:style-name="T3">(6/37) </text:span> ϫⲉ ϣⲁⲣⲉⲧⲡⲣⲟⲫⲏⲧⲓⲁ ⲣ̅ ⲡⲃⲗ̅ ⲛ̅ⲧⲁ‐ <text:line-break/><text:span text:style-name="T1"> </text:span><text:span text:style-name="T3">(6/38) </text:span> ⲡⲉ· ⲉⲣⲓ ⲛⲟⲉⲓ ϫⲉ ⲉⲩ ⲡⲉ ⲁϩⲟⲩϥⲓ <text:line-break/><text:span text:style-name="T1"> </text:span><text:span text:style-name="T3">(7/1) </text:span> ⲧⲉⲥⲁⲡ̣ⲉ· ⲁϩ̣[ⲓⲣ] ϣⲁⲣⲡ̣ ⲉⲉⲓϣⲉ‐ <text:line-break/><text:span text:style-name="T1"> </text:span><text:span text:style-name="T3">(7/2) </text:span> ϫⲉ ⲛⲙ̅ⲙⲏⲧⲛ̅ ϩⲣⲏⲓ̈ ϩⲛ̅ ϩⲙ̅ⲡⲁⲣⲁ‐ <text:line-break/><text:span text:style-name="T1"> </text:span><text:span text:style-name="T3">(7/3) </text:span> ⲃⲟⲗⲏ· ⲁ̣ⲩⲱ ⲛⲉⲣⲉⲧⲛ̅ⲣ ⲛⲟⲉⲓ <text:line-break/><text:soft-page-break/><text:span text:style-name="T1"> </text:span><text:span text:style-name="T3">(7/4) </text:span> ⲉⲛ· ϯ[ⲛ]ⲟⲩ ⲁⲛ ϯϣⲉϫⲉ ⲛⲙ̅‐ <text:line-break/><text:span text:style-name="T1"> </text:span><text:span text:style-name="T3">(7/5) </text:span> ⲙⲏⲧ̣[ⲛ ϩ]ⲛ̣̅ ⲟⲩⲱⲛϩ̅ ⲁⲃⲁⲗ ⲁⲩⲱ <text:line-break/><text:span text:style-name="T1"> </text:span><text:span text:style-name="T3">(7/6) </text:span> ⲛ̅ⲧⲉ̣ⲧ̣ⲛ̅ⲣ ⲁⲓⲥⲑⲁⲛⲉ ⲉⲛ ⲁⲗⲗⲁ <text:line-break/><text:span text:style-name="T1"> </text:span><text:span text:style-name="T3">(7/7) </text:span> ⲛ̅ⲧⲱⲧⲛ̅ ⲛⲉⲣⲉⲧⲛ̅ϣⲟⲟⲡ ⲛⲏⲓ̈ <text:line-break/><text:span text:style-name="T1"> </text:span><text:span text:style-name="T3">(7/8) </text:span> ⲛ̅ⲛⲟⲩⲡⲁⲣⲁⲃⲟⲗⲏ ϩⲣⲏⲓ̈ ϩⲛ̅ ϩⲙ̅‐ <text:line-break/><text:span text:style-name="T1"> </text:span><text:span text:style-name="T3">(7/9) </text:span> ⲡⲁⲣⲁⲃⲟⲗⲏ· ⲁⲩⲱ ⲙ̅ⲫⲁⲛⲉⲣⲟⲥ <text:line-break/><text:span text:style-name="T1"> </text:span><text:span text:style-name="T3">(7/10) </text:span> ϩⲣⲏⲓ̈ ϩⲛ̅ ⲛⲟⲩⲱⲛϩ̅ ⲁⲃⲁⲗ· §ϭⲉⲡⲏ <text:line-break/><text:span text:style-name="T1"> </text:span><text:span text:style-name="T3">(7/11) </text:span> ⲁⲧⲣⲉⲧⲛ̅ⲟⲩϫⲉⲉⲓ· ⲉⲩⲥⲁⲡⲥⲡ <text:line-break/><text:span text:style-name="T1"> </text:span><text:span text:style-name="T3">(7/12) </text:span> ⲉⲛ ⲙ̅ⲙⲱⲧⲛ̅ ⲁⲗⲗⲁ ⲛ̅ⲧⲱⲧⲛ̅ <text:line-break/><text:span text:style-name="T1"> </text:span><text:span text:style-name="T3">(7/13) </text:span> ⲟⲩⲣⲁⲧ· ⲟⲩⲁⲉⲧ· ⲧⲏⲛⲉ ⲁⲩⲱ <text:line-break/><text:span text:style-name="T1"> </text:span><text:span text:style-name="T3">(7/14) </text:span> ϣ̅ⲡⲉ ⲟⲩⲛ̅ ϭⲁⲙ ⲁⲣⲓ ϣⲁⲣⲡ̅ ⲁⲣⲁ‐ <text:line-break/><text:span text:style-name="T1"> </text:span><text:span text:style-name="T3">(7/15) </text:span> ⲉⲓ· ϩⲱⲱⲧ· ⲧⲉⲉⲓ ⲅⲁⲣ ⲧⲉ ⲑϩⲉ· <text:line-break/><text:span text:style-name="T1"> </text:span><text:span text:style-name="T3">(7/16) </text:span> ⲉⲧⲉⲣⲉⲡⲓⲱⲧ· ⲛⲁⲙⲣ̅ⲣⲉ ⲧⲏⲛⲉ <text:line-break/><text:span text:style-name="T1"> </text:span><text:span text:style-name="T3">(7/17) </text:span> §ϣⲱⲡⲉ̣ ⲉⲣⲉⲧⲛ̅ⲙⲁⲥⲧⲉ ⲛ̅ⲑⲩ‐ <text:line-break/><text:span text:style-name="T1"> </text:span><text:span text:style-name="T3">(7/18) </text:span> ⲡⲟⲕⲣⲩⲥⲓⲥ ⲁⲩⲱ ⲡⲙⲉⲩⲉ ⲛ̅ϩⲏⲧ· <text:line-break/><text:span text:style-name="T1"> </text:span><text:span text:style-name="T3">(7/19) </text:span> ⲉⲑⲁⲩ ⲡⲙⲉⲩⲉ ⲅⲁⲣ ⲛ̅ϩⲏⲧ· ⲛ̅ⲧⲁϥ <text:line-break/><text:span text:style-name="T1"> </text:span><text:span text:style-name="T3">(7/20) </text:span> ⲡⲉ ⲉϣⲁϥϫⲡⲉ· ⲑⲩⲡⲟⲕⲣⲓⲥⲓⲥ· <text:line-break/><text:span text:style-name="T1"> </text:span><text:span text:style-name="T3">(7/21) </text:span> ⲑⲩⲡⲟⲕⲣⲓⲥⲓⲥ ϩⲱⲱⲥ ⲟⲩⲏⲟⲩ ⲁ‐ <text:line-break/><text:span text:style-name="T1"> </text:span><text:span text:style-name="T3">(7/22) </text:span> ⲃⲁⲗ ⲛ̅ⲧⲙⲏⲉ· §ⲙ̅ⲡⲱⲣ ⲁϩⲱⲕⲙ̅ <text:line-break/><text:span text:style-name="T1"> </text:span><text:span text:style-name="T3">(7/23) </text:span> ⲛ̅ⲧⲙⲛ̅ⲧⲣ̅ⲣⲟ ⲛ̅ⲙ̅ⲡⲏⲩⲉ· <text:line-break/><text:span text:style-name="T1"> </text:span><text:span text:style-name="T3">(7/24) </text:span> ⲉⲥⲧⲛ̅ⲧⲁⲛⲧ· ⲛⲅⲁⲣ ⲁⲩⲱⲗϩ̅ ⲛⲃⲛ̅‐ <text:line-break/><text:span text:style-name="T1"> </text:span><text:span text:style-name="T3">(7/25) </text:span> ⲛⲉ· ⲉⲛⲧⲁϩⲁⲛⲉϥⲕⲁⲣⲡⲟⲥ ϩⲉϯⲉ <text:line-break/><text:span text:style-name="T1"> </text:span><text:span text:style-name="T3">(7/26) </text:span> ⲙ̅ⲡⲉϥⲕⲱⲧⲉ· ⲁϥⲧⲉⲩⲟ ⲁⲃⲁⲗ ⲛ̅‐ <text:line-break/><text:span text:style-name="T1"> </text:span><text:span text:style-name="T3">(7/27) </text:span> ϩⲉⲛϭⲱⲃⲉ· ⲁⲩⲱ ⲛ̅ⲧⲁⲣⲟⲩϯ ⲟⲩⲱ <text:line-break/><text:span text:style-name="T1"> </text:span><text:span text:style-name="T3">(7/28) </text:span> ⲁϩⲟⲩⲧⲣⲉⲧⲁⲧⲉ ϣⲁⲩⲉⲓⲉ· ⲧⲉ‐ <text:line-break/><text:span text:style-name="T1"> </text:span><text:span text:style-name="T3">(7/29) </text:span> ⲉⲓ ⲁⲛ ⲧⲉ ⲑⲉ ⲙ̅ⲡⲕⲁⲣⲡⲟⲥ ⲛ̅ⲧⲁϩ‐ <text:line-break/><text:span text:style-name="T1"> </text:span><text:span text:style-name="T3">(7/30) </text:span> ϣⲱⲡⲉ· ⲁⲃⲁⲗ ϩⲛ̅ ϯⲛⲟⲩⲛⲉ ⲛ̅‐ <text:line-break/><text:span text:style-name="T1"> </text:span><text:span text:style-name="T3">(7/31) </text:span> ⲟⲩⲱⲧ· ⲛ̅ⲧⲁⲣⲟⲩⲧⲁⲕⲛ̅ϥ ⲁⲩ‐ <text:line-break/><text:span text:style-name="T1"> </text:span><text:span text:style-name="T3">(7/32) </text:span> ϫⲡⲟ ⲛ̅ϩⲛ̅ⲕⲁⲣⲡⲟⲥ ϩⲓ̈ⲧⲛ̅ ϩⲁϩ· <text:line-break/><text:span text:style-name="T1"> </text:span><text:span text:style-name="T3">(7/33) </text:span> ⲛⲉⲛⲁⲛⲟⲩⲥ ⲙ̅ⲙⲉⲛ ⲡⲉ· ⲉⲛⲉ <text:line-break/><text:span text:style-name="T1"> </text:span><text:span text:style-name="T3">(7/34) </text:span> ⲟⲩⲛ̅ ϣϭⲁⲙ ϯⲛⲟⲩ ⲁⲣ̅ ⲛⲓⲧⲱ‐ <text:line-break/><text:span text:style-name="T1"> </text:span><text:span text:style-name="T3">(7/35) </text:span> ϭⲉ ⲃ̅ⲃⲣ̅ⲣⲉ· ⲛⲉⲕ 〈ⲛⲉⲕ〉ⲁϭⲛⲧⲥ̅· §ⲉⲡⲉⲉ <text:line-break/><text:span text:style-name="T1"> </text:span><text:span text:style-name="T3">(7/36) </text:span> ⲁϩⲓ̈ϫⲓ ⲉⲁⲩ ϩⲓ̈ ⲛⲉⲉⲓ ϩⲁⲑⲏ ⲙ̅ⲡⲓ‐ <text:line-break/><text:span text:style-name="T1"> </text:span><text:span text:style-name="T3">(7/37) </text:span> ⲟⲩⲁⲉⲓϣ· ⲉⲧⲃⲉ ⲉⲩ ⲧⲉⲧⲛ̅ⲣ̅ ⲕⲁ‐ <text:line-break/><text:span text:style-name="T1"> </text:span><text:span text:style-name="T3">(7/38) </text:span> ⲧⲉⲭⲉ ⲙ̅ⲙⲁⲉⲓ ⲉⲉⲓϭⲉⲡⲏ ⲁⲃⲱⲕ <text:line-break/><text:span text:style-name="T1"> </text:span><text:span text:style-name="T3">(8/1) </text:span> ⲙⲛ̅ⲛ̅ⲥ̣ⲁ̣ ⲡϩ[ⲓⲥ]ⲉ ⲅ̣ⲁⲣ ϩⲁⲧⲉⲧⲛ̅ϯ <text:line-break/><text:span text:style-name="T1"> </text:span><text:span text:style-name="T3">(8/2) </text:span> ⲁⲛⲁⲅⲕⲏ ⲁⲣⲁⲉⲓ· ⲁⲧⲣⲁϭⲱ ϩⲁⲧⲛ̅ ⲧⲏ‐ <text:line-break/><text:span text:style-name="T1"> </text:span><text:span text:style-name="T3">(8/3) </text:span> ⲛⲉ· ⲛ̅ⲕⲉⲙⲛ̅ⲧϣⲙⲏ̣〈ⲛ〉 ⲛ̅ϩⲟⲟⲩ ⲉ‐ <text:line-break/><text:span text:style-name="T1"> </text:span><text:span text:style-name="T3">(8/4) </text:span> ⲧⲃⲉ ⲙ̅ⲡⲁⲣⲁⲃⲟⲗⲏ ⲛ̣ⲉ̣ⲥⲣⲱϣⲉ ⲡⲉ <text:line-break/><text:span text:style-name="T1"> </text:span><text:span text:style-name="T3">(8/5) </text:span> ⲛ̅ϩⲉⲛⲣⲱⲙⲉ· ⲁ〈ⲧⲣⲟ〉ⲩⲥⲱ[ⲧⲙ] ⲛ̅ⲥⲁ ⲧⲥⲉ‐ <text:line-break/><text:span text:style-name="T1"> </text:span><text:span text:style-name="T3">(8/6) </text:span> ⲃⲟ· ⲁⲩⲱ ⲛⲥⲉⲣ̅ ⲛⲟⲓ̈ ⲛ̅ⲛ̅ϣ[ⲟ]ⲟⲥ ⲁⲩⲱ <text:line-break/><text:span text:style-name="T1"> </text:span><text:span text:style-name="T3">(8/7) </text:span> ⲡϫⲟ ⲁⲩⲱ ⲡⲕⲱⲧ· ⲁⲩⲱ ⲛ̅ϩⲃ̅ⲥ ⲛ̅ⲙ̅‐ <text:line-break/><text:span text:style-name="T1"> </text:span><text:span text:style-name="T3">(8/8) </text:span> ⲡⲁⲣⲑⲉⲛⲟⲥ· ⲁⲩⲱ ⲡⲃⲉⲕⲉ ⲛ̅ⲛⲉⲣ‐ <text:line-break/><text:span text:style-name="T1"> </text:span><text:span text:style-name="T3">(8/9) </text:span> ⲅⲁⲧⲏⲥ ⲁⲩⲱ ⲛⲉⲕⲉⲓⲁϯ· ⲁⲩⲱ ⲧⲥϩⲓ̈‐ <text:line-break/><text:span text:style-name="T1"> </text:span><text:span text:style-name="T3">(8/10) </text:span> ⲙⲉ· §ϣⲱⲡⲉ ⲛ̅ⲣⲉϥϭⲉⲡⲏ ϩⲁ ⲡⲣⲁ <text:line-break/><text:span text:style-name="T1"> </text:span><text:span text:style-name="T3">(8/11) </text:span> ⲙ̅ⲡⲗⲟⲅⲟⲥ ⲡⲗⲟⲅⲟⲥ ⲛ̅ⲅⲁⲣ ϣⲁ‐ <text:line-break/><text:span text:style-name="T1"> </text:span><text:span text:style-name="T3">(8/12) </text:span> ⲣⲡ̅ ⲙⲉⲛ· ⲡⲉϥⲣⲁ ⲡⲉ ⲧⲡⲓⲥⲧⲓⲥ <text:line-break/><text:soft-page-break/><text:span text:style-name="T1"> </text:span><text:span text:style-name="T3">(8/13) </text:span> ⲡⲙⲁϩⲥⲛⲉⲩ ⲡⲉ ⲧⲁⲅⲁⲡⲏ ⲡⲙⲁϩ‐ <text:line-break/><text:span text:style-name="T1"> </text:span><text:span text:style-name="T3">(8/14) </text:span> ϣⲁⲙⲛ̅ⲧ ⲡⲉ ⲛⲉϩⲃⲏⲩⲉ· ⲉϣⲁϥϣⲱ‐ <text:line-break/><text:span text:style-name="T1"> </text:span><text:span text:style-name="T3">(8/15) </text:span> ⲡⲉ ⲅⲁⲣ ⲁⲃⲁⲗ ϩⲛ̅ ⲛⲉⲉⲓ ⲛ̅ϭⲓ ⲡⲱⲛϩ̅ <text:line-break/><text:span text:style-name="T1"> </text:span><text:span text:style-name="T3">(8/16) </text:span> ⲡⲗⲟⲅⲟⲥ ⲛ̅ⲅⲁⲣ ⲉϥⲧⲛ̅ⲧⲱⲛ ⲁⲩ‐ <text:line-break/><text:span text:style-name="T1"> </text:span><text:span text:style-name="T3">(8/17) </text:span> ⲃⲗ̅ⲃⲓⲗⲉ ⲛ̅ⲥⲟⲩⲟ· ⲡⲉⲉⲓ ⲛ̅ⲧⲁⲣⲉⲟⲩ‐ <text:line-break/><text:span text:style-name="T1"> </text:span><text:span text:style-name="T3">(8/18) </text:span> ⲉⲉⲓ ϫⲁϥ· ⲁϥⲧⲁⲛϩⲟⲩⲧϥ̅· ⲁⲩⲱ ⲛ̅‐ <text:line-break/><text:span text:style-name="T1"> </text:span><text:span text:style-name="T3">(8/19) </text:span> ⲧⲁⲣⲉϥⲣⲱⲧ ⲁϥⲙⲣ̅ⲣⲓⲧϥ̅· ⲉⲁϥⲛⲉⲩ <text:line-break/><text:span text:style-name="T1"> </text:span><text:span text:style-name="T3">(8/20) </text:span> ⲁϩⲁϩ ⲃ̅ⲃⲗ̅ⲃⲓⲗⲉ· ⲁⲡⲙⲁ ⲛ̅ⲟⲩⲉⲓⲉ· ⲁⲩⲱ <text:line-break/><text:span text:style-name="T1"> </text:span><text:span text:style-name="T3">(8/21) </text:span> ⲛ̅ⲧⲁⲣⲉϥⲣ̅ ϩⲱⲃ· ⲁϥⲟⲩϫⲉⲉⲓ· ⲉⲁϥ‐ <text:line-break/><text:span text:style-name="T1"> </text:span><text:span text:style-name="T3">(8/22) </text:span> ⲧⲥⲉⲛⲁϥ ⲛ̅ⲛⲟⲩϩⲣⲉ· ⲡⲁⲗⲓⲛ ⲁϥ‐ <text:line-break/><text:span text:style-name="T1"> </text:span><text:span text:style-name="T3">(8/23) </text:span> ϣⲱϫⲡ̅· ⲁϫⲟ· ⲧⲉⲉⲓ ⲁⲛ ⲧⲉ· ⲑⲉ <text:line-break/><text:span text:style-name="T1"> </text:span><text:span text:style-name="T3">(8/24) </text:span> ⲉⲧⲉ ⲟⲩⲛ̅ ϭⲁⲙ ⲙ̅ⲙⲱⲧⲛ̅ ⲛ̅ϫⲓ ⲁ‐ <text:line-break/><text:span text:style-name="T1"> </text:span><text:span text:style-name="T3">(8/25) </text:span> ⲣⲱⲧⲛ̅ ⲛ̅ⲧⲙⲛⲧⲣ̅ⲣⲟ ⲛ̅ⲙ̅ⲡⲏⲩⲉ· <text:line-break/><text:span text:style-name="T1"> </text:span><text:span text:style-name="T3">(8/26) </text:span> ⲧⲉⲉⲓ ⲉⲣⲉⲧⲛ̅ⲧⲙ̅ϫⲓⲧⲥ̅· ϩⲓ̈ⲧⲛ̅ ⲟⲩⲅⲛⲱ‐ <text:line-break/><text:span text:style-name="T1"> </text:span><text:span text:style-name="T3">(8/27) </text:span> ⲥⲓⲥ· ⲛ̅ⲧⲉⲧⲛⲁϣ ϭⲓⲛ̅ⲧⲥ̅ ⲉⲛ· §ⲉⲧⲃⲉ <text:line-break/><text:span text:style-name="T1"> </text:span><text:span text:style-name="T3">(8/28) </text:span> ⲡⲉⲉⲓ ϯϫⲟⲩ ⲙ̅ⲙⲁⲥ ⲛ̅ⲛⲏⲧⲛ̅ ϫⲉ <text:line-break/><text:span text:style-name="T1"> </text:span><text:span text:style-name="T3">(8/29) </text:span> ⲉⲣⲓ ⲛⲏⲫⲉ· ⲙ̅ⲡⲱⲣ· ⲁⲣ̅ ⲡⲗⲁⲛⲁ <text:line-break/><text:span text:style-name="T1"> </text:span><text:span text:style-name="T3">(8/30) </text:span> ⲁⲩⲱ ϩⲁϩ ⲛ̅ⲥⲁⲡ ⲁϩⲓ̈ϫⲟⲟⲥ ⲛⲏⲧⲛ̅ ⲙⲛ̅ <text:line-break/><text:span text:style-name="T1"> </text:span><text:span text:style-name="T3">(8/31) </text:span> ⲛⲉⲧⲛ̅ⲉⲣⲏⲩ· ⲁⲩⲱ ⲁⲛ ⲛ̅ⲧⲁⲕ ⲟⲩⲁ‐ <text:line-break/><text:span text:style-name="T1"> </text:span><text:span text:style-name="T3">(8/32) </text:span> ⲉⲉⲧⲕ̅ ⲱ ⲓ̈ⲁⲕⲕⲱⲃⲟⲥ ⲁϩⲓ̈ϫⲟ‐ <text:line-break/><text:span text:style-name="T1"> </text:span><text:span text:style-name="T3">(8/33) </text:span> ⲟⲥ ϫⲉ ⲟⲩϫⲉⲉⲓ· ⲁⲩⲱ ⲁϩⲓ̈ϩⲱⲛ <text:line-break/><text:span text:style-name="T1"> </text:span><text:span text:style-name="T3">(8/34) </text:span> ⲁⲧⲟⲟⲧⲕ̅· ⲁⲧⲣⲉⲕⲟⲩⲁϩⲕ̅ ⲛ̅ⲥⲱⲉⲓ <text:line-break/><text:span text:style-name="T1"> </text:span><text:span text:style-name="T3">(8/35) </text:span> ⲁⲩⲱ ⲁϩⲓ̈ⲧⲥⲉⲃⲉ ⲉⲓⲉⲧⲕ ⲁⲃⲁⲗ <text:line-break/><text:span text:style-name="T1"> </text:span><text:span text:style-name="T3">(8/36) </text:span> ⲁⲑⲩⲡⲟⲑⲉⲥⲓⲥ ⲛ̅ⲛⲁϩⲣⲛ̅ ⲛ̅ⲛⲁⲣⲭⲱⲛ <text:line-break/><text:span text:style-name="T1"> </text:span><text:span text:style-name="T3">(8/37) </text:span> ⲉⲛⲉⲩ ϫⲉ ⲁⲛⲁⲕ ⲁϩⲓ̈ⲉⲓ̅ ⲁⲡⲓⲧⲛ̅ <text:line-break/><text:span text:style-name="T1"> </text:span><text:span text:style-name="T3">(8/38) </text:span> ⲁⲩⲱ ⲁϩⲓ̈ϣⲉϫⲉ ⲁⲩⲱ ⲁϩ〈ⲓ̈〉ⲣ̅ ⲥⲕⲩⲗⲗⲉ <text:line-break/><text:span text:style-name="T1"> </text:span><text:span text:style-name="T3">(8/39) </text:span> ⲙ̅ⲙⲁⲉⲓ· ⲁⲩⲱ ⲁϩⲓ̈ϥⲓ ⲙ̅ⲡⲁⲕⲗⲁⲙ· <text:line-break/><text:span text:style-name="T1"> </text:span><text:span text:style-name="T3">(9/1) </text:span> ⲛ̅ⲧⲁⲣⲓⲛⲟⲩϩⲙ̅ ⲙ̅ⲙⲱⲧⲛ̅ ⲁϩⲓ̈‐ <text:line-break/><text:span text:style-name="T1"> </text:span><text:span text:style-name="T3">(9/2) </text:span> ⲉⲓ ⲅⲁⲣ ⲁⲡⲓⲧⲛ̅ ⲁⲧⲣⲁⲟⲩⲱϩ ⲛⲙ̅‐ <text:line-break/><text:span text:style-name="T1"> </text:span><text:span text:style-name="T3">(9/3) </text:span> ⲙⲏⲧⲛ̅ ϫⲉⲕⲁⲥⲉ· ⲉⲧⲣⲉⲛⲁⲟⲩ‐ <text:line-break/><text:span text:style-name="T1"> </text:span><text:span text:style-name="T3">(9/4) </text:span> ⲱϩ ⲛⲙ̅ⲙⲏⲓ̈ ϩⲱⲧ· ⲧⲏⲛⲉ ⲁⲩⲱ <text:line-break/><text:span text:style-name="T1"> </text:span><text:span text:style-name="T3">(9/5) </text:span> ⲛ̅ⲧⲁⲣⲓϭⲓⲛⲉ· ⲛ̅ⲛⲉⲧⲛ̅ⲏⲉⲓ· ⲉ‐ <text:line-break/><text:span text:style-name="T1"> </text:span><text:span text:style-name="T3">(9/6) </text:span> ⲙⲛ̅ ⲙⲉⲗⲱⲧ̣ ϩⲓ̈ⲱⲟⲩ ⲛ̅ⲧⲁϩⲓ̈ⲟⲩ‐ <text:line-break/><text:span text:style-name="T1"> </text:span><text:span text:style-name="T3">(9/7) </text:span> ⲏϩ ϩⲛ̅ⲛ ⲛⲏⲉⲓ ⲉⲧⲛⲁϣ ϣⲁⲡⲧ̅ <text:line-break/><text:span text:style-name="T1"> </text:span><text:span text:style-name="T3">(9/8) </text:span> ⲁⲣⲁⲩ ⲙ̅ⲡⲥⲁⲡ ⲉⲉⲓϣⲁⲛ{ⲉ̅ⲓ} ⲁ‐ <text:line-break/><text:span text:style-name="T1"> </text:span><text:span text:style-name="T3">(9/9) </text:span> ⲡⲓⲧⲛ̅ §ⲉⲧⲃⲉ ⲡⲉⲉⲓ ⲡⲉⲓⲑⲉ <text:line-break/><text:span text:style-name="T1"> </text:span><text:span text:style-name="T3">(9/10) </text:span> ⲛⲏⲉⲓ ⲱ͂ ⲛⲁⲥⲛⲏⲩ ⲉⲣⲓ ⲛⲟⲉⲓ ϫⲉ <text:line-break/><text:span text:style-name="T1"> </text:span><text:span text:style-name="T3">(9/11) </text:span> ⲉⲩ ⲡⲉ ⲡⲛⲁϭ ⲛ̅ⲟⲩⲁⲉⲓⲛ ⲡⲓⲱⲧ· <text:line-break/><text:span text:style-name="T1"> </text:span><text:span text:style-name="T3">(9/12) </text:span> ⲣ̅ ⲭⲣⲓⲁ ⲉⲛ ⲙ̅ⲙⲁⲉⲓ· ⲙⲁⲣⲉ‐ <text:line-break/><text:span text:style-name="T1"> </text:span><text:span text:style-name="T3">(9/13) </text:span> ⲓ̈ⲱⲧ ⲅⲁⲣ ⲣ̅ ⲭⲣⲉⲓⲁ ⲛ̅ϣⲏⲣⲉ ⲁⲗ‐ <text:line-break/><text:span text:style-name="T1"> </text:span><text:span text:style-name="T3">(9/14) </text:span> ⲗⲁ ⲡϣⲏⲣⲉ ⲡⲉ ⲉϣⲁϥⲣ̅ ⲭⲣⲉⲓⲁ <text:line-break/><text:span text:style-name="T1"> </text:span><text:span text:style-name="T3">(9/15) </text:span> ⲙ̅ⲡⲓⲱⲧ ⲉⲉⲓⲡⲏⲧ· ⲁⲣⲉⲧϥ̅ ⲙ̅‐ <text:line-break/><text:span text:style-name="T1"> </text:span><text:span text:style-name="T3">(9/16) </text:span> ⲡⲉⲧⲙ̅ⲙⲉⲩ ⲛ̅ϥϣⲁⲁⲧ· ⲛ̅ⲅⲁⲣ <text:line-break/><text:span text:style-name="T1"> </text:span><text:span text:style-name="T3">(9/17) </text:span> ⲙ̅ⲙⲱⲧⲛ̅ ⲉⲛ ⲛ̅ϭⲓ ⲡⲓⲱⲧ· ⲙ̅ⲡϣⲏ‐ <text:line-break/><text:span text:style-name="T1"> </text:span><text:span text:style-name="T3">(9/18) </text:span> ⲣⲉ· §ⲥⲱⲧⲙ̅ ⲛ̅ⲥⲁ ⲡⲗⲟⲅⲟⲥ <text:line-break/><text:span text:style-name="T1"> </text:span><text:span text:style-name="T3">(9/19) </text:span> ⲉⲣⲓ ⲛⲟⲉⲓ ⲛ̅ⲧⲅⲛⲱⲥⲓⲥ· ⲙⲣ̅ⲣⲉ ⲡⲱ‐ <text:line-break/><text:span text:style-name="T1"> </text:span><text:span text:style-name="T3">(9/20) </text:span> ⲱⲛϩ̅ ⲁⲩⲱ ⲙⲛ̅ ⲗⲁⲩⲉ ⲛⲁⲡⲱⲧ <text:line-break/><text:soft-page-break/><text:span text:style-name="T1"> </text:span><text:span text:style-name="T3">(9/21) </text:span> ⲛ̅ⲥⲁ ⲧⲏⲛⲉ· ⲟⲩⲧⲉ ⲙⲛ̅ ⲗⲁⲩⲉ <text:line-break/><text:span text:style-name="T1"> </text:span><text:span text:style-name="T3">(9/22) </text:span> ⲛⲁⲗⲱϫϩ̅ ⲙ̅ⲙⲱⲧⲛ̅ ϩⲓ̈ⲃⲁⲗ <text:line-break/><text:span text:style-name="T1"> </text:span><text:span text:style-name="T3">(9/23) </text:span> ⲛ̅ⲥⲁⲃⲏⲗ ⲁⲣⲱⲧⲛ̅ ⲟⲩⲁⲉⲧ· ⲧⲏⲛⲉ <text:line-break/><text:span text:style-name="T1"> </text:span><text:span text:style-name="T3">(9/24) </text:span> §ⲱ͂ ⲛ̅ⲧⲁⲗⲁⲓⲡⲱⲣⲟⲥ ⲱ͂ ⲛ̅ <text:line-break/><text:span text:style-name="T1"> </text:span><text:span text:style-name="T3">(9/25) </text:span> ⲕⲁⲕⲟⲇ̣ⲁⲓⲙⲱⲛ ⲱ*2 ⲛ̅ <text:line-break/><text:span text:style-name="T1"> </text:span><text:span text:style-name="T3">(9/26) </text:span> ϩⲩ̈ⲡⲟⲕⲣⲓ̈ⲧⲏⲥ ⲛ̅ⲧⲙⲏⲉ· <text:line-break/><text:span text:style-name="T1"> </text:span><text:span text:style-name="T3">(9/27) </text:span> ⲱ͂ ⲛ̅ⲣⲙ̅ⲛ̅ⲛⲟⲩϫ ⲛ̅ⲧⲅⲛⲱⲥⲓⲥ· <text:line-break/><text:span text:style-name="T1"> </text:span><text:span text:style-name="T3">(9/28) </text:span> ⲱ͂ 〈ⲙ̅〉ⲡⲁⲣⲁⲃⲁⲧⲏⲥ ⲙ̅ⲡⲛⲉⲩⲙⲁ <text:line-break/><text:span text:style-name="T1"> </text:span><text:span text:style-name="T3">(9/29) </text:span> ϩⲓ̈ⲉ ϣⲁ ϯⲛⲟⲩ ⲁⲛ ⲧⲉⲧⲛ̅ⲣ̅ ϩⲩⲡⲟ‐ <text:line-break/><text:span text:style-name="T1"> </text:span><text:span text:style-name="T3">(9/30) </text:span> ⲙⲓⲛⲉ ⲁⲥⲱⲧⲙ̅ ⲉϣϣⲉ ⲁⲣⲱ‐ <text:line-break/><text:span text:style-name="T1"> </text:span><text:span text:style-name="T3">(9/31) </text:span> ⲧⲛ̅ ⲁϣⲉϫⲉ ϫⲓⲛ ⲛ̅ϣⲁⲣⲡ̅ ϩⲓ̈ⲉ <text:line-break/><text:span text:style-name="T1"> </text:span><text:span text:style-name="T3">(9/32) </text:span> ϯⲛⲟⲩ ⲁⲛ ⲧⲉⲧⲛ̅ⲣ̅ ϩⲩ̈ⲡⲟⲙⲓⲛⲉ· ⲁⲛ‐ <text:line-break/><text:span text:style-name="T1"> </text:span><text:span text:style-name="T3">(9/33) </text:span> ⲕⲁⲧⲕⲉ· ⲉϣϣⲉ ⲁⲣⲱⲧⲛ̅ ⲁⲣⲁⲓ̈ⲥ <text:line-break/><text:span text:style-name="T1"> </text:span><text:span text:style-name="T3">(9/34) </text:span> ϫⲓⲛ ⲛ̅ϣⲁⲣⲡ̅ ϫⲉⲕⲁⲥⲉ ⲉⲥⲛⲁ·‐ <text:line-break/><text:span text:style-name="T1"> </text:span><text:span text:style-name="T3">(9/35) </text:span> ϣⲉⲡ ⲧⲏⲛⲉ· ⲁⲣⲁⲥ ⲛ̅ϭⲓ ⲧⲙⲛ̅ⲧⲣ̅ⲣⲟ <text:line-break/><text:span text:style-name="T1"> </text:span><text:span text:style-name="T3">(9/36) </text:span> ⲛⲙⲡⲏⲩⲉ <text:line-break/><text:span text:style-name="T1"> </text:span><text:span text:style-name="T3">(10/1) </text:span> ⲥⲉ· ⲙ̅ⲙⲁⲛ ϯϫ̣ⲟⲩ̣ ⲙ̅ⲙⲁⲥ ⲛⲏⲧⲛ̣̅ <text:line-break/><text:span text:style-name="T1"> </text:span><text:span text:style-name="T3">(10/2) </text:span> ϫⲉ ⲥⲙⲁⲧⲛ̅ ⲁⲧⲣⲉⲟⲩⲡⲉⲧⲟⲩⲁ‐ <text:line-break/><text:span text:style-name="T1"> </text:span><text:span text:style-name="T3">(10/3) </text:span> ⲁⲃ· ⲉⲓ ⲁⲡⲓⲧⲛ̅ ⲁⲩϫⲱϩⲙ̅ ⲁⲩⲱ ⲛ̅‐ <text:line-break/><text:span text:style-name="T1"> </text:span><text:span text:style-name="T3">(10/4) </text:span> ⲧⲉⲟⲩⲣⲙ̅ⲛ̅ⲟⲩⲁⲉⲓⲛ ⲉⲓ̅ ⲁⲡⲓⲧⲛ̅ <text:line-break/><text:span text:style-name="T1"> </text:span><text:span text:style-name="T3">(10/5) </text:span> ⲁⲡⲕⲉⲕⲉⲓ ⲛ̅ϩⲟⲩⲟ ⲁⲣⲱ̣ⲧⲛ̅ ⲁⲣ̅ ⲣ̅‐ <text:line-break/><text:span text:style-name="T1"> </text:span><text:span text:style-name="T3">(10/6) </text:span> ⲣⲟ ⲏ̅ ⲁⲧⲙ̅ⲉⲓⲣⲉ· §ⲁϩⲓ̈ⲣ̅ ⲡⲙⲉⲩⲉ <text:line-break/><text:span text:style-name="T1"> </text:span><text:span text:style-name="T3">(10/7) </text:span> ⲛ̅ⲛⲉⲧⲛ̅ⲣ̅ⲙⲉⲓⲉ̣· ⲙⲛ̅ ⲡⲉⲧⲛ̅ϩⲏⲃⲉ <text:line-break/><text:span text:style-name="T1"> </text:span><text:span text:style-name="T3">(10/8) </text:span> ⲁⲩⲱ ⲧⲉⲧⲛ̅ⲗⲩⲡⲏ· ⲥⲉⲟⲩⲏⲟⲩ ⲙ̅‐ <text:line-break/><text:span text:style-name="T1"> </text:span><text:span text:style-name="T3">(10/9) </text:span> ⲙⲁⲛ ϯⲛⲟⲩ ϭⲉ ⲱ ⲛⲉⲧϣⲟⲟⲡ <text:line-break/><text:span text:style-name="T1"> </text:span><text:span text:style-name="T3">(10/10) </text:span> ⲙ̅ⲡⲃⲗ̅ ⲛ̅ⲧⲉⲕⲗⲏⲣⲟⲛⲟⲙⲓⲁ ⲙ̅‐ <text:line-break/><text:span text:style-name="T1"> </text:span><text:span text:style-name="T3">(10/11) </text:span> ⲡⲓⲱⲧ· ⲣⲓⲙⲉ ϩⲙ̅ ⲡⲙⲁ ⲉⲧⲉϣϣⲉ <text:line-break/><text:span text:style-name="T1"> </text:span><text:span text:style-name="T3">(10/12) </text:span> ⲁⲩⲱ ⲛ̅ⲧⲉⲧⲛ̅ⲣ̅ ϩⲏⲃⲉ ⲁⲩⲱ ⲛ̅ⲧⲉ‐ <text:line-break/><text:span text:style-name="T1"> </text:span><text:span text:style-name="T3">(10/13) </text:span> ⲧⲛ̅ⲧⲁϣⲉ ⲁⲉⲓϣ ⲙ̅ⲡⲡⲉⲧⲛⲁⲛⲟⲩϥ <text:line-break/><text:span text:style-name="T1"> </text:span><text:span text:style-name="T3">(10/14) </text:span> ϩⲱⲥ ⲉⲣⲉⲡϣⲏⲣⲉ ⲛⲛⲁ· ⲁϩⲣⲏⲓ̈ ⲕⲁ‐ <text:line-break/><text:span text:style-name="T1"> </text:span><text:span text:style-name="T3">(10/15) </text:span> ⲗⲱⲥ· ⲥⲉ· ⲙⲙⲁⲛ· ϯϫⲟⲩ ⲙ̅ⲙⲁⲥ <text:line-break/><text:span text:style-name="T1"> </text:span><text:span text:style-name="T3">(10/16) </text:span> ⲛⲏⲧⲛ̅ ϫⲉ ⲉⲛⲉⲛⲧⲁϩⲟⲩⲧⲛ̅ⲛⲁⲟⲩⲧ· <text:line-break/><text:span text:style-name="T1"> </text:span><text:span text:style-name="T3">(10/17) </text:span> ϣⲁ ⲛⲉⲧⲥⲱⲧⲙ̅ ⲁⲣⲁⲉⲓ· ⲁⲩⲱ ⲉ‐ <text:line-break/><text:span text:style-name="T1"> </text:span><text:span text:style-name="T3">(10/18) </text:span> ⲛⲉⲛⲧⲁⲉⲓϣⲉϫⲉ ⲙⲛ̅ ⲛⲉⲧⲙ̅·‐ <text:line-break/><text:span text:style-name="T1"> </text:span><text:span text:style-name="T3">(10/19) </text:span> ⲙⲉⲩ· ⲛⲉⲉⲓⲛⲁⲃⲱⲕ ⲉⲛ ⲁϩⲣⲏⲉⲓ <text:line-break/><text:span text:style-name="T1"> </text:span><text:span text:style-name="T3">(10/20) </text:span> ⲁⲛⲏϩⲉ ϩⲓ̈ϫⲙ̅ ⲡⲕⲁϩ ⲧⲉⲛⲟⲩ ϭⲉ <text:line-break/><text:span text:style-name="T1"> </text:span><text:span text:style-name="T3">(10/21) </text:span> ⲗⲟⲓⲡⲟⲛ ϣⲓⲡⲉ ⲁϫⲛ̅ ⲛⲉⲧⲙ̅ⲙⲉⲩ <text:line-break/><text:span text:style-name="T1"> </text:span><text:span text:style-name="T3">(10/22) </text:span> §ⲉⲓⲥ ϩⲏⲏⲧⲉ ϯⲛⲁⲟⲩⲁⲉⲓⲉ· ⲁⲣⲱⲧⲛ̅ <text:line-break/><text:span text:style-name="T1"> </text:span><text:span text:style-name="T3">(10/23) </text:span> ⲛ̅ϯⲃⲱⲕ ⲁⲩⲱ ⲛϯⲟⲩⲱϣⲉ ⲉⲛ· <text:line-break/><text:span text:style-name="T1"> </text:span><text:span text:style-name="T3">(10/24) </text:span> ⲁϭⲱ ⲁⲡⲉϩⲟⲩⲟ ϩⲁⲧⲛ̅ ⲧⲏⲛⲉ· ⲛ̅ⲑⲉ <text:line-break/><text:span text:style-name="T1"> </text:span><text:span text:style-name="T3">(10/25) </text:span> ϩⲱⲧ ⲧⲏⲩⲧⲛ̅ ⲉⲧⲉⲙ̅ⲡⲉⲧⲛ̅ⲟⲩ‐ <text:line-break/><text:span text:style-name="T1"> </text:span><text:span text:style-name="T3">(10/26) </text:span> ⲱϣⲉ· ϯⲛⲟⲩ ϭⲉ ⲟⲩⲱϩ ⲧⲏⲛⲉ <text:line-break/><text:span text:style-name="T1"> </text:span><text:span text:style-name="T3">(10/27) </text:span> ⲛ̅ⲥⲱⲓ̈ ϩⲛ̅ ⲟⲩϭⲉⲡⲏ· ⲉⲧⲃⲉ ⲡⲉⲉⲓ <text:line-break/><text:span text:style-name="T1"> </text:span><text:span text:style-name="T3">(10/28) </text:span> ϯϫⲟⲩ ⲙ̅ⲙⲁⲥ ⲛⲏⲧⲛ̅ ⲉⲧⲃⲉ ⲧⲏⲛⲉ <text:line-break/><text:span text:style-name="T1"> </text:span><text:span text:style-name="T3">(10/29) </text:span> ⲛ̅ⲧⲁϩⲓⲉⲓ ⲁⲡⲓⲧⲛ̅ ⲛ̅ⲧⲱⲧⲛ̅ ⲡⲉ <text:line-break/><text:span text:style-name="T1"> </text:span><text:span text:style-name="T3">(10/30) </text:span> ⲙ̅ⲙⲉⲣⲉϯ· ⲛ̅ⲧⲱⲧⲛ̅ ⲡⲉ ⲛⲉ‐ <text:line-break/><text:span text:style-name="T1"> </text:span><text:span text:style-name="T3">(10/31) </text:span> ⲧⲛⲁϣⲱⲡⲉ ⲛ̅ⲁⲓⲧⲓⲟⲥ ⲙ̅ⲡⲱⲛϩ̅ <text:line-break/><text:soft-page-break/><text:span text:style-name="T1"> </text:span><text:span text:style-name="T3">(10/32) </text:span> ϩⲛ̅ ϩⲁϩ· ⲉⲣⲓ ⲡⲁⲣⲁⲕⲁⲗⲉⲓ ⲙ̅ⲡⲓⲱⲧ <text:line-break/><text:span text:style-name="T1"> </text:span><text:span text:style-name="T3">(10/33) </text:span> ⲧⲱⲃϩ̅ ⲙ̅ⲡⲛⲟⲩⲧⲉ· ⲛ̅ϩⲁϩ ⲛ̅ⲥⲁⲡ <text:line-break/><text:span text:style-name="T1"> </text:span><text:span text:style-name="T3">(10/34) </text:span> ⲁⲩⲱ ϥⲛⲁϯ ⲛⲏⲧⲛ̅ ⲟⲩⲙⲁⲕⲁⲣⲓⲟⲥ <text:line-break/><text:span text:style-name="T1"> </text:span><text:span text:style-name="T3">(10/35) </text:span> ⲡⲉ ⲡⲉⲛⲧⲁϥⲛ·ⲉⲩ ⲁⲣⲱⲧⲛ̅ ⲛⲙ̅ⲙⲉϥ <text:line-break/><text:span text:style-name="T1"> </text:span><text:span text:style-name="T3">(10/36) </text:span> ⲉⲩⲧⲁϣⲉ ⲁⲉⲓϣ ⲙ̅ⲙⲁϥ ϩⲛ̅ ⲛ̅ⲁⲅ‐ <text:line-break/><text:span text:style-name="T1"> </text:span><text:span text:style-name="T3">(10/37) </text:span> ⲅⲉⲗⲟⲥ ⲁⲩⲱ ⲉⲩϯ ⲉⲁⲩ ⲛⲉϥ ϩⲛ̅ <text:line-break/><text:span text:style-name="T1"> </text:span><text:span text:style-name="T3">(10/38) </text:span> ⲛⲉⲧⲟⲩⲁⲁⲃ· ⲡⲱⲧⲛ̅ ⲡⲉ ⲡⲱⲛϩ̅ <text:line-break/><text:span text:style-name="T1"> </text:span><text:span text:style-name="T3">(10/39) </text:span> ⲣⲉϣⲉ ⲁⲩⲱ ⲧⲉⲗⲏⲗ ⲙ̅ⲙⲱⲧⲛ̅ ϩⲱⲥ <text:line-break/><text:span text:style-name="T1"> </text:span><text:span text:style-name="T3">(11/1) </text:span> ϣⲏⲣⲉ ⲙ̅ⲡⲛⲟⲩⲧⲉ· ⲧⲟⲩϫⲟ ⲙ̅[ⲡϥ]ⲟⲩ‐ <text:line-break/><text:span text:style-name="T1"> </text:span><text:span text:style-name="T3">(11/2) </text:span> ⲱϣⲉ· ϫⲉⲕⲁⲥⲉ ⲉⲣⲉⲧⲛⲁⲟⲩϫⲉ‐ <text:line-break/><text:span text:style-name="T1"> </text:span><text:span text:style-name="T3">(11/3) </text:span> ⲉⲓ· ϫⲓ ϫⲡⲓⲟ ⲁⲃⲁⲗ ϩⲓ̈ⲧⲟⲟⲧ· ⲁⲩⲱ <text:line-break/><text:span text:style-name="T1"> </text:span><text:span text:style-name="T3">(11/4) </text:span> ⲛ̅ⲧⲉⲧⲛ̅ⲧⲟⲩϫⲉ ⲧⲏⲛⲉ· ϯⲥⲁⲡⲥⲡ̅ <text:line-break/><text:span text:style-name="T1"> </text:span><text:span text:style-name="T3">(11/5) </text:span> ϩⲁⲣⲱⲧⲛ̅ ϩⲁⲧⲙ̅ ⲡⲓⲱⲧ· ⲁⲩⲱ ϥⲛⲁ‐ <text:line-break/><text:span text:style-name="T1"> </text:span><text:span text:style-name="T3">(11/6) </text:span> ⲕⲉ ϩⲁϩ ⲛⲏⲧⲛ̅ ⲁⲃⲁⲗ· §ⲁⲩⲱ ⲛ̅ⲧⲁⲣⲛ̅‐ <text:line-break/><text:span text:style-name="T1"> </text:span><text:span text:style-name="T3">(11/7) </text:span> ⲥⲱⲧⲙ̅ ⲁⲛⲉⲉⲓ ⲁⲛϣⲱⲡⲉ ⲛ̅ϣⲓⲗⲁ‐ <text:line-break/><text:span text:style-name="T1"> </text:span><text:span text:style-name="T3">(11/8) </text:span> ⲣⲟⲥ ⲛⲉⲁϩⲙ̅ⲱⲕⲙ̅ →ⲛ̅←ⲅⲁⲣ ⲡⲉ· ⲁ‐ <text:line-break/><text:span text:style-name="T1"> </text:span><text:span text:style-name="T3">(11/9) </text:span> ϩⲣⲏⲓ̈ ⲁϫⲛ̅ ⲛⲉⲛⲧⲁⲛϫⲟⲟⲩ ⲛ̅ϣⲁ‐ <text:line-break/><text:span text:style-name="T1"> </text:span><text:span text:style-name="T3">(11/10) </text:span> ⲣⲡ̅ ⲛ̅ⲧⲁⲣⲉϥⲛⲉⲩ ⲇⲉ ⲁⲣⲁⲛ ⲉⲛ̅‐ <text:line-break/><text:span text:style-name="T1"> </text:span><text:span text:style-name="T3">(11/11) </text:span> ⲣⲉϣⲉ ⲡⲁϫⲉϥ ϫⲉ ⲟⲩⲁⲉⲓ ⲛⲏⲧⲛ̅ <text:line-break/><text:span text:style-name="T1"> </text:span><text:span text:style-name="T3">(11/12) </text:span> ⲱ ⲛⲉⲧϣⲁⲁⲧ· ⲛ̅ⲛⲟⲩⲡⲁⲣⲁⲕⲗⲏ‐ <text:line-break/><text:span text:style-name="T1"> </text:span><text:span text:style-name="T3">(11/13) </text:span> ⲧⲟⲥ· ⲟⲩⲁⲉⲓ ⲛⲏⲧⲛ̅ ⲱ ⲛⲉⲧⲣ̅ ⲭⲣⲓⲁ <text:line-break/><text:span text:style-name="T1"> </text:span><text:span text:style-name="T3">(11/14) </text:span> ⲛ̅ⲛⲟⲩϩⲙⲁⲧ· ⲥⲉⲛⲁϣⲱⲡⲉ ⲙ̅‐ <text:line-break/><text:span text:style-name="T1"> </text:span><text:span text:style-name="T3">(11/15) </text:span> ⲙⲁⲕⲁⲣⲓⲟⲥ ⲛ̅ϭⲓ ⲛⲉⲛⲧⲁ→ϩ←ⲟⲩⲣ̅ ⲡⲁⲣ‐ <text:line-break/><text:span text:style-name="T1"> </text:span><text:span text:style-name="T3">(11/16) </text:span> ϩⲏⲥⲓⲁⲍⲉ ⲙ̅ⲙⲁⲩ ⲁⲩⲱ ⲁϩⲟⲩϫⲡⲟ <text:line-break/><text:span text:style-name="T1"> </text:span><text:span text:style-name="T3">(11/17) </text:span> ⲛⲉⲩ ⲙ̅ⲡϩⲙⲁⲧ· ⲟⲩⲁⲉⲧⲟⲩ· ⲧⲛ̅ⲧⲛ̅ <text:line-break/><text:span text:style-name="T1"> </text:span><text:span text:style-name="T3">(11/18) </text:span> ⲧⲏⲛⲉ ⲁϩⲛ̅ϣⲙ̅ⲙⲁⲉⲓ ϫⲉ ⲉⲩϣⲟ‐ <text:line-break/><text:span text:style-name="T1"> </text:span><text:span text:style-name="T3">(11/19) </text:span> ⲟⲡ ⲛ̅ⲛⲉϣ ⲛ̅ϩⲉ· ⲛ̅ⲛⲁϩⲣⲛ̅ ⲧⲉⲧⲛ̅‐ <text:line-break/><text:span text:style-name="T1"> </text:span><text:span text:style-name="T3">(11/20) </text:span> ⲡⲟⲗⲓⲥ· ⲉⲧⲃⲉ ⲉⲩ ⲧⲉⲧⲛ̅ϣⲧⲣ̅ⲧⲁⲣⲧ̅ <text:line-break/><text:span text:style-name="T1"> </text:span><text:span text:style-name="T3">(11/21) </text:span> ⲉⲣⲉⲧⲛ̅ⲛⲟⲩϫⲉ ⲙ̅ⲙⲱⲧⲛ̅ ⲁⲃⲁⲗ· <text:line-break/><text:span text:style-name="T1"> </text:span><text:span text:style-name="T3">(11/22) </text:span> ⲟⲩⲁⲉⲧ· ⲧⲏⲛⲉ· ⲁⲩⲱ ⲧⲉⲧⲛ̅ⲟⲩ‐ <text:line-break/><text:span text:style-name="T1"> </text:span><text:span text:style-name="T3">(11/23) </text:span> ⲁⲉⲓⲉ· ⲁⲧⲉⲧⲛ̅ⲡⲟⲗⲓⲥ· ⲁϩⲣⲱⲧⲛ̅ <text:line-break/><text:span text:style-name="T1"> </text:span><text:span text:style-name="T3">(11/24) </text:span> ⲡⲉⲧⲙ̅ⲙⲁ ⲛ̅ϣⲱⲡⲉ ⲧⲉⲧⲛ̅ⲕⲱⲉ· <text:line-break/><text:span text:style-name="T1"> </text:span><text:span text:style-name="T3">(11/25) </text:span> ⲙ̅ⲙⲁϥ ⲁⲃⲁⲗ ⲟⲩⲁⲉⲧ· ⲧⲏⲛⲉ ⲉⲣⲉ‐ <text:line-break/><text:span text:style-name="T1"> </text:span><text:span text:style-name="T3">(11/26) </text:span> ⲧⲛ̅ⲥⲁⲃⲧⲉ ⲙ̅ⲙⲁϥ ⲛ̅ⲛⲉⲧⲟⲩⲱϣⲉ <text:line-break/><text:span text:style-name="T1"> </text:span><text:span text:style-name="T3">(11/27) </text:span> ⲁⲟⲩⲏϩ· ⲛ̅ϩⲏⲧϥ̅ ⲱ͂ ⲛⲉⲧⲟⲩⲁ‐ <text:line-break/><text:span text:style-name="T1"> </text:span><text:span text:style-name="T3">(11/28) </text:span> ⲁⲧ· ⲁⲩⲱ ⲛⲉⲧⲡⲏⲧ· ⲁⲃⲁⲗ· ⲟⲩⲁⲉⲓ <text:line-break/><text:span text:style-name="T1"> </text:span><text:span text:style-name="T3">(11/29) </text:span> ⲛⲏⲧⲛ̅ ϫⲉ ⲥⲉⲛⲁⲧⲉϩⲉ ⲧⲏⲛⲉ· ⲏ̅ <text:line-break/><text:span text:style-name="T1"> </text:span><text:span text:style-name="T3">(11/30) </text:span> ⲙⲉϣⲉⲕⲉ· ⲉⲣⲉⲧⲙ̅ⲙⲉⲩⲉ ⲁⲡⲓⲱⲧ· <text:line-break/><text:span text:style-name="T1"> </text:span><text:span text:style-name="T3">(11/31) </text:span> ϫⲉ ⲟⲩⲙⲁⲉⲓⲣⲱⲙⲉ ⲡⲉ ⲏ̅ ⲉϣⲁϥ〈ⲣ̅〉 <text:line-break/><text:span text:style-name="T1"> </text:span><text:span text:style-name="T3">(11/32) </text:span> ⲡⲓⲑⲉ ⲁϫⲛ̅ ϩⲛ̅ⲥⲁⲡⲥⲡ̅ ⲏ ⲉϣⲁϥⲣ̅ <text:line-break/><text:span text:style-name="T1"> </text:span><text:span text:style-name="T3">(11/33) </text:span> ⲭⲁⲣⲓⲍⲉ ⲛ̅ⲟⲩⲉⲉⲓ ϩⲁ ⲟⲩⲉⲉⲓ· ⲏ ⲉ‐ <text:line-break/><text:span text:style-name="T1"> </text:span><text:span text:style-name="T3">(11/34) </text:span> ϣⲁϥⲣ̅ ⲁⲛⲉⲭⲉ ⲛ̅ⲟⲩⲉⲉⲓ· ⲉϥϣⲓ‐ <text:line-break/><text:span text:style-name="T1"> </text:span><text:span text:style-name="T3">(11/35) </text:span> ⲛⲉ· ϥⲥⲁⲩⲛⲉ ⲅⲁⲣ ⲙ̅ⲡⲟⲩⲱϣⲉ· ⲁⲩⲱ <text:line-break/><text:span text:style-name="T1"> </text:span><text:span text:style-name="T3">(11/36) </text:span> ⲙⲛ̅ ⲡⲉⲧⲉⲣⲉⲧⲥⲁⲣⲝ ⲣ̅ ⲭⲣⲓⲁ ⲙ̅‐ <text:line-break/><text:span text:style-name="T1"> </text:span><text:span text:style-name="T3">(11/37) </text:span> ⲙⲁϥ· ϫⲉ ⲛ̅ⲧⲁⲥ ⲉⲛ ⲡⲉ· ⲉⲧⲉⲡⲓⲑⲩ‐ <text:line-break/><text:span text:style-name="T1"> </text:span><text:span text:style-name="T3">(11/38) </text:span> ⲙⲓ ⲁⲧⲯⲩⲭⲏ ⲁϫⲛ̅ ⲧⲯⲩⲭⲏ ⲅⲁⲣ· <text:line-break/><text:span text:style-name="T1"> </text:span><text:span text:style-name="T3">(11/39) </text:span> ⲙⲁⲣⲉⲡⲥⲱⲙⲁ ⲣ̅ ⲛⲁⲃⲉⲓ ⲛ̅ⲑϩⲉ· <text:line-break/><text:soft-page-break/><text:span text:style-name="T1"> </text:span><text:span text:style-name="T3">(12/1) </text:span> ⲉⲧ̣ⲉⲙⲁⲣⲉⲧⲯⲩⲭⲏ ⲟⲩϫⲉⲉⲓ ⲁϫⲙ̣̅ <text:line-break/><text:span text:style-name="T1"> </text:span><text:span text:style-name="T3">(12/2) </text:span> ⲡ̣ⲛ(ⲉⲩⲙ)ⲁ ⲉⲣⲉϣⲁⲛ̅ⲧⲯⲩⲭⲏ ⲇⲉ ⲟⲩ‐ <text:line-break/><text:span text:style-name="T1"> </text:span><text:span text:style-name="T3">(12/3) </text:span> ϫⲉⲉⲓ̅ ⲁϫⲙ̅ ⲡⲉⲑⲁⲩ ⲁⲩⲱ ⲛ̅ϥⲟⲩ‐ <text:line-break/><text:span text:style-name="T1"> </text:span><text:span text:style-name="T3">(12/4) </text:span> ϫⲉⲉⲓ ⲛ̅ϭⲓ ⲡⲕⲉⲡⲛ(ⲉⲩⲙ)ⲁ ϣⲁⲣⲉⲡⲥⲱⲙⲁ <text:line-break/><text:span text:style-name="T1"> </text:span><text:span text:style-name="T3">(12/5) </text:span> ϣⲱⲡⲉ ⲛ̅ⲁⲧⲛⲁⲃⲉⲓ ⲡⲉⲡⲛ(ⲉⲩⲙ)ⲁ ⲛ̅ⲅⲁⲣ ⲡⲉ <text:line-break/><text:span text:style-name="T1"> </text:span><text:span text:style-name="T3">(12/6) </text:span> ⲉϣⲁϥⲧⲁϩⲟ ⲛ̅ⲧⲯⲩⲭⲏ ⲡⲥⲱⲙⲁ ϩⲱ‐ <text:line-break/><text:span text:style-name="T1"> </text:span><text:span text:style-name="T3">(12/7) </text:span> ⲱϥ ⲡⲉ· ⲉϣⲁϥⲙⲟⲩⲟⲩⲧ· ⲙ̅ⲙⲁⲥ <text:line-break/><text:span text:style-name="T1"> </text:span><text:span text:style-name="T3">(12/8) </text:span> ⲉⲧⲉ ⲛ̅ⲧⲁⲥ ⲙ̅ⲙⲛ̅ ⲙ̅ⲙⲁⲥ ⲡⲉⲧⲙⲟⲩⲟⲩⲧ <text:line-break/><text:span text:style-name="T1"> </text:span><text:span text:style-name="T3">(12/9) </text:span> ⲙ̅ⲙⲁⲥ ϩⲁⲙⲏⲛ ϯϫⲟⲩ ⲙ̅ⲙⲁⲥ ⲛⲏⲧⲛ̅ ϫⲉ <text:line-break/><text:span text:style-name="T1"> </text:span><text:span text:style-name="T3">(12/10) </text:span> ⲛ̅ϥⲛⲁⲕⲁ ⲡⲛⲁⲃⲉⲓ ⲉⲛ ⲁⲃⲁⲗ· ⲛ̅ⲧⲯⲩ‐ <text:line-break/><text:span text:style-name="T1"> </text:span><text:span text:style-name="T3">(12/11) </text:span> ⲭⲏ· ⲛ̅ⲗⲁⲩⲉ· ⲟⲩⲧⲉ ⲧⲁⲓⲧⲓⲁ ⲛ̅‐ <text:line-break/><text:span text:style-name="T1"> </text:span><text:span text:style-name="T3">(12/12) </text:span> ⲧⲥⲁⲣⲝ ⲙⲛ̅ ⲗⲁⲩⲉ ⲅⲁⲣ· ϩⲛ̅ ⲛⲉⲛⲧⲁϩ‐ <text:line-break/><text:span text:style-name="T1"> </text:span><text:span text:style-name="T3">(12/13) </text:span> ⲣ̅ ⲫⲟⲣⲓ ⲛ̅ⲧⲥⲁⲣⲝ ⲛⲁⲟⲩϫⲉⲉⲓ ⲉⲣⲉ‐ <text:line-break/><text:span text:style-name="T1"> </text:span><text:span text:style-name="T3">(12/14) </text:span> ⲧⲙ̅ⲙⲉⲩⲉ ⲛ̅ⲅⲁⲣ ϫⲉ ⲛ̅ⲧⲁϩⲁϩⲁϩ ϭⲓ‐ <text:line-break/><text:span text:style-name="T1"> </text:span><text:span text:style-name="T3">(12/15) </text:span> ⲛⲉ ⲛ̅ⲧⲙⲛ̅ⲧⲉⲣⲟ ⲛ̅ⲙ̅ⲡⲏⲩⲉ· ⲛⲉⲉⲓ‐ <text:line-break/><text:span text:style-name="T1"> </text:span><text:span text:style-name="T3">(12/16) </text:span> ⲉⲧϥ̅ ⲙ̅ⲡⲉⲛⲧⲁϥⲛⲉⲩ ⲁⲣⲁϥ ⲉϥⲟⲉⲓ <text:line-break/><text:span text:style-name="T1"> </text:span><text:span text:style-name="T3">(12/17) </text:span> ⲙ̅ⲙⲁϩϥⲧⲁⲩ ⲛ̅ϩⲣⲏⲓ̈ ϩⲛ̅ ⲙ̅ⲡⲏⲩⲉ §ⲛⲉ‐ <text:line-break/><text:span text:style-name="T1"> </text:span><text:span text:style-name="T3">(12/18) </text:span> ⲉⲓ ⲛ̅ⲧⲁⲣⲛ̅ⲥⲁⲧⲙⲟⲩ ⲁϩⲛ̅ⲣ̅ ⲗⲩⲡⲓ ⲛ̅ⲧⲁ‐ <text:line-break/><text:span text:style-name="T1"> </text:span><text:span text:style-name="T3">(12/19) </text:span> ⲣⲉϥⲛⲉⲩ ⲇⲉ ⲁⲣⲁⲛ ϫⲉ ⲁϩⲛ̅ⲣ̅ ⲗⲩⲡⲉⲓ <text:line-break/><text:span text:style-name="T1"> </text:span><text:span text:style-name="T3">(12/20) </text:span> ⲡⲁϫⲉϥ· ϫⲉ ⲉⲧⲃⲉ ⲡⲉⲉⲓ ϯϫⲟⲩ ⲙ̅‐ <text:line-break/><text:span text:style-name="T1"> </text:span><text:span text:style-name="T3">(12/21) </text:span> ⲙⲁⲥ ⲛ̅ⲛⲏⲧⲛ̅ ϫⲉⲕⲁⲥ ⲉⲣⲉⲧⲛⲁ‐ <text:line-break/><text:span text:style-name="T1"> </text:span><text:span text:style-name="T3">(12/22) </text:span> ⲥⲟⲩⲱⲛ ⲧⲏⲛⲉ· ⲧⲙⲛ̅ⲧⲉⲣⲟ ⲅⲁⲣ <text:line-break/><text:span text:style-name="T1"> </text:span><text:span text:style-name="T3">(12/23) </text:span> ⲛⲙⲡⲏⲩⲉ ⲉⲥⲉⲓⲛⲉ ⲛ̅ⲛⲟⲩϩⲙ̅ⲥ ⲉ‐ <text:line-break/><text:span text:style-name="T1"> </text:span><text:span text:style-name="T3">(12/24) </text:span> ⲁϥⲣⲱⲧ ϩⲛ̅ⲛ ⲟⲩⲥⲱϣⲉ· ⲁⲩⲱ ⲡⲉ‐ <text:line-break/><text:span text:style-name="T1"> </text:span><text:span text:style-name="T3">(12/25) </text:span> ⲉⲓ ⲛ̅ⲧⲁⲣⲉϥϫⲉⲧⲉ· ⲁϥⲥⲓⲧⲉ ⲙ̅ⲡⲉϥ‐ <text:line-break/><text:span text:style-name="T1"> </text:span><text:span text:style-name="T3">(12/26) </text:span> ⲕⲁⲣⲡⲟⲥ ⲁⲩⲱ ⲁⲛ ⲁϥⲙⲟⲩϩ ⲛ̅ⲧⲥⲱ‐ <text:line-break/><text:span text:style-name="T1"> </text:span><text:span text:style-name="T3">(12/27) </text:span> ϣⲉ ⲛ̅ϩⲛ̅ϩⲙ̅ⲥ· ⲁⲕⲉⲣⲁⲙⲡⲉ· ⲛ̅ⲧⲱ‐ <text:line-break/><text:span text:style-name="T1"> </text:span><text:span text:style-name="T3">(12/28) </text:span> ⲧⲛ̅ ϩⲱⲧ· ⲧⲏⲛⲉ ϭⲉⲡⲏ· ⲁⲧⲣⲉⲧⲛ̅ⲱϩⲥ̅ <text:line-break/><text:span text:style-name="T1"> </text:span><text:span text:style-name="T3">(12/29) </text:span> ⲛⲏⲧⲛ̅ ⲛ̅ⲛⲟⲩϩⲙ̅ⲥ· ⲛ̅ⲱⲛϩ̅· ϫⲉⲕⲁ·‐ <text:line-break/><text:span text:style-name="T1"> </text:span><text:span text:style-name="T3">(12/30) </text:span> ⲥⲉ ⲉⲣⲉⲧⲛⲁⲙⲟⲩϩ ⲁⲃⲁⲗ· ϩⲛ̅ ⲧⲙⲛ̅ⲧ‐ <text:line-break/><text:span text:style-name="T1"> </text:span><text:span text:style-name="T3">(12/31) </text:span> ⲣ̅ⲣⲟ· §ⲁⲩⲱ ⲉⲫⲟⲥⲟⲛ ⲙⲉⲛ ⲉⲉⲓϣⲟⲟⲡ <text:line-break/><text:span text:style-name="T1"> </text:span><text:span text:style-name="T3">(12/32) </text:span> ϩⲁⲧⲉ ⲧⲏⲛⲉ· ⲡⲣⲟⲥⲉⲭⲉ ⲁⲣⲁⲉⲓ <text:line-break/><text:span text:style-name="T1"> </text:span><text:span text:style-name="T3">(12/33) </text:span> ⲁⲩⲱ ⲛ̅ⲧⲉⲧⲛ̅ⲡⲉⲓⲑⲉ ⲛⲏⲉⲓ· ⲡⲥⲁ‐ <text:line-break/><text:span text:style-name="T1"> </text:span><text:span text:style-name="T3">(12/34) </text:span> ⲡ̅ ⲛ̅ⲇⲉ· ⲉϯⲛⲁⲟⲩⲁⲉⲓⲉ ⲁⲣⲱⲧⲛ̅ <text:line-break/><text:span text:style-name="T1"> </text:span><text:span text:style-name="T3">(12/35) </text:span> ⲉⲣⲓ ⲡⲁⲙⲉⲉⲩⲉ· ⲉⲣⲓ ⲡⲁⲙⲉⲉⲩⲉ ⲇⲉ <text:line-break/><text:span text:style-name="T1"> </text:span><text:span text:style-name="T3">(12/36) </text:span> ⲁⲃⲁⲗ ϫⲉ ⲛⲉⲉⲓϣⲟⲟⲡ ϩⲁⲧⲛ̅ ⲧⲏⲛⲉ <text:line-break/><text:span text:style-name="T1"> </text:span><text:span text:style-name="T3">(12/37) </text:span> ⲙ̅ⲡⲉⲧⲛ̅ⲥⲟⲩⲱⲛⲧ· ⲥⲉⲛⲁϣⲱ‐ <text:line-break/><text:span text:style-name="T1"> </text:span><text:span text:style-name="T3">(12/38) </text:span> ⲡⲉ ⲙ̅ⲙⲁⲕⲁⲣⲓⲟⲥ ⲛ̅ϭⲓ ⲛⲉⲛⲧⲁϩ‐ <text:line-break/><text:span text:style-name="T1"> </text:span><text:span text:style-name="T3">(12/39) </text:span> ⲥⲟⲩⲱⲛⲧ̅· ⲟⲩⲁⲉⲓ ⲛ̅ⲛⲉⲉⲓ ⲛ̅ⲧⲁϩ‐ <text:line-break/><text:span text:style-name="T1"> </text:span><text:span text:style-name="T3">(12/40) </text:span> ⲥⲱⲧⲙ̅ ⲁⲩⲱ ⲙ̅ⲡⲟⲩⲣ̅ ⲡⲓⲥⲧⲉⲩⲉ· ⲥⲉ‐ <text:line-break/><text:span text:style-name="T1"> </text:span><text:span text:style-name="T3">(12/41) </text:span> ⲛⲁϣⲱⲡⲉ· ⲙ̅ⲙⲁⲕⲁⲣⲓⲟⲥ ⲛ̅ϭⲓ ⲛⲉ‐ <text:line-break/><text:span text:style-name="T1"> </text:span><text:span text:style-name="T3">(13/1) </text:span> ⲧⲉ ⲙ̅ⲡⲟⲩⲛⲉⲩ ⲁ[ⲗⲗ]ⲁ̣ ⲁⲩ̣[ⲛⲁϩⲧⲉ] <text:line-break/><text:span text:style-name="T1"> </text:span><text:span text:style-name="T3">(13/2) </text:span> §ⲁⲩⲱ ⲉⲧⲓ ⲁⲛ ϯⲣ̣ [ⲡⲓ]ⲑⲉ̣ ⲙ̣ⲙ̣[ⲱ]‐ <text:line-break/><text:span text:style-name="T1"> </text:span><text:span text:style-name="T3">(13/3) </text:span> ⲧⲛ̅ ϯⲟⲩⲱⲛϩ̅ ⲅⲁ[ⲣ] ⲁⲃⲁⲗ ⲛ̅ⲛⲏⲧⲛ̣̅ <text:line-break/><text:span text:style-name="T1"> </text:span><text:span text:style-name="T3">(13/4) </text:span> ⲉⲉⲓⲕⲱⲧ· ⲛ̅ⲛⲟⲩⲏⲉⲓ̈ ⲉϥⲣ̅ ϣⲉⲩ̣ <text:line-break/><text:span text:style-name="T1"> </text:span><text:span text:style-name="T3">(13/5) </text:span> ⲛⲏⲧⲛ̅· ⲙ̅ⲡϣⲁ· [.] ⲉⲣⲉⲧⲛ̅ϫⲓ ϩⲁⲉⲓ‐ <text:line-break/><text:span text:style-name="T1"> </text:span><text:span text:style-name="T3">(13/6) </text:span> ⲃⲉⲥ ϩⲁⲣⲁϥ· ⲛ̅ⲑ̣[ϩ]ⲉ ⲉⲧϥⲛⲁϣ ⲱ‐ <text:line-break/><text:soft-page-break/><text:span text:style-name="T1"> </text:span><text:span text:style-name="T3">(13/7) </text:span> ϩⲉ ⲁⲣⲉⲧϥ̅ ⲙ̅ⲡⲏⲉ[ⲓ̈] ⲛ̣̅ⲛⲉⲧϩⲓ̈ⲧⲟⲩⲱⲧⲛ̅ <text:line-break/><text:span text:style-name="T1"> </text:span><text:span text:style-name="T3">(13/8) </text:span> ⲉϥⲣ̅ ⲕⲓⲛⲇⲩⲛⲉⲩⲉ [ⲁ]ϩ̣ⲁⲉⲓⲉ· ⲥⲉ ⲙ̅‐ <text:line-break/><text:span text:style-name="T1"> </text:span><text:span text:style-name="T3">(13/9) </text:span> ⲙⲁⲛ ϯϫⲟⲩ ⲙ̅ⲙ[ⲁⲥ] ⲛ̅ⲛⲏⲧⲛ̅ ϫⲉ ⲟⲩ‐ <text:line-break/><text:span text:style-name="T1"> </text:span><text:span text:style-name="T3">(13/10) </text:span> ⲁⲉⲓ ⲛ̅ⲛⲉⲉⲓ· ⲛ̅[ⲧⲁ]ϩⲟⲩⲧⲛ̅ⲛⲁⲟⲩⲧ· <text:line-break/><text:span text:style-name="T1"> </text:span><text:span text:style-name="T3">(13/11) </text:span> ⲁⲡⲓⲧⲛ̅ ⲁⲡⲉⲉⲓⲙ[ⲁ] ⲉⲧⲃⲏⲧⲟⲩ· ⲥⲉⲛⲁ‐ <text:line-break/><text:span text:style-name="T1"> </text:span><text:span text:style-name="T3">(13/12) </text:span> ϣⲱⲡⲉ ⲙ̅ⲙⲁⲕⲁⲣ[ⲓⲟ]ⲥ̣ ⲛ̅ϭⲓ ⲛⲉⲧⲛ̅ⲛⲏ‐ <text:line-break/><text:span text:style-name="T1"> </text:span><text:span text:style-name="T3">(13/13) </text:span> ⲟⲩ ⲁϩⲣⲏⲓ̈ ⲁⲣⲉⲧϥ̅ ⲙ̣̅ⲡⲓⲱⲧ· ⲉⲧⲓ ϯ‐ <text:line-break/><text:span text:style-name="T1"> </text:span><text:span text:style-name="T3">(13/14) </text:span> ϫⲡⲓⲟ ⲙ̅ⲙⲱⲧⲛ̅ ⲱ͂ ⲛⲉⲧϣⲟⲟⲡ· ⲧⲛ̅‐ <text:line-break/><text:span text:style-name="T1"> </text:span><text:span text:style-name="T3">(13/15) </text:span> ⲧⲛ̅ ⲧⲏⲛⲉ ⲁⲛⲉⲧⲉ ⲛ̅ⲥⲉϣⲟⲟⲡ· ⲉⲛ <text:line-break/><text:span text:style-name="T1"> </text:span><text:span text:style-name="T3">(13/16) </text:span> ϫⲉⲕⲁⲥ ⲉⲣⲉⲧⲛⲁϣⲱⲡⲉ· ⲙⲛ̅ ⲛⲉⲧⲉ <text:line-break/><text:span text:style-name="T1"> </text:span><text:span text:style-name="T3">(13/17) </text:span> ⲛ̅ⲥⲉϣⲟⲟⲡ ⲉⲛ· §ⲙ̅ⲡⲱⲣ· ⲁⲧⲣⲉ·‐ <text:line-break/><text:span text:style-name="T1"> </text:span><text:span text:style-name="T3">(13/18) </text:span> ⲧⲙⲛ̅ⲧⲣ̅ⲣⲟ ⲛⲙ̅ⲡⲏⲩⲉ ⲣ̅ ϫⲁⲉⲓⲉ ⲛ̅‐ <text:line-break/><text:span text:style-name="T1"> </text:span><text:span text:style-name="T3">(13/19) </text:span> ϩⲏⲧ· ⲧⲏⲛⲉ· ⲙ̅ⲡⲱⲣ ⲁϫⲓⲥⲉ ⲛ̅ϩⲏⲧ· <text:line-break/><text:span text:style-name="T1"> </text:span><text:span text:style-name="T3">(13/20) </text:span> ⲁϫⲙ̅ ⲡⲓⲟⲩⲁⲉⲓⲛ ⲛ̅ⲣⲉϥ→ⲣ̅← ⲟⲩⲁⲉⲓⲛ ⲁⲗⲗⲁ <text:line-break/><text:span text:style-name="T1"> </text:span><text:span text:style-name="T3">(13/21) </text:span> ϣⲱⲡⲉ ⲛ̅ⲧⲉⲉⲓⲙⲓⲛⲉ· ⲁϩⲟⲩⲛ ⲁⲣⲱ‐ <text:line-break/><text:span text:style-name="T1"> </text:span><text:span text:style-name="T3">(13/22) </text:span> ⲧⲛ̅ ⲟⲩⲁⲉⲧ· ⲧⲏⲛⲉ ⲛ̅ⲧⲁϩⲉ ϩⲱⲱⲧ· <text:line-break/><text:span text:style-name="T1"> </text:span><text:span text:style-name="T3">(13/23) </text:span> ⲁϩⲟⲩⲛ ⲁⲣⲱⲧⲛ̅ ⲁϩⲓ̈ⲧⲉⲉⲓⲧ· ⲛⲏ‐ <text:line-break/><text:span text:style-name="T1"> </text:span><text:span text:style-name="T3">(13/24) </text:span> ⲧⲛ̅· ϩⲁ ⲡⲥⲁϩⲟⲩⲉ ϫⲉⲕⲁⲥⲉ ⲛ̅ⲧⲱ‐ <text:line-break/><text:span text:style-name="T1"> </text:span><text:span text:style-name="T3">(13/25) </text:span> ⲧⲛ̅ ⲉⲣⲉⲧⲛⲁⲟⲩϫⲉⲉⲓ· <text:line-break/><text:span text:style-name="T1"> </text:span><text:span text:style-name="T3">(13/26) </text:span> §ⲡⲉⲧⲣⲟⲥ ⲛ̅ⲇⲉ ⲁϥⲟⲩⲱϣⲃ̅ ⲛ̅‐ <text:line-break/><text:span text:style-name="T1"> </text:span><text:span text:style-name="T3">(13/27) </text:span> ⲛⲁϩⲣⲛ̅ ⲛⲉⲉⲓ ⲡⲁ[ϫ]ⲉϥ ϫⲉ ϩⲛ̅‐ <text:line-break/><text:span text:style-name="T1"> </text:span><text:span text:style-name="T3">(13/28) </text:span> ⲥⲁⲡ ⲙⲉⲛ ⲕⲣ̅ ⲡⲣⲟ̣ⲧⲣⲉⲡⲉ ⲙ̅‐ <text:line-break/><text:span text:style-name="T1"> </text:span><text:span text:style-name="T3">(13/29) </text:span> ⲙⲁⲛ ⲁϩⲟⲩⲛ ⲁⲧⲙⲛ̅ⲧⲣ̅ⲣⲟ ⲛ̅ⲙ̅ <text:line-break/><text:span text:style-name="T1"> </text:span><text:span text:style-name="T3">(13/30) </text:span> ⲡⲏⲩⲉ ϩⲉⲛⲕⲉⲥⲁⲡ ⲁⲛ ⲕⲥⲧⲟ <text:line-break/><text:span text:style-name="T1"> </text:span><text:span text:style-name="T3">(13/31) </text:span> ⲙ̅ⲙⲁⲛ ⲁⲃⲁⲗ· ⲡϫⲁⲉⲓⲥ ϩⲛ̅ⲥⲁⲡ· <text:line-break/><text:span text:style-name="T1"> </text:span><text:span text:style-name="T3">(13/32) </text:span> ⲙⲉⲛ ⲕⲣ̅ ⲡⲓⲑⲉ ⲁⲩⲱ ⲕⲥⲱⲕ· ⲙ̅ⲙⲁⲛ <text:line-break/><text:span text:style-name="T1"> </text:span><text:span text:style-name="T3">(13/33) </text:span> ⲁϩⲟⲩⲛ ⲁⲧⲡⲓⲥⲧⲓⲥ ⲁⲩⲱ ⲕϣⲡⲱⲡ <text:line-break/><text:span text:style-name="T1"> </text:span><text:span text:style-name="T3">(13/34) </text:span> ⲛⲉⲛ ⲙ̅ⲡⲱⲛϩ̅ ϩⲛⲕⲉⲥⲁⲡ ⲁⲛ ⲕϩⲃⲁⲣ‐ <text:line-break/><text:span text:style-name="T1"> </text:span><text:span text:style-name="T3">(13/35) </text:span> ⲃⲣ̅ ⲙ̅ⲙⲁⲛ ⲁⲃⲁⲗ ⲛ̅ⲧⲙⲛ̅ⲧⲉⲣⲟ <text:line-break/><text:span text:style-name="T1"> </text:span><text:span text:style-name="T3">(13/36) </text:span> ⲛ̅ⲙ̅ⲡⲏⲩⲉ §ⲁ·ⲡϫⲁⲉⲓⲥ ⲇⲉ ⲟⲩⲱ‐ <text:line-break/><text:span text:style-name="T1"> </text:span><text:span text:style-name="T3">(13/37) </text:span> ϣⲃ̅ ⲡⲁϫⲉϥ ⲛⲉⲛ ϫⲉ ⲁϩⲓ̈ϯ ⲛⲏⲧⲛ̅ <text:line-break/><text:span text:style-name="T1"> </text:span><text:span text:style-name="T3">(13/38) </text:span> ⲛ̅ⲧⲡⲓⲥⲧⲓⲥ ⲛ̅ϩⲁϩ ⲛ̅ⲥⲁⲡ· ⲛ̅ϩⲟⲩⲟ <text:line-break/><text:span text:style-name="T1"> </text:span><text:span text:style-name="T3">(13/39) </text:span> ⲇⲉ ⲁϩⲓ̈ⲟⲩⲁⲛⲉϩⲧ̅ ⲛⲉⲕ ⲁⲃⲁⲗ <text:line-break/><text:span text:style-name="T1"> </text:span><text:span text:style-name="T3">(14/1) </text:span> [ⲱ ⲓⲁ]ⲕⲕ[ⲱ]ⲃⲟⲥ ⲁⲩⲱ ⲙ̅ⲡⲉⲧⲛ̅‐ <text:line-break/><text:span text:style-name="T1"> </text:span><text:span text:style-name="T3">(14/2) </text:span> ⲥ̣ⲟ̣ⲩⲱⲛⲧ̅ ⲡⲁⲗⲓⲛ ⲁⲛ ϯⲛⲟⲩ ϯ‐ <text:line-break/><text:span text:style-name="T1"> </text:span><text:span text:style-name="T3">(14/3) </text:span> ⲛⲉⲩ ⲁⲣⲱ[ⲧ]ⲛ̅· ⲉⲣⲉⲧⲛ̅ⲣⲉϣⲉ ⲛ̅ϩⲁϩ <text:line-break/><text:span text:style-name="T1"> </text:span><text:span text:style-name="T3">(14/4) </text:span> ⲛ̅ⲥⲁⲡ ⲁⲩⲱ̣ ⲉⲣⲉⲧⲛ̅ϣⲁⲛⲣ̅ ϣⲓⲗⲁⲣⲟⲥ <text:line-break/><text:span text:style-name="T1"> </text:span><text:span text:style-name="T3">(14/5) </text:span> ⲁϩⲣⲏⲓ̈ ⲁϫⲙ̅ [ⲡ]ϣⲡⲱⲡ ⲙ̅ⲡⲱⲛⲉϩ <text:line-break/><text:span text:style-name="T1"> </text:span><text:span text:style-name="T3">(14/6) </text:span> ϣⲁⲣⲉⲧⲛ̅ⲱ[ⲕ]ⲙ̅ ⲇⲉ· ⲁⲩⲱ ⲛ̅ⲧⲉⲧⲛ̅ⲣ̅ <text:line-break/><text:span text:style-name="T1"> </text:span><text:span text:style-name="T3">(14/7) </text:span> ⲗⲩⲡⲓ ⲉⲩϣ[ⲁ]ⲛ̣ⲧⲥⲉⲃⲉ ⲧⲏⲛⲉ ⲁⲃⲁⲗ <text:line-break/><text:span text:style-name="T1"> </text:span><text:span text:style-name="T3">(14/8) </text:span> ⲁⲧⲙⲛ̅ⲧⲣ̅ⲣ̣[ⲟ] ⲛ̅ⲧⲱⲧⲛ̅ ⲛ̅ⲇⲉ ⲛ̅ϩⲣⲏⲓ̈ <text:line-break/><text:span text:style-name="T1"> </text:span><text:span text:style-name="T3">(14/9) </text:span> ϩⲛ̅ ⲧⲡⲓⲥⲧⲓⲥ [ⲙⲛ] ⲡⲥⲁⲩⲛⲉ ϩⲁⲧⲉⲧⲛ̅ϫⲓ <text:line-break/><text:span text:style-name="T1"> </text:span><text:span text:style-name="T3">(14/10) </text:span> ⲁⲣⲱⲧⲛ· ⲙ̅ⲡ̣ⲱⲛϩ̅· ⲉⲣⲓ ⲕⲁⲧⲁⲫⲣⲟⲛⲓ <text:line-break/><text:span text:style-name="T1"> </text:span><text:span text:style-name="T3">(14/11) </text:span> ϭⲉ· ⲙ̅ⲡⲧⲥ̣[ⲧ]ⲟ̣ ⲁⲃⲁⲗ· ⲉⲣⲉⲧⲛ̅ϣⲁⲛ‐ <text:line-break/><text:span text:style-name="T1"> </text:span><text:span text:style-name="T3">(14/12) </text:span> ⲥⲱⲧⲙ̅ ⲁⲣⲁ[ϥ] ⲛ̅ⲧⲉⲧⲛ̅ⲥⲱⲧⲙ̅ ⲛ̅ⲇⲉ <text:line-break/><text:span text:style-name="T1"> </text:span><text:span text:style-name="T3">(14/13) </text:span> ⲁⲡⲉϣⲡⲱⲡ̣ ⲧ̣ⲉⲗⲏⲗ ⲙ̅ⲙⲱⲧⲛ̅ ⲛ̅ϩⲟⲩⲟ <text:line-break/><text:span text:style-name="T1"> </text:span><text:span text:style-name="T3">(14/14) </text:span> ⲥⲉ· ⲙ̅ⲙⲁ[ⲛ] ϯϫⲟⲩ ⲙ̅ⲙⲁⲥ ⲛⲏⲧⲛ̅ <text:line-break/><text:soft-page-break/><text:span text:style-name="T1"> </text:span><text:span text:style-name="T3">(14/15) </text:span> ϫⲉ ⲡⲉⲧⲛⲁϫⲓ ⲁⲣⲁϥ ⲙ̅ⲡⲱⲛϩ̅ ⲁⲩⲱ <text:line-break/><text:span text:style-name="T1"> </text:span><text:span text:style-name="T3">(14/16) </text:span> ⲛ̅ϥⲡⲓⲥⲧⲉⲩⲉ· ⲁⲧⲙⲛ̅ⲧⲣ̅ⲣⲟ ⲛ̅ϥⲛⲁ‐ <text:line-break/><text:span text:style-name="T1"> </text:span><text:span text:style-name="T3">(14/17) </text:span> ⲉⲓ ⲉⲛ ⲁⲃⲁⲗ ⲛ̅ϩⲏⲧⲥ̅· ⲁⲛⲏϩⲉ· ⲟⲩⲧⲉ <text:line-break/><text:span text:style-name="T1"> </text:span><text:span text:style-name="T3">(14/18) </text:span> ⲕⲁⲛ ⲉⲣⲉϣⲁⲛⲡⲓⲱⲧ ⲟⲩⲱϣⲉ <text:line-break/><text:span text:style-name="T1"> </text:span><text:span text:style-name="T3">(14/19) </text:span> ⲁⲡⲱⲧ ⲛ̅ⲥⲱϥ §ⲛⲉⲉⲓ ϯⲛⲁϫⲟⲟⲩ ⲛ̅‐ <text:line-break/><text:span text:style-name="T1"> </text:span><text:span text:style-name="T3">(14/20) </text:span> ⲛⲏⲧⲛ̅ ϣⲁ ⲡⲓⲙⲁ· ϯⲛⲟⲩ ⲇⲉ ⲉⲉⲓⲛⲁ‐ <text:line-break/><text:span text:style-name="T1"> </text:span><text:span text:style-name="T3">(14/21) </text:span> ⲃⲱⲕ ⲁϩⲣⲏⲓ̈ ⲁⲡⲧⲟⲡⲟⲥ ⲛ̅ⲧⲁϩⲓ̈ⲉⲓ ⲙ̅‐ <text:line-break/><text:span text:style-name="T1"> </text:span><text:span text:style-name="T3">(14/22) </text:span> ⲙⲁϥ· ⲛⲧⲱⲧⲛ̅ →ⲛ̅←ⲇⲉ ⲛ̅ⲧⲁⲣⲓϭⲉⲡⲏ <text:line-break/><text:span text:style-name="T1"> </text:span><text:span text:style-name="T3">(14/23) </text:span> ⲁⲃⲱⲕ ϩⲁⲧⲉⲧⲛ̅ⲛⲁϫⲧ̅ ⲁⲃⲁⲗ· ⲁⲩⲱ <text:line-break/><text:span text:style-name="T1"> </text:span><text:span text:style-name="T3">(14/24) </text:span> ⲁⲡⲙⲁ ⲛ̅ⲧⲉⲧⲛ̅ⲧϩⲡⲁⲉⲓ ⲁⲃⲁⲗ ϩⲁ‐ <text:line-break/><text:span text:style-name="T1"> </text:span><text:span text:style-name="T3">(14/25) </text:span> ⲧⲉⲧⲛ̅ⲣ̅ ⲇⲓⲱⲕⲉ ⲛ̅ⲥⲱⲉⲓ̅· ⲉⲣⲓ <text:line-break/><text:span text:style-name="T1"> </text:span><text:span text:style-name="T3">(14/26) </text:span> ⲡⲣⲟⲥⲉⲭⲉ ⲇⲉ ⲁⲡⲉⲁⲩ ⲉⲧϭⲱϣⲧ̅ <text:line-break/><text:span text:style-name="T1"> </text:span><text:span text:style-name="T3">(14/27) </text:span> ⲁⲃⲁⲗ ϩⲏⲧ ⲁⲩⲱ ⲉϩⲁⲧⲉⲧⲛ̅ⲟⲩⲏⲛ <text:line-break/><text:span text:style-name="T1"> </text:span><text:span text:style-name="T3">(14/28) </text:span> ⲁⲡⲉⲧⲛ̅ϩⲏ̣ⲧ̣· ⲥⲱⲧⲙ̅ ⲁⲛϩⲩ̈ⲙⲛⲟⲥ <text:line-break/><text:span text:style-name="T1"> </text:span><text:span text:style-name="T3">(14/29) </text:span> ⲉⲧϭⲱϣⲧ̅ ⲁϩⲣⲏⲓ̈ ⲛ̅ϩⲣⲏⲓ̈ ϩⲛ̅ ⲙ̅ⲡⲏⲩⲉ <text:line-break/><text:span text:style-name="T1"> </text:span><text:span text:style-name="T3">(14/30) </text:span> ⲁⲛⲁⲅⲕⲏ̣ ⲅ̣ⲁⲣ· ⲁⲣⲁⲉⲓ ⲙ̅ⲡⲟⲟⲩ ⲁ‐ <text:line-break/><text:span text:style-name="T1"> </text:span><text:span text:style-name="T3">(14/31) </text:span> ⲧⲣⲁⲙⲟⲩϩ· ⲛ̅ⲥⲁ ⲟⲩⲛⲉⲙ ⲙ̅ⲡⲁⲓ̈ⲱⲧ· <text:line-break/><text:span text:style-name="T1"> </text:span><text:span text:style-name="T3">(14/32) </text:span> ⲡϩⲁⲉ ⲇⲉ ⲛ̅ϣⲉϫⲉ ⲁϩⲓ̈ϫⲟⲟϥ ⲛⲏ‐ <text:line-break/><text:span text:style-name="T1"> </text:span><text:span text:style-name="T3">(14/33) </text:span> ⲧⲛ̅ ϯⲛⲁⲡⲱⲣϫ̅ ⲁⲣⲱⲧⲛ̅ ⲁϩⲁⲟⲩ‐ <text:line-break/><text:span text:style-name="T1"> </text:span><text:span text:style-name="T3">(14/34) </text:span> ϩⲁⲣⲙⲁ ⲅⲁⲣ ⲙ̅ⲡⲛ(ⲉⲩⲙ)ⲁ ϥⲓ ⲙ̅ⲙⲁⲉⲓ ⲁϩⲣⲏⲓ̈ <text:line-break/><text:span text:style-name="T1"> </text:span><text:span text:style-name="T3">(14/35) </text:span> ⲁⲩⲱ ϫⲓⲛ̅ ϯⲛⲟⲩ ϯⲛⲁⲕⲁⲁⲕⲧ̅ ⲁ‐ <text:line-break/><text:span text:style-name="T1"> </text:span><text:span text:style-name="T3">(14/36) </text:span> ϩⲏⲩ· ϫⲉⲕⲁⲥⲉ ⲉⲉⲓⲛⲁϯ ϩⲓ̈ⲱⲱⲧ· <text:line-break/><text:span text:style-name="T1"> </text:span><text:span text:style-name="T3">(14/37) </text:span> ⲉⲣⲓ ⲡⲣⲟⲥⲉⲭⲉ ⲇⲉ· ϩⲙ̅ⲙⲁⲕⲁⲣⲓⲟⲥ <text:line-break/><text:span text:style-name="T1"> </text:span><text:span text:style-name="T3">(14/38) </text:span> ⲛⲉ ⲛⲉⲉⲓ ⲛ̅ⲧⲁϩⲣ̅ ⲉⲩⲁⲅⲅⲉⲗⲓⲍⲉ <text:line-break/><text:span text:style-name="T1"> </text:span><text:span text:style-name="T3">(14/39) </text:span> ⲙ̅ⲡϣⲏⲣⲉ ⲉⲙⲡⲁⲧϥ̅ⲉⲓ̅ ⲁⲡⲓⲧⲛ̅ <text:line-break/><text:span text:style-name="T1"> </text:span><text:span text:style-name="T3">(14/40) </text:span> ϫⲉⲕⲁⲥⲉ· ⲉⲓϣⲁⲛⲉⲓ̅ ⲉⲉⲓⲛⲁⲃⲱⲕ <text:line-break/><text:span text:style-name="T1"> </text:span><text:span text:style-name="T3">(14/41) </text:span> ⲁϩⲣⲏⲓ̈ ϩⲙ̅ⲙⲁⲕⲁⲣⲓⲟⲥ ⲛ̅ϣⲁⲙⲛ̅ⲧ <text:line-break/><text:span text:style-name="T1"> </text:span><text:span text:style-name="T3">(15/1) </text:span> ⲛ̅ⲥⲁⲡ ⲛⲉ⟦ⲉⲓ⟧ ⲛⲉⲉⲓ̣ ⲛⲧ[ⲁϩⲟⲩ]‐ <text:line-break/><text:span text:style-name="T1"> </text:span><text:span text:style-name="T3">(15/2) </text:span> ⲧⲁϣⲉ ⲁⲉⲓϣ ⲙ̅ⲙⲁⲩ ϩⲓ̈ⲧⲛ̅ ⲡϣⲏ̣[ⲣⲉ] <text:line-break/><text:span text:style-name="T1"> </text:span><text:span text:style-name="T3">(15/3) </text:span> ⲉⲙⲡⲁⲧⲟⲩϣⲱⲡⲉ· ϫⲉⲕⲁⲥⲉ ⲉⲣ̣[ⲉ]‐ <text:line-break/><text:span text:style-name="T1"> </text:span><text:span text:style-name="T3">(15/4) </text:span> ⲟⲩⲙⲉⲣⲟⲥ ϣⲱⲡⲉ ⲛⲏⲧⲛ̅ ⲛⲙ̅‐ <text:line-break/><text:span text:style-name="T1"> </text:span><text:span text:style-name="T3">(15/5) </text:span> ⲙⲉⲩ· §ⲛⲉⲉⲓ ⲛ̅ⲧⲁⲣⲉϥϫⲟⲟⲩ <text:line-break/><text:span text:style-name="T1"> </text:span><text:span text:style-name="T3">(15/6) </text:span> ⲁϥⲃⲱⲕ ⲁⲛⲁⲛ ⲛ̅ⲇⲉ ⲁⲛϭⲱⲗϫ̅ ⲡⲉⲧ <text:line-break/><text:span text:style-name="T1"> </text:span><text:span text:style-name="T3">(15/7) </text:span> ⲁⲛⲁⲕ ⲙⲛ̅ ⲡⲉⲧⲣⲟⲥ ⲁⲛϣⲱⲡ ϩⲙⲁⲧ <text:line-break/><text:span text:style-name="T1"> </text:span><text:span text:style-name="T3">(15/8) </text:span> ⲁⲩⲱ ⲁϩⲛ̅ϫⲁⲩ ⲙ̅ⲡⲛ̅ϩⲏⲧ· ⲁϩⲣⲏⲉⲓ <text:line-break/><text:span text:style-name="T1"> </text:span><text:span text:style-name="T3">(15/9) </text:span> ⲁⲙⲡⲏⲟⲩⲉ ⲁⲛⲥⲱⲧⲙ̅ ϩⲣⲏⲉⲓ ϩⲛ̅ <text:line-break/><text:span text:style-name="T1"> </text:span><text:span text:style-name="T3">(15/10) </text:span> ⲛⲉⲛⲙⲉϣϫⲉ ⲁⲩⲱ ⲁⲛⲛⲉⲩ ϩⲣⲏⲓ̈ <text:line-break/><text:span text:style-name="T1"> </text:span><text:span text:style-name="T3">(15/11) </text:span> ϩⲛ̅ ⲛⲉⲛⲃⲉⲗ· ⲁⲡϩⲣⲁⲩ ⲛ̅ϩⲙ̅ⲡⲟⲗⲉ·‐ <text:line-break/><text:span text:style-name="T1"> </text:span><text:span text:style-name="T3">(15/12) </text:span> ⲙⲟⲥ ⲁⲩⲱ ⲟⲩⲥⲙⲏ ⲛ̅ⲥⲁⲗⲡⲓⲅⲝ <text:line-break/><text:span text:style-name="T1"> </text:span><text:span text:style-name="T3">(15/13) </text:span> ⲙⲛ̅ ⲟⲩⲛⲁϭ ⲛ̅ϣⲧⲁⲣⲧⲣ̅· §ⲁⲩⲱ ⲛ̅‐ <text:line-break/><text:span text:style-name="T1"> </text:span><text:span text:style-name="T3">(15/14) </text:span> ⲧⲁⲣⲛ̅{ⲟⲩ}ⲟⲩⲱⲧⲃ̅ ⲁϩⲣⲏⲓ̈ ⲙ̅ⲡⲃⲗ̅ ⲙ̅‐ <text:line-break/><text:span text:style-name="T1"> </text:span><text:span text:style-name="T3">(15/15) </text:span> ⲡⲙⲁ ⲉⲧⲙ̅ⲙⲉⲩ ⲁϩⲛ̅ϫⲁⲩ ⲙ̅ⲡⲛ̅‐ <text:line-break/><text:span text:style-name="T1"> </text:span><text:span text:style-name="T3">(15/16) </text:span> ⲛⲟⲩⲥ ⲁϩⲣⲏⲓ̈ ⲛ̅ϩⲟⲩⲟ ⲁⲩⲱ ⲁϩⲛ̅‐ <text:line-break/><text:span text:style-name="T1"> </text:span><text:span text:style-name="T3">(15/17) </text:span> ⲛⲉⲩ ϩⲛ̅ ⲛⲉⲛⲃⲉⲗ· ⲁⲩⲱ ⲁⲛⲥⲱⲧⲙ̅ <text:line-break/><text:span text:style-name="T1"> </text:span><text:span text:style-name="T3">(15/18) </text:span> ϩⲣⲏⲓ̈ ϩⲛ ⲛⲉⲛⲙⲉϣϫⲉ· ⲁϩⲛ̅ϩⲩⲙⲛⲟⲥ <text:line-break/><text:span text:style-name="T1"> </text:span><text:span text:style-name="T3">(15/19) </text:span> ⲙⲛ̅ ϩⲛ̅ⲥⲙⲟⲩ ⲛ̅ⲛⲁⲅ·ⲅⲉⲗⲟⲥ ⲁⲩⲱ <text:line-break/><text:span text:style-name="T1"> </text:span><text:span text:style-name="T3">(15/20) </text:span> ⲉⲩⲧⲉⲗⲏⲗ ⲛ̅ϩⲉⲛ·ⲁⲅⲅⲉⲗⲟⲥ ⲁⲩⲱ <text:line-break/><text:soft-page-break/><text:span text:style-name="T1"> </text:span><text:span text:style-name="T3">(15/21) </text:span> ϩⲉⲛⲙⲛ̅ⲧⲛⲁϭ· ⲛⲙⲡⲏⲩⲉ ⲛⲉⲩ‐ <text:line-break/><text:span text:style-name="T1"> </text:span><text:span text:style-name="T3">(15/22) </text:span> ⲣ̅ ϩⲩⲙⲛⲉⲓ ⲡⲉ ⲁⲩⲱ ⲁⲛ·ⲁⲛ ϩⲱⲱⲛ <text:line-break/><text:span text:style-name="T1"> </text:span><text:span text:style-name="T3">(15/23) </text:span> ⲁⲛⲧⲉⲗⲏⲗ ⲙ̅ⲙⲁⲛ §ⲙⲛ̅ⲛ̅ⲥⲁ ⲛⲉⲉⲓ <text:line-break/><text:span text:style-name="T1"> </text:span><text:span text:style-name="T3">(15/24) </text:span> ⲁⲛ ⲁϩⲛ̅ⲟⲩⲱϣⲉ· ⲁϫⲁⲩ ⲙ̅ⲡⲉⲛ‐ <text:line-break/><text:span text:style-name="T1"> </text:span><text:span text:style-name="T3">(15/25) </text:span> ⲡⲛ(ⲉⲩⲛ)ⲁ· ⲁⲡⲥⲁ ⲛⲧⲡⲉ· ⲁⲣⲉⲧϥ̅ ⲛ̅ⲧⲙⲛⲧ‐ <text:line-break/><text:span text:style-name="T1"> </text:span><text:span text:style-name="T3">(15/26) </text:span> ⲛⲁϭ· ⲁⲩⲱ ⲛ̅ⲧⲁⲣⲛϣⲉ· ⲁϩⲣⲏⲓ̈ ⲙ̅ⲡⲟⲩ‐ <text:line-break/><text:span text:style-name="T1"> </text:span><text:span text:style-name="T3">(15/27) </text:span> ⲕⲁⲁⲛ· ⲁⲛⲉⲩ· ⲟⲩⲧⲉ ⲁⲥⲱⲧⲙ̅ ⲁ‐ <text:line-break/><text:span text:style-name="T1"> </text:span><text:span text:style-name="T3">(15/28) </text:span> ⲗⲁⲩⲉ· ϩⲁⲡⲕⲉϣⲱϫⲡ̅ ⲅⲁⲣ ⲙ̅‐ <text:line-break/><text:span text:style-name="T1"> </text:span><text:span text:style-name="T3">(15/29) </text:span> ⲙⲁⲑⲏⲧⲏⲥ ⲙⲟⲩⲧⲉ ⲁⲣⲁⲛ ⲁϩⲟⲩ‐ <text:line-break/><text:span text:style-name="T1"> </text:span><text:span text:style-name="T3">(15/30) </text:span> ϣⲓⲛⲧⲛ̅ ϫⲉ ⲉⲩ ⲡⲉ ⲛ̅ⲧⲁϩⲁⲧⲉⲧⲛ̅‐ <text:line-break/><text:span text:style-name="T1"> </text:span><text:span text:style-name="T3">(15/31) </text:span> ⲥⲱⲧⲙ̅ ⲁⲣⲁϥ ⲁⲃⲁⲗ ϩⲓ̈ⲧⲟⲟⲧϥ ⲙ̅‐ <text:line-break/><text:span text:style-name="T1"> </text:span><text:span text:style-name="T3">(15/32) </text:span> ⲡⲥⲁϩ· ⲁⲩⲱ ϫⲉ ⲉⲩ ⲡⲉ ⲛ̅ⲧⲁϥ‐ <text:line-break/><text:span text:style-name="T1"> </text:span><text:span text:style-name="T3">(15/33) </text:span> ϫⲟⲟϥ ⲛⲏⲧⲛ̅ ⲁⲩⲱ ϫⲉ ⲛ̅ⲧⲁϥⲃⲱⲕ <text:line-break/><text:span text:style-name="T1"> </text:span><text:span text:style-name="T3">(15/34) </text:span> ⲁⲧⲟⲛ §ⲁⲛⲁⲛ ⲛ̅ⲇⲉ ⲁϩⲛ̅ⲟⲩⲱϣⲃ̅ <text:line-break/><text:span text:style-name="T1"> </text:span><text:span text:style-name="T3">(15/35) </text:span> ⲛⲉⲩ ϫⲉ ⲁϥⲃⲱⲕ ⲁϩⲣⲏⲓ̈ ⲁⲩⲱ ϫⲉ <text:line-break/><text:span text:style-name="T1"> </text:span><text:span text:style-name="T3">(15/36) </text:span> ⲁϥϯ ⲛⲉⲛ ⲛ̅ⲛⲟⲩⲇⲉⲝⲓⲁ ⲁⲩⲱ <text:line-break/><text:span text:style-name="T1"> </text:span><text:span text:style-name="T3">(15/37) </text:span> ⲁϥϣⲡⲱⲡ ⲛⲉⲛ ⲧⲏⲣⲛ̅ ⲙ̅ⲡⲱⲛϩ̅ ⲁⲩⲱ <text:line-break/><text:span text:style-name="T1"> </text:span><text:span text:style-name="T3">(15/38) </text:span> ⲁϥϭⲱⲗⲡ ⲛⲉⲛ ⲁⲃⲁⲗ ⲛ̅ϩⲛ̅ϣⲏⲏⲣⲉ <text:line-break/><text:span text:style-name="T1"> </text:span><text:span text:style-name="T3">(15/39) </text:span> ⲉⲩⲛ̅ⲛⲏⲩ ⲙⲛ̅ⲛ̅ⲥⲱⲛ ⲉⲁϥⲣ̅ ⲕⲉⲗⲉⲩⲉ <text:line-break/><text:span text:style-name="T1"> </text:span><text:span text:style-name="T3">(16/1) </text:span> [ⲛⲉⲛ] ⲁ[ⲧⲣ]ⲉ̣ⲛⲙⲉⲣⲓⲧⲟⲩ ϩⲱⲥ ⲉⲛⲁⲟ̣[ⲩ]‐ <text:line-break/><text:span text:style-name="T1"> </text:span><text:span text:style-name="T3">(16/2) </text:span> [ϫ]ⲉ̣[ⲉⲓ] ⲉⲧⲃⲉ ⲛⲉⲧⲙ̅ⲙⲉⲩ §ⲁⲩⲱ ⲛ̅ⲧⲁ‐ <text:line-break/><text:span text:style-name="T1"> </text:span><text:span text:style-name="T3">(16/3) </text:span> ⲣⲟⲩⲥⲱⲧⲙ̅ ⲁϩⲟⲩⲣ̅ ⲡⲓⲥⲧⲉⲩⲉ ⲙⲉⲛ ⲁ‐ <text:line-break/><text:span text:style-name="T1"> </text:span><text:span text:style-name="T3">(16/4) </text:span> ⲡⲟⲩⲱⲛϩ̅ ⲁϩⲟⲩⲛⲟⲩϭⲥ· ⲛ̅ⲇⲉ ⲉⲧⲃⲉ <text:line-break/><text:span text:style-name="T1"> </text:span><text:span text:style-name="T3">(16/5) </text:span> ⲛⲉⲧⲟⲩⲛⲁϫⲡⲁⲩ ⲉⲉⲓⲟⲩⲱϣⲉ ϭⲉ <text:line-break/><text:span text:style-name="T1"> </text:span><text:span text:style-name="T3">(16/6) </text:span> ⲉⲛ· ⲁⲛⲁϫⲟⲩ ⲁⲩⲙⲛ̅ⲧⲥⲕⲁⲛⲇⲁⲗⲟⲥ <text:line-break/><text:span text:style-name="T1"> </text:span><text:span text:style-name="T3">(16/7) </text:span> ⲁϩⲓ̈ϫⲁⲩ ⲙ̅ⲡⲟⲩⲉⲉⲓ ⲡⲟⲩⲉⲉⲓ ⲁⲕⲉ‐ <text:line-break/><text:span text:style-name="T1"> </text:span><text:span text:style-name="T3">(16/8) </text:span> ⲙⲁ· ⲁⲛⲁⲕ ⲛ̅ⲇⲉ ϩⲱⲱⲧ· ⲁϩⲓ̈ⲃⲱⲕ <text:line-break/><text:span text:style-name="T1"> </text:span><text:span text:style-name="T3">(16/9) </text:span> ⲁϩⲣⲏⲓ̈ ⲉⲑⲓⲏ(ⲣⲟⲩⲥⲁ)ⲗ(ⲉ)ⲙ ⲉⲉⲓϣⲗⲏⲗ· ⲁⲧⲣⲓ‐ <text:line-break/><text:span text:style-name="T1"> </text:span><text:span text:style-name="T3">(16/10) </text:span> ϫⲡⲉ ⲟⲩⲙⲉⲣⲟⲥ ⲙⲛ̅ ⲛ̅ⲙⲣ̅ⲣⲉϯ <text:line-break/><text:span text:style-name="T1"> </text:span><text:span text:style-name="T3">(16/11) </text:span> ⲛⲉⲉⲓ ⲉⲧⲛⲁⲟⲩⲱⲛϩ̅ ⲁⲃⲁⲗ· <text:line-break/><text:span text:style-name="T1"> </text:span><text:span text:style-name="T3">(16/12) </text:span> §ϯⲣ̅ ⲡⲣⲟⲥ·ⲉⲩⲭⲉⲥⲑⲁⲓ ⲇⲉ ⲁⲧⲣⲉⲧⲉ‐ <text:line-break/><text:span text:style-name="T1"> </text:span><text:span text:style-name="T3">(16/13) </text:span> ϩⲟⲩⲉⲓⲧⲉ ϣⲱⲡⲉ ⲁⲃⲁⲗ ⲙ̅ⲙⲁⲕ <text:line-break/><text:span text:style-name="T1"> </text:span><text:span text:style-name="T3">(16/14) </text:span> ⲧⲉⲉⲓ ⲅⲁⲣ ⲧⲉ ⲑⲉ ⲉϯⲛⲁϣ ⲟⲩϫⲉ‐ <text:line-break/><text:span text:style-name="T1"> </text:span><text:span text:style-name="T3">(16/15) </text:span> ⲉⲓ̅ ϩⲱⲥ ⲉⲣⲉⲛⲉⲧⲙ̅ⲙⲉⲩ ⲛⲁϫⲓ ⲟⲩ‐ <text:line-break/><text:span text:style-name="T1"> </text:span><text:span text:style-name="T3">(16/16) </text:span> ⲁⲉⲓⲛ ⲛ̅ϩⲣⲏⲓ̈ ⲛ̅ϩⲏⲧ· ϩⲛ̅ ⲧⲁⲡⲓⲥⲧⲓⲥ <text:line-break/><text:span text:style-name="T1"> </text:span><text:span text:style-name="T3">(16/17) </text:span> ⲁⲩⲱ ⲛ̅ϩⲣⲏⲓ̈ ϩⲛ̅ ⲕⲉⲟⲩⲉⲓⲉ· ⲉⲥ‐ <text:line-break/><text:span text:style-name="T1"> </text:span><text:span text:style-name="T3">(16/18) </text:span> ⲥⲁⲧⲡ̅ ⲁⲧⲱⲉⲓ ϯⲟⲩⲱϣⲉ ⲅⲁⲣ <text:line-break/><text:span text:style-name="T1"> </text:span><text:span text:style-name="T3">(16/19) </text:span> ⲁⲧⲣⲉⲧⲱⲉⲓ ϣⲱⲡⲉ ⲉⲥϭⲁϫⲃ̅· <text:line-break/><text:span text:style-name="T1"> </text:span><text:span text:style-name="T3">(16/20) </text:span> ⲉⲣⲓ ⲁⲡⲟⲧⲟⲟⲧⲕ̅· ϭⲉ· ⲁⲧⲣⲉⲕⲧⲛ̅‐ <text:line-break/><text:span text:style-name="T1"> </text:span><text:span text:style-name="T3">(16/21) </text:span> ⲧⲱⲛⲅ̅ ⲁⲛⲉⲧⲙ̅ⲙⲉⲩ ⲁⲩⲱ ⲛⲅ̅‐ <text:line-break/><text:span text:style-name="T1"> </text:span><text:span text:style-name="T3">(16/22) </text:span> ϣⲗⲏⲗ ⲁⲧⲣⲉⲕϫⲡⲟ ⲛ̅ⲛⲟⲩⲙⲉⲣⲟⲥ <text:line-break/><text:span text:style-name="T1"> </text:span><text:span text:style-name="T3">(16/23) </text:span> ⲛⲙ̅ⲙⲉⲩ ⲁⲃⲁⲗ ⲛ̅ⲅⲁⲣ ⲛ̅ⲛⲉⲛ‐ <text:line-break/><text:span text:style-name="T1"> </text:span><text:span text:style-name="T3">(16/24) </text:span> ⲧⲁⲓ̈ϫⲟⲟⲩ ϯⲁⲡⲟⲕⲁⲗⲩⲯⲓⲥ ⲙ̅ⲡⲉ̣‐ <text:line-break/><text:span text:style-name="T1"> </text:span><text:span text:style-name="T3">(16/25) </text:span> ⲡⲥⲱ(ⲧⲏ)ⲣ ϭⲁⲗⲡⲥ̅ ⲛⲉⲛ ⲁⲃⲁⲗ· ⲉⲧⲃⲉ <text:line-break/><text:span text:style-name="T1"> </text:span><text:span text:style-name="T3">(16/26) </text:span> ⲛⲉⲧⲙ̅ⲙⲉⲩ ⲉⲛⲧⲁϣⲉ ⲁⲉⲓϣ <text:line-break/><text:span text:style-name="T1"> </text:span><text:span text:style-name="T3">(16/27) </text:span> ⲙⲉⲛ ⲛ̅ⲛⲟⲩⲙⲉⲣⲟⲥ ⲙⲛ̅ ⲛⲉⲉⲓ ⲛ̅‐ <text:line-break/><text:span text:style-name="T1"> </text:span><text:span text:style-name="T3">(16/28) </text:span> ⲧⲁϩⲟⲩⲧⲁϣⲉ ⲁⲉⲓϣ ⲛⲉⲩ ⲛⲉ{ⲉ̅ⲓ} ⲛ̅ <text:line-break/><text:soft-page-break/><text:span text:style-name="T1"> </text:span><text:span text:style-name="T3">(16/29) </text:span> ⲧⲁϩⲁⲡϫⲁⲉⲓⲥ ⲉⲉⲓⲧⲟⲩ ⲛⲉϥ ⲛ̅‐ <text:line-break/><text:span text:style-name="T1"> </text:span><text:span text:style-name="T3">(16/30) </text:span> ϣⲏⲣⲉ </text:p>
      <text:p text:style-name="P3">( codex I ) The Gospel of Truth</text:p>
      <text:p text:style-name="P2"><text:span text:style-name="T1"> </text:span><text:span text:style-name="T3">(16/31) </text:span> §ⲡⲉⲩⲁⲅⲅⲉⲗⲓⲟⲛ ⲛ̅ⲧⲙⲏⲉ· ⲟⲩⲧⲉⲗⲏⲗ ⲡⲉ <text:line-break/><text:span text:style-name="T1"> </text:span><text:span text:style-name="T3">(16/32) </text:span> ⲛ̅ⲛⲉⲉⲓ ⲛ̅ⲧⲁϩϫⲓ ⲡⲓϩⲙⲁⲧ· ⲁⲃⲁⲗ ϩⲓ̈ⲧⲟⲟⲧϥ̅ <text:line-break/><text:span text:style-name="T1"> </text:span><text:span text:style-name="T3">(16/33) </text:span> ⲙ̅ⲡⲓⲱⲧ ⲛ̅ⲧⲉ ⲧⲙⲏⲉ· ⲁⲧⲣⲟⲩⲥⲟⲩⲱⲛϥ̅ <text:line-break/><text:span text:style-name="T1"> </text:span><text:span text:style-name="T3">(16/34) </text:span> ϩⲛ̅ ⲧϭⲁⲙ ⲙ̅ⲡⲓϣⲉϫⲉ ⲛ̅ⲧⲁϩⲓ̈ ⲉⲃⲁⲗ ϩⲛ̅ <text:line-break/><text:span text:style-name="T1"> </text:span><text:span text:style-name="T3">(16/35) </text:span> ⲡⲓⲡⲗⲏⲣⲱⲙⲁ ⲡⲉⲉⲓ ⲉⲧϩⲛ̅ ⲡⲓⲙⲉⲉⲩⲉ <text:line-break/><text:span text:style-name="T1"> </text:span><text:span text:style-name="T3">(16/36) </text:span> ⲟⲩⲁϩⲁ ⲡⲓⲛⲟⲩⲥ ⲛ̅ⲧⲉ ⲡⲓⲱⲧ· ⲉⲧⲉ <text:line-break/><text:span text:style-name="T1"> </text:span><text:span text:style-name="T3">(16/37) </text:span> ⲡⲉⲉⲓ ⲡⲉ ⲉⲧⲟⲩϣⲉϫⲉ ⲁⲣⲁϥ ϫⲉ· <text:line-break/><text:span text:style-name="T1"> </text:span><text:span text:style-name="T3">(16/38) </text:span> ⲡⲥⲱⲧⲏⲣ· ⲉⲡⲣⲉⲛ ⲙ̅ⲫⲱⲃ ⲉⲧϥ̅ⲛⲁ‐ <text:line-break/><text:span text:style-name="T1"> </text:span><text:span text:style-name="T3">(16/39) </text:span> ⲉⲉⲓϥ· ⲡⲉ ⲁⲡⲥⲱⲧⲉ ⲛ̅ⲛⲉⲉⲓ ⲛ̅ⲧⲁϩⲣ̅ <text:line-break/><text:span text:style-name="T1"> </text:span><text:span text:style-name="T3">(17/1) </text:span> ⲁⲧⲥⲟⲩⲱⲛ ⲡⲓⲱⲧ ⲉⲡⲓⲣⲉ̣ⲛ· ⲇ̣ⲉ̣ [ⲙ]‐ <text:line-break/><text:span text:style-name="T1"> </text:span><text:span text:style-name="T3">(17/2) </text:span> ⲡⲉⲩⲁⲅⲅⲉⲗⲓⲟⲛ ⲡⲉ ⲡⲟⲩⲱⲛϩ̅ ⲁ‐ <text:line-break/><text:span text:style-name="T1"> </text:span><text:span text:style-name="T3">(17/3) </text:span> ⲃⲁⲗ ⲛ̅ⲧⲉ ϯϩⲉⲗⲡⲓⲥ ⲉⲡϭⲓⲛⲉ ⲡⲉ <text:line-break/><text:span text:style-name="T1"> </text:span><text:span text:style-name="T3">(17/4) </text:span> ⲛ̅ⲛⲉⲉⲓ· ⲉⲧⲕⲱⲧⲉ ⲛ̅ⲥⲱϥ §ⲉⲡⲓⲇⲏ· <text:line-break/><text:span text:style-name="T1"> </text:span><text:span text:style-name="T3">(17/5) </text:span> ⲡⲧⲏⲣϥ̅ ⲁⲩⲕⲁⲧⲟⲩ ⲛ̅ⲥⲁ ⲡⲉⲛⲧⲁⲩ‐ <text:line-break/><text:span text:style-name="T1"> </text:span><text:span text:style-name="T3">(17/6) </text:span> ⲉⲓ ⲁⲃⲁⲗ ⲛ̅ϩⲏⲧϥ̅ ⲁⲩⲱ ⲛⲉⲣⲉⲡⲧⲏ‐ <text:line-break/><text:span text:style-name="T1"> </text:span><text:span text:style-name="T3">(17/7) </text:span> ⲣϥ̅ ϩⲓ̈ ⲥⲁⲛϩⲟⲩⲛ ⲙ̅ⲙⲁϥ ⲡⲓⲁⲧϣⲁ‐ <text:line-break/><text:span text:style-name="T1"> </text:span><text:span text:style-name="T3">(17/8) </text:span> ⲡϥ̅ ⲛ̅ⲁⲧⲙⲉⲉⲩⲉ ⲁⲣⲁϥ ⲡⲉⲉⲓ <text:line-break/><text:span text:style-name="T1"> </text:span><text:span text:style-name="T3">(17/9) </text:span> ⲉⲧⲥⲁⲧⲡ̅ ⲁⲙⲉⲩ ⲛⲓⲙ ⲉϯⲙⲛ̅ⲧ‐ <text:line-break/><text:span text:style-name="T1"> </text:span><text:span text:style-name="T3">(17/10) </text:span> ⲁⲧⲥ{→ⲛ̅←}ⲟⲩⲱⲛ ⲡⲓⲱⲧ· ⲁⲥⲣ̅ ⲟⲩⲛⲟⲩϣⲡ̅ <text:line-break/><text:span text:style-name="T1"> </text:span><text:span text:style-name="T3">(17/11) </text:span> ⲙⲛ̅ ⲟⲩϩⲣ̅ⲧⲉ ⲡⲛⲟⲩϣⲡ̅ ⲇⲉ· ⲁϥ‐ <text:line-break/><text:span text:style-name="T1"> </text:span><text:span text:style-name="T3">(17/12) </text:span> ⲱⲣϫ̅ ⲙ̅ⲡⲣⲏⲧⲉ ⲛ̅ⲟⲩϩⲗⲁⲥⲧⲛ̅ <text:line-break/><text:span text:style-name="T1"> </text:span><text:span text:style-name="T3">(17/13) </text:span> ⲕⲁⲁⲥⲉ· ϫⲉ ⲛⲉϣⲗⲁⲩⲉ ⲛⲉⲩ <text:line-break/><text:span text:style-name="T1"> </text:span><text:span text:style-name="T3">(17/14) </text:span> ⲁⲃⲁⲗ ⲉⲧⲃⲉ ⲡⲉⲉⲓ ⲁⲥϭⲙϭⲁⲙ <text:line-break/><text:span text:style-name="T1"> </text:span><text:span text:style-name="T3">(17/15) </text:span> ⲛ̅ϭⲓ ⲧⲡⲗⲁⲛⲏ· ⲁⲥⲣ̅ ϩⲱⲃ ⲁϯϩⲩⲗⲏ <text:line-break/><text:span text:style-name="T1"> </text:span><text:span text:style-name="T3">(17/16) </text:span> ⲛ̅ⲧⲉⲥ ϩⲛ̅ⲛ ⲟⲩⲡⲉⲧϣⲟⲩⲉⲓⲧ· <text:line-break/><text:span text:style-name="T1"> </text:span><text:span text:style-name="T3">(17/17) </text:span> ⲉⲙⲡⲉⲥⲥⲟⲩⲱⲛ ⲛ̅ϯⲧⲙⲛ̅ⲧ‐ <text:line-break/><text:span text:style-name="T1"> </text:span><text:span text:style-name="T3">(17/18) </text:span> ⲙⲏⲉ· ⲁⲥϣⲱⲡⲉ ϩⲛⲛ ⲟⲩⲡⲗⲁⲥⲙⲁ <text:line-break/><text:span text:style-name="T1"> </text:span><text:span text:style-name="T3">(17/19) </text:span> ⲉⲥⲥⲁⲃⲧⲉ ϩⲛ̅ ⲧϭⲁⲙ· ϩⲛ̅ ⲟⲩⲙⲛ̅ⲧ‐ <text:line-break/><text:span text:style-name="T1"> </text:span><text:span text:style-name="T3">(17/20) </text:span> ⲥⲁⲉⲓⲉ ⲛ̅ⲧϫⲃ̅ⲃⲓⲱ ⲛ̅ϯⲧⲙⲛ̅ⲧ‐ <text:line-break/><text:span text:style-name="T1"> </text:span><text:span text:style-name="T3">(17/21) </text:span> ⲙⲏⲉ §ⲡⲉⲉⲓ ϭⲉ ⲛⲉⲩⲑⲃⲃⲓⲟ ⲛⲉϥ <text:line-break/><text:span text:style-name="T1"> </text:span><text:span text:style-name="T3">(17/22) </text:span> ⲉⲛ ⲡⲉ· ⲡⲓⲁⲧϣⲁⲡϥ̅ ⲛⲁⲧⲙⲉⲩⲉ <text:line-break/><text:span text:style-name="T1"> </text:span><text:span text:style-name="T3">(17/23) </text:span> ⲁⲣⲁϥ ⲛⲉⲟⲩⲗⲁⲩⲉ ⲅⲁⲣ ⲡⲉ ⲡⲓⲛⲟⲩ‐ <text:line-break/><text:span text:style-name="T1"> </text:span><text:span text:style-name="T3">(17/24) </text:span> ϣⲡ ⲙⲛ̅ ϯⲃ̅ϣⲉ ⲙⲛ̅ ⲡⲓⲡⲗⲁⲥⲙⲁ <text:line-break/><text:span text:style-name="T1"> </text:span><text:span text:style-name="T3">(17/25) </text:span> ⲛ̅ⲧⲉ ⲡϭⲁⲗ· ⲉϯⲙⲛ̅ⲧⲙⲏⲉ ⲉⲧ‐ <text:line-break/><text:span text:style-name="T1"> </text:span><text:span text:style-name="T3">(17/26) </text:span> ⲥⲙⲁⲛⲧ̅· ⲟⲩⲁⲧϣⲃ〈ⲧ〉ⲥ̅ ⲧⲉ· ⲟⲩⲁⲧ·‐ <text:line-break/><text:span text:style-name="T1"> </text:span><text:span text:style-name="T3">(17/27) </text:span> ϣⲧⲁⲣⲧⲣ̅ ⲧⲉ· ⲟⲩⲁⲧ〈ⲧ〉ⲥⲁⲉⲓⲁⲥ ⲧⲉ· <text:line-break/><text:span text:style-name="T1"> </text:span><text:span text:style-name="T3">(17/28) </text:span> ⲉⲧⲃⲉ ⲡⲉⲉⲓ ⲕⲁⲧⲁⲫⲣⲟⲛⲓ ⲛ̅ϯ‐ <text:line-break/><text:span text:style-name="T1"> </text:span><text:span text:style-name="T3">(17/29) </text:span> ⲡⲗⲁⲛⲏ §ⲧⲉⲉⲓ ⲧⲉ ⲑⲉ ⲙⲛ̅ⲧⲉⲥ <text:line-break/><text:span text:style-name="T1"> </text:span><text:span text:style-name="T3">(17/30) </text:span> ⲛⲟⲩⲛⲉ ⲙ̅ⲙⲉⲩ ⲁⲥϣⲱⲡⲉ ϩⲛ̅ <text:line-break/><text:span text:style-name="T1"> </text:span><text:span text:style-name="T3">(17/31) </text:span> ⲟⲩϩⲗⲁⲥⲧⲛ̅ ⲉⲡⲓⲱⲧ· ⲉⲥϣⲟⲟⲡ <text:line-break/><text:span text:style-name="T1"> </text:span><text:span text:style-name="T3">(17/32) </text:span> ⲉⲥⲥⲁⲃⲧⲉ· ⲛ̅ϩⲛ̅ⲉⲣⲅⲟⲛ ⲙⲛ̅ ϩⲛ̅‐ <text:line-break/><text:span text:style-name="T1"> </text:span><text:span text:style-name="T3">(17/33) </text:span> ⲃ̅ϣⲉ ⲙⲛ̅ ϩⲛ̅ϩⲣ̅ⲧⲉ ϣⲓⲛⲁ ϫⲉ <text:line-break/><text:span text:style-name="T1"> </text:span><text:span text:style-name="T3">(17/34) </text:span> ⲁⲃⲁⲗ· ϩⲛ̅ ⲛⲉⲉⲓ ⲛ̅ⲥⲥⲱⲕ ⲛ̅ⲛⲁ‐ <text:line-break/><text:span text:style-name="T1"> </text:span><text:span text:style-name="T3">(17/35) </text:span> ⲧⲙⲏⲧⲉ ⲛ̅ⲥⲣ̅ ⲁⲓⲭⲙⲁⲗⲱⲧⲓⲍⲉ ⲙ̅‐ <text:line-break/><text:span text:style-name="T1"> </text:span><text:span text:style-name="T3">(17/36) </text:span> ⲙⲁⲩ §ϯⲃ̅ϣⲉ ⲛ̅ⲧⲉ ϯⲡⲗⲁⲛⲏ ⲛⲉⲥ‐ <text:line-break/><text:span text:style-name="T1"> </text:span><text:span text:style-name="T3">(17/37) </text:span> ⲟⲩⲁⲛϩ̅· ⲁⲃⲁⲗ ⲉⲛ· ⲥⲟⲉⲓ ⲛ̅ⲛⲟⲩ‐ <text:line-break/><text:soft-page-break/><text:span text:style-name="T1"> </text:span><text:span text:style-name="T3">(18/1) </text:span> [....]ⲉⲛ· ϩⲁⲧⲙ̅ ⲡⲓⲱⲧ· ϯⲃ̅ϣⲉ ⲛ‐ <text:line-break/><text:span text:style-name="T1"> </text:span><text:span text:style-name="T3">(18/2) </text:span> ⲧ̣ⲁⲥϣⲱⲡⲉ· ⲉⲛ ϩⲁⲧⲙ̅ ⲡⲓⲱⲧ· ⲉⲓϣ‐ <text:line-break/><text:span text:style-name="T1"> </text:span><text:span text:style-name="T3">(18/3) </text:span> ⲡⲉ· ⲛ̅ⲧⲁⲥϣⲱⲡⲉ ϭⲉ· ⲉⲧⲃⲏⲏⲧϥ̅ <text:line-break/><text:span text:style-name="T1"> </text:span><text:span text:style-name="T3">(18/4) </text:span> ⲡⲉⲧϣⲱⲡⲉ ⲛ̅ⲧⲁϥ ⲛ̅ϩⲏⲧϥ̅ ⲡⲉ ⲡⲓⲥⲁⲩ‐ <text:line-break/><text:span text:style-name="T1"> </text:span><text:span text:style-name="T3">(18/5) </text:span> ⲛⲉ· ⲡⲉⲉⲓ ⲛ̅ⲧⲁϥⲟⲩⲱⲛϩ̅ ⲁⲃⲁⲗ· ϣⲓ‐ <text:line-break/><text:span text:style-name="T1"> </text:span><text:span text:style-name="T3">(18/6) </text:span> ⲛⲁ ⲛ̅ⲥⲃⲱⲗ ⲁⲃⲁⲗ ⲛ̅ϭⲓ ϯⲃ̅ϣⲉ <text:line-break/><text:span text:style-name="T1"> </text:span><text:span text:style-name="T3">(18/7) </text:span> ⲁⲩⲱ ⲡⲓⲱⲧ· ⲛ̅ⲥⲉⲥⲟⲩⲱⲛϥ̅ ⲉⲡⲓⲇⲏ <text:line-break/><text:span text:style-name="T1"> </text:span><text:span text:style-name="T3">(18/8) </text:span> ⲛ̅ⲧⲁⲥϣⲱⲡⲉ ⲛ̅ϭⲓ ϯⲃ̅ϣⲉ ϫⲉ ⲛⲉⲩ‐ <text:line-break/><text:span text:style-name="T1"> </text:span><text:span text:style-name="T3">(18/9) </text:span> ⲥⲁⲩⲛⲉ ⲙ̅ⲡⲓⲱⲧ ⲉⲛ· ⲧⲟⲧⲉ ⲉⲩϣⲁⲛ‐ <text:line-break/><text:span text:style-name="T1"> </text:span><text:span text:style-name="T3">(18/10) </text:span> ⲥⲟⲩⲱⲛ ⲡⲓⲱⲧ· ⲥⲛⲁϣⲱⲡⲉ ⲉⲛ ϫⲓ‐ <text:line-break/><text:span text:style-name="T1"> </text:span><text:span text:style-name="T3">(18/11) </text:span> ⲛ̅{ϫⲓ} ⲡⲓⲛⲉⲩ ⲛ̅ϭⲓ ϯⲃ̅ϣⲉ· §ⲡⲉⲉⲓ ⲡⲉⲩ‐ <text:line-break/><text:span text:style-name="T1"> </text:span><text:span text:style-name="T3">(18/12) </text:span> ⲁⲅ·ⲅⲉⲗⲓⲟⲛ ⲙ̅ⲡⲉⲧⲟⲩⲕⲱⲧⲉ ⲛ̅‐ <text:line-break/><text:span text:style-name="T1"> </text:span><text:span text:style-name="T3">(18/13) </text:span> ⲥⲱϥ ⲛ̅ⲧⲁϥⲟⲩⲁⲛϩϥ̅ ⲛ̅ⲛⲉⲧ‐ <text:line-break/><text:span text:style-name="T1"> </text:span><text:span text:style-name="T3">(18/14) </text:span> ϫⲏⲕ ⲁⲃⲁⲗ· ϩⲓ̈ⲧⲛ̅ ⲛⲓⲙⲛ̅ⲧϣⲁⲛϩⲧⲏϥ <text:line-break/><text:span text:style-name="T1"> </text:span><text:span text:style-name="T3">(18/15) </text:span> ⲛ̅ⲧⲉ ⲡⲓⲱⲧ· ⲡⲓⲙⲩⲥⲧⲏⲣⲓⲟⲛ ⲉⲑⲏⲡ <text:line-break/><text:span text:style-name="T1"> </text:span><text:span text:style-name="T3">(18/16) </text:span> ⲓⲏ(ⲥⲟⲩ)ⲥ ⲡⲉⲭⲣ(ⲓⲥⲧⲟ)ⲥ ⲡⲉⲉⲓ ⲁⲃⲁⲗ ϩⲓ̈ⲧⲟⲟⲧϥ̅ <text:line-break/><text:span text:style-name="T1"> </text:span><text:span text:style-name="T3">(18/17) </text:span> ⲁϥⲣ̅ ⲟⲩⲁⲉⲓⲛ ⲁⲛⲉⲧϩⲙ̅ ⲡⲕⲉⲕⲉⲓ <text:line-break/><text:span text:style-name="T1"> </text:span><text:span text:style-name="T3">(18/18) </text:span> ⲁⲃⲁⲗ ϩⲓ̈ⲧⲟⲟⲧⲥ̅ ⲛ̅ϯⲃ̅ϣⲉ· ⲁϥⲣ̅ ⲟⲩⲁ‐ <text:line-break/><text:span text:style-name="T1"> </text:span><text:span text:style-name="T3">(18/19) </text:span> ⲉⲓⲛ ⲁⲣⲁⲩ ⲁϥϯ ⲛ̅ⲟⲩⲙⲁⲉⲓⲧ· ⲡⲓ‐ <text:line-break/><text:span text:style-name="T1"> </text:span><text:span text:style-name="T3">(18/20) </text:span> ⲙⲁⲉⲓⲧ· ⲛ̅ⲇⲉ ⲡⲉ ϯⲙⲛ̅ⲧⲙⲏⲉ ⲉⲛ‐ <text:line-break/><text:span text:style-name="T1"> </text:span><text:span text:style-name="T3">(18/21) </text:span> ⲧⲁϥⲧⲁⲙⲁⲩ ⲁⲣⲁⲥ· §ⲉⲧⲃⲉ ⲡⲉⲉⲓ· <text:line-break/><text:span text:style-name="T1"> </text:span><text:span text:style-name="T3">(18/22) </text:span> ⲁⲥⲃⲱⲗⲕ̅ ⲁⲣⲁϥ ⲛ̅ϭⲓ ϯⲡⲗⲁⲛⲏ· ⲁⲥ‐ <text:line-break/><text:span text:style-name="T1"> </text:span><text:span text:style-name="T3">(18/23) </text:span> ⲡⲱⲧ· ⲛ̅ⲥⲱϥ ⲁⲥϩⲱϣ· ⲛ̅ϩⲏⲧϥ̅· <text:line-break/><text:span text:style-name="T1"> </text:span><text:span text:style-name="T3">(18/24) </text:span> ⲁⲥⲟⲩⲱⲥϥ̅· ⲁⲩⲁϥⲧϥ̅· ⲁⲩϣⲉ· ⲁϥ‐ <text:line-break/><text:span text:style-name="T1"> </text:span><text:span text:style-name="T3">(18/25) </text:span> ϣⲱⲡⲉ ⲛ̅ⲛⲟⲩⲧⲁϩ ⲙ̅ⲡⲓⲥⲁⲩⲛⲉ ⲛ̅‐ <text:line-break/><text:span text:style-name="T1"> </text:span><text:span text:style-name="T3">(18/26) </text:span> ⲧⲉ ⲡⲓⲱⲧ· ⲛⲧⲁϥⲧⲉⲕⲟ ϭⲉ ⲉⲛ ϫⲉ <text:line-break/><text:span text:style-name="T1"> </text:span><text:span text:style-name="T3">(18/27) </text:span> ⲁϩⲟⲩⲁⲙϥ̅ ⲛⲉⲛⲧⲁϩⲟⲩⲁⲙϥ ⲇⲉ <text:line-break/><text:span text:style-name="T1"> </text:span><text:span text:style-name="T3">(18/28) </text:span> ⲁϥϯ ⲛⲉⲩ ⲁⲧⲣⲟⲩϣⲱⲡⲉ ⲁⲩⲣⲉ‐ <text:line-break/><text:span text:style-name="T1"> </text:span><text:span text:style-name="T3">(18/29) </text:span> ϣⲉ ⲛϩⲣⲏⲓ̈ ⲛϩⲛ̅· ⲡⲓϭⲓⲛⲉ· ⲛ̅ⲧⲁϥ ⲛ̅‐ <text:line-break/><text:span text:style-name="T1"> </text:span><text:span text:style-name="T3">(18/30) </text:span> ϫⲉ ⲛⲉⲉⲓ ⲛ̅ⲧⲁϥϭⲛ̅ⲧⲟⲩ ⲛ̅ϩⲏⲧϥ̅· <text:line-break/><text:span text:style-name="T1"> </text:span><text:span text:style-name="T3">(18/31) </text:span> ⲁⲩⲱ ⲛ̅ⲧⲁϥ ⲁⲩϭⲛⲧϥ̅ ⲛ̅ϩⲏⲧⲟⲩ· §ⲡⲓ‐ <text:line-break/><text:span text:style-name="T1"> </text:span><text:span text:style-name="T3">(18/32) </text:span> ⲁⲧϣⲁⲡϥ̅ ⲛ̅ⲁⲧⲙⲉⲉⲩⲉ ⲁⲣⲁϥ· ⲡⲓ‐ <text:line-break/><text:span text:style-name="T1"> </text:span><text:span text:style-name="T3">(18/33) </text:span> ⲱⲧ· ⲡⲉⲉⲓ ⲉⲧϫⲏⲕ ⲡⲉⲉⲓ ⲛ̅ⲧⲁϩ‐ <text:line-break/><text:span text:style-name="T1"> </text:span><text:span text:style-name="T3">(18/34) </text:span> ⲧⲉⲛⲟ ⲙ̅ⲡⲧⲏⲣϥ̅ ⲉⲣⲉⲡⲧⲏⲣϥ̅ ⲛ̅‐ <text:line-break/><text:span text:style-name="T1"> </text:span><text:span text:style-name="T3">(18/35) </text:span> ϩⲏⲧϥ̅ ⲁⲩⲱ ⲡⲧⲏⲣϥ̅ ⲉϥϣⲁⲁⲧ· ⲙ̅ⲙⲁϥ <text:line-break/><text:span text:style-name="T1"> </text:span><text:span text:style-name="T3">(18/36) </text:span> ⲉⲁϥⲁⲙⲁϩⲧⲉ ⲙ̅ⲡⲓϫⲱⲕ ⲛ̅ⲧⲉⲩ <text:line-break/><text:span text:style-name="T1"> </text:span><text:span text:style-name="T3">(18/37) </text:span> ⲛ̅ϩⲏⲧϥ̅ ⲡⲉⲉⲓ ⲉⲧⲉⲙ̅ⲡⲉϥⲧⲉⲉⲓϥ <text:line-break/><text:span text:style-name="T1"> </text:span><text:span text:style-name="T3">(18/38) </text:span> ⲙ̅ⲡⲧⲏⲣϥ̅ ⲛⲉϥⲣ̅ ⲫⲑⲟⲛⲓ ⲉⲛ· ⲛ̅ϭⲓ <text:line-break/><text:span text:style-name="T1"> </text:span><text:span text:style-name="T3">(18/39) </text:span> ⲡⲓⲱⲧ· ⲉⲩ ϭⲉ ⲙ̅ⲫⲑⲟⲛⲟⲥ ⲡⲉⲧⲟⲩ‐ <text:line-break/><text:span text:style-name="T1"> </text:span><text:span text:style-name="T3">(18/40) </text:span> ⲧⲱϥ ⲙⲛ̅ ⲛⲉϥⲙⲉⲗⲟⲥ ⲉⲛⲉⲑⲉ <text:line-break/><text:span text:style-name="T1"> </text:span><text:span text:style-name="T3">(19/1) </text:span> ⲛ̅ⲅⲁⲣ ⲛ̅ⲧⲁⲡⲓⲁⲓⲱⲛ ϫ[ⲓ ⲡϫⲱⲕ] <text:line-break/><text:span text:style-name="T1"> </text:span><text:span text:style-name="T3">(19/2) </text:span> ⲛ̅ⲧⲉⲩ· ⲛⲉⲩⲛⲁϣ ⲉⲓ ⲉⲛ̣..[..] <text:line-break/><text:span text:style-name="T1"> </text:span><text:span text:style-name="T3">(19/3) </text:span> ⲡⲓⲱⲧ· ⲡⲉ ⲉϥⲁⲙⲁϩⲧ̣ⲉ ⲙ̅ⲡ̣[ⲓ]ϫⲱⲕ <text:line-break/><text:span text:style-name="T1"> </text:span><text:span text:style-name="T3">(19/4) </text:span> ⲛ̅ⲧⲉⲩ ⲛ̅ϩⲣⲏⲓ̈ ⲛ̅ϩⲏⲧϥ̅ ⲉ[ϥ]‐ <text:line-break/><text:span text:style-name="T1"> </text:span><text:span text:style-name="T3">(19/5) </text:span> ϯ ⲙⲙⲁϥ ⲛⲉⲩ ⲛ̅ⲟⲩⲥⲧⲟ ϣⲁⲣⲁϥ <text:line-break/><text:span text:style-name="T1"> </text:span><text:span text:style-name="T3">(19/6) </text:span> ⲙⲛ̅ ⲟⲩⲥⲁⲩⲛⲉ· ⲟⲩⲉⲉⲓ ϩⲛ̅ ⲟⲩ‐ <text:line-break/><text:span text:style-name="T1"> </text:span><text:span text:style-name="T3">(19/7) </text:span> ϫⲱⲕ ⲛ̅ⲧⲁϥ ⲡⲉ ⲛ̅ⲧⲁϥⲧⲥⲉⲛⲟ <text:line-break/><text:soft-page-break/><text:span text:style-name="T1"> </text:span><text:span text:style-name="T3">(19/8) </text:span> ⲙ̅ⲡⲧⲏⲣϥ̅ ⲁⲩⲱ ⲡⲧⲏⲣϥ̅ ⲉϥⲛ̅ϩⲏ‐ <text:line-break/><text:span text:style-name="T1"> </text:span><text:span text:style-name="T3">(19/9) </text:span> ⲧϥ̅· ⲁⲩⲱ ⲛⲉⲣⲉⲡⲧⲏⲣϥ̅ ϣⲁⲁⲧ· <text:line-break/><text:span text:style-name="T1"> </text:span><text:span text:style-name="T3">(19/10) </text:span> ⲙ̅ⲙⲁϥ ⲡⲉ· §ⲙ̅ⲡⲣⲏⲧⲉ ⲁⲃⲁⲗ ϩⲓ̈‐ <text:line-break/><text:span text:style-name="T1"> </text:span><text:span text:style-name="T3">(19/11) </text:span> ⲧⲟⲟⲧϥ̅ ⲛ̅ⲟⲩⲉⲉⲓ̅ ⲉⲩⲛ̅ϩⲁⲉⲓⲛⲉ <text:line-break/><text:span text:style-name="T1"> </text:span><text:span text:style-name="T3">(19/12) </text:span> ⲉⲩⲟⲉⲓ ⲛ̅ⲁⲧⲥⲁⲩⲛⲉ· ⲁⲣⲁϥ· ϣⲁϥ‐ <text:line-break/><text:span text:style-name="T1"> </text:span><text:span text:style-name="T3">(19/13) </text:span> ⲟⲩⲱϣⲉ ⲁⲧⲣⲟⲩⲥⲟⲩⲱⲛϥ̅ ⲁⲩⲱ <text:line-break/><text:span text:style-name="T1"> </text:span><text:span text:style-name="T3">(19/14) </text:span> ⲁⲧⲣⲟⲩⲙⲣ̅ⲣⲓⲧϥ̅ ⲙ̅ⲡⲓⲣⲏⲧⲉ ⲉⲩ <text:line-break/><text:span text:style-name="T1"> </text:span><text:span text:style-name="T3">(19/15) </text:span> ⲅⲁⲣ· ⲡⲉⲛⲉⲣⲉⲡⲧⲏⲣϥ̅ ϣⲁⲁⲧ· ⲙ̅‐ <text:line-break/><text:span text:style-name="T1"> </text:span><text:span text:style-name="T3">(19/16) </text:span> ⲙⲁϥ· ⲉⲓⲙⲏⲧⲓ ⲁⲡⲓⲥⲁⲩⲛⲉ· ⲁ‐ <text:line-break/><text:span text:style-name="T1"> </text:span><text:span text:style-name="T3">(19/17) </text:span> ⲡⲓⲱⲧ· ⲁϥϣⲱⲡⲉ ⲛ̅ϫⲁⲩⲙⲁⲓ̈ⲧ· <text:line-break/><text:span text:style-name="T1"> </text:span><text:span text:style-name="T3">(19/18) </text:span> ⲉϥⲥϭⲣⲁϩⲧ̅ ⲁⲩⲱ ⲉϥⲥⲣⲁϥⲧ· ⲙ̅ⲙⲁ <text:line-break/><text:span text:style-name="T1"> </text:span><text:span text:style-name="T3">(19/19) </text:span> ⲛ̅ϫⲓ ⲥⲃⲱ ⲁϥⲓ ⲁⲧⲙⲏⲧⲉ ⲁϥϫⲉ <text:line-break/><text:span text:style-name="T1"> </text:span><text:span text:style-name="T3">(19/20) </text:span> ⲡⲓϣⲉϫⲉ· ⲉϥⲟⲉⲓ ⲛ̅ⲟⲩⲥⲁϩ· <text:line-break/><text:span text:style-name="T1"> </text:span><text:span text:style-name="T3">(19/21) </text:span> ⲁⲩⲉⲓ ϣⲁⲣⲁⲉⲓ ⲛ̅ϭⲓ ⲛ̅ⲥⲟⲫⲟⲥ <text:line-break/><text:span text:style-name="T1"> </text:span><text:span text:style-name="T3">(19/22) </text:span> ⲛ̅ϩⲣⲏⲓ̈ ϩⲙ̅ ⲡⲟⲩϩⲏⲧ· ⲟⲩⲁⲉⲉ‐ <text:line-break/><text:span text:style-name="T1"> </text:span><text:span text:style-name="T3">(19/23) </text:span> ⲧⲟⲩ ⲉⲩⲡⲓⲣⲁⲍⲉ ⲙ̅ⲙⲁϥ ⲛ̅ⲧⲁϥ <text:line-break/><text:span text:style-name="T1"> </text:span><text:span text:style-name="T3">(19/24) </text:span> ⲇⲉ ⲛⲉϥϫⲡⲓⲟ ⲙ̅ⲙⲁⲩ ϫⲉ ⲛⲉ·‐ <text:line-break/><text:span text:style-name="T1"> </text:span><text:span text:style-name="T3">(19/25) </text:span> ϩⲛ̅ⲡⲉⲧϣⲟⲩⲉⲓⲧ ⲛⲉ· ⲁⲩⲙⲉⲥ‐ <text:line-break/><text:span text:style-name="T1"> </text:span><text:span text:style-name="T3">(19/26) </text:span> ⲧⲱϥ ϫⲉ ⲛⲉϩⲛ̅ⲣⲙ̅ⲛ̅ϩⲏⲧ ⲉⲛ <text:line-break/><text:span text:style-name="T1"> </text:span><text:span text:style-name="T3">(19/27) </text:span> ⲛⲉ ⲙⲁⲙⲏⲉ §ⲙⲛ̅ⲛ̅ⲥⲁ ⲛⲉⲉⲓ ⲧⲏ‐ <text:line-break/><text:span text:style-name="T1"> </text:span><text:span text:style-name="T3">(19/28) </text:span> ⲣⲟⲩ ⲁⲩⲉⲓ ϣⲁⲣⲁⲓ̈ ⲛ̅ϭⲓ ⲛ̅ⲕⲉⲕⲟⲩⲓ̈ <text:line-break/><text:span text:style-name="T1"> </text:span><text:span text:style-name="T3">(19/29) </text:span> ϣⲏⲙ· ⲛⲉⲉⲓ ⲉⲧⲉ ⲡⲱⲟⲩ ⲡⲉ· <text:line-break/><text:span text:style-name="T1"> </text:span><text:span text:style-name="T3">(19/30) </text:span> ⲡⲥⲁⲩⲛⲉ ⲙ̅ⲡⲓⲱⲧ· ⲉⲁⲩⲧⲱⲕ <text:line-break/><text:span text:style-name="T1"> </text:span><text:span text:style-name="T3">(19/31) </text:span> ⲛⲉⲁⲩϫⲓ ⲥⲃⲱ ⲁⲛⲓⲙⲟⲩⲛⲅ̅ <text:line-break/><text:span text:style-name="T1"> </text:span><text:span text:style-name="T3">(19/32) </text:span> ⲛ̅ϩⲟ ⲛ̅ⲧⲉ ⲡⲓⲱⲧ· ⲁⲩⲥⲁⲩⲛⲉ <text:line-break/><text:span text:style-name="T1"> </text:span><text:span text:style-name="T3">(19/33) </text:span> ⲁⲩⲥⲟⲩⲱⲛⲟⲩ ⲁⲩϫⲓ ⲉⲁⲩ ⲁⲩϯ <text:line-break/><text:span text:style-name="T1"> </text:span><text:span text:style-name="T3">(19/34) </text:span> ⲉⲁⲩ ⲁϥⲟⲩⲱⲛϩ̅ ⲁⲃⲁⲗ ϩⲙ̅ ⲡⲟⲩ‐ <text:line-break/><text:span text:style-name="T1"> </text:span><text:span text:style-name="T3">(19/35) </text:span> ϩⲏⲧ ⲛ̅ϭⲓ ⲡⲓϫⲱⲱⲙⲉ ⲉⲧⲁⲛϩ̅ <text:line-break/><text:span text:style-name="T1"> </text:span><text:span text:style-name="T3">(19/36) </text:span> ⲛ̅ⲧⲉ ⲛⲉⲧⲁⲛϩ̅ ⲡⲉⲉⲓ ⲉⲧⲥⲏϩ ϩⲣⲏ‐ <text:line-break/><text:span text:style-name="T1"> </text:span><text:span text:style-name="T3">(19/37) </text:span> ⲉⲓ· ϩⲙ̅ ⲡⲓⲙⲉⲉⲩⲉ· ⲟⲩⲁϩⲙ̅ ⲡⲓ‐ <text:line-break/><text:span text:style-name="T1"> </text:span><text:span text:style-name="T3">(19/38) </text:span> ⲛⲟⲩⲥ <text:line-break/><text:span text:style-name="T1"> </text:span><text:span text:style-name="T3">(20/1) </text:span> [ⲛ̅ⲧⲉ ⲡ]ⲓ̣ⲱⲧ̣· ⲁⲩⲱ ϫⲓⲛ̅ ϩⲁⲑⲏ ⲛ̅ⲧⲕⲁ‐ <text:line-break/><text:span text:style-name="T1"> </text:span><text:span text:style-name="T3">(20/2) </text:span> [ⲧⲁ]ⲃⲟ̣ⲗ〈ⲏ〉 {ϩ}ⲙ̅ⲡⲧⲏⲣϥ̅ ⲉϥⲛ̅ϩⲣⲏⲓ̈ ϩⲛ̅ <text:line-break/><text:span text:style-name="T1"> </text:span><text:span text:style-name="T3">(20/3) </text:span> ⲛⲓⲁⲧⲧⲉϩⲁⲩ ⲛ̅ⲧⲟⲟⲧϥ̅ ⲡⲉⲉⲓ· <text:line-break/><text:span text:style-name="T1"> </text:span><text:span text:style-name="T3">(20/4) </text:span> ⲉⲧⲉ ⲙⲛ̅ ϭⲁⲙ ⲛ̅ⲗⲁⲩⲉ ⲁϥⲓⲧϥ̅ ⲉⲡⲓ‐ <text:line-break/><text:span text:style-name="T1"> </text:span><text:span text:style-name="T3">(20/5) </text:span> ⲇⲏ ⲉⲥⲕⲏ ⲙ̅ⲡⲉⲧⲛⲁϥⲓⲧϥ̅ ⲛ̅ⲥⲉϩⲗ̅‐ <text:line-break/><text:span text:style-name="T1"> </text:span><text:span text:style-name="T3">(20/6) </text:span> ϩⲱⲗϥ̅ ⲉⲙⲡⲉⲗⲁⲩⲉ ϣⲟⲩⲁⲛϩ̅ <text:line-break/><text:span text:style-name="T1"> </text:span><text:span text:style-name="T3">(20/7) </text:span> ⲁⲃⲁⲗ· ϩⲛ̅ ⲛⲉⲉⲓ ⲛ̅ⲧⲁⲩⲛ̅ϩⲟⲩⲧⲟⲩ <text:line-break/><text:span text:style-name="T1"> </text:span><text:span text:style-name="T3">(20/8) </text:span> ⲁⲡⲓⲟⲩϫⲉⲉⲓ ⲉⲛⲉⲙ̅ⲡⲉϥⲉⲓ ⲉ‐ <text:line-break/><text:span text:style-name="T1"> </text:span><text:span text:style-name="T3">(20/9) </text:span> ⲧⲙⲏⲧⲉ ⲛ̅ϭⲓ ⲡ→ⲓ←ϫⲱⲱⲙⲉ ⲉⲧⲙ̅ⲙⲉⲩ <text:line-break/><text:span text:style-name="T1"> </text:span><text:span text:style-name="T3">(20/10) </text:span> ⲉⲧⲃⲉ ⲡⲉⲉⲓ ⲡⲓϣⲁⲛϩⲏⲧ· ⲡⲓⲡⲓⲥⲧⲟⲥ <text:line-break/><text:span text:style-name="T1"> </text:span><text:span text:style-name="T3">(20/11) </text:span> ⲓⲏ(ⲥⲟⲩ)ⲥ ⲁϥⲣ̅ ϣⲁⲣ→ϣ←ϩⲏⲧ· ⲉϥϣⲱⲡ ⲛ̅ⲛⲓϩⲓ̈ⲥⲉ <text:line-break/><text:span text:style-name="T1"> </text:span><text:span text:style-name="T3">(20/12) </text:span> ϩⲁⲛ̅ⲧⲉϥϥⲓ ⲙ̅ⲡⲓϫⲱⲱⲙⲉ ⲉⲧⲙ̅‐ <text:line-break/><text:span text:style-name="T1"> </text:span><text:span text:style-name="T3">(20/13) </text:span> ⲙⲉⲩ ⲉⲡⲓⲇⲏ ϥⲥⲁⲩⲛⲉ ϫⲉ ⲡⲓⲙⲟⲩ <text:line-break/><text:span text:style-name="T1"> </text:span><text:span text:style-name="T3">(20/14) </text:span> ⲛ̅ⲧⲟⲟⲧϥ̅ ⲟⲩⲱⲛϩ̅ ⲛ̅ϩⲁϩ ⲡⲉ §ⲙ̅‐ <text:line-break/><text:span text:style-name="T1"> </text:span><text:span text:style-name="T3">(20/15) </text:span> ⲡⲣⲏⲧⲉ ⲛ̅ⲛⲟⲩⲇⲓⲁⲑⲏⲕⲏ ⲉⲙ̅ⲡⲁ‐ <text:line-break/><text:span text:style-name="T1"> </text:span><text:span text:style-name="T3">(20/16) </text:span> ⲧⲟⲩⲏⲛ ⲁⲣⲁⲥ ⲉⲥϩⲏⲡ ⲛ̅ϭⲓ ϯⲟⲩⲥⲓⲁ <text:line-break/><text:soft-page-break/><text:span text:style-name="T1"> </text:span><text:span text:style-name="T3">(20/17) </text:span> ⲙ̅ⲡⲛⲉⲡ ⲙ̅ⲡⲏⲉⲓ· ⲉⲛⲧⲁϩⲙⲟⲩ <text:line-break/><text:span text:style-name="T1"> </text:span><text:span text:style-name="T3">(20/18) </text:span> ⲙ̅ⲡⲣⲏⲧⲉ ⲇⲉ ⲙ̅ⲡⲧⲏⲣϥ̅ ⲉⲧⲉ <text:line-break/><text:span text:style-name="T1"> </text:span><text:span text:style-name="T3">(20/19) </text:span> ⲛⲉϥϩⲏⲡ· ⲉⲣⲉⲡⲓⲱⲧ ⲙ̅ⲡⲧⲏⲣϥ̅ ⲟ%5 <text:line-break/><text:span text:style-name="T1"> </text:span><text:span text:style-name="T3">(20/20) </text:span> ⲛ̅ⲁϩⲟⲣⲁⲧⲟⲥ ⲉⲟⲩⲉⲉⲓ ⲁⲃⲁⲗ ⲛ‐ <text:line-break/><text:span text:style-name="T1"> </text:span><text:span text:style-name="T3">(20/21) </text:span> ϩⲏⲧϥ̅ ⲡⲉ ⲡⲉⲉⲓ· ⲉⲧⲉϣⲁⲣⲉⲙⲁ‐ <text:line-break/><text:span text:style-name="T1"> </text:span><text:span text:style-name="T3">(20/22) </text:span> ⲉⲓⲧ ⲛⲓⲙ· ⲉⲓ̅ ⲁⲃⲁⲗ· ϩⲓ̈ⲧⲟⲟⲧϥ̅ ⲉ‐ <text:line-break/><text:span text:style-name="T1"> </text:span><text:span text:style-name="T3">(20/23) </text:span> ⲧⲃⲉ ⲡⲉⲉⲓ· ⲁϥⲟⲩⲁⲛϩ̅ ⲁⲃⲁⲗ ⲛ̅ϭⲓ <text:line-break/><text:span text:style-name="T1"> </text:span><text:span text:style-name="T3">(20/24) </text:span> ⲓⲏ(ⲥⲟⲩ)ⲥ· ⲁϥϭⲁⲗⲉϥ ⲙ̅ⲡⲓϫⲱⲙⲉ· ⲉ‐ <text:line-break/><text:span text:style-name="T1"> </text:span><text:span text:style-name="T3">(20/25) </text:span> ⲧⲙ̅ⲙⲉⲩ ⲁⲩⲁϥⲧϥ̅ ⲁⲩϣⲉ· ⲁϥ‐ <text:line-break/><text:span text:style-name="T1"> </text:span><text:span text:style-name="T3">(20/26) </text:span> ⲧⲱϭⲉ ⲙ̅ⲡⲇⲓⲁⲧⲁⲅⲙⲁ ⲁⲃⲁⲗ ⲛ̅‐ <text:line-break/><text:span text:style-name="T1"> </text:span><text:span text:style-name="T3">(20/27) </text:span> ⲧⲉ ⲡⲓⲱⲧ· ϩⲓ̈ ⲡⲉⲥⲧ(ⲁⲩ̈)ⲣⲟⲥ· ⲱ͂ ⲙⲛ̅‐ <text:line-break/><text:span text:style-name="T1"> </text:span><text:span text:style-name="T3">(20/28) </text:span> ϯⲛⲁϭ ⲛ̅ⲥⲃⲱ ⲛ̅ⲧⲉⲉⲓϭⲁⲧ· ⲉϥⲥⲱⲕ <text:line-break/><text:span text:style-name="T1"> </text:span><text:span text:style-name="T3">(20/29) </text:span> ⲙ̅ⲙⲁϥ ⲁⲡⲓⲧⲛ̅ ⲁⲡⲙⲟⲩ ⲉⲣⲉⲡⲓⲱⲛϩ̅ <text:line-break/><text:span text:style-name="T1"> </text:span><text:span text:style-name="T3">(20/30) </text:span> ⲛ̅ⲁⲛⲏϩⲉ ⲧⲟ ϩⲓ̈ⲱⲱϥ ⲉⲁϥⲃⲱϣ <text:line-break/><text:span text:style-name="T1"> </text:span><text:span text:style-name="T3">(20/31) </text:span> ⲙ̅ⲙⲁϥ ⲛ̅ⲛⲓⲡⲗ̅ϭⲉ ⲉⲧⲧⲉⲕⲁⲓ̈ⲧ· <text:line-break/><text:span text:style-name="T1"> </text:span><text:span text:style-name="T3">(20/32) </text:span> ⲁϥϯ ϩⲓ̈ⲱⲱϥ ⲛ̅ⲧⲙⲛ̅ⲧⲁⲧ·ⲧⲉⲕⲟ <text:line-break/><text:span text:style-name="T1"> </text:span><text:span text:style-name="T3">(20/33) </text:span> ⲡⲉⲉⲓ· ⲉⲧⲉ ⲙⲛ̅ ϣϭⲁⲙ ⲛ̅ⲗⲁⲩⲉ <text:line-break/><text:span text:style-name="T1"> </text:span><text:span text:style-name="T3">(20/34) </text:span> ⲁϣ ϥⲓⲧϥ̅ ⲛ̅ⲧⲟⲟⲧϥ̅· ⲉⲁϥϣⲉ ⲁϩⲟⲩⲛ <text:line-break/><text:span text:style-name="T1"> </text:span><text:span text:style-name="T3">(20/35) </text:span> ⲁⲛⲓⲙⲁⲉⲓⲧ· ⲉⲧϣⲟⲩⲉⲓⲧ· ⲛ̅ⲧⲉ <text:line-break/><text:span text:style-name="T1"> </text:span><text:span text:style-name="T3">(20/36) </text:span> ⲛⲓϩⲣ̅ⲧⲉ· ⲁϥⲥⲓⲛⲉ ⲁⲃⲁⲗ ϩⲓ̈ⲧⲟⲟⲧⲟⲩ <text:line-break/><text:span text:style-name="T1"> </text:span><text:span text:style-name="T3">(20/37) </text:span> ⲛ̅ⲛⲉⲉⲓ ⲉⲧⲃⲏϣ ⲁⲃⲁⲗ· ⲛ̅ⲧⲟⲟⲧⲥ̅ <text:line-break/><text:span text:style-name="T1"> </text:span><text:span text:style-name="T3">(20/38) </text:span> ⲛ̅ⲧⲃ̅ϣⲉ· ⲉϥⲟⲉⲓ ⲛ̅ⲛⲟⲩⲥⲁⲩⲛⲉ <text:line-break/><text:span text:style-name="T1"> </text:span><text:span text:style-name="T3">(20/39) </text:span> ⲙⲛ̅ ⲟⲩϫⲱⲕ ⲉϥⲱϣ ⲛ̅ⲛⲉⲧⲛ̅ϩⲏⲧ· <text:line-break/><text:span text:style-name="T1"> </text:span><text:span text:style-name="T3">(21/1) </text:span> .[.].[...]ⲧ̣ ⲛ̣̅ⲧⲁⲣ[‐‐‐] <text:line-break/><text:span text:style-name="T1"> </text:span><text:span text:style-name="T3">(21/2) </text:span> ⲧⲥⲉⲃⲟ ⲛⲛⲉⲉⲓ· ⲉⲧⲁϫ̣ⲓ̣ ⲥ̣ⲃ̣[ⲱ] <text:line-break/><text:span text:style-name="T1"> </text:span><text:span text:style-name="T3">(21/3) </text:span> §ⲛⲉⲧⲛⲁϫⲓ ⲥⲃⲱ ⲇⲉ ⲛ̣ⲉ ⲛⲉ‐ <text:line-break/><text:span text:style-name="T1"> </text:span><text:span text:style-name="T3">(21/4) </text:span> ⲧⲁⲛϩ̅ ⲉⲧⲥⲏϩ· ⲁⲡⲓϫⲱⲱⲙⲉ̣ <text:line-break/><text:span text:style-name="T1"> </text:span><text:span text:style-name="T3">(21/5) </text:span> ⲛ̅ⲧⲉ ⲛⲉⲧⲁⲛϩ̅ ⲉⲩϫⲓ ⲥⲃⲱ· ⲁ‐ <text:line-break/><text:span text:style-name="T1"> </text:span><text:span text:style-name="T3">(21/6) </text:span> ⲣⲁⲩ ⲟⲩⲁⲉⲉⲧⲟⲩ ⲉⲩϫⲓ ⲙ̅ⲙⲁⲩ <text:line-break/><text:span text:style-name="T1"> </text:span><text:span text:style-name="T3">(21/7) </text:span> ⲛ̅ⲧⲟⲟⲧϥ̅ ⲙ̅ⲡⲓⲱⲧ· ⲉⲩⲥⲧⲟ ⲙ̅ⲙⲁⲩ <text:line-break/><text:span text:style-name="T1"> </text:span><text:span text:style-name="T3">(21/8) </text:span> ⲁⲣⲁϥ ⲛ̅ⲕⲉⲥⲁⲡ· ⲉⲡⲓⲇⲏ ⲉⲣⲉⲡ‐ <text:line-break/><text:span text:style-name="T1"> </text:span><text:span text:style-name="T3">(21/9) </text:span> ϫⲱⲕ ⲛ̅ⲧⲉ ⲡⲧⲏⲣϥ̅ ϩⲙ̅ ⲡⲓⲱⲧ· <text:line-break/><text:span text:style-name="T1"> </text:span><text:span text:style-name="T3">(21/10) </text:span> ⲁⲛⲁⲅⲕⲏ ⲁⲧⲣⲉⲡⲧⲏⲣϥ̅ ϣⲉ ⲁ‐ <text:line-break/><text:span text:style-name="T1"> </text:span><text:span text:style-name="T3">(21/11) </text:span> ϩⲣⲏⲓ̈ ϣⲁⲣⲁϥ ⲧⲟⲧⲉ ⲉⲣⲉⲡⲟⲩ‐ <text:line-break/><text:span text:style-name="T1"> </text:span><text:span text:style-name="T3">(21/12) </text:span> ⲉⲉⲓ ⲥⲁⲩⲛⲉ ϣⲁϥϫⲓ ⲛ̅ⲛⲉⲧⲉ <text:line-break/><text:span text:style-name="T1"> </text:span><text:span text:style-name="T3">(21/13) </text:span> ⲛⲟⲩϥ ⲛⲉ· ⲁⲩⲱ ϣⲁϥⲥⲱⲕ ⲙ̅‐ <text:line-break/><text:span text:style-name="T1"> </text:span><text:span text:style-name="T3">(21/14) </text:span> ⲙⲁⲩ ϣⲁⲣⲁϥ ⲡⲉⲧⲟⲉⲓ ⲅⲁⲣ ⲛ̅‐ <text:line-break/><text:span text:style-name="T1"> </text:span><text:span text:style-name="T3">(21/15) </text:span> ⲁⲧⲥⲁⲩⲛⲉ· ϥϣⲁⲁⲧ· ⲁⲩⲱ ⲟⲩ‐ <text:line-break/><text:span text:style-name="T1"> </text:span><text:span text:style-name="T3">(21/16) </text:span> ⲛⲁϭ ⲡⲉ ⲉⲧϥϣⲁⲁⲧ· ⲙ̅ⲙⲁϥ ⲉⲡⲓ‐ <text:line-break/><text:span text:style-name="T1"> </text:span><text:span text:style-name="T3">(21/17) </text:span> ⲇⲏ ⲉϥϣⲁⲁⲧ· ⲙ̅ⲡⲉⲧⲛⲁ·‐ <text:line-break/><text:span text:style-name="T1"> </text:span><text:span text:style-name="T3">(21/18) </text:span> ϫⲁⲕϥ̅ ⲉⲡⲓⲇⲏ ⲉⲣⲉⲡϫⲱⲕ ⲛ̅ⲧⲉ <text:line-break/><text:span text:style-name="T1"> </text:span><text:span text:style-name="T3">(21/19) </text:span> ⲡⲧⲏⲣϥ̅ ϣⲟⲟⲡ ϩⲙ̅ ⲡⲓⲱⲧ· ⲁⲛⲁⲅ‐ <text:line-break/><text:span text:style-name="T1"> </text:span><text:span text:style-name="T3">(21/20) </text:span> ⲕⲏ ⲛ̅ⲇⲉ ⲁⲧⲣⲉⲡⲧⲏⲣϥ̅ ϣⲉ· <text:line-break/><text:span text:style-name="T1"> </text:span><text:span text:style-name="T3">(21/21) </text:span> ⲁϩⲣⲏⲓ̈ ϣⲁⲣⲁϥ· ⲛ̅ⲧⲉⲡⲟⲩⲉⲉⲓ ⲡⲟⲩ‐ <text:line-break/><text:span text:style-name="T1"> </text:span><text:span text:style-name="T3">(21/22) </text:span> ⲉⲉⲓ {ⲡⲟⲩⲉⲉⲓ} ϫⲓ ⲛⲛⲉⲧⲉ ⲛⲟⲩϥ <text:line-break/><text:span text:style-name="T1"> </text:span><text:span text:style-name="T3">(21/23) </text:span> ⲛⲉ· ⲛ̅ⲧⲁϥⲣ̅ ϣⲣⲡ̅ ⲛ̅ⲥⲁϩⲟⲩ ⲉⲁϥ‐ <text:line-break/><text:span text:style-name="T1"> </text:span><text:span text:style-name="T3">(21/24) </text:span> ⲥⲃ̅ⲧⲱⲧⲟⲩ ⲁⲧⲉⲉⲓ ⲛ̅ⲛⲉⲉⲓ· ⲛ̅‐ <text:line-break/><text:soft-page-break/><text:span text:style-name="T1"> </text:span><text:span text:style-name="T3">(21/25) </text:span> ⲧⲁϩⲓ̈ ⲁⲃⲁⲗ ⲛ̅ϩⲏⲧϥ̅ §ⲛⲉⲉⲓ ⲛ̅‐ <text:line-break/><text:span text:style-name="T1"> </text:span><text:span text:style-name="T3">(21/26) </text:span> ⲧⲁϥⲣ̅ ϣⲁⲣⲡ̅ ⲛ̅ⲥⲁⲩⲛⲉ· ⲙ̅ⲡⲟⲩ‐ <text:line-break/><text:span text:style-name="T1"> </text:span><text:span text:style-name="T3">(21/27) </text:span> ⲣⲉⲛ ⲁⲑⲁⲏ· ⲁⲩⲙⲟⲩⲧⲉ ⲁⲣⲁⲩ <text:line-break/><text:span text:style-name="T1"> </text:span><text:span text:style-name="T3">(21/28) </text:span> ϩⲱⲥ ⲟⲩⲉⲉⲓ ⲉϥⲥⲁⲩⲛⲉ ⲛ̅ⲧⲁϥ <text:line-break/><text:span text:style-name="T1"> </text:span><text:span text:style-name="T3">(21/29) </text:span> ⲡⲉ ⲛ̅ⲧⲁϥⲧⲉⲩⲟ ⲙ̅ⲡⲉϥⲣⲉⲛ ⲛ̅‐ <text:line-break/><text:span text:style-name="T1"> </text:span><text:span text:style-name="T3">(21/30) </text:span> ϭⲓ ⲡⲓⲱⲧ· ⲡⲉⲧⲉⲙ̅ⲡⲟⲩϫⲟⲩ ⲅⲁⲣ ⲙ̅‐ <text:line-break/><text:span text:style-name="T1"> </text:span><text:span text:style-name="T3">(21/31) </text:span> ⲡⲉϥⲣⲉⲛ· ϥⲟⲉⲓ ⲛ̅ⲁⲧⲥⲁⲩⲛⲉ· <text:line-break/><text:span text:style-name="T1"> </text:span><text:span text:style-name="T3">(21/32) </text:span> ⲙ̅ⲙⲁⲛ ⲉϣ ⲛ̅ⲣⲏⲧⲉ· ⲉⲣⲉⲟⲩ‐ <text:line-break/><text:span text:style-name="T1"> </text:span><text:span text:style-name="T3">(21/33) </text:span> ⲉⲉⲓ· ⲛⲁⲥⲱⲧⲙ̅ ⲉⲙⲡⲟⲩⲱϣ ⲙ̅‐ <text:line-break/><text:span text:style-name="T1"> </text:span><text:span text:style-name="T3">(21/34) </text:span> ⲡⲉϥⲣⲉⲛ ⲡⲉⲧⲟⲉⲓ ⲅⲁⲣ ⲛ̅ⲁⲧ‐ <text:line-break/><text:span text:style-name="T1"> </text:span><text:span text:style-name="T3">(21/35) </text:span> ⲥⲁⲩⲛⲉ ϣⲁ ⲧⲑⲁⲏ· ⲟⲩⲡⲗⲁⲥⲙⲁ <text:line-break/><text:span text:style-name="T1"> </text:span><text:span text:style-name="T3">(21/36) </text:span> ⲡⲉ· ⲛ̅ⲧⲉ ⲧⲃ̅ϣⲉ· ⲁⲩⲱ ϥⲛⲁ‐ <text:line-break/><text:span text:style-name="T1"> </text:span><text:span text:style-name="T3">(21/37) </text:span> ⲃⲱⲗ ⲁⲃⲁⲗ ⲛⲙ̅ⲙⲉⲥ ⲉⲓϣⲡⲉ ⲛ̅‐ <text:line-break/><text:span text:style-name="T1"> </text:span><text:span text:style-name="T3">(21/38) </text:span> ⲙⲁ→ⲛ̣← ⲛⲓⲥⲱϣ ⲁϩⲣⲁⲩ ⲙⲛ̅ⲧⲉⲩ ⲙ̅‐ <text:line-break/><text:span text:style-name="T1"> </text:span><text:span text:style-name="T3">(22/1) </text:span> [ⲙ]ⲉ̣[ⲩ] ⲛ̅ⲛⲟⲩⲣⲉⲛ ⲙⲙⲛ̅ⲧⲉⲩ̣ <text:line-break/><text:span text:style-name="T1"> </text:span><text:span text:style-name="T3">(22/2) </text:span> ⲙ̅ⲙⲉⲩ ⲛ̅ⲧⲥⲙⲏ· ϩⲱⲥⲧⲉ ⲟⲩ‐ <text:line-break/><text:span text:style-name="T1"> </text:span><text:span text:style-name="T3">(22/3) </text:span> ⲉⲉⲓ ⲉϥϣⲁⲥⲁⲩⲛⲉ· ⲟⲩⲁⲃⲁⲗ ⲡⲉ <text:line-break/><text:span text:style-name="T1"> </text:span><text:span text:style-name="T3">(22/4) </text:span> ϩⲙ̅ ⲡⲥⲁⲛϩⲣⲉ· ⲉⲩϣⲁⲙⲟⲩⲧⲉ ⲁ‐ <text:line-break/><text:span text:style-name="T1"> </text:span><text:span text:style-name="T3">(22/5) </text:span> ⲣⲁϥ ϣⲁϥⲥⲱⲧⲙ̅ ϣⲁϥⲣ̅ ⲟⲩⲱ· <text:line-break/><text:span text:style-name="T1"> </text:span><text:span text:style-name="T3">(22/6) </text:span> ⲁⲩⲱ ϣⲁϥⲛⲁⲩϩϥ̅ ⲁⲡⲉⲧⲙⲟⲩⲧⲉ <text:line-break/><text:span text:style-name="T1"> </text:span><text:span text:style-name="T3">(22/7) </text:span> ⲁⲣⲁϥ· ⲛ̅ϥϣⲉ· ⲁϩⲣⲏⲓ̈ ϣⲁⲣⲁϥ ⲁⲩⲱ <text:line-break/><text:span text:style-name="T1"> </text:span><text:span text:style-name="T3">(22/8) </text:span> ϣⲁϥⲙ̅ⲙⲉ ϫⲉ ⲉⲩⲙⲟⲩⲧⲉ ⲁⲣⲁϥ ⲛ̅‐ <text:line-break/><text:span text:style-name="T1"> </text:span><text:span text:style-name="T3">(22/9) </text:span> ⲉϣ ⲛ̅ⲣⲏⲧⲉ· ⲉϥⲥⲁⲩⲛⲉ ϣⲁϥⲉⲓⲣⲉ <text:line-break/><text:span text:style-name="T1"> </text:span><text:span text:style-name="T3">(22/10) </text:span> ⲙ̅ⲡⲟⲩⲱϣ→ⲉ← ⲙ̅ⲡⲉⲛⲧⲁϩⲙⲟⲩⲧⲉ <text:line-break/><text:span text:style-name="T1"> </text:span><text:span text:style-name="T3">(22/11) </text:span> ⲁⲣⲁϥ ϣⲁϥⲟⲩⲱϣⲉ ⲁⲣ̅ ⲉⲛⲉϥ ϣⲁϥ‐ <text:line-break/><text:span text:style-name="T1"> </text:span><text:span text:style-name="T3">(22/12) </text:span> ϫⲓ ⲙ̅ⲧⲁⲛ· ϣⲁⲣⲉⲡⲣⲉⲛ ⲙ̅ⲡⲟⲩⲉⲉⲓ <text:line-break/><text:span text:style-name="T1"> </text:span><text:span text:style-name="T3">(22/13) </text:span> ϣⲱⲡⲉ ⲛⲉϥ ⲡⲉⲧⲛⲁⲥⲁⲩⲛⲉ ⲙ̅‐ <text:line-break/><text:span text:style-name="T1"> </text:span><text:span text:style-name="T3">(22/14) </text:span> ⲡⲓⲣⲏⲧⲉ ϣⲁ̣ϥⲙ̅ⲙⲉ· ϫⲉ ⲛ̅ⲧⲁϥⲓ ⲛ̅‐ <text:line-break/><text:span text:style-name="T1"> </text:span><text:span text:style-name="T3">(22/15) </text:span> ⲧⲟⲛ· ⲁⲩⲱ ϫⲉ ⲉϥⲛ̅ⲛⲁ ⲁⲧⲟⲛ <text:line-break/><text:span text:style-name="T1"> </text:span><text:span text:style-name="T3">(22/16) </text:span> ϣⲁϥⲙ̅ⲙⲉ ⲙ̅ⲡⲣⲏⲧⲉ ⲛ̅ⲟⲩⲉⲉⲓ· <text:line-break/><text:span text:style-name="T1"> </text:span><text:span text:style-name="T3">(22/17) </text:span> ⲉⲁϥϯϩⲉ ⲁϥⲛⲁⲩϩϥ̅ ⲁⲃⲁⲗ ϩⲙ̅ <text:line-break/><text:span text:style-name="T1"> </text:span><text:span text:style-name="T3">(22/18) </text:span> ⲡⲉϥϯϩⲉ ⲉⲁϥⲛⲁⲩϩϥ̅ ⲁⲣⲁϥ ⲟⲩ‐ <text:line-break/><text:span text:style-name="T1"> </text:span><text:span text:style-name="T3">(22/19) </text:span> ⲁⲉⲉⲧϥ̅· ⲁϥⲧⲉϩⲟ ⲛ̅ⲛⲉⲧⲉ ⲛⲟⲩϥ <text:line-break/><text:span text:style-name="T1"> </text:span><text:span text:style-name="T3">(22/20) </text:span> ⲁⲣⲉⲧⲟⲩ ⲛⲉ· §ⲁϥⲥⲧⲟ ⲛ̅ϩⲁϩ <text:line-break/><text:span text:style-name="T1"> </text:span><text:span text:style-name="T3">(22/21) </text:span> ⲁⲃⲁⲗ ϩⲛ̅ ⲧⲉⲡⲗⲁⲛⲏ ⲁϥⲥⲱⲕ <text:line-break/><text:span text:style-name="T1"> </text:span><text:span text:style-name="T3">(22/22) </text:span> ϩⲓ̈ⲑⲏ ⲙ̅ⲙⲁⲩ ϣⲁ ⲛⲓⲙⲁⲉⲓⲧ· <text:line-break/><text:span text:style-name="T1"> </text:span><text:span text:style-name="T3">(22/23) </text:span> ⲛ̅ⲧⲟⲟⲧⲟⲩ ⲛ̅ⲧⲁⲩⲕⲓⲙ ⲁⲃⲁⲗ ⲛ̅‐ <text:line-break/><text:span text:style-name="T1"> </text:span><text:span text:style-name="T3">(22/24) </text:span> ϩⲏⲧⲟⲩ ⲉⲛⲧⲁⲩϫⲓ ⲛ̅ⲧⲉⲡⲗⲁⲛⲏ <text:line-break/><text:span text:style-name="T1"> </text:span><text:span text:style-name="T3">(22/25) </text:span> ⲉⲧⲃⲉ ⲡⲓⲃⲁⲑⲟⲥ· ⲙ̅ⲡⲉⲧ{ⲁ}ⲕⲧⲁ‐ <text:line-break/><text:span text:style-name="T1"> </text:span><text:span text:style-name="T3">(22/26) </text:span> ⲉⲓⲧ· ⲁⲙⲁⲉⲓⲧ ⲛⲓⲙ· ⲉⲙⲛ̅ ⲡⲉ‐ <text:line-break/><text:span text:style-name="T1"> </text:span><text:span text:style-name="T3">(22/27) </text:span> ⲧⲕⲧⲁⲉⲓⲧ· ⲁⲣⲁϥ ⲛⲉⲩⲛⲁϭ ⲙ̅‐ <text:line-break/><text:span text:style-name="T1"> </text:span><text:span text:style-name="T3">(22/28) </text:span> ⲙⲁⲉⲓϩⲉ ⲧⲉ· ϫⲉ ⲛⲉⲩϩⲛ̅ ⲡⲓⲱⲧ· <text:line-break/><text:span text:style-name="T1"> </text:span><text:span text:style-name="T3">(22/29) </text:span> ⲉⲩⲥⲁⲩⲛⲉ ⲙ̅ⲙⲁϥ ⲉⲛ ⲁⲩⲱ ⲛⲉⲩ‐ <text:line-break/><text:span text:style-name="T1"> </text:span><text:span text:style-name="T3">(22/30) </text:span> ϭⲙϭⲁⲙ ⲛ̅ⲉⲓ ⲁⲃⲁⲗ· ⲟⲩⲁⲉⲉⲧⲟⲩ <text:line-break/><text:span text:style-name="T1"> </text:span><text:span text:style-name="T3">(22/31) </text:span> ⲡⲉ· ⲉⲡⲓⲇⲏ ⲛⲉⲩϣ ϭⲙϭⲁⲙ ⲉⲛ ⲁϣ‐ <text:line-break/><text:span text:style-name="T1"> </text:span><text:span text:style-name="T3">(22/32) </text:span> ⲱⲡ ⲁⲣⲁⲩ ⲁⲩⲱ ⲁⲥⲁⲩⲛⲉ· ⲙ̅ⲡⲉ‐ <text:line-break/><text:span text:style-name="T1"> </text:span><text:span text:style-name="T3">(22/33) </text:span> ⲧⲛⲉⲩⲛ̅ϩⲏⲧϥ̅· ⲉⲛⲉⲑⲉ ⲅⲁⲣ· ⲉ‐ <text:line-break/><text:soft-page-break/><text:span text:style-name="T1"> </text:span><text:span text:style-name="T3">(22/34) </text:span> ⲛⲉⲙ̅ⲡⲉϥⲓ ⲁⲃⲁⲗ· ⲛ̅ϩⲏⲧϥ̅ ⲛ̅ϭⲓ· <text:line-break/><text:span text:style-name="T1"> </text:span><text:span text:style-name="T3">(22/35) </text:span> ⲡⲉϥⲟⲩⲱϣⲉ ⲁϥⲟⲩⲁⲛϩ̅ϥ ⲅⲁⲣ <text:line-break/><text:span text:style-name="T1"> </text:span><text:span text:style-name="T3">(22/36) </text:span> ⲁⲃⲁⲗ· ⲁⲩⲥⲁⲩⲛⲉ ⲉⲩⲧⲏⲧ ⲛⲙ̅‐ <text:line-break/><text:span text:style-name="T1"> </text:span><text:span text:style-name="T3">(22/37) </text:span> ⲙⲉⲥ ⲧⲏⲣⲟⲩ ⲛ̅ϭⲓ ⲛⲓϯⲏ ⲛ̅ⲧⲟⲟⲧⲥ̅ <text:line-break/><text:span text:style-name="T1"> </text:span><text:span text:style-name="T3">(22/38) </text:span> §ⲉⲧⲉ ⲡⲉⲉⲓ ⲡⲉ ⲡⲓⲥⲁⲩⲛⲉ ⲛ̅ⲧⲉ <text:line-break/><text:span text:style-name="T1"> </text:span><text:span text:style-name="T3">(22/39) </text:span> ⲡⲓϫⲱⲱⲙⲉ ⲉⲧⲁⲛϩ̅ ⲉⲛⲧⲁϥ‐ <text:line-break/><text:span text:style-name="T1"> </text:span><text:span text:style-name="T3">(22/40) </text:span> ⲟⲩⲁⲛϩϥ̅· ⲛ̅ⲛⲓ‐ <text:line-break/><text:span text:style-name="T1"> </text:span><text:span text:style-name="T3">(23/1) </text:span> ⲁⲓⲱⲛ ⲁⲧⲑⲁⲏ ⲛ̅ⲛⲓ̣ⲥϩ̣ⲉ̣[ⲉⲓ ⲛⲧⲟ]‐ <text:line-break/><text:span text:style-name="T1"> </text:span><text:span text:style-name="T3">(23/2) </text:span> ⲟⲧϥ̅ ⲉϥⲟⲩⲁⲛϩ̅ ⲁⲃⲁ̣ⲗ̣· ⲉⲓ̣ϣ̣[ⲉ]‐ <text:line-break/><text:span text:style-name="T1"> </text:span><text:span text:style-name="T3">(23/3) </text:span> ϫⲉ ⲉϩⲛ̅ⲧⲟⲡⲟⲥ ⲉⲛ ⲛⲉ· ⲛ̅ⲧⲉ̣ <text:line-break/><text:span text:style-name="T1"> </text:span><text:span text:style-name="T3">(23/4) </text:span> ϩⲛ̅ⲥⲙⲏ ⲟⲩⲇⲉ ϩⲛ̅ⲥϩⲉⲉⲓ ⲉⲛ̣ <text:line-break/><text:span text:style-name="T1"> </text:span><text:span text:style-name="T3">(23/5) </text:span> ⲛⲉ· ⲉⲩϣⲁⲁⲧ· ⲛ̅ⲛⲟⲩϩⲣⲁⲩ <text:line-break/><text:span text:style-name="T1"> </text:span><text:span text:style-name="T3">(23/6) </text:span> ϣⲓⲛⲁ ⲛⲧⲉⲟⲩⲉⲉⲓ ⲁϣⲟⲩ ⲛ̅ϥ‐ <text:line-break/><text:span text:style-name="T1"> </text:span><text:span text:style-name="T3">(23/7) </text:span> ⲙⲉⲩⲉ ⲁⲩⲡⲉⲧϣⲟⲩⲉⲓⲧ· <text:line-break/><text:span text:style-name="T1"> </text:span><text:span text:style-name="T3">(23/8) </text:span> ⲁⲗⲗⲁ ϩⲛ̅ⲥϩⲉⲉⲓ ⲛⲉ ⲛ̅ⲧⲉ ϯ‐ <text:line-break/><text:span text:style-name="T1"> </text:span><text:span text:style-name="T3">(23/9) </text:span> ⲙⲛ̅ⲧⲙⲏⲉ ⲛ̅ⲧⲁⲩ ⲉⲩϣⲉϫⲉ <text:line-break/><text:span text:style-name="T1"> </text:span><text:span text:style-name="T3">(23/10) </text:span> ⲉⲩⲥⲁⲩⲛⲉ ⲙ̅ⲙⲁⲩ ⲟⲩⲁⲉⲉⲧⲟⲩ <text:line-break/><text:span text:style-name="T1"> </text:span><text:span text:style-name="T3">(23/11) </text:span> ⲉⲟⲩⲙⲉ〈ⲉⲩⲉ〉 ⲉϥϫⲏⲕ ⲡⲉ ⲡⲥϩⲉⲉⲓ <text:line-break/><text:span text:style-name="T1"> </text:span><text:span text:style-name="T3">(23/12) </text:span> ⲡⲥϩⲉⲉⲓ ⲙ̅ⲡⲣⲏⲧⲉ ⲛ̅ⲛⲟⲩϫⲱ‐ <text:line-break/><text:span text:style-name="T1"> </text:span><text:span text:style-name="T3">(23/13) </text:span> ⲱⲙⲉ· ⲉϥϫⲏⲕ ⲁⲃⲁⲗ· ⲉϩⲛ̅ⲥϩⲉ‐ <text:line-break/><text:span text:style-name="T1"> </text:span><text:span text:style-name="T3">(23/14) </text:span> ⲉⲓ ⲛⲉ ⲁⲩⲥⲁϩⲟⲩ ⲁⲃⲁⲗ ϩⲓ̈ⲧⲟⲟⲧⲥ· <text:line-break/><text:span text:style-name="T1"> </text:span><text:span text:style-name="T3">(23/15) </text:span> ⲛ̅ϯⲙⲛ̅ⲧⲟⲩⲉⲉⲓ· ⲉⲁϩⲁⲡⲓⲱⲧ· <text:line-break/><text:span text:style-name="T1"> </text:span><text:span text:style-name="T3">(23/16) </text:span> ⲥⲁϩⲟⲩ 〈ⲛ̅〉ⲛⲓⲁⲓⲱⲛ ϣⲓⲛⲁ ⲁⲃⲁⲗ· <text:line-break/><text:span text:style-name="T1"> </text:span><text:span text:style-name="T3">(23/17) </text:span> ϩⲓ̈ⲧⲟⲟⲧⲟⲩ ⲛ̅ⲛⲓⲥϩⲉⲉⲓ ⲛ̅ⲧⲟⲟⲧϥ· <text:line-break/><text:span text:style-name="T1"> </text:span><text:span text:style-name="T3">(23/18) </text:span> ⲉⲩⲁⲥⲟⲩⲱⲛ ⲡⲓⲱⲧ· §ⲉϯⲥⲟⲫⲓⲁ <text:line-break/><text:span text:style-name="T1"> </text:span><text:span text:style-name="T3">(23/19) </text:span> ⲛ̅ⲧⲟⲟⲧϥ̅ ⲉⲥⲣ̅ ⲙⲉⲗⲉⲧⲁ ⲙ̅‐ <text:line-break/><text:span text:style-name="T1"> </text:span><text:span text:style-name="T3">(23/20) </text:span> ⲡⲓϣⲉϫⲉ ⲉⲣⲉϯⲥⲃⲱ ⲛ̅ⲧⲟⲟⲧϥ̅ <text:line-break/><text:span text:style-name="T1"> </text:span><text:span text:style-name="T3">(23/21) </text:span> ⲉⲥϣⲉϫⲉ ⲙ̅ⲙⲁϥ ⲡⲓⲥⲁⲩⲛⲉ ⲛ̅‐ <text:line-break/><text:span text:style-name="T1"> </text:span><text:span text:style-name="T3">(23/22) </text:span> ⲧⲟⲟⲧϥ̅ ⲁϥⲟⲩⲁⲛϩ̅〈ϥ〉 ⲁⲃⲁⲗ· <text:line-break/><text:span text:style-name="T1"> </text:span><text:span text:style-name="T3">(23/23) </text:span> ⲡⲓⲁⲥⲟ ⲛ̅ⲧⲟⲟⲧϥ̅ ⲉϥⲟⲉⲓ ⲛ̅‐ <text:line-break/><text:span text:style-name="T1"> </text:span><text:span text:style-name="T3">(23/24) </text:span> ⲛⲟⲩⲕⲗⲁⲙ ⲁϫⲱϥ· ⲉⲣⲉⲡⲓ‐ <text:line-break/><text:span text:style-name="T1"> </text:span><text:span text:style-name="T3">(23/25) </text:span> ⲣⲉϣⲉ ⲛ̅ⲧⲟⲟⲧϥ̅ ⲉϥⲧⲏⲧ· <text:line-break/><text:span text:style-name="T1"> </text:span><text:span text:style-name="T3">(23/26) </text:span> ⲛⲙ̅ⲙⲉϥ· ⲡⲓⲉⲁⲩ ⲛ̅ⲧⲟⲟⲧϥ̅ <text:line-break/><text:span text:style-name="T1"> </text:span><text:span text:style-name="T3">(23/27) </text:span> ⲁϥϫⲓⲥⲉ· ⲙ̅ⲙⲁϥ ⲡⲓⲥⲙⲁⲧ· <text:line-break/><text:span text:style-name="T1"> </text:span><text:span text:style-name="T3">(23/28) </text:span> ⲛⲧⲟⲟⲧϥ̅ ⲁϥⲟⲩⲁⲛϩϥ̅ ⲁ‐ <text:line-break/><text:span text:style-name="T1"> </text:span><text:span text:style-name="T3">(23/29) </text:span> ⲃⲁⲗ· ⲡⲓⲙ̅ⲧⲁⲛ ⲛ̅ⲧⲟⲟⲧϥ̅ ⲁϥ‐ <text:line-break/><text:span text:style-name="T1"> </text:span><text:span text:style-name="T3">(23/30) </text:span> ϣⲁⲡϥ̅ ⲁⲣⲁϥ ϯⲁⲅⲁⲡⲏ ⲛ̅ⲧⲟ‐ <text:line-break/><text:span text:style-name="T1"> </text:span><text:span text:style-name="T3">(23/31) </text:span> ⲟⲧϥ̅ ⲁⲥⲣ̅ ⲟⲩⲥⲱⲙⲁ ϩⲓ̈ϣⲱⲱϥ ⲡⲓ‐ <text:line-break/><text:span text:style-name="T1"> </text:span><text:span text:style-name="T3">(23/32) </text:span> ⲛⲁϩⲧⲉ ⲛ̅ⲧⲟⲟⲧϥ̅ ⲁϥⲁⲙⲁϩⲧⲉ <text:line-break/><text:span text:style-name="T1"> </text:span><text:span text:style-name="T3">(23/33) </text:span> ⲙ̅ⲙⲁϥ ⲡⲓⲣⲏⲧⲉ ⲉⲣⲉⲡⲓϣⲉ‐ <text:line-break/><text:span text:style-name="T1"> </text:span><text:span text:style-name="T3">(23/34) </text:span> ϫⲉ ⲛ̅ⲧⲉ ⲡⲓⲱⲧ· ⲉϥⲙⲁⲁϩⲉ <text:line-break/><text:span text:style-name="T1"> </text:span><text:span text:style-name="T3">(23/35) </text:span> ⲁⲃⲁⲗ ϩⲛ̅ ⲡⲧⲏⲣϥ̅ ⲉⲡⲟⲩⲧⲁϩ <text:line-break/><text:span text:style-name="T1"> </text:span><text:span text:style-name="T3">(24/1) </text:span> [ⲛ̅ⲧⲉ] ⲡ̣ⲓ̣ϩⲏⲧ· ⲛ̅ⲧⲟⲟ̣ⲧ̣ϥ ⲡⲉ· ⲁⲩⲱ <text:line-break/><text:span text:style-name="T1"> </text:span><text:span text:style-name="T3">(24/2) </text:span> ⲟ̣ⲩⲙⲟⲩⲛⲅ̅ ⲛ̅ϩⲟ ⲛ̅ⲧⲉ ⲡⲉϥⲟⲩ‐ <text:line-break/><text:span text:style-name="T1"> </text:span><text:span text:style-name="T3">(24/3) </text:span> ⲱϣⲉ· ⲉϥϥⲓ ⲛ̅ⲧ→ⲁϥ← ϩⲁ· ⲡⲧⲏⲣϥ̅· ⲉϥ‐ <text:line-break/><text:span text:style-name="T1"> </text:span><text:span text:style-name="T3">(24/4) </text:span> ⲥⲱⲧⲡ̅ ⲙ̅·ⲙⲁⲩ ⲁⲩⲱ ⲁⲛ ⲉϥϫⲓ ⲙ̅‐ <text:line-break/><text:span text:style-name="T1"> </text:span><text:span text:style-name="T3">(24/5) </text:span> ⲡⲙⲟⲩⲛⲅ̅ ⲛ̅ϩⲟ ⲛ̅ⲧⲉ ⲡⲧⲏⲣϥ̅ <text:line-break/><text:soft-page-break/><text:span text:style-name="T1"> </text:span><text:span text:style-name="T3">(24/6) </text:span> ⲉϥⲥⲱⲧϥ̅ ⲙ̅ⲙⲁⲩ ⲉϥ→ⲥ←ⲧⲟ ⲙ̅ⲙⲁⲩ <text:line-break/><text:span text:style-name="T1"> </text:span><text:span text:style-name="T3">(24/7) </text:span> ⲁϩⲟⲩⲛ ⲁⲡⲓⲱⲧ· ⲁϩⲟⲩⲛ ⲁϯⲙⲉⲉⲩ <text:line-break/><text:span text:style-name="T1"> </text:span><text:span text:style-name="T3">(24/8) </text:span> ⲓⲏ(ⲥⲟⲩ)ⲥ ⲛ̅ⲧⲉ ϯⲙⲛ̅ⲧ〈ⲁⲧ〉ⲁⲣⲏϫⲥ̅ ⲛ̅ⲧⲉ· <text:line-break/><text:span text:style-name="T1"> </text:span><text:span text:style-name="T3">(24/9) </text:span> ⲡⲓϩⲗⲁϭ §ⲉϥϭⲱⲗⲡ̅ ⲙ̅ⲡⲉϥⲧⲁⲡ <text:line-break/><text:span text:style-name="T1"> </text:span><text:span text:style-name="T3">(24/10) </text:span> ⲁⲃⲁⲗ· ⲛ̅ϭⲓ ⲡⲓⲱⲧ ⲡⲉϥⲧⲁⲡ ⲇⲉ <text:line-break/><text:span text:style-name="T1"> </text:span><text:span text:style-name="T3">(24/11) </text:span> ⲡⲉ ⲡⲓⲡⲛ(ⲉⲩⲙ)ⲁ ⲉⲧⲟⲩⲁⲁⲃ ⲉϥⲟⲩ‐ <text:line-break/><text:span text:style-name="T1"> </text:span><text:span text:style-name="T3">(24/12) </text:span> ⲱⲛϩ̅ ⲁⲃⲁⲗ· ⲙ̅ⲡⲓⲡⲉⲑⲏⲡ ⲛ̅ⲧⲟ‐ <text:line-break/><text:span text:style-name="T1"> </text:span><text:span text:style-name="T3">(24/13) </text:span> ⲟⲧϥ̅· ⲡⲓⲡⲉⲑⲏⲡ ⲛ̅ⲧⲟⲟⲧϥ̅ ⲡⲉ <text:line-break/><text:span text:style-name="T1"> </text:span><text:span text:style-name="T3">(24/14) </text:span> ⲡⲉϥϣⲏⲣⲉ· ϣⲓⲛⲁ ϫⲉ ⲁⲃⲁⲗ <text:line-break/><text:span text:style-name="T1"> </text:span><text:span text:style-name="T3">(24/15) </text:span> ϩⲛ̅ ⲛⲓⲙⲉϩⲧ ⲛⲧⲟⲟⲧϥ̅ ⲙ̅ⲡⲓⲱⲧ <text:line-break/><text:span text:style-name="T1"> </text:span><text:span text:style-name="T3">(24/16) </text:span> ⲛⲥⲉⲥⲟⲩⲱⲛϥ̅· ⲛ̅ⲥⲉⲗⲟ ⲉⲩϩⲁ‐ <text:line-break/><text:span text:style-name="T1"> </text:span><text:span text:style-name="T3">(24/17) </text:span> ⲥⲓ ⲛ̅ϭⲓ ⲛⲓⲁⲓⲱⲛ· ⲉⲩϣⲓⲛⲉ ⲛ̅ⲥⲁ <text:line-break/><text:span text:style-name="T1"> </text:span><text:span text:style-name="T3">(24/18) </text:span> ⲡⲓⲱⲧ ⲉⲩⲙⲁⲧⲛ̅ ⲙ̅ⲙⲁⲩ ⲙ̅‐ <text:line-break/><text:span text:style-name="T1"> </text:span><text:span text:style-name="T3">(24/19) </text:span> ⲙⲁⲩ ⲛ̅ϩⲣⲏⲓ̈ ⲛ̅ϩⲏⲧϥ̅· ⲉⲩⲥⲁⲩ‐ <text:line-break/><text:span text:style-name="T1"> </text:span><text:span text:style-name="T3">(24/20) </text:span> ⲛⲉ ϫⲉ ⲡⲉⲉⲓ ⲡⲉ ⲡⲓⲙⲧⲁⲛ ⲉⲁϥ‐ <text:line-break/><text:span text:style-name="T1"> </text:span><text:span text:style-name="T3">(24/21) </text:span> ⲙⲟⲩϩ· ⲙⲡⲓϣⲧⲁ ⲁϥⲃⲱⲗ ⲁⲃⲁⲗ <text:line-break/><text:span text:style-name="T1"> </text:span><text:span text:style-name="T3">(24/22) </text:span> ⲙ̅ⲡⲓⲥⲭⲏⲙⲁ· ⲡⲓⲥⲭⲏⲙⲁ ⲛ̅ⲧⲟⲟ‐ <text:line-break/><text:span text:style-name="T1"> </text:span><text:span text:style-name="T3">(24/23) </text:span> ⲧϥ ⲡⲉ ⲡⲕⲟⲥⲙⲟⲥ· ⲡⲉⲉⲓ ⲉⲛ‐ <text:line-break/><text:span text:style-name="T1"> </text:span><text:span text:style-name="T3">(24/24) </text:span> ⲧⲁϥϣⲙ̅ϣⲉ ⲛ̅ϩⲏⲧϥ̅· <text:line-break/><text:span text:style-name="T1"> </text:span><text:span text:style-name="T3">(24/25) </text:span> ⲡⲙⲁ ⲅⲁⲣ ⲉⲧⲉ ⲟⲩⲛ̅ ⲕⲱϩ ⲙ̅ⲙⲉⲩ <text:line-break/><text:span text:style-name="T1"> </text:span><text:span text:style-name="T3">(24/26) </text:span> ϩⲓ̈ϯ ⲧⲱⲛ ⲟⲩϣⲧⲁ ⲡⲉ· ⲡⲙⲁ <text:line-break/><text:span text:style-name="T1"> </text:span><text:span text:style-name="T3">(24/27) </text:span> ⲇⲉ ⲉⲧⲉ ϯⲙⲛ̅ⲧⲟⲩⲉⲉⲓ· ⲟⲩ‐ <text:line-break/><text:span text:style-name="T1"> </text:span><text:span text:style-name="T3">(24/28) </text:span> ϫⲱⲕ ⲡⲉ· ⲉⲡⲓⲇⲏ ⲛ̅ⲧⲁϥϣⲱⲡⲉ <text:line-break/><text:span text:style-name="T1"> </text:span><text:span text:style-name="T3">(24/29) </text:span> ⲛ̅ϭⲓ ⲡⲓϣⲧⲁ ϫⲉ ⲛⲉⲩⲥⲁⲩⲛⲉ <text:line-break/><text:span text:style-name="T1"> </text:span><text:span text:style-name="T3">(24/30) </text:span> ⲉⲛ ⲙ̅ⲡⲓⲱⲧ· ⲡⲉ· ⲧⲟⲧⲉ· ⲉⲩϣⲁⲛ‐ <text:line-break/><text:span text:style-name="T1"> </text:span><text:span text:style-name="T3">(24/31) </text:span> ⲥⲟⲩⲱⲛ ⲡⲓⲱⲧ· ϥⲛⲁϣⲱⲡⲉ ⲉⲛ <text:line-break/><text:span text:style-name="T1"> </text:span><text:span text:style-name="T3">(24/32) </text:span> ϫⲓⲛ ⲡⲓⲛⲉⲩ ⲛ̅ϭⲓ ⲡⲓϣⲧⲁ ⲙ̅ⲡⲣⲏⲧⲉ <text:line-break/><text:span text:style-name="T1"> </text:span><text:span text:style-name="T3">(24/33) </text:span> ⲁⲃⲁⲗ ϩⲓ̈ⲧⲟⲟⲧⲥ̅ ⲛ̅ⲧⲙⲛ̅ⲧⲁⲧⲥⲁⲩ‐ <text:line-break/><text:span text:style-name="T1"> </text:span><text:span text:style-name="T3">(24/34) </text:span> ⲛⲉ ⲛ̅ⲧⲉ ⲟⲩⲉⲉⲓ ⲧⲟⲧⲉ ⲉϥϣⲁ‐ <text:line-break/><text:span text:style-name="T1"> </text:span><text:span text:style-name="T3">(24/35) </text:span> ⲥⲁⲩⲛⲉ· ϣⲁⲥⲃⲱⲗ ⲁⲃⲁⲗ ϩⲓ̈ⲧⲟⲟ‐ <text:line-break/><text:span text:style-name="T1"> </text:span><text:span text:style-name="T3">(24/36) </text:span> ⲧⲥ̅ ⲛ̅ϭⲓ ⲧⲙⲛ̅ⲧⲁⲧⲥⲁⲩⲛⲉ· ⲛ̅ⲧⲟ <text:line-break/><text:span text:style-name="T1"> </text:span><text:span text:style-name="T3">(24/37) </text:span> ⲟⲧϥ̅· ⲙ̅ⲡⲣⲏⲧⲉ ⲙ̅ⲡⲕⲉⲕⲉⲓ ⲉϣⲁϥ‐ <text:line-break/><text:span text:style-name="T1"> </text:span><text:span text:style-name="T3">(24/38) </text:span> ⲃⲱⲗ ⲁⲃⲁⲗ· ⲉϥϣⲁⲛⲟⲩⲱⲛϩ̅· <text:line-break/><text:span text:style-name="T1"> </text:span><text:span text:style-name="T3">(25/1) </text:span> ⲛϭ̣ⲓ̣ ⲡⲟⲩⲁⲉⲓⲛ ⲙ̅ⲡⲓ̣ⲣ̣ⲏⲧⲉ ⲁⲛ <text:line-break/><text:span text:style-name="T1"> </text:span><text:span text:style-name="T3">(25/2) </text:span> ⲡⲓϣⲧⲁ ϣⲁϥⲃⲱⲗ ⲁⲃⲁⲗ· ϩⲣ̣ⲏ[ⲓ̈] <text:line-break/><text:span text:style-name="T1"> </text:span><text:span text:style-name="T3">(25/3) </text:span> ϩⲛ̅ ⲡⲓϫⲱⲕ ⲉϥⲟⲩⲁⲛϩ̅ ϭⲉ ⲉⲛ <text:line-break/><text:span text:style-name="T1"> </text:span><text:span text:style-name="T3">(25/4) </text:span> ϫⲓⲛ̅ ⲡⲓⲛⲉⲩ ⲛ̅ϭⲓ ⲡⲓⲥⲭⲏⲙⲁ ⲁⲗ‐ <text:line-break/><text:span text:style-name="T1"> </text:span><text:span text:style-name="T3">(25/5) </text:span> ⲗⲁ ⲉϥⲛⲁⲃⲱⲗ ⲁⲃⲁⲗ· ⲛ̅ϩⲣⲏⲓ̈ <text:line-break/><text:span text:style-name="T1"> </text:span><text:span text:style-name="T3">(25/6) </text:span> ϩⲛ̅ ⲡⲧⲱⲧ ⲛ̅ⲧⲉ ϯⲙⲛ̅ⲧⲟⲩ‐ <text:line-break/><text:span text:style-name="T1"> </text:span><text:span text:style-name="T3">(25/7) </text:span> ⲉⲉⲓ· ϯⲛⲟⲩ ⲅⲁⲣ· ⲛⲟⲩϩⲃⲏⲩⲉ <text:line-break/><text:span text:style-name="T1"> </text:span><text:span text:style-name="T3">(25/8) </text:span> ⲥⲉⲕⲏ ⲛⲉⲩ ⲉⲩϣⲏϣ ϩⲛ̅ ⲡⲟⲩⲁ‐ <text:line-break/><text:span text:style-name="T1"> </text:span><text:span text:style-name="T3">(25/9) </text:span> ⲉⲓϣ ⲉⲣⲉϯⲙⲛ̅ⲧⲟⲩⲉⲉⲓ ⲛⲁϫⲱⲕ <text:line-break/><text:span text:style-name="T1"> </text:span><text:span text:style-name="T3">(25/10) </text:span> ⲙ̅ⲙⲁⲉⲓⲧ· ⲁⲃⲁⲗ ⲛ̅ϩⲣⲏⲓ̈ ϩⲛ̅ ϯ‐ <text:line-break/><text:span text:style-name="T1"> </text:span><text:span text:style-name="T3">(25/11) </text:span> ⲙⲛ̅ⲧⲟⲩⲉⲉⲓ ⲉⲣⲉⲡⲟⲩⲉⲉⲓ ⲡⲟⲩ‐ <text:line-break/><text:span text:style-name="T1"> </text:span><text:span text:style-name="T3">(25/12) </text:span> ⲉⲉⲓ ⲛⲁϫⲓ ⲙ̅ⲙⲁϥ· ⲛ̅ϩⲣⲏⲓ̈ ϩⲛ̅ <text:line-break/><text:span text:style-name="T1"> </text:span><text:span text:style-name="T3">(25/13) </text:span> ⲟⲩⲥⲁⲩⲛⲉ ⲉϥⲛⲁⲥⲱⲧϥ̅ ⲙ̅ⲙⲁϥ <text:line-break/><text:span text:style-name="T1"> </text:span><text:span text:style-name="T3">(25/14) </text:span> ⲁⲃⲁⲗ ϩⲛ̅ⲛ ⲟⲩⲧⲟ· ⲛ̅ⲣⲏⲧⲉ· ⲁϩⲟⲩⲛ <text:line-break/><text:soft-page-break/><text:span text:style-name="T1"> </text:span><text:span text:style-name="T3">(25/15) </text:span> ⲁⲩⲙⲛ̅ⲧⲟⲩⲉⲉⲓ· ⲉϥⲟⲩⲱⲙ <text:line-break/><text:span text:style-name="T1"> </text:span><text:span text:style-name="T3">(25/16) </text:span> ⲛ̅ϯϩⲩⲗⲏ ⲛ̅ϩⲣⲏⲓ̈ ⲛ̅ϩⲏⲧϥ̅ ⲙ̅‐ <text:line-break/><text:span text:style-name="T1"> </text:span><text:span text:style-name="T3">(25/17) </text:span> ⲡⲣⲏⲧⲉ ⲛ̅ⲛⲟⲩⲥⲉⲧⲉ ⲁⲩⲱ ⲡⲕⲉ‐ <text:line-break/><text:span text:style-name="T1"> </text:span><text:span text:style-name="T3">(25/18) </text:span> ⲕⲉⲓ ϩⲛ̅ ⲟⲩⲁⲉⲓⲛ ⲡⲙⲟⲩ ϩⲛ̅ ⲟⲩ‐ <text:line-break/><text:span text:style-name="T1"> </text:span><text:span text:style-name="T3">(25/19) </text:span> ⲱⲛϩ̅ §ⲉⲓϣⲡⲉ ⲁⲛⲉⲉⲓ ϭⲉ ϣⲱⲡⲉ <text:line-break/><text:span text:style-name="T1"> </text:span><text:span text:style-name="T3">(25/20) </text:span> ⲙ̅ⲡⲟⲩⲉⲉⲓ ⲡⲟⲩⲉⲉⲓ ⲙ̅ⲙⲁⲛ <text:line-break/><text:span text:style-name="T1"> </text:span><text:span text:style-name="T3">(25/21) </text:span> ⲟⲩⲛ ⲡⲉⲧⲉϣϣⲉ ⲁⲣⲁⲛ ϭⲉ <text:line-break/><text:span text:style-name="T1"> </text:span><text:span text:style-name="T3">(25/22) </text:span> ⲛ̅ⲧⲛ̅ⲙⲉⲩⲉ ⲁⲡⲧⲏⲣϥ̅ ϣⲓⲛⲁ· <text:line-break/><text:span text:style-name="T1"> </text:span><text:span text:style-name="T3">(25/23) </text:span> ⲉⲣⲉⲡⲓⲏⲉⲓ ⲛⲁϣⲱⲡⲉ ⲉϥⲟⲩⲁ·‐ <text:line-break/><text:span text:style-name="T1"> </text:span><text:span text:style-name="T3">(25/24) </text:span> ⲁϥ· ⲁⲩⲱ ⲉϥⲥϭⲣⲁϩⲧ̅ ⲁϯⲙⲛ̅ⲧ‐ <text:line-break/><text:span text:style-name="T1"> </text:span><text:span text:style-name="T3">(25/25) </text:span> ⲟⲩⲉⲉⲓ· ⲙ̅ⲡⲣⲏⲧⲉ ⲛ̅ϩⲁⲉⲓⲛⲉ <text:line-break/><text:span text:style-name="T1"> </text:span><text:span text:style-name="T3">(25/26) </text:span> ⲉⲁⲩⲡⲱⲛⲉ ⲁⲃⲁⲗ ϩⲛ̅ ϩⲛⲙⲁ <text:line-break/><text:span text:style-name="T1"> </text:span><text:span text:style-name="T3">(25/27) </text:span> ⲉⲩⲛ̅ⲧⲉⲩ ⲙ̅ⲙⲉⲩ ⲛ̅ϩⲉⲛ‐ <text:line-break/><text:span text:style-name="T1"> </text:span><text:span text:style-name="T3">(25/28) </text:span> ⲥⲕⲉⲩⲟⲥ· ⲛ̅ϩⲣⲏⲓ̈ ϩⲛ̅ ϩⲛ̅‐ <text:line-break/><text:span text:style-name="T1"> </text:span><text:span text:style-name="T3">(25/29) </text:span> ⲧⲟⲡⲟⲥ ⲉⲛⲁⲛⲟⲩⲟⲩ· ⲉⲛ <text:line-break/><text:span text:style-name="T1"> </text:span><text:span text:style-name="T3">(25/30) </text:span> ⲛⲉϣⲁⲩⲟⲩⲁϭⲡⲟⲩ· ⲁⲩⲱ ⲙⲁϥ‐ <text:line-break/><text:span text:style-name="T1"> </text:span><text:span text:style-name="T3">(25/31) </text:span> ϯ ⲁⲥⲓ ⲛ̅ϭⲓ ⲡⲛⲉⲡ ⲙ̅ⲡⲏⲉⲓ ⲁⲗ‐ <text:line-break/><text:span text:style-name="T1"> </text:span><text:span text:style-name="T3">(25/32) </text:span> ⲗⲁ ϣⲁⲥⲣⲉϣⲉ· ϫⲉ̣ ⲛ̅ϩⲣⲏⲓ̈ ⲅⲁⲣ <text:line-break/><text:span text:style-name="T1"> </text:span><text:span text:style-name="T3">(25/33) </text:span> ϩⲛ̅ ⲡⲙⲁ ⲛ̅ⲛⲓⲥⲕⲉⲩⲟⲥ ⲉ‐ <text:line-break/><text:span text:style-name="T1"> </text:span><text:span text:style-name="T3">(25/34) </text:span> ⲑⲁⲩ· ⲛⲉⲧⲙⲏϩ ⲛⲉⲧⲉϣⲁⲩ‐ <text:line-break/><text:span text:style-name="T1"> </text:span><text:span text:style-name="T3">(25/35) </text:span> ϫⲁⲕⲟⲩ ⲁⲃⲁⲗ ϫⲉ ⲧⲉⲉⲓ ⲧⲉ <text:line-break/><text:span text:style-name="T1"> </text:span><text:span text:style-name="T3">(25/36) </text:span> ⲧⲉⲕⲣⲓⲥⲓⲥ ⲛ̅ⲧⲁϩⲉⲓ ⲁⲃⲁⲗ· <text:line-break/><text:span text:style-name="T1"> </text:span><text:span text:style-name="T3">(26/1) </text:span> ⲙ̅ⲡⲥⲁ ⲛⲧⲡⲉ· ⲉⲁⲥϯ ϩⲉⲡ· ⲁⲟⲩ‐ <text:line-break/><text:span text:style-name="T1"> </text:span><text:span text:style-name="T3">(26/2) </text:span> ⲁⲛ ⲛⲓⲙ· ⲉⲩⲥⲏϥⲉ ⲧⲉ ⲉⲥϣⲁⲗⲙ̅ <text:line-break/><text:span text:style-name="T1"> </text:span><text:span text:style-name="T3">(26/3) </text:span> ⲙ̅ⲫⲟ ⲥⲛⲉⲩ ⲉⲥϣⲱⲱⲧ· ⲛ̅‐ <text:line-break/><text:span text:style-name="T1"> </text:span><text:span text:style-name="T3">(26/4) </text:span> ⲥⲁ ⲡⲓⲥⲁ ⲙⲛ̅ ⲡⲉⲉⲓ· ⲉⲁϥⲓ ⲁⲧⲙⲏ‐ <text:line-break/><text:span text:style-name="T1"> </text:span><text:span text:style-name="T3">(26/5) </text:span> ⲧⲉ ⲛ̅ϭⲓ ⲡⲓϣⲉϫⲉ· ⲉⲧⲛ̅ϩⲣⲏⲉⲓ <text:line-break/><text:span text:style-name="T1"> </text:span><text:span text:style-name="T3">(26/6) </text:span> ϩⲛ̅ ⲡϩⲏⲧ· ⲛ̅ⲛⲉⲧϣⲉϫⲉ ⲙ̅ⲙⲁϥ <text:line-break/><text:span text:style-name="T1"> </text:span><text:span text:style-name="T3">(26/7) </text:span> ⲟⲩϩⲣⲁⲩ ⲟⲩⲁⲉⲉⲧϥ̅ ⲉⲛ ⲡⲉ ⲁⲗ·‐ <text:line-break/><text:span text:style-name="T1"> </text:span><text:span text:style-name="T3">(26/8) </text:span> ⲗⲁ ⲁϥⲣ̅ ⲟⲩⲥⲱⲙⲁ· ⲟⲩⲛⲁϭ ⲛ̅‐ <text:line-break/><text:span text:style-name="T1"> </text:span><text:span text:style-name="T3">(26/9) </text:span> ϣⲧⲁⲣⲧⲣ̅ ⲁϥϣⲱⲡⲉ ⲛ̅ϩⲣⲏⲓ̈ ϩⲛ̅ <text:line-break/><text:span text:style-name="T1"> </text:span><text:span text:style-name="T3">(26/10) </text:span> ⲛ̅ⲥⲕⲉⲩⲟⲥ ϫⲉ ϩⲁⲉⲓⲛⲉ ⲁϩⲟⲩ‐ <text:line-break/><text:span text:style-name="T1"> </text:span><text:span text:style-name="T3">(26/11) </text:span> ϣⲟⲩⲱⲟⲩ ϩⲛ̅ⲕⲁⲩⲉ ⲁϩⲟⲩⲙⲁ‐ <text:line-break/><text:span text:style-name="T1"> </text:span><text:span text:style-name="T3">(26/12) </text:span> ϩⲟⲩ ϫⲉⲥ ϩⲛ̅ⲕⲁⲩⲉ ⲁϩⲟⲩⲥϩⲛⲏ <text:line-break/><text:span text:style-name="T1"> </text:span><text:span text:style-name="T3">(26/13) </text:span> ⲧⲟⲩ· ϩⲛ̅ⲕⲁⲩⲉ ⲁϩⲟⲩⲡⲁⲛⲟⲩ <text:line-break/><text:span text:style-name="T1"> </text:span><text:span text:style-name="T3">(26/14) </text:span> ϩⲁⲉⲓⲛⲉ ⲁϩⲟⲩⲧⲟⲩⲃⲁⲩ ϩⲛⲕⲉ‐ <text:line-break/><text:span text:style-name="T1"> </text:span><text:span text:style-name="T3">(26/15) </text:span> ⲕⲁⲩⲉ ⲁϩⲟⲩⲡⲱϣⲉ ⲙⲁⲉⲓⲧ· <text:line-break/><text:span text:style-name="T1"> </text:span><text:span text:style-name="T3">(26/16) </text:span> ⲛⲓⲙ ⲁⲩⲕⲓⲙ ⲁⲩⲱ ⲁⲩϣⲧⲁⲣⲧⲣ̅ <text:line-break/><text:span text:style-name="T1"> </text:span><text:span text:style-name="T3">(26/17) </text:span> ϫⲉ ⲙⲛ̅ⲧⲟⲩ ⲥⲙ̅ⲛⲉ· ⲙ̅ⲙⲉⲩ <text:line-break/><text:span text:style-name="T1"> </text:span><text:span text:style-name="T3">(26/18) </text:span> ⲟⲩⲧⲉ ⲙⲛ̅ⲧⲉⲩ ⲥⲧⲁⲥⲓⲥ ⲉⲥⲉⲗⲁ‐ <text:line-break/><text:span text:style-name="T1"> </text:span><text:span text:style-name="T3">(26/19) </text:span> ⲗⲧ̅· ⲛ̅ϭⲓ ϯⲡⲗⲁⲛⲏ· ⲉⲛⲥⲙ̅ⲙⲉ <text:line-break/><text:span text:style-name="T1"> </text:span><text:span text:style-name="T3">(26/20) </text:span> ⲉⲛ ϫⲉ ⲉⲩ ⲡⲉ· ⲉⲧⲥ̅ⲛⲁⲉⲉⲓϥ ⲉⲥ‐ <text:line-break/><text:span text:style-name="T1"> </text:span><text:span text:style-name="T3">(26/21) </text:span> ⲙⲁⲕϩ̅ ⲛϩⲏⲧ· ⲉⲥⲛⲉϩⲡⲉ· ⲉⲥ‐ <text:line-break/><text:span text:style-name="T1"> </text:span><text:span text:style-name="T3">(26/22) </text:span> ⲱⲥϩ̅· ⲙ̅ⲙⲁⲥ ⲁⲃⲁⲗ· ϫⲉ ⲥⲙ̅ⲙⲉ <text:line-break/><text:span text:style-name="T1"> </text:span><text:span text:style-name="T3">(26/23) </text:span> ⲉⲛ· ⲁⲗⲁⲩⲉ· ⲉⲡⲓⲇⲏ ⲁϥϩⲱⲛ <text:line-break/><text:span text:style-name="T1"> </text:span><text:span text:style-name="T3">(26/24) </text:span> ⲁⲣⲁⲥ ⲛ̅ϭⲓ ⲡⲓⲥⲁⲩⲛⲉ ⲉⲧⲉ ⲡⲉⲉⲓ <text:line-break/><text:span text:style-name="T1"> </text:span><text:span text:style-name="T3">(26/25) </text:span> ⲡⲉ· ⲡⲓⲧⲉⲕⲟ ⲛ̅ⲧⲉⲥ· ⲙⲛ̅ ⲛⲉⲥϯⲏ <text:line-break/><text:soft-page-break/><text:span text:style-name="T1"> </text:span><text:span text:style-name="T3">(26/26) </text:span> ⲧⲏⲣⲟⲩ ϯⲡⲗⲁⲛⲏ ⲥϣⲟⲩⲉⲓⲧ· ⲉ‐ <text:line-break/><text:span text:style-name="T1"> </text:span><text:span text:style-name="T3">(26/27) </text:span> ⲙⲛ̅ ⲗⲁⲩⲉ ⲛ̅ϩⲏⲧⲥ̅· §ⲁⲥⲉⲓ̅ ⲁⲧⲙⲏ‐ <text:line-break/><text:span text:style-name="T1"> </text:span><text:span text:style-name="T3">(26/28) </text:span> ⲧⲉ· ⲛ̅ϭⲓ ϯⲧⲙⲛ̅ⲧⲙⲏⲉ ⲁϩⲟⲩ‐ <text:line-break/><text:span text:style-name="T1"> </text:span><text:span text:style-name="T3">(26/29) </text:span> ⲥⲟⲩⲱⲛⲥ̅· ⲛ̅ϭⲓ ⲛⲓϯⲏ ⲧⲏⲣⲟⲩ ⲛ̅ⲧⲉⲥ <text:line-break/><text:span text:style-name="T1"> </text:span><text:span text:style-name="T3">(26/30) </text:span> ⲁⲩⲣ̅ ⲁⲥⲡⲁⲍⲉ· ⲙ̅ⲡⲓⲱⲧ· ϩⲛ̅ ⲟⲩⲙⲏ‐ <text:line-break/><text:span text:style-name="T1"> </text:span><text:span text:style-name="T3">(26/31) </text:span> ⲉ· ⲙⲛ̅ ⲟⲩϭⲁⲙ ⲉⲥϫⲏⲕ ⲁⲃⲁⲗ· ⲉⲥ‐ <text:line-break/><text:span text:style-name="T1"> </text:span><text:span text:style-name="T3">(26/32) </text:span> ⲧⲱⲧ ⲙ̣̅ⲙⲁⲩ ⲙⲛ̅ ⲡⲓⲱⲧ· ϫⲉ ⲟⲩ‐ <text:line-break/><text:span text:style-name="T1"> </text:span><text:span text:style-name="T3">(26/33) </text:span> ⲁⲛ ⲅⲁⲣ ⲛⲓⲙ ⲉⲧⲙⲁⲓ̈ⲉ ⲛ̅ϯⲧⲙⲛ̅ⲧ‐ <text:line-break/><text:span text:style-name="T1"> </text:span><text:span text:style-name="T3">(26/34) </text:span> ⲙⲏⲉ ϫⲉ ϯⲧⲙⲛ̅ⲧⲙⲏⲉ ⲡⲉ ⲣⲱϥ <text:line-break/><text:span text:style-name="T1"> </text:span><text:span text:style-name="T3">(26/35) </text:span> ⲙ̅ⲡⲓⲱⲧ· ⲡⲓⲗⲉⲥ ⲛ̅ⲧⲟⲟⲧϥ̅ ⲡⲉ ⲡⲓ‐ <text:line-break/><text:span text:style-name="T1"> </text:span><text:span text:style-name="T3">(26/36) </text:span> ⲡⲛ(ⲉⲩⲙ)ⲁ ⲉⲧⲟⲩⲁⲁⲃ· ⲡⲉⲧⲧⲱϭⲉ ⲙ̅‐ <text:line-break/><text:span text:style-name="T1"> </text:span><text:span text:style-name="T3">(27/1) </text:span> ⲙⲁϥ ⲁϯⲧⲙⲛ̅ⲧⲙⲏ̣ⲉ̣ ⲉϥⲧⲱϭⲉ <text:line-break/><text:span text:style-name="T1"> </text:span><text:span text:style-name="T3">(27/2) </text:span> ⲙ̅ⲙⲁϥ ⲁⲣⲱϥ ⲙ̅ⲡⲓⲱⲧ· ⲁⲃⲁⲗ̣ <text:line-break/><text:span text:style-name="T1"> </text:span><text:span text:style-name="T3">(27/3) </text:span> ϩⲙ̅ ⲡⲓⲗⲉⲥ ⲛ̅ⲧⲟⲟⲧϥ̅ ⲉϥⲁ‐ <text:line-break/><text:span text:style-name="T1"> </text:span><text:span text:style-name="T3">(27/4) </text:span> ϫⲓ ⲙ̅ⲡⲓⲡⲛ(ⲉⲩⲙ)ⲁ ⲉⲧⲟⲩⲁⲁⲃ <text:line-break/><text:span text:style-name="T1"> </text:span><text:span text:style-name="T3">(27/5) </text:span> ⲉⲡⲉⲉⲓ ⲡⲉ ⲡⲟⲩⲱⲛϩ̅ ⲁⲃⲁⲗ ⲙ̅ⲡⲓ‐ <text:line-break/><text:span text:style-name="T1"> </text:span><text:span text:style-name="T3">(27/6) </text:span> ⲱⲧ· ⲁⲩⲱ ⲡϭⲱⲗⲡ̅ ⲁⲃⲁⲗ ⲛ̅ⲧⲉϥ <text:line-break/><text:span text:style-name="T1"> </text:span><text:span text:style-name="T3">(27/7) </text:span> ϣⲁ ⲛⲉϥⲁⲓⲱⲛ §ⲁϥⲟⲩⲱⲛϩ̅ ⲁⲃⲁⲗ <text:line-break/><text:span text:style-name="T1"> </text:span><text:span text:style-name="T3">(27/8) </text:span> ⲙ̅ⲡⲓⲡⲉⲑⲏⲡ· ⲛ̅ⲧⲟⲟⲧϥ̅ ⲁϥⲃⲁⲗϥ̅ <text:line-break/><text:span text:style-name="T1"> </text:span><text:span text:style-name="T3">(27/9) </text:span> ⲁⲃⲁⲗ ⲛⲓⲙ· ⲅⲁⲣ· ⲡⲉⲧϣⲱⲡ ⲉⲓ‐ <text:line-break/><text:span text:style-name="T1"> </text:span><text:span text:style-name="T3">(27/10) </text:span> ⲙⲏⲧⲓ ⲁⲡⲓⲱⲧ· ⲟⲩⲁⲉⲉⲧϥ̅ ⲙⲁ‐ <text:line-break/><text:span text:style-name="T1"> </text:span><text:span text:style-name="T3">(27/11) </text:span> ⲉⲓⲧ ⲛⲓⲙ ϩⲛ̅ϯ ⲛ̅ⲧⲉϥ ⲛⲉ· ⲛ̅ⲧⲁⲩ‐ <text:line-break/><text:span text:style-name="T1"> </text:span><text:span text:style-name="T3">(27/12) </text:span> ⲥⲟⲩⲱⲛϥ̅ ϫⲉ ⲛ̅ⲧⲁⲩⲉⲓ ⲁⲃⲁⲗ <text:line-break/><text:span text:style-name="T1"> </text:span><text:span text:style-name="T3">(27/13) </text:span> ⲛ̅ϩⲏⲧϥ̅ ⲙ̅ⲡⲣⲏⲧⲉ ⲛ̅ϩⲛ̅ϣⲏ‐ <text:line-break/><text:span text:style-name="T1"> </text:span><text:span text:style-name="T3">(27/14) </text:span> ⲣⲉ· ⲉⲩϩⲛ̅ ⲟⲩⲣⲱⲙⲉ ⲉϥ‐ <text:line-break/><text:span text:style-name="T1"> </text:span><text:span text:style-name="T3">(27/15) </text:span> ϫⲏⲕ ⲁⲃⲁⲗ· ⲛⲉⲩⲥⲁⲩⲛⲉ ⲙ̅‐ <text:line-break/><text:span text:style-name="T1"> </text:span><text:span text:style-name="T3">(27/16) </text:span> ⲙⲁϥ ⲡⲉ· ϫⲉ ⲛⲉⲙ̅ⲡⲁⲧⲟⲩ‐ <text:line-break/><text:span text:style-name="T1"> </text:span><text:span text:style-name="T3">(27/17) </text:span> ϫⲓ ⲙⲟⲣⲫⲏ· ⲟⲩⲧⲉ ⲙ̅ⲡⲁ‐ <text:line-break/><text:span text:style-name="T1"> </text:span><text:span text:style-name="T3">(27/18) </text:span> ⲧⲟⲩϫⲓ ⲣⲉⲛ ⲉⲧϣⲁϥⲙⲓⲥⲉ <text:line-break/><text:span text:style-name="T1"> </text:span><text:span text:style-name="T3">(27/19) </text:span> ⲙ̅ⲡⲟⲩⲉⲓ̈ ⲡⲟⲩⲉⲉⲓ ⲛ̅ϭⲓ ⲡⲓⲱⲧ <text:line-break/><text:span text:style-name="T1"> </text:span><text:span text:style-name="T3">(27/20) </text:span> ⲧⲟⲧⲉ ⲉⲩϣⲁⲛϫⲓ ⲫⲟⲣⲙⲏ <text:line-break/><text:span text:style-name="T1"> </text:span><text:span text:style-name="T3">(27/21) </text:span> ⲙ̅ⲡⲓⲥⲁⲩⲛⲉ ⲛⲧⲟⲟⲧϥ̅ <text:line-break/><text:span text:style-name="T1"> </text:span><text:span text:style-name="T3">(27/22) </text:span> ⲉⲙ̅ⲙⲁⲛ ⲉⲩⲛ̅ϩⲏⲧϥ̅ ⲥⲉ‐ <text:line-break/><text:span text:style-name="T1"> </text:span><text:span text:style-name="T3">(27/23) </text:span> ⲥⲁⲩⲛⲉ· ⲙ̅ⲙⲁϥ· ⲉⲛ· ⲡⲓⲱⲧ· ⲛ̅‐ <text:line-break/><text:span text:style-name="T1"> </text:span><text:span text:style-name="T3">(27/24) </text:span> ⲧⲁϥ· ϥϫⲏⲕ ⲁⲃⲁⲗ ⲉϥⲥⲁⲩ‐ <text:line-break/><text:span text:style-name="T1"> </text:span><text:span text:style-name="T3">(27/25) </text:span> ⲛⲉ ⲁⲙⲁⲉⲓⲧ ⲛⲓⲙ· ⲉⲧⲛ̅ϩⲏⲧϥ̅ <text:line-break/><text:span text:style-name="T1"> </text:span><text:span text:style-name="T3">(27/26) </text:span> ⲉϣⲱⲡⲉ ⲉϥϣⲁⲛⲟⲩⲱϣⲉ <text:line-break/><text:span text:style-name="T1"> </text:span><text:span text:style-name="T3">(27/27) </text:span> ⲡⲉⲧϥ̅ⲟⲩ→ⲁ←ϣϥ̅ ϥⲟⲩⲱⲛϩ̅ ⲙ̅ⲙⲁϥ <text:line-break/><text:span text:style-name="T1"> </text:span><text:span text:style-name="T3">(27/28) </text:span> ⲉϥϯ ⲙⲟⲣⲫⲏ ⲛⲉϥ· ⲁⲩⲱ ⲉϥϯ <text:line-break/><text:span text:style-name="T1"> </text:span><text:span text:style-name="T3">(27/29) </text:span> ⲣⲉⲛ ⲛⲉϥ ⲁⲩⲱ {ⲁⲩⲱ} ⲥⲁϥϯ ⲣⲉⲛ <text:line-break/><text:span text:style-name="T1"> </text:span><text:span text:style-name="T3">(27/30) </text:span> ⲛⲉϥ ⲁⲩⲱ ⲉϥⲧⲣⲟ ⲙ̅ⲙⲁϥ <text:line-break/><text:span text:style-name="T1"> </text:span><text:span text:style-name="T3">(27/31) </text:span> ⲁⲧⲣⲟⲩϣⲱⲡⲉ· ⲛ̅ⲛⲉⲉⲓ̅· ⲉⲧⲉⲙ̅‐ <text:line-break/><text:span text:style-name="T1"> </text:span><text:span text:style-name="T3">(27/32) </text:span> ⲡⲁⲧⲟⲩϣⲱⲡⲉ· ⲥⲉⲟⲉⲓ ⲛ̅ⲁⲧ‐ <text:line-break/><text:span text:style-name="T1"> </text:span><text:span text:style-name="T3">(27/33) </text:span> ⲥⲁⲩⲛⲉ· ⲙ̅ⲡⲉⲛⲧⲁϩⲧⲥⲉⲛⲁⲩ <text:line-break/><text:span text:style-name="T1"> </text:span><text:span text:style-name="T3">(27/34) </text:span> §ⲛⲉⲉⲓϫⲟⲩ̣ ϭⲉ ⲙ̅ⲙⲁⲥ ⲉⲛ ϫⲉ <text:line-break/><text:span text:style-name="T1"> </text:span><text:span text:style-name="T3">(27/35) </text:span> ϩⲛ̅ⲗⲁⲩⲉ ⲛⲉ ⲛⲉⲉⲓ ⲉⲧⲉⲙ̅ⲡⲁ‐ <text:line-break/><text:span text:style-name="T1"> </text:span><text:span text:style-name="T3">(27/36) </text:span> ⲧⲟⲩϣⲱⲡⲉ· ⲁⲗⲗⲁ ⲥⲉϣⲟⲟⲡ· <text:line-break/><text:soft-page-break/><text:span text:style-name="T1"> </text:span><text:span text:style-name="T3">(28/1) </text:span> ϩⲙ̅ ⲡⲉⲧⲛⲁⲟⲩⲱϣⲉ <text:line-break/><text:span text:style-name="T1"> </text:span><text:span text:style-name="T3">(28/2) </text:span> ⲁⲧⲣⲟⲩϣⲱⲡⲉ ⲉϥϣⲁⲛ‐ <text:line-break/><text:span text:style-name="T1"> </text:span><text:span text:style-name="T3">(28/3) </text:span> ⲟⲩⲱϣⲉ ⲙ̅ⲡⲣⲏⲧⲉ <text:line-break/><text:span text:style-name="T1"> </text:span><text:span text:style-name="T3">(28/4) </text:span> ⲙ̅ⲡⲕⲁⲓⲣⲟⲥ ⲉⲧⲛ̅ⲛⲏⲩ ϩⲛⲉⲉⲩ <text:line-break/><text:span text:style-name="T1"> </text:span><text:span text:style-name="T3">(28/5) </text:span> ⲛⲓⲙ· ⲉⲙⲡⲁⲧⲟⲩⲱⲛϩ̅ ⲁⲃⲁⲗ <text:line-break/><text:span text:style-name="T1"> </text:span><text:span text:style-name="T3">(28/6) </text:span> ϥⲥⲁⲩⲛⲉ· ⲛ̅ⲧⲁϥ ⲙ̅ⲡⲉⲧϥ̅ⲛⲁ‐ <text:line-break/><text:span text:style-name="T1"> </text:span><text:span text:style-name="T3">(28/7) </text:span> ⲛ̅ⲧϥ̅· ⲁⲃⲁⲗ· ⲡⲕⲁⲣⲡⲟⲥ ⲛ̅ⲧⲁϥ <text:line-break/><text:span text:style-name="T1"> </text:span><text:span text:style-name="T3">(28/8) </text:span> ⲉⲧⲉⲙ̅ⲡⲁⲧϥ̅ⲟⲩⲱⲛϩ̅ ⲁⲃⲁⲗ <text:line-break/><text:span text:style-name="T1"> </text:span><text:span text:style-name="T3">(28/9) </text:span> ϥⲥⲁⲩⲛⲉ ⲛ̅ⲗⲁⲩⲉ ⲉⲛ· ⲟⲩⲇⲉ <text:line-break/><text:span text:style-name="T1"> </text:span><text:span text:style-name="T3">(28/10) </text:span> ϥⲣ̅ ⲗⲁⲩⲉ· ⲛ̅ϩⲱϥ ⲉⲛ ⲁⲛ ⲡⲓ‐ <text:line-break/><text:span text:style-name="T1"> </text:span><text:span text:style-name="T3">(28/11) </text:span> ⲣⲏⲧⲉ· ⲙⲁⲉⲓⲧ ⲛⲓⲙ ⲉⲧϣⲟⲟⲡ· <text:line-break/><text:span text:style-name="T1"> </text:span><text:span text:style-name="T3">(28/12) </text:span> ϩⲱⲱϥ ϩⲛ̅ ⲡⲓⲱⲧ· ϩⲛ̅ⲁⲃⲁⲗ <text:line-break/><text:span text:style-name="T1"> </text:span><text:span text:style-name="T3">(28/13) </text:span> ϩⲛ̅ ⲡⲉⲧϣⲟⲟⲡ· ⲛⲉ ⲡⲉⲛ‐ <text:line-break/><text:span text:style-name="T1"> </text:span><text:span text:style-name="T3">(28/14) </text:span> ⲧⲁϥⲧⲉϩⲁϥ ⲛ̅ⲧⲁϥ ⲁ‐ <text:line-break/><text:span text:style-name="T1"> </text:span><text:span text:style-name="T3">(28/15) </text:span> ⲣⲉⲧϥ̅· ⲁⲃⲁⲗ ϩⲛ̅ ⲡⲉⲧϣⲟⲟⲡ <text:line-break/><text:span text:style-name="T1"> </text:span><text:span text:style-name="T3">(28/16) </text:span> ⲉⲛ· ϫⲉ ⲡⲉⲧⲉⲙⲛ̅ⲧⲉϥ ⲛⲟⲩ‐ <text:line-break/><text:span text:style-name="T1"> </text:span><text:span text:style-name="T3">(28/17) </text:span> ⲛⲉ ⲙ̅ⲙⲉⲩ ⲙⲛ̅ⲧⲉϥ· ⲟⲩ‐ <text:line-break/><text:span text:style-name="T1"> </text:span><text:span text:style-name="T3">(28/18) </text:span> ⟦ⲁ̣..·⟧ⲧⲁϩ ⲙ̅ⲙⲉⲩ ⲁⲛ· ⲁⲗ‐ <text:line-break/><text:span text:style-name="T1"> </text:span><text:span text:style-name="T3">(28/19) </text:span> ⲗⲁ ⲉϥⲙⲉⲩⲉ ⲛ·ⲉϥ <text:line-break/><text:span text:style-name="T1"> </text:span><text:span text:style-name="T3">(28/20) </text:span> ϫⲉ ⲁϩⲓ̈ϣⲱⲡⲉ· ⲉⲓ̣ⲧⲉ ⲁⲛ̣ <text:line-break/><text:span text:style-name="T1"> </text:span><text:span text:style-name="T3">(28/21) </text:span> ϥⲛⲁⲃⲱⲗ ⲁⲃⲁⲗ· ϩⲓ̈ⲧⲟⲟⲧϥ̅ <text:line-break/><text:span text:style-name="T1"> </text:span><text:span text:style-name="T3">(28/22) </text:span> ⲉⲧⲃⲉ ⲡⲉⲉⲓ ⲡⲉⲧⲉⲛⲉϥϣⲟ‐ <text:line-break/><text:span text:style-name="T1"> </text:span><text:span text:style-name="T3">(28/23) </text:span> ⲟⲡ ⲡⲧⲏⲣϥ̅ ⲉⲛ ⲉϥⲛⲁ‐ <text:line-break/><text:span text:style-name="T1"> </text:span><text:span text:style-name="T3">(28/24) </text:span> ϣⲱⲡⲉ· ⲉⲛ ⲁⲛ ⲉⲩ ϭⲉ ⲡⲉⲧ→ⲁ←ϥ̅‐ <text:line-break/><text:span text:style-name="T1"> </text:span><text:span text:style-name="T3">(28/25) </text:span> ⲟⲩⲁϣϥ̅ ⲁⲧⲣⲉϥⲙⲉⲉⲩⲉ ⲁⲣⲁϥ <text:line-break/><text:span text:style-name="T1"> </text:span><text:span text:style-name="T3">(28/26) </text:span> ϫⲉ ⲁⲉⲓϣⲱⲡⲉ ⲙ̅ⲡⲣⲏⲧⲉ ⲛ̅ⲛⲓ‐ <text:line-break/><text:span text:style-name="T1"> </text:span><text:span text:style-name="T3">(28/27) </text:span> ϩⲁⲉⲓⲃⲉ ⲙⲛ̅ ⲛⲓⲫⲁⲛⲧⲁⲥⲓⲁ· <text:line-break/><text:span text:style-name="T1"> </text:span><text:span text:style-name="T3">(28/28) </text:span> ⲛ̅ⲧⲟⲩϣⲏ ⲡϭⲓⲛ̅ⲧⲣⲉϥⲣ̅ <text:line-break/><text:span text:style-name="T1"> </text:span><text:span text:style-name="T3">(28/29) </text:span> ⲟⲩⲁⲉⲓⲛ ⲛ̅ϭⲓ ⲡⲟⲩⲁⲉⲓⲛ ⲉⲑⲣ̅ⲧⲉ <text:line-break/><text:span text:style-name="T1"> </text:span><text:span text:style-name="T3">(28/30) </text:span> ⲉⲛⲧⲁϥϫⲓⲧⲥ· ⲛ̅ϭⲓ ⲡⲉⲉⲓ ⲉⲧⲙ̅‐ <text:line-break/><text:span text:style-name="T1"> </text:span><text:span text:style-name="T3">(28/31) </text:span> ⲙⲉⲩ ⲉϥϣⲁϥⲙ̅ⲙⲉ ϫⲉ ⲟⲩⲗⲁⲩ‐ <text:line-break/><text:span text:style-name="T1"> </text:span><text:span text:style-name="T3">(28/32) </text:span> ⲉ ⲡⲉ §ⲡⲓⲣⲏⲧⲉ ⲛⲉⲩⲟⲉⲓ ⲛ̅ⲁⲧ‐ <text:line-break/><text:span text:style-name="T1"> </text:span><text:span text:style-name="T3">(28/33) </text:span> ⲥⲁⲩⲛⲉ ⲁⲡⲓⲱⲧ· ⲉⲛⲧⲁϥ ⲡⲉ <text:line-break/><text:span text:style-name="T1"> </text:span><text:span text:style-name="T3">(29/1) </text:span> ⲉⲛⲉⲩⲛⲉⲩ ⲁⲣⲁϥ ⲉⲛ ⲉⲡⲓⲇⲏ ⲛⲉ‐ <text:line-break/><text:span text:style-name="T1"> </text:span><text:span text:style-name="T3">(29/2) </text:span> ϥⲟⲉⲓ ⲛ̅ⲟⲩϩⲣ̅ⲧⲉ· ⲙⲛ̅ ⲟⲩϣⲧⲣ̅‐ <text:line-break/><text:span text:style-name="T1"> </text:span><text:span text:style-name="T3">(29/3) </text:span> ⲧⲣ̅ ⲙⲛ̅ ⲟⲩⲙⲛ̅ⲧⲁⲧ·ⲧⲱⲕ· ⲁⲣⲉⲧⲥ̅· <text:line-break/><text:span text:style-name="T1"> </text:span><text:span text:style-name="T3">(29/4) </text:span> ⲙⲛ̅ ⲟⲩⲙⲛ̅ⲧϩⲏⲧ· ⲥⲛⲉⲩ· ⲙⲛ̅ ⲟⲩ‐ <text:line-break/><text:span text:style-name="T1"> </text:span><text:span text:style-name="T3">(29/5) </text:span> ⲡⲱϣⲉ· ⲛⲉⲩⲛ̅ ϩⲁϩ ⲙ̅ⲙⲛ̅ⲧⲁ‐ <text:line-break/><text:span text:style-name="T1"> </text:span><text:span text:style-name="T3">(29/6) </text:span> ⲡϭⲗⲁ· ⲉⲩⲣ̅ ϩⲱϥ ⲁⲃⲁⲗ ϩⲓ̈ⲧⲟ‐ <text:line-break/><text:span text:style-name="T1"> </text:span><text:span text:style-name="T3">(29/7) </text:span> ⲟⲧϥ̅· ⲛ̅ⲛⲉⲉⲓ ⲟⲩⲁϩⲛ̅ 〈ϩⲛ̅〉ⲙⲛ̅〈ⲧ〉ⲁⲧ·‐ <text:line-break/><text:span text:style-name="T1"> </text:span><text:span text:style-name="T3">(29/8) </text:span> ⲥⲃⲱ ⲉⲩϣⲟⲩⲉⲓⲧ· ⲙ̅ⲡⲣⲏⲧⲉ· <text:line-break/><text:span text:style-name="T1"> </text:span><text:span text:style-name="T3">(29/9) </text:span> ⲉϣⲁⲣⲟⲩⲥⲙ̅ⲙⲛ̅ⲧⲟⲩ ⲁⲡⲛ̅ⲕⲁⲧ·‐ <text:line-break/><text:span text:style-name="T1"> </text:span><text:span text:style-name="T3">(29/10) </text:span> ⲕⲉ ⲛ̅ⲥⲉϭⲓⲛⲉ ⲙ̅ⲙⲁⲩ· ϩⲛ̅ ⲛ̅ⲣⲉ‐ <text:line-break/><text:span text:style-name="T1"> </text:span><text:span text:style-name="T3">(29/11) </text:span> ⲥⲟⲩⲉ· ⲉⲩϣⲧⲣ̅ⲧⲁⲣⲧ̅ ⲏ ⲟⲩⲙⲁ <text:line-break/><text:span text:style-name="T1"> </text:span><text:span text:style-name="T3">(29/12) </text:span> ⲡⲉⲧⲟⲩⲡⲱⲧ· ⲁⲣⲁϥ ⲏ ⲉⲩⲟ ⲛ̅‐ <text:line-break/><text:span text:style-name="T1"> </text:span><text:span text:style-name="T3">(29/13) </text:span> ⲁⲧⲛⲁⲙⲧⲉ ⲉⲩⲉⲓ ⲉⲁⲩⲡⲱⲧ <text:line-break/><text:span text:style-name="T1"> </text:span><text:span text:style-name="T3">(29/14) </text:span> ⲛ̅ⲥⲁ ϩⲛ̅ϩⲁⲉⲓⲛⲉ ⲏ ⲉⲩϩⲛ̅ ϩⲛ̅‐ <text:line-break/><text:soft-page-break/><text:span text:style-name="T1"> </text:span><text:span text:style-name="T3">(29/15) </text:span> ⲙⲛ̅ⲧⲧⲁⲉⲓⲥⲏϣⲉ· ⲏ ⲉⲩϣⲱⲡ· <text:line-break/><text:span text:style-name="T1"> </text:span><text:span text:style-name="T3">(29/16) </text:span> {ϩ}ⲛ̅ϩⲛ̅ⲥⲏϣⲉ· ⲛ̅ⲧⲉⲩ ⲏ ⲉⲁⲩϩⲁ‐ <text:line-break/><text:span text:style-name="T1"> </text:span><text:span text:style-name="T3">(29/17) </text:span> ⲉⲓⲉ ⲁⲃⲁⲗ ϩⲛ̅ ϩⲛ̅ⲙⲁ ⲉⲩϫⲁⲥⲓ <text:line-break/><text:span text:style-name="T1"> </text:span><text:span text:style-name="T3">(29/18) </text:span> ⲏ ⲉⲩⲥⲱⲕ ⲁϩⲣⲏⲓ̈ ⲁⲃⲁⲗ ϩⲓ̈ⲧⲟⲟⲧϥ <text:line-break/><text:span text:style-name="T1"> </text:span><text:span text:style-name="T3">(29/19) </text:span> ⲙ̅ⲡⲁⲏⲣ ⲉⲙⲛ̅ ⲧⲛ̅ϩ ⲣⲱ ⲙ̅ⲙⲁⲩ <text:line-break/><text:span text:style-name="T1"> </text:span><text:span text:style-name="T3">(29/20) </text:span> ϩⲛ̅ⲥⲁⲡ ⲁⲛ ⲉⲓϣϫⲉ ϩⲁⲉⲓⲛⲉ· <text:line-break/><text:span text:style-name="T1"> </text:span><text:span text:style-name="T3">(29/21) </text:span> ⲛⲉⲧ·ϩⲁⲗϩⲗ̅ ⲙ̅ⲙⲁⲩ ⲉⲙⲛ̅ ⲡⲉⲧ‐ <text:line-break/><text:span text:style-name="T1"> </text:span><text:span text:style-name="T3">(29/22) </text:span> ⲡⲱⲧ· ⲣⲱ ⲛ̅ⲥⲱⲟⲩ ⲏ ⲛ̅ⲧⲁⲩ ⲉⲩ‐ <text:line-break/><text:span text:style-name="T1"> </text:span><text:span text:style-name="T3">(29/23) </text:span> ⲙⲟⲩⲟⲩⲧ· ⲛ̅ⲛⲉⲧϩⲓ̈ⲧⲟⲩⲱⲟⲩ· <text:line-break/><text:span text:style-name="T1"> </text:span><text:span text:style-name="T3">(29/24) </text:span> ϫⲉ ⲁⲩϫⲱϩⲙ̅ ⲁⲃⲁⲗ ϩⲓ̈ⲧⲟⲟ‐ <text:line-break/><text:span text:style-name="T1"> </text:span><text:span text:style-name="T3">(29/25) </text:span> ⲧϥ̅ ⲙ̅ⲡⲥⲛⲁϥ ⲛ̅ⲛⲉⲉⲓ ϣⲁ· <text:line-break/><text:span text:style-name="T1"> </text:span><text:span text:style-name="T3">(29/26) </text:span> ⲡⲥⲁⲡ· ⲉⲧⲉϣⲁⲩⲛⲉϩⲥⲉ ⲛ̅ϭⲓ <text:line-break/><text:span text:style-name="T1"> </text:span><text:span text:style-name="T3">(29/27) </text:span> ⲛⲉⲉⲓ· ⲉⲧⲉϣⲁⲩϣⲉ ϩⲛ̅ ⲛⲉⲉⲓ <text:line-break/><text:span text:style-name="T1"> </text:span><text:span text:style-name="T3">(29/28) </text:span> ⲧⲏⲣⲟⲩ· ⲙⲁⲩⲛⲉⲩ ⲁⲗⲁⲩⲉ· <text:line-break/><text:span text:style-name="T1"> </text:span><text:span text:style-name="T3">(29/29) </text:span> ⲛ̅ϭⲓ ⲛⲉⲉⲓ ⲉⲧⲉ ⲛⲉⲟⲩⲛ ϩⲣⲏⲓ̈ <text:line-break/><text:span text:style-name="T1"> </text:span><text:span text:style-name="T3">(29/30) </text:span> ϩⲛ̅ ⲛⲉⲉⲓ ⲧⲏⲣⲟⲩ ⲛ̅ϣⲧⲁⲣⲧⲣ̅ <text:line-break/><text:span text:style-name="T1"> </text:span><text:span text:style-name="T3">(29/31) </text:span> ⲁⲃⲁⲗ ϫⲉ ⲛⲉϩⲛ̅ⲗⲁⲩⲉ ⲛⲉ <text:line-break/><text:span text:style-name="T1"> </text:span><text:span text:style-name="T3">(29/32) </text:span> ⲛⲉⲉⲓ ⲙ̅ⲡⲓⲣⲏⲧⲉ ⲡⲣⲏⲧⲉ ⲡⲉ <text:line-break/><text:span text:style-name="T1"> </text:span><text:span text:style-name="T3">(29/33) </text:span> ⲡⲉⲉⲓ ⲛ̅ⲛⲉⲛⲧⲁⲩⲛⲟⲩϫⲉ· <text:line-break/><text:span text:style-name="T1"> </text:span><text:span text:style-name="T3">(29/34) </text:span> ⲛ̅ϯⲙⲛ̅ⲧⲁⲧⲥⲁⲩⲛⲉ ⲁⲃⲁⲗ <text:line-break/><text:span text:style-name="T1"> </text:span><text:span text:style-name="T3">(29/35) </text:span> ⲙ̅ⲙⲁⲩ ⲙ̅ⲡⲣⲏⲧⲉ ⲙ̅ⲡⲛ̅ⲕⲁ‐ <text:line-break/><text:span text:style-name="T1"> </text:span><text:span text:style-name="T3">(29/36) </text:span> ⲧⲕⲉ· ⲉⲙⲁⲩⲁⲡϥ̅ ϫⲉ ⲟⲩⲗⲁⲩⲉ <text:line-break/><text:span text:style-name="T1"> </text:span><text:span text:style-name="T3">(29/37) </text:span> ⲡⲉ ⲟⲩⲇⲉ ⲙⲁⲩⲱⲡ ⲛ̅ⲛⲉϥ‐ <text:line-break/><text:span text:style-name="T1"> </text:span><text:span text:style-name="T3">(30/1) </text:span> ⲕⲉϩⲃⲏⲩⲉ· ϫⲉ ϩⲛ̅ϩⲃⲏⲩⲉ ⲉⲩ̣‐ <text:line-break/><text:span text:style-name="T1"> </text:span><text:span text:style-name="T3">(30/2) </text:span> ⲥⲙ̅ⲙⲁⲛⲧ̅ ⲛⲉ· ⲁⲗⲗⲁ ϣⲁⲟⲩ‐ <text:line-break/><text:span text:style-name="T1"> </text:span><text:span text:style-name="T3">(30/3) </text:span> ⲕⲁⲁⲩ ⲛ̅ⲥⲱⲟⲩ ⲙ̅ⲡⲣⲏⲧⲉ ⲛ̅‐ <text:line-break/><text:span text:style-name="T1"> </text:span><text:span text:style-name="T3">(30/4) </text:span> ⲟⲩⲣⲉⲥⲟⲩⲉ ϩⲛ̅ ⲧⲟⲩϣⲏ· ⲡⲓⲥⲁⲩ‐ <text:line-break/><text:span text:style-name="T1"> </text:span><text:span text:style-name="T3">(30/5) </text:span> ⲛⲉ ⲛ̅ⲧⲉ ⲡⲓⲱⲧ· ⲛ̅ⲥⲉϣⲓⲧϥ̅· ⲉ‐ <text:line-break/><text:span text:style-name="T1"> </text:span><text:span text:style-name="T3">(30/6) </text:span> ⲡⲟⲩⲁⲉⲓⲛ· ⲡⲉ ⲡⲣⲏⲧⲉ ⲡⲉ ⲡⲉⲉⲓ <text:line-break/><text:span text:style-name="T1"> </text:span><text:span text:style-name="T3">(30/7) </text:span> ⲛ̅ⲧⲁϥⲉⲉⲓϥ· ⲉϥⲛ̅ⲕⲁⲧⲕⲉ ⲛ̅‐ <text:line-break/><text:span text:style-name="T1"> </text:span><text:span text:style-name="T3">(30/8) </text:span> ϭⲓ ⲡⲟⲩⲉⲉⲓ ⲡⲟⲩⲉⲉⲓ ⲙ̅ⲡⲥⲁⲡ <text:line-break/><text:span text:style-name="T1"> </text:span><text:span text:style-name="T3">(30/9) </text:span> ⲉⲛⲉϥⲟⲉⲓ ⲛ̅ⲁⲧⲥⲁⲩⲛⲉ· <text:line-break/><text:span text:style-name="T1"> </text:span><text:span text:style-name="T3">(30/10) </text:span> ⲟⲩⲁϩⲁ ⲡⲣⲏⲧⲉ ⲡⲉ ⲡⲉⲉⲓ ⲛ̅‐ <text:line-break/><text:span text:style-name="T1"> </text:span><text:span text:style-name="T3">(30/11) </text:span> ⲧⲣⲉϥⲥⲁⲧⲛⲉ ⲕⲁⲧⲁ ⲑⲉ ⲛ̅‐ <text:line-break/><text:span text:style-name="T1"> </text:span><text:span text:style-name="T3">(30/12) </text:span> ⲧⲁϥⲛⲉϩⲥⲉ· {ⲁⲩⲱ} ⲟⲩⲡⲉⲧⲛⲁ‐ <text:line-break/><text:span text:style-name="T1"> </text:span><text:span text:style-name="T3">(30/13) </text:span> ⲛⲟⲩϥ ⲙ̅ⲡⲣⲱⲙⲉ ⲉⲧⲁⲥⲧⲁϥ <text:line-break/><text:span text:style-name="T1"> </text:span><text:span text:style-name="T3">(30/14) </text:span> ⲛϥ̅ⲛⲉϩⲥⲉ· ⲟⲩⲁϩⲛ̅ ⲟⲩⲙⲁⲕⲁ‐ <text:line-break/><text:span text:style-name="T1"> </text:span><text:span text:style-name="T3">(30/15) </text:span> ⲣⲓⲟⲥ ⲡⲉ ⲡⲉⲉⲓ ⲛ̅ⲧⲁϥⲟⲩⲏⲛ <text:line-break/><text:span text:style-name="T1"> </text:span><text:span text:style-name="T3">(30/16) </text:span> ⲁⲛⲃⲉⲗ ⲛⲛⲓⲃⲗ̅ⲗⲉⲉⲩ §ⲟⲩⲁϩ <text:line-break/><text:span text:style-name="T1"> </text:span><text:span text:style-name="T3">(30/17) </text:span> ⲁϥⲡⲱⲧ· ⲛⲥⲱϥ ⲛ̅ϭⲓ ⲡⲓⲡⲛ(ⲉⲩⲙ)ⲁ <text:line-break/><text:span text:style-name="T1"> </text:span><text:span text:style-name="T3">(30/18) </text:span> ⲉϯⲏⲥ ⲁⲃⲁⲗ ϩⲛ̅ ⲡⲧⲣⲉϥ‐ <text:line-break/><text:span text:style-name="T1"> </text:span><text:span text:style-name="T3">(30/19) </text:span> ⲧⲟⲩⲛⲁⲥϥ̅· ⲉⲁϥϯ ⲧⲟⲟⲧϥ̅ <text:line-break/><text:span text:style-name="T1"> </text:span><text:span text:style-name="T3">(30/20) </text:span> ⲙ̅ⲡⲉⲧϣⲏϣ ⲁϩⲣⲏⲓ̈ ϩⲓ̈ ⲡⲉ‐ <text:line-break/><text:span text:style-name="T1"> </text:span><text:span text:style-name="T3">(30/21) </text:span> ⲥⲏⲧ· ⲁϥⲧⲣⲉϥⲧⲱⲕ ⲁⲣⲉⲧϥ̅ <text:line-break/><text:span text:style-name="T1"> </text:span><text:span text:style-name="T3">(30/22) </text:span> ⲁϫⲛ̅ ⲛⲉϥⲟⲩⲉⲣⲓⲧⲉ· ϫⲉ ⲛⲉ‐ <text:line-break/><text:span text:style-name="T1"> </text:span><text:span text:style-name="T3">(30/23) </text:span> ⲙ̅ⲡⲁⲧϥ̅ⲧⲱⲟⲩⲛ ⲇⲉ ⲡⲉ ⲡⲓⲥⲁⲩ‐ <text:line-break/><text:span text:style-name="T1"> </text:span><text:span text:style-name="T3">(30/24) </text:span> ⲛⲉ ⲛ̅ⲧⲙ̅ ⲡⲓⲱⲧ· ⲟⲩⲁϩⲁ ⲡⲟⲩ‐ <text:line-break/><text:soft-page-break/><text:span text:style-name="T1"> </text:span><text:span text:style-name="T3">(30/25) </text:span> ⲱⲛϩ̅ ⲁⲃⲁⲗ· ⲙ̅ⲡⲉϥϣⲏⲣⲉ ⲁϥ‐ <text:line-break/><text:span text:style-name="T1"> </text:span><text:span text:style-name="T3">(30/26) </text:span> ϯ ⲛⲉⲩ ⲣⲓⲧⲉ ⲁⲙ̅ⲙⲉ· ⲛ̅‐ <text:line-break/><text:span text:style-name="T1"> </text:span><text:span text:style-name="T3">(30/27) </text:span> ⲧⲁⲣⲟⲩⲛⲉⲩ ⲅⲁⲣ ⲁⲣⲁϥ· ⲁⲩⲱ ⲁⲩ‐ <text:line-break/><text:span text:style-name="T1"> </text:span><text:span text:style-name="T3">(30/28) </text:span> ⲥⲱⲧⲙ̅ ⲁⲣⲁϥ· ⲁϥϯ ⲛⲉⲩ ⲁⲧⲣⲟⲩ‐ <text:line-break/><text:span text:style-name="T1"> </text:span><text:span text:style-name="T3">(30/29) </text:span> ϫⲓ ϯⲡⲉ· ⲁⲃⲁⲗ ⲙ̅ⲙⲁϥ ⲟⲩⲁϩⲛ̅ <text:line-break/><text:span text:style-name="T1"> </text:span><text:span text:style-name="T3">(30/30) </text:span> ⲁⲧⲟⲩϣⲁⲗⲙⲉϥ· ⲟⲩⲁϩⲛ̅ⲛ ⲧⲟⲩⲉⲙⲁϩⲧⲉ ⲁϫⲛ̅ ⲡϣⲣ̅ⲙⲛ̅‐ <text:line-break/><text:span text:style-name="T1"> </text:span><text:span text:style-name="T3">(30/31) </text:span> ⲣⲓⲧ· §ⲉⲁϥⲟⲩⲱⲛϩ̅ ⲁⲃⲁⲗ· <text:line-break/><text:span text:style-name="T1"> </text:span><text:span text:style-name="T3">(30/32) </text:span> ⲉϥⲧⲁⲙⲟ ⲙ̅ⲙⲁⲩ· ⲁⲡⲓⲱⲧ ⲡⲓ‐ <text:line-break/><text:span text:style-name="T1"> </text:span><text:span text:style-name="T3">(30/33) </text:span> ⲁⲧϣⲁⲡϥ̅· ⲉⲁϥⲛⲓϥⲉ ⲛ̅ϩⲏⲧⲟⲩ <text:line-break/><text:span text:style-name="T1"> </text:span><text:span text:style-name="T3">(30/34) </text:span> ⲙ̅ⲡⲉⲧϩⲛ̅ ⲡⲓⲙⲉⲉⲩⲉ ⲉϥⲉⲓ‐ <text:line-break/><text:span text:style-name="T1"> </text:span><text:span text:style-name="T3">(30/35) </text:span> ⲣⲉ ⲙ̅ⲡⲉϥⲟⲩⲱϣⲉ ⲉⲁⲩϫⲓ ⲙ̅‐ <text:line-break/><text:span text:style-name="T1"> </text:span><text:span text:style-name="T3">(30/36) </text:span> ⲡⲟⲩⲁⲉⲓⲛ ⲛ̅ϭⲓ ϩⲁϩ· ⲁⲩⲕⲁⲧⲟⲩ <text:line-break/><text:span text:style-name="T1"> </text:span><text:span text:style-name="T3">(31/1) </text:span> ⲁⲣⲁϥ ϫⲉ ⲛⲉⲩⲟⲉⲓ ⲛ̅ϣⲙ̅ⲙⲟ ⲡⲉ <text:line-break/><text:span text:style-name="T1"> </text:span><text:span text:style-name="T3">(31/2) </text:span> ⲁⲩⲱ ⲛⲉⲩⲛⲉⲩ ⲁⲡⲉϥⲉⲓⲛⲉ ⲉⲛ <text:line-break/><text:span text:style-name="T1"> </text:span><text:span text:style-name="T3">(31/3) </text:span> ⲡⲉ ⲁⲩⲱ ⲛⲉⲙ̅ⲡⲟⲩⲥⲟⲩⲱ‐ <text:line-break/><text:span text:style-name="T1"> </text:span><text:span text:style-name="T3">(31/4) </text:span> ⲛϥ̅ ⲛϭⲓ ⲑⲩⲗⲏ ϫⲉ ⲛ̅ⲧⲁϥⲉⲓ ⲁ‐ <text:line-break/><text:span text:style-name="T1"> </text:span><text:span text:style-name="T3">(31/5) </text:span> ⲃⲁⲗ ϩⲓ̈ⲧⲟⲟⲧⲥ̅ ⲛ̅ⲟⲩⲥⲁⲣⲝ ⲛ̅‐ <text:line-break/><text:span text:style-name="T1"> </text:span><text:span text:style-name="T3">(31/6) </text:span> ⲥⲙⲁⲧ· ⲉⲙⲡⲉⲗⲁⲩⲉ ϩⲱⲥ ⲛ̅ϯϭⲛ‐ <text:line-break/><text:span text:style-name="T1"> </text:span><text:span text:style-name="T3">(31/7) </text:span> ⲙⲁⲁϩⲉ ⲛ̅ⲧⲟⲟⲧϥ̅ ϫⲉ ϯⲙⲛ̅ⲧ‐ <text:line-break/><text:span text:style-name="T1"> </text:span><text:span text:style-name="T3">(31/8) </text:span> ⲁⲧ·ⲧⲉⲕⲟ 〈ⲟⲩ〉ⲙⲛ̅ⲧⲁⲧⲉⲙⲁϩⲧⲉ <text:line-break/><text:span text:style-name="T1"> </text:span><text:span text:style-name="T3">(31/9) </text:span> ⲙ̅ⲙⲁⲥ ⲧⲉ ⲉϥϣⲉϫⲉ ⲁⲛ <text:line-break/><text:span text:style-name="T1"> </text:span><text:span text:style-name="T3">(31/10) </text:span> ϩⲛ̅ ϩⲃ̅ⲃⲣ̅ⲣⲉ· ϫⲓⲛ ⲉϥϣⲉϫⲉ ⲁ·‐ <text:line-break/><text:span text:style-name="T1"> </text:span><text:span text:style-name="T3">(31/11) </text:span> ⲡⲉⲧϩⲛ̅ ⲫⲏⲧ· ⲙ̅ⲡⲓⲱⲧ· ⲉⲁϥ‐ <text:line-break/><text:span text:style-name="T1"> </text:span><text:span text:style-name="T3">(31/12) </text:span> ⲉⲓⲛⲉ ⲁⲃⲁⲗ· ⲙ̅ⲡϣⲉϫⲉ ⲛⲁⲧ·‐ <text:line-break/><text:span text:style-name="T1"> </text:span><text:span text:style-name="T3">(31/13) </text:span> ϣⲧⲁ· §ⲉⲁϥϣⲉϫⲉ ⲁⲃⲁⲗ ϩⲛ̅ <text:line-break/><text:span text:style-name="T1"> </text:span><text:span text:style-name="T3">(31/14) </text:span> ⲣⲱϥ ⲛ̅ϭⲓ ⲡⲟⲩⲁⲉⲓⲛ <text:line-break/><text:span text:style-name="T1"> </text:span><text:span text:style-name="T3">(31/15) </text:span> ⲟⲩⲁϩⲛ̅ ϯⲥⲙⲏ ⲛ̅ⲧⲟⲟⲧϥ̅ <text:line-break/><text:span text:style-name="T1"> </text:span><text:span text:style-name="T3">(31/16) </text:span> ⲛ̅ⲧⲁⲥⲙⲓⲥⲉ ⲙ̅ⲡⲓⲱⲛ̅ⲉϩ ⲁϥ‐ <text:line-break/><text:span text:style-name="T1"> </text:span><text:span text:style-name="T3">(31/17) </text:span> ϯ ⲛⲉⲩ· ⲙⲉⲩⲉ ϩⲓ̣̈ ⲙⲛ̅ⲧⲣⲙ̅ⲛ̅ϩⲏⲧ· <text:line-break/><text:span text:style-name="T1"> </text:span><text:span text:style-name="T3">(31/18) </text:span> ϩⲓ̈ ⲛⲁⲉⲓ ϩⲓ ⲟⲩϫⲉⲉⲓⲇⲉ ϩⲓ̈ ⲡⲡⲛ(ⲉⲩⲙ)ⲁ ⲛ̅‐ <text:line-break/><text:span text:style-name="T1"> </text:span><text:span text:style-name="T3">(31/19) </text:span> ϭⲁⲙ· ⲁⲃⲁⲗ ϩⲛ̅ ϯⲙⲛ̅ⲧ〈ⲁⲧ〉ⲁⲣⲏϫⲥ̅ ⲛ̅‐ <text:line-break/><text:span text:style-name="T1"> </text:span><text:span text:style-name="T3">(31/20) </text:span> ⲧⲉ ⲡⲓⲱⲧ· ⲟⲩⲁϩⲛ̅ ϯⲙⲛ̅ⲧϩⲗⲁϭ <text:line-break/><text:span text:style-name="T1"> </text:span><text:span text:style-name="T3">(31/21) </text:span> ⲉⲁϥⲧⲣⲟⲩⲱϫⲛ̅ ⲛ̅ϭⲓ ⲛⲓⲕⲟⲗⲁⲥⲓⲥ· <text:line-break/><text:span text:style-name="T1"> </text:span><text:span text:style-name="T3">(31/22) </text:span> ⲙⲛ ⲛⲓⲙⲁⲥⲧⲓⲅⲝ· ϫⲉ ⲛ̅ⲧⲁⲩ ⲡⲉⲧⲉ·‐ <text:line-break/><text:span text:style-name="T1"> </text:span><text:span text:style-name="T3">(31/23) </text:span> ⲛⲉⲩⲥⲁⲣⲙ̅· ⲛ̅ϩⲣⲉϥ ⲛ̅ⲛⲓϩⲁⲉⲓⲛⲉ· <text:line-break/><text:span text:style-name="T1"> </text:span><text:span text:style-name="T3">(31/24) </text:span> ⲛ̅ⲧⲁⲩⲣ̅ ϩⲁⲉ ⲙ̅ⲡⲓⲛⲁⲉ ⲛ̅ϩⲣⲏⲓ̈ ϩⲛ̅ <text:line-break/><text:span text:style-name="T1"> </text:span><text:span text:style-name="T3">(31/25) </text:span> ϯⲡⲗⲁⲛⲏ ⲟⲩⲁϩⲛ ϩⲛ̅ⲥⲛⲉⲩϩ <text:line-break/><text:span text:style-name="T1"> </text:span><text:span text:style-name="T3">(31/26) </text:span> ⲁⲩⲱ ⲙⲛ̅ ⲟⲩϭⲁⲙ· ⲁϥⲃⲁⲗⲟⲩ ⲁ‐ <text:line-break/><text:span text:style-name="T1"> </text:span><text:span text:style-name="T3">(31/27) </text:span> ⲃⲁⲗ ⲁⲩⲱ ⲁϥϫⲡⲓⲁⲩ ϩⲛ̅ ⲡⲥⲁⲩⲛⲉ <text:line-break/><text:span text:style-name="T1"> </text:span><text:span text:style-name="T3">(31/28) </text:span> ⲡⲉ· ⲁϥϣⲱⲡⲉ ⲉϥⲟⲉⲓ ⲛ̅ⲟⲩ‐ <text:line-break/><text:span text:style-name="T1"> </text:span><text:span text:style-name="T3">(31/29) </text:span> ⲙⲁⲉⲓⲧ· ⲛ̅ⲛⲉⲉⲓ ⲉⲛⲉⲩⲥⲁⲣⲙ̅ <text:line-break/><text:span text:style-name="T1"> </text:span><text:span text:style-name="T3">(31/30) </text:span> ⲁⲩⲱ ⲟⲩⲥⲁⲩⲛⲉ· ⲛ̅ⲛⲉⲉⲓ ⲉⲧⲟⲓ̈ <text:line-break/><text:span text:style-name="T1"> </text:span><text:span text:style-name="T3">(31/31) </text:span> ⲛ̅ⲁⲧⲥⲁⲩⲛⲉ· ⲟⲩϭⲓⲛⲉ ⲛ̅ⲛⲉⲉⲓ ⲉ‐ <text:line-break/><text:span text:style-name="T1"> </text:span><text:span text:style-name="T3">(31/32) </text:span> ⲛⲉⲩϣⲓⲛⲉ· ⲟⲩⲁϩⲛ· ⲟⲩⲧⲁϫⲣⲟ <text:line-break/><text:span text:style-name="T1"> </text:span><text:span text:style-name="T3">(31/33) </text:span> ⲛ̅ⲛⲉⲉⲓ ⲉⲧⲉⲛⲉⲩⲛⲁⲉⲓⲛ ⲁⲣⲁⲩ <text:line-break/><text:span text:style-name="T1"> </text:span><text:span text:style-name="T3">(31/34) </text:span> ⲟⲩⲙⲛ̅ⲧⲁⲧϫⲱϩⲙ̅ ⲛ̅ⲛⲉⲉⲓ ⲉⲧⲉ‐ <text:line-break/><text:span text:style-name="T1"> </text:span><text:span text:style-name="T3">(31/35) </text:span> ⲛⲉⲩϫⲁϩⲙ̅ §ⲉⲛⲧⲁϥ ⲡⲉ ⲡϣⲱⲥ <text:line-break/><text:soft-page-break/><text:span text:style-name="T1"> </text:span><text:span text:style-name="T3">(31/36) </text:span> ⲉⲛⲧⲁϩⲕⲱⲉ ⲛ̅ⲥⲱϥ· ⲙ̅ⲡⲓⲡⲥⲧⲉ‐ <text:line-break/><text:span text:style-name="T1"> </text:span><text:span text:style-name="T3">(32/1) </text:span> ⲯⲓⲥ ⲛ̅ⲉⲥⲁⲩ ⲉⲧⲉⲙ̅ⲡⲟⲩⲥⲱⲣⲙ̅ <text:line-break/><text:span text:style-name="T1"> </text:span><text:span text:style-name="T3">(32/2) </text:span> ⲁϥⲉⲓ̅ ⲁϥϣⲓⲛⲉ ⲛ̅ⲥⲁ ⲡⲉⲉⲓ ⲛ̅ⲧⲁϥ‐ <text:line-break/><text:span text:style-name="T1"> </text:span><text:span text:style-name="T3">(32/3) </text:span> ⲥⲱⲣⲙ̅ ⲁϥⲣⲉϣⲉ ⲛ̅ⲧⲁⲣⲉϥ‐ <text:line-break/><text:span text:style-name="T1"> </text:span><text:span text:style-name="T3">(32/4) </text:span> ϭⲓⲛⲉ ⲙ̅ⲙⲁϥ ϫⲉ ⲡⲓⲡⲥⲧⲉⲯⲉⲓⲥ <text:line-break/><text:span text:style-name="T1"> </text:span><text:span text:style-name="T3">(32/5) </text:span> ⲟⲩⲱⲡ ⲡⲉ· ⲉϥϩⲛ̅ ⲧϭⲓϫ ⲛ̅ϭⲃⲟⲩⲣ· <text:line-break/><text:span text:style-name="T1"> </text:span><text:span text:style-name="T3">(32/6) </text:span> ⲉⲥⲉⲙⲁϩⲧⲉ ⲙ̅ⲙⲁϥ· ⲡⲥⲁⲡ· <text:line-break/><text:span text:style-name="T1"> </text:span><text:span text:style-name="T3">(32/7) </text:span> ⲛ̅ⲧⲁϥ ⲉⲧⲟⲩⲛⲁϭⲓⲛⲉ ⲙ̅ⲡⲟⲩ‐ <text:line-break/><text:span text:style-name="T1"> </text:span><text:span text:style-name="T3">(32/8) </text:span> ⲉⲉⲓ ϣⲁⲣⲉⲡⲱⲡ ⲧⲏⲣϥ̅ ⟦ⲁⲧⲟⲩ⟧ <text:line-break/><text:span text:style-name="T1"> </text:span><text:span text:style-name="T3">(32/9) </text:span> ⲡⲱⲱⲛⲉ ⲁⲧⲟⲩⲛⲉⲙ· ⲡⲓⲣⲏⲧⲉ <text:line-break/><text:span text:style-name="T1"> </text:span><text:span text:style-name="T3">(32/10) </text:span> ⲡⲉⲧϣⲁⲁⲧ ⲙ̅ⲡⲓⲟⲩⲉⲉⲓ· ⲉⲧⲉ <text:line-break/><text:span text:style-name="T1"> </text:span><text:span text:style-name="T3">(32/11) </text:span> ⲧⲉⲉⲓ ⲧⲉ· ϯⲟⲩⲛⲉⲙ ⲧⲏⲣⲥ̅ ⲉⲧⲉ‐ <text:line-break/><text:span text:style-name="T1"> </text:span><text:span text:style-name="T3">(32/12) </text:span> ϣⲁⲥⲥⲱⲕ ⲙ̅ⲡⲉⲛⲧⲁϩⲣ̅ ϣⲧⲁ ⲛ̅ⲥ·‐ <text:line-break/><text:span text:style-name="T1"> </text:span><text:span text:style-name="T3">(32/13) </text:span> ϫⲓ ⲙ̅ⲙⲁϥ ⲁⲃⲁⲗ ϩⲓ̈ⲧⲟⲟⲧⲥ̅ ⲛ̅ϯ‐ <text:line-break/><text:span text:style-name="T1"> </text:span><text:span text:style-name="T3">(32/14) </text:span> ⲧⲁⲉⲓⲉ ⲛ̅ϭⲃⲟⲩⲣ· ⲛ̅ϥⲡⲱⲛⲉ ⲛ̅ϯⲟⲩ‐ <text:line-break/><text:span text:style-name="T1"> </text:span><text:span text:style-name="T3">(32/15) </text:span> ⲛⲉⲙ ⲁⲩⲱ ⲡⲓⲣⲏⲧⲉ· ⲛ̅ⲧⲉⲡⲱⲡ <text:line-break/><text:span text:style-name="T1"> </text:span><text:span text:style-name="T3">(32/16) </text:span> ⲣ̅ ϣⲉ· ⲡⲓⲙⲁⲉⲓⲛⲉ· ⲙ̅ⲡⲉⲧⲛ̅ <text:line-break/><text:span text:style-name="T1"> </text:span><text:span text:style-name="T3">(32/17) </text:span> ⲡⲟⲩϩⲣⲁⲩ ⲡⲉ· ⲡⲓⲱⲧ ⲡⲉ ⲡⲉⲉⲓ· <text:line-break/><text:span text:style-name="T1"> </text:span><text:span text:style-name="T3">(32/18) </text:span> ⲕⲁⲛ ϩⲛ̅ ⲯⲁⲃⲁⲧⲧⲟⲛ ⲉⲡⲉⲥⲁⲩ <text:line-break/><text:span text:style-name="T1"> </text:span><text:span text:style-name="T3">(32/19) </text:span> ⲛⲧⲁϥϭⲓⲛⲧϥ̅ ⲉⲁϥϩⲁⲉⲓⲉ· ⲁⲡⲓ‐ <text:line-break/><text:span text:style-name="T1"> </text:span><text:span text:style-name="T3">(32/20) </text:span> ϩⲓⲉⲓⲧ· ⲁϥⲣ̅ ϩⲱⲃ ⲁⲣⲁϥ ⲁϥⲧⲛ̅ϩⲟ <text:line-break/><text:span text:style-name="T1"> </text:span><text:span text:style-name="T3">(32/21) </text:span> ⲙ̅ⲡⲓⲉⲥⲁⲩ ⲉⲁϥⲛⲧϥ̅ ⲁϩⲣⲏⲓ̈ <text:line-break/><text:span text:style-name="T1"> </text:span><text:span text:style-name="T3">(32/22) </text:span> ϩⲛ̅ ⲡⲓϩⲓ̈ⲉⲓⲧ ϫⲉⲕⲁⲥⲉ ⲉⲣⲉⲧⲛⲁ‐ <text:line-break/><text:span text:style-name="T1"> </text:span><text:span text:style-name="T3">(32/23) </text:span> ⲙ̅ⲙⲉ ⲛ̅ϩⲏⲧ ϫⲉ ⲉⲩ ⲡⲉ ⲡⲥⲁⲃ‐ <text:line-break/><text:span text:style-name="T1"> </text:span><text:span text:style-name="T3">(32/24) </text:span> ⲃⲁⲧⲟⲛ ⲡⲉⲉⲓ ⲉⲧⲉⲙⲉϣϣⲉ ⲛ̅‐ <text:line-break/><text:span text:style-name="T1"> </text:span><text:span text:style-name="T3">(32/25) </text:span> ⲧⲉⲡⲟⲩϫⲉⲉⲓ ⲟⲩⲱⲥϥ̅ ⲛ̅ϩⲏⲧϥ <text:line-break/><text:span text:style-name="T1"> </text:span><text:span text:style-name="T3">(32/26) </text:span> ϫⲉⲕⲁⲥⲉ ⲉⲣⲉⲧⲛ̅ϣⲉϫⲉ ⲁⲃⲁⲗ <text:line-break/><text:span text:style-name="T1"> </text:span><text:span text:style-name="T3">(32/27) </text:span> ϩⲛ̅ ⲡⲓϩⲱⲟⲩ ⲉⲧⲛ̅ϩⲣⲏⲉⲓ ⲡⲉⲉⲓ <text:line-break/><text:span text:style-name="T1"> </text:span><text:span text:style-name="T3">(32/28) </text:span> ⲉⲧⲉ ⲙⲛ̅ⲧⲉϥ ⲟⲩϣⲏ ⲙ̅ⲙⲉⲩ <text:line-break/><text:span text:style-name="T1"> </text:span><text:span text:style-name="T3">(32/29) </text:span> ⲟⲩⲁϩⲛ̅ ⲁⲃⲁⲗ ϩⲙ̅ ⲡⲟⲩⲁⲉⲓⲛ·· <text:line-break/><text:span text:style-name="T1"> </text:span><text:span text:style-name="T3">(32/30) </text:span> ⲉⲧⲉⲙⲁϥϩⲱⲧⲡ̅· ϫⲉ ϥϫⲏⲕ ⲁⲃⲁⲗ <text:line-break/><text:span text:style-name="T1"> </text:span><text:span text:style-name="T3">(32/31) </text:span> §ϣⲉϫⲉ ϭⲉ ⲁⲃⲁⲗ ϩⲙ̅ ⲫⲏⲧ ϫⲉ <text:line-break/><text:span text:style-name="T1"> </text:span><text:span text:style-name="T3">(32/32) </text:span> ⲛ̅ⲧⲱⲧⲛ̅ⲛⲉ ⲡⲉ ⲡⲓϩⲱⲟⲩ ⲉⲧϫⲏⲕ <text:line-break/><text:span text:style-name="T1"> </text:span><text:span text:style-name="T3">(32/33) </text:span> ⲁⲃⲁⲗ ⲁⲩⲱ ⲉϥⲟⲩⲏϩ· ϩⲛ̅ ⲧⲏⲛⲉ <text:line-break/><text:span text:style-name="T1"> </text:span><text:span text:style-name="T3">(32/34) </text:span> ⲛ̅ϭⲓ ⲡⲟⲩⲁⲉⲓⲛ· ⲉⲧⲉⲙⲁϥⲱϫⲛ̅ <text:line-break/><text:span text:style-name="T1"> </text:span><text:span text:style-name="T3">(32/35) </text:span> ϣⲉϫⲉ ⲁⲧⲙⲏⲉ ⲙⲛ̅ ⲛⲉⲉⲓ ⲉⲧϣⲓ‐ <text:line-break/><text:span text:style-name="T1"> </text:span><text:span text:style-name="T3">(32/36) </text:span> ⲛⲉ ⲛ̅ⲥⲱⲥ ⲁⲩⲱ ⲡⲥⲁⲩⲛⲉ ⲛ̅ⲛⲉⲉⲓ· <text:line-break/><text:span text:style-name="T1"> </text:span><text:span text:style-name="T3">(32/37) </text:span> ⲛ̅ⲧⲁⲩⲣ̅ ⲛⲁⲃⲓ ⲛ̅ϩⲣⲏⲓ̈ ϩⲛ̅ ⲧⲟⲩⲡⲗⲁⲛ→ⲏ← <text:line-break/><text:span text:style-name="T1"> </text:span><text:span text:style-name="T3">(32/38) </text:span> ⲛ̅ⲧⲱⲧⲛ̅ ⲛⲉ ⲛⲓϣⲏⲣⲉ ⲛ̅ⲧⲉ ⲡⲙ̅ⲙⲉ <text:line-break/><text:span text:style-name="T1"> </text:span><text:span text:style-name="T3">(32/39) </text:span> ⲛ̅ϩⲏⲧ <text:line-break/><text:span text:style-name="T1"> </text:span><text:span text:style-name="T3">(33/1) </text:span> ⲧⲁϫⲣⲟ ⲛ̅ⲧⲟⲩⲣⲓⲧⲉ ⲛ̅ⲛⲉⲉⲓ ⲛ̅‐ <text:line-break/><text:span text:style-name="T1"> </text:span><text:span text:style-name="T3">(33/2) </text:span> ⲧⲁϩⲥⲗⲁⲧⲉ· ⲟⲩⲁϩⲁ ⲥⲱⲧ ⲛ̅·ⲛⲉ <text:line-break/><text:span text:style-name="T1"> </text:span><text:span text:style-name="T3">(33/3) </text:span> ⲧⲛ̅ϭⲓϫ ⲁⲛⲉⲉⲓ ⲉⲧϣⲱⲛⲉ· ⲥⲁⲛϣ̅ <text:line-break/><text:span text:style-name="T1"> </text:span><text:span text:style-name="T3">(33/4) </text:span> ⲛ̅ⲛⲉⲉⲓ ⲉⲧϩⲕⲉⲉⲓⲧ· ⲁⲩⲱ ⲛⲉⲧϩⲁ·‐ <text:line-break/><text:span text:style-name="T1"> </text:span><text:span text:style-name="T3">(33/5) </text:span> ⲥⲓ ⲛ̅ⲧⲉⲧⲛϯ ⲙ̅ⲧⲁⲛ ⲛ̅ⲛⲉⲩ· ⲛ̅ⲧⲉ‐ <text:line-break/><text:span text:style-name="T1"> </text:span><text:span text:style-name="T3">(33/6) </text:span> ⲧⲛ̅ⲧⲟⲩⲛⲉⲥ ⲛⲉⲉⲓ ⲉⲧⲟⲩⲱϣⲉ ⲁ‐ <text:line-break/><text:span text:style-name="T1"> </text:span><text:span text:style-name="T3">(33/7) </text:span> ⲧⲱⲱⲛ· ⲛ̅ⲧⲉⲧⲛ̅ⲛⲉϩⲥⲉ ⲛ̅ⲛⲉⲧⲛ̅‐ <text:line-break/><text:soft-page-break/><text:span text:style-name="T1"> </text:span><text:span text:style-name="T3">(33/8) </text:span> ⲕⲁⲧⲕⲉ· ⲛ̅ⲧⲱⲧⲛ ⲛ̅ⲅⲁⲣ· ⲧⲉ· ⲧⲙⲛ̅ⲧ‐ <text:line-break/><text:span text:style-name="T1"> </text:span><text:span text:style-name="T3">(33/9) </text:span> ⲣⲙ̅ⲛ̅ϩⲏⲧ· ⲉⲧ·ⲧⲁⲕⲙ̅ ⲉϣⲱⲡⲉ ⲉⲣⲉ‐ <text:line-break/><text:span text:style-name="T1"> </text:span><text:span text:style-name="T3">(33/10) </text:span> ϣⲁⲛⲡⲧⲱⲕ· ⲣ̅ ϯϩⲉ· ϣⲁϥⲧⲱⲕ <text:line-break/><text:span text:style-name="T1"> </text:span><text:span text:style-name="T3">(33/11) </text:span> ⲛ̅ϩⲟⲩⲟ ϫⲓ ϩⲣⲏⲧⲛ̅ ⲁⲣⲱⲧⲛ̅ ⲙ̅ⲙⲓ̣ⲛ <text:line-break/><text:span text:style-name="T1"> </text:span><text:span text:style-name="T3">(33/12) </text:span> {ⲙⲓⲛ} ⲙ̅ⲙⲱⲧⲛ̅· ⲙ̅ⲡⲣ̅ϫⲓ ϩⲣⲏⲧⲛ̅ ⲁϩⲛ̅‐ <text:line-break/><text:span text:style-name="T1"> </text:span><text:span text:style-name="T3">(33/13) </text:span> ⲕⲁⲩⲉ· ⲉⲧⲉ ⲛⲉⲉⲓ ⲛⲉ· ⲛ̅ⲧⲁⲧⲉⲧⲛ̅‐ <text:line-break/><text:span text:style-name="T1"> </text:span><text:span text:style-name="T3">(33/14) </text:span> ⲛⲁϫⲟⲩ ⲁⲃⲁⲗ ⲙ̅ⲙⲱⲧⲛ̅· ⲛⲉⲛⲧⲁⲧⲉ·‐ <text:line-break/><text:span text:style-name="T1"> </text:span><text:span text:style-name="T3">(33/15) </text:span> ⲧⲛ̅ⲕⲁⲃⲁⲗ ⲙ̅ⲙⲁⲩ ⲙ̅ⲡⲣ̅ⲥⲱⲧⲉ <text:line-break/><text:span text:style-name="T1"> </text:span><text:span text:style-name="T3">(33/16) </text:span> ⲁⲣⲁⲩ →ⲁ←ⲟⲩⲁⲙⲟⲩ· ⲙ̅ⲡⲣ̅ⲣ̅ ϫⲁⲗⲉⲥ <text:line-break/><text:span text:style-name="T1"> </text:span><text:span text:style-name="T3">(33/17) </text:span> ⲙ̅ⲡⲣ̅ⲣ̅ ϥⲛⲧ ϫⲉ ⲁⲧⲉⲧⲛ̅ⲟⲩⲱ <text:line-break/><text:span text:style-name="T1"> </text:span><text:span text:style-name="T3">(33/18) </text:span> ⲉⲣⲉⲧⲛ̅ⲛⲟⲩϩⲉ· ⲙⲙⲁϥ ⲁⲃⲁⲗ <text:line-break/><text:span text:style-name="T1"> </text:span><text:span text:style-name="T3">(33/19) </text:span> ⲙ̅ⲡⲣ̅ϣⲱⲡⲉ ⲉⲣⲉⲧⲛⲟ̅ⲉⲓ ⲛ̅ⲧⲟ‐ <text:line-break/><text:span text:style-name="T1"> </text:span><text:span text:style-name="T3">(33/20) </text:span> ⲡⲟⲥ ⲙ̅ⲡⲇⲓⲁⲃⲟⲗⲟⲥ ϫⲉ ⲁⲧⲉ‐ <text:line-break/><text:span text:style-name="T1"> </text:span><text:span text:style-name="T3">(33/21) </text:span> ⲧⲛ̅ⲟⲩⲱ ⲉⲣⲉⲧⲛ̅ⲟⲩⲱⲥϥ̅ ⲙ̅ⲙⲁϥ <text:line-break/><text:span text:style-name="T1"> </text:span><text:span text:style-name="T3">(33/22) </text:span> ⲙ̅ⲡⲣ̅ⲧⲁϫⲣⲟ ⲛ̅ⲛⲉⲧⲛ̅ϫⲣⲟⲡ ⲛⲉ‐ <text:line-break/><text:span text:style-name="T1"> </text:span><text:span text:style-name="T3">(33/23) </text:span> ⲉⲓ ⲉⲧϩⲁⲉⲓⲉ̣ ϩⲱⲥ ⲟⲩⲥⲟϩⲉ ⲡⲉ <text:line-break/><text:span text:style-name="T1"> </text:span><text:span text:style-name="T3">(33/24) </text:span> ⲟⲩⲗⲁⲩⲉ ⲅⲁⲣ ⲡⲉ ⲡⲓⲁⲧϩⲉⲡ ⲁϫⲓ‐ <text:line-break/><text:span text:style-name="T1"> </text:span><text:span text:style-name="T3">(33/25) </text:span> ⲧϥ̅ ⲛ̅ϭⲁⲛⲥ̅ ⲛ̅ϩⲟⲩⲟ ⲁⲡⲓϩⲉⲡ· <text:line-break/><text:span text:style-name="T1"> </text:span><text:span text:style-name="T3">(33/26) </text:span> ϫⲉ ⲛ̅ⲧⲁϥ ⲅⲁⲣ· ⲡⲉⲧⲙ̅ⲙⲉⲩ <text:line-break/><text:span text:style-name="T1"> </text:span><text:span text:style-name="T3">(33/27) </text:span> ϥⲓⲣⲉ ⲛ̅ⲛⲉϥϩⲃⲏⲩⲉ· ϩⲱⲥ ⲟⲩ‐ <text:line-break/><text:span text:style-name="T1"> </text:span><text:span text:style-name="T3">(33/28) </text:span> ⲁⲧ·ϩⲉⲡ ⲡⲉ ⲡⲉⲉⲓ ⲛ̅ⲧⲁϥ ϩⲱⲥ <text:line-break/><text:span text:style-name="T1"> </text:span><text:span text:style-name="T3">(33/29) </text:span> ⲟⲩⲇⲓⲕⲁⲓⲟⲥ ⲡⲉ ϥⲓⲣⲉ ⲛ̅ⲛⲉϥ‐ <text:line-break/><text:span text:style-name="T1"> </text:span><text:span text:style-name="T3">(33/30) </text:span> ϩⲃⲏⲩⲉ ϩⲛ̅ ϩⲛ̅ⲕⲉⲕⲁⲩⲉ· ⲉⲓⲣⲉ <text:line-break/><text:span text:style-name="T1"> </text:span><text:span text:style-name="T3">(33/31) </text:span> ϭⲉ ⲛ̅ⲧⲱⲧⲛ̅ ⲙ̅ⲡⲟⲩⲱϣ ⲙ̅ⲡⲓⲱⲧ· <text:line-break/><text:span text:style-name="T1"> </text:span><text:span text:style-name="T3">(33/32) </text:span> ϫⲉ ⲛ̅ⲧⲱⲧⲛ̅ ϩⲛ̅ⲁⲃⲁⲗ ⲙ̅ⲙⲁϥ <text:line-break/><text:span text:style-name="T1"> </text:span><text:span text:style-name="T3">(33/33) </text:span> §ϫⲉ ⲡⲓⲱⲧ· ⲅⲁⲣ ϥϩⲁⲗϭ ⲁⲩⲱ ϩⲛ̅ <text:line-break/><text:span text:style-name="T1"> </text:span><text:span text:style-name="T3">(33/34) </text:span> ⲡⲓⲟⲩⲱϣⲉ ⲛ̅ⲧⲟⲟⲧϥ̅· ⲟⲩⲡⲉⲧⲛⲁ‐ <text:line-break/><text:span text:style-name="T1"> </text:span><text:span text:style-name="T3">(33/35) </text:span> ⲛⲟⲩϥ ⲛⲉ·ⲁϥϫⲓ ⲥⲁⲩⲛⲉ· ⲁⲛⲉⲧⲉ <text:line-break/><text:span text:style-name="T1"> </text:span><text:span text:style-name="T3">(33/36) </text:span> ⲛⲟⲩⲧⲛ̅ ⲛⲉ ⲛ̅ⲧⲉⲧⲛ̅ⲙ̅ⲧⲁⲛ ⲙ̅‐ <text:line-break/><text:span text:style-name="T1"> </text:span><text:span text:style-name="T3">(33/37) </text:span> ⲙⲱⲧⲛ̅ ⲁϫⲱⲟⲩ ⲁⲃⲁⲗ ⲅⲁⲣ ϩⲛ ⲛⲓ‐ <text:line-break/><text:span text:style-name="T1"> </text:span><text:span text:style-name="T3">(33/38) </text:span> ⲟⲩⲧⲱⲱϩ· ϣⲁⲩϫⲓ ⲥⲁⲩⲛⲉ ⲁⲛⲉ‐ <text:line-break/><text:span text:style-name="T1"> </text:span><text:span text:style-name="T3">(33/39) </text:span> ⲧⲉ ⲛⲟⲩⲧⲛ̅ ⲛⲉ ϫⲉ ⲛ̅ϣⲏⲣⲉ ⲙ̅ⲡⲓⲱ→ⲧ← <text:line-break/><text:span text:style-name="T1"> </text:span><text:span text:style-name="T3">(34/1) </text:span> ⲛ̅ⲧⲁⲩ ⲛⲉ ⲡⲉϥⲥⲧⲁⲉⲓ ϫⲉ ϩⲛ̅ⲁ‐ <text:line-break/><text:span text:style-name="T1"> </text:span><text:span text:style-name="T3">(34/2) </text:span> ⲃⲁⲗ ⲛⲉ· ϩⲛ̅ ⲧⲭⲁⲣⲓⲥ ⲛ̅ⲧⲉ ⲡⲉϥ‐ <text:line-break/><text:span text:style-name="T1"> </text:span><text:span text:style-name="T3">(34/3) </text:span> ϩⲟ ⲉⲧⲃⲉ ⲡⲉⲉⲓ ⲡⲓⲱⲧ ⲙⲁⲓ̈ⲉ· <text:line-break/><text:span text:style-name="T1"> </text:span><text:span text:style-name="T3">(34/4) </text:span> ⲙ̅ⲡⲉϥⲥⲧⲁⲉⲓ ⲁⲩⲱ ϥⲟⲩⲱⲛϩ̅ ⲙ̅ⲙⲁϥ <text:line-break/><text:span text:style-name="T1"> </text:span><text:span text:style-name="T3">(34/5) </text:span> ⲁⲃⲁⲗ· ϩⲙ̅ ⲙⲁ ⲛⲓⲙ· ⲁⲩⲱ ⲉϥϣⲁⲧⲱϩ <text:line-break/><text:span text:style-name="T1"> </text:span><text:span text:style-name="T3">(34/6) </text:span> ⲙⲛ̅ ϯϩⲩⲗⲏ ϣⲁϥϯ ⲙ̅ⲡⲉϥⲥⲧⲁⲉⲓ <text:line-break/><text:span text:style-name="T1"> </text:span><text:span text:style-name="T3">(34/7) </text:span> ⲁⲡⲟⲩⲁⲉⲓⲛ ⲁⲩⲱ ϩⲛ̅ ⲡⲉϥⲥϭⲣⲁϩⲧ̅ <text:line-break/><text:span text:style-name="T1"> </text:span><text:span text:style-name="T3">(34/8) </text:span> ϣⲁϥⲧⲣⲉϥⲣ̅ ⲥⲁ ⲧⲡⲉ· ⲛ̅ⲥⲙⲁⲧ ⲛⲓⲙ <text:line-break/><text:span text:style-name="T1"> </text:span><text:span text:style-name="T3">(34/9) </text:span> ⲛ̅ϩⲣⲁⲩ ⲛⲓⲙ ⲙ̅ⲙⲉϣϫⲉ ⲅⲁⲣ ⲉⲛ ⲛⲉⲧ·‐ <text:line-break/><text:span text:style-name="T1"> </text:span><text:span text:style-name="T3">(34/10) </text:span> ϣⲱⲗⲙ̅ ⲁⲡⲥⲧⲁⲉⲓ· ⲁⲗⲗⲁ ⲡⲥⲧⲁⲉⲓ· <text:line-break/><text:span text:style-name="T1"> </text:span><text:span text:style-name="T3">(34/11) </text:span> ⲡⲉⲡⲛ(ⲉⲩⲙ)ⲁ ⲡⲉⲧⲉ ⲟⲩⲛⲧⲉϥ ⲙ̅ⲙⲉⲩ ⲙ̅‐ <text:line-break/><text:span text:style-name="T1"> </text:span><text:span text:style-name="T3">(34/12) </text:span> ⲡϣⲱⲗⲙ̅ ⲁⲩⲱ ϣⲁϥⲥⲱⲕ ⲙ̅ⲙⲁϥ <text:line-break/><text:span text:style-name="T1"> </text:span><text:span text:style-name="T3">(34/13) </text:span> ⲛⲉϥ ϣⲁⲣⲁϥ ⲁⲩⲱ ⲛϥ̅ⲱⲙⲥ̅ ⲁϩⲣⲏⲓ̈ <text:line-break/><text:span text:style-name="T1"> </text:span><text:span text:style-name="T3">(34/14) </text:span> ϩⲛ̅ ⲡⲥⲧⲁⲉⲓ ⲙ̅ⲡⲓⲱⲧ· ⲛ̅ⲧϥ̅ⲙⲁ‐ <text:line-break/><text:span text:style-name="T1"> </text:span><text:span text:style-name="T3">(34/15) </text:span> ⲛⲉϥ ϭⲉ ⲛϥ̅ϫⲓⲧϥ̅ ⲁϩⲣⲏⲓ̈ ⲁⲡⲙⲁ <text:line-break/><text:soft-page-break/><text:span text:style-name="T1"> </text:span><text:span text:style-name="T3">(34/16) </text:span> ⲛ̅ⲧⲁϥⲉⲓ ⲁⲃⲁⲗ ⲙ̅ⲙⲉⲩ ⲁⲃⲁⲗ <text:line-break/><text:span text:style-name="T1"> </text:span><text:span text:style-name="T3">(34/17) </text:span> ϩⲙ̅ ⲡⲓⲥⲧⲁⲉⲓ ⲛ̅ϣⲁⲣⲡ̅ ⲉⲧⲁ‐ <text:line-break/><text:span text:style-name="T1"> </text:span><text:span text:style-name="T3">(34/18) </text:span> ⲣϣ̅ ⲟⲩⲉⲉⲓ ϩⲛⲛ ⲟⲩⲡⲗⲁⲥⲙⲁ <text:line-break/><text:span text:style-name="T1"> </text:span><text:span text:style-name="T3">(34/19) </text:span> ⲙ̅ⲯⲩⲭⲓⲕⲟⲛ ⲡⲉ ⲉϥⲟⲉⲓ <text:line-break/><text:span text:style-name="T1"> </text:span><text:span text:style-name="T3">(34/20) </text:span> ⲙ̅ⲡⲣⲏⲧⲉ ⲛ̅ⲟⲩⲙⲁⲩ ⲉϥⲁⲣϣ̅ <text:line-break/><text:span text:style-name="T1"> </text:span><text:span text:style-name="T3">(34/21) </text:span> ⲉⲛⲧⲁϩⲱⲧⲉ· ⲉϥϩⲛ̅ ⲟⲩⲕⲁϩ· ⲉϥ‐ <text:line-break/><text:span text:style-name="T1"> </text:span><text:span text:style-name="T3">(34/22) </text:span> ⲧⲏⲕ ⲉⲛ ⲉⲧⲉ·ϣⲁⲣⲟⲩⲙⲉⲩⲉ <text:line-break/><text:span text:style-name="T1"> </text:span><text:span text:style-name="T3">(34/23) </text:span> ⲁⲣⲁϥ ⲛ̅ϭⲓ ⲛⲉⲧⲛⲉⲩ ⲁⲣⲁϥ ϫⲉ ⲟⲩ‐ <text:line-break/><text:span text:style-name="T1"> </text:span><text:span text:style-name="T3">(34/24) </text:span> ⲕⲁϩ ⲡⲉ· ⲙⲛ̅ⲛ̅ⲥⲱⲥ ⲉϣⲁϥⲃⲱⲗ <text:line-break/><text:span text:style-name="T1"> </text:span><text:span text:style-name="T3">(34/25) </text:span> ⲛ̅ⲕⲉⲥⲁⲡ· ⲉⲣⲉϣⲁⲛⲟⲩⲛⲓϥⲉ <text:line-break/><text:span text:style-name="T1"> </text:span><text:span text:style-name="T3">(34/26) </text:span> ⲥⲁⲕϥ̅ ϣⲁϥϩⲙⲁⲙ· ⲛⲓⲥⲧⲁⲉⲓ <text:line-break/><text:span text:style-name="T1"> </text:span><text:span text:style-name="T3">(34/27) </text:span> ϭⲉ ⲉⲧⲁⲣϣ̅ ϩⲛ̅ⲁⲃⲁⲗ· ϩⲛ̅ ⲡⲓⲡⲱϣ̣ⲉ <text:line-break/><text:span text:style-name="T1"> </text:span><text:span text:style-name="T3">(34/28) </text:span> ⲛⲉ ⲉⲧⲃⲉ ⲡⲉⲉⲓ ⲁϥⲓ ⲛ̅ϭⲓ ⲡⲛⲁϩ̣‐ <text:line-break/><text:span text:style-name="T1"> </text:span><text:span text:style-name="T3">(34/29) </text:span> ⲧⲉ· ⲁϥⲃⲱⲗ ⲙ̅ⲡⲓⲡⲱϣⲉ ⲁⲃⲁⲗ <text:line-break/><text:span text:style-name="T1"> </text:span><text:span text:style-name="T3">(34/30) </text:span> ⲁⲩⲱ ⲁϥⲉⲓⲛⲉ ⲙ̅ⲡⲓⲡⲗⲏⲣⲱⲙⲁ <text:line-break/><text:span text:style-name="T1"> </text:span><text:span text:style-name="T3">(34/31) </text:span> ⲉⲧϩⲏⲙ· ⲛ̅ⲧⲉ ϯⲁⲅⲁⲡⲏ ϫⲉⲕⲁⲥⲉ <text:line-break/><text:span text:style-name="T1"> </text:span><text:span text:style-name="T3">(34/32) </text:span> ⲡⲁⲣⲁϣ· ⲛⲉϥⲥⲱⲧⲉ ⲁϣⲱⲡⲉ <text:line-break/><text:span text:style-name="T1"> </text:span><text:span text:style-name="T3">(34/33) </text:span> ⲁⲗⲗⲁ ϯⲙⲛ̅ⲧⲟⲩⲉⲉⲓ ⲧⲉ· ⲛ̅ⲧⲉ <text:line-break/><text:span text:style-name="T1"> </text:span><text:span text:style-name="T3">(34/34) </text:span> ⲡⲓⲙⲉⲉⲩⲉ ⲉⲧϫⲏⲕ ⲁⲃⲁⲗ· §ⲡⲉ‐ <text:line-break/><text:span text:style-name="T1"> </text:span><text:span text:style-name="T3">(34/35) </text:span> ⲉⲓ 〈ⲡⲉ〉 ⲡⲗⲟⲅⲟⲥ ⲙ̅ⲡⲓϣⲙⲛⲟⲩϥⲉ ⲛ̅‐ <text:line-break/><text:span text:style-name="T1"> </text:span><text:span text:style-name="T3">(34/36) </text:span> ⲧϭⲓⲛⲉ· ⲛ̅ⲧⲉ ⲡⲓⲡⲗⲏⲣⲱⲙⲁ ⲛ̅ⲛⲉ‐ <text:line-break/><text:span text:style-name="T1"> </text:span><text:span text:style-name="T3">(34/37) </text:span> ⲉⲓ ⲉⲧⲥⲁⲙⲧ· ⲁⲃⲁⲗ ϩⲁϫⲱϥ· <text:line-break/><text:span text:style-name="T1"> </text:span><text:span text:style-name="T3">(35/1) </text:span> ⲙ̅ⲡⲓⲟⲩϫⲉⲉⲓ·ⲧⲉ{ⲉⲓ} ⲉⲧⲛⲛⲏⲩ· <text:line-break/><text:span text:style-name="T1"> </text:span><text:span text:style-name="T3">(35/2) </text:span> ⲁⲃⲁⲗ· ⲙ̅ⲡⲥⲁ ⲛϩⲣⲉ· ⲉⲥⲥⲁⲙⲧ̅ <text:line-break/><text:span text:style-name="T1"> </text:span><text:span text:style-name="T3">(35/3) </text:span> ⲛ̅ϭⲓ ⲧⲟⲩϩⲉⲗⲡⲓⲥ ⲉⲧⲟⲩⲥⲁⲙⲧ̅ <text:line-break/><text:span text:style-name="T1"> </text:span><text:span text:style-name="T3">(35/4) </text:span> ⲁⲃⲁⲗ ϩⲏⲧⲥ̅ ⲉⲧⲉ ⲡⲉⲩⲉⲓⲛⲉ· <text:line-break/><text:span text:style-name="T1"> </text:span><text:span text:style-name="T3">(35/5) </text:span> ⲡⲉ ⲡⲟⲩⲁⲉⲓⲛ ⲉⲧⲉ ⲙⲛ̅ ϩⲁⲉⲓⲃⲉⲥ <text:line-break/><text:span text:style-name="T1"> </text:span><text:span text:style-name="T3">(35/6) </text:span> ⲛ̅ϩⲏⲧϥ̅ ⲉⲓϣϫⲉ ⲙ̅ⲡⲥⲁⲡ· ⲉ‐ <text:line-break/><text:span text:style-name="T1"> </text:span><text:span text:style-name="T3">(35/7) </text:span> ⲧⲙ̅ⲙⲉⲩ ϣⲁϥⲙⲁⲁϩⲉ· ⲁⲉⲓ ⲛ̅ϭⲓ <text:line-break/><text:span text:style-name="T1"> </text:span><text:span text:style-name="T3">(35/8) </text:span> ⲡⲓⲡⲗⲏⲣⲱⲙⲁ ⲉⲛⲧⲁϥϣⲱⲡⲉ ⲉⲛ <text:line-break/><text:span text:style-name="T1"> </text:span><text:span text:style-name="T3">(35/9) </text:span> ⲛ̅ϭⲓ ⲡⲓϣⲧϣ̅ ⲛ̅ϯϩⲩⲗⲏ ⲁⲃⲁⲗ ϩⲓ̈ⲧⲟ‐ <text:line-break/><text:span text:style-name="T1"> </text:span><text:span text:style-name="T3">(35/10) </text:span> ⲟⲧⲥ̅ ⲛ̅ϯⲙⲛ̅ⲧⲁⲧⲁⲣⲏϫⲥ̅ ⲛ̅ⲧⲉ <text:line-break/><text:span text:style-name="T1"> </text:span><text:span text:style-name="T3">(35/11) </text:span> ⲡⲓⲱⲧ· ⲉⲧⲛ̅ⲛⲏⲩ ⲁⲧⲛ̅ ⲟⲩⲁⲉⲓϣ ⲙ̅‐ <text:line-break/><text:span text:style-name="T1"> </text:span><text:span text:style-name="T3">(35/12) </text:span> ⲡⲓϣⲧⲁ ⲕⲁⲓⲧⲟⲓⲅⲉ ⲙ̅ⲡⲉⲗⲁⲩⲉ <text:line-break/><text:span text:style-name="T1"> </text:span><text:span text:style-name="T3">(35/13) </text:span> ϭⲙϭⲁⲙ ⲛ̅ϫⲟⲟⲥ ϫⲉ ϥⲛⲁⲉⲓ ⲙ̅ⲡ‐ <text:line-break/><text:span text:style-name="T1"> </text:span><text:span text:style-name="T3">(35/14) </text:span> ⲣⲏⲧⲉ· ⲛϭⲓ ⲡⲓⲁⲧ·ⲧⲉⲕⲟ ⲁⲗⲗⲁ ⲁϥⲁ‐ <text:line-break/><text:span text:style-name="T1"> </text:span><text:span text:style-name="T3">(35/15) </text:span> ϣⲉ{ⲉ}ⲉⲓ ⲛ̅ϭⲓ ⲡⲓⲃⲁⲑⲟⲥ ⲛ̅ⲧⲉ ⲡⲓ‐ <text:line-break/><text:span text:style-name="T1"> </text:span><text:span text:style-name="T3">(35/16) </text:span> ⲱⲧ· ⟦ϩⲁ→ϩ←ⲧⲏϥ ⲉⲛ·⟧ ⲁⲩⲱ ⲛⲉϥϣⲟⲟⲡ <text:line-break/><text:span text:style-name="T1"> </text:span><text:span text:style-name="T3">(35/17) </text:span> ϩⲁϩⲧⲏϥ ⲉⲛ ⲛ̅ϭⲓ ⲡⲓⲙⲉⲩⲉ ⲛ̅ⲧⲉ <text:line-break/><text:span text:style-name="T1"> </text:span><text:span text:style-name="T3">(35/18) </text:span> ϯⲡⲗⲁⲛⲏ· ⲟⲩϩⲱϥ ⲛ̅ⲥϩⲙ̅ ⲡⲉ· <text:line-break/><text:span text:style-name="T1"> </text:span><text:span text:style-name="T3">(35/19) </text:span> ⲟⲩϩⲱϥ ⲉϥⲙⲁⲧⲛ̅ ⲛ̅ⲥⲉϩⲱϥ <text:line-break/><text:span text:style-name="T1"> </text:span><text:span text:style-name="T3">(35/20) </text:span> ⲁⲣⲉⲧϥ̅· ⲡⲉ· ϩⲛ̅ ⲡⲓϭⲓⲛⲉ ⲙ̅ⲡⲉⲉⲓ <text:line-break/><text:span text:style-name="T1"> </text:span><text:span text:style-name="T3">(35/21) </text:span> ⲛ̅ⲧⲁϩⲓ ϣⲁ ⲡⲉⲉⲓ ⲉⲧⲉϥⲛⲁⲧⲁ·‐ <text:line-break/><text:span text:style-name="T1"> </text:span><text:span text:style-name="T3">(35/22) </text:span> ⲥⲧⲟ ⲙ̅ⲙⲁϥ· ⲡⲓⲧⲁⲥⲧⲟ ⲅⲁⲣ· ⲥⲉ‐ <text:line-break/><text:span text:style-name="T1"> </text:span><text:span text:style-name="T3">(35/23) </text:span> ⲙⲟⲩⲧⲉ ⲁⲣⲁϥ ϫⲉ ⲙⲉⲧⲁⲛⲟⲓⲁ <text:line-break/><text:span text:style-name="T1"> </text:span><text:span text:style-name="T3">(35/24) </text:span> §ⲉⲧⲃⲉ ⲡⲉⲉⲓ ⲁϯⲙⲛ̅ⲧⲁⲧ·ⲧⲉⲕⲟ <text:line-break/><text:span text:style-name="T1"> </text:span><text:span text:style-name="T3">(35/25) </text:span> ⲛⲓϥⲉ ⲁⲃⲁⲗ· ⲁⲥⲟⲩⲁϩⲥ̅ ⲛ̅ⲥⲁ ⲡⲉⲛ‐ <text:line-break/><text:soft-page-break/><text:span text:style-name="T1"> </text:span><text:span text:style-name="T3">(35/26) </text:span> ⲧⲁϥⲣ̅ ⲛⲁⲃⲓ· ϫⲉⲕⲁⲥⲉ ⲉϥⲉⲙ̅‐ <text:line-break/><text:span text:style-name="T1"> </text:span><text:span text:style-name="T3">(35/27) </text:span> ⲧⲁⲛ ⲙ̅ⲙⲁϥ ⲡⲕⲱⲉ ⲅⲁⲣ ⲁⲃⲁⲗ ⲡⲉ <text:line-break/><text:span text:style-name="T1"> </text:span><text:span text:style-name="T3">(35/28) </text:span> ⲡϣⲱϫⲡ· ⲁⲡⲟⲩⲁⲉⲓⲛ ϩⲛ̅ ⲡⲓϣⲧⲁ <text:line-break/><text:span text:style-name="T1"> </text:span><text:span text:style-name="T3">(35/29) </text:span> ⲡⲓϣⲉϫⲉ ⲛ̅ⲧⲉ ⲡⲓⲡⲗⲏⲣⲱⲙⲁ· <text:line-break/><text:span text:style-name="T1"> </text:span><text:span text:style-name="T3">(35/30) </text:span> ⲡⲥⲁⲉⲓⲛ ⲅⲁⲣ ϣⲁϥⲡⲱⲧ· ⲁⲡⲙⲁ ⲉ‐ <text:line-break/><text:span text:style-name="T1"> </text:span><text:span text:style-name="T3">(35/31) </text:span> ⲧⲉ ⲟⲩⲛ̅ ϣⲱⲛⲉ ⲛ̅ϩⲏⲧϥ̅ ϫⲉ ⲡⲓⲟⲩ‐ <text:line-break/><text:span text:style-name="T1"> </text:span><text:span text:style-name="T3">(35/32) </text:span> ⲱϣⲉ· ⲛ̅ⲧⲁϥ ⲡⲉ· ⲉⲧϣⲟⲟⲡ <text:line-break/><text:span text:style-name="T1"> </text:span><text:span text:style-name="T3">(35/33) </text:span> ⲛ̅ϩⲏⲧϥ̅ ⲡⲉⲧⲣ̅ ϣⲧⲁ ϭⲉ· ⲙⲁϥϩⲁ‐ <text:line-break/><text:span text:style-name="T1"> </text:span><text:span text:style-name="T3">(35/34) </text:span> ⲡϥ̅· ϫⲉ ⲟⲩⲛ̅ⲧⲉϥ ⲙ̅ⲙⲉⲩ ⲙ̅ⲡⲉ‐ <text:line-break/><text:span text:style-name="T1"> </text:span><text:span text:style-name="T3">(35/35) </text:span> ⲧϥ̅ϣⲁⲁⲧ· ⲙ̅ⲙⲁⲩ ⲡⲓⲣⲏⲧⲉ ⲡⲓⲡⲗⲏ‐ <text:line-break/><text:span text:style-name="T1"> </text:span><text:span text:style-name="T3">(35/36) </text:span> ⲣⲱⲙⲁ ⲉⲧⲉ ⲛϥ̅ⲣ̅ ϣⲧⲁ ⲉⲛ ⲡϣⲧⲁ <text:line-break/><text:span text:style-name="T1"> </text:span><text:span text:style-name="T3">(35/37) </text:span> ⲛ̅ⲧⲁϥ· ϥⲙⲟⲩϩ ⲙ̅ⲙⲁϥ ⲡⲉⲛⲧⲁϥ‐ <text:line-break/><text:span text:style-name="T1"> </text:span><text:span text:style-name="T3">(36/1) </text:span> ⲧⲉⲉⲓϥ ⲁⲃ·ⲁⲗ ϩⲓ̈ⲧⲟⲟⲧϥ̅ ⲁⲙⲁϩ <text:line-break/><text:span text:style-name="T1"> </text:span><text:span text:style-name="T3">(36/2) </text:span> ⲡⲉⲧϥ̅ϣⲁⲁⲧ· ⲙ̅ⲙⲁϥ ϫⲉⲕⲁⲥⲉ <text:line-break/><text:span text:style-name="T1"> </text:span><text:span text:style-name="T3">(36/3) </text:span> ϭⲉ ⲡⲓϩⲙⲁⲧ ⲉ·ϥⲁϫⲓⲧϥ̅· ϫ〈ⲉ〉 ⲙ̅ⲡⲥⲁⲡ <text:line-break/><text:span text:style-name="T1"> </text:span><text:span text:style-name="T3">(36/4) </text:span> ⲉⲧⲉⲛⲉϥϣⲁⲁⲧ· ⲛⲉⲙⲛⲧⲉϥ ⲙ̅‐ <text:line-break/><text:span text:style-name="T1"> </text:span><text:span text:style-name="T3">(36/5) </text:span> ⲙⲉⲩ ⲙ̅ⲡⲉϩⲙⲁⲧ· ⲉⲧⲃⲉ ⲡⲉⲉⲓ <text:line-break/><text:span text:style-name="T1"> </text:span><text:span text:style-name="T3">(36/6) </text:span> ⲛⲉⲟⲩⲧⲥⲃ̅ⲕⲟ ⲡⲉ ⲉⲧϣⲟⲟⲡ ϩⲛ̅ <text:line-break/><text:span text:style-name="T1"> </text:span><text:span text:style-name="T3">(36/7) </text:span> ⲡⲙⲁ· ⲉⲧⲉⲣⲉⲡⲉϩⲙⲁⲧ ⲙ̅ⲙⲉⲩ <text:line-break/><text:span text:style-name="T1"> </text:span><text:span text:style-name="T3">(36/8) </text:span> ⲉⲛ ⲡⲥⲁⲡ ⲉⲛⲧⲁⲩϫⲓ ⲙ̅ⲡⲉⲉⲓ ⲉ‐ <text:line-break/><text:span text:style-name="T1"> </text:span><text:span text:style-name="T3">(36/9) </text:span> ⲧⲥⲁⲃⲕ̅ ⲡⲉⲧϥ̅ϣⲁⲁⲧ· ⲙ̅ⲙⲁϥ ⲁϥ‐ <text:line-break/><text:span text:style-name="T1"> </text:span><text:span text:style-name="T3">(36/10) </text:span> ⲟⲩⲁⲛϩ̅ϥ· ⲉϥⲟⲉⲓ ⲛ̅ⲛⲟⲩⲡⲗⲏⲣⲱⲙⲁ <text:line-break/><text:span text:style-name="T1"> </text:span><text:span text:style-name="T3">(36/11) </text:span> ⲉⲧⲉ ⲡⲉⲉⲓ ⲡⲉ ⲡϭⲓⲛⲉ ⲙ̅ⲡⲟⲩⲁⲉⲓⲛ <text:line-break/><text:span text:style-name="T1"> </text:span><text:span text:style-name="T3">(36/12) </text:span> ⲛ̅ⲧⲙⲏⲉ· ⲉⲛⲧⲁϩϣⲁⲉⲓⲉ ⲁⲣⲁϥ ϫⲉ <text:line-break/><text:span text:style-name="T1"> </text:span><text:span text:style-name="T3">(36/13) </text:span> ⲟⲩⲁⲧ·ϣⲃ̅ⲧϥ̅ ⲡⲉ· §ⲉⲧⲃⲉ ⲡⲉⲉⲓ {ⲙ̅}‐ <text:line-break/><text:span text:style-name="T1"> </text:span><text:span text:style-name="T3">(36/14) </text:span> ⲡⲭ(ⲣⲓⲥⲧⲟ)ⲥ· ⲁⲩϣⲉϫⲉ ⲁⲣⲁϥ ϩⲛ̅ ⲧⲟⲩ‐ <text:line-break/><text:span text:style-name="T1"> </text:span><text:span text:style-name="T3">(36/15) </text:span> ⲙⲏⲧⲉ· ϣⲓⲛⲉ· ⲛ̅ⲥⲉϫⲓ ⲛ̅ⲛⲟⲩⲥⲧⲟ· <text:line-break/><text:span text:style-name="T1"> </text:span><text:span text:style-name="T3">(36/16) </text:span> ⲛ̅ϭⲓ ⲛⲉⲉⲓ ⲛ̅ⲧⲁϩϣⲧⲁⲣⲧⲣ̅· ⲛ̅ϥⲧⲁϩ‐ <text:line-break/><text:span text:style-name="T1"> </text:span><text:span text:style-name="T3">(36/17) </text:span> ⲥⲟⲩ ⲙ̅ⲡⲓⲧⲱϩⲥ̅· ⲡⲓⲧⲱϩⲥ̅ ⲡⲉ <text:line-break/><text:span text:style-name="T1"> </text:span><text:span text:style-name="T3">(36/18) </text:span> ⲡⲛⲁⲉ· ⲙ̅ⲡⲓⲱⲧ· ⲉⲧⲉϥⲛⲁⲛⲁⲉ <text:line-break/><text:span text:style-name="T1"> </text:span><text:span text:style-name="T3">(36/19) </text:span> ⲛⲉⲩ· ⲛⲉⲛⲧⲁϥⲧⲁϩⲥⲟⲩ ⲇⲉ <text:line-break/><text:span text:style-name="T1"> </text:span><text:span text:style-name="T3">(36/20) </text:span> ⲛⲉ ⲛⲉⲉⲓ ⲛ̅ⲧⲁϩϫⲱⲕ ⲁⲃⲁⲗ· <text:line-break/><text:span text:style-name="T1"> </text:span><text:span text:style-name="T3">(36/21) </text:span> ⲛ̅ⲥⲕⲉⲩⲟⲥ ⲅⲁⲣ ⲉⲧⲙⲏϩ ⲛⲉⲧⲉ‐ <text:line-break/><text:span text:style-name="T1"> </text:span><text:span text:style-name="T3">(36/22) </text:span> ϣⲁⲟⲩⲧⲁϩⲥⲟⲩ· ⲡⲥⲁⲡ ⲇⲉ· ⲉⲧⲉ <text:line-break/><text:span text:style-name="T1"> </text:span><text:span text:style-name="T3">(36/23) </text:span> ⲡⲧⲱϩⲥ̅ ⲛⲟⲩⲉⲉⲓ· ⲛⲁⲃⲱⲗ ⲁ‐ <text:line-break/><text:span text:style-name="T1"> </text:span><text:span text:style-name="T3">(36/24) </text:span> ⲃⲁⲗ· ϣⲁϥϣⲟⲩⲟ· ⲟⲩⲉϩⲛ̅ ⲧⲗⲁ‐ <text:line-break/><text:span text:style-name="T1"> </text:span><text:span text:style-name="T3">(36/25) </text:span> ⲉⲓϭⲉ ⲁⲧⲣⲉϥⲣ̅ ϣⲧⲁ ⲡⲉ ⲡϩⲱⲃ <text:line-break/><text:span text:style-name="T1"> </text:span><text:span text:style-name="T3">(36/26) </text:span> ⲉⲧⲉ {ⲙ̅}ⲡⲉϥⲧⲱϩⲥ̅· ⲛⲁⲃⲱⲕ <text:line-break/><text:span text:style-name="T1"> </text:span><text:span text:style-name="T3">(36/27) </text:span> ⲛ̅ⲧⲟⲟⲧϥ̅ ⲡⲥⲁⲡ ⲅⲁⲣ ⲉⲧⲙ̅ⲙⲉⲩ <text:line-break/><text:span text:style-name="T1"> </text:span><text:span text:style-name="T3">(36/28) </text:span> ϣⲁⲣⲉⲟⲩⲛⲓϥⲉ ⲥⲁⲕϥ̅ ⲟⲩⲉⲉⲓ̅ <text:line-break/><text:span text:style-name="T1"> </text:span><text:span text:style-name="T3">(36/29) </text:span> ϩⲛ̅ ⲧϭⲁⲙ ⲙ̅ⲡⲉⲧⲛⲙ̅ⲙⲉϥ ⲁⲗ‐ <text:line-break/><text:span text:style-name="T1"> </text:span><text:span text:style-name="T3">(36/30) </text:span> ⲗⲁ· ϩⲁⲧⲛ̅ ⲡⲉⲉⲓ ⲛ̅ⲧⲁϥ ⲉⲧⲉ ⲟⲩⲁⲧ·‐ <text:line-break/><text:span text:style-name="T1"> </text:span><text:span text:style-name="T3">(36/31) </text:span> ϣⲧⲁ ⲡⲉ· ⲙⲁⲩⲛⲁϩ ⲧⲃ̅ⲃⲉ ⲛ̅ⲗⲁⲁⲩ <text:line-break/><text:span text:style-name="T1"> </text:span><text:span text:style-name="T3">(36/32) </text:span> ϩⲁϩⲧⲏϥ· ⲟⲩⲇⲉ ⲙⲁⲩϣⲟⲩⲉ ⲗⲁⲩⲉ <text:line-break/><text:span text:style-name="T1"> </text:span><text:span text:style-name="T3">(36/33) </text:span> ⲁⲗⲗⲁ ⲡⲉⲧϥ̅ϣⲁⲁⲧ ⲙ̅ⲙⲁϥ ϣⲁϥ‐ <text:line-break/><text:span text:style-name="T1"> </text:span><text:span text:style-name="T3">(36/34) </text:span> ⲙⲁϩϥ̅ ⲁⲛ ⲙ̅ⲙⲁϥ ⲛ̅ϭⲓ ⲡⲓⲱⲧ· ⲉϥ‐ <text:line-break/><text:span text:style-name="T1"> </text:span><text:span text:style-name="T3">(36/35) </text:span> ϫⲏⲕ ⲁⲃⲁⲗ· ⲟⲩⲁⲅⲁⲑⲟⲥ ⲡⲉ· ϥⲥⲁⲩ‐ <text:line-break/><text:soft-page-break/><text:span text:style-name="T1"> </text:span><text:span text:style-name="T3">(36/36) </text:span> ⲛⲉ ⲛ̅ⲛⲓϫⲟ ⲛ̅ⲧⲟⲟⲧϥ̅ ϫⲉ ⲛ̅ⲧⲁϥ ⲡⲉ <text:line-break/><text:span text:style-name="T1"> </text:span><text:span text:style-name="T3">(36/37) </text:span> ⲛ̅ⲧⲁϥϫⲟ ⲙ̅ⲙⲁⲩ ϩⲛ̅ ⲡⲓⲡⲁⲣⲁⲇⲓⲥ‐ <text:line-break/><text:span text:style-name="T1"> </text:span><text:span text:style-name="T3">(36/38) </text:span> ⲥⲟⲥ ⲛ̅ⲧⲟⲟⲧϥ̅ ⲡⲉ→ϥ←ⲡⲁⲣⲁⲇⲓⲥⲥⲟⲥ ⲇⲉ <text:line-break/><text:span text:style-name="T1"> </text:span><text:span text:style-name="T3">(36/39) </text:span> ⲡⲉ ⲡⲉϥⲙⲁ ⲛⲙ̅ⲧⲁⲛ §ⲡⲉⲉⲓ <text:line-break/><text:span text:style-name="T1"> </text:span><text:span text:style-name="T3">(37/1) </text:span> ⲡⲉ ⲡⲓϫⲱⲕ ⲁⲃⲁⲗ· ϩⲛ̅ ⲡⲓⲙⲉⲩⲉ <text:line-break/><text:span text:style-name="T1"> </text:span><text:span text:style-name="T3">(37/2) </text:span> ⲛ̅ⲧⲉ ⲡⲓⲱⲧ· ⲟⲩⲉϩⲛ̅ ⲛⲉⲉⲓ ⲛⲉ <text:line-break/><text:span text:style-name="T1"> </text:span><text:span text:style-name="T3">(37/3) </text:span> ⲛ̅ϣⲉϫⲉ· ⲛ̅ⲧⲉ· ⲡⲉϥⲙⲁⲕⲙⲉⲕ <text:line-break/><text:span text:style-name="T1"> </text:span><text:span text:style-name="T3">(37/4) </text:span> ⲡⲟⲩⲉⲉⲓ ⲡⲟⲩⲉⲉⲓ ⲛ̅ⲧⲉ ⲛⲉϥϣⲉ‐ <text:line-break/><text:span text:style-name="T1"> </text:span><text:span text:style-name="T3">(37/5) </text:span> ϫⲉ· ⲡⲉ ⲡϩⲱϥ ⲛ̅ⲧⲉ ⲡⲉϥⲟⲩⲱ‐ <text:line-break/><text:span text:style-name="T1"> </text:span><text:span text:style-name="T3">(37/6) </text:span> ϣⲉ· ⲟⲩⲉⲉⲓ ϩⲙ̅ ⲡⲟⲩⲱⲛϩ̅ ⲁⲃⲁⲗ <text:line-break/><text:span text:style-name="T1"> </text:span><text:span text:style-name="T3">(37/7) </text:span> ⲛ̅ⲧⲉ ⲡⲉϥϣⲉϫⲉ· ϫⲓⲛ ⲉⲩⲟ ⲛ̅ⲃⲁ·‐ <text:line-break/><text:span text:style-name="T1"> </text:span><text:span text:style-name="T3">(37/8) </text:span> ⲑⲟⲥ ⲛⲧⲉ ⲡⲉϥⲙⲉⲩⲉ· ⲡⲗⲟⲅⲟⲥ ⲛ̅‐ <text:line-break/><text:span text:style-name="T1"> </text:span><text:span text:style-name="T3">(37/9) </text:span> ⲧⲁϩⲣ̅ ϣⲁⲣⲡ̅ ⲛ̅ⲉⲓ̅ ⲁⲃⲁⲗ· ⲁϥⲟⲩⲱⲛϩ <text:line-break/><text:span text:style-name="T1"> </text:span><text:span text:style-name="T3">(37/10) </text:span> ⲙ̅ⲙⲁⲩ ⲁⲃⲁⲗ· ⲟⲩⲁ̅·ϩⲛ̅ ⲟⲩⲛⲟⲩⲥ· ⲉϥ‐ <text:line-break/><text:span text:style-name="T1"> </text:span><text:span text:style-name="T3">(37/11) </text:span> ϣⲉϫⲉ ⲡⲗⲟⲅⲟⲥ ⲟⲩⲉⲉⲓ ϩⲛ̅ⲛ ⲟⲩ‐ <text:line-break/><text:span text:style-name="T1"> </text:span><text:span text:style-name="T3">(37/12) </text:span> ⲭⲁⲣⲓⲥ ⲉⲥⲕⲁⲣⲁⲉⲓⲧ· ⲁⲩⲙⲟⲩⲧⲉ <text:line-break/><text:span text:style-name="T1"> </text:span><text:span text:style-name="T3">(37/13) </text:span> ⲁⲣⲁϥ ϫⲉ ⲡⲓⲙⲉⲉⲩⲉ ⲉⲡⲓⲇⲏ ⲛⲉⲩ‐ <text:line-break/><text:span text:style-name="T1"> </text:span><text:span text:style-name="T3">(37/14) </text:span> ϣⲟⲟⲡ ⲛ̅ϩⲏⲧⲥ̅ ⲉⲙⲡⲟⲩⲱⲛⲉϩ <text:line-break/><text:span text:style-name="T1"> </text:span><text:span text:style-name="T3">(37/15) </text:span> ⲁⲃⲁⲗ· ⲁⲥϣⲱⲡⲉ ϭⲉ ⲁⲧⲣⲉϥ‐ <text:line-break/><text:span text:style-name="T1"> </text:span><text:span text:style-name="T3">(37/16) </text:span> ⲣ̅ ϣⲁⲣⲡ̅ ⲛ̅ⲉⲓ ⲁⲃⲁⲗ· ⲙ̅ⲡ‐ <text:line-break/><text:span text:style-name="T1"> </text:span><text:span text:style-name="T3">(37/17) </text:span> ⲥⲁⲡ ⲛ̅ⲧⲁϥⲣ̅· ϩⲛⲉϥ ⲛ̅ϭⲓ ⲡⲟⲩ‐ <text:line-break/><text:span text:style-name="T1"> </text:span><text:span text:style-name="T3">(37/18) </text:span> ⲱϣⲉ· ⲙ̅ⲡⲉⲛⲧⲁϩⲟⲩⲱϣⲉ <text:line-break/><text:span text:style-name="T1"> </text:span><text:span text:style-name="T3">(37/19) </text:span> ⲡⲟⲩⲱϣⲉ ⲇⲉ ⲡⲉⲧⲉ ⲡⲓⲱⲧ ⲙⲁ‐ <text:line-break/><text:span text:style-name="T1"> </text:span><text:span text:style-name="T3">(37/20) </text:span> ⲧⲛ̅ ⲙ̅ⲙⲁϥ· ⲛ̅ϩⲏⲧϥ̅ ⲟⲩⲁ̅ϩⲛ̅ <text:line-break/><text:span text:style-name="T1"> </text:span><text:span text:style-name="T3">(37/21) </text:span> ⲡⲉⲧⲣ̅ ⲉⲛⲉϥ· ⲙⲁⲣⲉⲗⲁⲩⲉ ϣⲱ‐ <text:line-break/><text:span text:style-name="T1"> </text:span><text:span text:style-name="T3">(37/22) </text:span> ⲡⲉ ⲁϫⲛⲧϥ̅ ⲟⲩⲇⲉ ⲙⲁⲣⲉⲗⲁⲩ‐ <text:line-break/><text:span text:style-name="T1"> </text:span><text:span text:style-name="T3">(37/23) </text:span> ⲉ ϣⲱⲡⲉ ⲁϫⲛ̅ ⲡⲟⲩⲱϣⲉ· ⲛ̅ⲧⲉ <text:line-break/><text:span text:style-name="T1"> </text:span><text:span text:style-name="T3">(37/24) </text:span> ⲡⲓⲱⲧ· ⲁⲗⲗⲁ ⲟⲩⲁⲧⲧⲉϩⲉⲣⲉⲧϥ̅· <text:line-break/><text:span text:style-name="T1"> </text:span><text:span text:style-name="T3">(37/25) </text:span> ⲡⲉ· ⲡⲉϥⲟⲩⲱϣⲉ· ⲡⲉϥⲓ̈ϫⲛⲟⲥ <text:line-break/><text:span text:style-name="T1"> </text:span><text:span text:style-name="T3">(37/26) </text:span> ⲡⲉ ⲡⲟⲩⲱϣⲉ· ⲁⲩⲱ ⲙⲛ̅ ⲗⲁⲩⲉ <text:line-break/><text:span text:style-name="T1"> </text:span><text:span text:style-name="T3">(37/27) </text:span> ⲛⲁⲙ̅ⲙⲉ ⲁⲣⲁϥ· ⲟⲩⲧⲉ ⲛϥ̅ϣⲟⲟⲡ· <text:line-break/><text:span text:style-name="T1"> </text:span><text:span text:style-name="T3">(37/28) </text:span> ⲉⲛ· ⲁⲧⲣⲟⲩϯ ϩⲧⲏⲩ ⲁⲣⲁϥ ϣⲓⲛⲁ <text:line-break/><text:span text:style-name="T1"> </text:span><text:span text:style-name="T3">(37/29) </text:span> ⲛ̅ⲥⲉⲉⲙⲁϩⲧⲉ ⲙ̅ⲙⲁϥ ⲁⲗⲗⲁ· <text:line-break/><text:span text:style-name="T1"> </text:span><text:span text:style-name="T3">(37/30) </text:span> ⲡⲥⲁⲡ ⲉⲧⲉϥⲟⲩⲱϣⲉ· ⲡⲉⲧϥ̅ⲟⲩ‐ <text:line-break/><text:span text:style-name="T1"> </text:span><text:span text:style-name="T3">(37/31) </text:span> ⲁϣϥ̅ ⲡⲉⲉⲓ ⲡⲉ· ⲕⲁⲛ ⲉϣⲱⲡⲉ· <text:line-break/><text:span text:style-name="T1"> </text:span><text:span text:style-name="T3">(37/32) </text:span> ⲉⲡⲛⲉⲩ ⲁⲃⲁⲗ· ⲉⲛϥ̅ⲣ̅ ⲉⲛⲉⲩ ⲉⲛ· <text:line-break/><text:span text:style-name="T1"> </text:span><text:span text:style-name="T3">(37/33) </text:span> ϩⲛ̅ ⲗⲁⲩⲉ ⲛ̅ⲛⲁϩⲣⲛ̅ ⲡⲛⲟⲩⲧⲉ ⲡⲟⲩ‐ <text:line-break/><text:span text:style-name="T1"> </text:span><text:span text:style-name="T3">(37/34) </text:span> ⲱϣⲉ· ⲡⲓⲱⲧ· ϥⲥⲁⲩⲛⲉ ⲅⲁⲣ ⲛ̅ⲧⲟⲩ‐ <text:line-break/><text:span text:style-name="T1"> </text:span><text:span text:style-name="T3">(37/35) </text:span> ϩⲟⲩⲉⲓⲧⲉ ⲧⲏⲣⲟⲩ· ⲙⲛ̅ ⲧⲟⲩϩⲁⲏ· <text:line-break/><text:span text:style-name="T1"> </text:span><text:span text:style-name="T3">(37/36) </text:span> ϩⲛ̅ ⲧⲟⲩϩⲁⲏ ⲅⲁⲣ ϥⲛⲁϣⲛ̅ⲧⲟⲩ <text:line-break/><text:span text:style-name="T1"> </text:span><text:span text:style-name="T3">(37/37) </text:span> ⲁϩⲣⲉⲩ· ⲧϩⲁⲏ ⲇⲉ ⲡⲉ ⲡϫⲓ ⲥⲁⲩⲛⲉ· <text:line-break/><text:span text:style-name="T1"> </text:span><text:span text:style-name="T3">(37/38) </text:span> ⲁⲡⲉⲉⲓ ⲉⲑⲏⲡ· ⲡⲉⲉⲓ ⲇⲉ ⲡⲉ ⲡⲓⲱⲧ· <text:line-break/><text:span text:style-name="T1"> </text:span><text:span text:style-name="T3">(38/1) </text:span> ⲡⲉⲉⲓ ⲛ̅ⲧⲁⲧⲉϩⲟⲩⲉⲓⲧⲉ· ⲉⲓ̅ ⲁ‐ <text:line-break/><text:span text:style-name="T1"> </text:span><text:span text:style-name="T3">(38/2) </text:span> ⲃⲁⲗ ⲙ̅ⲙⲁϥ ⲡⲉⲉⲓ ⲉⲧⲟⲩⲛⲁⲥⲱ‐ <text:line-break/><text:span text:style-name="T1"> </text:span><text:span text:style-name="T3">(38/3) </text:span> ⲧⲉ ⲁⲣⲁϥ ⲧⲏⲣⲟⲩ ⲛ̅ϭⲓ ⲛⲉ{ⲉ̅ⲓ} ⲛ̅ⲧⲁϩ‐ <text:line-break/><text:span text:style-name="T1"> </text:span><text:span text:style-name="T3">(38/4) </text:span> ⲉⲓ̅ ⲁⲃⲁⲗ ⲙ̅ⲙⲁϥ ⲁⲩⲟⲩⲱⲛϩ̅· <text:line-break/><text:span text:style-name="T1"> </text:span><text:span text:style-name="T3">(38/5) </text:span> ⲇⲉ ⲁⲃⲁⲗ ⲁⲩⲉⲁⲩ ⲙⲛ̅ ⲟⲩ‐ <text:line-break/><text:soft-page-break/><text:span text:style-name="T1"> </text:span><text:span text:style-name="T3">(38/6) </text:span> ⲧⲉⲗⲏⲗ· ⲛ̅ⲧⲉ ⲡⲉϥⲣⲉⲛ· §ⲡⲣⲉⲛ <text:line-break/><text:span text:style-name="T1"> </text:span><text:span text:style-name="T3">(38/7) </text:span> ⲇⲉ ⲙ̅ⲡⲓⲱⲧ· ⲡⲉ ⲡϣⲏⲣⲉ· ⲛ̅ⲧⲁϥ· ⲛ̅‐ <text:line-break/><text:span text:style-name="T1"> </text:span><text:span text:style-name="T3">(38/8) </text:span> ϣⲁⲣⲡ̅ ⲡⲉⲛⲧⲁϥϯ ⲣⲉⲛ ⲁⲡⲉⲛ‐ <text:line-break/><text:span text:style-name="T1"> </text:span><text:span text:style-name="T3">(38/9) </text:span> ⲧⲁϩⲉⲓ̅ ⲁⲃⲁⲗ ⲙ̅ⲙⲁϥ ⲉⲛⲧⲁϥ ⲣⲱ <text:line-break/><text:span text:style-name="T1"> </text:span><text:span text:style-name="T3">(38/10) </text:span> ⲡⲉ· ⲁⲩⲱ ⲁϥⲙⲉⲥⲧϥ̅ ⲛ̅ⲛⲟⲩϣⲏ‐ <text:line-break/><text:span text:style-name="T1"> </text:span><text:span text:style-name="T3">(38/11) </text:span> ⲣⲉ· ⲁϥϯ ⲡⲉϥⲣⲉⲛ ⲁⲣⲁϥ ⲉⲧⲉ ⲛⲉ‐ <text:line-break/><text:span text:style-name="T1"> </text:span><text:span text:style-name="T3">(38/12) </text:span> ⲟⲩⲛ̅ⲧⲉϥⲥ̅ ⲛ̅ⲧⲁϥ ⲡⲉ ⲉⲧⲉ ⲟⲩⲛ̅‐ <text:line-break/><text:span text:style-name="T1"> </text:span><text:span text:style-name="T3">(38/13) </text:span> ⲧⲉϥ ⲛ̅ⲕⲉⲉⲓ ⲛⲓⲙ ⲉⲩϣⲟⲟⲡ ϩⲁϩ‐ <text:line-break/><text:span text:style-name="T1"> </text:span><text:span text:style-name="T3">(38/14) </text:span> ⲧⲏϥ· ⲛ̅ϭⲓ ⲡⲓⲱⲧ· ⲟⲩⲛ̅ⲧⲉϥ ⲙ̅ⲡⲣⲉⲛ <text:line-break/><text:span text:style-name="T1"> </text:span><text:span text:style-name="T3">(38/15) </text:span> ⲟⲩⲛⲧⲉϥ ⲙ̅ⲡϣⲏⲣⲉ ⲟⲩⲛ̅ ϭⲁⲙ <text:line-break/><text:span text:style-name="T1"> </text:span><text:span text:style-name="T3">(38/16) </text:span> ⲛ̅ⲥⲉⲛⲉⲩ ⲁⲣⲁϥ ⲡⲣⲉⲛ ⲇⲉ ⲛ̅‐ <text:line-break/><text:span text:style-name="T1"> </text:span><text:span text:style-name="T3">(38/17) </text:span> ⲧⲁϥ ⲟⲩⲁⲧⲛⲉⲩ ⲁⲣⲁϥ ⲡⲉ ϫⲉ <text:line-break/><text:span text:style-name="T1"> </text:span><text:span text:style-name="T3">(38/18) </text:span> ⲛ̅ⲧⲁϥ ⲟⲩⲁⲉⲉⲧϥ̅ ⲡⲉ ⲡⲙⲩ‐ <text:line-break/><text:span text:style-name="T1"> </text:span><text:span text:style-name="T3">(38/19) </text:span> ⲥⲧⲏⲣⲓⲟⲛ ⲙⲡⲓⲁⲧⲛⲉⲩ ⲁⲣⲁϥ <text:line-break/><text:span text:style-name="T1"> </text:span><text:span text:style-name="T3">(38/20) </text:span> ⲉⲧⲛ̅ⲛⲏⲩ ⲁϩⲛ̅ⲙⲉϣϫⲉ ⲉⲩⲙⲏϩ <text:line-break/><text:span text:style-name="T1"> </text:span><text:span text:style-name="T3">(38/21) </text:span> ⲙ̅ⲙⲁϥ ⲧⲏⲣⲟⲩ ⲛ̅ⲧⲟⲟⲧϥ ⲕⲁⲓ ⲅⲁⲣ· <text:line-break/><text:span text:style-name="T1"> </text:span><text:span text:style-name="T3">(38/22) </text:span> ⲡ̣ⲓ̣ⲱ̣ⲧ· ⲥⲉϫⲟⲩ ⲙ̅ⲡⲉϥⲣⲉⲛ· <text:line-break/><text:span text:style-name="T1"> </text:span><text:span text:style-name="T3">(38/23) </text:span> ⲉⲛ ϥⲟⲩⲁⲛϩ̅ ⲇⲉ ⲁⲃⲁⲗ· ϩⲛ̅ ⲟⲩ‐ <text:line-break/><text:span text:style-name="T1"> </text:span><text:span text:style-name="T3">(38/24) </text:span> ϣⲏ̣ⲣⲉ· §ⲡⲓⲣⲏⲧⲉ ϭⲉ ⲟⲩⲛⲁϭ ⲡⲉ ⲡⲣⲉⲛ <text:line-break/><text:span text:style-name="T1"> </text:span><text:span text:style-name="T3">(38/25) </text:span> ⲛⲓⲙ ϭⲉ· ⲡⲉⲧⲁϣ ⲧⲉⲩⲉ ⲣⲉⲛ ⲛⲉϥ <text:line-break/><text:span text:style-name="T1"> </text:span><text:span text:style-name="T3">(38/26) </text:span> ⲡⲓⲛⲁϭ ⲛ̅ⲣⲉⲛ ⲛ̅ⲥⲁⲃⲏⲗ ⲁⲣⲁϥ <text:line-break/><text:span text:style-name="T1"> </text:span><text:span text:style-name="T3">(38/27) </text:span> ⲟⲩⲁⲉⲉⲧϥ̅· ⲡⲉⲉⲓ ⲉⲧⲉ ⲡⲱϥ ⲡⲉ <text:line-break/><text:span text:style-name="T1"> </text:span><text:span text:style-name="T3">(38/28) </text:span> ⲡⲣⲉⲛ ⲟⲩⲁϩⲛ̅ ⲛ̅ϣⲏⲣⲉ ⲙ̅ⲡⲣⲉⲛ <text:line-break/><text:span text:style-name="T1"> </text:span><text:span text:style-name="T3">(38/29) </text:span> ⲛⲉⲉⲓ ⲉⲧⲉⲛⲉϥⲙⲁⲧⲛ̅ ⲙ̅ⲙⲁϥ <text:line-break/><text:span text:style-name="T1"> </text:span><text:span text:style-name="T3">(38/30) </text:span> ⲛ̅ϩⲏⲧⲟⲩ· ⲛ̅ϭⲓ ⲡⲣⲉⲛ ⲙ̅ⲡⲓⲱⲧ <text:line-break/><text:span text:style-name="T1"> </text:span><text:span text:style-name="T3">(38/31) </text:span> ⲡⲁⲗⲓⲛ ⲛⲉⲩⲙⲁⲧⲛ̅ ⲙ̅ⲙⲁⲩ ϩⲱⲟⲩ <text:line-break/><text:span text:style-name="T1"> </text:span><text:span text:style-name="T3">(38/32) </text:span> ϩⲙ̅ ⲡⲉϥⲣⲉⲛ ⲉⲡⲓⲇⲏ ⲟⲩⲁⲧϣⲱⲡⲉ <text:line-break/><text:span text:style-name="T1"> </text:span><text:span text:style-name="T3">(38/33) </text:span> ⲡⲉ ⲡⲓⲱⲧ· ⲛ̅ⲧⲁϥ ⲟⲩⲁⲉⲉⲧϥ ⲡⲉⲛ‐ <text:line-break/><text:span text:style-name="T1"> </text:span><text:span text:style-name="T3">(38/34) </text:span> ⲧⲁϥⲙⲓⲥⲉ ⲙ̅ⲙⲁϥ ⲛⲉϥ ⲛ̅ⲟⲩⲣⲉⲛ <text:line-break/><text:span text:style-name="T1"> </text:span><text:span text:style-name="T3">(38/35) </text:span> ϩⲁⲑⲏ· ⲉⲙⲡⲁⲧⲉϥⲧⲥⲉⲛⲟ ⲛ̅ⲛⲁⲓ‐ <text:line-break/><text:span text:style-name="T1"> </text:span><text:span text:style-name="T3">(38/36) </text:span> ⲱⲛ ϣⲓⲛⲁ ⲛ̅ϥϣⲱⲡⲉ ⲁϫⲛ̅ ⲧⲟⲩⲁ̅‐ <text:line-break/><text:span text:style-name="T1"> </text:span><text:span text:style-name="T3">(38/37) </text:span> ⲡⲉ ⲛ̅ϭⲓ ⲡⲣⲉⲛ ⲙ̅ⲡⲓⲱⲧ· ⲉϥⲟⲉⲓ̅ <text:line-break/><text:span text:style-name="T1"> </text:span><text:span text:style-name="T3">(38/38) </text:span> ⲛ̅ϫⲁⲉⲓⲥ· ⲉⲧⲉ ⲡⲉⲉⲓ ⲡⲉ ⲡⲣⲉⲛ <text:line-break/><text:span text:style-name="T1"> </text:span><text:span text:style-name="T3">(39/1) </text:span> ⲙⲁⲙⲏⲉ ⲉⲧⲁⲣϫ̅ ϩⲙ̅ ⲡⲉϥ‐ <text:line-break/><text:span text:style-name="T1"> </text:span><text:span text:style-name="T3">(39/2) </text:span> ⲟⲩⲁϩ ⲥⲁϩⲛⲉ· ϩⲛ̅ ⲧϭⲁⲙ· ⲉⲧϫⲏⲕ <text:line-break/><text:span text:style-name="T1"> </text:span><text:span text:style-name="T3">(39/3) </text:span> ⲁⲃⲁⲗ· ϫⲉ ⲡⲓⲣⲉⲛ ⲟⲩⲁⲃⲁⲗ ⲉⲛ <text:line-break/><text:span text:style-name="T1"> </text:span><text:span text:style-name="T3">(39/4) </text:span> ⲡⲉ· ϩⲛ̅ ϩⲛ̅ⲗⲉⲝⲓⲥ ⲟⲩⲁϩⲛ̅ ϩⲛ̅‐ <text:line-break/><text:span text:style-name="T1"> </text:span><text:span text:style-name="T3">(39/5) </text:span> ⲙⲛ̅ⲧⲧⲁⲉⲓⲣⲉⲛ ⲡⲉ ⲡⲉϥⲣⲉⲛ <text:line-break/><text:span text:style-name="T1"> </text:span><text:span text:style-name="T3">(39/6) </text:span> ⲁⲗⲗⲁ· ⲟⲩⲁⲧⲛⲉⲩ ⲁⲣⲁϥ ⲡⲉ <text:line-break/><text:span text:style-name="T1"> </text:span><text:span text:style-name="T3">(39/7) </text:span> ⲁϥϯ ⲣⲉⲛ ⲁⲣⲁϥ ⲟⲩⲁⲉⲉⲧϥ̅· <text:line-break/><text:span text:style-name="T1"> </text:span><text:span text:style-name="T3">(39/8) </text:span> ⲉϥⲛⲉⲩ ⲁⲣⲁϥ ⲟⲩⲁⲉⲉⲧϥ̅ ⲉⲛ‐ <text:line-break/><text:span text:style-name="T1"> </text:span><text:span text:style-name="T3">(39/9) </text:span> ⲧⲁϥ ⲟⲩⲁⲉⲉⲧϥ̅ ⲡⲉⲧⲉ ⲟⲩ‐ <text:line-break/><text:span text:style-name="T1"> </text:span><text:span text:style-name="T3">(39/10) </text:span> ⲛ̅ ϭⲁⲙ ⲛ̅ϯ ⲣⲉⲛ ⲁⲣⲁϥ <text:line-break/><text:span text:style-name="T1"> </text:span><text:span text:style-name="T3">(39/11) </text:span> ϫⲉ ⲡⲉⲧⲉⲛϥ̅ϣⲟⲟⲡ· <text:line-break/><text:span text:style-name="T1"> </text:span><text:span text:style-name="T3">(39/12) </text:span> ⲉⲛ ⲙⲛⲧϥ̅ ⲣⲉⲛ ⲙ̅ⲙⲉⲩ <text:line-break/><text:span text:style-name="T1"> </text:span><text:span text:style-name="T3">(39/13) </text:span> ⲉⲩⲛⲁϯ ⲉⲩ ⲅⲁⲣ ⲛ̅ⲣⲉⲛ· ⲁⲣⲁϥ <text:line-break/><text:span text:style-name="T1"> </text:span><text:span text:style-name="T3">(39/14) </text:span> ⲡⲉⲉⲓ ⲉⲧⲉ ⲛϥ̅ϣⲟⲟⲡ ⲉⲛ <text:line-break/><text:soft-page-break/><text:span text:style-name="T1"> </text:span><text:span text:style-name="T3">(39/15) </text:span> ⲡⲉⲉⲓ ⲛ̅ⲧⲁϥ ⲉⲧϣⲟⲟⲡ· ϥϣⲟ‐ <text:line-break/><text:span text:style-name="T1"> </text:span><text:span text:style-name="T3">(39/16) </text:span> ⲟⲡ ⲙⲛ̅ ⲡⲉϥⲕⲉⲣⲉⲛ ⲁⲩⲱ <text:line-break/><text:span text:style-name="T1"> </text:span><text:span text:style-name="T3">(39/17) </text:span> ϥⲥⲁⲩⲛⲉ ⲙ̅ⲙⲁϥ ⲟⲩⲁⲉⲉⲧϥ̅ <text:line-break/><text:span text:style-name="T1"> </text:span><text:span text:style-name="T3">(39/18) </text:span> ⲁⲩⲱ ⲁⲧⲣⲉϥϯ ⲣⲉⲛ ⲁⲣⲁϥ ⲟⲩ‐ <text:line-break/><text:span text:style-name="T1"> </text:span><text:span text:style-name="T3">(39/19) </text:span> ⲁⲉⲉⲧϥ̅ ⲡⲓⲱⲧ ⲡ̣ⲉ ⲡϣⲏⲣⲉ· <text:line-break/><text:span text:style-name="T1"> </text:span><text:span text:style-name="T3">(39/20) </text:span> ⲡⲉ ⲡⲉϥⲣⲉⲛ ⲛ̅ⲧⲁϥ‐ <text:line-break/><text:span text:style-name="T1"> </text:span><text:span text:style-name="T3">(39/21) </text:span> ϩⲁⲡϥ̅· ϭⲉ ⲉⲛ· ϩⲛ̅ ⲡⲓϩⲱϥ <text:line-break/><text:span text:style-name="T1"> </text:span><text:span text:style-name="T3">(39/22) </text:span> ⲁⲗⲗⲁ ⲛⲉϥϣⲟⲟⲡ <text:line-break/><text:span text:style-name="T1"> </text:span><text:span text:style-name="T3">(39/23) </text:span> ⲡϣⲏⲣⲉ ⲛⲉϥϯ ⲣⲉⲛ ⲟⲩⲁⲉ‐ <text:line-break/><text:span text:style-name="T1"> </text:span><text:span text:style-name="T3">(39/24) </text:span> ⲉⲧϥ̅ ⲡⲣⲉⲛ ϭⲉ ⲡⲁ ⲡⲓⲱ→ⲧ← <text:line-break/><text:span text:style-name="T1"> </text:span><text:span text:style-name="T3">(39/25) </text:span> ⲡⲉ· ⲛ̅ⲑⲉ ⲉⲧⲉ ⲡⲣⲉⲛ ⲙ̅‐ <text:line-break/><text:span text:style-name="T1"> </text:span><text:span text:style-name="T3">(39/26) </text:span> ⲡⲓⲱⲧ· ⲡⲉ ⲡϣⲏⲣⲉ ⲡⲓⲙⲉϩⲧ <text:line-break/><text:span text:style-name="T1"> </text:span><text:span text:style-name="T3">(39/27) </text:span> ⲉⲡⲉⲓ ⲉϥⲛⲁϭⲛ̅ ⲣⲉⲛ ⲧⲟⲛ ⲛ̅‐ <text:line-break/><text:span text:style-name="T1"> </text:span><text:span text:style-name="T3">(39/28) </text:span> ⲥⲁⲃⲏⲗ ⲁⲡⲓⲱⲧ· §ⲁⲗⲗⲁ ⲡⲁⲛ‐ <text:line-break/><text:span text:style-name="T1"> </text:span><text:span text:style-name="T3">(39/29) </text:span> ⲧⲱⲥ ϥⲛⲁϫⲟⲟⲥ ⲛ̅ϭⲓ ⲟⲩⲉⲉⲓ <text:line-break/><text:span text:style-name="T1"> </text:span><text:span text:style-name="T3">(39/30) </text:span> ϩⲁϩⲧⲛ̅ ⲡⲉϥϣⲃⲏⲣ ϫⲉ ⲛⲓⲙ ⲡⲉ <text:line-break/><text:span text:style-name="T1"> </text:span><text:span text:style-name="T3">(39/31) </text:span> ⲉⲧⲛⲁϯ ⲣⲉⲛ ⲁⲡⲉⲉⲓ ⲉⲧⲉⲛⲉϥⲣ̅ <text:line-break/><text:span text:style-name="T1"> </text:span><text:span text:style-name="T3">(39/32) </text:span> ϣⲣⲡ̅ ⲛ̅ϣⲟⲟⲡ ϩⲁⲑⲏ ⲙⲙⲁϥ <text:line-break/><text:span text:style-name="T1"> </text:span><text:span text:style-name="T3">(39/33) </text:span> ϩⲱⲥ ϭⲉ ⲡⲣⲉⲛ ⲉϣⲁⲣⲟⲩϫⲓⲧϥ̅· <text:line-break/><text:span text:style-name="T1"> </text:span><text:span text:style-name="T3">(40/1) </text:span> ⲉⲛ ⲛ̅ϭⲓ ⲙ̅ⲙⲓⲥⲉ ⲛ̅ⲧⲟⲟⲧϥ̅ ⲛ̅‐ <text:line-break/><text:span text:style-name="T1"> </text:span><text:span text:style-name="T3">(40/2) </text:span> ⲛⲉⲉⲓ ⲛ̅ⲧⲁϩⲙⲉⲥⲧⲟⲩ ϣⲁⲣⲡ̅ <text:line-break/><text:span text:style-name="T1"> </text:span><text:span text:style-name="T3">(40/3) </text:span> ϭⲉ ⲟⲩⲡⲉⲧⲉϣϣⲉ ⲁⲣⲁⲛ ⲡⲉ <text:line-break/><text:span text:style-name="T1"> </text:span><text:span text:style-name="T3">(40/4) </text:span> ⲁⲣ̅ ⲛⲟⲉⲓ ⲙ̅ⲡⲓϩⲱⲃ· ϫⲉ ⲟⲩⲉⲩ <text:line-break/><text:span text:style-name="T1"> </text:span><text:span text:style-name="T3">(40/5) </text:span> ⲡⲉ ⲡⲣⲉⲛ ϫⲉ ⲛ̅ⲧⲁϥ ⲡⲉ ⲡⲣⲉⲛ <text:line-break/><text:span text:style-name="T1"> </text:span><text:span text:style-name="T3">(40/6) </text:span> ⲙⲁⲙⲏⲉ ⲛ̅ⲧⲁϥ ⲉⲛ ϭⲉ ⲡⲉ <text:line-break/><text:span text:style-name="T1"> </text:span><text:span text:style-name="T3">(40/7) </text:span> ⲡⲣⲉⲛ· ⲁⲃⲁⲗ ⲙ̅ⲡⲓⲱⲧ· ϫⲉ ⲛ̅‐ <text:line-break/><text:span text:style-name="T1"> </text:span><text:span text:style-name="T3">(40/8) </text:span> ⲧⲁϥ ⲡⲉ ⲡⲉⲧϣⲟⲟⲡ· ⲛ̅ϫⲁⲉⲓⲥ <text:line-break/><text:span text:style-name="T1"> </text:span><text:span text:style-name="T3">(40/9) </text:span> ⲛ̅ⲣⲉⲛ ⲛ̅ⲧⲁϥϫⲓ ϭⲉ ⲙ̅ⲡⲣⲉⲛ <text:line-break/><text:span text:style-name="T1"> </text:span><text:span text:style-name="T3">(40/10) </text:span> ⲉⲛ ⲁⲡⲟⲩϣⲉⲡ· ⲙ̅ⲡⲣⲏⲧⲉ <text:line-break/><text:span text:style-name="T1"> </text:span><text:span text:style-name="T3">(40/11) </text:span> ⲛ̅ϩⲛ̅ⲕⲁⲩⲉ· ⲕⲁⲧⲁ ⲡⲉⲥⲙⲁⲧ· <text:line-break/><text:span text:style-name="T1"> </text:span><text:span text:style-name="T3">(40/12) </text:span> ⲙ̅ⲡⲟⲩⲉⲉⲓ ⲡⲟⲩⲉⲉⲓ ⲉⲧⲟⲩ‐ <text:line-break/><text:span text:style-name="T1"> </text:span><text:span text:style-name="T3">(40/13) </text:span> ⲛⲁ{ⲥ}ⲧⲉⲛⲁϥ ⲛ̅ϩⲏⲧϥ̅· ⲡⲉⲉⲓ <text:line-break/><text:span text:style-name="T1"> </text:span><text:span text:style-name="T3">(40/14) </text:span> ⲇⲉ ⲡⲉ ⲡϫⲁⲉⲓⲥ ⲛ̅ⲣⲉⲛ ⲛ̅ⲕⲉ‐ <text:line-break/><text:span text:style-name="T1"> </text:span><text:span text:style-name="T3">(40/15) </text:span> ⲗⲁⲩⲉ ⲉⲛ ⲡⲉ· ⲛ̅ⲧⲁϥⲧⲉⲉⲓϥ <text:line-break/><text:span text:style-name="T1"> </text:span><text:span text:style-name="T3">(40/16) </text:span> ⲁⲣⲁϥ ⲁⲗⲗⲁ ⲟⲩⲁⲧ·ϯ ⲣⲉⲛ <text:line-break/><text:span text:style-name="T1"> </text:span><text:span text:style-name="T3">(40/17) </text:span> ⲁⲣⲁϥ ⲡⲉ· ⲟⲩⲁⲧ·ⲧⲉⲟⲩⲁϥ ⲛⲉ <text:line-break/><text:span text:style-name="T1"> </text:span><text:span text:style-name="T3">(40/18) </text:span> ϣⲁ ⲡⲥⲁⲡ· ⲛ̅ⲧⲁϥ ⲛ̅ⲧⲁⲡⲉⲉⲓ <text:line-break/><text:span text:style-name="T1"> </text:span><text:span text:style-name="T3">(40/19) </text:span> ⲉⲧϫⲏⲕ →ⲁⲃⲁⲗ·← ϣⲉϫⲉ ⲁⲣⲁϥ ⲟⲩ‐ <text:line-break/><text:span text:style-name="T1"> </text:span><text:span text:style-name="T3">(40/20) </text:span> ⲁⲉⲉⲧϥ̅· ⲁⲩⲱ ⲛ̅ⲧⲁϥ ⲡⲉⲧⲉ <text:line-break/><text:span text:style-name="T1"> </text:span><text:span text:style-name="T3">(40/21) </text:span> ⲟⲩⲛ̅ ϭⲁⲙ ⲙ̅ⲙⲁϥ· ⲁϫⲟⲩ <text:line-break/><text:span text:style-name="T1"> </text:span><text:span text:style-name="T3">(40/22) </text:span> ⲙ̅ⲡⲉϥⲣⲉⲛ ⲁⲩⲱ ⲁⲛⲉⲩ <text:line-break/><text:span text:style-name="T1"> </text:span><text:span text:style-name="T3">(40/23) </text:span> ⲁⲣⲁϥ §ⲛ̅ⲧⲁⲣⲉ⟦ϥϥ̅⟧ϥⲱⲕ ϭⲉ <text:line-break/><text:span text:style-name="T1"> </text:span><text:span text:style-name="T3">(40/24) </text:span> ⲉϥⲛ̅ϩⲏⲧϥ̅ ϫⲉ ⲡⲉϥⲣⲉⲛ· ⲉⲧ‐ <text:line-break/><text:span text:style-name="T1"> </text:span><text:span text:style-name="T3">(40/25) </text:span> ⲟⲩⲁϣϥ̅ ⲡⲉϥϣⲏⲣⲉ ⲡⲉ ⲁⲩⲱ <text:line-break/><text:span text:style-name="T1"> </text:span><text:span text:style-name="T3">(40/26) </text:span> ⲁϥϯ ⲙ̅ⲡⲓⲣⲉⲛ ⲁⲣⲁϥ ⲛ̅ϭⲓ ⲡⲉⲉⲓ <text:line-break/><text:span text:style-name="T1"> </text:span><text:span text:style-name="T3">(40/27) </text:span> ⲛ̅ⲧⲁϩⲓ̈ ⲁⲃⲁⲗ ϩⲛ̅ ⲡⲓⲃⲁⲑⲟⲥ ⲁϥϣⲉ‐ <text:line-break/><text:span text:style-name="T1"> </text:span><text:span text:style-name="T3">(40/28) </text:span> ϫⲉ· ⲁⲛⲉϥⲡⲉⲑⲏⲡ· ⲉϥⲥⲁⲩⲛⲉ <text:line-break/><text:soft-page-break/><text:span text:style-name="T1"> </text:span><text:span text:style-name="T3">(40/29) </text:span> ϫⲉ ⲡⲓⲱⲱⲧ· ⲟⲩⲁⲧ·ⲡⲉⲑⲁⲩ ⲡⲉ <text:line-break/><text:span text:style-name="T1"> </text:span><text:span text:style-name="T3">(40/30) </text:span> ⲉⲧⲃⲉ ⲡⲉⲉⲓ ⲣⲱ ⲁϥⲛ̅ ⲡⲉⲉⲓ ⲁ‐ <text:line-break/><text:span text:style-name="T1"> </text:span><text:span text:style-name="T3">(40/31) </text:span> ⲃⲁⲗ· ϫⲉⲕⲁⲥⲉ ⲉϥⲁϣⲉϫⲉ <text:line-break/><text:span text:style-name="T1"> </text:span><text:span text:style-name="T3">(40/32) </text:span> ϩⲁ ⲡⲧⲟⲡⲟⲥ ⲁⲩⲱ ⲡⲉϥⲙⲁ <text:line-break/><text:span text:style-name="T1"> </text:span><text:span text:style-name="T3">(40/33) </text:span> ⲛⲙ̅ⲧⲁⲛ ⲛ̅ⲧⲁϥⲓ ⲁⲃⲁⲗ ⲛ̅‐ <text:line-break/><text:span text:style-name="T1"> </text:span><text:span text:style-name="T3">(40/34) </text:span> ϩⲏⲧϥ̅ <text:line-break/><text:span text:style-name="T1"> </text:span><text:span text:style-name="T3">(41/1) </text:span> ⲁⲩⲱ ⲛϥϯ ⲉⲁⲩ ⲙ̅ⲡⲓⲡⲗⲏⲣⲱⲙⲁ <text:line-break/><text:span text:style-name="T1"> </text:span><text:span text:style-name="T3">(41/2) </text:span> ϯⲙⲛ̅ⲧⲛⲁϭ ⲛ̅ⲧⲉ ⲡⲉϥⲣⲉⲛ ⲁⲩⲱ <text:line-break/><text:span text:style-name="T1"> </text:span><text:span text:style-name="T3">(41/3) </text:span> ⲡⲓϩⲗⲁϭ· ⲛ̅ⲧⲉ ⲡⲓⲱⲧ· ⲡⲟⲩⲉⲉⲓ ⲡⲟⲩ‐ <text:line-break/><text:span text:style-name="T1"> </text:span><text:span text:style-name="T3">(41/4) </text:span> ⲉⲉⲓ· ⲡⲙⲁ ⲛ̅ⲧⲁϥⲉⲓ ⲁⲃⲁⲗ· ⲛ̅ϩⲏⲧϥ̅· <text:line-break/><text:span text:style-name="T1"> </text:span><text:span text:style-name="T3">(41/5) </text:span> ϥⲛⲁϣⲉϫⲉ ϩⲁⲣⲁϥ ⲁⲩⲱ ϩⲛ̅ ϯⲧⲁ‐ <text:line-break/><text:span text:style-name="T1"> </text:span><text:span text:style-name="T3">(41/6) </text:span> ⲉⲓⲉ ⲛ̅ⲧⲁϥϫⲓ ⲙ̅ⲡⲉϥⲧⲉϩⲟ ⲁⲣⲉ·‐ <text:line-break/><text:span text:style-name="T1"> </text:span><text:span text:style-name="T3">(41/7) </text:span> ⲧϥ ⲛ̅ⲧⲟⲟⲧⲥ̅ ϥⲛⲁⲡⲱⲧ· ⲁⲧ·ⲥⲧⲟ <text:line-break/><text:span text:style-name="T1"> </text:span><text:span text:style-name="T3">(41/8) </text:span> ⲁⲣⲉⲧⲥ̅ ⲛ̅ⲕⲉⲥⲁⲡ· ⲁⲩⲱ ⲁϥⲓ ⲁⲃⲁⲗ· <text:line-break/><text:span text:style-name="T1"> </text:span><text:span text:style-name="T3">(41/9) </text:span> ϩⲙ̅ →ⲡ←ⲙⲁ ⲉⲧⲙ̅ⲙⲉⲩ ⲡⲙⲁ ⲛ̅ⲧⲁϥⲱ‐ <text:line-break/><text:span text:style-name="T1"> </text:span><text:span text:style-name="T3">(41/10) </text:span> ϩⲉ ⲁⲣⲉⲧϥ ⲛ̅ϩⲏⲧϥ̅ ⲉϥϫⲓ ϯⲡⲉ ⲁ‐ <text:line-break/><text:span text:style-name="T1"> </text:span><text:span text:style-name="T3">(41/11) </text:span> ⲃⲁⲗ ϩⲙ̅ ⲡⲙⲁ ⲉⲧⲙ̅ⲙⲉⲩ· ⲁⲩⲱ <text:line-break/><text:span text:style-name="T1"> </text:span><text:span text:style-name="T3">(41/12) </text:span> ⲉϥϫⲓ ⲥⲁⲛϣ̅· ⲉϥϫⲓ ⲁⲉⲓⲉⲩ· ⲁⲩⲱ̣ <text:line-break/><text:span text:style-name="T1"> </text:span><text:span text:style-name="T3">(41/13) </text:span> ⲡⲉϥⲙⲁ ⲛⲙ̅ⲧⲁⲛ ⲙ̅ⲙⲓⲛ ⲙ̅ⲙⲁ̣ϥ̣ <text:line-break/><text:span text:style-name="T1"> </text:span><text:span text:style-name="T3">(41/14) </text:span> ⲡⲉ· ⲡⲉϥⲡⲗⲏⲣⲱⲙⲁ §ⲛⲓϯⲏ ϭⲉ <text:line-break/><text:span text:style-name="T1"> </text:span><text:span text:style-name="T3">(41/15) </text:span> ⲧⲏⲣⲟⲩ ⲛ̅ⲧⲛ̅ ⲡⲓⲱⲧ· ϩⲛ̅ⲡⲗⲏ‐ <text:line-break/><text:span text:style-name="T1"> </text:span><text:span text:style-name="T3">(41/16) </text:span> ⲣⲱⲙⲁ ⲛⲉ· ⲁⲩⲱϩⲛ̅ ⲛⲉϥϯⲏ <text:line-break/><text:span text:style-name="T1"> </text:span><text:span text:style-name="T3">(41/17) </text:span> ⲧⲏⲣⲟⲩ ⲧⲟⲩⲛⲟⲩⲛⲉ ⲡⲉ ϩⲛ̅ <text:line-break/><text:span text:style-name="T1"> </text:span><text:span text:style-name="T3">(41/18) </text:span> ⲡⲉⲛⲧⲁϥⲧⲣⲟⲩⲣⲱⲧ· ⲁⲃⲁⲗ ⲛ̅‐ <text:line-break/><text:span text:style-name="T1"> </text:span><text:span text:style-name="T3">(41/19) </text:span> ϩⲏⲧϥ̅ ⲧⲏⲣⲟⲩ ⲁϥϯ ⲛⲉⲩ ⲛ̅‐ <text:line-break/><text:span text:style-name="T1"> </text:span><text:span text:style-name="T3">(41/20) </text:span> ⲛⲟⲩⲧⲱϣ· ⲥⲉⲟⲩⲁⲛϩ̅ ϭⲉ ⲁ‐ <text:line-break/><text:span text:style-name="T1"> </text:span><text:span text:style-name="T3">(41/21) </text:span> ⲃⲁⲗ ⲛ̅ϭⲓ ⲡⲟⲩⲉⲉⲓ ⲡⲟⲩⲉⲉⲓ· <text:line-break/><text:span text:style-name="T1"> </text:span><text:span text:style-name="T3">(41/22) </text:span> ϫⲉⲕⲁⲥⲉ ⲁⲃⲁⲗ ϩⲛ̅ ⲡⲟⲩⲙⲉ‐ <text:line-break/><text:span text:style-name="T1"> </text:span><text:span text:style-name="T3">(41/23) </text:span> ⲉⲩⲉ ⲙ̅ⲙⲓⲛ ⲙ̅ⲙⲁⲩ 〈‐‐‐〉 ⲡⲙⲁ <text:line-break/><text:span text:style-name="T1"> </text:span><text:span text:style-name="T3">(41/24) </text:span> ⲅⲁⲣ ⲉⲧⲟⲩϫⲁⲩ ⲙ̅ⲡⲟⲩⲙⲉⲉⲩⲉ <text:line-break/><text:span text:style-name="T1"> </text:span><text:span text:style-name="T3">(41/25) </text:span> ϣⲁⲣⲁϥ ⲡⲙⲁ ⲉⲧⲙ̅ⲙⲉⲩ <text:line-break/><text:span text:style-name="T1"> </text:span><text:span text:style-name="T3">(41/26) </text:span> ⲧⲟⲩⲛⲟⲩⲛⲉ ⲧⲉⲧϥⲓ ⲙ̅ⲙⲁⲩ <text:line-break/><text:span text:style-name="T1"> </text:span><text:span text:style-name="T3">(41/27) </text:span> ⲁⲧⲡⲉ ϩⲛ ⲛⲓϫⲓⲥⲉ· ⲧⲏⲣⲟⲩ <text:line-break/><text:span text:style-name="T1"> </text:span><text:span text:style-name="T3">(41/28) </text:span> ϣⲁ ⲡⲓⲱⲧ· ⲟⲩⲛ̅ⲧⲉⲩ ⲛ̅ⲧⲉϥ‐ <text:line-break/><text:span text:style-name="T1"> </text:span><text:span text:style-name="T3">(41/29) </text:span> ⲁⲡⲉ· ⲉⲥⲟⲉⲓ ⲛⲙ̅ⲧⲁⲛ ⲛⲉⲩ <text:line-break/><text:span text:style-name="T1"> </text:span><text:span text:style-name="T3">(41/30) </text:span> ⲁⲩⲱ ⲥⲉⲉⲙⲁϩⲧⲉ ⲛⲙ̅ⲙⲉⲩ <text:line-break/><text:span text:style-name="T1"> </text:span><text:span text:style-name="T3">(41/31) </text:span> ⲁϩⲟⲩⲛ ⲉⲩϩⲏⲛ ⲁϩⲟⲩⲛ <text:line-break/><text:span text:style-name="T1"> </text:span><text:span text:style-name="T3">(41/32) </text:span> ⲁⲣⲁϥ· ϩⲱⲥ ⲁⲧⲣⲟⲩϫⲟⲟⲥ ϫⲉ <text:line-break/><text:span text:style-name="T1"> </text:span><text:span text:style-name="T3">(41/33) </text:span> ⲁⲩϫⲓ ⲁⲃⲁⲗ· ϩⲛ̅ ⲡⲉϥϩⲟ <text:line-break/><text:span text:style-name="T1"> </text:span><text:span text:style-name="T3">(41/34) </text:span> ⲁⲃⲁⲗ ϩⲓ̈ⲧⲟⲟⲧϥ ⲛ̅ⲛⲓⲁⲥⲡⲁⲥ‐ <text:line-break/><text:span text:style-name="T1"> </text:span><text:span text:style-name="T3">(41/35) </text:span> ⲙⲟⲥ ⲥⲉⲟⲩⲁⲛϩ ⲇⲉ ⲉⲛ <text:line-break/><text:span text:style-name="T1"> </text:span><text:span text:style-name="T3">(42/1) </text:span> ⲁⲃⲁⲗ ⲛϭⲓ ⲛⲉⲉⲓ ⲙ̅ⲡⲓⲣⲏⲧⲉ· <text:line-break/><text:span text:style-name="T1"> </text:span><text:span text:style-name="T3">(42/2) </text:span> ϫⲉ ⲙⲡⲟⲩⲣ̅ ⲧⲡⲉ ⲙ̅ⲙⲓⲛ ⲙ̅ⲙⲁⲩ <text:line-break/><text:span text:style-name="T1"> </text:span><text:span text:style-name="T3">(42/3) </text:span> ⲟⲩⲧⲉ ⲙ̅ⲡⲟⲩϣⲱⲱⲧ· ⲙ̅ⲡⲉⲁⲩ <text:line-break/><text:span text:style-name="T1"> </text:span><text:span text:style-name="T3">(42/4) </text:span> ⲙ̅ⲡⲓⲱⲧ· ⲟⲩⲧⲉ ⲛ̅ⲥⲉⲙⲉⲩⲉ ⲁⲣⲁϥ <text:line-break/><text:span text:style-name="T1"> </text:span><text:span text:style-name="T3">(42/5) </text:span> ⲉⲛ ϩⲱⲥ ϣⲏⲙ· ⲟⲩⲧⲉ ϫⲉ ϥⲥⲁϣⲓ <text:line-break/><text:span text:style-name="T1"> </text:span><text:span text:style-name="T3">(42/6) </text:span> ⲟⲩⲧⲉ ϫⲉ ⲟⲩⲃⲁⲗⲕϥ̅ ⲡⲉ· ⲁⲗⲗⲁ ⲟⲩ‐ <text:line-break/><text:soft-page-break/><text:span text:style-name="T1"> </text:span><text:span text:style-name="T3">(42/7) </text:span> ⲁⲧⲡⲉⲑⲁⲩ ⲡⲉ· ⲟⲩⲁⲧϣⲧⲁⲣⲧⲣ̅ ⲡⲉ <text:line-break/><text:span text:style-name="T1"> </text:span><text:span text:style-name="T3">(42/8) </text:span> ⲟⲩϩⲗⲁϭ ⲡⲉ· ⲉϥⲥⲁⲩⲛⲉ ⲁⲙⲁ‐ <text:line-break/><text:span text:style-name="T1"> </text:span><text:span text:style-name="T3">(42/9) </text:span> ⲉⲓⲧ ⲛⲓⲙ· ⲉⲙⲡⲁⲧⲟⲩϣⲱⲡⲉ· ⲁⲩⲱ <text:line-break/><text:span text:style-name="T1"> </text:span><text:span text:style-name="T3">(42/10) </text:span> ⲛⲉϥⲣ ⲭⲣⲓⲁ ⲉⲛ ⲁⲧⲣⲟⲩⲧⲥⲉⲃⲉ ⲉⲓ‐ <text:line-break/><text:span text:style-name="T1"> </text:span><text:span text:style-name="T3">(42/11) </text:span> ⲉⲧϥ̅ ⲁⲃⲁⲗ· ⲡⲉⲉⲓ ⲡⲉ ⲡⲣⲏⲧⲉ ⲛ̅‐ <text:line-break/><text:span text:style-name="T1"> </text:span><text:span text:style-name="T3">(42/12) </text:span> ⲛⲉⲧⲉⲟⲩⲛ̅ⲧⲉⲩ ⲙ̅ⲙⲉⲩ <text:line-break/><text:span text:style-name="T1"> </text:span><text:span text:style-name="T3">(42/13) </text:span> ⲁⲃⲁⲗ ϩⲛ̅ ⲡⲥⲁ ϩⲣⲉ· ⲛ̅ⲧⲟⲟⲧⲥ̅ ⲛϯ‐ <text:line-break/><text:span text:style-name="T1"> </text:span><text:span text:style-name="T3">(42/14) </text:span> ⲙⲛⲧⲛⲁϭ ⲛ̅ⲁⲧϣⲓⲧⲥ̅ ⲉⲟⲩⲥⲁ‐ <text:line-break/><text:span text:style-name="T1"> </text:span><text:span text:style-name="T3">(42/15) </text:span> ⲙⲧ̅ ⲛ̅ⲥⲁ ⲡⲓⲟⲩⲉⲓ ⲟⲩⲁⲉⲉⲧϥ̅ <text:line-break/><text:span text:style-name="T1"> </text:span><text:span text:style-name="T3">(42/16) </text:span> ⲁⲩⲱ ⲡⲉⲧϫⲏⲕ ⲁⲃⲁⲗ· ⲡⲉⲧⲟⲉⲓ ⲙ̅‐ <text:line-break/><text:span text:style-name="T1"> </text:span><text:span text:style-name="T3">(42/17) </text:span> ⲙⲉⲩ ⲛⲉⲩ· ⲁⲩⲱ ⲙⲁⲩϣⲉ ⲁϩⲣⲏ‐ <text:line-break/><text:span text:style-name="T1"> </text:span><text:span text:style-name="T3">(42/18) </text:span> ⲉⲓ ⲁⲉⲙⲛ̅ⲧⲉ ⲟⲩⲧⲉ ⲙⲛ̅ⲧⲉⲩ <text:line-break/><text:span text:style-name="T1"> </text:span><text:span text:style-name="T3">(42/19) </text:span> ⲫⲑⲟⲛⲟⲥ ⲙ̅ⲙⲉⲩ ⲟⲩⲧⲉ· <text:line-break/><text:span text:style-name="T1"> </text:span><text:span text:style-name="T3">(42/20) </text:span> ⲁϣⲉϩⲁⲙ· ⲟⲩⲧⲉ ⲙⲛ̅ ⲙⲟⲩ ⲛ̅‐ <text:line-break/><text:span text:style-name="T1"> </text:span><text:span text:style-name="T3">(42/21) </text:span> ϩⲣⲏⲓ̈ ⲛ̅ϩⲏⲧⲟⲩ ⲁⲗⲗⲁ ⲉⲩⲙⲁ‐ <text:line-break/><text:span text:style-name="T1"> </text:span><text:span text:style-name="T3">(42/22) </text:span> ⲧⲛ̅· ⲙ̅ⲙⲁⲩ ϩⲛ̅ ⲡⲉⲧⲙⲁⲧⲛ̅ <text:line-break/><text:span text:style-name="T1"> </text:span><text:span text:style-name="T3">(42/23) </text:span> ⲙ̅ⲙⲁϥ ⲉⲩϩⲁⲥⲓ ⲉⲛ ⲟⲩⲧⲉ· <text:line-break/><text:span text:style-name="T1"> </text:span><text:span text:style-name="T3">(42/24) </text:span> ⲉⲩϭⲗⲙ̅ⲗⲁⲙⲛⲧ̅· ⲉⲛ· ⲙ̅ⲡⲕⲱ‐ <text:line-break/><text:span text:style-name="T1"> </text:span><text:span text:style-name="T3">(42/25) </text:span> ⲧⲉ ⲙ̅ⲧⲙⲏⲉ· ⲁⲗⲗⲁ ⲛ̅ⲧⲁⲩ <text:line-break/><text:span text:style-name="T1"> </text:span><text:span text:style-name="T3">(42/26) </text:span> ⲣⲱ ⲡⲉ ⲧⲙⲏⲉ· ⲁⲩⲱ ⲉϥϣⲟ‐ <text:line-break/><text:span text:style-name="T1"> </text:span><text:span text:style-name="T3">(42/27) </text:span> ⲟⲡ ⲛ̅ϩⲏⲧⲟⲩ ⲛ̅ϭⲓ ⲡⲓⲱⲧ· ⲁⲩⲱ ⲛ̅‐ <text:line-break/><text:span text:style-name="T1"> </text:span><text:span text:style-name="T3">(42/28) </text:span> ⲧⲁⲩ ⲉⲩϩⲛ̅ ⲡⲓⲱⲧ· ⲉⲩϫⲏⲕ· ⲁ‐ <text:line-break/><text:span text:style-name="T1"> </text:span><text:span text:style-name="T3">(42/29) </text:span> ⲃⲁⲗ· ⲉⲩⲟⲉⲓ ⲛ̅ⲁⲧ·ⲡⲱϣⲉ ϩⲛ̅ <text:line-break/><text:span text:style-name="T1"> </text:span><text:span text:style-name="T3">(42/30) </text:span> ⲡⲓⲁⲅⲁⲑⲟⲥ ⲛⲁⲙⲏⲉ· ⲉⲩϯ <text:line-break/><text:span text:style-name="T1"> </text:span><text:span text:style-name="T3">(42/31) </text:span> ϣⲧⲁ ⲗⲁⲩⲉ ⲉⲛ ϩⲛ̅ ⲗⲁⲩⲉ· ⲁⲗⲗⲁ <text:line-break/><text:span text:style-name="T1"> </text:span><text:span text:style-name="T3">(42/32) </text:span> ⲉⲩϯ ⲙ̅ⲧⲁⲛ ⲉⲩⲗⲏⲕ· ϩⲛ̅ ⲡⲉ‐ <text:line-break/><text:span text:style-name="T1"> </text:span><text:span text:style-name="T3">(42/33) </text:span> ⲡⲛ(ⲉⲩⲙ)ⲁ ⲁⲩⲱ ⲉⲩⲛⲁⲥⲱⲧⲙ̅ ⲁⲧⲉⲩ‐ <text:line-break/><text:span text:style-name="T1"> </text:span><text:span text:style-name="T3">(42/34) </text:span> ⲛⲟⲩⲛⲉ· ⲉⲩⲛⲁⲥⲣ̅ϥⲉ ⲁⲣⲁⲩ <text:line-break/><text:span text:style-name="T1"> </text:span><text:span text:style-name="T3">(42/35) </text:span> ⲛⲉⲉⲓ ⲉⲧϥⲛⲁϭⲛ̅ ⲧⲉϥⲛⲟⲩⲛⲉ· <text:line-break/><text:span text:style-name="T1"> </text:span><text:span text:style-name="T3">(42/36) </text:span> ⲛ̅ϩⲏⲧⲟⲩ ⲛϥ̅ⲧⲙ̅ⲣ̅ ⲡⲁⲥⲓ ⲛ̅ⲧⲉϥ‐ <text:line-break/><text:span text:style-name="T1"> </text:span><text:span text:style-name="T3">(42/37) </text:span> ⲯⲩⲭⲏ ⲡⲉⲉⲓ ⲡⲉ ⲡⲧⲟⲡⲟⲥ ⲛ̅ⲛⲓ‐ <text:line-break/><text:span text:style-name="T1"> </text:span><text:span text:style-name="T3">(42/38) </text:span> ⲙⲁⲕⲁⲣⲓⲟⲥ ⲡⲉⲉⲓ ⲡⲉ ⲡⲟⲩⲧⲟ‐ <text:line-break/><text:span text:style-name="T1"> </text:span><text:span text:style-name="T3">(42/39) </text:span> ⲡⲟⲥ §ⲡⲕⲉϣⲱϫⲡ̅ ϭⲉ ⲙⲁⲣⲟⲩ‐ <text:line-break/><text:span text:style-name="T1"> </text:span><text:span text:style-name="T3">(42/40) </text:span> ⲙ̅ⲙⲉ· ϩⲛ̅ ⲛⲟⲩⲧⲟⲡⲟⲥ ϫⲉ ⲟⲩ‐ <text:line-break/><text:span text:style-name="T1"> </text:span><text:span text:style-name="T3">(42/41) </text:span> ⲡⲉⲧⲉϣϣⲉ ⲁⲣⲁⲉⲓ ⲉⲛ ⲡⲉ <text:line-break/><text:span text:style-name="T1"> </text:span><text:span text:style-name="T3">(43/1) </text:span> ⲉⲁϩⲓϣⲱⲡⲉ ϩⲙ̅ ⲡⲙⲁ ⲛⲙ̅ⲧⲁⲛ <text:line-break/><text:span text:style-name="T1"> </text:span><text:span text:style-name="T3">(43/2) </text:span> ⲁϣⲉϫⲉ· ⲁⲕⲉϩⲱⲃ· ⲁⲗⲗⲁ ⲛ̅ⲧⲁϥ <text:line-break/><text:span text:style-name="T1"> </text:span><text:span text:style-name="T3">(43/3) </text:span> ⲡⲉϯⲛⲁϣⲱⲡⲉ ⲛ̅ϩⲏⲧϥ̅· ⲁⲩⲱ ⲁ‐ <text:line-break/><text:span text:style-name="T1"> </text:span><text:span text:style-name="T3">(43/4) </text:span> ⲥⲣ̅ϥⲉ ⲛ̅ⲛⲉⲩ ⲛⲓⲙ· ⲁⲡⲓⲱⲧ· ⲛ̅ⲧⲉ <text:line-break/><text:span text:style-name="T1"> </text:span><text:span text:style-name="T3">(43/5) </text:span> ⲡⲧⲏⲣϥ̅ ⲟⲩⲱϩϩⲛ ⲛⲓⲥⲛⲏⲩ ⲛⲁ‐ <text:line-break/><text:span text:style-name="T1"> </text:span><text:span text:style-name="T3">(43/6) </text:span> ⲙⲏⲉ· ⲛⲉⲉⲓ ⲉⲣⲉϯⲁⲅⲁⲡⲏ ⲙ̅‐ <text:line-break/><text:span text:style-name="T1"> </text:span><text:span text:style-name="T3">(43/7) </text:span> ⲡⲓⲱⲧ· ϣⲟⲩⲟ ⲁϫⲱⲟⲩ ⲁⲩⲱ ⲙⲛ̅ <text:line-break/><text:span text:style-name="T1"> </text:span><text:span text:style-name="T3">(43/8) </text:span> ϣⲧⲁ ⲛ̅ⲧⲉϥ ϣⲟⲟⲡ ϩⲛ̅ ⲧⲟⲩⲙⲏⲧⲉ <text:line-break/><text:span text:style-name="T1"> </text:span><text:span text:style-name="T3">(43/9) </text:span> ⲛⲉⲉⲓ ⲛ̅ⲧⲁⲩ ⲉⲧⲟⲩⲱ⟦ϩ⟧ⲛ⟦ⲙ⟧ϩ̅ <text:line-break/><text:span text:style-name="T1"> </text:span><text:span text:style-name="T3">(43/10) </text:span> ⲙⲁⲙⲏⲉ⟦ⲓ⟧ ⲉⲩϣⲟⲟⲡ ϩⲙ̅ ⲡⲓⲱⲛϩ <text:line-break/><text:span text:style-name="T1"> </text:span><text:span text:style-name="T3">(43/11) </text:span> ⲛⲁⲙⲏⲉ· ⲁⲩⲱ ⲛ̅ⲛⲁⲛⲏϩⲉ· ⲁⲩⲱ <text:line-break/><text:span text:style-name="T1"> </text:span><text:span text:style-name="T3">(43/12) </text:span> ⲉⲩϣⲉϫⲉ ⲁⲡⲟⲩⲁⲉⲓⲛ ⲉⲧ·‐ <text:line-break/><text:soft-page-break/><text:span text:style-name="T1"> </text:span><text:span text:style-name="T3">(43/13) </text:span> ϫⲏⲕ ⲁⲃⲁⲗ· ⲁⲩⲱ ⲉⲧⲙⲏϩ· ϩⲛ̣̅ <text:line-break/><text:span text:style-name="T1"> </text:span><text:span text:style-name="T3">(43/14) </text:span> ⲡⲓⲥⲡⲉⲣⲙⲁ· ⲛ̅ⲧⲉ ⲡⲓⲱⲧ· ⲁⲩⲱ <text:line-break/><text:span text:style-name="T1"> </text:span><text:span text:style-name="T3">(43/15) </text:span> ⲉⲧ·ϩⲛ̅ ⲡⲉϥϩⲏⲧ· ⲁⲩⲱ ϩⲛ̅ ⲡⲓⲡ‐ <text:line-break/><text:span text:style-name="T1"> </text:span><text:span text:style-name="T3">(43/16) </text:span> ⲗⲏⲣⲱⲙⲁ· ⲉϥⲧⲉⲗⲏⲗ ⲛ̅ϩⲏⲧϥ̅ <text:line-break/><text:span text:style-name="T1"> </text:span><text:span text:style-name="T3">(43/17) </text:span> ⲛ̅ϭⲓ ⲡⲉϥⲡⲛ(ⲉⲩⲙ)ⲁ· ⲁⲩⲱ ⲉϥϯ ⲉⲁⲩ <text:line-break/><text:span text:style-name="T1"> </text:span><text:span text:style-name="T3">(43/18) </text:span> ⲙ̅ⲡⲉⲧⲉⲛⲉϥϣⲟⲟⲡ ⲛ̅ϩⲏⲧϥ̅ <text:line-break/><text:span text:style-name="T1"> </text:span><text:span text:style-name="T3">(43/19) </text:span> ϫⲉ ⲛⲁⲛⲟⲩϥ ⲁⲩⲱ ⲥⲉϫⲏⲕ <text:line-break/><text:span text:style-name="T1"> </text:span><text:span text:style-name="T3">(43/20) </text:span> ⲁⲃⲁⲗ ⲛ̅ϭⲓ ⲛⲉϥϣⲏⲣⲉ ⲁⲩⲱ <text:line-break/><text:span text:style-name="T1"> </text:span><text:span text:style-name="T3">(43/21) </text:span> ⲥⲉⲙ̅ⲡϣⲁ ⲙ̅ⲡⲉϥⲣⲉⲛ ϫⲉ <text:line-break/><text:span text:style-name="T1"> </text:span><text:span text:style-name="T3">(43/22) </text:span> ⲛ̅ⲧⲁϥ ⲅⲁⲣ· ⲡⲓⲱⲧ· ϩⲛ̅ϣⲏ‐ <text:line-break/><text:span text:style-name="T1"> </text:span><text:span text:style-name="T3">(43/23) </text:span> ⲣⲉ ⲛ̅ⲧⲉⲉⲓⲙⲓⲛⲉ ⲛⲉⲧϥ̅ⲟⲩⲁ‐ <text:line-break/><text:span text:style-name="T1"> </text:span><text:span text:style-name="T3">(43/24) </text:span> ϣⲟⲩ </text:p>
      <text:p text:style-name="P5">( codex I ) The Treatise on the Resurrection</text:p>
      <text:p text:style-name="P4"><text:span text:style-name="T1"> </text:span><text:span text:style-name="T3">(43/25) </text:span> §ⲟⲩⲛ ϩⲁⲉⲓⲛⲉ ⲡⲁϣⲏⲣⲉ ⲣⲏ‐ <text:line-break/><text:span text:style-name="T1"> </text:span><text:span text:style-name="T3">(43/26) </text:span> ⲅⲓⲛⲟⲥ ⲉⲩⲱϣⲉ ⲁⲥⲃⲟ ⲁϩⲁϩ <text:line-break/><text:span text:style-name="T1"> </text:span><text:span text:style-name="T3">(43/27) </text:span> ⲟⲩⲛⲧⲉⲩ ⲙ̅ⲙⲉⲩ ⲙ̅ⲡⲓⲥⲕⲟⲡⲟⲥ <text:line-break/><text:span text:style-name="T1"> </text:span><text:span text:style-name="T3">(43/28) </text:span> ⲉⲩⲉⲙⲁϩⲧⲉ ⲛ̅ϩⲛ̅ⲍⲏⲧⲏⲙⲁ <text:line-break/><text:span text:style-name="T1"> </text:span><text:span text:style-name="T3">(43/29) </text:span> ⲉⲩϣⲁⲁⲧ ⲙ̅ⲡⲉⲩⲃⲱⲗ ⲁⲩⲱ <text:line-break/><text:span text:style-name="T1"> </text:span><text:span text:style-name="T3">(43/30) </text:span> ⲉⲩϣⲁⲛⲙⲉⲉⲧⲉ ⲁⲛⲉⲉⲓ ϣⲁⲩ‐ <text:line-break/><text:span text:style-name="T1"> </text:span><text:span text:style-name="T3">(43/31) </text:span> ⲙⲉⲩⲉ ⲁϩⲛ̅ⲙⲛ̅ⲧⲛⲁϭ ⲛ̅ϩⲣⲏ‐ <text:line-break/><text:span text:style-name="T1"> </text:span><text:span text:style-name="T3">(43/32) </text:span> ⲓ̈ ⲛ̅ϩⲏⲧⲟⲩ ⲛ̅ϯⲙⲉⲩⲉ ⲛ̅ⲇⲉ ⲉⲛ <text:line-break/><text:span text:style-name="T1"> </text:span><text:span text:style-name="T3">(43/33) </text:span> ϫⲉ ⲁⲩⲁϩⲉ ⲁⲣⲉⲧⲟⲩ ⲙ̅ⲫⲟⲩⲛ ⲙ̅‐ <text:line-break/><text:span text:style-name="T1"> </text:span><text:span text:style-name="T3">(43/34) </text:span> ⲡⲗⲟⲅⲟⲥ ⲛ̅ⲧⲙⲏⲉ ⲉⲩϣⲓⲛⲉ <text:line-break/><text:span text:style-name="T1"> </text:span><text:span text:style-name="T3">(43/35) </text:span> ⲛ̅ϩⲟⲩⲟ ⲁⲡⲉⲩⲙ̅ⲧⲁⲛ ⲡⲉⲉⲓ <text:line-break/><text:span text:style-name="T1"> </text:span><text:span text:style-name="T3">(43/36) </text:span> ⲛ̅ⲧⲁϩⲛ̅ϫⲓⲧϥ̅ ϩⲓⲧⲙ̅ ⲡⲛ̅ⲥⲱⲧ‐ <text:line-break/><text:span text:style-name="T1"> </text:span><text:span text:style-name="T3">(43/37) </text:span> ⲏⲣ ⲡⲛ̅ϫⲁⲉⲓⲥ ⲡⲉⲭⲣⲏⲥⲧⲟⲥ <text:line-break/><text:span text:style-name="T1"> </text:span><text:span text:style-name="T3">(44/1) </text:span> ⲛ̅ⲧⲁϩⲛ̅ϫⲓⲧϥ̅ ⲛ̅ⲧⲁⲣⲉⲛⲥⲟⲩ‐ <text:line-break/><text:span text:style-name="T1"> </text:span><text:span text:style-name="T3">(44/2) </text:span> ⲱⲛ ⲧⲙⲏⲉ ⲁⲩⲱ ⲁⲛⲙ̅ⲧⲁⲛ <text:line-break/><text:span text:style-name="T1"> </text:span><text:span text:style-name="T3">(44/3) </text:span> ⲙ̅ⲙⲁⲛ ⲁϩⲣⲏⲓ̈ ⲁϫⲱⲥ ⲁⲗⲗⲁ <text:line-break/><text:span text:style-name="T1"> </text:span><text:span text:style-name="T3">(44/4) </text:span> ⲉⲡⲉⲓⲇⲏ ⲉⲕϣⲓⲛⲉ ⲙ̅ⲙⲁⲛ <text:line-break/><text:span text:style-name="T1"> </text:span><text:span text:style-name="T3">(44/5) </text:span> ⲁⲡⲉⲧⲉϣϣⲉ ϩⲛ̅ ⲟⲩϩⲗⲁϭ <text:line-break/><text:span text:style-name="T1"> </text:span><text:span text:style-name="T3">(44/6) </text:span> ⲉⲧⲃⲉ ⲧⲁⲛⲁⲥⲧⲁⲥⲓⲥ ϯⲥϩⲉ‐ <text:line-break/><text:span text:style-name="T1"> </text:span><text:span text:style-name="T3">(44/7) </text:span> ⲉⲓ ⲛⲉⲕ ϫⲉ ⲟⲩⲁⲛⲁⲅⲕⲁⲓⲟⲛ <text:line-break/><text:span text:style-name="T1"> </text:span><text:span text:style-name="T3">(44/8) </text:span> ⲧⲉ ⲁⲩⲱ ⲟⲩⲛ ϩⲁϩ ⲙ̅ⲙⲉⲛ ⲟ‐ <text:line-break/><text:span text:style-name="T1"> </text:span><text:span text:style-name="T3">(44/9) </text:span> ⲉⲓ ⲛ̅ⲁⲡⲓⲥⲧⲟⲥ ⲁⲣⲁⲥ ϩⲛ̅ⲕⲟⲩ‐ <text:line-break/><text:span text:style-name="T1"> </text:span><text:span text:style-name="T3">(44/10) </text:span> ⲉⲓ ⲛ̅ⲇⲉ ⲛⲉⲧϭⲓⲛⲉ ⲙ̅ⲙⲁⲥ <text:line-break/><text:span text:style-name="T1"> </text:span><text:span text:style-name="T3">(44/11) </text:span> ⲉⲧⲃⲉ ⲡⲉⲉⲓ ⲙⲁⲣⲉⲡⲗⲟⲅⲟⲥ <text:line-break/><text:span text:style-name="T1"> </text:span><text:span text:style-name="T3">(44/12) </text:span> ϣⲱⲡⲉ ⲛⲉⲛ ⲉⲧⲃⲏⲧⲥ §ⲛ̣̅‐ <text:line-break/><text:span text:style-name="T1"> </text:span><text:span text:style-name="T3">(44/13) </text:span> ⲧ̣ⲁϩⲁⲡϫⲁⲉⲓⲥ ⲣ̅ ⲭⲣⲱ ⲛ̅ⲉϣ <text:line-break/><text:span text:style-name="T1"> </text:span><text:span text:style-name="T3">(44/14) </text:span> ⲛ̅ϩⲉ ⲛ̅ⲛ̅ϩⲃⲏⲩⲉ ⲉϥϣⲟ‐ <text:line-break/><text:span text:style-name="T1"> </text:span><text:span text:style-name="T3">(44/15) </text:span> ⲟⲡ ϩⲛ̅ ⲥⲁⲣⲝ ⲁⲩⲱ ⲛ̅ⲧⲁ‐ <text:line-break/><text:span text:style-name="T1"> </text:span><text:span text:style-name="T3">(44/16) </text:span> ⲣⲉϥⲟⲩⲁⲛϩϥ̅ ⲁⲃⲁⲗ ⲉⲩϣⲏ‐ <text:line-break/><text:span text:style-name="T1"> </text:span><text:span text:style-name="T3">(44/17) </text:span> ⲣⲉ ⲛ̅ⲛⲟⲩⲧⲉ ⲡⲉ ⲁϥϩⲙⲁϩⲉ <text:line-break/><text:span text:style-name="T1"> </text:span><text:span text:style-name="T3">(44/18) </text:span> ϩⲛ̅ ⲡⲓⲧⲟⲡⲟⲥ ⲡⲉⲉⲓ ⲉⲧⲕϩ‐ <text:line-break/><text:span text:style-name="T1"> </text:span><text:span text:style-name="T3">(44/19) </text:span> ⲙⲁⲥⲧ̅ ⲛ̅ϩⲏⲧϥ̅ ⲉϥϣⲉϫⲉ <text:line-break/><text:span text:style-name="T1"> </text:span><text:span text:style-name="T3">(44/20) </text:span> ⲁⲡⲛⲟⲙⲟⲥ ⲛ̅ⲧⲫⲩⲥⲓⲥ ⲉⲉⲓϫⲟⲩ <text:line-break/><text:span text:style-name="T1"> </text:span><text:span text:style-name="T3">(44/21) </text:span> ⲛ̅ⲇⲉ ⲙ̅ⲙⲁϥ ϫⲉ ⲡⲙⲟⲩ· ⲡϣⲏ‐ <text:line-break/><text:span text:style-name="T1"> </text:span><text:span text:style-name="T3">(44/22) </text:span> ⲣⲉ ⲛ̅ⲇⲉ ⲙ̅ⲡⲛⲟⲩⲧⲉ ⲣⲏⲅⲓⲛⲉ <text:line-break/><text:span text:style-name="T1"> </text:span><text:span text:style-name="T3">(44/23) </text:span> ⲛⲉⲩϣⲏⲣⲉ ⲛ̅ⲣⲱⲙⲉ ⲡⲉ ⲁⲩ‐ <text:line-break/><text:span text:style-name="T1"> </text:span><text:span text:style-name="T3">(44/24) </text:span> ⲱ ⲛⲉϥⲉⲙⲁϩⲧⲉ ⲁⲣⲁⲩ ⲙ̅ⲡⲉ‐ <text:line-break/><text:span text:style-name="T1"> </text:span><text:span text:style-name="T3">(44/25) </text:span> ⲥⲛⲉⲩ ⲉⲩⲛ̅ⲧⲉϥ̅ ⲙ̅ⲙⲉⲩ ⲛ̅ⲧ‐ <text:line-break/><text:span text:style-name="T1"> </text:span><text:span text:style-name="T3">(44/26) </text:span> ⲙⲛ̅ⲧⲣⲱⲙⲉ ⲙⲛ̅ ⲧⲙⲛ̅ⲧⲛⲟⲩ‐ <text:line-break/><text:span text:style-name="T1"> </text:span><text:span text:style-name="T3">(44/27) </text:span> ⲧⲉ ϫⲉⲕⲁⲥⲉ ⲉϥⲛⲁϫⲣⲟ ⲙ̅ⲙⲉⲛ <text:line-break/><text:span text:style-name="T1"> </text:span><text:span text:style-name="T3">(44/28) </text:span> ⲁⲡⲙⲟⲩ ⲁⲃⲁⲗ ϩⲓⲧⲙ̅ ⲡⲧⲣϥ̅‐ <text:line-break/><text:span text:style-name="T1"> </text:span><text:span text:style-name="T3">(44/29) </text:span> ϣⲱⲡⲉ ⲛ̅ϣⲏⲣⲉ ⲛ̅ⲛⲟⲩⲧⲉ <text:line-break/><text:span text:style-name="T1"> </text:span><text:span text:style-name="T3">(44/30) </text:span> ϩⲓⲧⲟⲟⲧϥ̅ ⲇⲉ ⲙ̅ⲡϣⲏⲣⲉ ⲙ̅‐ <text:line-break/><text:span text:style-name="T1"> </text:span><text:span text:style-name="T3">(44/31) </text:span> ⲡⲣⲱⲙⲉ ⲉⲣⲉⲧⲁⲡⲟⲕⲁⲧⲁⲥⲧⲁ‐ <text:line-break/><text:span text:style-name="T1"> </text:span><text:span text:style-name="T3">(44/32) </text:span> ⲥⲓⲥ ⲛⲁϣⲱⲡⲉ ⲁϩⲟⲩⲛ ⲁⲡ‐ <text:line-break/><text:span text:style-name="T1"> </text:span><text:span text:style-name="T3">(44/33) </text:span> ⲡⲗⲏⲣⲱⲙⲁ ⲉⲡⲉⲓⲇⲏ ⲛ̅ϣⲁ‐ <text:line-break/><text:soft-page-break/><text:span text:style-name="T1"> </text:span><text:span text:style-name="T3">(44/34) </text:span> ⲣⲡ̅ ⲉϥϣⲟⲟⲡ ⲁⲃⲁⲗ ϩⲙ̅ ⲡⲥⲁ ⲛ‐ <text:line-break/><text:span text:style-name="T1"> </text:span><text:span text:style-name="T3">(44/35) </text:span> ⲧⲡⲉ ⲛ̅ⲥⲡⲉⲣⲙⲁ ⲛ̅ⲧⲙⲏⲉ ⲉⲙ‐ <text:line-break/><text:span text:style-name="T1"> </text:span><text:span text:style-name="T3">(44/36) </text:span> ⲡⲁⲧⲉϯⲥⲩⲥⲧⲁⲥⲓⲥ ϣⲱⲡⲉ <text:line-break/><text:span text:style-name="T1"> </text:span><text:span text:style-name="T3">(44/37) </text:span> ϩⲛ̅ ⲧⲉⲉⲓ ⲁϩⲛ̅ⲙⲛ̅ⲧϫⲁⲉⲓⲥ ⲙⲛ̅ <text:line-break/><text:span text:style-name="T1"> </text:span><text:span text:style-name="T3">(44/38) </text:span> ϩⲛ̅ⲙⲛ̅ⲧⲛⲟⲩⲧⲉ ϣⲱⲡⲉ ⲉⲛⲁ‐ <text:line-break/><text:span text:style-name="T1"> </text:span><text:span text:style-name="T3">(44/39) </text:span> ϣⲱⲟⲩ §ϯⲥⲁⲩⲛⲉ ϫⲉ ⲉⲉⲓⲧⲉⲩⲟ <text:line-break/><text:span text:style-name="T1"> </text:span><text:span text:style-name="T3">(45/1) </text:span> ⲙ̅ⲡⲃⲱⲗ ϩⲛ̅ ϩⲛ̅ϩⲃⲏⲩⲉ ⲛ̅‐ <text:line-break/><text:span text:style-name="T1"> </text:span><text:span text:style-name="T3">(45/2) </text:span> ⲇⲩⲥⲕⲟⲗⲟⲛ ⲁⲗⲗⲁ ⲙⲛ̅ ⲗⲁⲩⲉ ⲛ̅‐ <text:line-break/><text:span text:style-name="T1"> </text:span><text:span text:style-name="T3">(45/3) </text:span> ⲇⲩⲥⲕⲟⲗⲟⲛ ϣⲟⲟⲡ ϩⲙ̅ ⲡⲗⲟ‐ <text:line-break/><text:span text:style-name="T1"> </text:span><text:span text:style-name="T3">(45/4) </text:span> ⲅⲟⲥ ⲛ̅ⲧⲙⲏⲉ ⲁⲗⲗⲁ ⲉⲡⲉⲓⲇⲏ {ⲉ‐ <text:line-break/><text:span text:style-name="T1"> </text:span><text:span text:style-name="T3">(45/5) </text:span> ⲧⲣⲉ}ⲡⲃⲱⲗ ⲛ̅ⲧⲁϥⲉⲓ ⲁⲃⲁⲗ ⲁ‐ <text:line-break/><text:span text:style-name="T1"> </text:span><text:span text:style-name="T3">(45/6) </text:span> ⲧⲙⲏⲧⲉ ⲁⲧⲙ̅ⲕⲉ ⲗⲁⲩⲉ ⲉϥϩⲏⲡ <text:line-break/><text:span text:style-name="T1"> </text:span><text:span text:style-name="T3">(45/7) </text:span> ⲁⲗⲗⲁ ⲁⲧⲣⲉϥⲟⲩⲱⲛϩ̅ ⲁⲃⲁⲗ <text:line-break/><text:span text:style-name="T1"> </text:span><text:span text:style-name="T3">(45/8) </text:span> ⲙ̅ⲡⲧⲏⲣϥ̅ ϩⲁⲡⲗⲱⲥ ⲉⲧⲃⲉ ⲡ‐ <text:line-break/><text:span text:style-name="T1"> </text:span><text:span text:style-name="T3">(45/9) </text:span> ϣⲱⲡⲉ ⲡⲃⲱⲗ ⲁⲃⲁⲗ ⲙ̅ⲙⲉⲛ <text:line-break/><text:span text:style-name="T1"> </text:span><text:span text:style-name="T3">(45/10) </text:span> ⲙ̅ⲡⲡⲉⲑⲁⲩ ⲡⲟⲩⲱⲛϩ̅ ⲇⲉ ⲁ‐ <text:line-break/><text:span text:style-name="T1"> </text:span><text:span text:style-name="T3">(45/11) </text:span> ⲃⲁⲗ ⲙ̅ⲡⲉⲧⲥⲁⲧⲡ̅· ⲧⲉⲉⲓ ⲧⲉ <text:line-break/><text:span text:style-name="T1"> </text:span><text:span text:style-name="T3">(45/12) </text:span> ⲧⲡⲣⲟⲃⲟⲗⲏ ⲛ̅ⲧⲙⲏⲉ ⲙⲛ̅ ⲡⲉ‐ <text:line-break/><text:span text:style-name="T1"> </text:span><text:span text:style-name="T3">(45/13) </text:span> ⲡⲛⲉⲩⲙⲁ ⲧⲉⲭⲁⲣⲓⲥ ⲧⲁ ⲧⲙⲏ̣‐ <text:line-break/><text:span text:style-name="T1"> </text:span><text:span text:style-name="T3">(45/14) </text:span> ⲉ ⲧⲉ §ⲡⲥⲱⲧⲏⲣ ⲁϥⲱⲙⲛ̅ⲕ ⲙ̅‐ <text:line-break/><text:span text:style-name="T1"> </text:span><text:span text:style-name="T3">(45/15) </text:span> ⲡⲙⲟⲩ ⲛ̅ⲕⲏⲡ ⲉⲛ ⲁⲣ̅ ⲁⲧⲥⲁⲩⲛⲉ <text:line-break/><text:span text:style-name="T1"> </text:span><text:span text:style-name="T3">(45/16) </text:span> ⲁϥⲕⲱⲉ ⲛ̅ⲅⲁⲣ ⲁϩⲣⲏⲓ̈ ⲙ̅ⲡⲕⲟ‐ <text:line-break/><text:span text:style-name="T1"> </text:span><text:span text:style-name="T3">(45/17) </text:span> ⲥⲙⲟⲥ ⲉϣⲁϥⲧⲉⲕⲟ ⲁϥϣϥ̅ⲧ[ϥ] <text:line-break/><text:span text:style-name="T1"> </text:span><text:span text:style-name="T3">(45/18) </text:span> ⲁϩⲟⲩⲛ ⲁⲩⲁⲓⲱⲛ ⲛ̅ⲁⲧⲧⲉⲕⲟ <text:line-break/><text:span text:style-name="T1"> </text:span><text:span text:style-name="T3">(45/19) </text:span> ⲁⲩⲱ ⲁϥⲧⲟⲩⲛⲁⲥϥ̅ ⲉⲁϥⲱ‐ <text:line-break/><text:span text:style-name="T1"> </text:span><text:span text:style-name="T3">(45/20) </text:span> ⲙⲛ̅ⲕ ⲙ̅ⲡⲉⲧⲟⲩⲁⲛϩ̅ ⲁⲃⲁⲗ <text:line-break/><text:span text:style-name="T1"> </text:span><text:span text:style-name="T3">(45/21) </text:span> ⲁⲃⲁⲗ ϩⲓⲧⲟⲟⲧϥ̅· ⲙ̅ⲡⲁⲧⲛⲉⲩ <text:line-break/><text:span text:style-name="T1"> </text:span><text:span text:style-name="T3">(45/22) </text:span> ⲁⲣⲁϥ ⲁⲩⲱ ⲁϥϯ ⲛⲉⲛ ⲛ̅‐ <text:line-break/><text:span text:style-name="T1"> </text:span><text:span text:style-name="T3">(45/23) </text:span> ⲧⲉϩⲓⲏ ⲛ̅ⲧⲛ̅ⲙⲛ̅ⲧⲁⲧⲙⲟⲩ ⲧⲟ‐ <text:line-break/><text:span text:style-name="T1"> </text:span><text:span text:style-name="T3">(45/24) </text:span> ⲧⲉ ϭⲉ ⲛ̅ⲑⲉ ⲛ̅ⲧⲁϩⲁⲡⲁⲡⲟⲥⲧⲟ‐ <text:line-break/><text:span text:style-name="T1"> </text:span><text:span text:style-name="T3">(45/25) </text:span> ⲗⲟⲥ ϫⲟⲟϥ ϫⲉ ⲁⲛϣⲡ̅ ϩⲓⲥⲉ <text:line-break/><text:span text:style-name="T1"> </text:span><text:span text:style-name="T3">(45/26) </text:span> ⲛⲙ̅ⲙⲉϥ ⲁⲩⲱ ⲁⲛⲧⲱⲱⲛ <text:line-break/><text:span text:style-name="T1"> </text:span><text:span text:style-name="T3">(45/27) </text:span> ⲛⲙ̅ⲙⲉϥ ⲁⲩⲱ ⲁⲛⲃⲱⲕ ⲁⲧⲡⲉ <text:line-break/><text:span text:style-name="T1"> </text:span><text:span text:style-name="T3">(45/28) </text:span> ⲛⲙ̅ⲙⲉϥ ⲉⲓϣⲡⲉ ⲧⲛ̅ϣⲟ‐ <text:line-break/><text:span text:style-name="T1"> </text:span><text:span text:style-name="T3">(45/29) </text:span> ⲟⲡ ⲛ̅ⲇⲉ ⲉⲛⲟⲩⲁⲛϩ̅ ⲁⲃⲁⲗ ϩⲙ̅ <text:line-break/><text:span text:style-name="T1"> </text:span><text:span text:style-name="T3">(45/30) </text:span> ⲡⲓⲕⲟⲥⲙⲟⲥ ⲉⲛⲣ̅ ⲫⲟⲣⲉⲓ ⲙ̅‐ <text:line-break/><text:span text:style-name="T1"> </text:span><text:span text:style-name="T3">(45/31) </text:span> ⲙⲁϥ ⲉⲛϣⲟⲟⲡ ⲛ̅ⲁⲕⲧⲓⲛ <text:line-break/><text:span text:style-name="T1"> </text:span><text:span text:style-name="T3">(45/32) </text:span> ⲙ̅ⲡⲉⲧⲙ̅ⲙⲉⲩ ⲁⲩⲱ ⲉⲩⲉ‐ <text:line-break/><text:span text:style-name="T1"> </text:span><text:span text:style-name="T3">(45/33) </text:span> ⲙⲁϩⲧⲉ ⲙ̅ⲙⲁⲛ ⲁⲃⲁⲗ ϩⲓⲧⲟ‐ <text:line-break/><text:span text:style-name="T1"> </text:span><text:span text:style-name="T3">(45/34) </text:span> ⲟⲧϥ̅ ϣⲁ ⲡⲛ̅ϩⲱⲧⲡ ⲉⲧⲉ ⲡⲉ‐ <text:line-break/><text:span text:style-name="T1"> </text:span><text:span text:style-name="T3">(45/35) </text:span> ⲉⲓ ⲡⲉ ⲡⲉⲛⲙⲟⲩ ϩⲙ̅ ⲡⲉⲉⲓⲃⲓ‐ <text:line-break/><text:span text:style-name="T1"> </text:span><text:span text:style-name="T3">(45/36) </text:span> ⲟⲥ ⲉⲩⲥⲱⲕ ⲙ̅ⲙⲁⲛ ⲁⲧⲡⲉ ⲁ‐ <text:line-break/><text:span text:style-name="T1"> </text:span><text:span text:style-name="T3">(45/37) </text:span> ⲃⲁⲗ ϩⲓⲧⲟⲟⲧϥ̅ ⲛ̅ⲑⲉ ⲛ̅ⲛⲓⲁⲕⲧⲓⲛ <text:line-break/><text:span text:style-name="T1"> </text:span><text:span text:style-name="T3">(45/38) </text:span> ϩⲓⲧⲙ̅ ⲡⲣⲏ ⲉⲛⲥⲉⲉⲙⲁϩⲧⲉ ⲙ̅‐ <text:line-break/><text:span text:style-name="T1"> </text:span><text:span text:style-name="T3">(45/39) </text:span> ⲙⲁⲛ ⲉⲛ ϩⲓⲧⲛ̅ ⲗⲁⲩⲉ ⲧⲉⲉⲓ ⲧⲉ <text:line-break/><text:span text:style-name="T1"> </text:span><text:span text:style-name="T3">(45/40) </text:span> ⲧⲁⲛⲁⲥⲧⲁⲥⲓⲥ ⲛ̅ⲡⲛⲉⲩⲙⲁ‐ <text:line-break/><text:span text:style-name="T1"> </text:span><text:span text:style-name="T3">(46/1) </text:span> ⲧⲓⲕⲏ ⲉⲥⲱⲙⲛ̅ⲕ ⲛ̅ⲧⲯⲩⲭⲓⲕⲏ <text:line-break/><text:soft-page-break/><text:span text:style-name="T1"> </text:span><text:span text:style-name="T3">(46/2) </text:span> ϩⲟⲙⲟⲓⲱⲥ ⲙⲛ̅ ⲧⲕⲉⲥⲁⲣⲕⲓⲕⲏ <text:line-break/><text:span text:style-name="T1"> </text:span><text:span text:style-name="T3">(46/3) </text:span> §ⲉⲓϣⲡⲉ ⲟⲩⲛ ⲟⲩⲉⲉⲓ ⲛ̅ⲇⲉ ⲉⲙϥ̅‐ <text:line-break/><text:span text:style-name="T1"> </text:span><text:span text:style-name="T3">(46/4) </text:span> ⲡⲓⲥⲧⲉⲩⲉ ⲉⲛ ⲙⲛ̅ⲧⲉϥ ⲙ̅ⲙⲉⲩ ⲙ̅‐ <text:line-break/><text:span text:style-name="T1"> </text:span><text:span text:style-name="T3">(46/5) </text:span> ⲡⲣ̅ ⲡⲉⲓⲑⲉ· ⲡⲧⲟⲡⲟⲥ ⲅⲁⲣ ⲛ̅ⲧⲡⲓ‐ <text:line-break/><text:span text:style-name="T1"> </text:span><text:span text:style-name="T3">(46/6) </text:span> ⲥⲧⲓⲥ ⲡⲉ ⲡⲁϣⲏⲣⲉ ⲁⲩⲱ ⲡⲁ ⲡⲣ̣̅ <text:line-break/><text:span text:style-name="T1"> </text:span><text:span text:style-name="T3">(46/7) </text:span> ⲡⲉⲓⲑⲉ ⲉⲛ ⲡⲉ ⲡⲉⲧⲙⲁⲁⲩⲧ ⲛⲁ‐ <text:line-break/><text:span text:style-name="T1"> </text:span><text:span text:style-name="T3">(46/8) </text:span> ⲧⲱⲱⲛ ⲁⲩⲱ ⲟⲩⲛ ⲡⲉⲧⲣ̅ ⲡⲓⲥⲧⲉⲩ‐ <text:line-break/><text:span text:style-name="T1"> </text:span><text:span text:style-name="T3">(46/9) </text:span> ⲉ ϩⲛ̅ ⲛ̅ⲫⲓⲗⲟⲥⲟⲫⲟⲥ ⲉⲧⲛ̅ⲛⲓⲙⲁ <text:line-break/><text:span text:style-name="T1"> </text:span><text:span text:style-name="T3">(46/10) </text:span> ⲁⲗⲗⲁ ϥ̅ⲛⲁⲧⲱⲱⲛ ⲁⲩⲱ ⲡⲫⲓⲗⲟ‐ <text:line-break/><text:span text:style-name="T1"> </text:span><text:span text:style-name="T3">(46/11) </text:span> ⲥⲟⲫⲟⲥ ⲉⲧⲛ̅ⲛⲓⲙⲁ ⲙ̅ⲡⲱⲣ ⲁⲧⲣⲉϥ‐ <text:line-break/><text:span text:style-name="T1"> </text:span><text:span text:style-name="T3">(46/12) </text:span> ⲡⲓⲥⲧⲉⲩⲉ ⲟⲩⲣⲉϥⲕⲧⲟ ⲙ̅ⲙⲁϥ ⲟⲩ‐ <text:line-break/><text:span text:style-name="T1"> </text:span><text:span text:style-name="T3">(46/13) </text:span> [ⲁ]ⲉ̣ⲉⲧϥ̅ ⲁⲩⲱ ⲉⲧⲃⲉ ⲧⲛ̅ⲡⲓⲥⲧⲓⲥ <text:line-break/><text:span text:style-name="T1"> </text:span><text:span text:style-name="T3">(46/14) </text:span> [ⲁ]ϩⲛ̅ⲥⲟⲩⲛ̅ ⲡϣⲏⲣⲉ ⲛ̅ⲅⲁⲣ ⲙ̅‐ <text:line-break/><text:span text:style-name="T1"> </text:span><text:span text:style-name="T3">(46/15) </text:span> ⲡⲣⲱⲙⲉ ⲁⲩⲱ ⲁϩⲛ̅ⲡⲓⲥⲧⲉⲩⲉ <text:line-break/><text:span text:style-name="T1"> </text:span><text:span text:style-name="T3">(46/16) </text:span> ϫⲉ ⲁϥⲧⲱⲟⲩⲛ ⲁⲃⲁⲗ ϩⲛ̅ ⲛⲉⲧ‐ <text:line-break/><text:span text:style-name="T1"> </text:span><text:span text:style-name="T3">(46/17) </text:span> ⲙⲁⲟⲩⲧ ⲁⲩⲱ ⲡⲉⲉⲓ ⲡⲉⲧⲛ̅ϫⲟⲩ <text:line-break/><text:span text:style-name="T1"> </text:span><text:span text:style-name="T3">(46/18) </text:span> ⲙ̅ⲙⲁϥ ϫⲉ ⲁϥϣⲱⲡⲉ ⲛ̅ⲃⲱⲗ <text:line-break/><text:span text:style-name="T1"> </text:span><text:span text:style-name="T3">(46/19) </text:span> ⲁⲃⲁⲗ ⲙ̅ⲡⲙⲟⲩ ϩⲱⲥ ⲟⲩⲛⲁϭ <text:line-break/><text:span text:style-name="T1"> </text:span><text:span text:style-name="T3">(46/20) </text:span> ⲡⲉ →ⲡ←ⲉⲧⲟⲩⲣ̅ ⲡⲓⲥⲧⲉⲩⲉ ⲁⲣⲁϥ̅ ϩⲛ̅‐ <text:line-break/><text:span text:style-name="T1"> </text:span><text:span text:style-name="T3">(46/21) </text:span> ⲛⲁⲧ ⲛⲉ ⲛⲉⲧⲣ̅ ⲡⲓⲥⲧⲉⲩⲉ §ⲛ̅ϥⲛⲁ‐ <text:line-break/><text:span text:style-name="T1"> </text:span><text:span text:style-name="T3">(46/22) </text:span> ⲧⲉⲕⲟ ⲉⲛ ⲛ̅ϭⲓ ⲡⲙⲉⲩⲉ ⲛ̅ⲛⲉ‐ <text:line-break/><text:span text:style-name="T1"> </text:span><text:span text:style-name="T3">(46/23) </text:span> ⲧⲟⲩⲁϫ ⲛ̅ϥⲛⲁⲧⲉⲕⲟ ⲉⲛ ⲛ̅ϭⲓ <text:line-break/><text:span text:style-name="T1"> </text:span><text:span text:style-name="T3">(46/24) </text:span> ⲡⲛⲟⲩⲥ ⲛ̅ⲛⲉⲧⲁϩⲥⲟⲩⲱⲱⲛϥ̅ <text:line-break/><text:span text:style-name="T1"> </text:span><text:span text:style-name="T3">(46/25) </text:span> ⲉⲧⲃⲉ ⲡⲉⲉⲓ ⲧⲛ̅ⲥⲁⲧⲡ ⲁϩⲟⲩⲛ <text:line-break/><text:span text:style-name="T1"> </text:span><text:span text:style-name="T3">(46/26) </text:span> ⲁⲡⲟⲩϫⲉⲉⲓ ⲙⲛ̅ ⲡⲥⲱⲧⲉ ⲉ‐ <text:line-break/><text:span text:style-name="T1"> </text:span><text:span text:style-name="T3">(46/27) </text:span> ⲁϩⲟⲩⲧⲁϣⲛ̅ ϫⲓⲛ ⲛ̅ϣⲁⲣⲡ̅ <text:line-break/><text:span text:style-name="T1"> </text:span><text:span text:style-name="T3">(46/28) </text:span> ⲁⲧⲣ̅ⲛⲧⲙ̅·ϩⲁⲉⲓⲉ ϩⲛ̅ ⲧⲙⲛ̅ⲧ‐ <text:line-break/><text:span text:style-name="T1"> </text:span><text:span text:style-name="T3">(46/29) </text:span> ⲁⲑⲏⲧ ⲛ̅ⲛⲉⲧⲟⲉⲓ ⲛ̅ⲁⲧⲥⲁⲩⲛⲉ <text:line-break/><text:span text:style-name="T1"> </text:span><text:span text:style-name="T3">(46/30) </text:span> ⲁⲗⲗⲁ ⲉⲛⲁⲉⲓ ⲁϩⲟⲩⲛ ⲁⲧⲙⲛ̅ⲧ‐ <text:line-break/><text:span text:style-name="T1"> </text:span><text:span text:style-name="T3">(46/31) </text:span> ⲣⲙ̣̅〈ⲛ〉ϩⲏⲧ ⲛ̅ⲛⲉⲧⲁϩⲥⲟⲩⲱⲛ ⲧ‐ <text:line-break/><text:span text:style-name="T1"> </text:span><text:span text:style-name="T3">(46/32) </text:span> ⲙⲏⲉ ⲧⲙⲏⲉ ϭⲉ ⲉⲧⲟⲩⲣⲁⲉⲓⲥ ⲁ‐ <text:line-break/><text:span text:style-name="T1"> </text:span><text:span text:style-name="T3">(46/33) </text:span> ⲣⲁⲥ ⲙⲛ̅ ϣϭⲁⲙ ⲛ̅ⲕⲁⲁⲥ ⲁ‐ <text:line-break/><text:span text:style-name="T1"> </text:span><text:span text:style-name="T3">(46/34) </text:span> ⲃⲁⲗ ⲟⲩⲧⲉ ⲛⲉⲥϣⲱⲡⲉ ⲟⲩ‐ <text:line-break/><text:span text:style-name="T1"> </text:span><text:span text:style-name="T3">(46/35) </text:span> ϫⲱⲣⲉ ⲡⲉ 〈ⲡ〉ⲥⲩⲥⲧⲏⲙⲁ ⲙ̅ⲡ‐ <text:line-break/><text:span text:style-name="T1"> </text:span><text:span text:style-name="T3">(46/36) </text:span> ⲡⲗⲏⲣⲱⲙⲁ ⲟⲩⲕⲟⲩⲉⲓ ⲡⲉ ⲡⲉⲛ‐ <text:line-break/><text:span text:style-name="T1"> </text:span><text:span text:style-name="T3">(46/37) </text:span> ⲧⲁϩⲃⲱⲗ ⲁⲃⲁⲗ ⲁϥϣⲱⲡⲉ <text:line-break/><text:span text:style-name="T1"> </text:span><text:span text:style-name="T3">(46/38) </text:span> ⲙ̅ⲕⲟⲥⲙⲟⲥ ⲡⲧⲏⲣϥ̅ ⲛ̅ⲇⲉ ⲡⲉ <text:line-break/><text:span text:style-name="T1"> </text:span><text:span text:style-name="T3">(46/39) </text:span> ⲡⲉⲧⲟⲩⲉⲙⲁϩⲧⲉ ⲙ̅ⲙⲁϥ ⲙ̣ⲡ̣ⲉ̣ϥ‐ <text:line-break/><text:span text:style-name="T1"> </text:span><text:span text:style-name="T3">(47/1) </text:span> ϣⲱⲡⲉ ⲛⲉϥϣⲟⲟⲡ ⲡⲉ ϩⲱⲥ‐ <text:line-break/><text:span text:style-name="T1"> </text:span><text:span text:style-name="T3">(47/2) </text:span> ⲧⲉ ⲙ̅ⲡⲱⲣ ⲁⲣ̅ ⲇⲓⲥⲧⲁⲍⲉ ⲉⲧⲃⲉ <text:line-break/><text:span text:style-name="T1"> </text:span><text:span text:style-name="T3">(47/3) </text:span> ⲧⲁⲛⲁⲥⲧⲁⲥⲓⲥ ⲡⲁϣⲏⲣⲉ ⲣⲏⲅⲓⲛⲉ <text:line-break/><text:span text:style-name="T1"> </text:span><text:span text:style-name="T3">(47/4) </text:span> ⲉⲓϣⲡⲉ ⲛⲉⲕϣⲟⲟⲡ ⲛ̅ⲅⲁⲣ ⲉⲛ <text:line-break/><text:span text:style-name="T1"> </text:span><text:span text:style-name="T3">(47/5) </text:span> ϩⲛ̅ ⲥⲁⲣⲝ ⲁⲕϫⲓ ⲥⲁⲣⲝ ⲛ̅ⲧⲁⲣⲉⲕ‐ <text:line-break/><text:span text:style-name="T1"> </text:span><text:span text:style-name="T3">(47/6) </text:span> ⲉⲓ ⲁϩⲟⲩⲛ ⲁⲡⲓⲕⲟⲥⲙⲟⲥ ⲉⲧⲃⲉ <text:line-break/><text:span text:style-name="T1"> </text:span><text:span text:style-name="T3">(47/7) </text:span> ⲉⲩ ⲛ̅ⲕⲛⲁϫⲓ ⲉⲛ ⲛ̅ⲧⲥⲁⲣⲝ ⲉⲕϣⲁⲛ‐ <text:line-break/><text:span text:style-name="T1"> </text:span><text:span text:style-name="T3">(47/8) </text:span> ⲃⲱⲕ ⲁϩⲣⲏⲓ̈ ⲁϩⲟⲩⲛ ⲁⲡⲁⲓⲱⲛ <text:line-break/><text:span text:style-name="T1"> </text:span><text:span text:style-name="T3">(47/9) </text:span> ⲡⲉⲧⲥⲁⲧⲡ̅ ⲁⲧⲥⲁⲣⲝ ⲡⲉⲧϣⲟ‐ <text:line-break/><text:soft-page-break/><text:span text:style-name="T1"> </text:span><text:span text:style-name="T3">(47/10) </text:span> ⲟⲡ ⲛⲉⲥ ⲛ̅ⲁⲓⲧⲓⲟⲥ ⲙ̅ⲡⲱⲱⲛϩ̅ <text:line-break/><text:span text:style-name="T1"> </text:span><text:span text:style-name="T3">(47/11) </text:span> ⲡⲉⲧϣⲱⲡⲉ ⲉⲧⲃⲏⲧⲕ̅ ⲙⲏ ⲙ̅‐ <text:line-break/><text:span text:style-name="T1"> </text:span><text:span text:style-name="T3">(47/12) </text:span> ⲡⲱⲕ ⲉⲛ ⲡⲉ ⲡⲉⲧⲉ ⲡⲱⲕ ⲡⲉ <text:line-break/><text:span text:style-name="T1"> </text:span><text:span text:style-name="T3">(47/13) </text:span> ⲙⲏ ⲛ̅ϥϣⲟⲟⲡ ⲉⲛ ⲛⲙ̅ⲙⲉⲕ̣ <text:line-break/><text:span text:style-name="T1"> </text:span><text:span text:style-name="T3">(47/14) </text:span> ⲁⲗⲗⲁ ⲉⲕⲛ̅ⲛⲓⲙⲁ ⲉⲩ ⲡⲉ ⲉⲧⲕ‐ <text:line-break/><text:span text:style-name="T1"> </text:span><text:span text:style-name="T3">(47/15) </text:span> ϣⲁⲁⲧ ⲙ̅ⲙⲁϥ ⲡⲉⲉⲓ ⲡⲉ ⲛ̅ⲧⲁ‐ <text:line-break/><text:span text:style-name="T1"> </text:span><text:span text:style-name="T3">(47/16) </text:span> ⲕⲣ̅ ⲥⲡⲟⲩⲇⲁⲍⲉ ⲁⲥⲃⲟ ⲁⲣⲁϥ <text:line-break/><text:span text:style-name="T1"> </text:span><text:span text:style-name="T3">(47/17) </text:span> §ⲡⲭⲟⲣⲓⲟⲛ ⲙ̅ⲡⲥⲱⲙⲁ ⲉⲧⲉ ⲡⲉ‐ <text:line-break/><text:span text:style-name="T1"> </text:span><text:span text:style-name="T3">(47/18) </text:span> ⲉⲓ ⲡⲉ ⲧⲙⲛ̅ⲧϩⲗ̅ⲗⲟ ⲁⲩⲱ· ⲕ‐ <text:line-break/><text:span text:style-name="T1"> </text:span><text:span text:style-name="T3">(47/19) </text:span> ϣⲟⲟⲡ ⲛ̅ⲧⲉⲕⲟ ⲟⲩⲛⲧⲉⲕ ⲙ̅‐ <text:line-break/><text:span text:style-name="T1"> </text:span><text:span text:style-name="T3">(47/20) </text:span> ⲙⲉⲩ ⲛ̅ⲧⲁⲡⲟⲩⲥⲓⲁ ⲛ̅ⲟⲩϩⲏⲩ <text:line-break/><text:span text:style-name="T1"> </text:span><text:span text:style-name="T3">(47/21) </text:span> ⲛ̅ⲕⲛⲁϯ ⲛ̅ⲅⲁⲣ ⲉⲛ ⲙ̅ⲡⲉⲧ‐ <text:line-break/><text:span text:style-name="T1"> </text:span><text:span text:style-name="T3">(47/22) </text:span> ⲥⲁⲧⲡ ⲉⲕϣⲁⲛⲃⲱⲕ· ⲡⲉⲑⲁⲩ <text:line-break/><text:span text:style-name="T1"> </text:span><text:span text:style-name="T3">(47/23) </text:span> ⲟⲩⲛⲧⲉϥ ⲙ̅ⲙⲉⲩ ⲙ̅ⲡϭⲱϫⲃ̅ <text:line-break/><text:span text:style-name="T1"> </text:span><text:span text:style-name="T3">(47/24) </text:span> ⲁⲗⲗⲁ ⲟⲩⲛ̅ ϩⲙⲁⲧ ⲁⲣⲁϥ §ⲙⲛ̅ ⲗⲁ‐ <text:line-break/><text:span text:style-name="T1"> </text:span><text:span text:style-name="T3">(47/25) </text:span> ⲁⲩⲉ ϭⲉ ⲥⲱⲧ ⲙ̅ⲙⲁⲛ ⲁⲃⲁⲗ <text:line-break/><text:span text:style-name="T1"> </text:span><text:span text:style-name="T3">(47/26) </text:span> ⲛ̅ⲛⲓⲙⲁ ⲁⲗⲗⲁ ⲡⲧⲏⲣϥ̅ ⲉⲧⲉ ⲁ‐ <text:line-break/><text:span text:style-name="T1"> </text:span><text:span text:style-name="T3">(47/27) </text:span> ⲛⲁⲛ ⲡⲉ ⲧⲛ̅ⲟⲩⲁϫ ⲁϩⲛ̅ϫⲓ <text:line-break/><text:span text:style-name="T1"> </text:span><text:span text:style-name="T3">(47/28) </text:span> ⲙ̅ⲡⲟⲩϫⲉⲉⲓ ϫⲓⲛⲣ ⲁⲣⲏϫϥ̅ <text:line-break/><text:span text:style-name="T1"> </text:span><text:span text:style-name="T3">(47/29) </text:span> ϩⲁ ⲑⲁⲏ ⲙⲁⲣⲛ̅ⲙⲉⲩⲉ ⲛϯϩⲉ‐ <text:line-break/><text:span text:style-name="T1"> </text:span><text:span text:style-name="T3">(47/30) </text:span> ⲉⲥ ⲙⲁⲣⲛ̅ϫⲓ ⲛ̅ϯϩⲉⲉⲥ̣ §ⲁⲗⲗⲁ <text:line-break/><text:span text:style-name="T1"> </text:span><text:span text:style-name="T3">(47/31) </text:span> ⲟⲩⲛ̅ ϩⲁⲉⲓⲛⲉ ⲟⲩⲱϣⲉ ⲁⲙ̣‐ <text:line-break/><text:span text:style-name="T1"> </text:span><text:span text:style-name="T3">(47/32) </text:span> ⲙⲉ ⲛ̅ⲁϩⲣⲉ ⲡϣⲓⲛⲉ ⲉⲧⲃⲉ <text:line-break/><text:span text:style-name="T1"> </text:span><text:span text:style-name="T3">(47/33) </text:span> ⲛⲉⲧⲟⲩϣⲓⲛⲉ ⲉⲧⲃⲏⲧⲟⲩ ⲉⲓϣ‐ <text:line-break/><text:span text:style-name="T1"> </text:span><text:span text:style-name="T3">(47/34) </text:span> ⲡⲉ ⲡⲉⲧⲟⲩⲁϫ ⲉϥϣⲁⲛⲕⲱ‐ <text:line-break/><text:span text:style-name="T1"> </text:span><text:span text:style-name="T3">(47/35) </text:span> ⲉ ⲛ̅ⲥⲱϥ ⲙ̅ⲡⲉϥⲥⲱⲙⲁ →ⲉ←ϥ̅ⲛⲁ‐ <text:line-break/><text:span text:style-name="T1"> </text:span><text:span text:style-name="T3">(47/36) </text:span> ⲟⲩϫⲉⲉⲓ ⲛ̅ⲧⲟⲩⲛⲟⲩ ⲙ̅ⲡⲣ̅ⲧⲣⲉ‐ <text:line-break/><text:span text:style-name="T1"> </text:span><text:span text:style-name="T3">(47/37) </text:span> ⲗⲁⲩⲉ ⲣ̅ ⲇⲓⲥⲧⲁⲍⲉ ⲉⲧⲃⲉ ⲡⲉⲉⲓ <text:line-break/><text:span text:style-name="T1"> </text:span><text:span text:style-name="T3">(47/38) </text:span> ⲛ̅ⲛⲉⲥ ⲛ̅ϩⲉ ϭⲉ ⲛ̅ⲙⲉⲗⲟⲥ ⲉⲧⲟⲩ‐ <text:line-break/><text:span text:style-name="T1"> </text:span><text:span text:style-name="T3">(47/39) </text:span> ⲁⲁⲛϩ̅ ⲁⲃⲁⲗ ⲉⲧⲙⲁⲟⲩⲧ ⲛ̅ⲥⲉ‐ <text:line-break/><text:span text:style-name="T1"> </text:span><text:span text:style-name="T3">(48/1) </text:span> ⲛⲁⲟⲩϫⲉⲉⲓ ⲉⲛ ϫⲉ ⲛ̅ⲙⲉⲗ̣[ⲟ]ⲥ̣ ⲉ‐ <text:line-break/><text:span text:style-name="T1"> </text:span><text:span text:style-name="T3">(48/2) </text:span> ⲧⲁⲁⲛϩ̅ ⲉⲧϣⲟⲟⲡ ⲛ̅ϩⲣⲏⲓ̈ ⲛ̅‐ <text:line-break/><text:span text:style-name="T1"> </text:span><text:span text:style-name="T3">(48/3) </text:span> ϩⲏⲧⲟⲩ ⲛⲉⲩⲛⲁⲧⲱⲟⲩⲛ ⲡⲉ· §ⲉⲩ <text:line-break/><text:span text:style-name="T1"> </text:span><text:span text:style-name="T3">(48/4) </text:span> ϭⲉ ⲧⲉ ⲧⲁⲛⲁⲥⲧⲁⲥⲓⲥ ⲡϭⲱⲗⲡ̅ <text:line-break/><text:span text:style-name="T1"> </text:span><text:span text:style-name="T3">(48/5) </text:span> ⲁⲃⲁⲗ ⲡⲉ ⲛ̅ⲟⲩⲁⲉⲓϣ ⲛⲓⲙ ⲛ̅‐ <text:line-break/><text:span text:style-name="T1"> </text:span><text:span text:style-name="T3">(48/6) </text:span> ⲛⲉⲧⲁϩⲧⲱⲟⲩⲛ ⲉⲓϣⲡⲉ ⲁⲕⲣ̅ <text:line-break/><text:span text:style-name="T1"> </text:span><text:span text:style-name="T3">(48/7) </text:span> ⲡⲙⲉⲩⲉ ⲛ̅ⲅⲁⲣ ⲉⲕⲱϣ ϩⲙ̅ ⲡⲉⲩ‐ <text:line-break/><text:span text:style-name="T1"> </text:span><text:span text:style-name="T3">(48/8) </text:span> ⲁⲅⲅⲉⲗⲓⲟⲛ ϫⲉ ⲁϩⲏⲗⲉⲓⲁⲥ ⲟⲩ‐ <text:line-break/><text:span text:style-name="T1"> </text:span><text:span text:style-name="T3">(48/9) </text:span> ⲱⲛϩ̅ ⲁⲃⲁⲗ ⲁⲩⲱ ⲙⲱⲩⲥⲏⲥ <text:line-break/><text:span text:style-name="T1"> </text:span><text:span text:style-name="T3">(48/10) </text:span> ⲛⲙ̅ⲙⲉϥ ⲙ̅ⲡⲱⲣ ⲁⲙⲉⲩⲉ ⲁⲧⲁ‐ <text:line-break/><text:span text:style-name="T1"> </text:span><text:span text:style-name="T3">(48/11) </text:span> ⲛⲁⲥⲧⲁⲥⲓⲥ ϫⲉ ⲟⲩⲫⲁⲛⲧⲁⲥⲓⲁ <text:line-break/><text:span text:style-name="T1"> </text:span><text:span text:style-name="T3">(48/12) </text:span> ⲧⲉ ⲟⲩⲫⲁⲛⲧⲁⲥⲓⲁ ⲉⲛ ⲧⲉ ⲁⲗⲗⲁ <text:line-break/><text:span text:style-name="T1"> </text:span><text:span text:style-name="T3">(48/13) </text:span> [ⲟ]ⲩ̣ⲙⲏⲉ ⲧⲉ ⲛ̅ϩⲟⲩⲟ ⲛ̅ⲇⲉ ⲟⲩ‐ <text:line-break/><text:span text:style-name="T1"> </text:span><text:span text:style-name="T3">(48/14) </text:span> ⲡ̣ⲉⲧⲉⲥϣⲉ ⲡⲉ ⲁϫⲟⲟⲥ ϫⲉ ⲟⲩ‐ <text:line-break/><text:span text:style-name="T1"> </text:span><text:span text:style-name="T3">(48/15) </text:span> ⲫⲁⲛⲧⲁⲥⲓⲁ ⲡⲉ ⲡⲕⲟⲥⲙⲟⲥ <text:line-break/><text:span text:style-name="T1"> </text:span><text:span text:style-name="T3">(48/16) </text:span> ⲛ̅ϩⲟⲩⲟ ⲁⲧⲁⲛⲁⲥⲧⲁⲥⲓⲥ ⲧⲉⲉⲓ <text:line-break/><text:span text:style-name="T1"> </text:span><text:span text:style-name="T3">(48/17) </text:span> ⲉⲛⲧⲁⲥϣⲱⲡⲉ ⲁⲃⲁⲗ ϩⲓⲧⲟ‐ <text:line-break/><text:soft-page-break/><text:span text:style-name="T1"> </text:span><text:span text:style-name="T3">(48/18) </text:span> ⲟⲧϥ̅ ⲙ̅ⲡⲉⲛϫⲁⲉⲓⲥ ⲡⲥⲱ‐ <text:line-break/><text:span text:style-name="T1"> </text:span><text:span text:style-name="T3">(48/19) </text:span> ⲧ̣ⲏⲣ ⲓⲏ(ⲥⲟⲩ)ⲥ ⲡⲉⲭⲣⲏⲥⲧⲟⲥ §ⲉⲧ‐ <text:line-break/><text:span text:style-name="T1"> </text:span><text:span text:style-name="T3">(48/20) </text:span> ⲃⲉ ⲉⲩ ⲛ̅ⲇⲉ ⲉⲉⲓⲧⲁⲙⲟ ⲙ̅‐ <text:line-break/><text:span text:style-name="T1"> </text:span><text:span text:style-name="T3">(48/21) </text:span> ⲙⲁⲕ ⲛ̅ⲧⲉⲩⲛⲟⲩ ⲛⲉⲧⲁ‐ <text:line-break/><text:span text:style-name="T1"> </text:span><text:span text:style-name="T3">(48/22) </text:span> ⲁⲛϩ̅ ⲥⲉⲛⲁⲙⲟⲩ ⲡⲱⲥ <text:line-break/><text:span text:style-name="T1"> </text:span><text:span text:style-name="T3">(48/23) </text:span> ⲉⲩⲁⲛϩ̅ ϩⲛ̅ ⲟⲩⲫⲁⲛⲧⲁ‐ <text:line-break/><text:span text:style-name="T1"> </text:span><text:span text:style-name="T3">(48/24) </text:span> ⲥⲓⲁ ⲛ̅ⲣⲙ̅ⲁⲁⲉⲓ ⲁⲩⲣ̅ ϩⲏ‐ <text:line-break/><text:span text:style-name="T1"> </text:span><text:span text:style-name="T3">(48/25) </text:span> ⲕⲉ ⲁⲩⲱ ⲛⲛ̅ⲣⲁⲉⲓ ⲁⲩϣⲣ̅‐ <text:line-break/><text:span text:style-name="T1"> </text:span><text:span text:style-name="T3">(48/26) </text:span> ϣⲱⲣⲟⲩ ⲡⲧⲏⲣϥ̅ ϣⲁⲣⲉⲃ‐ <text:line-break/><text:span text:style-name="T1"> </text:span><text:span text:style-name="T3">(48/27) </text:span> ϣⲃ̅ⲉⲓⲉ ⲟⲩⲫⲁⲛⲧⲁⲥⲓⲁ <text:line-break/><text:span text:style-name="T1"> </text:span><text:span text:style-name="T3">(48/28) </text:span> ⲡⲉ ⲡⲕⲟⲥⲙⲟⲥ ϫⲉⲕⲁⲥⲉ <text:line-break/><text:span text:style-name="T1"> </text:span><text:span text:style-name="T3">(48/29) </text:span> ϭⲉ ⲛⲓⲣ̅ ⲕⲁⲧⲁⲗⲁⲗⲉⲓ ⲥⲁ ⲛ‐ <text:line-break/><text:span text:style-name="T1"> </text:span><text:span text:style-name="T3">(48/30) </text:span> ϩⲃⲏⲩⲉ ⲁⲡⲉϩⲟⲩⲟ §ⲁⲗⲗⲁ <text:line-break/><text:span text:style-name="T1"> </text:span><text:span text:style-name="T3">(48/31) </text:span> ⲧⲁⲛⲁⲥⲧⲁⲥⲓⲥ ⲙⲛ̅ⲧⲉⲥ ⲙ̅ⲙⲉⲩ <text:line-break/><text:span text:style-name="T1"> </text:span><text:span text:style-name="T3">(48/32) </text:span> ⲙ̅ⲡⲓⲥⲙⲁⲧ ⲛ̅ϯⲙⲓⲛⲉ ϫⲉ <text:line-break/><text:span text:style-name="T1"> </text:span><text:span text:style-name="T3">(48/33) </text:span> ⲧⲙⲏⲉ ⲧⲉ ⲡⲉ ⲡⲉⲧⲁϩⲉ ⲁⲣⲉⲧϥ̅ <text:line-break/><text:span text:style-name="T1"> </text:span><text:span text:style-name="T3">(48/34) </text:span> ⲁⲩⲱ ⲡⲟⲩⲱⲛϩ̅ ⲁⲃⲁⲗ ⲙ̅ⲡⲉ‐ <text:line-break/><text:span text:style-name="T1"> </text:span><text:span text:style-name="T3">(48/35) </text:span> ⲧϣⲟⲟⲡ ⲡⲉ ⲁⲩⲱ ⲡϣⲃ̅ⲉⲓ‐ <text:line-break/><text:span text:style-name="T1"> </text:span><text:span text:style-name="T3">(48/36) </text:span> ⲉ ⲡⲉ ⲛ̅ⲛ̅ϩⲃⲏⲩⲉ ⲁⲩⲱ ⲟⲩ‐ <text:line-break/><text:span text:style-name="T1"> </text:span><text:span text:style-name="T3">(48/37) </text:span> ⲙⲉⲧⲁⲃⲟⲗⲏ ⲁϩⲟⲩⲛ ⲁⲩⲙⲛ̅ⲧ‐ <text:line-break/><text:span text:style-name="T1"> </text:span><text:span text:style-name="T3">(48/38) </text:span> ⲃⲣ̅ⲣⲉ ⲧⲙⲛ̅ⲧⲁⲧⲧⲉⲕⲟ ⲛ̅ⲅⲁⲣ <text:line-break/><text:span text:style-name="T1"> </text:span><text:span text:style-name="T3">(49/1) </text:span> [ⲥϩⲉϯⲉ] ⟦ⲁϩⲣⲏⲓ⟧ ⲁⲡⲓⲧⲛ̅ ⲁⲭⲙ̅ <text:line-break/><text:span text:style-name="T1"> </text:span><text:span text:style-name="T3">(49/2) </text:span> ⲡⲧ̣ⲉ̣ⲕ̣ⲟ ⲁⲩⲱ ⲡⲟⲩⲁⲉⲓⲛ ϥϩⲉ‐ <text:line-break/><text:span text:style-name="T1"> </text:span><text:span text:style-name="T3">(49/3) </text:span> ϯⲉ ⲁⲡⲓⲧⲛ̅ ⲁϫⲙ̅ ⲡⲕⲉⲕⲉⲓ ⲉϥ‐ <text:line-break/><text:span text:style-name="T1"> </text:span><text:span text:style-name="T3">(49/4) </text:span> ⲱⲙⲛ̅ⲕ ⲙ̅ⲙⲁϥ ⲁⲩⲱ ⲡⲡⲗⲏ‐ <text:line-break/><text:span text:style-name="T1"> </text:span><text:span text:style-name="T3">(49/5) </text:span> ⲣⲱⲙⲁ ϥ̅ϫⲱⲕ ⲁⲃⲁⲗ ⲙ̅ⲡⲉϣ‐ <text:line-break/><text:span text:style-name="T1"> </text:span><text:span text:style-name="T3">(49/6) </text:span> ⲧⲁ ⲛⲉⲉⲓ ⲛⲉ ⲛ̅ⲥⲩⲙⲃⲟⲗⲟⲛ ⲙⲛ̅ <text:line-break/><text:span text:style-name="T1"> </text:span><text:span text:style-name="T3">(49/7) </text:span> ⲛ̅ⲧⲁⲛⲧⲛ̅ ⲛ̅ⲧⲁⲛⲁⲥⲧⲁⲥⲓⲥ· <text:line-break/><text:span text:style-name="T1"> </text:span><text:span text:style-name="T3">(49/8) </text:span> ⲛ̅ⲧⲁϥ ⲡⲉ ⲉⲧⲧⲁⲙⲓⲟ ⲙ̅ⲡⲡⲉ‐ <text:line-break/><text:span text:style-name="T1"> </text:span><text:span text:style-name="T3">(49/9) </text:span> ⲧⲛⲁⲛⲟⲩϥ̅ §ϩⲱⲥⲧⲉ ⲙ̅ⲡⲱⲣ ⲁ‐ <text:line-break/><text:span text:style-name="T1"> </text:span><text:span text:style-name="T3">(49/10) </text:span> ⲣ̅ ⲛⲟⲉⲓ ⲙⲉⲣⲓⲕⲱⲥ ⲱ ⲣⲏⲅⲓ‐ <text:line-break/><text:span text:style-name="T1"> </text:span><text:span text:style-name="T3">(49/11) </text:span> ⲛⲉ ⲟⲩⲧⲉ ⲙ̅ⲡⲣ̅ⲣ̅ ⲡⲟⲗⲓⲧⲉⲩⲉ‐ <text:line-break/><text:span text:style-name="T1"> </text:span><text:span text:style-name="T3">(49/12) </text:span> ⲥⲑⲁⲓ ⲕⲁⲧⲁ ⲧⲉⲉⲓⲥⲁⲣⲝ ⲉⲧⲃⲉ <text:line-break/><text:span text:style-name="T1"> </text:span><text:span text:style-name="T3">(49/13) </text:span> ⲧⲙⲛ̅ⲧⲟⲩⲉⲉⲓ ⲁⲗⲗⲁ ⲁⲙⲟⲩ ⲁ‐ <text:line-break/><text:span text:style-name="T1"> </text:span><text:span text:style-name="T3">(49/14) </text:span> ⲃⲁⲗ ϩⲛ̅ ⲛ̅ⲙⲉⲣⲓⲥⲙⲟⲥ ⲙⲛ̅ ⲛ̅‐ <text:line-break/><text:span text:style-name="T1"> </text:span><text:span text:style-name="T3">(49/15) </text:span> ⲙⲣ̅ⲣⲉ ⲁⲩⲱ ⲏⲇⲏ ⲟⲩⲛⲧⲉⲕ ⲙ̅‐ <text:line-break/><text:span text:style-name="T1"> </text:span><text:span text:style-name="T3">(49/16) </text:span> ⲙⲉⲩ ⲛ̅ⲧⲁⲛⲁⲥⲧⲁⲥⲓⲥ ⲉⲓϣ‐ <text:line-break/><text:span text:style-name="T1"> </text:span><text:span text:style-name="T3">(49/17) </text:span> ⲡⲉ ⲡⲉⲧⲛⲁⲙⲟⲩ ⲛ̅ⲅⲁⲣ ϥ̅ⲥⲁⲩ‐ <text:line-break/><text:span text:style-name="T1"> </text:span><text:span text:style-name="T3">(49/18) </text:span> ⲛⲉ ⲁⲣⲁϥ ⲟⲩⲁⲉⲉⲧϥ̅ ϫⲉ ⲉϥ‐ <text:line-break/><text:span text:style-name="T1"> </text:span><text:span text:style-name="T3">(49/19) </text:span> ⲛⲁⲙⲟⲩ ⲕⲁⲛ ⲉϥϣⲁⲛⲣ̅ ϩⲁϩ <text:line-break/><text:span text:style-name="T1"> </text:span><text:span text:style-name="T3">(49/20) </text:span> ⲛ̅ⲣⲁⲙⲡⲉ ϩⲙ̅ ⲡⲉⲉⲓⲃⲓⲟⲥ ⲥⲉ‐ <text:line-break/><text:span text:style-name="T1"> </text:span><text:span text:style-name="T3">(49/21) </text:span> ⲉⲓⲛⲉ ⲙ̅ⲙⲁϥ ⲁϩⲟⲩⲛ ⲁⲡⲉⲉⲓ <text:line-break/><text:span text:style-name="T1"> </text:span><text:span text:style-name="T3">(49/22) </text:span> ⲉⲧⲃⲉ ⲉⲩ ⲛ̅ⲧⲁⲕ ⲛ̅ⲕⲛⲉⲩ ⲁⲣⲁⲕ <text:line-break/><text:span text:style-name="T1"> </text:span><text:span text:style-name="T3">(49/23) </text:span> ⲉⲛ ⲟⲩⲁⲉⲉⲧⲕ̅ ⲉⲁⲕⲧⲱⲟⲩⲛ ⲁⲩ‐ <text:line-break/><text:span text:style-name="T1"> </text:span><text:span text:style-name="T3">(49/24) </text:span> ⲱ ⲥⲉⲉⲓⲛⲉ ⲙ̅ⲙⲁⲕ ⲁϩⲟⲩⲛ ⲁⲡⲉ‐ <text:line-break/><text:span text:style-name="T1"> </text:span><text:span text:style-name="T3">(49/25) </text:span> ⲉⲓ ⲉⲓϣⲡⲉ ⲟⲩⲛⲧⲉⲕ ⲙ̅ⲙⲉⲩ ⲙ̅‐ <text:line-break/><text:span text:style-name="T1"> </text:span><text:span text:style-name="T3">(49/26) </text:span> ⲡⲧⲱⲟⲩⲛ ⲁⲗⲗⲁ ⲕϭⲉⲉⲧ· ϩⲱⲥ <text:line-break/><text:soft-page-break/><text:span text:style-name="T1"> </text:span><text:span text:style-name="T3">(49/27) </text:span> ⲉⲕⲛⲁⲙⲟⲩ ⲕⲁⲓⲧⲟⲓⲅⲉ ⲡⲏ ϥ̅ⲥⲁⲩ‐ <text:line-break/><text:span text:style-name="T1"> </text:span><text:span text:style-name="T3">(49/28) </text:span> ⲛⲉ ϫⲉ ⲁϥⲙⲟⲩ ⲉⲧⲃⲉ ⲉⲩ ϭⲉ <text:line-break/><text:span text:style-name="T1"> </text:span><text:span text:style-name="T3">(49/29) </text:span> ϯⲕⲱⲉ ⲁⲃⲁⲗ ⲛ̅ⲥⲁ ⲧⲉⲕⲙⲛ̅ⲧ‐ <text:line-break/><text:span text:style-name="T1"> </text:span><text:span text:style-name="T3">(49/30) </text:span> ⲁⲧⲣ̅ ⲅⲩⲙⲛⲁⲍⲉ ⲥ̅ϣⲉ ⲁⲡⲟⲩ‐ <text:line-break/><text:span text:style-name="T1"> </text:span><text:span text:style-name="T3">(49/31) </text:span> ⲉⲉⲓ ⲡⲟⲩⲉⲉⲓ ⲁⲧⲣⲉϥⲣ̅ ⲁⲥⲕⲉⲓ <text:line-break/><text:span text:style-name="T1"> </text:span><text:span text:style-name="T3">(49/32) </text:span> ⲛ̅ⲟⲩⲁⲡⲥ̅ ⲛ̅ϩⲉⲉⲥ ⲁⲩⲱ ⲛ̣̅ⲥⲉ‐ <text:line-break/><text:span text:style-name="T1"> </text:span><text:span text:style-name="T3">(49/33) </text:span> ⲃⲁⲗϥ̅ ⲁⲃⲁⲗ ⲙ̅ⲡⲓⲥⲧⲟⲓⲭⲉⲓⲟⲛ <text:line-break/><text:span text:style-name="T1"> </text:span><text:span text:style-name="T3">(49/34) </text:span> ϫⲉⲕⲁⲥⲉ ⲛ̅ϥⲣ̅ ⲡⲗⲁⲛⲁ ⲁⲗⲗⲁ ⲉϥ‐ <text:line-break/><text:span text:style-name="T1"> </text:span><text:span text:style-name="T3">(49/35) </text:span> ⲛⲁϫⲓ ⲙ̅ⲙⲁϥ ⲟⲩⲁⲉⲉⲧϥ̅ ⲛ̅ⲕⲉ‐ <text:line-break/><text:span text:style-name="T1"> </text:span><text:span text:style-name="T3">(49/36) </text:span> ⲥⲁⲡ ⲡⲉⲉⲓ ⲉⲧϣⲣⲡ̅ ⲛ̅ϣⲟ‐ <text:line-break/><text:span text:style-name="T1"> </text:span><text:span text:style-name="T3">(49/37) </text:span> ⲟⲡ §ⲛⲉⲉⲓ ⲛ̅ⲧⲁϩⲓϫⲓⲧⲟⲩ ⲁⲃⲁⲗ <text:line-break/><text:span text:style-name="T1"> </text:span><text:span text:style-name="T3">(49/38) </text:span> ϩⲛ̅ ⲧⲙⲛ̅ⲧⲁⲧⲣ̅ ⲫⲑⲟⲛⲉⲓ ⲙ̅ⲡⲁ‐ <text:line-break/><text:span text:style-name="T1"> </text:span><text:span text:style-name="T3">(50/1) </text:span> ϫⲁⲉⲓⲥ ⲓ(ⲏⲥⲟⲩ)ⲥ ⲡⲉⲭⲣⲏⲥⲧ̣[ⲟⲥ ⲁⲓⲧⲥ]ⲉ‐ <text:line-break/><text:span text:style-name="T1"> </text:span><text:span text:style-name="T3">(50/2) </text:span> ⲃⲁⲕ ⲁⲣⲁⲩ ⲙⲛ̅ ⲛⲉⲕⲥⲛ[ⲏⲩ] ⲛⲁϣⲏ‐ <text:line-break/><text:span text:style-name="T1"> </text:span><text:span text:style-name="T3">(50/3) </text:span> ⲣⲉ ⲉⲙⲡⲓⲕⲉ ⲗⲁⲩⲉ ⲛ̅ⲥⲱⲉⲓ ϩⲛ̅ <text:line-break/><text:span text:style-name="T1"> </text:span><text:span text:style-name="T3">(50/4) </text:span> ⲛⲉⲧⲉⲥϣⲉ ⲁⲡⲧⲁϫⲣⲉ ⲧⲏⲩⲧⲛ̅ <text:line-break/><text:span text:style-name="T1"> </text:span><text:span text:style-name="T3">(50/5) </text:span> ⲉⲓϣⲡⲉ ⲟⲩⲛ ⲟⲩⲉⲉⲓ ⲛ̅ⲇⲉ ⲥⲏϩ <text:line-break/><text:span text:style-name="T1"> </text:span><text:span text:style-name="T3">(50/6) </text:span> ⲉϥϣⲏⲕ ϩⲛ̅ ⲧⲁⲡⲁⲅⲅⲉⲗⲓⲁ ⲙ̅‐ <text:line-break/><text:span text:style-name="T1"> </text:span><text:span text:style-name="T3">(50/7) </text:span> ⲡⲗⲟⲅⲟⲥ ϯⲛⲁⲃⲁⲗϥ̅ ⲁⲣⲱⲧⲛ̅ ⲉ‐ <text:line-break/><text:span text:style-name="T1"> </text:span><text:span text:style-name="T3">(50/8) </text:span> ⲣⲉⲧⲛ̅ϣⲓⲛⲉ ϯⲛⲟⲩ ⲛ̅ⲇⲉ ⲙ̅‐ <text:line-break/><text:span text:style-name="T1"> </text:span><text:span text:style-name="T3">(50/9) </text:span> ⲡⲣ̅ⲣ̅ ⲫⲑⲟⲛⲉⲓ ⲁⲗⲁⲩⲉ ⲉⲧⲏⲡ ⲁ‐ <text:line-break/><text:span text:style-name="T1"> </text:span><text:span text:style-name="T3">(50/10) </text:span> ⲣⲁⲕ ⲉⲩⲛ̅ ϭⲁⲙ ⲙ̅ⲙⲁϥ ⲛ̅ⲣ̅ ⲱ‐ <text:line-break/><text:span text:style-name="T1"> </text:span><text:span text:style-name="T3">(50/11) </text:span> ⲫⲉⲗⲉⲓ §ⲟⲩⲛ ϩⲁϩ ϭⲱϣⲧ̅ ⲁϩⲟⲩⲛ <text:line-break/><text:span text:style-name="T1"> </text:span><text:span text:style-name="T3">(50/12) </text:span> ⲁⲡⲉⲉⲓ ⲡⲉⲉⲓ ⲛ̅ⲧⲁⲉⲓⲥϩⲉⲉⲓ ⲙ̅‐ <text:line-break/><text:span text:style-name="T1"> </text:span><text:span text:style-name="T3">(50/13) </text:span> ⲙⲁϥ ⲛⲉⲕ ⲛⲉⲉⲓ ϯⲧⲁⲙⲟ ⲙ̅ⲙⲁⲩ <text:line-break/><text:span text:style-name="T1"> </text:span><text:span text:style-name="T3">(50/14) </text:span> ⲁϯⲣⲏⲛⲏ ⲛ̅ϩⲏⲧⲟⲩ ⲙⲛ̅ ⲧⲉⲭⲁⲣⲓⲥ <text:line-break/><text:span text:style-name="T1"> </text:span><text:span text:style-name="T3">(50/15) </text:span> ϯϣⲓⲛⲉ ⲁⲣⲁⲕ ⲙⲛ̅ ⲛⲉⲧⲙⲁⲉⲓⲉ <text:line-break/><text:span text:style-name="T1"> </text:span><text:span text:style-name="T3">(50/16) </text:span> ⲙ̅ⲙⲱⲧⲛ̅ ⲉⲩⲟⲉⲓ ⲙ̅ⲙⲁⲉⲓⲥⲁⲛ <text:line-break/><text:span text:style-name="T1"> </text:span><text:span text:style-name="T3">(50/17) </text:span> ⲡⲗⲟⲅⲟⲥ ⲉⲧⲃⲉ ⲧⲁ‐ <text:line-break/><text:span text:style-name="T1"> </text:span><text:span text:style-name="T3">(50/18) </text:span> ⲛⲁⲥⲧⲁⲥⲓⲥ </text:p>
      <text:p text:style-name="P4"/>
      <text:p text:style-name="P3">( codex I ) The Tripartite Tractate</text:p>
      <text:p text:style-name="P4"><text:span text:style-name="T1"> </text:span><text:span text:style-name="T3">(51/1) </text:span> §ϫⲉ ⲡ̣[ⲉ]ⲧ̣ⲁⲛⲛⲁϣ ϫⲟⲟϥ ϩⲁ ⲛⲉⲧϫⲁ‐ <text:line-break/><text:span text:style-name="T1"> </text:span><text:span text:style-name="T3">(51/2) </text:span> ⲥⲓ· ⲡⲉⲧⲉϣϣⲉ ⲡⲉ ⲛ̅ⲧⲛ̅ⲣ̅ ϣⲁ‐ <text:line-break/><text:span text:style-name="T1"> </text:span><text:span text:style-name="T3">(51/3) </text:span> ⲣⲡ̅ ⲙ̅ⲡⲓⲱⲧ· ⲉⲧⲉ ⲧⲛⲟⲩⲛⲉ ⲛ̅ⲇⲉ <text:line-break/><text:span text:style-name="T1"> </text:span><text:span text:style-name="T3">(51/4) </text:span> ⲡⲉ ⲙ̅ⲡⲧⲏⲣϥ̅· ⲡⲉⲉⲓ ⲛ̅ⲧⲁⲛϫⲓ <text:line-break/><text:span text:style-name="T1"> </text:span><text:span text:style-name="T3">(51/5) </text:span> ⲛ̅ⲧⲟⲟⲧϥ̅ ⲛ̅ⲛⲟⲩϩⲙⲁⲧ ⲁⲧⲣⲛ̅‐ <text:line-break/><text:span text:style-name="T1"> </text:span><text:span text:style-name="T3">(51/6) </text:span> ϣⲉϫⲉ ⲁⲣⲁϥ· §ϫⲉ ⲛⲉϥϣⲟⲟⲡ <text:line-break/><text:span text:style-name="T1"> </text:span><text:span text:style-name="T3">(51/7) </text:span> ⲉⲙⲡⲁⲧⲉⲗⲁⲩⲉ· ϣⲱⲡⲉ ⲥⲁⲃⲁⲗ· <text:line-break/><text:span text:style-name="T1"> </text:span><text:span text:style-name="T3">(51/8) </text:span> ⲁⲣⲁϥ ⲟⲩⲁⲉⲉⲧϥ̅ ⲡⲓⲱⲧ ⲟⲩⲉⲉⲓ ⲛ̅‐ <text:line-break/><text:span text:style-name="T1"> </text:span><text:span text:style-name="T3">(51/9) </text:span> ⲟⲩⲱⲧ ⲡⲉ· ⲉϥⲟ ⲙ̅ⲡⲣⲏⲧⲉ ⲛ̅ⲛⲟⲩ‐ <text:line-break/><text:span text:style-name="T1"> </text:span><text:span text:style-name="T3">(51/10) </text:span> ⲏⲡⲉ· ϫⲉ ⲡϣⲁⲣⲡ̅ ⲡⲉ· ⲁⲩⲱ ⲡⲉⲧⲉ <text:line-break/><text:span text:style-name="T1"> </text:span><text:span text:style-name="T3">(51/11) </text:span> ⲛ̅ⲧⲁϥ ⲟⲩⲁⲉⲉⲧϥ̅ ⲡⲉ· ⲉϥⲟ̅ ⲙ̅ⲡⲣⲏ‐ <text:line-break/><text:span text:style-name="T1"> </text:span><text:span text:style-name="T3">(51/12) </text:span> ⲧⲉ ⲛ̅ⲟⲩⲉⲉⲓ ⲟⲩⲁⲉⲉⲧϥ̅ ⲉⲛ· ⲏ̅ <text:line-break/><text:span text:style-name="T1"> </text:span><text:span text:style-name="T3">(51/13) </text:span> ⲙ̅ⲙⲁⲛ ⲛ̅ⲉϣ ⲛ̅ϩⲉ ⲟⲩⲓ̈ⲱⲧ ⲡⲉ <text:line-break/><text:span text:style-name="T1"> </text:span><text:span text:style-name="T3">(51/14) </text:span> ⲉⲓⲱⲧ· ⲅⲁⲣ ⲛⲓⲙ· ⲟⲩⲛ ⲟⲩⲣⲉⲛ ⲥⲱⲕ <text:line-break/><text:span text:style-name="T1"> </text:span><text:span text:style-name="T3">(51/15) </text:span> ⲛ̅ⲥⲱϥ ϫⲉ ϣⲏⲣⲉ· ⲁⲗⲗⲁ ⲡⲟⲩⲉ ⲛ̅‐ <text:line-break/><text:span text:style-name="T1"> </text:span><text:span text:style-name="T3">(51/16) </text:span> ⲟⲩⲱⲧ· ⲉⲧⲉ ⲛ̅ⲧⲁϥ ⲟⲩⲁⲉⲉⲧϥ̅ ⲡⲉ <text:line-break/><text:span text:style-name="T1"> </text:span><text:span text:style-name="T3">(51/17) </text:span> ⲡⲓⲱⲧ· ⲉϥⲟ ⲙ̅ⲡⲣⲏⲧⲉ ⲛ̅ⲛⲟⲩⲛⲟⲩ‐ <text:line-break/><text:span text:style-name="T1"> </text:span><text:span text:style-name="T3">(51/18) </text:span> ⲛⲉ· ⲙⲛ̅ⲛ ⲟⲩϣⲏⲛ ⲙⲛ̅ ϩⲉⲛⲕⲗⲁ‐ <text:line-break/><text:span text:style-name="T1"> </text:span><text:span text:style-name="T3">(51/19) </text:span> ⲇⲟⲥ· ⲙⲛ̅ ϩⲉⲛⲟⲩⲧⲁϩ· ⲉⲩϫⲟⲩ ⲙ̅‐ <text:line-break/><text:span text:style-name="T1"> </text:span><text:span text:style-name="T3">(51/20) </text:span> ⲙⲁⲥ ⲁⲣⲁϥ ϫⲉ ⲟⲩϫⲁⲉⲓⲥ ⲛ̅‐ <text:line-break/><text:span text:style-name="T1"> </text:span><text:span text:style-name="T3">(51/21) </text:span> ⲓ̈ⲱⲧ ⲡⲉ· ⲉⲩⲟⲩⲁⲧ〈ⲧ〉ⲣⲉⲗⲁⲩⲉ <text:line-break/><text:span text:style-name="T1"> </text:span><text:span text:style-name="T3">(51/22) </text:span> ⲣ̅ ⲙⲓⲛⲉ ⲙ̅ⲙⲁϥ ⲡⲉ· ⲛⲙ̅ⲙⲉϥ <text:line-break/><text:span text:style-name="T1"> </text:span><text:span text:style-name="T3">(51/23) </text:span> ⲡⲉ ⲁⲩⲱ ⲟⲩⲁⲧ·ⲡⲁⲛⲉϥ ⲡⲉ· ⲉⲧⲃⲉ <text:line-break/><text:span text:style-name="T1"> </text:span><text:span text:style-name="T3">(51/24) </text:span> ⲡⲉⲉⲓ ϫⲉ ⲟⲩϫ⟦ⲡ⟧ⲁⲉⲓⲥ ⲛ̅ⲟⲩⲱⲧ <text:line-break/><text:span text:style-name="T1"> </text:span><text:span text:style-name="T3">(51/25) </text:span> ⲡⲉ ⲁⲩⲱ ⲟⲩⲛⲟⲩⲧⲉ ⲡⲉ· ϫⲉ ⲙⲛ̅ <text:line-break/><text:span text:style-name="T1"> </text:span><text:span text:style-name="T3">(51/26) </text:span> ⲗⲁⲩⲉ ⲟ̅ ⲛ̅ⲛⲟⲩⲧⲉ· ⲛⲉϥ· ⲁⲩⲱ ⲙⲛ̅ <text:line-break/><text:span text:style-name="T1"> </text:span><text:span text:style-name="T3">(51/27) </text:span> ⲗⲁⲩⲉ ⲉϥⲟ̅ ⲛ̅ⲓ̈ⲱⲧ· ⲛ̅ⲛⲉϥ· ⲟⲩ‐ <text:line-break/><text:span text:style-name="T1"> </text:span><text:span text:style-name="T3">(51/28) </text:span> ⲁⲧϫⲡⲁϥ ⲅⲁⲣ ⲡⲉ· ⲟⲩⲇⲉ ⲛ̅ⲕⲉ·‐ <text:line-break/><text:span text:style-name="T1"> </text:span><text:span text:style-name="T3">(51/29) </text:span> ⲟⲩⲉⲉⲓ ⲉⲛ ⲡⲉ· ⲛ̅ⲧⲁϩϫⲡⲁϥ· ⲁⲩⲱ <text:line-break/><text:span text:style-name="T1"> </text:span><text:span text:style-name="T3">(51/30) </text:span> ⲛ̅ⲕⲉⲟⲩⲉⲉⲓ ⲉⲛ ⲡⲉ ⲛ̅ⲧⲁϩⲧⲥⲉⲛⲁϥ <text:line-break/><text:span text:style-name="T1"> </text:span><text:span text:style-name="T3">(51/31) </text:span> ⲡⲉⲧⲉ· ⲡⲓⲱⲧ ⲅⲁⲣ ⲛ̅ⲟⲩⲉⲉⲓ ⲡⲉ <text:line-break/><text:span text:style-name="T1"> </text:span><text:span text:style-name="T3">(51/32) </text:span> ⲏ̅ ⲡϥ̅ⲣⲱⲙⲉϥⲧⲥⲉⲛⲟ ⲡⲉ ⲟⲩⲛ̅‐ <text:line-break/><text:span text:style-name="T1"> </text:span><text:span text:style-name="T3">(51/33) </text:span> ⲧⲉϥ ⲓ̈ⲱⲧ ϩⲱⲱϥ ⲁⲛ ⲁⲩⲱ ⲡⲉⲛ‐ <text:line-break/><text:span text:style-name="T1"> </text:span><text:span text:style-name="T3">(51/34) </text:span> ⲧⲁϩⲧⲥⲉⲛⲁϥ· ⲟⲩⲛ̅ ϭⲁⲙ ⲙⲉⲛ <text:line-break/><text:span text:style-name="T1"> </text:span><text:span text:style-name="T3">(51/35) </text:span> ⲛ̅ⲧϥ̅ϣⲱⲡⲉ ⲛ̅ⲓ̈ⲱⲧ· ⲁⲩⲱ ⲣⲱⲙⲉ·‐ <text:line-break/><text:span text:style-name="T1"> </text:span><text:span text:style-name="T3">(51/36) </text:span> ϥⲧⲥⲉⲛⲟ ⲙ̅ⲡⲉⲛⲧⲁϩϣⲱⲡⲉ ⲁ‐ <text:line-break/><text:span text:style-name="T1"> </text:span><text:span text:style-name="T3">(51/37) </text:span> ⲃⲁⲗ ⲙ̅ⲙⲁϥ ⲁⲩⲱ ⲡⲉⲛⲧⲁϩⲧⲥⲉ‐ <text:line-break/><text:span text:style-name="T1"> </text:span><text:span text:style-name="T3">(51/38) </text:span> ⲛⲁϥ· ⲟⲩⲉⲓⲱⲧ· ⲛ̅ⲅⲁⲣ ⲉⲛ· ⲡⲉ· <text:line-break/><text:span text:style-name="T1"> </text:span><text:span text:style-name="T3">(51/39) </text:span> ϩⲛ̅ⲛ ⲟⲩⲙⲛ̅ⲧϫⲁⲉⲓⲥ ⲡⲉ· ⲁⲩⲱ ⲟⲩ‐ <text:line-break/><text:span text:style-name="T1"> </text:span><text:span text:style-name="T3">(51/40) </text:span> ⲛⲟⲩⲧⲉ ⲁⲃⲁⲗ ϫⲉ ⲟⲩⲛ̅ⲧⲉϥ 〈ⲙ̅〉‐ <text:line-break/><text:span text:style-name="T1"> </text:span><text:span text:style-name="T3">(52/1) </text:span> ⲙⲉⲩ ⲙ̅ⲡⲉⲛⲧⲁϩϫⲡ̣[ⲁϥ ⲁⲩⲱ ⲡ]ⲉ‐ <text:line-break/><text:span text:style-name="T1"> </text:span><text:span text:style-name="T3">(52/2) </text:span> ⲧⲁϩⲧⲥⲉⲛⲁϥ ϩⲛ̅ ⲟⲩⲙⲛ̅[ⲧϫ]ⲁⲉⲓⲥ ϭⲉ <text:line-break/><text:span text:style-name="T1"> </text:span><text:span text:style-name="T3">(52/3) </text:span> ⲡⲓⲱⲧ· ⲟⲩⲁⲉⲉⲧϥ̅ ⲁⲩⲱ ⲡⲛⲟⲩⲧⲉ <text:line-break/><text:span text:style-name="T1"> </text:span><text:span text:style-name="T3">(52/4) </text:span> {ⲙ̅}ⲡⲉⲧⲉⲙ̅ⲡⲉⲗⲁⲩⲉ ϫⲡⲁϥ· 〈ⲛⲓ〉ⲡⲧⲏ‐ <text:line-break/><text:span text:style-name="T1"> </text:span><text:span text:style-name="T3">(52/5) </text:span> ⲣϥ̅ ⲉⲛⲧⲁϥ ⲉⲧⲁϩϫⲡⲁⲟⲩ· ⲉⲁϥ‐ <text:line-break/><text:span text:style-name="T1"> </text:span><text:span text:style-name="T3">(52/6) </text:span> ⲧⲥⲉⲛⲁⲩⲟⲩ ⲟⲩⲁⲧ·ⲧⲁⲣⲭⲏ ⲡⲉ· <text:line-break/><text:soft-page-break/><text:span text:style-name="T1"> </text:span><text:span text:style-name="T3">(52/7) </text:span> ⲟⲩⲁⲧ· ϩⲁⲏ ⲡⲉ· §ϫⲉ ⲟⲩ ⲙⲟⲛⲟⲛ ⲟⲩ‐ <text:line-break/><text:span text:style-name="T1"> </text:span><text:span text:style-name="T3">(52/8) </text:span> ⲁⲧϩⲁⲏ ⲡⲉ· ⲉⲧⲃⲉ ⲡⲉⲉⲓ· ⲟⲩⲁⲧ·ⲙⲟⲩ <text:line-break/><text:span text:style-name="T1"> </text:span><text:span text:style-name="T3">(52/9) </text:span> ⲡⲉ· ⲁⲃⲁⲗ ϫⲉ ⲟⲩⲁⲧ·ϫⲡⲁϥ ⲡⲉ <text:line-break/><text:span text:style-name="T1"> </text:span><text:span text:style-name="T3">(52/10) </text:span> ⲁⲗⲗⲁ ⲟⲩⲁⲧ·ⲣⲓⲕⲉ ⲁⲛ ⲡⲉ· ⲙ̅ⲡⲉ‐ <text:line-break/><text:span text:style-name="T1"> </text:span><text:span text:style-name="T3">(52/11) </text:span> ⲧϥ̅ϣⲟⲟⲡ ⲙ̅ⲙⲁϥ ⲁⲛⲏϩⲉ· ⲧⲙⲉⲧ· <text:line-break/><text:span text:style-name="T1"> </text:span><text:span text:style-name="T3">(52/12) </text:span> ⲁⲩⲱ ⲡⲉⲧⲉ ⲛ̅ⲧⲁϥ ⲡⲉ· ⲁⲩⲱ ⲡⲉⲧϥ̅‐ <text:line-break/><text:span text:style-name="T1"> </text:span><text:span text:style-name="T3">(52/13) </text:span> ⲥⲙⲁⲛⲧ· ⲙ̅ⲙⲁϥ ⲡⲉ ⲁⲩⲱ ⲡⲉⲧϥ̅‐ <text:line-break/><text:span text:style-name="T1"> </text:span><text:span text:style-name="T3">(52/14) </text:span> ⲟⲉⲓ ⲛ̅ⲛⲟϭ ⲙ̅ⲙⲁϥ ⲡⲉ· ⲟⲩⲇⲉ ⲛ̅‐ <text:line-break/><text:span text:style-name="T1"> </text:span><text:span text:style-name="T3">(52/15) </text:span> ⲧⲁϥ ϥⲛⲁϥⲓⲧϥ̅ ⲉⲛ· ⲙ̅ⲡⲉⲧϥ̅ⲟ‐ <text:line-break/><text:span text:style-name="T1"> </text:span><text:span text:style-name="T3">(52/16) </text:span> ⲉⲓ ⲙ̅ⲙⲁϥ· ⲟⲩⲇⲉ ⲙⲛ̅ ⲕⲉⲟⲩⲉ‐ <text:line-break/><text:span text:style-name="T1"> </text:span><text:span text:style-name="T3">(52/17) </text:span> ⲉⲓ ⲛⲁϫⲓⲧϥ̅ ⲛ̅ϭⲟⲛⲥ̅ ⲁⲧⲣⲉ〈ϥ〉ϫⲡⲉ <text:line-break/><text:span text:style-name="T1"> </text:span><text:span text:style-name="T3">(52/18) </text:span> ⲟⲩϩⲁⲏ· ⲉⲙ̅ⲡⲉϥⲣ̅ ⲉϩⲛⲉϥ· <text:line-break/><text:span text:style-name="T1"> </text:span><text:span text:style-name="T3">(52/19) </text:span> ⲁⲣⲁⲥ ⲛ̅ⲛⲟⲩⲁⲉⲓϣ· ⲉⲣⲉⲁϥϫⲓ <text:line-break/><text:span text:style-name="T1"> </text:span><text:span text:style-name="T3">(52/20) </text:span> ⲉⲛ ⲙ̅ⲡⲉϥⲣ̅ ϩⲏⲧⲥ̅ ⲛ̅ϣⲱⲡⲉ· <text:line-break/><text:span text:style-name="T1"> </text:span><text:span text:style-name="T3">(52/21) </text:span> ⲧⲉⲉⲓ ⲧⲉ ⲑⲉ· ⲉ{ⲛ}ⲧⲉ〈ⲛ〉ϥϣⲃ̅ⲃⲓⲁⲓ̈ⲧ· <text:line-break/><text:span text:style-name="T1"> </text:span><text:span text:style-name="T3">(52/22) </text:span> ⲛ̅ⲧⲁϥ ⲉⲛ· ⲟⲩⲇⲉ ⲙⲛ̅ ⲕⲉⲟⲩⲉ‐ <text:line-break/><text:span text:style-name="T1"> </text:span><text:span text:style-name="T3">(52/23) </text:span> ⲉⲓ ⲛⲁϣ ϥⲓⲧϥ̅ ⲁⲃⲁⲗ· ⲙ̅ⲡⲉⲧϥ̅‐ <text:line-break/><text:span text:style-name="T1"> </text:span><text:span text:style-name="T3">(52/24) </text:span> ϣⲟⲟⲡ ⲙ̅ⲙⲁϥ· ⲁⲩⲱ ⲡⲉⲧⲉ ⲛ̅‐ <text:line-break/><text:span text:style-name="T1"> </text:span><text:span text:style-name="T3">(52/25) </text:span> ⲧⲁϥ ⲡⲉ· ⲁⲩⲱ ⲡⲉⲧϥ̅ⲟⲉⲓ ⲙ̅ⲙⲁϥ <text:line-break/><text:span text:style-name="T1"> </text:span><text:span text:style-name="T3">(52/26) </text:span> ⲡⲉ· ⲙⲛ ⲧⲉϥⲙⲛ̅ⲧⲛⲟϭ· ⲁⲧⲙ̅‐ <text:line-break/><text:span text:style-name="T1"> </text:span><text:span text:style-name="T3">(52/27) </text:span> ⲧⲣⲟⲩϣ ⲃⲓⲧϥ̅ ⲟⲩⲇⲉ ⲙⲛ̅ ϭⲁⲙ· <text:line-break/><text:span text:style-name="T1"> </text:span><text:span text:style-name="T3">(52/28) </text:span> ⲁⲧⲣⲉⲕⲉⲟⲩⲉⲉⲓ ϣⲃⲧϥ̅ ⲁⲕⲉ‐ <text:line-break/><text:span text:style-name="T1"> </text:span><text:span text:style-name="T3">(52/29) </text:span> ⲣⲏⲧⲉ· ⲏ ⲁϭⲁϫϥ̅ ⲏ ⲁϣⲃⲧϥ̅· <text:line-break/><text:span text:style-name="T1"> </text:span><text:span text:style-name="T3">(52/30) </text:span> ⲏ ⲁⲧⲥⲃ̅ⲕⲁϥ ⲉⲡⲓⲇⲏ ⲧⲉⲉⲓ ⲧⲉ <text:line-break/><text:span text:style-name="T1"> </text:span><text:span text:style-name="T3">(52/31) </text:span> ϩⲛ̅ ⲟⲩⲙⲛ̅ⲧϫⲁⲉⲓⲥ ⲙ̅ⲙⲏⲉ ⲉ‐ <text:line-break/><text:span text:style-name="T1"> </text:span><text:span text:style-name="T3">(52/32) </text:span> ⲧⲉ ⲡⲓⲁⲧ·ϣⲃⲧϥ̅ ⲡⲉ ⲛ̅ⲁⲧ·ⲡⲁⲛⲉϥ <text:line-break/><text:span text:style-name="T1"> </text:span><text:span text:style-name="T3">(52/33) </text:span> ⲉⲡⲓⲁⲧⲡⲱⲛⲉ ⲧⲱⲉⲓ·ⲉ ϩⲉ·ⲉⲓⲱϥ <text:line-break/><text:span text:style-name="T1"> </text:span><text:span text:style-name="T3">(52/34) </text:span> §ϫⲉ ⲡⲉⲉⲓ ⲟⲩⲁⲉⲉⲧϥ̅ ⲉⲛ ⲡⲉⲧⲟⲩ‐ <text:line-break/><text:span text:style-name="T1"> </text:span><text:span text:style-name="T3">(52/35) </text:span> ⲙⲟⲩⲧⲉ ⲁⲣⲁϥ ⲙ̅ⲙⲁϥ ϫⲉ <text:line-break/><text:span text:style-name="T1"> </text:span><text:span text:style-name="T3">(52/36) </text:span> ⲟⲩⲁⲧⲁⲣⲭⲏ ⲡⲉ· ϫⲉ ⲟⲩⲁⲧϩⲁⲏ <text:line-break/><text:span text:style-name="T1"> </text:span><text:span text:style-name="T3">(52/37) </text:span> ⲡⲉ· ⲁⲃⲁⲗ ϫⲉ ⲟⲩⲁⲧϫⲡⲁϥ <text:line-break/><text:span text:style-name="T1"> </text:span><text:span text:style-name="T3">(52/38) </text:span> ⲡⲉ· ⲁⲩⲱ ⲟⲩⲁⲧⲙⲟⲩ ⲡⲉ ⲁⲗ‐ <text:line-break/><text:span text:style-name="T1"> </text:span><text:span text:style-name="T3">(52/39) </text:span> ⲗⲁ ⲕⲁⲧⲁ ⲡⲣⲏⲧⲉ ⲉⲧⲉⲙⲛ̅‐ <text:line-break/><text:span text:style-name="T1"> </text:span><text:span text:style-name="T3">(52/40) </text:span> ⲧⲉϥ ⲁⲣⲭⲏ ⲙ̅ⲙⲉⲩ· ⲁⲩⲱ ⲙⲛ̅‐ <text:line-break/><text:span text:style-name="T1"> </text:span><text:span text:style-name="T3">(52/41) </text:span> ⲧⲉϥ ϩⲁⲏ ⲁⲛ ⲙ̅ⲡⲣⲏⲧⲉ ⲉⲧϥϣⲟ‐ <text:line-break/><text:span text:style-name="T1"> </text:span><text:span text:style-name="T3">(52/42) </text:span> ⲟⲡ ⲙ̅ⲙⲁϥ ⲟⲩⲁⲧϫⲁⲃⲉϥ ⲡⲉ· <text:line-break/><text:span text:style-name="T1"> </text:span><text:span text:style-name="T3">(53/1) </text:span> ϩⲛ̅ [ⲧ]ⲉϥ[ⲙ]ⲛ̅ⲧⲛⲟϭ ⲟⲩⲁⲧⲛ̅ ⲣⲉⲧϥ̅ <text:line-break/><text:span text:style-name="T1"> </text:span><text:span text:style-name="T3">(53/2) </text:span> ⲡⲉ ϩ̣[ⲛ] ⲧ̣ⲉϥⲥⲟⲫⲓⲁ ⲟⲩⲁⲧⲉⲙⲁϩ‐ <text:line-break/><text:span text:style-name="T1"> </text:span><text:span text:style-name="T3">(53/3) </text:span> ⲧⲉ ⲙ̅ⲙⲁϥ ⲡⲉ ϩⲛ̅ ⲧⲉϥⲉⲝⲟⲩ‐ <text:line-break/><text:span text:style-name="T1"> </text:span><text:span text:style-name="T3">(53/4) </text:span> ⲥⲓⲁ· ⲟⲩⲁⲧϩⲉⲧ·ϩⲱⲧ·〈ϥ̅〉 ⲡⲉ ϩⲛ̅ ⲧⲉϥ‐ <text:line-break/><text:span text:style-name="T1"> </text:span><text:span text:style-name="T3">(53/5) </text:span> ⲙⲛ̅ⲧϩⲗ̅ϭⲉ §ϫⲉ ϩⲛ̅ ⲟⲩⲙⲛ̅ⲧϫⲁⲓ̈ⲥ <text:line-break/><text:span text:style-name="T1"> </text:span><text:span text:style-name="T3">(53/6) </text:span> ⲛ̅ⲧⲁϥ ⲟⲩⲁⲉⲉⲧϥ· ⲡⲓⲁⲅⲁⲑⲟⲥ· <text:line-break/><text:span text:style-name="T1"> </text:span><text:span text:style-name="T3">(53/7) </text:span> ⲡⲓⲁⲧϫⲡⲁϥ ⲛ̅ⲓ̈ⲱⲧ· ⲁⲩⲱ ⲡⲓⲁⲧ·‐ <text:line-break/><text:span text:style-name="T1"> </text:span><text:span text:style-name="T3">(53/8) </text:span> ϣⲧⲁ ⲉⲧϫⲏⲕ· ⲡⲉⲉⲓ ⲡⲉ ⲡⲉⲧⲙⲏϩ <text:line-break/><text:span text:style-name="T1"> </text:span><text:span text:style-name="T3">(53/9) </text:span> {ⲡⲉⲧⲙⲏϩ·} ⲁⲃⲁⲗ ⲛϫⲡⲟ ⲛⲓⲙ· ⲛ̅‐ <text:line-break/><text:span text:style-name="T1"> </text:span><text:span text:style-name="T3">(53/10) </text:span> ⲧⲉϥ ⲙⲛ̅ ⲁⲣⲉⲧⲏ ⲛⲓⲙ· ⲁⲩⲱ ⲙ̅‐ <text:line-break/><text:span text:style-name="T1"> </text:span><text:span text:style-name="T3">(53/11) </text:span> ⲡⲉⲧⲣ̅ ϣⲉⲩ ⲛⲓⲙ· ⲁⲩⲱ ⲟⲩⲛⲧⲉϥ <text:line-break/><text:soft-page-break/><text:span text:style-name="T1"> </text:span><text:span text:style-name="T3">(53/12) </text:span> ϩⲟⲩⲟ ⲉⲧⲉ ⲧⲁⲉⲓ ⲧⲉ ϯⲙⲛ̅ⲧⲁⲧ‐ <text:line-break/><text:span text:style-name="T1"> </text:span><text:span text:style-name="T3">(53/13) </text:span> ⲃⲟⲟⲛⲉ· ϫⲉⲕⲁⲥⲉ ⲉⲩⲛⲁϭⲛⲧⲥ̅ <text:line-break/><text:span text:style-name="T1"> </text:span><text:span text:style-name="T3">(53/14) </text:span> ⲉⲩⲛ̅ⲧⲉϥ ⲉⲡⲉⲧⲉⲩⲛ̅ⲧⲉϥ ⲧⲏ‐ <text:line-break/><text:span text:style-name="T1"> </text:span><text:span text:style-name="T3">(53/15) </text:span> ⲣϥ̅ ⲉϥϯ ⲙ̅ⲙⲁϥ ⲉⲩⲙⲁⲩϣ ϫⲁⲃ‐ <text:line-break/><text:span text:style-name="T1"> </text:span><text:span text:style-name="T3">(53/16) </text:span> ⲉϥ ⲁⲩⲱ ⲉϥϩⲁⲥⲉ ⲉⲛ ⲁⲃⲁⲗ· <text:line-break/><text:span text:style-name="T1"> </text:span><text:span text:style-name="T3">(53/17) </text:span> ϩⲛ̅ ⲡⲉⲧϥ̅ϯ ⲙ̅ⲙⲟϥ ⲉϥⲟ̅ ⲛ̅ⲣⲙ̅‐ <text:line-break/><text:span text:style-name="T1"> </text:span><text:span text:style-name="T3">(53/18) </text:span> ⲙⲁⲟ ϩⲛ̅ ⲛⲉⲧϥ̅ϯ ⲙ̅ⲙⲟⲟⲩ <text:line-break/><text:span text:style-name="T1"> </text:span><text:span text:style-name="T3">(53/19) </text:span> ⲁⲩⲱ ⲉϥⲙⲁⲧⲛ ⲙ̅ⲙⲁϥ ⲁⲃⲁⲗ <text:line-break/><text:span text:style-name="T1"> </text:span><text:span text:style-name="T3">(53/20) </text:span> ϩⲛ̅ ⲛⲉⲧϥ̅ⲣ̅ ϩⲙⲟⲧ ⲙ̅ⲙⲁⲩ· <text:line-break/><text:span text:style-name="T1"> </text:span><text:span text:style-name="T3">(53/21) </text:span> §ϫⲉ ⲡⲉⲉⲓ ϭⲉ ⲛ̅ⲧⲉⲉⲓϩⲉ ⲁⲩⲱ ⲡⲓ‐ <text:line-break/><text:span text:style-name="T1"> </text:span><text:span text:style-name="T3">(53/22) </text:span> ⲥⲙⲁⲧ· ⲁⲩⲱ ⲡⲓⲛⲁϭ ⲛ̅ϯⲁⲉⲓⲏ· <text:line-break/><text:span text:style-name="T1"> </text:span><text:span text:style-name="T3">(53/23) </text:span> ϫⲉ ⲙⲛ̅ ⲕⲉⲟⲩⲉⲉⲓ ϣⲟⲟⲡ ⲛⲙ̅‐ <text:line-break/><text:span text:style-name="T1"> </text:span><text:span text:style-name="T3">(53/24) </text:span> ⲙⲉϥ ϫⲓⲛ ⲛ̅ϣⲁⲣⲡ̅ ⲏ ⲟⲩⲧⲟⲡⲟⲥ <text:line-break/><text:span text:style-name="T1"> </text:span><text:span text:style-name="T3">(53/25) </text:span> ⲉϥϣⲟⲟⲡ ⲛ̅ϩⲏⲧϥ̅· ⲏ%5 ⲁϥⲉⲓ ⲁⲃⲁⲗ <text:line-break/><text:span text:style-name="T1"> </text:span><text:span text:style-name="T3">(53/26) </text:span> ⲙ̅ⲙⲁϥ· ⲏ ⲉϥⲛⲁⲛⲁϩⲟⲩϥ· ⲉϩⲟⲩⲛ <text:line-break/><text:span text:style-name="T1"> </text:span><text:span text:style-name="T3">(53/27) </text:span> ⲁⲣⲁϥ· ⲏ%5 ⲟⲩⲥⲙⲁⲧ· ⲛⲁⲣⲭⲁⲓⲟⲛ <text:line-break/><text:span text:style-name="T1"> </text:span><text:span text:style-name="T3">(53/28) </text:span> ⲉϥⲣ̅ ⲭⲣⲁⲥⲑⲁⲓ ϩⲛ̅ⲛ ⲟⲩⲧⲁⲛⲧⲛ̅ <text:line-break/><text:span text:style-name="T1"> </text:span><text:span text:style-name="T3">(53/29) </text:span> ⲉϥⲣ̅ ϩⲱⲃ ⲏ%5 ⲟⲩⲙ̅ⲕⲁϩ ⲉϥϣⲟⲟⲡ <text:line-break/><text:span text:style-name="T1"> </text:span><text:span text:style-name="T3">(53/30) </text:span> ⲛⲉϥ ⲉϥⲟⲩⲏϩ ⲛ̅ⲥⲱϥ· ⲙ̅ⲡⲉⲧϥ̅ⲉⲓ‐ <text:line-break/><text:span text:style-name="T1"> </text:span><text:span text:style-name="T3">(53/31) </text:span> ⲣⲉ ⲙ̅ⲙⲁϥ· ⲏ%5 ⲟⲩϩⲩⲗⲏ ⲉⲥⲕⲏ <text:line-break/><text:span text:style-name="T1"> </text:span><text:span text:style-name="T3">(53/32) </text:span> ⲛⲉϥ ⲁϩⲣⲏⲓ̈ ⲉⲥⲧⲥⲉⲛⲟ ⲁⲃⲁⲗ ⲛ̅‐ <text:line-break/><text:span text:style-name="T1"> </text:span><text:span text:style-name="T3">(53/33) </text:span> ϩⲏⲧⲥ̅ ⲛ̅ⲛⲉⲧϥ̅ⲧⲥⲉⲛⲟ ⲙ̅ⲙⲁⲩ <text:line-break/><text:span text:style-name="T1"> </text:span><text:span text:style-name="T3">(53/34) </text:span> ⲏ̅ ⲟⲩⲥⲓⲁ ⲉⲥⲙ̅ⲡⲉϥϩⲟⲩⲛ ⲁⲃⲁⲗ <text:line-break/><text:span text:style-name="T1"> </text:span><text:span text:style-name="T3">(53/35) </text:span> ⲙ̅ⲙⲁⲥ· ⲉϥϫⲡⲟ ⲛ̅ⲛⲉⲧϥ̅ϫⲡⲟ ⲙ̅‐ <text:line-break/><text:span text:style-name="T1"> </text:span><text:span text:style-name="T3">(53/36) </text:span> ⲙⲁⲩ ⲏ ⲕⲉϣⲃⲏⲣ· ⲛⲙ̅ⲙⲉϥ ⲣ̅ ϩⲱⲃ <text:line-break/><text:span text:style-name="T1"> </text:span><text:span text:style-name="T3">(53/37) </text:span> ⲉϥⲣ̅ ϩⲱⲃ ⲛⲙ̅ⲙⲉϥ ⲁⲛⲉⲧϥ̅ⲣ̅ ϩⲱⲃ <text:line-break/><text:span text:style-name="T1"> </text:span><text:span text:style-name="T3">(53/38) </text:span> ⲁⲣⲁⲩ· ⲁⲧⲣⲉϥϫⲟⲟⲥ ⲛ̅ⲧⲉⲉⲓϩⲉ <text:line-break/><text:span text:style-name="T1"> </text:span><text:span text:style-name="T3">(53/39) </text:span> ⲟⲩⲙⲛ̅ⲧⲁⲧⲥⲃⲱ ⲧⲉ· ⲁⲗⲗⲁ ϩⲱⲥ <text:line-break/><text:span text:style-name="T1"> </text:span><text:span text:style-name="T3">(53/40) </text:span> ⲁⲅⲁⲑⲟⲥ ⲛ̅ⲛⲁⲧϣⲧⲁ ⲉϥϫⲏⲕ <text:line-break/><text:span text:style-name="T1"> </text:span><text:span text:style-name="T3">(54/1) </text:span> ⲉϥⲙⲏϩ ⲉⲛⲧⲁϥ ⲡⲉ ⲡ̣ⲧ̣ⲏⲣ̣ϥ̣̅ ⲙ̅‐ <text:line-break/><text:span text:style-name="T1"> </text:span><text:span text:style-name="T3">(54/2) </text:span> ⲙⲓⲛ ⲙ̅ⲙⲁϥ §ϫⲉ ⲙⲛ̅ ⲟⲩⲁⲛ ⲙ̅ⲙⲁⲩ <text:line-break/><text:span text:style-name="T1"> </text:span><text:span text:style-name="T3">(54/3) </text:span> ⲛ̅ⲧⲉ ⲛⲓⲣⲉⲛ ⲉⲧⲟⲩⲣ̅ ⲛⲟⲉⲓ ⲙ̅ⲙⲁⲩ <text:line-break/><text:span text:style-name="T1"> </text:span><text:span text:style-name="T3">(54/4) </text:span> ⲏ%5 ⲛⲉⲧⲟⲩϫⲟⲩ ⲙ̅ⲙⲁⲩ ⲏ ⲛⲉⲧⲟⲩⲛⲉⲩ <text:line-break/><text:span text:style-name="T1"> </text:span><text:span text:style-name="T3">(54/5) </text:span> ⲁⲣⲁⲩ ⲏ ⲛⲉⲧⲟⲩⲁⲙⲁϩⲧⲉ ⲙ̅ⲙⲁⲩ <text:line-break/><text:span text:style-name="T1"> </text:span><text:span text:style-name="T3">(54/6) </text:span> ⲙⲛ̅ ⲟⲩⲁⲛ ⲙ̅ⲙⲁⲩ ⲧⲟⲉⲓⲉ· ⲁⲣⲁϥ <text:line-break/><text:span text:style-name="T1"> </text:span><text:span text:style-name="T3">(54/7) </text:span> ⲕⲁⲛ ⲉⲩⲡⲣ̅ⲉⲓⲱⲟⲩ ⲙ̅ⲡϣⲁ ⲉⲩⲟⲩⲁ‐ <text:line-break/><text:span text:style-name="T1"> </text:span><text:span text:style-name="T3">(54/8) </text:span> ⲉⲓⲉⲉⲓ ⲉⲩⲧⲁⲉⲓⲁⲉⲓⲧ· ⲁⲗⲗⲁ ⲛⲉ‐ <text:line-break/><text:span text:style-name="T1"> </text:span><text:span text:style-name="T3">(54/9) </text:span> ⲉⲓ ⲙⲉⲛ ⲟⲩⲛ̅ ϭⲟⲙ ⲛ̅ϫⲟⲟⲩ· ⲁⲩⲉⲁⲩ <text:line-break/><text:span text:style-name="T1"> </text:span><text:span text:style-name="T3">(54/10) </text:span> ⲛⲉϥ· ⲙⲛ̅ ⲟⲩⲧⲁⲉⲓⲟ ⲕⲁⲧⲁ ⲧϭⲁⲙ <text:line-break/><text:span text:style-name="T1"> </text:span><text:span text:style-name="T3">(54/11) </text:span> ⲙ̅ⲡⲟⲩⲉⲉⲓ ⲡⲟⲩⲉⲉⲓ ⲛ̅ⲛⲉⲧϯ ⲉⲁⲩ <text:line-break/><text:span text:style-name="T1"> </text:span><text:span text:style-name="T3">(54/12) </text:span> ⲛⲉϥ· ⲛⲧⲁϥ ⲛ̅ⲇⲉ ⲛ̅ⲑⲉ ⲉⲧϥ̅ϣⲟ‐ <text:line-break/><text:span text:style-name="T1"> </text:span><text:span text:style-name="T3">(54/13) </text:span> ⲟⲡ ⲙ̅ⲙⲁⲥ· ⲁⲩⲱ ⲛ̅ⲑⲉ ⲉⲧϥ̅ⲟ‐ <text:line-break/><text:span text:style-name="T1"> </text:span><text:span text:style-name="T3">(54/14) </text:span> ⲉⲓ̅ ⲙ̅ⲙⲁⲥ ⲁⲩⲱ ⲡⲥⲙⲁⲧ ⲉⲧϥ̅ ⲙ̅‐ <text:line-break/><text:span text:style-name="T1"> </text:span><text:span text:style-name="T3">(54/15) </text:span> ⲙⲁϥ· ⲙⲛ̅ ϭⲁⲙ ⲁⲧⲣⲉⲛⲟⲩⲥ ⲣ̅ ⲛⲟⲓ̈ <text:line-break/><text:span text:style-name="T1"> </text:span><text:span text:style-name="T3">(54/16) </text:span> ⲙ̅ⲙⲁϥ· ⲟⲩⲇⲉ ⲙⲛ̅ ϣⲉϫⲉ <text:line-break/><text:span text:style-name="T1"> </text:span><text:span text:style-name="T3">(54/17) </text:span> ⲛⲁϣ ⲟⲩⲁϩⲙⲉϥ ⲟⲩⲇⲉ ⲙⲛ̅ ⲃⲉⲗ <text:line-break/><text:span text:style-name="T1"> </text:span><text:span text:style-name="T3">(54/18) </text:span> ⲛⲁϣ ⲛⲉⲩ ⲁⲣⲁϥ ⲟⲩⲇⲉ ⲙⲛ̅ ⲥⲱⲙⲁ <text:line-break/><text:soft-page-break/><text:span text:style-name="T1"> </text:span><text:span text:style-name="T3">(54/19) </text:span> ⲛⲁϣ ⲁⲙⲁϩⲧⲉ· ⲙ̅ⲙⲁϥ ⲉⲧⲃⲉ ϯ‐ <text:line-break/><text:span text:style-name="T1"> </text:span><text:span text:style-name="T3">(54/20) </text:span> ⲙⲛ̅ⲧⲛⲟϭ ⲛ̅ⲧⲉϥ· ⲛ̅ⲛⲁⲧⲛ̅ ⲣⲉⲧⲥ̅ <text:line-break/><text:span text:style-name="T1"> </text:span><text:span text:style-name="T3">(54/21) </text:span> ⲁⲩⲱ ⲡⲓⲃⲁⲑⲟⲥ ⲛ̅ⲧⲉϥ ⲛ̅ⲁⲧ·ⲧⲉϩⲁϥ <text:line-break/><text:span text:style-name="T1"> </text:span><text:span text:style-name="T3">(54/22) </text:span> ⲁⲩⲱ ⲡⲓϫⲓⲥⲉ ⲛ̅ⲧⲉϥ ⲛ̅ⲁⲧ→ϣ←ⲓⲧϥ̅· <text:line-break/><text:span text:style-name="T1"> </text:span><text:span text:style-name="T3">(54/23) </text:span> ⲁⲩⲱ ⲡⲓⲟⲩⲱϣⲉ ⲛ̅ⲧⲉϥ· ⲛ̅ⲁⲧϣⲁ‐ <text:line-break/><text:span text:style-name="T1"> </text:span><text:span text:style-name="T3">(54/24) </text:span> ⲡϥ̅ ⲧⲉⲉⲓ ⲧⲉ ⲧⲫⲩⲥⲓⲥ ⲙ̅ⲡⲓⲁⲧ·‐ <text:line-break/><text:span text:style-name="T1"> </text:span><text:span text:style-name="T3">(54/25) </text:span> ϫⲡⲁϥ· ⲉⲛⲥϩⲓ̈ⲟⲩⲉ ⲉⲛ ⲛ̅ⲧⲟⲟⲧⲥ· <text:line-break/><text:span text:style-name="T1"> </text:span><text:span text:style-name="T3">(54/26) </text:span> ϩⲛ̅ ⲕⲉⲟⲩⲉⲉⲓ· ⲟⲩⲇⲉ ⲛ̅ⲥⲁϩⲧⲣⲉ <text:line-break/><text:span text:style-name="T1"> </text:span><text:span text:style-name="T3">(54/27) </text:span> ⲉⲛ· ⲙ̅ⲡⲓⲣⲏⲧⲉ ⲛ̅ⲇⲉ· ⲡⲉⲧ·ⲧⲏϣ <text:line-break/><text:span text:style-name="T1"> </text:span><text:span text:style-name="T3">(54/28) </text:span> ⲁⲗⲗⲁ ⲡⲓⲧⲉϩⲟ ⲁⲣⲉⲧϥ̅ ⲟⲩⲛ̅ⲧⲉϥ〈ϥ〉 <text:line-break/><text:span text:style-name="T1"> </text:span><text:span text:style-name="T3">(54/29) </text:span> ⲙⲙⲉⲩ ⲉⲙⲛ̅ⲧⲉϥ ⲙ̅ⲙⲉⲩ ⲛ̅ⲛⲟⲩ‐ <text:line-break/><text:span text:style-name="T1"> </text:span><text:span text:style-name="T3">(54/30) </text:span> ϩⲟ· ⲟⲩⲇⲉ ⲟⲩⲥⲭⲏⲙⲁ· ⲛⲉⲉⲓ· ⲉⲧⲉ‐ <text:line-break/><text:span text:style-name="T1"> </text:span><text:span text:style-name="T3">(54/31) </text:span> ϣⲁⲣⲟⲩⲙⲉⲉⲩⲉ ⲁⲣⲁⲩ ϩⲛ̅ⲛ ⲟⲩ‐ <text:line-break/><text:span text:style-name="T1"> </text:span><text:span text:style-name="T3">(54/32) </text:span> ⲉⲥⲑⲏⲥⲓⲥ· ⲉⲁⲃⲁⲗ· ⲙ̅ⲙⲁϥ ⲡⲉ ⲡⲁⲧ·‐ <text:line-break/><text:span text:style-name="T1"> </text:span><text:span text:style-name="T3">(54/33) </text:span> ⲧⲉϩⲁϥ ⲁⲛ· ⲉϣϫⲉ ⲟⲩⲁⲧ·ⲧⲉϩⲁϥ <text:line-break/><text:span text:style-name="T1"> </text:span><text:span text:style-name="T3">(54/34) </text:span> ⲡⲉ· ϩⲓ̈ⲉ ⲡⲓϩⲱϥ ⲟⲩⲏϩ ⲛ̅ⲥⲱϥ ϫⲉ ⲟⲩ‐ <text:line-break/><text:span text:style-name="T1"> </text:span><text:span text:style-name="T3">(54/35) </text:span> ⲁⲧⲥⲟⲩⲱⲛϥ̅ ⲡⲉ· ϫⲉ ⲡⲓⲁⲧⲣ̅ ⲛⲟⲉⲓ <text:line-break/><text:span text:style-name="T1"> </text:span><text:span text:style-name="T3">(54/36) </text:span> ⲙ̅ⲙⲁϥ ϩⲛ̅ ⲙⲉⲩⲉ ⲛⲓⲙ ⲛ̅ⲛⲁⲧ·‐ <text:line-break/><text:span text:style-name="T1"> </text:span><text:span text:style-name="T3">(54/37) </text:span> ⲛⲉⲩ ⲁⲣⲁϥ· ϩⲛ̅ ϩⲱⲃ ⲛⲓⲙ ⲛ̅ⲛⲁⲧ·‐ <text:line-break/><text:span text:style-name="T1"> </text:span><text:span text:style-name="T3">(54/38) </text:span> ϣⲉϫⲉ ⲁⲣⲁϥ ϩⲛ̅ ϣⲉϫⲉ ⲛⲓⲙ· ⲛ̅‐ <text:line-break/><text:span text:style-name="T1"> </text:span><text:span text:style-name="T3">(54/39) </text:span> ⲛⲁⲧϫⲱϩ ⲁⲣⲁϥ ϩⲛ̅ ⲧϭⲓϫ· ⲛⲓⲙ ⲛ̅‐ <text:line-break/><text:span text:style-name="T1"> </text:span><text:span text:style-name="T3">(54/40) </text:span> ⲧⲁϥ ⲟⲩⲁⲉⲉⲧϥ̅ ⲙ̅ⲙⲓⲛ ⲙ̅ⲙⲁϥ <text:line-break/><text:span text:style-name="T1"> </text:span><text:span text:style-name="T3">(54/41) </text:span> ⲡⲉⲧⲥⲁⲩⲛⲉ ⲙ̅ⲙⲁϥ ⲛ̅ⲑⲉ ⲉⲧϥ̅‐ <text:line-break/><text:span text:style-name="T1"> </text:span><text:span text:style-name="T3">(55/1) </text:span> ϣⲟ̣ⲟⲡ ⲙ̅ⲙⲁⲥ ⲙⲛ̅ ⲡⲉϥⲥⲙⲁⲧ· <text:line-break/><text:span text:style-name="T1"> </text:span><text:span text:style-name="T3">(55/2) </text:span> ⲙⲛ̅ ⲧⲉϥⲙⲛⲧⲛⲟϭ ⲙⲛ̅ ⲧⲉϥⲁⲓ̈‐ <text:line-break/><text:span text:style-name="T1"> </text:span><text:span text:style-name="T3">(55/3) </text:span> ⲏ· ⲁⲩⲱ ⲉⲩⲛ ϭⲟⲙ ⲙ̅ⲙⲟϥ ⲛⲣ̅ ⲛⲟ‐ <text:line-break/><text:span text:style-name="T1"> </text:span><text:span text:style-name="T3">(55/4) </text:span> ⲉⲓ ⲙ̅ⲙⲁϥ ⲁⲛⲉⲩ ⲁⲣⲉⲩ· ⲁϫⲉ ⲣⲉⲛ <text:line-break/><text:span text:style-name="T1"> </text:span><text:span text:style-name="T3">(55/5) </text:span> ⲁⲣⲁϥ ⲁⲉⲙⲁϩⲧⲉ ⲙ̅ⲙⲁϥ ⲉⲛⲧⲁϥ <text:line-break/><text:span text:style-name="T1"> </text:span><text:span text:style-name="T3">(55/6) </text:span> ⲡⲉⲧⲟ ⲛ̅ⲛⲟⲩⲥ ⲛⲉϥ ⲟⲩⲁⲉⲉⲧϥ̅ ⲉϥⲟ <text:line-break/><text:span text:style-name="T1"> </text:span><text:span text:style-name="T3">(55/7) </text:span> ⲛ̅ⲃⲉⲗ· ⲛ̅ⲛⲉϥ ⲟⲩⲁⲉⲉⲧϥ̅ ⲉϥⲟ ⲛ̅‐ <text:line-break/><text:span text:style-name="T1"> </text:span><text:span text:style-name="T3">(55/8) </text:span> ⲣⲱϥ ⲛ̅ⲛⲉϥ ⲟⲩⲁⲉⲉⲧϥ̅· ⲉϥⲟ ⲙ̅ⲫⲟⲣ‐ <text:line-break/><text:span text:style-name="T1"> </text:span><text:span text:style-name="T3">(55/9) </text:span> ⲙⲏ ⲛⲉϥ ⲟⲩⲁⲉⲉⲧϥ̅ ⲁⲩⲱ ⲡⲉⲧϥ̅‐ <text:line-break/><text:span text:style-name="T1"> </text:span><text:span text:style-name="T3">(55/10) </text:span> ⲣ̅ ⲛⲟⲓ̈ ⲙⲙⲁϥ ⲉⲧϥ̣[ⲛ]ⲉ̣ⲩ ⲁⲣⲁⲩ <text:line-break/><text:span text:style-name="T1"> </text:span><text:span text:style-name="T3">(55/11) </text:span> ⲉⲧϥ̅ϣⲉϫⲉ ⲙ̅ⲙⲁϥ· ⲉⲧϥ̅ⲁ̣ⲙ̣ⲁϩ‐ <text:line-break/><text:span text:style-name="T1"> </text:span><text:span text:style-name="T3">(55/12) </text:span> ⲧⲉ ⲙⲙⲁϥ· ⲙ̅ⲙⲓⲛ ⲙ̅ⲙⲟϥ̣ ⲛ̅‐ <text:line-break/><text:span text:style-name="T1"> </text:span><text:span text:style-name="T3">(55/13) </text:span> ϭⲓ ⲡⲓⲁⲧⲣ̅ ⲛⲟⲉⲓ ⲙ̅ⲙⲁϥ ⲛ̅ⲁⲧϣⲉ·‐ <text:line-break/><text:span text:style-name="T1"> </text:span><text:span text:style-name="T3">(55/14) </text:span> ϫⲉ ⲁⲣⲁϥ ⲛ̅ⲁⲧϣⲁⲡϥ̅ ⲛ̅ⲁⲧⲡⲁⲛϥ̅ <text:line-break/><text:span text:style-name="T1"> </text:span><text:span text:style-name="T3">(55/15) </text:span> ⲉⲩⲧⲣⲟⲫⲏ ⲡⲉ· ⲉⲩⲟⲩⲛⲁ̣ϥ̣ ⲡⲉ· <text:line-break/><text:span text:style-name="T1"> </text:span><text:span text:style-name="T3">(55/16) </text:span> ⲟⲩⲁⲗⲏⲑⲓⲁ ⲡⲉ· ⲟⲩⲣⲉϣⲉ ⲡⲉ· ⲟⲩ‐ <text:line-break/><text:span text:style-name="T1"> </text:span><text:span text:style-name="T3">(55/17) </text:span> ⲙ̅ⲧⲁⲛ ⲡⲉ· ⲡⲉⲧϥⲣ̅ⲛⲟⲉⲓ ⲙ̅ⲙⲁϥ <text:line-break/><text:span text:style-name="T1"> </text:span><text:span text:style-name="T3">(55/18) </text:span> ⲡⲉⲧϥ̅ⲛⲉⲩ ⲁⲣⲁϥ ⲡⲉⲧϥ̅ϣⲉϫⲉ <text:line-break/><text:span text:style-name="T1"> </text:span><text:span text:style-name="T3">(55/19) </text:span> ⲁⲣⲁϥ ⲡⲉⲧⲉⲩⲛ̅ⲧⲉϥ ⲙ̅ⲙⲉⲩ <text:line-break/><text:span text:style-name="T1"> </text:span><text:span text:style-name="T3">(55/20) </text:span> ⲙⲙⲉⲉⲩⲉ ϥⲛⲉϩⲥⲉ ⲁϩⲣⲏⲓ̈ <text:line-break/><text:span text:style-name="T1"> </text:span><text:span text:style-name="T3">(55/21) </text:span> ⲛ̅ⲥⲟⲫⲓⲁ ⲛⲓⲙ ⲁⲩⲱ ϥⲛ̅‐ <text:line-break/><text:span text:style-name="T1"> </text:span><text:span text:style-name="T3">(55/22) </text:span> ⲧⲡⲉ ⲛ̅ⲛⲟⲩⲥ· ⲛⲓⲙ ⲁⲩⲱ ϥⲛ̅‐ <text:line-break/><text:span text:style-name="T1"> </text:span><text:span text:style-name="T3">(55/23) </text:span> ⲧⲡⲉ ⲛ̅ⲉⲁⲩ ⲛⲓⲙ ⲁⲩⲱ ϥⲛ̅‐ <text:line-break/><text:span text:style-name="T1"> </text:span><text:span text:style-name="T3">(55/24) </text:span> ⲧⲡⲉ ⲛ̅ⲥⲁⲉⲓⲉ ⲛⲓⲙ ⲁⲩⲱ ⲙⲛ̅ⲧ‐ <text:line-break/><text:soft-page-break/><text:span text:style-name="T1"> </text:span><text:span text:style-name="T3">(55/25) </text:span> ϩⲗ̅ϭⲉ ⲛⲓⲙ· ⲁⲩⲱ ⲙⲛ̅ⲧⲛⲁϭ ⲛⲓⲙ <text:line-break/><text:span text:style-name="T1"> </text:span><text:span text:style-name="T3">(55/26) </text:span> ⲁⲩⲱ ⲃⲁⲑⲟⲥ ⲛⲓⲙ ⲁⲩⲱ ϫⲓⲥⲉ <text:line-break/><text:span text:style-name="T1"> </text:span><text:span text:style-name="T3">(55/27) </text:span> ⲛⲓⲙ §ϫⲉ ⲡⲁⲉⲓ ϭⲉ ⲉⲧⲉ ⲟⲩⲁⲧ·‐ <text:line-break/><text:span text:style-name="T1"> </text:span><text:span text:style-name="T3">(55/28) </text:span> ⲥⲟⲩⲱⲛϥ̅ ⲡⲉ· ⲛ̅ϩⲣⲏⲓ̈ ϩⲛ̅ ⲧⲉϥⲫⲩ‐ <text:line-break/><text:span text:style-name="T1"> </text:span><text:span text:style-name="T3">(55/29) </text:span> ⲥⲓⲥ ⲉⲧⲁⲣⲉ·ⲛⲓⲙⲛ̅ⲧⲛⲟϭ· ⲉⲛ̅ⲧⲁⲓ̈‐ <text:line-break/><text:span text:style-name="T1"> </text:span><text:span text:style-name="T3">(55/30) </text:span> ⲣ̅ ϣⲣⲡ̅ ϫⲟⲟⲩ ⲧⲏⲣⲟⲩ ⲉⲣⲟϥ ⲉϣ‐ <text:line-break/><text:span text:style-name="T1"> </text:span><text:span text:style-name="T3">(55/31) </text:span> ϫⲉ ϥⲟⲩⲱϣⲉ· ⲁϯ ⲙ̅ⲡⲥⲁⲩⲛⲉ ⲁ·‐ <text:line-break/><text:span text:style-name="T1"> </text:span><text:span text:style-name="T3">(55/32) </text:span> ⲧⲣⲟⲩⲥⲟⲩⲱⲛϥ̅· ⲁⲃⲟⲗ ⲙ̅ⲡϩⲟⲩⲟ <text:line-break/><text:span text:style-name="T1"> </text:span><text:span text:style-name="T3">(55/33) </text:span> ⲛⲧⲉϥⲙⲛ̅ⲧϩⲗ̅ϭⲉ· ⲟⲩϣⲓⲕⲁⲛⲟⲥ ⲡⲉ· <text:line-break/><text:span text:style-name="T1"> </text:span><text:span text:style-name="T3">(55/34) </text:span> ⲟⲩⲛ̅ⲧⲉϥ ⲙ̅ⲙⲉⲩ ⲛ̅ⲧⲉϥϭⲁⲙ ⲉ‐ <text:line-break/><text:span text:style-name="T1"> </text:span><text:span text:style-name="T3">(55/35) </text:span> ⲧⲉ ⲡⲉϥⲟⲩⲱϣⲉ ⲡⲉ ⲧⲉⲛⲟⲩ ⲇⲉ <text:line-break/><text:span text:style-name="T1"> </text:span><text:span text:style-name="T3">(55/36) </text:span> ⲉϥⲁⲙⲁϩⲧⲉ ⲙ̅ⲙⲓⲛ ⲙⲙⲟϥ ϩⲛ̅ <text:line-break/><text:span text:style-name="T1"> </text:span><text:span text:style-name="T3">(55/37) </text:span> ⲟⲩⲙⲛ̅ⲧⲕⲁ ⲣⲱⲥ ⲉⲧⲉ ⲛ̅ⲧⲁϥ <text:line-break/><text:span text:style-name="T1"> </text:span><text:span text:style-name="T3">(55/38) </text:span> ⲡⲉ· ⲡⲛⲟϭ ⲉϥϣⲟⲟⲡ ⲛⲗⲁⲉⲓϭⲉ <text:line-break/><text:span text:style-name="T1"> </text:span><text:span text:style-name="T3">(55/39) </text:span> ⲛ̅→ⲡ←ϫⲡⲟ ⲛ̅ⲧⲉ ⲛⲓⲡⲧⲏⲣϥ̅ ⲉⲡⲟⲩ‐ <text:line-break/><text:span text:style-name="T1"> </text:span><text:span text:style-name="T3">(55/40) </text:span> ϣⲱⲡⲉ ϣⲁ ⲁⲛⲏϩⲉ <text:line-break/><text:span text:style-name="T1"> </text:span><text:span text:style-name="T3">(56/1) </text:span> §ϫⲉ ⲛ̅ⲧⲁϥ ⲙ̅ⲙⲓⲛ ⲙ̣ⲙⲟϥ ϩⲛ̅ <text:line-break/><text:span text:style-name="T1"> </text:span><text:span text:style-name="T3">(56/2) </text:span> ⲟⲩⲙⲛ̅ⲧϫⲁⲉⲓⲥ ⲉϥϫⲡⲟ ⲙ̅‐ <text:line-break/><text:span text:style-name="T1"> </text:span><text:span text:style-name="T3">(56/3) </text:span> ⲙⲁϥ· ⲛ̅ⲁⲧϣⲉϫⲉ ⲙ̅ⲙⲁϥ· ⲉⲩ‐ <text:line-break/><text:span text:style-name="T1"> </text:span><text:span text:style-name="T3">(56/4) </text:span> ⲟⲩϫⲡⲟϥ ⲙ̅ⲙⲓⲛ ⲙ̅ⲙⲟϥ ⲟⲩⲁⲉ‐ <text:line-break/><text:span text:style-name="T1"> </text:span><text:span text:style-name="T3">(56/5) </text:span> ⲉⲧϥ̅ 〈ⲡⲉ〉 ⲉϥⲣ̅ ⲛⲟⲓ̈ ⲙⲙⲁϥ ⲁⲩⲱ ⲉϥ‐ <text:line-break/><text:span text:style-name="T1"> </text:span><text:span text:style-name="T3">(56/6) </text:span> ⲥⲁⲩⲛⲉ ⲙ̅ⲙⲁϥ ⲛ̅ⲑⲉ ⲉⲧϥ̅ϣⲟ‐ <text:line-break/><text:span text:style-name="T1"> </text:span><text:span text:style-name="T3">(56/7) </text:span> ⲟⲡ ⲙ̅ⲙⲁⲥ ⲡⲉⲧⲙ̅ⲡϣⲁ ⲛ̅‐ <text:line-break/><text:span text:style-name="T1"> </text:span><text:span text:style-name="T3">(56/8) </text:span> ⲧⲉϥⲑⲁⲩⲙⲁ ⲙⲛ̅ ⲡⲉⲁⲩ ⲙⲛ̅ ⲡⲁ‐ <text:line-break/><text:span text:style-name="T1"> </text:span><text:span text:style-name="T3">(56/9) </text:span> ⲥⲱ· ⲙⲛ̅ ⲡ̣ⲧⲁⲉⲓⲟ ⲉϥⲉⲓⲛⲉ ⲙ̅‐ <text:line-break/><text:span text:style-name="T1"> </text:span><text:span text:style-name="T3">(56/10) </text:span> ⲙⲁϥ ⲁ̣ⲃ̣[ⲁ]ⲗ· ⲉⲧⲃⲉ ϯⲧⲙⲛ̅ⲧⲁⲧ‐ <text:line-break/><text:span text:style-name="T1"> </text:span><text:span text:style-name="T3">(56/11) </text:span> ⲁⲣ̣ⲏ̣ϫⲥ̅ ⲛ̅ⲧⲉϥⲙⲛ̅ⲧⲛⲁϭ ⲁⲩⲱ ϯ‐ <text:line-break/><text:span text:style-name="T1"> </text:span><text:span text:style-name="T3">(56/12) </text:span> ⲙⲛ̅ⲧⲁⲧϩⲉⲧϩⲱⲧⲥ̅ ⲛ̅ⲧⲉ ⲧⲉϥ‐ <text:line-break/><text:span text:style-name="T1"> </text:span><text:span text:style-name="T3">(56/13) </text:span> ⲥⲟⲫⲓⲁ· ⲙⲛ̅ ϯⲙⲛ̅ⲧⲁⲧϣⲓⲧⲥ̅ <text:line-break/><text:span text:style-name="T1"> </text:span><text:span text:style-name="T3">(56/14) </text:span> ⲛ̅ⲧⲉ ⲧⲉϥⲉⲝⲟⲩⲥⲓⲁ ⲙⲛ̅ ϯ‐ <text:line-break/><text:span text:style-name="T1"> </text:span><text:span text:style-name="T3">(56/15) </text:span> ⲙⲛ̅ⲧϩⲗ̅ϭⲉ· ⲛ̅ⲧⲉϥ· ⲛ̅ⲁⲧⲧⲁⲡⲥ· <text:line-break/><text:span text:style-name="T1"> </text:span><text:span text:style-name="T3">(56/16) </text:span> ⲡⲉⲉⲓ ⲡⲉ ⲉⲧⲕⲱ ⲙ̅ⲙⲟϥ ⲉϩⲣⲏⲓ̈ <text:line-break/><text:span text:style-name="T1"> </text:span><text:span text:style-name="T3">(56/17) </text:span> ⲛ̅ⲧⲉⲉⲓϩⲉ· ⲛ̅ϫⲡⲟ ⲉⲩⲛ̅ⲧⲉϥ <text:line-break/><text:span text:style-name="T1"> </text:span><text:span text:style-name="T3">(56/18) </text:span> ⲙⲙⲉⲩ ⲛ̅ⲛⲉⲁⲩ· ϩⲓ̈ ⲧⲁⲉⲓⲟ ⲛ̅‐ <text:line-break/><text:span text:style-name="T1"> </text:span><text:span text:style-name="T3">(56/19) </text:span> ⲙⲁϩⲉⲓⲉ· ⲛ̅ⲛⲁⲅⲁⲡⲏ ⲉⲧⲉ ⲛ̅‐ <text:line-break/><text:span text:style-name="T1"> </text:span><text:span text:style-name="T3">(56/20) </text:span> ⲧⲁϥ· ⲡⲉⲧϯ ⲉⲁⲩ ⲛⲉϥ ⲙ̅‐ <text:line-break/><text:span text:style-name="T1"> </text:span><text:span text:style-name="T3">(56/21) </text:span> ⲙⲓⲛ ⲙ̅ⲙⲟϥ· ⲉⲧⲣ̅ ⲙⲁϩⲉⲓⲉ· ⲉ〈ⲧ〉‐ <text:line-break/><text:span text:style-name="T1"> </text:span><text:span text:style-name="T3">(56/22) </text:span> ⲧⲁⲉⲓⲟ· ⲉⲧⲣ̅ ⲁⲅⲁⲡⲏ ⲁⲛ <text:line-break/><text:span text:style-name="T1"> </text:span><text:span text:style-name="T3">(56/23) </text:span> ⲡⲁⲉⲓ ⲉⲧⲉ ⲟⲩⲛ̅ⲧⲉϥ ⲙ̅ⲙⲉⲩ <text:line-break/><text:span text:style-name="T1"> </text:span><text:span text:style-name="T3">(56/24) </text:span> ⲛ̅ⲛⲟⲩϣⲏⲣⲉ ⲉϥⲕⲁⲁⲧ ⲛ̅‐ <text:line-break/><text:span text:style-name="T1"> </text:span><text:span text:style-name="T3">(56/25) </text:span> ⲧⲟⲟⲧϥ̅ ⲉϥⲕⲁⲣⲁⲓ̈ⲧ ⲁⲣⲁϥ ⲉⲧⲉ <text:line-break/><text:span text:style-name="T1"> </text:span><text:span text:style-name="T3">(56/26) </text:span> ⲡⲉⲉⲓ ⲡⲉ· ⲡⲓⲁⲧϣⲉϫⲉ ⲙ̅ⲙⲁϥ <text:line-break/><text:span text:style-name="T1"> </text:span><text:span text:style-name="T3">(56/27) </text:span> ϩⲛ ⲡⲓⲁⲧϣⲉϫⲉ ⲙ̅ⲙⲁϥ ⲡⲓⲁⲧ·‐ <text:line-break/><text:span text:style-name="T1"> </text:span><text:span text:style-name="T3">(56/28) </text:span> ⲛⲉⲩ ⲁⲣⲁϥ· ⲡⲓⲁⲧⲁⲙⲁϩⲧⲉ ⲙ̅‐ <text:line-break/><text:span text:style-name="T1"> </text:span><text:span text:style-name="T3">(56/29) </text:span> ⲙⲁϥ· ⲡⲓⲁⲧⲣ̅ ⲛⲟⲉⲓ ⲙ̅ⲙⲁϥ ϩⲛ̅ <text:line-break/><text:span text:style-name="T1"> </text:span><text:span text:style-name="T3">(56/30) </text:span> ⲡⲓⲁⲧⲣ̅ ⲛⲟⲓ̈ ⲙ̅ⲙⲁϥ ⲧⲉⲉⲓ ⲧⲉ ⲑⲉ <text:line-break/><text:span text:style-name="T1"> </text:span><text:span text:style-name="T3">(56/31) </text:span> ⲉⲧϥ̅ϣⲟⲟⲡ ⲙ̅ⲙⲁϥ ⲁⲛⲏϩⲉ ⲧⲙⲉⲧ· <text:line-break/><text:soft-page-break/><text:span text:style-name="T1"> </text:span><text:span text:style-name="T3">(56/32) </text:span> ⲡⲓⲱⲧ ⲛ̅ⲑⲉ ⲉⲛⲧⲁⲛϣⲣⲡ̅ ⲛ̅ϫⲟⲟⲥ <text:line-break/><text:span text:style-name="T1"> </text:span><text:span text:style-name="T3">(56/33) </text:span> ϩⲛ̅ⲛ ⲟⲩⲙⲛ̅ⲧⲁⲧϫⲡⲁⲥ ⲡⲉⲧϥ̅‐ <text:line-break/><text:span text:style-name="T1"> </text:span><text:span text:style-name="T3">(56/34) </text:span> ⲥⲁⲩⲛⲉ ⲙⲙⲁϥ ⲙ̅ⲙⲁϥ ⲙ̅ⲙⲓⲛ <text:line-break/><text:span text:style-name="T1"> </text:span><text:span text:style-name="T3">(56/35) </text:span> ⲙ̅ⲙⲁϥ ⲉⲧⲁϥϫⲡⲟ ⲙ̅ⲙⲁϥ ⲉϥ‐ <text:line-break/><text:span text:style-name="T1"> </text:span><text:span text:style-name="T3">(56/36) </text:span> ϣⲟⲟⲡ ⲉⲩⲛ̅ⲧⲉϥ ⲙ̅ⲙⲉⲩ· ⲛ̅ⲛⲟⲩ‐ <text:line-break/><text:span text:style-name="T1"> </text:span><text:span text:style-name="T3">(56/37) </text:span> ⲙⲉⲉⲩⲉ· ⲉⲧⲉ ⲡⲉⲉⲓⲙⲉⲩⲉ ⲛ̅‐ <text:line-break/><text:span text:style-name="T1"> </text:span><text:span text:style-name="T3">(56/38) </text:span> ⲧⲉϥ ⲡⲉ ⲉⲧⲉ ⲧⲉⲉⲓ ⲧⲉ ϯⲁⲓⲥ‐ <text:line-break/><text:span text:style-name="T1"> </text:span><text:span text:style-name="T3">(57/1) </text:span> ⲑⲏⲥⲓⲥ· ⲛ̅ⲧⲉϥ ⲉⲧⲉ.[.].[..].ⲡ̣[.] <text:line-break/><text:span text:style-name="T1"> </text:span><text:span text:style-name="T3">(57/2) </text:span> ⲛ̅ⲧⲉ ⲡⲓϩⲁⲉ ⲣⲉⲧϥ̅ ⲛ̅ⲧ̣ⲉϥ ⲡⲉ <text:line-break/><text:span text:style-name="T1"> </text:span><text:span text:style-name="T3">(57/3) </text:span> ϣⲁ ⲁⲛⲏϩⲉ· ⲉⲧⲉ ⲡⲉⲉⲓ ⲡⲉ· <text:line-break/><text:span text:style-name="T1"> </text:span><text:span text:style-name="T3">(57/4) </text:span> ϩⲛ̅ ⲟⲩⲙⲛ̅ⲧϫⲁⲉⲓⲥ ⲛ̅ⲇⲉ· 〈ϯ〉‐ <text:line-break/><text:span text:style-name="T1"> </text:span><text:span text:style-name="T3">(57/5) </text:span> ⲙⲛ̅ⲧⲕⲁⲣⲱⲥ· ⲁⲩⲱ ϯⲥⲟⲫⲓⲁ· <text:line-break/><text:span text:style-name="T1"> </text:span><text:span text:style-name="T3">(57/6) </text:span> ⲙⲛ̅ ϯⲭⲁⲣⲓⲥ ⲉⲩϣⲁⲙⲟⲩⲧ̣[ⲉ] <text:line-break/><text:span text:style-name="T1"> </text:span><text:span text:style-name="T3">(57/7) </text:span> ⲁⲣⲁⲥ ⲟⲛ ϩⲛ̅ ⲟⲩⲙⲛⲧϫⲟⲉⲓⲥ ⲙ̅‐ <text:line-break/><text:span text:style-name="T1"> </text:span><text:span text:style-name="T3">(57/8) </text:span> ⲡⲓⲣⲏⲧⲉ· §ϫⲉ ⲡⲓⲣⲏⲧ̣[ⲉ] ⲉⲧⲉⲣⲉ[ⲡⲓ]‐ <text:line-break/><text:span text:style-name="T1"> </text:span><text:span text:style-name="T3">(57/9) </text:span> ⲱⲧ· ϣⲟⲟⲡ· ϩⲛ̅ⲛ ⲟ[ⲩ]ⲙ̣ⲛ̣ⲧ̣ϫ̣ⲟ[ⲉⲓⲥ] <text:line-break/><text:span text:style-name="T1"> </text:span><text:span text:style-name="T3">(57/10) </text:span> ⲡⲉⲉⲓ ⲉⲧⲉ ⲙⲛ̅ ⲕ̣[ⲉⲟⲩⲉⲉⲓ ϣⲟⲟⲡ] <text:line-break/><text:span text:style-name="T1"> </text:span><text:span text:style-name="T3">(57/11) </text:span> ϩⲁ ⲧⲉϥⲉϩⲏ· ⲁⲩ̣[ⲱ ⲡⲉⲉⲓ ⲉⲧⲉ] <text:line-break/><text:span text:style-name="T1"> </text:span><text:span text:style-name="T3">(57/12) </text:span> ⲙⲛ̅ ⲕⲉⲁⲧϫⲡⲟϥ ⲛⲥ̣[ⲱϥ ⲧⲉⲉⲓ] <text:line-break/><text:span text:style-name="T1"> </text:span><text:span text:style-name="T3">(57/13) </text:span> ⲧⲉ ⲑⲉ ϩⲱⲱϥ ⲁⲛ ⲙ̅[ⲡϣⲏⲣⲉ ⲉϥ]‐ <text:line-break/><text:span text:style-name="T1"> </text:span><text:span text:style-name="T3">(57/14) </text:span> ϣⲟⲟⲡ· ϩⲛ̅ⲛ ⲟⲩⲙ̣[ⲛⲧ]ϫ̣ⲁ̣‐ <text:line-break/><text:span text:style-name="T1"> </text:span><text:span text:style-name="T3">(57/15) </text:span> ⲉⲓⲥ· ⲡⲉⲉⲓ ⲉⲧⲉ ⲙⲛ̅ ϭⲉ ϩⲁ ⲧⲉϥ‐ <text:line-break/><text:span text:style-name="T1"> </text:span><text:span text:style-name="T3">(57/16) </text:span> ⲉϩⲏ· ⲁⲩⲱ ⲙⲛ̅ ϭⲉ ⲙⲛ̅ⲛ̅ⲥⲱϥ· <text:line-break/><text:span text:style-name="T1"> </text:span><text:span text:style-name="T3">(57/17) </text:span> ⲛ̅ϣⲏⲣⲉ· ϣⲟⲟⲡ {ϩⲁ ⲧⲉϥⲉϩⲏ·} <text:line-break/><text:span text:style-name="T1"> </text:span><text:span text:style-name="T3">(57/18) </text:span> ⲉⲧⲃⲉ ⲡⲉⲉⲓ ⲟⲩϣⲣⲡ̅ ⲙ̅ⲙⲓⲥⲉ ⲡⲉ <text:line-break/><text:span text:style-name="T1"> </text:span><text:span text:style-name="T3">(57/19) </text:span> ⲁⲩⲱ ⲟⲩϣⲏⲣⲉ· ⲛⲟⲩⲱⲧ ⲡⲉ· <text:line-break/><text:span text:style-name="T1"> </text:span><text:span text:style-name="T3">(57/20) </text:span> ⲡϣⲣⲡ̅ ⲙ̅ⲙⲓⲥⲉ ⲙⲉⲛ →ϫⲉ← ⲙⲛ̅ ⲗⲁⲩⲉ <text:line-break/><text:span text:style-name="T1"> </text:span><text:span text:style-name="T3">(57/21) </text:span> ϣⲟⲟⲡ ϩⲁ ⲧⲉϥⲉϩⲏ· ⲡϣⲏⲣⲉ ⲛ̅‐ <text:line-break/><text:span text:style-name="T1"> </text:span><text:span text:style-name="T3">(57/22) </text:span> ⲟⲩⲱⲧ ⲛⲇⲉ· ϫⲉ ⲙⲛ̅ ⲗⲁⲩⲉ ⲙⲛ̅‐ <text:line-break/><text:span text:style-name="T1"> </text:span><text:span text:style-name="T3">(57/23) </text:span> ⲛ̅ⲥⲱϥ ⲁⲩⲱ ⲟⲩⲛ̅ⲧⲉϥ ⲙ̅‐ <text:line-break/><text:span text:style-name="T1"> </text:span><text:span text:style-name="T3">(57/24) </text:span> ⲙⲉⲩ ⲙ̅ⲡⲓⲕⲁⲣⲡⲟⲥ ⲛ̅ⲧⲉϥ· ⲡⲉ‐ <text:line-break/><text:span text:style-name="T1"> </text:span><text:span text:style-name="T3">(57/25) </text:span> ⲉⲓ ⲉⲧⲉⲙⲁⲩⲥⲟⲩⲱⲛϥ̅ ⲉⲧⲃⲉ <text:line-break/><text:span text:style-name="T1"> </text:span><text:span text:style-name="T3">(57/26) </text:span> ⲡϩⲟⲩⲟ ⲛ̅ⲧⲉϥⲙⲛ̅ⲧⲛⲟϭ· ⲁⲩⲱ <text:line-break/><text:span text:style-name="T1"> </text:span><text:span text:style-name="T3">(57/27) </text:span> ⲛⲉϥⲟⲩⲱϣⲉ ⲁⲧⲣⲟⲩⲥⲟⲩⲱⲛϥ̅ ⲡⲉ <text:line-break/><text:span text:style-name="T1"> </text:span><text:span text:style-name="T3">(57/28) </text:span> ⲉⲧⲃⲉ ⲧⲙⲛ̅ⲧⲣⲙ̅ⲙⲁⲟ ⲛ̅ⲧⲉϥ‐ <text:line-break/><text:span text:style-name="T1"> </text:span><text:span text:style-name="T3">(57/29) </text:span> ⲙⲛ̅ⲧϩⲗ̅ϭⲉ· ⲁⲩⲱ ⲧϭⲁⲙ ⲛ̅ⲁⲧ·ⲧⲟⲩ‐ <text:line-break/><text:span text:style-name="T1"> </text:span><text:span text:style-name="T3">(57/30) </text:span> ϩⲁⲙⲙⲉⲥ ⲁϥⲟⲩⲁⲛϩ̅ⲥ ⲁⲃⲁⲗ· ⲁⲩⲱ <text:line-break/><text:span text:style-name="T1"> </text:span><text:span text:style-name="T3">(57/31) </text:span> ⲡϩⲟⲩⲟ· ⲉⲧⲛⲁϣⲱϥ 〈ⲛ̅〉ⲧⲉ ⲧⲉϥⲙⲛ̅ⲧ‐ <text:line-break/><text:span text:style-name="T1"> </text:span><text:span text:style-name="T3">(57/32) </text:span> ⲁⲫⲑⲟⲛⲟⲥ ⲁϥⲙⲁϫⲧⲥ̅ ⲛⲙ̅ⲙⲉϥ <text:line-break/><text:span text:style-name="T1"> </text:span><text:span text:style-name="T3">(57/33) </text:span> §ϫⲉ ⲟⲩ ⲙⲟⲛⲟⲛ ⲡϣⲏⲣⲉ ϣⲟⲟⲡ· <text:line-break/><text:span text:style-name="T1"> </text:span><text:span text:style-name="T3">(57/34) </text:span> ϫⲓⲛ ⲛ̅ϣⲟⲣⲡ̅ ⲁⲗⲗⲁ ⲧⲕⲉⲉⲕⲕⲗⲏⲥⲓⲁ <text:line-break/><text:span text:style-name="T1"> </text:span><text:span text:style-name="T3">(57/35) </text:span> ϩⲱⲱⲥ ⲁⲛ ⲥϣⲟⲟⲡ ϫⲓⲛ ⲛ̅ϣⲁⲣⲡ̅· <text:line-break/><text:span text:style-name="T1"> </text:span><text:span text:style-name="T3">(57/36) </text:span> ⲡⲉⲧⲙⲉⲉⲩⲉ ϭⲉ ⲛⲉϥ ϫⲉ →ⲡ←ⲧⲣⲟⲩϭⲛ <text:line-break/><text:span text:style-name="T1"> </text:span><text:span text:style-name="T3">(57/37) </text:span> ⲡϣⲏⲣⲉ· ⲉϥⲟ ⲛ̅ϣⲏⲣ· ⲛ̅ⲟⲩⲱⲧ· <text:line-break/><text:span text:style-name="T1"> </text:span><text:span text:style-name="T3">(57/38) </text:span> ⲉϥϯ ⲁϩⲟⲩⲛ ⲛ̅ⲛⲁϩⲣⲛ̅ ⲡϣⲉϫⲉ· <text:line-break/><text:span text:style-name="T1"> </text:span><text:span text:style-name="T3">(57/39) </text:span> ⲉⲧⲃⲉ ⲡⲙⲩⲥⲧⲏⲣⲓⲟⲛ ⲛ̅ⲇⲉ ⲙ̅ⲡϩⲱϥ <text:line-break/><text:span text:style-name="T1"> </text:span><text:span text:style-name="T3">(57/40) </text:span> ⲙ̅ⲡⲓⲣⲏⲧⲉ ⲉⲛ ⲡⲉ· ⲙ̅ⲡⲣⲏⲧⲉ ⲅⲁⲣ <text:line-break/><text:soft-page-break/><text:span text:style-name="T1"> </text:span><text:span text:style-name="T3">(58/1) </text:span> ⲙ̅ⲡ̣ⲓ̣ⲱ̣ⲧ̣ ⲉⲧⲉ ⲟⲩⲉⲉⲓ ⲛ̅‐ <text:line-break/><text:span text:style-name="T1"> </text:span><text:span text:style-name="T3">(58/2) </text:span> ⲟⲩⲱⲧ ⲡⲉ· ⲁⲩⲱ ⲁϥⲟⲩⲁⲛϩ̅ϥ <text:line-break/><text:span text:style-name="T1"> </text:span><text:span text:style-name="T3">(58/3) </text:span> ⲁⲃⲁⲗ ⲉϥⲟⲉⲓ ⲛ̅ⲓ̈ⲱⲧ· ⲛ̅ⲛⲉϥ <text:line-break/><text:span text:style-name="T1"> </text:span><text:span text:style-name="T3">(58/4) </text:span> ⲟⲩⲁⲉⲉⲧϥ̅ ⲧⲉⲉⲓ ⲧⲉ ⲑⲉ ϩⲱ‐ <text:line-break/><text:span text:style-name="T1"> </text:span><text:span text:style-name="T3">(58/5) </text:span> ⲱϥ ⲁⲛ ⲙ̅ⲡϣⲏⲣⲉ· ⲁⲩϭⲓⲛⲉ ⲙ̅‐ <text:line-break/><text:span text:style-name="T1"> </text:span><text:span text:style-name="T3">(58/6) </text:span> ⲙⲁϥ ⲉϥⲟ ⲛ̅ⲥⲁⲛ ⲛⲉϥ ⲙ̅ⲙⲓⲛ <text:line-break/><text:span text:style-name="T1"> </text:span><text:span text:style-name="T3">(58/7) </text:span> ⲙ̅ⲙⲟϥ ϩ̣ⲛ̅ ⲟⲩⲙⲛ̅ⲧⲁⲧϫⲡⲁⲥ <text:line-break/><text:span text:style-name="T1"> </text:span><text:span text:style-name="T3">(58/8) </text:span> ⲙⲛ̣̅ ⲟⲩ[ⲙⲛ]ⲧⲁⲧⲁⲣⲭⲏ ⲛ̅ⲧⲁϥ ⲛ̅‐ <text:line-break/><text:span text:style-name="T1"> </text:span><text:span text:style-name="T3">(58/9) </text:span> ⲇⲉ̣ [ⲉ]ϥ̣ⲣ̣̅ [ⲙⲁ]ϩⲉⲓⲉ ⲙ̅ⲙⲁϥ ⲙ̅ⲙⲓⲛ̣ <text:line-break/><text:span text:style-name="T1"> </text:span><text:span text:style-name="T3">(58/10) </text:span> ⲙ̅[ⲙⲟϥ ⲙⲛ ⲡ]ⲉⲓⲱⲧ· ⲁⲩⲱ ⲉϥϯ ⲉ‐ <text:line-break/><text:span text:style-name="T1"> </text:span><text:span text:style-name="T3">(58/11) </text:span> [ⲁⲩ ⲛⲉϥ] ⲁⲩⲱ ⲉϥⲧⲁⲓ̈ⲟ ⲉϥⲣ̅ <text:line-break/><text:span text:style-name="T1"> </text:span><text:span text:style-name="T3">(58/12) </text:span> [ⲁⲅⲁⲡⲏ] ⲁⲩⲱ ⲛ̅ⲧⲁϥ ϩⲱⲱϥ <text:line-break/><text:span text:style-name="T1"> </text:span><text:span text:style-name="T3">(58/13) </text:span> ⲁ̣[ⲛ] ⲡ̣ⲉ̣ⲧϥ·ⲣ̅ ⲛⲟⲉⲓ {ⲙⲙⲓⲛ̣} <text:line-break/><text:span text:style-name="T1"> </text:span><text:span text:style-name="T3">(58/14) </text:span> ⲙ̅ⲙⲟϥ ⲛ̅ϣⲏⲣⲉ ⲕⲁⲧⲁ ⲛⲓⲇⲓ‐ <text:line-break/><text:span text:style-name="T1"> </text:span><text:span text:style-name="T3">(58/15) </text:span> ⲁⲑⲉⲥⲓⲥ ϫⲉ ϩⲛ̅ ⲟⲩⲙⲛ̅ⲧⲁⲧ‐ <text:line-break/><text:span text:style-name="T1"> </text:span><text:span text:style-name="T3">(58/16) </text:span> {ⲁⲧ}ⲁⲣⲭⲏ ⲙⲛ̅ ⲟⲩⲙⲛ̅ⲧ〈ⲁⲧ〉ϩⲁⲏ ⲉ‐ <text:line-break/><text:span text:style-name="T1"> </text:span><text:span text:style-name="T3">(58/17) </text:span> ⲡⲓϩⲱϥ ϣⲟⲟⲡ ⲙ̅ⲡⲓⲣⲏⲧⲉ ⲉⲩ‐ <text:line-break/><text:span text:style-name="T1"> </text:span><text:span text:style-name="T3">(58/18) </text:span> ⲡⲉⲧⲥⲙⲁⲛⲧ̅· ⲡⲉ· ⲉϩⲉⲛ‐ <text:line-break/><text:span text:style-name="T1"> </text:span><text:span text:style-name="T3">(58/19) </text:span> ⲁⲧⲁⲡⲟⲩ ⲛⲉ· ⲉϩⲉⲛⲁⲧⲁ‐ <text:line-break/><text:span text:style-name="T1"> </text:span><text:span text:style-name="T3">(58/20) </text:span> ⲣⲏϫⲟⲩ ⲛⲉ ϩⲛⲁⲧⲡ̣ⲁⲣϫⲟⲩ <text:line-break/><text:span text:style-name="T1"> </text:span><text:span text:style-name="T3">(58/21) </text:span> ⲁⲃⲁⲗ ⲛⲉ ⲛⲉϥϫⲡⲟ ⲛⲉⲉⲓ ⲉⲧ‐ <text:line-break/><text:span text:style-name="T1"> </text:span><text:span text:style-name="T3">(58/22) </text:span> ϣⲟⲟⲡ· ⲛ̅ⲧⲁⲩϣⲱⲡⲉ ⲁⲃⲁⲗ <text:line-break/><text:span text:style-name="T1"> </text:span><text:span text:style-name="T3">(58/23) </text:span> ⲙ̅ⲙⲁϥ· ⲡϣⲏⲣⲉ ⲙⲛ̅ ⲡⲓⲱⲧ· <text:line-break/><text:span text:style-name="T1"> </text:span><text:span text:style-name="T3">(58/24) </text:span> ⲙ̅ⲡⲣⲏⲧⲉ ⲛ̅ϩⲛ̅ⲡⲓ ⲉⲧⲃⲉ ⲡϩⲟⲩⲟ <text:line-break/><text:span text:style-name="T1"> </text:span><text:span text:style-name="T3">(58/25) </text:span> ⲛ̅ϩⲉⲛϩⲟⲉⲓⲛⲉ· ⲉⲩϯ ⲡⲓ ⲉⲣⲛ̅ <text:line-break/><text:span text:style-name="T1"> </text:span><text:span text:style-name="T3">(58/26) </text:span> ⲛⲉⲩⲉⲣⲏⲩ· ϩⲛ̅ⲛ ⲟⲩⲙⲉⲉⲩⲉ· <text:line-break/><text:span text:style-name="T1"> </text:span><text:span text:style-name="T3">(58/27) </text:span> ⲉⲛⲁⲛⲟⲩϥ· ⲛ̅ⲛⲁⲧⲥⲓ· ⲉⲩⲟⲩⲉⲓⲉ <text:line-break/><text:span text:style-name="T1"> </text:span><text:span text:style-name="T3">(58/28) </text:span> ⲛ̅ⲟⲩⲱⲧ· ⲧⲉ ϯⲡⲓ· ⲉϥϣⲟⲟⲡ ⲛ̅ϩⲣⲏⲓ̈ <text:line-break/><text:span text:style-name="T1"> </text:span><text:span text:style-name="T3">(58/29) </text:span> ϩⲛ̅ ϩⲁϩ· 〈ⲙ̅〉ⲡⲉⲓⲉⲓ ⲉⲧⲉ ⲧⲉⲉⲓ ⲧⲉ· ϯ‐ <text:line-break/><text:span text:style-name="T1"> </text:span><text:span text:style-name="T3">(58/30) </text:span> ⲉⲕⲕⲗⲏⲥⲓⲁ ⲛ̅ϩⲁϩ ⲛ̅ⲣⲱⲙⲉ ⲧⲉⲧ‐ <text:line-break/><text:span text:style-name="T1"> </text:span><text:span text:style-name="T3">(58/31) </text:span> ϣⲟⲟⲡ ϩⲁ ⲑⲏ ⲛ̅ⲛⲁⲓⲱⲛ ⲧⲉⲉⲓ· <text:line-break/><text:span text:style-name="T1"> </text:span><text:span text:style-name="T3">(58/32) </text:span> ⲉⲧⲟⲩⲙⲟⲩⲧⲉ ⲁⲣⲁⲥ ϩⲛ̅ ⲟⲩⲙⲛ̅ⲧ‐ <text:line-break/><text:span text:style-name="T1"> </text:span><text:span text:style-name="T3">(58/33) </text:span> ϫⲁⲉⲓⲥ ϫⲉ ⲛⲓⲁⲓⲱⲛ ⲛ̅ⲧⲉ ⲛⲓⲁⲓⲱⲛ <text:line-break/><text:span text:style-name="T1"> </text:span><text:span text:style-name="T3">(58/34) </text:span> ⲉⲧⲉ ⲧⲁⲉⲓ ⲧⲉ ⲧⲫⲩⲥⲓⲥ ⲛ̅ⲧⲉ ⲛⲓ‐ <text:line-break/><text:span text:style-name="T1"> </text:span><text:span text:style-name="T3">(58/35) </text:span> ⲡⲛ(ⲉⲩⲙ)ⲁ· ⲉⲧⲟⲩⲁⲁⲃ· ⲛ̅ⲁⲧ·ⲧⲉⲕⲟ ⲧⲉ‐ <text:line-break/><text:span text:style-name="T1"> </text:span><text:span text:style-name="T3">(58/36) </text:span> ⲉⲓ ⲉⲧⲉⲣⲉⲡϣⲏⲣⲉ ⲙⲁⲧⲛ̅ ⲙ̅ⲙⲁϥ <text:line-break/><text:span text:style-name="T1"> </text:span><text:span text:style-name="T3">(58/37) </text:span> ⲁϫⲱⲥ ϩⲱⲥ ⲧⲉϥⲟⲩⲥⲓⲁ ⲧⲉ ⲛ̅ⲑⲉ <text:line-break/><text:span text:style-name="T1"> </text:span><text:span text:style-name="T3">(58/38) </text:span> ⲙ̅ⲡⲓⲱⲧ· ⲉⲧⲉϥⲙⲁⲧⲛ̅ ⲙ̅ⲙⲁϥ <text:line-break/><text:span text:style-name="T1"> </text:span><text:span text:style-name="T3">(59/1) </text:span> ⲁϫⲛ̅ ⲡϣⲏⲣ̣ⲉ §ϫ̣[ⲉ‐‐‐] <text:line-break/><text:span text:style-name="T1"> </text:span><text:span text:style-name="T3">(59/2) </text:span> ϯⲉⲕⲕⲗⲏⲥⲓⲁ ⲥϣ[ⲟ]ⲟⲡ̣ [ⲛ]ϩ̣ⲣⲏⲓ̈ ϩⲛ ⲛⲓ‐ <text:line-break/><text:span text:style-name="T1"> </text:span><text:span text:style-name="T3">(59/3) </text:span> ⲇⲓⲁⲑⲉⲥⲓⲥ ⲙⲛ̅ ⲛⲓⲁⲣ̣ⲉⲧⲏ· ⲛⲉⲉⲓ <text:line-break/><text:span text:style-name="T1"> </text:span><text:span text:style-name="T3">(59/4) </text:span> ⲉⲧⲉ ⲡⲓⲱⲧ· ⲙⲛ̅ ⲡϣⲏⲣⲉ· ϣⲟⲟⲡ· <text:line-break/><text:span text:style-name="T1"> </text:span><text:span text:style-name="T3">(59/5) </text:span> ⲛ̅ϩⲏⲧⲟⲩ ⲛ̅ⲑⲉ ⲛ̅ⲧⲁⲓ̈ϫⲟⲟⲥ ϫⲓⲛ̅ <text:line-break/><text:span text:style-name="T1"> </text:span><text:span text:style-name="T3">(59/6) </text:span> ϣⲁⲣⲡ̅ ⲉⲧⲃⲉ ⲡⲉⲉⲓ ⲥⲕⲏ ⲙ̅ⲙⲉ̣[ⲩ] <text:line-break/><text:span text:style-name="T1"> </text:span><text:span text:style-name="T3">(59/7) </text:span> ⲛ̅ⲛⲓϫⲡⲟ ⲛ̅ⲛⲁⲓⲱⲛ ⲛ̅ⲛⲁⲧⲁ[ⲡⲟ]ⲩ̣ <text:line-break/><text:span text:style-name="T1"> </text:span><text:span text:style-name="T3">(59/8) </text:span> ⲁⲩⲱ ϩⲛ̅ⲛ ⲟⲩⲙⲛ̅ⲧ[ⲁ]ⲧⲁⲡⲥ̅· ⲛ̅[ⲧⲁⲩ] <text:line-break/><text:span text:style-name="T1"> </text:span><text:span text:style-name="T3">(59/9) </text:span> ϩⲱⲟⲩ ⲥⲉϫⲡⲟ ϩⲛ ⲛ̣[ⲓ]ⲁ̣ⲣⲉ̣ⲧⲏ ⲙ̣[ⲛ] <text:line-break/><text:soft-page-break/><text:span text:style-name="T1"> </text:span><text:span text:style-name="T3">(59/10) </text:span> ⲛⲓⲇⲓⲁⲑⲉⲥⲓⲥ ⲉ̣[ⲧⲥϣⲟⲟⲡ] ϩ̣ⲣ̣[ⲏⲓ] <text:line-break/><text:span text:style-name="T1"> </text:span><text:span text:style-name="T3">(59/11) </text:span> ⲛϩⲏⲧⲟⲩ ⲛⲉⲉ̣[ⲓ ⲅⲁⲣ ⲛⲉ ⲡⲉⲥⲡⲟ]‐ <text:line-break/><text:span text:style-name="T1"> </text:span><text:span text:style-name="T3">(59/12) </text:span> ⲗⲓⲧⲉⲩⲙⲁ ⲡⲉⲧⲟ̣[ⲩⲉⲓⲣⲉ ⲙⲙⲁϥ] <text:line-break/><text:span text:style-name="T1"> </text:span><text:span text:style-name="T3">(59/13) </text:span> ϣⲁ ⲛⲟⲩⲉⲣⲏⲩ· ⲁⲩ[ⲱ ⲛⲉⲉⲓ] <text:line-break/><text:span text:style-name="T1"> </text:span><text:span text:style-name="T3">(59/14) </text:span> ⲉⲛⲧⲁⲩⲉⲓ̅ ⲉⲃ·ⲟⲗ ⲙ̣̅ⲙ[ⲁⲩ ⲁ]ⲛ̣ <text:line-break/><text:span text:style-name="T1"> </text:span><text:span text:style-name="T3">(59/15) </text:span> ϣⲁ ⲡϣⲏⲣⲉ ⲡⲉⲉⲓ ⲉⲧⲟⲩϣⲟⲟⲡ̣ <text:line-break/><text:span text:style-name="T1"> </text:span><text:span text:style-name="T3">(59/16) </text:span> ⲛ̅ⲉⲁⲩ ⲉⲧⲃⲏⲏⲧϥ̅ ⲉⲧⲃⲉ ⲡⲉⲉⲓ <text:line-break/><text:span text:style-name="T1"> </text:span><text:span text:style-name="T3">(59/17) </text:span> ⲙⲛ̅ ϭⲟⲙ· ⲁⲧⲣⲉⲛⲟⲩⲥ ⲣ̅ ⲛⲟⲉⲓ ⲙ̅‐ <text:line-break/><text:span text:style-name="T1"> </text:span><text:span text:style-name="T3">(59/18) </text:span> ⲙⲁϥ· ⲛⲉⲡϫⲱⲕ ⲁⲃⲁⲗ· ⲙ̅ⲡⲙⲁ· <text:line-break/><text:span text:style-name="T1"> </text:span><text:span text:style-name="T3">(59/19) </text:span> ⲉⲧⲙ̅ⲙⲉⲩ ⲡⲉ ⲟⲩⲇⲉ ⲛⲉϣϣⲉ‐ <text:line-break/><text:span text:style-name="T1"> </text:span><text:span text:style-name="T3">(59/20) </text:span> ϫⲉ ϫⲟⲟⲩ· ϩⲛ̅ⲁⲧϣⲉϫⲉ →ⲅⲁⲣ← ⲁⲣⲁⲩ ⲛⲉ <text:line-break/><text:span text:style-name="T1"> </text:span><text:span text:style-name="T3">(59/21) </text:span> ⲁⲩⲱ ϩⲛⲛⲁⲧϯ ⲣⲉⲛ ⲁⲣⲁⲩ ⲛⲉ ϩⲛ̅‐ <text:line-break/><text:span text:style-name="T1"> </text:span><text:span text:style-name="T3">(59/22) </text:span> ⲁⲧⲣ̅ ⲛⲟⲓ̈ ⲙ̅ⲙⲁⲩ ⲛⲉ· ⲛ̅ⲧⲁⲩ ⲛ̅ⲇⲉ <text:line-break/><text:span text:style-name="T1"> </text:span><text:span text:style-name="T3">(59/23) </text:span> ⲟⲩⲁⲉⲉⲧⲟⲩ ⲛⲉⲧⲉ ⲟⲩⲛ̅ ϭⲁⲙ ⲙ̅‐ <text:line-break/><text:span text:style-name="T1"> </text:span><text:span text:style-name="T3">(59/24) </text:span> ⲙⲁⲩ· ⲛ̅ϫⲓ ⲣⲉⲛ ⲁⲣⲁⲟⲩ ⲁⲣ̅ ⲛⲟⲉⲓ <text:line-break/><text:span text:style-name="T1"> </text:span><text:span text:style-name="T3">(59/25) </text:span> ⲙ̅ⲙⲁⲩ ⲛ̅ⲥⲉϫⲁⲉⲓⲧ· ⲅⲁⲣ ⲉⲛ <text:line-break/><text:span text:style-name="T1"> </text:span><text:span text:style-name="T3">(59/26) </text:span> ⲛⲛⲓⲙⲁ· §ϫⲉ ⲛⲁ ⲡⲙⲁ ⲉ‐ <text:line-break/><text:span text:style-name="T1"> </text:span><text:span text:style-name="T3">(59/27) </text:span> ⲧⲙⲙⲉⲩ ϩⲛ̅ⲛⲁⲧϫⲟⲟⲩⲉ ⲛⲉ· <text:line-break/><text:span text:style-name="T1"> </text:span><text:span text:style-name="T3">(59/28) </text:span> ϩⲛ̅ⲁⲧⲁⲡⲟⲩ ⲛⲉ ϩⲁⲧⲛ̅ <text:line-break/><text:span text:style-name="T1"> </text:span><text:span text:style-name="T3">(59/29) </text:span> ϯⲥⲩⲥⲧⲁⲥⲓⲥ ⲉⲧⲉ ⲧⲉⲉⲓ ⲧⲉ· <text:line-break/><text:span text:style-name="T1"> </text:span><text:span text:style-name="T3">(59/30) </text:span> ϫⲉ ⲁⲩⲱ ⲡⲓⲣⲏⲧⲉ ⲡⲉ ⲁⲩⲱ ⲧⲉⲉⲓ‐ <text:line-break/><text:span text:style-name="T1"> </text:span><text:span text:style-name="T3">(59/31) </text:span> ϭⲁⲧ ⲡⲉ ⲡⲓⲣⲉϣⲉ ⲡⲉ ⲡⲓⲁⲗⲏⲗ· <text:line-break/><text:span text:style-name="T1"> </text:span><text:span text:style-name="T3">(59/32) </text:span> ⲡⲉ ⲛ̅ⲧⲉ ⲡⲓⲁⲧϫⲡⲁϥ ⲛ̅ⲛⲁⲧ·‐ <text:line-break/><text:span text:style-name="T1"> </text:span><text:span text:style-name="T3">(59/33) </text:span> ϫⲓ ⲣⲉⲛ ⲁⲣⲁϥ ⲛⲛⲁⲧϯ ⲣⲉⲛ ⲁⲣⲁϥ <text:line-break/><text:span text:style-name="T1"> </text:span><text:span text:style-name="T3">(59/34) </text:span> ⲛⲛⲁⲧⲣ̅ ⲛⲟⲉⲓ ⲙ̅ⲙⲁϥ ⲛ̅ⲁⲧⲛⲉⲩ <text:line-break/><text:span text:style-name="T1"> </text:span><text:span text:style-name="T3">(59/35) </text:span> ⲁⲣⲁⲩ· ⲛ̅ⲛⲁⲧⲁⲙⲁϩⲧⲉ ⲙ̅ⲙⲁϥ <text:line-break/><text:span text:style-name="T1"> </text:span><text:span text:style-name="T3">(59/36) </text:span> ⲡⲉ ⲡⲓⲡⲗⲏⲣⲱⲙⲁ ⲡⲉ ⲛ̅ⲧⲉ ϯⲙⲛ̅ⲧ‐ <text:line-break/><text:span text:style-name="T1"> </text:span><text:span text:style-name="T3">(59/37) </text:span> ϯⲉⲓⲱⲧ· ϩⲱⲥⲇⲉ ⲛ̅ⲧⲉⲡⲉϥϩⲟⲩⲟ <text:line-break/><text:span text:style-name="T1"> </text:span><text:span text:style-name="T3">(59/38) </text:span> ϣⲱⲡⲉ ⲛ̅ⲛⲟⲩϭⲛϫⲡⲟ <text:line-break/><text:span text:style-name="T1"> </text:span><text:span text:style-name="T3">(60/1) </text:span> [.].[.]ⲛ̣[....]ⲧ̣ⲁⲥ ⲛ̅ⲛⲁⲓⲱⲛ §ϫⲉ̣ <text:line-break/><text:span text:style-name="T1"> </text:span><text:span text:style-name="T3">(60/2) </text:span> ⲛⲁⲩϣⲟ̣ⲟⲡ̣ ⲁ̣ⲛⲓϩⲉ ⲧⲙⲉⲧ· ϩⲛ̅ <text:line-break/><text:span text:style-name="T1"> </text:span><text:span text:style-name="T3">(60/3) </text:span> ⲡⲙⲉⲉⲩⲟⲩⲉ ϫ̣ⲉ· ⲡⲓⲱⲧ· ⲉϥⲟ <text:line-break/><text:span text:style-name="T1"> </text:span><text:span text:style-name="T3">(60/4) </text:span> ⲙ̅ⲡⲣⲏⲧⲉ· ⲛ̅ⲛⲟⲩⲙⲉⲉⲩⲉ· <text:line-break/><text:span text:style-name="T1"> </text:span><text:span text:style-name="T3">(60/5) </text:span> ⲛ̣ⲉⲩ· ⲙⲛ̅ 〈ⲟⲩ〉ⲧⲟⲡⲟⲥ ⲉⲁⲩⲧⲉϩⲟ ⲇⲉ <text:line-break/><text:span text:style-name="T1"> </text:span><text:span text:style-name="T3">(60/6) </text:span> [ⲛ]ϭⲓ ⲛϫⲡⲟⲟⲩⲉ ⲁϥⲟⲩⲱⲱϣⲉ <text:line-break/><text:span text:style-name="T1"> </text:span><text:span text:style-name="T3">(60/7) </text:span> ⲛ̣ϫⲓ ⲡⲉⲧⲉⲩⲛ ϭⲟⲙ ⲙ̅ⲙⲁϥ ⲁ‐ <text:line-break/><text:span text:style-name="T1"> </text:span><text:span text:style-name="T3">(60/8) </text:span> [ⲡ]ⲧⲏⲣϥ̅ [ⲁⲉ]ⲙⲁϩⲧⲉ ⲁⲉⲓⲛⲉ <text:line-break/><text:span text:style-name="T1"> </text:span><text:span text:style-name="T3">(60/9) </text:span> [ⲁ]ⲃⲁ[ⲗ] ⲙ̣̅[ⲡⲉⲧ]ⲁ̣ϥ·ϣⲱⲱⲧ· ϩⲛ̅ ⲡ‐ <text:line-break/><text:span text:style-name="T1"> </text:span><text:span text:style-name="T3">(60/10) </text:span> [...ⲁϥⲉⲓⲛ]ⲉ ⲁⲃⲁⲗ· ⲛ̅ⲛⲉⲧ· <text:line-break/><text:span text:style-name="T1"> </text:span><text:span text:style-name="T3">(60/11) </text:span> [.....ϩ]ⲏ̣ⲧ̣ϥ̅ ⲁⲗⲗⲁ ⲉϥϣⲟ‐ <text:line-break/><text:span text:style-name="T1"> </text:span><text:span text:style-name="T3">(60/12) </text:span> [ⲟⲡ ⲛⲑⲉ] ⲉⲧϥ̅ϣⲟⲟⲡ· ⲙ̅ⲙⲁⲥ <text:line-break/><text:span text:style-name="T1"> </text:span><text:span text:style-name="T3">(60/13) </text:span> [ⲉϥϣⲟⲟ]ⲡ̣ ⲛ̅ⲛⲟⲩⲡⲏⲅⲏ ⲉⲙⲁⲥ‐ <text:line-break/><text:span text:style-name="T1"> </text:span><text:span text:style-name="T3">(60/14) </text:span> ϭⲱ̣ϫ̣ⲃ̅ 〈ⲛ̅〉ϩⲏ̣ⲧϥ̅ ⲙ̅ⲡⲙⲁⲟⲩ ⲉⲧⲣ̅‐ <text:line-break/><text:span text:style-name="T1"> </text:span><text:span text:style-name="T3">(60/15) </text:span> ϩⲟⲩⲉ ϩⲉⲧⲉ ⲁⲃⲁⲗ ⲙ̅ⲙⲁⲥ <text:line-break/><text:span text:style-name="T1"> </text:span><text:span text:style-name="T3">(60/16) </text:span> ϣⲁ ⲡⲛⲉⲩ ⲙⲉⲛ ⲉⲧⲟⲩϣⲟⲟⲡ <text:line-break/><text:span text:style-name="T1"> </text:span><text:span text:style-name="T3">(60/17) </text:span> ϩⲙ̅ ⲡⲙⲉⲩⲉ ⲙ̅ⲡⲓⲱⲧ ⲉⲧⲉ ⲡⲁ‐ <text:line-break/><text:span text:style-name="T1"> </text:span><text:span text:style-name="T3">(60/18) </text:span> ⲉⲓ ⲡⲉ· ⲉⲩϣⲟⲟⲡ ϩⲛ̅ ⲡⲃⲁⲑⲟⲥ <text:line-break/><text:soft-page-break/><text:span text:style-name="T1"> </text:span><text:span text:style-name="T3">(60/19) </text:span> ⲉⲧϩⲏⲡ ⲛⲉϥⲥⲁⲩⲛⲉ ⲙⲉⲛ ⲙ̅‐ <text:line-break/><text:span text:style-name="T1"> </text:span><text:span text:style-name="T3">(60/20) </text:span> ⲙⲁⲩ ⲛ̅ϫⲓ ⲡⲃⲁⲑⲟⲥ ⲛ̅ⲧⲁⲩ ⲛ̅ⲇⲉ <text:line-break/><text:span text:style-name="T1"> </text:span><text:span text:style-name="T3">(60/21) </text:span> ⲙⲛ̅ ϭⲁⲙ ⲙ̅ⲙⲁⲩ ⲛ̅ⲥⲟⲩⲱⲛ <text:line-break/><text:span text:style-name="T1"> </text:span><text:span text:style-name="T3">(60/22) </text:span> ⲡⲃⲁⲑⲟⲥ ⲉⲧⲉⲛⲉⲩϣⲟ‐ <text:line-break/><text:span text:style-name="T1"> </text:span><text:span text:style-name="T3">(60/23) </text:span> ⲟⲡ ⲛ̅ϩⲏⲧϥ̅ ⲟⲩⲇⲉ ⲙⲛ̅ <text:line-break/><text:span text:style-name="T1"> </text:span><text:span text:style-name="T3">(60/24) </text:span> ϭⲟⲙ ⲙ̅ⲙⲁⲩ ⲁⲧⲣⲟⲩⲥⲟⲩⲱⲛⲟⲩ <text:line-break/><text:span text:style-name="T1"> </text:span><text:span text:style-name="T3">(60/25) </text:span> ⲙ̅ⲙⲓⲛ ⲙ̅ⲙⲟⲟⲩ ⲟⲩⲇⲉ <text:line-break/><text:span text:style-name="T1"> </text:span><text:span text:style-name="T3">(60/26) </text:span> ⲁⲧⲣⲟⲩⲥⲟⲩⲱⲛ ϭⲉ· ⲉⲧⲉ <text:line-break/><text:span text:style-name="T1"> </text:span><text:span text:style-name="T3">(60/27) </text:span> ⲡⲉⲉⲓ ⲡⲉ ⲛⲉⲩϣⲟⲟⲡ ⲙⲉⲛ <text:line-break/><text:span text:style-name="T1"> </text:span><text:span text:style-name="T3">(60/28) </text:span> ⲙⲛ̅ ⲡⲓⲱⲧ· ⲛⲉⲩϣⲟⲟⲡ· <text:line-break/><text:span text:style-name="T1"> </text:span><text:span text:style-name="T3">(60/29) </text:span> ⲛ̅ⲧⲁⲩ ⲛⲉⲩ ⲉⲛ ⲡⲉ· ⲁⲗⲗⲁ <text:line-break/><text:span text:style-name="T1"> </text:span><text:span text:style-name="T3">(60/30) </text:span> ⲙⲟⲛⲟⲛ ⲛⲉⲩⲛ̅ⲧⲉⲩ ⲙ̅ⲙⲉⲩ· <text:line-break/><text:span text:style-name="T1"> </text:span><text:span text:style-name="T3">(60/31) </text:span> ⲙ̅ⲡⲧⲣⲟⲩϣⲱⲡⲉ ⲙ̅ⲡⲣⲏⲧⲉ <text:line-break/><text:span text:style-name="T1"> </text:span><text:span text:style-name="T3">(60/32) </text:span> ⲛ̅ⲛⲟⲩⲥⲡⲉⲣⲙⲁ· ⲁⲧⲣⲟⲩϭⲛⲧⲥ̅ <text:line-break/><text:span text:style-name="T1"> </text:span><text:span text:style-name="T3">(60/33) </text:span> ⲉⲩϣⲟⲟⲡ ⲙ̅ⲡⲣⲏⲧⲉ ⲛ̅ⲛⲟⲩ‐ <text:line-break/><text:span text:style-name="T1"> </text:span><text:span text:style-name="T3">(60/34) </text:span> ⲃⲉⲕⲉ ⲛ̅ⲑⲉ ⲙ̅ⲡⲗⲟⲅⲟⲥ ⲙⲉⲛ <text:line-break/><text:span text:style-name="T1"> </text:span><text:span text:style-name="T3">(60/35) </text:span> ⲁϥϫⲡⲁⲟⲩ· ⲁϥⲕⲏ ⲁϩⲣⲏⲓ̈ ϩⲛ̅ ⲟⲩ‐ <text:line-break/><text:span text:style-name="T1"> </text:span><text:span text:style-name="T3">(60/36) </text:span> ⲙⲛ̅ⲧⲥⲡⲉⲣⲙⲁ ⲉⲙⲡⲁⲧⲟⲩ‐ <text:line-break/><text:span text:style-name="T1"> </text:span><text:span text:style-name="T3">(60/37) </text:span> ϣⲱⲡⲉ ⲇⲉ ⲛ̅ϭⲓ ⲛⲉⲉⲓ ⲉⲧϥⲛⲁ‐ <text:line-break/><text:span text:style-name="T1"> </text:span><text:span text:style-name="T3">(60/38) </text:span> ϫⲣⲟⲟⲩ <text:line-break/><text:span text:style-name="T1"> </text:span><text:span text:style-name="T3">(61/1) </text:span> ⲁⲃⲁ̣ⲗ̣ ⲙ̅ⲡ̣ⲁⲉⲓ̣ [..] ⲡ̣ⲉⲛⲧⲁϥⲣ̅ <text:line-break/><text:span text:style-name="T1"> </text:span><text:span text:style-name="T3">(61/2) </text:span> ϣⲁⲣⲡ̅ ⲙ̅ⲙⲉⲩ[ⲉ] ⲁⲣⲁⲟⲩ ⲡⲓⲱⲧ <text:line-break/><text:span text:style-name="T1"> </text:span><text:span text:style-name="T3">(61/3) </text:span> ⲟⲩ ⲙⲟⲛⲟⲛ ⲁⲧⲣⲟⲩ̣ϣⲱⲡⲉ ⲛⲉϥ <text:line-break/><text:span text:style-name="T1"> </text:span><text:span text:style-name="T3">(61/4) </text:span> ⲁⲗⲗⲁ ⲁⲧⲣⲟⲩϣⲱⲡⲉ ⲛⲉⲩ ϩⲱⲟⲩ <text:line-break/><text:span text:style-name="T1"> </text:span><text:span text:style-name="T3">(61/5) </text:span> ⲁⲛ· ⲁⲧⲣⲟⲩϣⲱⲡⲉ ϭⲉ· ϩⲙ̅ ⲡ[ⲉϥ]‐ <text:line-break/><text:span text:style-name="T1"> </text:span><text:span text:style-name="T3">(61/6) </text:span> ⲙⲉⲩⲉ· ϩⲱⲥ ⲟⲩⲥⲓⲁ ⲙ̅ⲙⲉⲩ[ⲉ] <text:line-break/><text:span text:style-name="T1"> </text:span><text:span text:style-name="T3">(61/7) </text:span> ⲁⲧⲣⲟⲩϣⲱⲡⲉ ⲇⲉ ⲛⲉ̣ⲩ ϩⲱⲟⲩ· ⲁ[ϥ]‐ <text:line-break/><text:span text:style-name="T1"> </text:span><text:span text:style-name="T3">(61/8) </text:span> ⲥⲓⲧⲉ ⲛ̅ⲛⲟⲩⲙⲉⲉⲩ[ⲉ] ϩⲱⲥ̣ ⲟⲩⲥⲡⲉ̣[ⲣ]‐ <text:line-break/><text:span text:style-name="T1"> </text:span><text:span text:style-name="T3">(61/9) </text:span> ⲙⲁ· ⲡⲉ· ⲛ̅ⲙⲛ̅ⲧⲥ̣ⲡ̣[ⲉⲣⲙⲁ] ⲁⲧ[ⲣⲟⲩ]‐ <text:line-break/><text:span text:style-name="T1"> </text:span><text:span text:style-name="T3">(61/10) </text:span> ⲣ̅ ⲛⲟⲉⲓ ⲙ̅ⲙⲉⲛ ϫⲉ ⲟ̣[ⲩ ⲡⲉⲧ]ϣ̣[ⲟ]‐ <text:line-break/><text:span text:style-name="T1"> </text:span><text:span text:style-name="T3">(61/11) </text:span> ⲟⲡ· ⲛⲉⲩ· ⲁϥⲣ̅ ϩⲙⲁⲧ [ⲁϯ ⲛ̅ϯϣⲁ]‐ <text:line-break/><text:span text:style-name="T1"> </text:span><text:span text:style-name="T3">(61/12) </text:span> ⲣⲡ̅ ⲙ̅ⲫⲟⲣⲙⲏ ⲁⲧⲣⲟⲩⲙ[ⲙⲉ ⲇⲉ ϫⲉ] <text:line-break/><text:span text:style-name="T1"> </text:span><text:span text:style-name="T3">(61/13) </text:span> ⲛⲓⲙ ⲡⲉ ⲡⲓⲱⲧ ⲉⲧϣⲟ[ⲟⲡ ⲛⲉⲩ] <text:line-break/><text:span text:style-name="T1"> </text:span><text:span text:style-name="T3">(61/14) </text:span> ⲡⲣⲉⲛ ⲙⲉⲛ ⲙ̅ⲡⲓⲱⲧ· ⲁϥⲧⲉⲉⲓ̣ϥ̣ <text:line-break/><text:span text:style-name="T1"> </text:span><text:span text:style-name="T3">(61/15) </text:span> ⲛⲉⲩ ϩⲁⲧⲛ̅ ⲟⲩⲥⲙⲏ ⲉⲥϯ ϩⲣⲁⲟⲩ <text:line-break/><text:span text:style-name="T1"> </text:span><text:span text:style-name="T3">(61/16) </text:span> ⲛⲉⲩ ϫⲉ ⲡⲉⲧϣⲟⲟⲡ· ϥϣⲟⲟⲡ ⲁⲃⲁⲗ· <text:line-break/><text:span text:style-name="T1"> </text:span><text:span text:style-name="T3">(61/17) </text:span> ϩⲙ̅ ⲡⲣⲉⲛ ⲉⲧⲙ̅ⲙⲉⲩ· ⲡⲉⲧⲉⲩⲛ̅‐ <text:line-break/><text:span text:style-name="T1"> </text:span><text:span text:style-name="T3">(61/18) </text:span> ⲧⲉⲩ〈ϥ̅〉 ⲙ̅ⲡⲧⲣⲟⲩϣⲱⲡⲉ· ϫⲉ ⲡϫⲓⲥⲉ <text:line-break/><text:span text:style-name="T1"> </text:span><text:span text:style-name="T3">(61/19) </text:span> ⲇⲉ ϩⲙ̅ ⲡⲣⲉⲛ ⲉⲛⲧⲁϥⲁⲃⲉϣ <text:line-break/><text:span text:style-name="T1"> </text:span><text:span text:style-name="T3">(61/20) </text:span> ⲁⲣⲁⲩⲟⲩ §ⲉϥϣⲟⲟⲡ ⲇⲉ ⲙ̅ⲡⲉⲥ‐ <text:line-break/><text:span text:style-name="T1"> </text:span><text:span text:style-name="T3">(61/21) </text:span> ⲙⲁⲧ· ⲛ̅ⲛⲟⲩⲃⲉⲕⲉ· ⲉⲩⲛⲧⲉϥ ⲙ̅‐ <text:line-break/><text:span text:style-name="T1"> </text:span><text:span text:style-name="T3">(61/22) </text:span> ⲙⲉⲩ ⲙ̅ⲡⲉϥⲣⲱϣⲉ ⲛ̅ϭⲓ ⲡⲗⲓⲗⲟⲩ <text:line-break/><text:span text:style-name="T1"> </text:span><text:span text:style-name="T3">(61/23) </text:span> ⲉⲙⲡⲁⲧ→ϥ←ⲛⲉⲩ ⲇⲉ ⲁⲛⲏϩⲉ· ⲁⲡⲉⲛ‐ <text:line-break/><text:span text:style-name="T1"> </text:span><text:span text:style-name="T3">(61/24) </text:span> ⲧⲁϩⲥⲓⲧⲉ ⲙ̅ⲙⲟϥ· ⲉ̣[ⲧ]ⲃⲉ ⲡⲉⲉⲓ· ⲛⲉⲩ‐ <text:line-break/><text:span text:style-name="T1"> </text:span><text:span text:style-name="T3">(61/25) </text:span> ⲛ̅ⲧⲉⲩ ⲙ̅ⲡⲓϩⲱⲃ ⲟⲩⲁⲉⲉⲧϥ̅ <text:line-break/><text:span text:style-name="T1"> </text:span><text:span text:style-name="T3">(61/26) </text:span> ⲁⲧⲣⲟⲩϣⲓⲛⲉ· ⲛ̅ⲥⲱϥ ⲉⲩⲣ̅ ⲛⲟⲓ̈ ⲙⲉⲛ <text:line-break/><text:span text:style-name="T1"> </text:span><text:span text:style-name="T3">(61/27) </text:span> ϫⲉ ϥϣⲟⲟⲡ ⲉⲩⲟⲩⲱϣⲉ ⲇⲉ ⲁϭⲛⲧϥ̅· <text:line-break/><text:soft-page-break/><text:span text:style-name="T1"> </text:span><text:span text:style-name="T3">(61/28) </text:span> ϫⲉ ⲱ ⲡⲉⲧϣⲟⲟⲡ ⲁⲗⲗⲁ ⲉⲡⲓⲇⲏ ⲟⲩ‐ <text:line-break/><text:span text:style-name="T1"> </text:span><text:span text:style-name="T3">(61/29) </text:span> ⲁⲅⲁⲑⲟⲥ ⲡⲉ ⲡⲓⲱⲧ· ⲉϥϫⲏⲕ ⲛ̅‐ <text:line-break/><text:span text:style-name="T1"> </text:span><text:span text:style-name="T3">(61/30) </text:span> ⲑⲉ ⲉⲧⲉⲙ̅ⲡⲉϥⲥⲱⲧⲙ̅ <text:line-break/><text:span text:style-name="T1"> </text:span><text:span text:style-name="T3">(61/31) </text:span> ⲁⲣⲁⲟⲩ ϣⲁⲃⲟⲗ ⲁⲧⲣⲟⲩϣⲱⲡⲉ· <text:line-break/><text:span text:style-name="T1"> </text:span><text:span text:style-name="T3">(61/32) </text:span> ϩⲛ̅ ⲡⲉϥⲙⲉⲩⲉ· ⲁⲗⲗⲁ ⲁϥϯ ⲛⲉⲩ <text:line-break/><text:span text:style-name="T1"> </text:span><text:span text:style-name="T3">(61/33) </text:span> ⲁⲧⲣⲟⲩϣⲱⲡⲉ ϩⲱⲟⲩ ⲧⲉⲉⲓ ⲧⲉ ⲑⲉ <text:line-break/><text:span text:style-name="T1"> </text:span><text:span text:style-name="T3">(61/34) </text:span> ⲁⲛ· ⲉⲧϥ̅ⲛⲁⲣ̅ ϩⲙⲁⲧ ⲙ̅ⲙⲁϥ <text:line-break/><text:span text:style-name="T1"> </text:span><text:span text:style-name="T3">(61/35) </text:span> ⲛⲉⲩ ⲁⲧⲣⲟⲩⲙ̅ⲙⲉ ϫⲉ {ⲉ̅ⲩ} ⲡⲉⲧϣⲟ‐ <text:line-break/><text:span text:style-name="T1"> </text:span><text:span text:style-name="T3">(61/36) </text:span> ⲟⲡ ⲉⲧⲉ ⲡⲁⲉⲓ ⲡⲉⲧⲥⲁⲩⲛⲉ· ⲙ̅ⲙⲁϥ <text:line-break/><text:span text:style-name="T1"> </text:span><text:span text:style-name="T3">(61/37) </text:span> ⲁⲛⲏϩⲉ· ⲧⲙⲉⲧ· ⲙ̅ⲙⲓⲛ ⲙ̅ⲙⲟϥ <text:line-break/><text:span text:style-name="T1"> </text:span><text:span text:style-name="T3">(62/1) </text:span> [.........]..[.][...]..[.] <text:line-break/><text:span text:style-name="T1"> </text:span><text:span text:style-name="T3">(62/2) </text:span> ⲙⲟⲣⲫⲏ̣ ⲛ̣ⲥ̣[ⲁⲩ]ⲛ̣ⲉ ϫⲉ̣ ⲟⲩ̅ ⲡⲉⲧϣ[ⲟ]‐ <text:line-break/><text:span text:style-name="T1"> </text:span><text:span text:style-name="T3">(62/3) </text:span> ⲟⲡ ⲛ̅ⲑⲉ ⲉⲧ̣ⲟⲩϫ̣ⲡⲟ ⲙ̅ⲙⲁⲩ ⲙ̅ⲡⲓ‐ <text:line-break/><text:span text:style-name="T1"> </text:span><text:span text:style-name="T3">(62/4) </text:span> ⲙⲁ· ⲉⲩϣⲁⲙⲉⲥⲧⲟⲩ ⲉⲩϣⲟⲟⲡ ϩⲙ̅ <text:line-break/><text:span text:style-name="T1"> </text:span><text:span text:style-name="T3">(62/5) </text:span> ⲡⲟⲩⲟⲉⲓⲛ ⲉⲛⲉⲩ ⲁⲛⲉⲛⲧⲁϩϫⲡⲟⲟⲩ <text:line-break/><text:span text:style-name="T1"> </text:span><text:span text:style-name="T3">(62/6) </text:span> §[ϫ]ⲉ ⲡⲧⲏⲣϥ̅ ⲁⲡⲓⲱⲧ· ⲉⲓⲛⲉ ⲙ̅ⲙⲁⲩ <text:line-break/><text:span text:style-name="T1"> </text:span><text:span text:style-name="T3">(62/7) </text:span> [ⲁ]ⲃⲁⲗ ⲙ̅ⲡⲣⲏⲧⲉ ⲛ̅ⲛⲟⲩⲗⲓⲗⲟⲩ ϣⲏⲙ· <text:line-break/><text:span text:style-name="T1"> </text:span><text:span text:style-name="T3">(62/8) </text:span> ⲙ̅ⲡⲣⲏⲧⲉ ⲛ̣̅ⲛⲟⲩⲧⲗ̅ϯⲗⲉ ⲛ̅ⲧⲉ ⲟⲩ‐ <text:line-break/><text:span text:style-name="T1"> </text:span><text:span text:style-name="T3">(62/9) </text:span> ϩⲁⲗⲙ̣ⲉ ⲙ̅ⲡ̣ⲣⲏⲧⲉ ⲛⲛⲟⲩⲕⲟⲩⲡⲣ̅ <text:line-break/><text:span text:style-name="T1"> </text:span><text:span text:style-name="T3">(62/10) </text:span> ⲛ̣̅ⲧⲉ ⲟ̣[ⲩⲉⲗⲁ]ⲗⲉ· ⲙ̅ⲡⲣⲏⲧⲉ· ⲛ̅ⲛⲟⲩ‐ <text:line-break/><text:span text:style-name="T1"> </text:span><text:span text:style-name="T3">(62/11) </text:span> [ϩⲣ]ⲉ[ⲣⲉ ⲙⲡⲣ]ⲏ̣ⲧⲉ ⲛ̅ⲛⲟⲩⲧⲱⲕⲥ̅ ⲙ̅‐ <text:line-break/><text:span text:style-name="T1"> </text:span><text:span text:style-name="T3">(62/12) </text:span> [.....]ⲱⲡ· ⲉⲩⲣ̅ ⲭⲣⲓⲁ ⲛ̅ⲛⲟⲩϫⲓ ⲥⲁ‐ <text:line-break/><text:span text:style-name="T1"> </text:span><text:span text:style-name="T3">(62/13) </text:span> [ⲛⲉϣ] ⲙⲛ̅ ⲟⲩⲡⲁⲩⲣⲉ· ⲙⲛ̅ ⲟⲩⲙⲛ̅ⲧ‐ <text:line-break/><text:span text:style-name="T1"> </text:span><text:span text:style-name="T3">(62/14) </text:span> ⲁ̣[ⲧϣ]ⲧ̣ⲁ ⲁϥⲉⲙⲁϩⲧⲉ ⲙ̅ⲙⲟⲥ <text:line-break/><text:span text:style-name="T1"> </text:span><text:span text:style-name="T3">(62/15) </text:span> ⲁ̣ⲩⲟⲩⲁⲉⲓϣ· ⲡⲉⲧⲉⲁϥⲙⲉⲩⲉ <text:line-break/><text:span text:style-name="T1"> </text:span><text:span text:style-name="T3">(62/16) </text:span> ⲁⲣⲁⲥ ϫⲛ ⲛ̅ϣⲁⲣⲡ̅· ⲛ̅ⲧⲁϥ ⲙ̅ⲙⲉⲛ <text:line-break/><text:span text:style-name="T1"> </text:span><text:span text:style-name="T3">(62/17) </text:span> ⲟⲩⲛⲧⲉϥⲥ̅ ⲙⲙⲉⲩ ϫⲛ ⲛ̅ϣⲁⲣⲡ̅ <text:line-break/><text:span text:style-name="T1"> </text:span><text:span text:style-name="T3">(62/18) </text:span> ⲁϥⲛⲉⲩ ⲁⲣⲁⲥ· ⲁϥϩⲱⲧⲡ̅ ⲇⲉ ⲙ̅ⲙⲟⲥ <text:line-break/><text:span text:style-name="T1"> </text:span><text:span text:style-name="T3">(62/19) </text:span> ⲁⲛⲁⲉⲓ· ⲉⲛⲧⲁϩⲣ̅ ϣⲟⲣⲡ̅ ⲛ̅{ⲉ̅ⲓ} ⲁⲃⲁⲗ <text:line-break/><text:span text:style-name="T1"> </text:span><text:span text:style-name="T3">(62/20) </text:span> ⲙⲙⲁϥ ϩⲛ̅ⲛ ⲟⲩⲫⲑⲟⲛⲟⲥ ⲉⲛ ⲁⲗ‐ <text:line-break/><text:span text:style-name="T1"> </text:span><text:span text:style-name="T3">(62/21) </text:span> ⲗⲁ ϫⲉⲕⲁⲥⲉ· ⲛ̅ⲥⲉⲧⲙ̅ϫⲓ· ϫⲛ̅ <text:line-break/><text:span text:style-name="T1"> </text:span><text:span text:style-name="T3">(62/22) </text:span> ⲛ̅ϣⲁⲣⲡ̅ ⲛ̅ⲧⲟⲩⲙⲛ̅ⲧⲁⲧϣⲧⲁ 〈ⲛ̅〉ϫⲓ ⲛ̅ⲓ‐ <text:line-break/><text:span text:style-name="T1"> </text:span><text:span text:style-name="T3">(62/23) </text:span> ⲁⲓⲱⲛ ⲛ̅ⲥⲉⲧⲙ̅ϥⲓⲧⲟⲩ ⲁϩⲣⲏⲓ̈ ⲁⲡⲓ‐ <text:line-break/><text:span text:style-name="T1"> </text:span><text:span text:style-name="T3">(62/24) </text:span> ⲉⲁⲩ ϣⲁ ⲡⲓⲱⲧ· ⲛ̅ⲥⲉⲙⲉⲩⲉ ⲛⲉⲩ <text:line-break/><text:span text:style-name="T1"> </text:span><text:span text:style-name="T3">(62/25) </text:span> ⲟⲩⲁⲉⲉⲧⲟⲩ ϫⲉ ⲁⲃⲁⲗ ⲙ̅ⲙⲟⲟⲩ <text:line-break/><text:span text:style-name="T1"> </text:span><text:span text:style-name="T3">(62/26) </text:span> ⲟⲩⲛ̅ⲧⲉⲩ ⲙ̣ⲡⲁⲉⲓ ⲙ̅ⲙⲉⲩ {ⲁ} ⲁⲗⲗⲁ <text:line-break/><text:span text:style-name="T1"> </text:span><text:span text:style-name="T3">(62/27) </text:span> ⲙ̅ⲡⲣⲏⲧⲉ ⲛ̅ⲇⲉ· ⲉⲛⲧⲁϥⲣ̅ ϩⲛⲉϥ <text:line-break/><text:span text:style-name="T1"> </text:span><text:span text:style-name="T3">(62/28) </text:span> ⲁϯ ⲛⲉⲩ· ⲁⲧⲣⲟⲩϣⲱⲡⲉ· ⲡⲉⲉⲓ <text:line-break/><text:span text:style-name="T1"> </text:span><text:span text:style-name="T3">(62/29) </text:span> ⲡⲉ ⲡⲣⲏⲧⲉ ⲁⲛ ⲁⲧⲣⲟⲩϣⲱⲡⲉ ⲛⲁⲧ‐ <text:line-break/><text:span text:style-name="T1"> </text:span><text:span text:style-name="T3">(62/30) </text:span> ϣⲧⲁ· ⲛ̅ⲧⲁⲣⲉϥⲣ̅ ϩⲛⲉϥ ⲁϥϯ ⲛⲉⲩ <text:line-break/><text:span text:style-name="T1"> </text:span><text:span text:style-name="T3">(62/31) </text:span> ⲙ̅ⲡⲓⲙⲉⲉⲩⲉ ⲉⲧϫⲏⲕ ⲁⲃⲁⲗ· ⲛ̅‐ <text:line-break/><text:span text:style-name="T1"> </text:span><text:span text:style-name="T3">(62/32) </text:span> ⲧⲉ ϯⲙⲛ̅ⲧⲡⲉⲧⲣ̅ ⲡⲉⲧⲛⲁⲛⲟⲩϥ <text:line-break/><text:span text:style-name="T1"> </text:span><text:span text:style-name="T3">(62/33) </text:span> ⲁⲣⲁⲩⲟⲩ §ϫⲉ ⲡⲁⲉⲓ ϭⲉ ⲉⲛⲧⲁϥϫⲁⲉⲓ‐ <text:line-break/><text:span text:style-name="T1"> </text:span><text:span text:style-name="T3">(62/34) </text:span> ⲁϥ· ⲛ̅ⲛⲟⲩⲁⲉⲓⲛⲉ ⲁⲛⲉⲛⲧⲁⲩ{ⲉ̅ⲓ} ⲉ‐ <text:line-break/><text:span text:style-name="T1"> </text:span><text:span text:style-name="T3">(62/35) </text:span> ⲃⲟⲗ ⲙ̅ⲙⲟϥ ⲙ̅ⲙⲓⲛ ⲙ̅ⲙⲟϥ ⲡⲉ‐ <text:line-break/><text:span text:style-name="T1"> </text:span><text:span text:style-name="T3">(62/36) </text:span> ⲧⲟⲩⲙⲟⲩⲧⲉ ⲁⲣⲁⲟⲩ ⲙ̅ⲙⲟϥ ⲛ̅‐ <text:line-break/><text:span text:style-name="T1"> </text:span><text:span text:style-name="T3">(62/37) </text:span> ⲧⲁϥ ⲡⲉ ⲡϣⲏⲣⲉ ⲉⲧⲙⲏϩ ⲉⲧϫⲏⲕ <text:line-break/><text:soft-page-break/><text:span text:style-name="T1"> </text:span><text:span text:style-name="T3">(62/38) </text:span> ⲛ̅ⲛⲁⲧϣⲧⲁ ⲁϥⲛ̅ⲧϥ̅· ⲁⲃⲁⲗ· ⲉϥ‐ <text:line-break/><text:span text:style-name="T1"> </text:span><text:span text:style-name="T3">(62/39) </text:span> ⲧⲏⲧ ⲙⲉⲛ ⲙⲛ̅ ⲡⲉⲛⲧⲁ〈ϩ〉ⲉⲓ ⲁⲃⲁⲗ <text:line-break/><text:span text:style-name="T1"> </text:span><text:span text:style-name="T3">(63/1) </text:span> [ⲙ]ⲙⲁ̣ϥ̣ ⲉ̣[ϥⲣ] ϣ̣[‐‐‐] <text:line-break/><text:span text:style-name="T1"> </text:span><text:span text:style-name="T3">(63/2) </text:span> ⲉ̣ϥ̣ⲣ̅ ϣⲃ[ⲏ]ⲣ ⲛ̣ϫⲓ .[....]ⲙ.[..] <text:line-break/><text:span text:style-name="T1"> </text:span><text:span text:style-name="T3">(63/3) </text:span> ⲡⲧⲏⲣϥ̅· ⲕⲁⲧⲁ [...].[.] ⲉⲣ̣ⲉⲡⲟⲩⲉ[ⲓ] <text:line-break/><text:span text:style-name="T1"> </text:span><text:span text:style-name="T3">(63/4) </text:span> ⲡⲟⲩⲉⲓ̈ ⲛⲁϣⲁ[ⲡϥ] ⲁ̣ⲣⲁϥ ⲙ̅ⲙⲁϥ̣ <text:line-break/><text:span text:style-name="T1"> </text:span><text:span text:style-name="T3">(63/5) </text:span> ⲉⲧϥⲙⲛ̅ⲧⲛⲁϭ ⲉⲛ ⲧⲉ ⲧⲉⲉⲓ· <text:line-break/><text:span text:style-name="T1"> </text:span><text:span text:style-name="T3">(63/6) </text:span> ⲉⲙⲡⲁⲧⲁⲩϣⲁⲡϥ̅ ⲙ̅ⲙⲟϥ ⲁⲗⲗ̣[ⲁ] <text:line-break/><text:span text:style-name="T1"> </text:span><text:span text:style-name="T3">(63/7) </text:span> ϥϣⲟⲟⲡ· ⲛ̅ⲧⲁϥ ⲛⲧⲁⲉⲓⲉ· ⲉⲧⲉ̣[ϥ]‐ <text:line-break/><text:span text:style-name="T1"> </text:span><text:span text:style-name="T3">(63/8) </text:span> ϣⲟⲟⲡ ⲙ̅ⲙⲁϥ ⲙ̅ⲡϥ̅ⲣⲏⲧⲉ ⲙⲛ̣ [ⲡⲉ]‐ <text:line-break/><text:span text:style-name="T1"> </text:span><text:span text:style-name="T3">(63/9) </text:span> ϥⲥⲙⲁⲧ· ⲙⲛ̅ ⲧⲉϥ̣ⲙⲛ̅ⲧⲛⲟϭ̣ <text:line-break/><text:span text:style-name="T1"> </text:span><text:span text:style-name="T3">(63/10) </text:span> ⲉⲩⲛ̅ ϭⲁⲙ ⲙ̅ⲙⲁϥ [ⲁⲧ]ⲣ̣ⲟ̣ⲩ̣ⲛⲉⲩ [ⲁ]‐ <text:line-break/><text:span text:style-name="T1"> </text:span><text:span text:style-name="T3">(63/11) </text:span> ⲣⲁϥ· ⲛ̅ⲥⲉϫⲟⲟⲥ ⲁ̣[ⲡ]ⲉ̣ⲧ̣[ⲟ]ⲩ̣ⲥⲁ̣[ⲩⲛⲉ] <text:line-break/><text:span text:style-name="T1"> </text:span><text:span text:style-name="T3">(63/12) </text:span> ⲙ̅ⲙⲁϥ· ⲛ̅ⲧⲉϥ ⲉⲩⲣ̅ ⲫⲟ̣ⲣ̣ⲓ̣ [ⲙ]‐ <text:line-break/><text:span text:style-name="T1"> </text:span><text:span text:style-name="T3">(63/13) </text:span> ⲙⲁϥ ⲉϥⲣ̅ ⲫⲟⲣⲓ ⲙ̅ⲙⲁⲩ [ϫⲉ] <text:line-break/><text:span text:style-name="T1"> </text:span><text:span text:style-name="T3">(63/14) </text:span> ⲟⲩⲛ̅ ϭⲟⲙ ⲙ̅ⲙⲁⲩ ⲛ̅ⲧⲉϩ̣[ⲁϥ ϥ]‐ <text:line-break/><text:span text:style-name="T1"> </text:span><text:span text:style-name="T3">(63/15) </text:span> ϣⲟⲟⲡ ⲛ̅ⲧⲁϥ ⲛ̅ⲑⲉ ⲉⲧϥ̅ϣ[ⲟ]ⲟ̣ⲡ̣ <text:line-break/><text:span text:style-name="T1"> </text:span><text:span text:style-name="T3">(63/16) </text:span> ⲙ̅ⲙⲁⲥ ⲛⲇⲉ ⲡⲓⲁⲧϣ ⲉⲣ ⲙⲓⲛⲉ <text:line-break/><text:span text:style-name="T1"> </text:span><text:span text:style-name="T3">(63/17) </text:span> ⲙ̅ⲙⲁϥ ϫⲉⲕⲁⲥⲉ ⲉϥⲛⲁϫⲓ <text:line-break/><text:span text:style-name="T1"> </text:span><text:span text:style-name="T3">(63/18) </text:span> ⲉⲁⲩ ⲁⲃⲁⲗ ϩⲛ̅ ⲡⲟⲩⲉⲉⲓ ⲡⲟⲩⲉⲉⲓ <text:line-break/><text:span text:style-name="T1"> </text:span><text:span text:style-name="T3">(63/19) </text:span> ϥⲟⲩⲁⲛϩ̅ϥ ⲉⲃⲟⲗ· ⲙ̅ⲙⲓⲛ ⲙ̅ⲙⲁϥ <text:line-break/><text:span text:style-name="T1"> </text:span><text:span text:style-name="T3">(63/20) </text:span> ⲛ̅ϭⲓ ⲡⲓⲱⲧ· ⲁⲩⲱ ϩⲛ̅ ⲧⲉϥⲙⲛ̅ⲧⲁⲧ·‐ <text:line-break/><text:span text:style-name="T1"> </text:span><text:span text:style-name="T3">(63/21) </text:span> ϣⲉϫⲉ ⲁⲣⲁϥ ⲉϥϩⲏⲡ ⲛ̅ⲁⲧⲛⲉⲩ <text:line-break/><text:span text:style-name="T1"> </text:span><text:span text:style-name="T3">(63/22) </text:span> ⲁⲣⲁϥ· ⲉⲩⲣ̅ ⲑⲁⲩⲙⲁ ⲙ̅ⲙⲁϥ <text:line-break/><text:span text:style-name="T1"> </text:span><text:span text:style-name="T3">(63/23) </text:span> ϩⲛ̅ⲛ ⲟⲩ·ⲛⲟⲩⲥ ⲉⲧⲃⲉ ⲡⲉⲉⲓ ⲧⲙⲛ̅ⲧ‐ <text:line-break/><text:span text:style-name="T1"> </text:span><text:span text:style-name="T3">(63/24) </text:span> ⲛⲁϭ ⲙ̅ⲡⲉϥϫⲓⲥⲉ ϩⲙ̅ ⲡⲧⲣⲟⲩ‐ <text:line-break/><text:span text:style-name="T1"> </text:span><text:span text:style-name="T3">(63/25) </text:span> ϣⲉϫⲉ ⲁⲣⲁϥ ⲛⲥⲉⲛⲉⲩ ⲁⲣⲁϥ <text:line-break/><text:span text:style-name="T1"> </text:span><text:span text:style-name="T3">(63/26) </text:span> ϥϣⲱⲡⲉ ⲉϥⲟⲩⲁⲛϩ̅ ⲁⲃⲁⲗ <text:line-break/><text:span text:style-name="T1"> </text:span><text:span text:style-name="T3">(63/27) </text:span> ⲉⲩⲛⲁϩⲱⲥ ⲁⲣⲁϥ ⲉⲧⲃⲉ ⲡϩⲟⲩⲟ <text:line-break/><text:span text:style-name="T1"> </text:span><text:span text:style-name="T3">(63/28) </text:span> ⲛ̅ⲧⲉϥⲙⲛ̅ⲧϩⲗ̅ϭⲉ ϩⲛ̅ ϯⲭⲁⲣⲓⲥ <text:line-break/><text:span text:style-name="T1"> </text:span><text:span text:style-name="T3">(63/29) </text:span> ⲛ̅ⲇⲉ 〈‐‐‐〉 ⲁⲩⲱ ⲙ̅ⲡⲣⲏⲧⲉ {ⲁⲩⲱ ⲙ̅‐ <text:line-break/><text:span text:style-name="T1"> </text:span><text:span text:style-name="T3">(63/30) </text:span> ⲡⲣⲏⲧⲉ·} ⲛⲛⲓⲙⲛ̅ⲧⲣⲙ̅ⲙ̅ⲙⲁ‐ <text:line-break/><text:span text:style-name="T1"> </text:span><text:span text:style-name="T3">(63/31) </text:span> ⲉⲓϩⲉ· ⲛ̅ⲧⲉ ⲛⲓⲙⲛ̅ⲧⲕⲁ ⲣⲱⲥ <text:line-break/><text:span text:style-name="T1"> </text:span><text:span text:style-name="T3">(63/32) </text:span> ϩⲛ̅ⲙⲓⲥⲉ{ⲥⲉ} ⲛⲉ ϣⲁ ⲉⲛⲏϩⲉ <text:line-break/><text:span text:style-name="T1"> </text:span><text:span text:style-name="T3">(63/33) </text:span> ⲛ̅ⲧⲁⲩ ⲛ̅ⲇⲉ ϩⲛ̅ϫⲡⲟ ⲛⲛⲟⲩⲥ ⲛⲉ· <text:line-break/><text:span text:style-name="T1"> </text:span><text:span text:style-name="T3">(63/34) </text:span> ⲧⲉⲉⲓ ⲧⲉ ⲑⲉ ϩⲱϥ ⲁⲛ ⲛ̅ⲛⲓⲇⲓⲁ‐ <text:line-break/><text:span text:style-name="T1"> </text:span><text:span text:style-name="T3">(63/35) </text:span> ⲑⲉⲥⲓⲥ ⲛ̅ⲧⲉ ⲡⲗⲟⲅⲟⲥ ϩⲛ̅ⲡⲣⲟⲃⲟ‐ <text:line-break/><text:span text:style-name="T1"> </text:span><text:span text:style-name="T3">(63/36) </text:span> ⲗⲏ ⲛⲉ ⲙ̅ⲡⲛ(ⲉⲩⲙ)ⲁⲧⲓⲕⲏ ⲛ̅ⲧⲁⲩ ϭⲉ ⲙ̅‐ <text:line-break/><text:span text:style-name="T1"> </text:span><text:span text:style-name="T3">(63/37) </text:span> ⲡⲉⲥⲛⲉⲩ ϩⲱⲥ ⲉⲛⲁⲩⲗⲟⲅⲟⲥ ⲡⲉ <text:line-break/><text:span text:style-name="T1"> </text:span><text:span text:style-name="T3">(64/1) </text:span> [ϩⲉ]ⲛ̣ⲥ̣[ⲡⲉⲣⲙⲁ] ⲛⲉ[·] ⲁⲩⲱ ϩⲉⲛ̣‐ <text:line-break/><text:span text:style-name="T1"> </text:span><text:span text:style-name="T3">(64/2) </text:span> ⲙⲉⲩⲉ ⲛ[ⲧⲉ ⲛ]ⲉϥⲙⲓⲥⲉ ⲛⲉ· <text:line-break/><text:span text:style-name="T1"> </text:span><text:span text:style-name="T3">(64/3) </text:span> ⲁ̣ⲩⲱ ϩⲉⲛⲛⲟⲩⲛ̣ⲉ ⲉⲩⲁⲛϩ̅ <text:line-break/><text:span text:style-name="T1"> </text:span><text:span text:style-name="T3">(64/4) </text:span> ⲁⲛⲏϩⲉ ⲧⲙⲉⲧ· ⲉⲩⲟⲩⲁⲛϩ̅ ϫⲉ <text:line-break/><text:span text:style-name="T1"> </text:span><text:span text:style-name="T3">(64/5) </text:span> ϩⲉⲛϫⲡⲟ ⲛⲉ ⲛⲧⲁϩⲓ̈ ⲁⲃⲁⲗ ⲙ̅‐ <text:line-break/><text:span text:style-name="T1"> </text:span><text:span text:style-name="T3">(64/6) </text:span> ⲙⲁⲩ· ⲉϩⲛ̅ⲛⲟⲩⲥ ⲛⲉ· ⲁⲩⲱ ϩⲛ̅‐ <text:line-break/><text:span text:style-name="T1"> </text:span><text:span text:style-name="T3">(64/7) </text:span> ⲡ̣ⲛ(ⲉⲩⲙ)ⲁⲧⲓⲕⲟⲛ ⲛⲉ· ⲛ̅ϫⲡⲟ ⲉϩⲟⲩⲛ ⲉⲩ‐ <text:line-break/><text:span text:style-name="T1"> </text:span><text:span text:style-name="T3">(64/8) </text:span> ⲉⲁⲩ· ⲙ̅[ⲡ]ⲓ̣ⲱⲧ· §ϫⲉ ⲙⲛ̅ ⲭⲣⲓⲁ <text:line-break/><text:soft-page-break/><text:span text:style-name="T1"> </text:span><text:span text:style-name="T3">(64/9) </text:span> ⲛ̅ⲥⲙⲏ ϩ[ⲓ ⲡ]ⲛ(ⲉⲩⲙ)ⲁ ⲛ̅ⲛⲟⲩⲥ ⲁⲩⲱ ⲛ̅‐ <text:line-break/><text:span text:style-name="T1"> </text:span><text:span text:style-name="T3">(64/10) </text:span> ⲗ̣ⲟⲅ̣[ⲟ]ⲥ̣· ϫ̣[ⲉ] ⲟⲩⲇⲉ ⲙⲛ̅ ⲭⲣⲉⲓⲁ ⲛⲣ̅ <text:line-break/><text:span text:style-name="T1"> </text:span><text:span text:style-name="T3">(64/11) </text:span> [ϩⲱ]ⲃ [ⲁ]ϩ̣ⲟⲩⲛ̣ ⲁ̣ⲡⲉⲧⲟⲩⲣ̅ ϩⲛⲉⲩ ⲛ̅‐ <text:line-break/><text:span text:style-name="T1"> </text:span><text:span text:style-name="T3">(64/12) </text:span> [ⲉⲉϥ]· ⲁⲗⲗⲁ ϩⲙ̅ ⲡⲥⲙⲁⲧ· ⲉⲧⲉ‐ <text:line-break/><text:span text:style-name="T1"> </text:span><text:span text:style-name="T3">(64/13) </text:span> [ⲛⲉϥ]ϣⲟⲟⲡ ⲙ̅ⲙⲁϥ· ⲧⲉⲉⲓ ⲧⲉ ⲑⲉ <text:line-break/><text:span text:style-name="T1"> </text:span><text:span text:style-name="T3">(64/14) </text:span> [ⲛⲛⲉ]ⲧⲁϩⲉⲓ̅ ⲁⲃⲁⲗ· ⲙ̅ⲙⲁϥ ⲉⲩ‐ <text:line-break/><text:span text:style-name="T1"> </text:span><text:span text:style-name="T3">(64/15) </text:span> ϫⲡ̣ⲟ̣ ⲙ̅ⲡⲉⲧⲟⲩⲁϣϥ̅ ⲧⲏⲣϥ̅ ⲁⲩⲱ <text:line-break/><text:span text:style-name="T1"> </text:span><text:span text:style-name="T3">(64/16) </text:span> ⲡⲉⲧⲟⲩⲣ̅ ⲛⲟⲉⲓ ⲙ̅ⲙⲁϥ· ⲙⲛ̅ ⲡⲉ‐ <text:line-break/><text:span text:style-name="T1"> </text:span><text:span text:style-name="T3">(64/17) </text:span> ⲧⲟⲩϫⲟⲩ ⲙ̅ⲙⲁϥ ⲙⲛ̅ ⲡⲉⲧⲟⲩ‐ <text:line-break/><text:span text:style-name="T1"> </text:span><text:span text:style-name="T3">(64/18) </text:span> ⲕⲓⲙ ⲁⲣⲁⲩⲟⲩ ⲉϩⲟⲩⲛ ⲉⲣⲟϥ ⲙⲛ̅ <text:line-break/><text:span text:style-name="T1"> </text:span><text:span text:style-name="T3">(64/19) </text:span> ⲡⲉⲧⲟⲩⲕⲁⲁⲧ· ⲁϩⲣⲏⲓ̈ ⲙ̅ⲙⲁϥ ⲁⲩⲱ <text:line-break/><text:span text:style-name="T1"> </text:span><text:span text:style-name="T3">(64/20) </text:span> ⲡⲉⲧⲟⲩϩⲱⲥ ⲙ̅ⲙⲟϥ ⲉⲩϯ ⲉⲟ‐ <text:line-break/><text:span text:style-name="T1"> </text:span><text:span text:style-name="T3">(64/21) </text:span> ⲟⲩ ⲙ̅ⲙⲟϥ ⲟⲩⲛ̅ⲧⲉϥ ⲙ̅ⲙⲉⲩ <text:line-break/><text:span text:style-name="T1"> </text:span><text:span text:style-name="T3">(64/22) </text:span> ⲛ̅ϣⲏⲣⲉ ⲧⲉⲉⲓ ⲅⲁⲣ ⲧⲉ ⲧⲟⲩϭⲟⲙ <text:line-break/><text:span text:style-name="T1"> </text:span><text:span text:style-name="T3">(64/23) </text:span> ⲛ̅ⲣⲱⲙⲉϥϫⲡⲟ ⲛ̅ⲑⲉ ϩⲱⲱϥ ⲁⲛ <text:line-break/><text:span text:style-name="T1"> </text:span><text:span text:style-name="T3">(64/24) </text:span> ⲛ̅ⲛⲉⲉⲓ ⲉⲛⲧⲁⲩⲉⲓ ⲉⲃⲟⲗ ⲙ̅ⲙⲟⲟⲩ <text:line-break/><text:span text:style-name="T1"> </text:span><text:span text:style-name="T3">(64/25) </text:span> ⲕⲁⲧⲁ ⲧⲟⲩⲙⲛ̅ⲧϯ ⲧⲟⲟⲧϥ̅ ⲙⲛ̅ ⲛⲉⲩ‐ <text:line-break/><text:span text:style-name="T1"> </text:span><text:span text:style-name="T3">(64/26) </text:span> ⲉⲣⲏⲩ ⲉⲩϯ ⲛ̅ⲧⲟⲟⲧϥ̅ ⲛ̅ⲛⲉⲩ‐ <text:line-break/><text:span text:style-name="T1"> </text:span><text:span text:style-name="T3">(64/27) </text:span> ⲉⲣⲏⲩ ⲙ̅ⲡⲥⲙⲁⲧ· ⲛⲛⲓⲁⲧϫⲡⲟⲟⲩ <text:line-break/><text:span text:style-name="T1"> </text:span><text:span text:style-name="T3">(64/28) </text:span> §ϫⲉ ⲡⲓⲱⲧ ⲙⲉⲛ ⲕⲁⲧⲁ ⲡⲉⲧϥ̅‐ <text:line-break/><text:span text:style-name="T1"> </text:span><text:span text:style-name="T3">(64/29) </text:span> ϫⲁⲥⲓ ⲙ̅ⲙⲁϥ· ⲁⲛⲓⲡⲧⲏⲣϥ ⲉϥⲟ ⲛ̅‐ <text:line-break/><text:span text:style-name="T1"> </text:span><text:span text:style-name="T3">(64/30) </text:span> ⲁⲧⲥⲟⲩⲱⲛϥ̅ ⲁⲩⲱ ⲛ̅ⲁⲧϣⲁⲡϥ̅· <text:line-break/><text:span text:style-name="T1"> </text:span><text:span text:style-name="T3">(64/31) </text:span> ⲉⲩⲛ̅ⲧⲉϥ ⲙ̅ⲙⲉⲩ ⲛ̅ϯⲙⲛ̅ⲧⲛⲟϭ <text:line-break/><text:span text:style-name="T1"> </text:span><text:span text:style-name="T3">(64/32) </text:span> ⲙ̅ⲡⲓⲣⲏⲧⲉ ⲙⲛ̅ ϯⲁⲉⲓⲏ· ⲛ̅ⲑⲉ <text:line-break/><text:span text:style-name="T1"> </text:span><text:span text:style-name="T3">(64/33) </text:span> ⲉⲛⲉⲛⲧⲁϥⲟⲩⲁⲛϩϥ̅ ⲁⲃⲁⲗ· ⲛ̅ⲥⲉ‐ <text:line-break/><text:span text:style-name="T1"> </text:span><text:span text:style-name="T3">(64/34) </text:span> ϩⲏⲧϥ̅ ϩⲛ̅ ⲟⲩϣⲱⲱⲧ· ⲁⲃⲁⲗ· ⲁ‐ <text:line-break/><text:span text:style-name="T1"> </text:span><text:span text:style-name="T3">(64/35) </text:span> ⲛⲉⲧϫⲁⲥⲓ ⲧⲏⲣⲟⲩ ⲛ̅ⲧⲉ ⲛⲓⲁⲱⲛ <text:line-break/><text:span text:style-name="T1"> </text:span><text:span text:style-name="T3">(64/36) </text:span> ⲉⲛⲧⲁⲩⲉⲓ ⲁⲃⲁⲗ ⲙ̅ⲙⲁϥ ⲛⲉⲩ‐ <text:line-break/><text:span text:style-name="T1"> </text:span><text:span text:style-name="T3">(64/37) </text:span> ⲛⲁⲧⲉⲕⲟ ⲡⲉ· ⲉⲧⲃⲉ ⲡⲁⲉⲓ ⲡⲉϥ‐ <text:line-break/><text:span text:style-name="T1"> </text:span><text:span text:style-name="T3">(64/38) </text:span> ϫⲓⲛ ⲙⲛ̅ ⲧⲉϥⲙⲛ̅ⲧⲁⲧϩⲓ̈ⲥⲉ· ⲁϥⲁ‐ <text:line-break/><text:span text:style-name="T1"> </text:span><text:span text:style-name="T3">(64/39) </text:span> ⲙⲁϩⲧⲉ ⲙ̅ⲙⲟⲥ ϩⲣⲏⲓ̈ ϩⲛ̅ ⲡⲉⲧϥ̅‐ <text:line-break/><text:span text:style-name="T1"> </text:span><text:span text:style-name="T3">(65/1) </text:span> ϣⲟⲟⲡ{ϥ̅} ⲙ̅ⲙⲁϥ̣ [ⲛⲧⲁϥ ϥϣⲟⲟⲡ ⲛ]‐ <text:line-break/><text:span text:style-name="T1"> </text:span><text:span text:style-name="T3">(65/2) </text:span> ⲁⲧϣⲉϫⲉ ⲁⲣⲁϥ [ⲁⲩⲱ ⲛ]ⲛ̅ⲁⲧ̣ϫⲉ ⲣⲉ̣[ⲛ] <text:line-break/><text:span text:style-name="T1"> </text:span><text:span text:style-name="T3">(65/3) </text:span> ⲁⲣⲁϥ· ⲁⲩⲱ ⲉϥ[ϫ]ⲁⲥ̣ⲓ ⲁⲛⲟⲩⲥ ⲛⲓⲙ <text:line-break/><text:span text:style-name="T1"> </text:span><text:span text:style-name="T3">(65/4) </text:span> ⲁⲩⲱ ⲁϣⲉϫⲉ ⲛⲓⲙ ⲡⲁⲉⲓ ⲇⲉ ⲁϥⲥⲁ[ⲩ]‐ <text:line-break/><text:span text:style-name="T1"> </text:span><text:span text:style-name="T3">(65/5) </text:span> ⲧⲛ̅ ⲙ̅ⲙⲁϥ ⲁⲃⲁⲗ ⲙ̅ⲙⲓⲛ ⲙ̅ⲙ[ⲟϥ] <text:line-break/><text:span text:style-name="T1"> </text:span><text:span text:style-name="T3">(65/6) </text:span> ⲁⲩⲱ ⲡⲉⲛⲧⲁϥⲡⲁⲣⲉϣϥ̅ ⲁⲃ[ⲁⲗ] <text:line-break/><text:span text:style-name="T1"> </text:span><text:span text:style-name="T3">(65/7) </text:span> ⲡⲉⲉⲓ ⲡⲉⲛ̅ⲧⲁϩϯ· ⲛ̅ⲛⲟⲩⲧⲁϫⲣⲟ ⲙ[ⲛ] <text:line-break/><text:span text:style-name="T1"> </text:span><text:span text:style-name="T3">(65/8) </text:span> ⲟⲩⲧⲟⲡⲟⲥ ⲙⲛ̅ ⲟⲩⲙⲁ ⲛ̅ϣⲱⲡⲉ· ⲛ‐ <text:line-break/><text:span text:style-name="T1"> </text:span><text:span text:style-name="T3">(65/9) </text:span> ⲡⲓⲧⲏⲣϥ̅ ⲉⲟⲩⲣⲉⲛ ⲛ̅ⲧⲉϥ ⲡⲉ ⲡⲉⲉ̣[ⲓ] <text:line-break/><text:span text:style-name="T1"> </text:span><text:span text:style-name="T3">(65/10) </text:span> ⲉⲧⲉ ⲁⲃⲁⲗ ϩⲓ̈ⲧⲟⲟⲧϥ̅ ⲉϥϣⲟⲟⲡ̣ <text:line-break/><text:span text:style-name="T1"> </text:span><text:span text:style-name="T3">(65/11) </text:span> ⲛⲓ̈ⲱⲧ ⲙ̅ⲡ·ⲧⲏⲣϥ̅ ⲁ̣ⲃⲁ̣ⲗ ⲛ̅ⲧⲉ̣ϥ̣ⲙ̣[ⲛⲧ]‐ <text:line-break/><text:span text:style-name="T1"> </text:span><text:span text:style-name="T3">(65/12) </text:span> ϣⲟⲡ ϩⲓ̈ⲥⲉ· ⲁⲣⲁⲩ 〈ⲛ〉ⲉⲧϣⲟⲟⲡ̣· ⲉⲁϥ‐ <text:line-break/><text:span text:style-name="T1"> </text:span><text:span text:style-name="T3">(65/13) </text:span> ⲥⲉⲧϥ̅· ⲁϩⲣⲏⲓ̈ ⲁⲡⲟⲩⲙⲉⲩⲉ̣ ⲁⲧⲣ̣[ⲟⲩ]‐ <text:line-break/><text:span text:style-name="T1"> </text:span><text:span text:style-name="T3">(65/14) </text:span> ϣⲓⲛⲉ ⲛ̅ⲥⲱϥ· ⲡϩⲟⲩⲟ ⲛ̅ⲧⲉ ⲧ.[.].[..] <text:line-break/><text:span text:style-name="T1"> </text:span><text:span text:style-name="T3">(65/15) </text:span> ⲁⲃⲁⲗ ϩⲙ̅ ⲡⲧⲣⲟⲩⲣ̅ ⲛⲟⲉⲓ ϫⲉ ϥϣⲟ‐ <text:line-break/><text:span text:style-name="T1"> </text:span><text:span text:style-name="T3">(65/16) </text:span> [ⲟⲡ] ⲁ̣ⲩⲱ ⲛ̅ⲥⲉϣⲓⲛⲉ· ϫⲉ ⲉⲩ ⲡⲉ⟦ⲛ̅⟧‐ <text:line-break/><text:soft-page-break/><text:span text:style-name="T1"> </text:span><text:span text:style-name="T3">(65/17) </text:span> [ⲧⲉ]ⲛ̣ⲉϥϣⲟⲟⲡ· ⲡⲉⲉⲓ ⲇⲉ ⲁⲩⲧⲉ‐ <text:line-break/><text:span text:style-name="T1"> </text:span><text:span text:style-name="T3">(65/18) </text:span> [ⲉⲓ]ϥ̣ ⲛⲉⲩ ⲉⲩⲁⲡⲟⲗⲁⲩⲥⲓⲥ ⲙⲛ̅ <text:line-break/><text:span text:style-name="T1"> </text:span><text:span text:style-name="T3">(65/19) </text:span> ⲟⲩⲥⲁⲛⲉϣ· ⲙⲛ̅ ⲁⲗⲏⲗ· ⲙⲛ̅ ⲟⲩϩⲟⲩⲟ <text:line-break/><text:span text:style-name="T1"> </text:span><text:span text:style-name="T3">(65/20) </text:span> ⲛ̅ⲧⲉ ϯⲙⲛ̅ⲧⲣ̅ ⲟⲩⲟⲁⲉⲓⲛ· ⲉⲧⲉ ϯ·‐ <text:line-break/><text:span text:style-name="T1"> </text:span><text:span text:style-name="T3">(65/21) </text:span> ⲧⲙⲛ̅ⲧϣⲃⲏⲣ· ϣⲱⲡ ϩⲓ̈ⲥⲉ ⲛ̅ⲧⲉϥ ⲧⲉ· <text:line-break/><text:span text:style-name="T1"> </text:span><text:span text:style-name="T3">(65/22) </text:span> ⲡⲓⲥⲁⲩⲛⲉ ⲛ̅ⲧⲉϥ ⲁⲩⲱ ⲡⲓⲙⲟⲩϫϭ <text:line-break/><text:span text:style-name="T1"> </text:span><text:span text:style-name="T3">(65/23) </text:span> ⲛ̅ⲧⲉϥ· ϣⲁⲣⲁⲩ ⲉⲧⲉ ⲡⲁⲉⲓ ⲡⲉ· <text:line-break/><text:span text:style-name="T1"> </text:span><text:span text:style-name="T3">(65/24) </text:span> ⲉⲧⲟⲩⲙⲟⲩⲧⲉ ⲁⲣⲁϥ ⲁⲩⲱ ⲛ̅ⲧⲁϥ <text:line-break/><text:span text:style-name="T1"> </text:span><text:span text:style-name="T3">(65/25) </text:span> ⲡⲉ ⲡϣⲏⲣⲉ· ⲉⲛⲧⲁ̣ϥ ⲡⲉ ⲛⲓⲡⲧⲏⲣϥ <text:line-break/><text:span text:style-name="T1"> </text:span><text:span text:style-name="T3">(65/26) </text:span> {ϫ} ⲁⲩⲱ ⲡⲉⲛⲧⲁⲩⲥⲟⲩⲱⲛϥ̅ ϫⲉ ⲛⲓⲙ <text:line-break/><text:span text:style-name="T1"> </text:span><text:span text:style-name="T3">(65/27) </text:span> ⲡⲉ· ⲁⲩⲱ ⲉϥⲧⲉⲉ[ⲓ]ⲉ ϩⲓ̈ⲱⲱϥ <text:line-break/><text:span text:style-name="T1"> </text:span><text:span text:style-name="T3">(65/28) </text:span> ⲡⲁⲉⲓ ⲡⲉ ⲉⲧⲟⲩⲙⲟⲩⲧⲉ ⲁⲣⲁϥ ⲙ̅‐ <text:line-break/><text:span text:style-name="T1"> </text:span><text:span text:style-name="T3">(65/29) </text:span> ⲙⲁϥ ϫⲉ ϣⲏⲣⲉ· ⲁⲩⲱ ⲉⲧⲟⲩⲣ̅ ⲛⲟⲓ̈ <text:line-break/><text:span text:style-name="T1"> </text:span><text:span text:style-name="T3">(65/30) </text:span> ⲙ̅ⲙⲁϥ· ϫⲉ ϥϣⲟⲟⲡ· ⲁⲩⲱ ⲛⲉⲩϣⲓ‐ <text:line-break/><text:span text:style-name="T1"> </text:span><text:span text:style-name="T3">(65/31) </text:span> ⲛⲉ ⲛ̅ⲥⲱϥ ⲡⲉ· ⲡⲉⲉⲓ ⲡⲉ ⲡⲉⲧϣⲟⲟⲡ· <text:line-break/><text:span text:style-name="T1"> </text:span><text:span text:style-name="T3">(65/32) </text:span> ⲛ̅ⲉⲓⲱⲧ· ⲁⲩⲱ ⲡⲉⲧⲟⲩⲛⲁϣ ϣⲉϫⲉ <text:line-break/><text:span text:style-name="T1"> </text:span><text:span text:style-name="T3">(65/33) </text:span> ⲁⲣⲁϥ ⲉⲛ ⲁⲩⲱ ⲡⲉⲧⲟⲩⲣ̅ ⲛⲟⲉⲓ ⲙ̅‐ <text:line-break/><text:span text:style-name="T1"> </text:span><text:span text:style-name="T3">(65/34) </text:span> ⲙⲁϥ· ⲉⲛ· ⲡⲉⲉⲓ ⲡⲉ ⲉⲧⲣ̅ ϣⲣⲡ̅ ⲛ̅ϣⲱ‐ <text:line-break/><text:span text:style-name="T1"> </text:span><text:span text:style-name="T3">(65/35) </text:span> ⲡⲉ· §ϫⲉ ⲙⲛ̅ ϭⲟⲙ ⲛ̅ⲗⲁⲩⲉ ⲁⲣ̅ ⲛⲟⲓ̈ <text:line-break/><text:span text:style-name="T1"> </text:span><text:span text:style-name="T3">(65/36) </text:span> ⲙ̅ⲙⲁϥ ⲏ%5 ⲁⲙⲉⲩⲉ ⲁⲣⲁϥ· ⲏ%5 ⲉⲩⲛⲁϣ <text:line-break/><text:span text:style-name="T1"> </text:span><text:span text:style-name="T3">(65/37) </text:span> ϩⲱⲛ ⲉϩⲟⲩⲛ ⲁⲙⲉⲩ ⲟⲩⲃⲉ ⲡⲉⲧϫⲁⲥⲓ· <text:line-break/><text:span text:style-name="T1"> </text:span><text:span text:style-name="T3">(65/38) </text:span> ⲟⲩⲃⲉ ⲡϣⲣⲡ̅ ⲛ̅ϣⲱⲡⲉ ϩⲛⲛ ⲟⲩⲙⲛ̅ⲧ‐ <text:line-break/><text:span text:style-name="T1"> </text:span><text:span text:style-name="T3">(65/39) </text:span> ϫⲁⲉⲓⲥ ⲁⲗⲗⲁ ⲣⲉⲛ ⲛⲓⲙ ⲉⲩⲣ̅ ⲛⲟⲉⲓ ⲙ̅‐ <text:line-break/><text:span text:style-name="T1"> </text:span><text:span text:style-name="T3">(65/40) </text:span> ⲙⲁϥ <text:line-break/><text:span text:style-name="T1"> </text:span><text:span text:style-name="T3">(66/1) </text:span> ⲏ̣ ⲉⲩ{ⲣ̅ ⲛⲟⲉ̣[ⲓ] ⲙ̣ⲙ̣ⲁϥ ⲏ ⲉⲩ}ϫⲟⲩ <text:line-break/><text:span text:style-name="T1"> </text:span><text:span text:style-name="T3">(66/2) </text:span> ⲙ̣̅ⲙⲁϥ ϩⲁⲣⲟϥ ⲉ̣ⲩⲉⲓⲛⲉ ⲙ̅ⲙⲁⲩ <text:line-break/><text:span text:style-name="T1"> </text:span><text:span text:style-name="T3">(66/3) </text:span> ⲁⲃⲁⲗ ⲁⲩⲉⲁⲩ ⲛ̅ⲛⲟⲩⲓ̈ⲭⲛⲟⲥ <text:line-break/><text:span text:style-name="T1"> </text:span><text:span text:style-name="T3">(66/4) </text:span> ⲛ̣̅ⲧⲉϥ ⲕⲁⲧⲁ ⲧϭⲟⲙ· ⲙ̅ⲡⲟⲩⲉⲉⲓ <text:line-break/><text:span text:style-name="T1"> </text:span><text:span text:style-name="T3">(66/5) </text:span> [ⲡ]ⲟ̣ⲩⲉⲉⲓ· ⲛ̅ⲛⲉⲧϯ ⲉⲁⲩ ⲛⲉϥ ⲡⲉⲛ‐ <text:line-break/><text:span text:style-name="T1"> </text:span><text:span text:style-name="T3">(66/6) </text:span> [ⲧ]ⲁϩϣⲁⲉⲓ→ⲉ← ϭⲉ ⲁⲃⲁⲗ ⲙ̅ⲙⲁϥ ⲉϥⲥⲁⲩ‐ <text:line-break/><text:span text:style-name="T1"> </text:span><text:span text:style-name="T3">(66/7) </text:span> [ⲧ]ⲛ̅ ⲙ̅ⲙⲁϥ ⲁⲃⲁⲗ ⲁⲩϭⲛϫⲡⲟ· ⲙⲛ̅‐ <text:line-break/><text:span text:style-name="T1"> </text:span><text:span text:style-name="T3">(66/8) </text:span> ⲛ̣ ⲟⲩⲥⲁⲩⲛⲉ ⲛ̅ⲧⲉ ⲛⲓⲡⲧⲏⲣϥ̅ ⲛ̅ⲧⲁϥ <text:line-break/><text:span text:style-name="T1"> </text:span><text:span text:style-name="T3">(66/9) </text:span> [..].ⲉ ⲛⲓⲣⲉⲛ ⲧⲏⲣⲟⲩ ϩⲛ̅ⲛ ⲟⲩⲙⲛ̅ⲧ‐ <text:line-break/><text:span text:style-name="T1"> </text:span><text:span text:style-name="T3">(66/10) </text:span> ⲁ̣ⲧϫⲉ ϭⲁⲗ ⲁ̣ⲩⲱ ⲛⲧⲁϥ ⲡⲉ ⲡⲓϣⲁ‐ <text:line-break/><text:span text:style-name="T1"> </text:span><text:span text:style-name="T3">(66/11) </text:span> ⲣ̣ⲡ̣̅· ⲟⲩ̣ⲁⲉⲉⲧϥ̅· ϩⲛ̅ⲛ ⲟⲩⲙⲛ̅ⲧϫⲁⲓ̈ⲥ <text:line-break/><text:span text:style-name="T1"> </text:span><text:span text:style-name="T3">(66/12) </text:span> [ⲡ]ⲣ̣ⲱⲙ̣ⲉ· ⲛ̅ⲧⲉ ⲡⲓⲱⲧ· ⲉⲧⲉ ⲡⲁⲉⲓ ⲡⲉ· ⲉϯ‐ <text:line-break/><text:span text:style-name="T1"> </text:span><text:span text:style-name="T3">(66/13) </text:span> [ϫ]ⲱ̣ ⲙ̣̅ⲙⲟϥ §ⲧⲙⲟⲣⲫⲏ ⲛ̅ⲧⲉ ⲡⲓⲁⲧ·ⲙⲟⲣ‐ <text:line-break/><text:span text:style-name="T1"> </text:span><text:span text:style-name="T3">(66/14) </text:span> ⲫⲏ· §ⲡⲥⲱⲙⲁ ⲛ̅ⲧⲉ ⲡⲓⲁⲧⲥⲱⲙⲁ· §ⲡϩⲟ· ⲙ̅‐ <text:line-break/><text:span text:style-name="T1"> </text:span><text:span text:style-name="T3">(66/15) </text:span> ⲡⲓⲁⲧⲛⲉⲩ ⲁⲣⲁϥ §ⲡⲗⲟⲅⲟⲥ ⲙ̅[ⲡⲓⲁⲧⲟⲩ] <text:line-break/><text:span text:style-name="T1"> </text:span><text:span text:style-name="T3">(66/16) </text:span> ⲁϩⲙⲉϥ· §ⲡⲛⲟⲩⲥ ⲙ̅ⲡⲓⲁⲧⲣ̅ ⲛ[ⲟⲉⲓ ⲙ]‐ <text:line-break/><text:span text:style-name="T1"> </text:span><text:span text:style-name="T3">(66/17) </text:span> ⲙⲁϥ §ⲧⲡⲏⲅⲏ· ⲉⲛⲧⲁ〈ϩ〉ϩⲉⲧⲉ ⲁⲃⲁⲗ̣ [ⲙ]‐ <text:line-break/><text:span text:style-name="T1"> </text:span><text:span text:style-name="T3">(66/18) </text:span> ⲙⲁϥ· §ⲧⲛⲟⲩⲛⲉ ⲛ̅ⲧⲉ ⲛⲉⲧϫⲁⲉⲓⲧ <text:line-break/><text:span text:style-name="T1"> </text:span><text:span text:style-name="T3">(66/19) </text:span> §ⲡⲛⲟⲩⲧⲉ ⲇⲉ ⲛ̅ⲛⲉⲧⲕⲏ ⲁϩⲣⲏⲓ̈ §ⲡⲟⲩⲟⲓ̈ⲛ <text:line-break/><text:span text:style-name="T1"> </text:span><text:span text:style-name="T3">(66/20) </text:span> ⲛ̅ⲛⲉⲧ→ϥ←ⲣ̅ ⲟⲩⲉⲟ·〈ⲓⲛ〉 ⲁⲣⲁⲩ· §ⲡⲟⲩⲱϣⲉ· ⲛ̅ⲛⲉⲛ‐ <text:line-break/><text:span text:style-name="T1"> </text:span><text:span text:style-name="T3">(66/21) </text:span> ⲧⲁϥⲟⲩⲁϣⲟⲩ §ⲧⲡⲣⲟⲛⲟⲓⲁ ⲛ̅ⲛⲉⲧϥ̅‐ <text:line-break/><text:span text:style-name="T1"> </text:span><text:span text:style-name="T3">(66/22) </text:span> ⲣ̅ ⲡⲣⲟⲛⲟⲓⲁ ⲙ̅ⲙⲁⲩ· §ⲧⲙⲛ̅ⲧⲣⲙ̅ⲛ̅ϩⲏⲧ <text:line-break/><text:span text:style-name="T1"> </text:span><text:span text:style-name="T3">(66/23) </text:span> ⲛ̅ⲛⲉⲛⲧⲁϥⲉ̣ⲉⲩ ⲛ̅ⲣⲙ̅ⲛ̅ϩⲏⲧ· §ⲧϭⲟⲙ <text:line-break/><text:soft-page-break/><text:span text:style-name="T1"> </text:span><text:span text:style-name="T3">(66/24) </text:span> ⲛ̅ⲛⲉⲧϥ̅ϯ ϭⲟ̣ⲙ ⲛ̅ⲛⲉⲩ §ⲡⲥⲱⲟⲩϩ· ⲁ‐ <text:line-break/><text:span text:style-name="T1"> </text:span><text:span text:style-name="T3">(66/25) </text:span> ϩⲟⲩⲛ ⲛⲉⲧϥ̣̅ⲥⲁϩⲟⲩ ⲁⲣⲁⲩ §ⲡϭⲱⲗⲡ̅ <text:line-break/><text:span text:style-name="T1"> </text:span><text:span text:style-name="T3">(66/26) </text:span> ⲁⲃⲁⲗ ⲛ̅ⲛⲉⲧⲟ̣ⲩϣⲓⲛⲉ ⲛ̅ⲥⲱⲟⲩ §ⲡⲃⲉⲗ <text:line-break/><text:span text:style-name="T1"> </text:span><text:span text:style-name="T3">(66/27) </text:span> ⲛ̅ⲛⲉⲧⲛⲉⲩ ⲁⲃⲁⲗ §ⲡⲛ(ⲉⲩⲙ)ⲁ· ⲛ̅ⲛⲉⲧⲛⲓ‐ <text:line-break/><text:span text:style-name="T1"> </text:span><text:span text:style-name="T3">(66/28) </text:span> ϥⲉ· §ⲡⲱⲛϩ̅ ⲛ̅ⲛⲉⲧⲁⲛϩ̅ §ⲧⲙⲛ̅ⲧⲟⲩⲉⲉⲓ <text:line-break/><text:span text:style-name="T1"> </text:span><text:span text:style-name="T3">(66/29) </text:span> ⲛ̅ⲟⲩⲱⲧ· ⲛⲛⲉⲧⲙⲁϫϭ ⲛⲛⲓⲡⲧⲏⲣϥ <text:line-break/><text:span text:style-name="T1"> </text:span><text:span text:style-name="T3">(66/30) </text:span> ⲛ̅ⲧⲁⲩ ⲧⲏⲣⲟⲩ ⲉⲩϣⲟⲟⲡ ϩⲙ̅ ⲡⲟⲩⲉⲉⲓ <text:line-break/><text:span text:style-name="T1"> </text:span><text:span text:style-name="T3">(66/31) </text:span> ⲛ̅ⲟⲩⲱⲧ· ⲉϥⲧⲟⲉⲓ ϩⲓ̈ⲱⲱϥ ⲧⲏⲣϥ̅ ⲙ̅‐ <text:line-break/><text:span text:style-name="T1"> </text:span><text:span text:style-name="T3">(66/32) </text:span> ⲙⲓ(ⲛ) ⲙ̅ⲙⲟϥ ⲁⲩⲱ ⲛ̅ϩⲣⲏⲓ̈ ϩⲙ̅ ⲡⲓⲣⲉ〈ⲛ〉 ⲛ̅‐ <text:line-break/><text:span text:style-name="T1"> </text:span><text:span text:style-name="T3">(66/33) </text:span> ⲟⲩⲱⲧ· ⲛ̅ⲧⲉϥ ⲥⲉⲙⲟⲩⲧⲉ ⲁⲣⲁϥ ⲙ̅‐ <text:line-break/><text:span text:style-name="T1"> </text:span><text:span text:style-name="T3">(66/34) </text:span> ⲙⲁϥ ⲉⲛ· ⲁⲛⲏϩⲉ ⲧⲙⲉⲧ· ⲁⲩⲱ ⲕⲁ‐ <text:line-break/><text:span text:style-name="T1"> </text:span><text:span text:style-name="T3">(66/35) </text:span> ⲧⲁ ⲡⲓⲣⲏⲧⲉ ⲛ̅ⲟⲩⲱⲧ· ⲛ̅ⲧⲁⲩ ⲁⲩⲥⲁϣ <text:line-break/><text:span text:style-name="T1"> </text:span><text:span text:style-name="T3">(66/36) </text:span> ⲡⲓⲟⲩⲉⲉⲓ ⲛ̅ⲟⲩⲱⲧ ⲛⲉ ⲁⲩⲱ ⲛⲓⲡⲧⲏⲣϥ̅ <text:line-break/><text:span text:style-name="T1"> </text:span><text:span text:style-name="T3">(66/37) </text:span> ⲛⲉ· ⲟⲩⲇⲉ ⲛ̅ϥⲡⲏϣ ⲉⲛ ⲛ̅ⲥⲱⲙⲁ‐ <text:line-break/><text:span text:style-name="T1"> </text:span><text:span text:style-name="T3">(66/38) </text:span> ⲧⲓⲕⲟⲥ ⲟⲩⲇⲉ ϥⲡⲁⲣϫ ⲉⲛ ⲁⲛⲓⲣⲉⲛ <text:line-break/><text:span text:style-name="T1"> </text:span><text:span text:style-name="T3">(66/39) </text:span> ⲉⲛⲧⲁϥϣⲟⲟⲡ ⲙ̅ⲙⲁⲩ· ⲟⲩⲉⲧ· <text:line-break/><text:span text:style-name="T1"> </text:span><text:span text:style-name="T3">(66/40) </text:span> ⲡⲉⲉⲓ ⲙⲉⲛ ⲙ̅ⲡⲓⲣⲏⲧⲉ ⲟⲩⲱⲧ <text:line-break/><text:span text:style-name="T1"> </text:span><text:span text:style-name="T3">(67/1) </text:span> ⲡⲉⲉⲓ ⲛ̅ⲇⲉ ⲙ̅ⲡ̣[ⲓⲕⲉⲣⲏⲧⲉ ⲟⲩⲇⲉ] <text:line-break/><text:span text:style-name="T1"> </text:span><text:span text:style-name="T3">(67/2) </text:span> ⲁⲛ ⲙⲁϥϣⲓⲃⲉ ϩⲛ̅ [...].ϣ ⲟⲩⲇ̣[ⲉ] <text:line-break/><text:span text:style-name="T1"> </text:span><text:span text:style-name="T3">(67/3) </text:span> ⲙⲁϥⲡⲱⲱⲛⲉ ⲁ[ⲛⲓⲣ]ⲉ̣ⲛ̣· ⲉⲛⲧⲁϥ̣[ⲣ ⲛ]‐ <text:line-break/><text:span text:style-name="T1"> </text:span><text:span text:style-name="T3">(67/4) </text:span> ⲟⲉⲓ ⲙ̅ⲙⲁⲩ ϥⲣ ⲡⲉⲉⲓ ⲧⲉⲛⲟⲩ ϥⲣ <text:line-break/><text:span text:style-name="T1"> </text:span><text:span text:style-name="T3">(67/5) </text:span> ⲡⲉⲉⲓ ⲁⲕⲉⲣⲏⲧⲉ· ⲉⲟⲩⲱⲧ· ⲡⲁⲉⲓ· ⲧⲉ̣‐ <text:line-break/><text:span text:style-name="T1"> </text:span><text:span text:style-name="T3">(67/6) </text:span> ⲛⲟⲩ ⲁⲩⲱ ⲟⲩⲱⲧ ⲡⲁⲉⲓ· ⲁⲕⲉϩⲁ[ⲧⲉ] <text:line-break/><text:span text:style-name="T1"> </text:span><text:span text:style-name="T3">(67/7) </text:span> ⲁⲗⲗⲁ ⲛ̅ⲧⲁϥ ⲧⲏⲣϥ̅ ⲡⲉ ϣⲁⲃⲟⲗ [ϥⲟ]‐ <text:line-break/><text:span text:style-name="T1"> </text:span><text:span text:style-name="T3">(67/8) </text:span> ⲉⲓ ⲙ̅ⲡⲟⲩⲉⲉⲓ ⲡⲟⲩⲉⲉⲓ ⲛ̣̅ⲛⲓⲡⲧⲏⲣϥ̅ <text:line-break/><text:span text:style-name="T1"> </text:span><text:span text:style-name="T3">(67/9) </text:span> ⲁⲛⲏϩⲉ ⲧⲙⲉⲧ ϩⲓ̈ ⲟⲩⲥⲁ̣ⲡ ϥⲟⲉⲓ ⲛ‐ <text:line-break/><text:span text:style-name="T1"> </text:span><text:span text:style-name="T3">(67/10) </text:span> ⲛⲉⲧⲉ ⲛ̅ⲧⲁⲩ ⲧⲏⲣⲟⲩ ⲛⲉ ⲛ̅ⲧⲁϥⲙ <text:line-break/><text:span text:style-name="T1"> </text:span><text:span text:style-name="T3">(67/11) </text:span> ⲡⲓⲱⲧ· ⲛ̅ⲛⲓⲡⲧⲏⲣϥ̅ ⲛ̅ⲧ̣ⲁ̣ϥ ⲁⲛ· ⲛⲉ ⲛⲓ̣‐ <text:line-break/><text:span text:style-name="T1"> </text:span><text:span text:style-name="T3">(67/12) </text:span> ⲡⲧⲏⲣϥ̅ ϫⲉ ⲛ̅ⲧⲁϥ ⲡⲉⲧⲟⲉⲓ 〈ⲛ̅〉ⲥⲁⲩⲛⲉ̣ <text:line-break/><text:span text:style-name="T1"> </text:span><text:span text:style-name="T3">(67/13) </text:span> ⲛⲉϥ ⲙ̅ⲙⲓⲛ ⲙ̅ⲙⲁϥ ⲁⲩⲱ ⲉϥ̣ⲟ̣ⲉⲓ [ⲛ]‐ <text:line-break/><text:span text:style-name="T1"> </text:span><text:span text:style-name="T3">(67/14) </text:span> ⲧⲟⲩⲉⲓⲉ ⲧⲟⲩⲉⲓⲉ· ⲛ̅ⲛⲓⲁⲣⲉⲧⲏ ⲟ̣ⲩ̣[ⲛ]‐ <text:line-break/><text:span text:style-name="T1"> </text:span><text:span text:style-name="T3">(67/15) </text:span> ⲧⲉϥ ⲙⲉⲛ ⲛ̅ⲛⲓϭⲟⲙ· ⲁⲩⲱ 〈ⲉϥⲟ〉{ⲉ̅ⲓ} ⲛ̅ⲃⲉⲗ <text:line-break/><text:span text:style-name="T1"> </text:span><text:span text:style-name="T3">(67/16) </text:span> ⲙ̅ⲡⲉⲧϥⲥⲁⲩⲛⲉ ⲙ̅ⲙⲁϥ ⲧⲏⲣϥ̅ <text:line-break/><text:span text:style-name="T1"> </text:span><text:span text:style-name="T3">(67/17) </text:span> ⲉϥⲛⲉⲩ ⲁⲣⲁϥ ⲙ̅ⲙⲁϥ· ⲙ̅ⲙⲓⲛ ⲙ̅ⲙⲁϥ <text:line-break/><text:span text:style-name="T1"> </text:span><text:span text:style-name="T3">(67/18) </text:span> [ⲧ]ⲏ̣ⲣϥ̅ ⲉⲩⲛ̅ⲧⲉϥ ⲙ̅ⲙⲉⲩ ⲛ̅ⲛⲟⲩ‐ <text:line-break/><text:span text:style-name="T1"> </text:span><text:span text:style-name="T3">(67/19) </text:span> ϣ̣ⲏ̣ⲣⲉ· ⲁⲩⲱ ⲙ̅ⲙⲟⲣⲫⲏ ⲉⲧⲃⲉ ⲡⲉ‐ <text:line-break/><text:span text:style-name="T1"> </text:span><text:span text:style-name="T3">(67/20) </text:span> ⲉⲓ· ϩⲉⲛⲁⲧⲁⲡⲟⲩ ⲛⲉ ⲛⲉϥϭⲟⲙ <text:line-break/><text:span text:style-name="T1"> </text:span><text:span text:style-name="T3">(67/21) </text:span> ⲙⲛ̅ ⲛⲉϥⲁⲣⲉⲧⲏ· ⲁⲩⲱ ϩⲛ̅ⲁⲧⲥⲱ‐ <text:line-break/><text:span text:style-name="T1"> </text:span><text:span text:style-name="T3">(67/22) </text:span> ⲧⲙ̅ ⲁⲣⲁⲟⲩ ⲛⲉ· ⲉⲧⲃⲉ ⲡⲓϫⲡⲟ ⲉⲧϥ̅‐ <text:line-break/><text:span text:style-name="T1"> </text:span><text:span text:style-name="T3">(67/23) </text:span> ϫⲡⲟ ⲙ̅ⲙⲁⲩ 〈ⲙ̅ⲙⲁϥ〉 ϩⲛ̅ⲁⲧⲁⲡⲟⲩ ⲛⲉ· <text:line-break/><text:span text:style-name="T1"> </text:span><text:span text:style-name="T3">(67/24) </text:span> ⲁⲩⲱ ϩⲛ̅ⲁⲧⲡⲁⲣϫⲟⲩ ⲁⲃⲁⲗ ⲛⲉ {ⲛⲉ}· <text:line-break/><text:span text:style-name="T1"> </text:span><text:span text:style-name="T3">(67/25) </text:span> ⲛⲓϫⲡⲟ ⲛ̅ⲧⲉ ⲛⲉϥⲗⲟⲅⲟⲥ ⲁⲩⲱ ⲛⲓ‐ <text:line-break/><text:span text:style-name="T1"> </text:span><text:span text:style-name="T3">(67/26) </text:span> ϩⲱⲛ ⲛ̅ⲧⲉϥ ⲁⲩⲱ ⲛⲓⲡⲧⲏⲣϥ̅ ⲛ̅ⲧⲉϥ· <text:line-break/><text:span text:style-name="T1"> </text:span><text:span text:style-name="T3">(67/27) </text:span> ϥⲥⲁⲩⲛⲉ ⲙ̅ⲙⲁⲩ ⲉⲧⲉ ⲛ̅ⲧⲁϥ ⲡⲉ ⲙ̅‐ <text:line-break/><text:span text:style-name="T1"> </text:span><text:span text:style-name="T3">(67/28) </text:span> ⲙⲓⲛ ⲙ̅ⲙⲁϥ ⲉⲩϣⲟⲟⲡ ⲛ̅ϩⲣⲏⲓ̈ {ⲛ̅} ϩⲛ̅ <text:line-break/><text:span text:style-name="T1"> </text:span><text:span text:style-name="T3">(67/29) </text:span> ⲡⲓⲣⲉⲛ ⲛ̅ⲟⲩⲱⲧ· ⲉⲛⲧⲁⲩ ⲧⲏⲣⲟⲩ· <text:line-break/><text:span text:style-name="T1"> </text:span><text:span text:style-name="T3">(67/30) </text:span> ⲉⲩϣⲟⲟⲡ ⲛ̅ϩⲏⲧϥ̅ ⲉⲩϣⲉϫⲉ· ⲁⲩⲱ <text:line-break/><text:soft-page-break/><text:span text:style-name="T1"> </text:span><text:span text:style-name="T3">(67/31) </text:span> ⲉϥⲓⲛⲉ ⲁⲃⲁⲗ ϫⲉⲕⲁⲥ ϩⲛ̅ ⲟⲩⲙⲛ̅ⲧ‐ <text:line-break/><text:span text:style-name="T1"> </text:span><text:span text:style-name="T3">(67/32) </text:span> ⲟⲩⲉⲓ ⲛ̅ⲟⲩⲱⲧ· ⲉⲩϭⲁⲛⲧⲥ̅ ⲉⲩ‐ <text:line-break/><text:span text:style-name="T1"> </text:span><text:span text:style-name="T3">(67/33) </text:span> ϣⲟⲟⲡ ⲕⲁⲧⲁ ⲧⲟⲩⲉⲓⲉ· ⲧⲟⲩⲉⲓⲉ ⲛ̅ⲁⲣⲉ‐ <text:line-break/><text:span text:style-name="T1"> </text:span><text:span text:style-name="T3">(67/34) </text:span> ⲧⲏ· ⲁⲩⲱ ⲡⲁϣⲉⲉⲓⲇⲉ ⲁⲛ ⲙ̅ⲡⲉϥⲟⲩ‐ <text:line-break/><text:span text:style-name="T1"> </text:span><text:span text:style-name="T3">(67/35) </text:span> ⲁⲛϩ̅ϥ ⲁⲃⲁⲗ· ⲛ̅ⲛⲓⲡⲧⲏⲣϥ ϩⲓ̈ ⲟⲩⲥⲁⲡ <text:line-break/><text:span text:style-name="T1"> </text:span><text:span text:style-name="T3">(67/36) </text:span> ⲁⲩⲱ ⲡⲓϣⲱϣ ⲛ̅ⲧⲉϥ ⲙ̅ⲡⲉϥⲟⲩⲁⲛϩ̅ϥ <text:line-break/><text:span text:style-name="T1"> </text:span><text:span text:style-name="T3">(67/37) </text:span> ⲁⲛⲉⲛⲧⲁⲩⲉⲓ ⲁⲃⲁⲗ· ⲙ̅ⲙⲁϥ §ϫⲉ ⲛⲉ‐ <text:line-break/><text:span text:style-name="T1"> </text:span><text:span text:style-name="T3">(67/38) </text:span> ⲧⲁ〈ϩ〉ⲉⲓ ϭⲉ ⲁⲃⲁⲗ ⲙ̅ⲙⲁϥ ⲧⲏⲣⲟⲩ ⲛ̅ⲧⲉ <text:line-break/><text:span text:style-name="T1"> </text:span><text:span text:style-name="T3">(67/39) </text:span> ⲛⲉⲉⲓ ⲛⲉ· ⲛⲓⲁⲓⲱⲛ ⲛ̅ⲧⲉ ⲛⲓⲁⲓⲱⲛ <text:line-break/><text:span text:style-name="T1"> </text:span><text:span text:style-name="T3">(68/1) </text:span> [ⲉ]ϩⲛ̅ⲡⲣⲟ[ⲃⲟⲗ]ⲏ ⲛⲉ ⲛ̅ϫⲡⲟ ⲛⲉ ⲛ̅‐ <text:line-break/><text:span text:style-name="T1"> </text:span><text:span text:style-name="T3">(68/2) </text:span> ⲧ̣ⲉⲩⲫⲩⲥⲓⲥ̣ ⲛ̣ⲣⲱⲙⲉϥϫⲡⲟ <text:line-break/><text:span text:style-name="T1"> </text:span><text:span text:style-name="T3">(68/3) </text:span> ⲛ̅ⲧⲁⲩ ϩⲱⲟⲩ ϩⲣⲏⲓ̈ ϩⲛ̅ ⲧⲟⲩⲫⲩⲥⲓⲥ <text:line-break/><text:span text:style-name="T1"> </text:span><text:span text:style-name="T3">(68/4) </text:span> ⲛ̣̅ⲣⲱⲙⲉ ⲉϥϫⲡⲟ ⲁⲩ〈ϯ〉 ⲉⲁⲩ ⲙ̅‐ <text:line-break/><text:span text:style-name="T1"> </text:span><text:span text:style-name="T3">(68/5) </text:span> ⲡⲓⲱⲧ· ⲛ̅ⲑⲉ· ⲉⲛⲧⲁϥϣⲱⲡⲉ <text:line-break/><text:span text:style-name="T1"> </text:span><text:span text:style-name="T3">(68/6) </text:span> ⲛ̅ⲗⲁⲉⲓϭⲉ ⲛⲉⲩ· ⲛ̅ⲧⲉ ⲡⲟⲩⲧⲉ‐ <text:line-break/><text:span text:style-name="T1"> </text:span><text:span text:style-name="T3">(68/7) </text:span> ϩⲟ ⲁⲣⲉⲧ̣ϥ̅· ⲉⲧⲉ ⲡⲉⲉⲓ ⲡⲉ ⲛ̅‐ <text:line-break/><text:span text:style-name="T1"> </text:span><text:span text:style-name="T3">(68/8) </text:span> ⲧⲁⲛⲣ̅ ϣⲣ̣ⲡ̅ ⲛ̅ϫⲟⲟⲥ ϫⲉ ϥⲉⲓⲣⲉ <text:line-break/><text:span text:style-name="T1"> </text:span><text:span text:style-name="T3">(68/9) </text:span> ⲛⲛⲁⲓⲱⲛ ⲛ̅ϩ̣ⲉⲛⲛⲟⲩⲛⲉ· ⲁⲩⲱ ϩⲛ̅‐ <text:line-break/><text:span text:style-name="T1"> </text:span><text:span text:style-name="T3">(68/10) </text:span> ϩⲁⲗⲙⲏ· ⲁⲩⲱ ϩⲛ̅ⲉⲓⲁⲧⲉ· ϫⲉ ⲡⲉⲉⲓ <text:line-break/><text:span text:style-name="T1"> </text:span><text:span text:style-name="T3">(68/11) </text:span> ⲉⲧⲟ̣ⲩϯ ⲉⲁⲩ ⲛⲉϥ ⲁⲩϫⲡⲟ· ϫⲉ <text:line-break/><text:span text:style-name="T1"> </text:span><text:span text:style-name="T3">(68/12) </text:span> ⲟ̣ⲩⲛ̣ⲧⲉϥ ⲙ̅ⲙⲉⲩ ⲛ̅ⲛⲟⲩⲉⲡⲓⲥⲧⲏ‐ <text:line-break/><text:span text:style-name="T1"> </text:span><text:span text:style-name="T3">(68/13) </text:span> ⲙⲏ· ⲙⲛ̅ ⲟⲩⲙⲛ̅ⲧⲣⲙ̅ⲛ̅ϩⲏⲧ· ⲁⲩⲱ <text:line-break/><text:span text:style-name="T1"> </text:span><text:span text:style-name="T3">(68/14) </text:span> ⲁⲩⲙ̅ⲙⲉ ϫⲉ {ⲁⲩⲙ̅ⲙⲉ ϫⲉ} ⲛ̅‐ <text:line-break/><text:span text:style-name="T1"> </text:span><text:span text:style-name="T3">(68/15) </text:span> ⲧⲁⲩⲉⲓ ⲁⲃⲁⲗ· ϩⲛ̅ ϯⲉⲡⲓⲥⲧⲏⲙⲏ̣ <text:line-break/><text:span text:style-name="T1"> </text:span><text:span text:style-name="T3">(68/16) </text:span> ⲙⲛ̅ ϯⲙⲛ̅ⲧⲣⲙ̅ⲛ̅ϩⲏⲧ ⲛ̅ⲇⲉ ⲛⲓ̣[ⲡⲧⲏ]‐ <text:line-break/><text:span text:style-name="T1"> </text:span><text:span text:style-name="T3">(68/17) </text:span> ⲣϥ̅· ⲛⲉⲩⲛⲁⲉⲓⲛⲉ ⲁⲃⲁⲗ ⲛ̅ⲛⲟⲩ̣‐ <text:line-break/><text:span text:style-name="T1"> </text:span><text:span text:style-name="T3">(68/18) </text:span> ⲉⲁⲩ ⲉϥⲧⲛ̅ⲧⲁⲛⲧ̅· ⲡⲓⲱⲧ· ⲡⲉ ⲡⲉ‐ <text:line-break/><text:span text:style-name="T1"> </text:span><text:span text:style-name="T3">(68/19) </text:span> ⲉⲓ· ⲉⲧⲉ ⲛ̅ⲧⲁϥ ⲡⲉ· ⲛⲓⲡⲧⲏⲣϥ̅ <text:line-break/><text:span text:style-name="T1"> </text:span><text:span text:style-name="T3">(68/20) </text:span> ⲉⲛⲉⲑⲉ ⲛ̅ⲧⲁⲩϥⲓⲧⲟⲩ ⲁϩⲣⲏⲓ̈ ⲁϯ <text:line-break/><text:span text:style-name="T1"> </text:span><text:span text:style-name="T3">(68/21) </text:span> ⲉⲁⲩ ⲕⲁⲧⲁ ⲧⲟⲩⲉⲓⲉ ⲧⲟⲩⲉⲓⲉ· ⲛ̅‐ <text:line-break/><text:span text:style-name="T1"> </text:span><text:span text:style-name="T3">(68/22) </text:span> ⲛⲉⲱⲛ· ⲉⲧⲃⲉ ⲡⲉⲉⲓ ⲛ̅ϩⲣⲏⲓ̈ ϩⲛ̅ ⲡⲓ‐ <text:line-break/><text:span text:style-name="T1"> </text:span><text:span text:style-name="T3">(68/23) </text:span> ϩⲱⲥ· ⲁϩⲟⲩⲛ ⲁϯ ⲉⲁⲩ ⲁⲩⲱ <text:line-break/><text:span text:style-name="T1"> </text:span><text:span text:style-name="T3">(68/24) </text:span> ϩⲣⲏⲓ̈ ϩⲛ̅ ϯϭⲟⲙ· ⲛ̅ⲧⲉ ϯⲙⲛⲧⲟⲩⲉⲓ‐ <text:line-break/><text:span text:style-name="T1"> </text:span><text:span text:style-name="T3">(68/25) </text:span> {ⲉⲓ} ⲛ̅ⲟⲩⲱⲧ ⲙ̅ⲡⲉⲧⲁⲩⲉⲓ ⲁⲃⲁⲗ <text:line-break/><text:span text:style-name="T1"> </text:span><text:span text:style-name="T3">(68/26) </text:span> ⲙ̅ⲙⲁϥ ⲁⲩⲥⲱⲕ ⲁϩⲟⲩⲛ ⲁⲩⲙⲟⲩϫϭ <text:line-break/><text:span text:style-name="T1"> </text:span><text:span text:style-name="T3">(68/27) </text:span> ⲙⲛ̅ⲛ ⲟⲩⲧⲱⲧ· ⲙⲛ̅ ⲟⲩⲙⲛ̅ⲧⲟⲩ‐ <text:line-break/><text:span text:style-name="T1"> </text:span><text:span text:style-name="T3">(68/28) </text:span> ⲉⲉⲓ· ⲛⲟⲩⲱⲧ· ϣⲁ ⲛⲟⲩⲉⲣⲏⲩ <text:line-break/><text:span text:style-name="T1"> </text:span><text:span text:style-name="T3">(68/29) </text:span> ⲁⲩⲉⲓⲣⲉ ⲛ̅ⲛⲟⲩⲉⲁⲩ ⲉϥⲙ̅ⲡϣⲁ ⲙ̅‐ <text:line-break/><text:span text:style-name="T1"> </text:span><text:span text:style-name="T3">(68/30) </text:span> ⲡⲓⲱⲧ· ⲁⲃⲁⲗ ϩⲙ̅ ⲡⲓⲡⲗⲏⲣⲱⲙⲁ <text:line-break/><text:span text:style-name="T1"> </text:span><text:span text:style-name="T3">(68/31) </text:span> ⲛ̅ⲧⲉ ϯⲥⲁⲟⲩϩⲥ̅· ⲉϥⲟⲉⲓ ⲛ̅ⲟⲩ‐ <text:line-break/><text:span text:style-name="T1"> </text:span><text:span text:style-name="T3">(68/32) </text:span> ⲉⲓⲛⲉ ⲛ̅ⲟⲩⲱⲧ· ⲉϩⲁϩ ⲡⲉ· ⲁⲃⲁⲗ <text:line-break/><text:span text:style-name="T1"> </text:span><text:span text:style-name="T3">(68/33) </text:span> ϫⲉ ⲛ̅ⲧⲁⲩⲛⲧϥ̅ ⲁⲃⲁⲗ ⲁⲩⲉⲁⲩ· <text:line-break/><text:span text:style-name="T1"> </text:span><text:span text:style-name="T3">(68/34) </text:span> ⲙ̅ⲡⲟⲩⲉⲉⲓ ⲛ̅ⲟⲩⲱⲧ· ⲁⲩⲱ ⲁⲃⲁⲗ <text:line-break/><text:span text:style-name="T1"> </text:span><text:span text:style-name="T3">(68/35) </text:span> ϫⲉ ⲁⲩⲉⲓ ⲁⲃⲁⲗ ϣⲁ ⲡⲉⲉⲓ· ⲉⲧⲉ ⲛ̅‐ <text:line-break/><text:span text:style-name="T1"> </text:span><text:span text:style-name="T3">(68/36) </text:span> ⲧⲁϥ ⲡⲉ ⲛⲓⲡⲧⲏⲣϥ̅ ⲛⲉ ⲡⲁⲉⲓ ϭⲉ· <text:line-break/><text:span text:style-name="T1"> </text:span><text:span text:style-name="T3">(69/1) </text:span> ⲛⲉⲩⲧⲁⲉⲓⲟ ⲡⲉ ⲛ̅ⲛ̣[....].ⲡⲉϣ[‐‐‐] <text:line-break/><text:span text:style-name="T1"> </text:span><text:span text:style-name="T3">(69/2) </text:span> ⲡⲁⲉⲓ ⲉⲛⲧⲁϩⲉⲓⲛ̣[ⲉ ⲁⲃ]ⲁⲗ ⲛ̅ⲛⲓⲡ̣ⲧ̣[ⲏ]‐ <text:line-break/><text:soft-page-break/><text:span text:style-name="T1"> </text:span><text:span text:style-name="T3">(69/3) </text:span> ⲣϥ̅ ⲉⲟⲩⲁⲡⲁⲣⲭ̣ⲏ̣ ⲛ̅ⲛⲓ̣ⲁⲧⲙⲟⲩ ⲡ[ⲉ] <text:line-break/><text:span text:style-name="T1"> </text:span><text:span text:style-name="T3">(69/4) </text:span> ⲁⲩⲱ ⲟⲩϣⲁ ⲉⲛⲏϩⲉ ⲡⲉ ⲁⲃⲁⲗ ϫⲉ ⲉ‐ <text:line-break/><text:span text:style-name="T1"> </text:span><text:span text:style-name="T3">(69/5) </text:span> ⲁϥⲉⲓ ⲁⲃⲁⲗ ϩⲛ̅ ⲛⲓⲁⲓⲱⲛ ⲉⲧⲁⲛϩ̅ ⲉ̣[ϥ]‐ <text:line-break/><text:span text:style-name="T1"> </text:span><text:span text:style-name="T3">(69/6) </text:span> ϫⲏⲕ ⲁⲃⲁⲗ ⲉϥⲙⲏϩ· ⲉⲧⲃⲉ ⲡⲉⲧϫ̣[ⲏⲕ] <text:line-break/><text:span text:style-name="T1"> </text:span><text:span text:style-name="T3">(69/7) </text:span> ⲉⲧⲙⲏϩ· ⲁϥⲕⲁⲟⲩ ⲉϩⲣⲏⲓ̈ ⲉⲩⲙⲏϩ <text:line-break/><text:span text:style-name="T1"> </text:span><text:span text:style-name="T3">(69/8) </text:span> ⲉⲩϫⲏⲕ ⲛⲉⲉⲓ ⲉⲛⲧⲁϩϯ ⲉⲁⲩ ϩⲛ̅‐ <text:line-break/><text:span text:style-name="T1"> </text:span><text:span text:style-name="T3">(69/9) </text:span> ⲛ̣ ⲟⲩϫⲱⲕ ⲁⲃⲁⲗ· ⲁⲃⲁⲗ ϩⲛ̅ ϯⲕⲟ[ⲓ]‐ <text:line-break/><text:span text:style-name="T1"> </text:span><text:span text:style-name="T3">(69/10) </text:span> ⲛ̣ⲱⲛⲓⲁ ⲙ̅ⲡⲣⲏⲧⲉ ⲅⲁⲣ ⲙ̅ⲡⲓⲱⲧ ⲛ̣‐ <text:line-break/><text:span text:style-name="T1"> </text:span><text:span text:style-name="T3">(69/11) </text:span> [ⲁ]ⲧ·ϣⲧⲁ· ⲉⲩϯ ⲉⲁⲩ ⲛⲉϥ· ϣⲁⲣⲉϥ‐ <text:line-break/><text:span text:style-name="T1"> </text:span><text:span text:style-name="T3">(69/12) </text:span> ⟦.ⲥ⟧ⲥⲱ→ⲧ←ⲙ̅ ⲡⲉⲁⲩ· ⲁⲛ ⲉⲧϯ ⲉⲁⲩ ⲛⲉ[ϥ] <text:line-break/><text:span text:style-name="T1"> </text:span><text:span text:style-name="T3">(69/13) </text:span> [ⲁ]ⲟⲩⲁⲛϩⲟⲩ ⲁⲃⲁⲗ ⲙ̅ⲡⲉⲉⲓ ⲉⲧⲉ ⲛ̅‐ <text:line-break/><text:span text:style-name="T1"> </text:span><text:span text:style-name="T3">(69/14) </text:span> [ⲧ]ⲁϥ ⲡⲉ· §ϫⲉ ⲧⲗⲁⲉⲓϭⲉ ⲙ̅ⲡⲓⲙⲁϩ̣ <text:line-break/><text:span text:style-name="T1"> </text:span><text:span text:style-name="T3">(69/15) </text:span> ⲉ̣ⲁⲩ· ⲥⲛⲉⲩ ⲉⲛⲧⲁⲥϣⲱⲡⲉ· <text:line-break/><text:span text:style-name="T1"> </text:span><text:span text:style-name="T3">(69/16) </text:span> ⲛ̣ⲉⲩⲟⲩ ⲡⲉⲧⲉ· ⲡⲁⲉⲓ ⲉ̣ⲛ̣ⲧⲁⲩⲧⲥⲧⲁϥ <text:line-break/><text:span text:style-name="T1"> </text:span><text:span text:style-name="T3">(69/17) </text:span> ⲁ̣ϫⲱⲟⲩ ⲁⲃⲁⲗ· ϩⲙ̅ ⲡⲓⲱ̣ⲧ̣· ⲉⲁⲩⲙ̅ⲙⲉ <text:line-break/><text:span text:style-name="T1"> </text:span><text:span text:style-name="T3">(69/18) </text:span> [ⲁ]ⲧⲭⲁⲣⲓⲥ· ⲧⲁⲉⲓ ⲉⲛⲧ[ⲁ]ⲩϯ ⲕⲁⲣⲡⲟⲥ <text:line-break/><text:span text:style-name="T1"> </text:span><text:span text:style-name="T3">(69/19) </text:span> ⲙ̣̅ⲙⲁⲥ ⲁⲃⲁⲗ· ϩⲙ̅ ⲡⲓⲱ[ⲧ]· ϣⲁ ⲛⲟⲩⲉ·‐ <text:line-break/><text:span text:style-name="T1"> </text:span><text:span text:style-name="T3">(69/20) </text:span> ⲣ̣ⲏⲩ· ϫⲉⲕⲁⲥⲉ ⲙ̅ⲡⲣⲏⲧ̣ⲉ̣ ⲉⲛⲧⲁⲩ·‐ <text:line-break/><text:span text:style-name="T1"> </text:span><text:span text:style-name="T3">(69/21) </text:span> ⲉⲓⲛⲉ· ⲁⲃⲁⲗ· 〈ⲙ̅ⲙⲁⲩ〉 ϩⲛ̅ⲛ ⲟⲩⲉⲁⲩ̣ ⲙ̅ⲡⲓⲱⲧ· <text:line-break/><text:span text:style-name="T1"> </text:span><text:span text:style-name="T3">(69/22) </text:span> ⲡⲉⲉⲓ ⲡⲉ ⲡⲣⲏⲧⲉ ⲁⲛ ⲁⲡ̣ⲧⲣⲟⲩⲱⲛϩ̅ <text:line-break/><text:span text:style-name="T1"> </text:span><text:span text:style-name="T3">(69/23) </text:span> ⲁⲃⲁⲗ ⲉⲩϫⲏⲕ ⲁⲩⲱⲛϩ̣̅ ⲁⲃⲁⲗ· ⲉⲩ‐ <text:line-break/><text:span text:style-name="T1"> </text:span><text:span text:style-name="T3">(69/24) </text:span> ⲉⲓⲣⲉ· ϩⲛ̅ ϯ·ⲙⲛ̅〈ⲧ〉ϯ ⲉⲁⲩ̣ §ϫⲉ ⲛⲉϩⲉⲛ‐ <text:line-break/><text:span text:style-name="T1"> </text:span><text:span text:style-name="T3">(69/25) </text:span> ⲉⲓⲁⲧⲉ· ⲙ̅ⲡⲓⲙⲁϩ ϣⲁⲙⲧ· ⲛ̅ⲉⲁⲩ 〈ⲛⲉ〉 <text:line-break/><text:span text:style-name="T1"> </text:span><text:span text:style-name="T3">(69/26) </text:span> ⲕⲁⲧⲁ ⲧⲙⲛ̅ⲧⲁⲩⲧⲉⲝⲟ̣ⲩⲥⲓⲟⲥ ⲙⲛ̅ <text:line-break/><text:span text:style-name="T1"> </text:span><text:span text:style-name="T3">(69/27) </text:span> ⲧϭⲟⲙ· ⲉⲛⲧⲁⲩϫⲡⲁⲥ ⲛⲙ̅ⲙⲉⲟⲩ <text:line-break/><text:span text:style-name="T1"> </text:span><text:span text:style-name="T3">(69/28) </text:span> ⲉⲡⲟⲩⲉⲉⲓ ⲡⲟⲩⲉⲉⲓ ⲙ̅ⲙⲁⲩ ⲉⲛⲥⲉ‐ <text:line-break/><text:span text:style-name="T1"> </text:span><text:span text:style-name="T3">(69/29) </text:span> ϣⲟⲟⲡ ⲉⲛ ⲙ̅ⲙⲁϥ· ⲁϯ ⲉⲁⲩ ϩⲛ̅ ⲟⲩ‐ <text:line-break/><text:span text:style-name="T1"> </text:span><text:span text:style-name="T3">(69/30) </text:span> ⲙⲛ̅ⲧⲟⲩⲉⲉⲓ ⲛ̅ⲟⲩⲱⲧ· ⲙ̅ⲡⲉⲧϥ̅ⲟⲩ‐ <text:line-break/><text:span text:style-name="T1"> </text:span><text:span text:style-name="T3">(69/31) </text:span> ⲁϣϥ̅· §ϫⲉ ⲡⲓϣⲁⲣⲡ̅ ϭⲉ ⲙⲛ̅ ⲡⲓⲙⲁϩ <text:line-break/><text:span text:style-name="T1"> </text:span><text:span text:style-name="T3">(69/32) </text:span> ⲥⲛⲉⲩ ⲛⲉ· ⲁⲩⲱ ⲡⲓⲣⲏⲧⲏ· ⲥⲉ̣ϫⲏⲕ ⲙ̅ⲡ‐ <text:line-break/><text:span text:style-name="T1"> </text:span><text:span text:style-name="T3">(69/33) </text:span> ⲥⲛⲉⲩ ⲁⲩⲱ ⲥⲉⲙⲏϩ· ϫⲉ ϩ̣ⲛ̅ⲟⲩⲱⲛϩ̅ <text:line-break/><text:span text:style-name="T1"> </text:span><text:span text:style-name="T3">(69/34) </text:span> ⲁⲃⲁⲗ ⲛⲉ ⲛ̅ⲧⲟⲟⲧϥ̅ ⲙ̅ⲡⲓⲱⲧ̣· ⲉⲧϫⲏⲕ <text:line-break/><text:span text:style-name="T1"> </text:span><text:span text:style-name="T3">(69/35) </text:span> ⲁⲃⲁⲗ ⲉⲧⲙⲏϩ ⲙⲛ̅ ⲛⲉⲛⲧⲁϩⲉⲓ̅ ⲁⲃⲁⲗ <text:line-break/><text:span text:style-name="T1"> </text:span><text:span text:style-name="T3">(69/36) </text:span> ⲉⲧϫⲏⲕ ⲁⲃⲁⲗ ϩⲙ̅ ⲡⲧⲣⲟⲩϯ ⲉⲁⲩ ⲙ̅‐ <text:line-break/><text:span text:style-name="T1"> </text:span><text:span text:style-name="T3">(69/37) </text:span> ⲡⲉⲧϫⲏⲕ ⲡⲓⲕⲁⲣⲡⲟⲥ ⲇⲉ ⲛ̅ⲧⲁϥ ⲙ̅‐ <text:line-break/><text:span text:style-name="T1"> </text:span><text:span text:style-name="T3">(69/38) </text:span> ⲡⲙⲁϩ ϣⲁⲙⲛ̅ⲧ ϩⲛ̅ⲛⲉⲁⲩ ⲛⲉ ⲛ̅ⲧⲉ <text:line-break/><text:span text:style-name="T1"> </text:span><text:span text:style-name="T3">(69/39) </text:span> ⲡⲟⲩⲱϣⲉ· ⲙ̅ⲡⲟⲩⲉ ⲡⲟⲩⲉ ⲛ̅ⲛⲁⲓⲱⲛ <text:line-break/><text:span text:style-name="T1"> </text:span><text:span text:style-name="T3">(69/40) </text:span> ⲁⲩⲱ ⲧⲟⲩⲉⲓⲉ ⲧⲟⲩⲉⲓⲉ ⲛ̅ⲛⲁⲣⲉⲧⲏ <text:line-break/><text:span text:style-name="T1"> </text:span><text:span text:style-name="T3">(69/41) </text:span> ⲟⲩⲛ̅ⲧⲉ ⲡⲓⲱⲧ ⲙⲉⲛ ϭⲟⲙ ϥϣⲟⲟⲡ· <text:line-break/><text:span text:style-name="T1"> </text:span><text:span text:style-name="T3">(70/1) </text:span> [ϩⲛ] ⲟⲩ̣[ⲡⲗⲏⲣ]ⲱⲙⲁ ⲉϥϫⲏⲕ <text:line-break/><text:span text:style-name="T1"> </text:span><text:span text:style-name="T3">(70/2) </text:span> ⲁ̣ⲃⲁⲗ ⲙ̅[ⲡⲙⲉ]ⲩ̣ⲉ· ⲉⲧⲉ ⲁⲃⲟⲗ <text:line-break/><text:span text:style-name="T1"> </text:span><text:span text:style-name="T3">(70/3) </text:span> ϩⲛ̅ⲛ ⲟⲩⲧⲱⲧ̣ ϩⲱⲥ ⲉⲁⲃⲟⲗ <text:line-break/><text:span text:style-name="T1"> </text:span><text:span text:style-name="T3">(70/4) </text:span> ϩⲛ̅ⲛ ⲟⲩⲕⲁⲧⲁ →ⲡ←ⲟⲩⲉⲉⲓ ⲡⲟⲩⲉⲉⲓ <text:line-break/><text:span text:style-name="T1"> </text:span><text:span text:style-name="T3">(70/5) </text:span> ⲛ̣̅ⲛⲁⲓⲱⲛ ⲡⲉ ⲡⲉⲧϥ̅ⲟⲩⲱϣϥ̅ <text:line-break/><text:span text:style-name="T1"> </text:span><text:span text:style-name="T3">(70/6) </text:span> [ⲁ]ⲩⲱ ⲡⲉⲧⲉⲟⲩⲛ ϭⲁⲙ ⲙ̅〈ⲙ〉ⲁϥ ⲁⲣⲁϥ <text:line-break/><text:span text:style-name="T1"> </text:span><text:span text:style-name="T3">(70/7) </text:span> ⲉϥϯ ⲉⲁⲩ ⲙ̅ⲙⲁϥ ⲙ̅ⲡⲓⲱⲧ· <text:line-break/><text:span text:style-name="T1"> </text:span><text:span text:style-name="T3">(70/8) </text:span> §ϫⲉ ⲉⲧⲃⲉ ⲡⲉⲉⲓ· ϩⲉⲛⲛⲟⲩⲥ ⲛⲉ ⲛ̅‐ <text:line-break/><text:soft-page-break/><text:span text:style-name="T1"> </text:span><text:span text:style-name="T3">(70/9) </text:span> ⲇ̣ⲉ ϩⲉⲛⲛⲟⲩⲥ ⲉⲩϭⲁⲛⲧⲥ̅ ⲉϩⲛ̅‐ <text:line-break/><text:span text:style-name="T1"> </text:span><text:span text:style-name="T3">(70/10) </text:span> ⲗⲟⲅⲟⲥ ⲛⲉ ⲛ̅ⲧⲉ ϩⲛ̅ⲗⲟⲅⲟⲥ ⲉϩⲛ̅‐ <text:line-break/><text:span text:style-name="T1"> </text:span><text:span text:style-name="T3">(70/11) </text:span> ⲡⲣⲉⲥⲃⲩⲧⲉⲣⲟⲥ ⲛⲉ ⲛ̅ⲧⲉ ϩⲉⲛⲡⲣⲉ̣‐ <text:line-break/><text:span text:style-name="T1"> </text:span><text:span text:style-name="T3">(70/12) </text:span> ⲥ̣ⲃⲩⲧⲉⲣⲟ̣ⲥ ⲉϩⲛ̅ⲃⲁⲑⲙⲟⲥ ⲛⲉ̣ <text:line-break/><text:span text:style-name="T1"> </text:span><text:span text:style-name="T3">(70/13) </text:span> [ⲛ]ⲇⲉ ϩⲛ̅ⲃⲁⲑⲙⲟⲥ ⲛⲉ· ⲉⲩϫⲁ[ⲥⲉ] <text:line-break/><text:span text:style-name="T1"> </text:span><text:span text:style-name="T3">(70/14) </text:span> ⲁⲛⲟⲩⲉⲣ̣ⲏⲩ ⲡⲟⲩⲉⲉⲓ ⲡⲟⲩⲉ̣‐ <text:line-break/><text:span text:style-name="T1"> </text:span><text:span text:style-name="T3">(70/15) </text:span> ⲉⲓ ⲛ̅ⲛⲉⲧ̣ϯ ⲉⲁⲩ ⲉⲩⲛ̅ⲧⲉϥ ⲙ̅‐ <text:line-break/><text:span text:style-name="T1"> </text:span><text:span text:style-name="T3">(70/16) </text:span> ⲙⲉⲩ ⲙ̅ⲡⲉϥⲧⲟⲡⲟⲥ ⲙⲛ̅ ⲡⲉ̣[ϥ]‐ <text:line-break/><text:span text:style-name="T1"> </text:span><text:span text:style-name="T3">(70/17) </text:span> ϫⲓⲥⲉ ⲙⲛ̣̅ ⲧⲉϥⲙⲟⲛⲏ· ⲙⲛ̅ ⲧⲉϥ‐ <text:line-break/><text:span text:style-name="T1"> </text:span><text:span text:style-name="T3">(70/18) </text:span> ⲁⲛⲁⲡⲁ̣ⲩⲥⲓⲥ· ⲉⲧⲉ ⲡⲉⲁⲩ ⲡⲉ <text:line-break/><text:span text:style-name="T1"> </text:span><text:span text:style-name="T3">(70/19) </text:span> ⲉⲧϥ̅ⲉⲓⲛ̣ⲉ ⲙ̅ⲙⲁϥ ⲁⲃⲁⲗ· §ϫⲉ <text:line-break/><text:span text:style-name="T1"> </text:span><text:span text:style-name="T3">(70/20) </text:span> ⲛⲉⲧϯ ⲉ̣ⲁⲩ ⲙ̅ⲡⲓⲱⲧ· ⲧⲏⲣⲟⲩ ⲟⲩ‐ <text:line-break/><text:span text:style-name="T1"> </text:span><text:span text:style-name="T3">(70/21) </text:span> ⲛ̅ⲧⲉⲩ ⲙ̅ⲙⲉⲩ ⲙ̅ⲡⲟⲩϫⲡⲟ <text:line-break/><text:span text:style-name="T1"> </text:span><text:span text:style-name="T3">(70/22) </text:span> ⲁⲛⲏϩⲉ ⲧⲙ̣ⲉⲧ· ⲥⲉϫⲡⲟ ⲕⲁⲧⲁ <text:line-break/><text:span text:style-name="T1"> </text:span><text:span text:style-name="T3">(70/23) </text:span> ϯϭⲛϯ ⲧ̣ⲟⲟⲧⲟⲩ· ⲛ̅ⲛⲟⲩⲉⲣⲏⲩ <text:line-break/><text:span text:style-name="T1"> </text:span><text:span text:style-name="T3">(70/24) </text:span> ⲉϩⲛ̅ⲁⲧⲁⲣⲏϫⲛⲟⲩ ⲛⲉ ⲁⲩⲱ ϩⲛ̅‐ <text:line-break/><text:span text:style-name="T1"> </text:span><text:span text:style-name="T3">(70/25) </text:span> ⲁⲧϣⲓⲧⲟⲩ ⲛⲉ ⲛⲓⲡⲣⲟⲃⲟⲗⲏ ⲉⲙⲛ̅ ⲗⲁ‐ <text:line-break/><text:span text:style-name="T1"> </text:span><text:span text:style-name="T3">(70/26) </text:span> ⲁⲩⲉ ⲙ̅ⲫⲑⲟⲛⲟⲥ ϣⲟⲟⲡ ⲁⲃⲁⲗ <text:line-break/><text:span text:style-name="T1"> </text:span><text:span text:style-name="T3">(70/27) </text:span> ⲙ̅ⲡⲉⲓⲱⲧ· ϣⲁ ⲛⲉⲧ〈ⲁ〉ϩ{ⲉ̅ⲓ} ⲉⲃⲟⲗ <text:line-break/><text:span text:style-name="T1"> </text:span><text:span text:style-name="T3">(70/28) </text:span> ⲙ̅ⲙⲁϥ̣· ⲁⲧⲣⲟⲩϫⲡⲟ ⲙ̅ⲡⲉϥ‐ <text:line-break/><text:span text:style-name="T1"> </text:span><text:span text:style-name="T3">(70/29) </text:span> ϩⲓ̈ⲥⲟⲛ ⲙⲛ̅ ⲡⲉϥⲉⲓⲛⲉ· ⲉⲛⲧⲁϥ ⲡⲉⲧ‐ <text:line-break/><text:span text:style-name="T1"> </text:span><text:span text:style-name="T3">(70/30) </text:span> ϣⲟⲟⲡ ϩⲣⲏⲓ̈ ϩⲛ̅ ⲛⲓⲡⲧⲏⲣϥ̅ ⲉϥϫⲡⲟ <text:line-break/><text:span text:style-name="T1"> </text:span><text:span text:style-name="T3">(70/31) </text:span> ⲉϥⲟⲩⲱⲛϩ̅ ⲙ̅ⲙⲁϥ ⲁⲃⲁⲗ· ⲁⲩⲱ ⲡⲉ‐ <text:line-break/><text:span text:style-name="T1"> </text:span><text:span text:style-name="T3">(70/32) </text:span> ⲧϥ̅ⲟⲩⲁϣϥ̅· 〈ϥ〉ⲉⲓⲣⲉ ⲙ̅ⲙⲟϥ ⲛ̅ⲉⲓⲱⲧ <text:line-break/><text:span text:style-name="T1"> </text:span><text:span text:style-name="T3">(70/33) </text:span> ⲛⲉⲉⲓ· ⲉⲧ̣ⲉ ⲛ̅ⲧⲁϥ ⲡⲉ ⲡⲟⲩⲉⲓⲱⲧ· <text:line-break/><text:span text:style-name="T1"> </text:span><text:span text:style-name="T3">(70/34) </text:span> ⲁⲩⲱ ⲛ̅ⲛⲟⲩⲧⲉ· ⲛⲁⲉⲓ ⲉⲧⲉ ⲛ̅ⲧⲁϥ <text:line-break/><text:span text:style-name="T1"> </text:span><text:span text:style-name="T3">(70/35) </text:span> ⲡⲉ ⲡⲟⲩⲛⲟ̣ⲩⲧⲉ· ⲉϥⲉⲓⲣⲉ ⲙ̅ⲙⲁⲩ <text:line-break/><text:span text:style-name="T1"> </text:span><text:span text:style-name="T3">(70/36) </text:span> ⲛ̅ⲛⲓⲡⲧⲏⲣϥ̅ ⲛⲉⲉⲓ ⲉⲧⲉ ⲛ̅ⲧⲁϥ ⲡⲉ <text:line-break/><text:span text:style-name="T1"> </text:span><text:span text:style-name="T3">(70/37) </text:span> ⲡ〈ⲟⲩ〉ⲧⲏⲣϥ̅· ⲉⲛⲓⲣⲉⲛ ⲧⲏⲣⲟⲩ ⲉⲧⲛⲁ‐ <text:line-break/><text:span text:style-name="T1"> </text:span><text:span text:style-name="T3">(71/1) </text:span> ⲁ̣ⲟⲩ ⲕⲁⲁⲧ· ⲙ̅ⲡ̣ⲙⲁ ⲉ̣ⲧ̣ⲙ̅‐ <text:line-break/><text:span text:style-name="T1"> </text:span><text:span text:style-name="T3">(71/2) </text:span> ⲙⲉⲩ ϩⲛ̅ ⲟⲩⲙⲛ̅ⲧϫⲁⲉⲓⲥ· <text:line-break/><text:span text:style-name="T1"> </text:span><text:span text:style-name="T3">(71/3) </text:span> ⲛ̣ⲉⲉⲓ ⲛ̅ⲧⲁⲩⲣ̅ ⲕⲟⲓⲛⲱⲛⲓ ⲁⲣⲁⲟⲩ· <text:line-break/><text:span text:style-name="T1"> </text:span><text:span text:style-name="T3">(71/4) </text:span> ⲛ̅ϭⲓ ⲛⲓⲁⲅⲅⲉⲗⲟⲥ ⲉⲛⲧⲁϩϣⲱⲡⲉ ϩⲙ̅ <text:line-break/><text:span text:style-name="T1"> </text:span><text:span text:style-name="T3">(71/5) </text:span> ⲡⲕⲟⲥⲙⲟⲥ ⲙⲛ̅ ⲛⲁⲣⲭⲱⲛ ⲉⲙⲛ̅ⲧ̣[ⲉⲩ] <text:line-break/><text:span text:style-name="T1"> </text:span><text:span text:style-name="T3">(71/6) </text:span> ⲙ̅ⲙⲉⲩ ⲛ̅ⲧⲟⲩⲙⲛ̅ⲧⲣ̅ ⲙⲓⲛⲉ ⲙ̅ⲙ[ⲁⲩ] <text:line-break/><text:span text:style-name="T1"> </text:span><text:span text:style-name="T3">(71/7) </text:span> ⲙⲛ̅ ⲛⲓⲁⲛⲏϩⲉ· §ϫⲉ ⲧⲥⲩⲥⲧⲁⲥ̣[ⲓⲥ] <text:line-break/><text:span text:style-name="T1"> </text:span><text:span text:style-name="T3">(71/8) </text:span> ϭⲉ ⲧⲏⲣⲥ̅ ⲛ̅ⲛⲓⲁⲓⲱⲛ· ⲟⲩⲛⲧⲉⲥ ⲙ̅ⲙ[ⲉⲩ] <text:line-break/><text:span text:style-name="T1"> </text:span><text:span text:style-name="T3">(71/9) </text:span> ⲛ̣̅ⲛⲟⲩⲙⲁⲉⲓⲉ· ⲙⲛ̅ ⲟⲩϭⲛ̅ϣⲓⲛⲉ̣ <text:line-break/><text:span text:style-name="T1"> </text:span><text:span text:style-name="T3">(71/10) </text:span> ⲛ̣̅ⲥⲉ ⲡⲓϭⲓⲛⲉ ⲉⲧϫⲏⲕ ⲁⲃⲁⲗ ⲧⲏⲣ̣[ϥ] <text:line-break/><text:span text:style-name="T1"> </text:span><text:span text:style-name="T3">(71/11) </text:span> ⲙ̅ⲡⲓⲱⲧ· ⲁⲩⲱ ⲡⲉⲉⲓ ⲡⲉ ⲡⲟⲩⲧⲱⲧ <text:line-break/><text:span text:style-name="T1"> </text:span><text:span text:style-name="T3">(71/12) </text:span> ⲛ̣ⲁⲧϫⲣⲁⲡ· ⲉϥⲟⲩⲱⲛϩ̅ ⲙ̅ⲙⲁϥ ⲁ̣‐ <text:line-break/><text:span text:style-name="T1"> </text:span><text:span text:style-name="T3">(71/13) </text:span> [ⲃ]ⲁⲗ ⲙ̅ⲙⲓⲛ ⲙ̅ⲙⲁϥ ⲛ̅ϭⲓ ⲡⲓⲱⲧ ⲁⲛ̣[ⲏ]‐ <text:line-break/><text:span text:style-name="T1"> </text:span><text:span text:style-name="T3">(71/14) </text:span> ϩ̣ⲉ ⲧⲙⲉⲧ· ⲙ̅ⲡⲉϥⲟⲩⲁϣ̣ϥ̅ ⲁⲧⲣⲟⲩ̣‐ <text:line-break/><text:span text:style-name="T1"> </text:span><text:span text:style-name="T3">(71/15) </text:span> ⲥⲟⲩⲱⲛϥ̅ ⲉϥϯ ⲙ̅ⲙⲟϥ ⲁ̣ⲧ̣ⲣⲟⲩⲣ̅ <text:line-break/><text:span text:style-name="T1"> </text:span><text:span text:style-name="T3">(71/16) </text:span> ⲛ̣ⲟ̣ⲉⲓ ⲙ̅ⲙⲁϥ· ⲁϣⲓⲛⲉ ⲛ̅ⲥⲱϥ ⲉϥⲣⲁ‐ <text:line-break/><text:span text:style-name="T1"> </text:span><text:span text:style-name="T3">(71/17) </text:span> [ⲉⲓ]ⲥ ⲁⲣⲁϥ ⲙ̅ⲡⲉⲧϥ̅ⲣ̅ ϣⲣⲡ̅ ⲛ̅ϣⲟⲟⲡ ⲙ̅‐ <text:line-break/><text:span text:style-name="T1"> </text:span><text:span text:style-name="T3">(71/18) </text:span> [ⲙ]ⲁ̣ϥ ⲛ̅ⲁⲧϣⲓⲛⲉ ⲛ̅ⲥⲱϥ §ϫⲉ ⲛ̅ⲧⲁϥ <text:line-break/><text:soft-page-break/><text:span text:style-name="T1"> </text:span><text:span text:style-name="T3">(71/19) </text:span> [ⲡⲓ]ⲱⲧ· ⲡⲉⲧⲁϩϯ ⲛⲛⲁ{ⲁ}ⲫⲟⲣⲙⲏ <text:line-break/><text:span text:style-name="T1"> </text:span><text:span text:style-name="T3">(71/20) </text:span> [ⲛⲛ]ⲟⲩⲛⲉ ⲛ̅ⲛⲁⲓⲱⲛ· ⲉϩⲛ̅ⲧⲟⲡⲟⲥ ⲛⲉ <text:line-break/><text:span text:style-name="T1"> </text:span><text:span text:style-name="T3">(71/21) </text:span> ⲙ̣ⲡ̣ⲓⲙⲁⲓ̈ⲧ⟦ⲛ̅⟧· ⲉⲧⲙⲁⲧⲛ̅ ϣⲁⲣⲁϥ· <text:line-break/><text:span text:style-name="T1"> </text:span><text:span text:style-name="T3">(71/22) </text:span> ⲙ̣ⲡⲣⲏⲧⲉ ϣⲁ ⲟⲩⲁⲛⲥⲏⲃ· ⲙ̅ⲡⲟ‐ <text:line-break/><text:span text:style-name="T1"> </text:span><text:span text:style-name="T3">(71/23) </text:span> [ⲗ]ⲓ̣ⲧⲓⲁ· ⲉⲁϥⲡⲱⲣϣ̅ ⲛ[ⲉⲩ] ⲛ̣̅ⲟⲩⲛⲁ‐ <text:line-break/><text:span text:style-name="T1"> </text:span><text:span text:style-name="T3">(71/24) </text:span> [ϩ]ⲧ̣ⲉ ⲙⲛ̅ⲛ ⲟⲩⲥⲁⲡⲥⲡ̅[ⲥ] ⲁⲡⲉⲧⲉ‐ <text:line-break/><text:span text:style-name="T1"> </text:span><text:span text:style-name="T3">(71/25) </text:span> [ⲛ]ⲥ̣ⲉϭⲁϣⲧ̅ ⲁⲣⲁϥ ⲉⲛ ⲁ̣ⲩⲱ ⲟⲩϩⲉⲗ‐ <text:line-break/><text:span text:style-name="T1"> </text:span><text:span text:style-name="T3">(71/26) </text:span> [ⲡ]ⲓ̣ⲥ ⲉⲥϫⲟⲟⲣ· ⲁⲡⲉⲧⲉⲛ̅ⲥⲉⲣ̅ ⲛⲟ‐ <text:line-break/><text:span text:style-name="T1"> </text:span><text:span text:style-name="T3">(71/27) </text:span> [ⲉ]ⲓ ⲙ̅ⲙⲁϥ· ⲉⲛ· ⲁⲩⲱ ⲟ̣ⲩⲁⲅⲁⲡⲏ· <text:line-break/><text:span text:style-name="T1"> </text:span><text:span text:style-name="T3">(71/28) </text:span> [ⲉ]ⲥϫⲡⲟ· ⲉⲥϭⲁϣⲧ̅ ⲁϩⲟⲩⲛ ⲁⲡⲉⲧⲥ̅‐ <text:line-break/><text:span text:style-name="T1"> </text:span><text:span text:style-name="T3">(71/29) </text:span> [ⲛ]ⲉ̣ⲩ ⲁⲣⲁϥ· ⲉⲛ· ⲁⲩⲱ ⲟⲩⲙⲛ̅ⲧⲣⲙ̅ⲛ‐ <text:line-break/><text:span text:style-name="T1"> </text:span><text:span text:style-name="T3">(71/30) </text:span> [ϩⲏ]ⲧ· ⲉⲥϣⲏⲡ ⲛ̅ⲧⲉ ⲡⲓⲛⲟⲩⲥ ϣⲁ ⲁⲛⲏ‐ <text:line-break/><text:span text:style-name="T1"> </text:span><text:span text:style-name="T3">(71/31) </text:span> [ϩⲉ]· ⲁⲩⲱ ⲟⲩⲙⲁⲕⲁⲣⲓⲥⲙⲟⲥ <text:line-break/><text:span text:style-name="T1"> </text:span><text:span text:style-name="T3">(71/32) </text:span> [ⲉ]ⲧ̣ⲉ ⲡⲉⲉⲓ ⲡⲉ ϯⲙⲛ̅ⲧⲣⲙ̅ⲙⲁⲟ ⲙⲛ̅ <text:line-break/><text:span text:style-name="T1"> </text:span><text:span text:style-name="T3">(71/33) </text:span> ϯ〈ⲙⲛ̅ⲧ〉ⲣ̣ⲙ̅ϩⲉ· ⲁⲩⲱ ⲟⲩⲥⲟⲫⲓⲁ ⲛ̅ⲇⲉ ⲡⲉ‐ <text:line-break/><text:span text:style-name="T1"> </text:span><text:span text:style-name="T3">(71/34) </text:span> ⲧⲟⲩⲱϣⲉ ⲙ̅ⲡⲉⲁⲩ ⲙ̅ⲡⲓⲱⲧ· ⲁ·‐ <text:line-break/><text:span text:style-name="T1"> </text:span><text:span text:style-name="T3">(71/35) </text:span> ⲡⲟⲩⲙⲉⲉⲩⲉ· §ϫⲉ ⲡⲓⲱⲧ ⲙⲉⲛ <text:line-break/><text:span text:style-name="T1"> </text:span><text:span text:style-name="T3">(71/36) </text:span> ⲡⲁⲉⲓ ⲉⲧϫⲁⲥⲓ ⲉⲩⲥⲟⲟⲩⲛ ⲙ̅ⲙⲟϥ <text:line-break/><text:span text:style-name="T1"> </text:span><text:span text:style-name="T3">(72/1) </text:span> ⲙ̅ⲡⲉϥ̣ⲟ̣[ⲩ]ⲱϣⲉ· ⲉⲧⲉ ⲡⲉⲉⲓ̣ [ⲡⲉ] <text:line-break/><text:span text:style-name="T1"> </text:span><text:span text:style-name="T3">(72/2) </text:span> ⲡ̣ⲛ(ⲉⲩⲙ)ⲁ ⲉⲧⲛⲓϥⲉ· ϩⲛ̅ ⲛⲓⲡⲧⲏⲣϥ̅ <text:line-break/><text:span text:style-name="T1"> </text:span><text:span text:style-name="T3">(72/3) </text:span> ⲁⲩⲱ ⲉϥϯ ⲛⲉⲩ ⲛ̅ⲛⲟⲩⲙⲉ‐ <text:line-break/><text:span text:style-name="T1"> </text:span><text:span text:style-name="T3">(72/4) </text:span> ⲉⲩⲉ· ⲁⲧⲣⲟⲩϣⲓⲛⲉ ⲛ̅ⲥⲁ ⲡⲓⲁⲧ‐ <text:line-break/><text:span text:style-name="T1"> </text:span><text:span text:style-name="T3">(72/5) </text:span> [ⲥ]ⲟⲩⲱⲛϥ̅· ⲛ̅ⲑⲉ ⲉϣⲁⲣⲟⲩⲥⲱⲕ <text:line-break/><text:span text:style-name="T1"> </text:span><text:span text:style-name="T3">(72/6) </text:span> [ⲛ]ⲟⲩⲉⲉⲓ· ⲁⲃⲁⲗ ϩⲓ̈ⲧⲛ̅ⲛ̅ ⲟⲩⲥϯ <text:line-break/><text:span text:style-name="T1"> </text:span><text:span text:style-name="T3">(72/7) </text:span> ⲛⲟⲩϥⲉ· ⲁⲧⲣⲉϥϣⲓⲛⲉ ⲛ̅ⲥⲁ ⲡϩⲱ[ⲃ] <text:line-break/><text:span text:style-name="T1"> </text:span><text:span text:style-name="T3">(72/8) </text:span> ⲉⲧⲉⲣⲉⲡⲓⲥϯ ⲛⲟⲩϥⲉ ϣⲟⲟⲡ ⲉⲧⲃ[ⲏ]‐ <text:line-break/><text:span text:style-name="T1"> </text:span><text:span text:style-name="T3">(72/9) </text:span> ⲏ̣ⲧϥ̅· ⲉⲡⲓⲇⲏ ⲡⲓⲥϯ ⲛⲟⲩϥⲉ ⲛ̅‐ <text:line-break/><text:span text:style-name="T1"> </text:span><text:span text:style-name="T3">(72/10) </text:span> ⲧⲉ ⲡⲓⲱⲧ· ϥⲣ̅ ⲟⲩϩⲟ· ⲁⲛⲉⲉⲓ ⲛ̅ⲁ̣[ⲧ]‐ <text:line-break/><text:span text:style-name="T1"> </text:span><text:span text:style-name="T3">(72/11) </text:span> ⲙ̅ⲡϣⲁ· ϯⲙⲛ̅ⲧϩⲗ̅ϭⲉ ⲅⲁⲣ ⲛ̅ⲧⲉ[ϥ] <text:line-break/><text:span text:style-name="T1"> </text:span><text:span text:style-name="T3">(72/12) </text:span> ⲥⲕⲱ̣ ⲁϩⲣⲏⲓ̈ ⲛ̅ⲛⲓⲁⲓⲱⲛ ϩⲛ̅ⲛ ⲟⲩ‐ <text:line-break/><text:span text:style-name="T1"> </text:span><text:span text:style-name="T3">(72/13) </text:span> ϩⲏⲇ̣ⲟⲛⲏ ⲛ̅ⲁⲧϣⲉϫⲉ ⲁⲣⲁⲥ̣ <text:line-break/><text:span text:style-name="T1"> </text:span><text:span text:style-name="T3">(72/14) </text:span> ⲁⲩⲱ̣ ⲥϯ ⲛⲉⲩ ⲛⲛⲟⲩⲙⲉⲉⲩⲉ ⲁ̣‐ <text:line-break/><text:span text:style-name="T1"> </text:span><text:span text:style-name="T3">(72/15) </text:span> ⲧⲣⲟⲩⲙⲟⲩϫϭ· ⲙⲛ ⲡⲉⲉⲓ ⲉⲧ̣ⲟ̣[ⲩ]‐ <text:line-break/><text:span text:style-name="T1"> </text:span><text:span text:style-name="T3">(72/16) </text:span> ⲱϣⲉ ⲁⲧⲣⲟⲩⲥⲟⲩⲱⲛϥ̅· ⲕⲁ̣[ⲧⲁ] <text:line-break/><text:span text:style-name="T1"> </text:span><text:span text:style-name="T3">(72/17) </text:span> ⲟⲩⲙⲛ̅ⲧⲟⲩⲉⲉⲓ· ⲛ̅ⲥⲉϯ ⲧ̣[ⲟⲟ]‐ <text:line-break/><text:span text:style-name="T1"> </text:span><text:span text:style-name="T3">(72/18) </text:span> ⲧϥ̅ ⲛ̅ⲛⲉⲩⲉⲣⲉⲩ ⲙ̅ⲡⲛ(ⲉⲩⲙ)ⲁ· ⲉ[ⲧ]‐ <text:line-break/><text:span text:style-name="T1"> </text:span><text:span text:style-name="T3">(72/19) </text:span> ⲥⲁⲧⲉ ⲛ̅ϩⲏⲧⲟⲩ ⲉⲩⲕⲁⲁⲧ ⲛ̣‐ <text:line-break/><text:span text:style-name="T1"> </text:span><text:span text:style-name="T3">(72/20) </text:span> ϩⲣⲏⲓ̈ ϩⲛⲛ ⲟⲩⲛⲁϭ ⲛ̅ϩⲣⲏϣⲉ ⲉⲛ[ⲁ]‐ <text:line-break/><text:span text:style-name="T1"> </text:span><text:span text:style-name="T3">(72/21) </text:span> ϣⲱⲥ· ⲉⲩⲣ̅ ⲃⲣ̅ⲣⲉ· ϩⲛ̅ⲛ ⲟⲩⲙⲛ̅ⲧⲁⲧ‐ <text:line-break/><text:span text:style-name="T1"> </text:span><text:span text:style-name="T3">(72/22) </text:span> ϫⲟⲟ̣[ⲥ] ⲉⲙⲛ̅ⲧⲉⲩ ⲙ̅ⲙⲉⲩ ⲙ̅‐ <text:line-break/><text:span text:style-name="T1"> </text:span><text:span text:style-name="T3">(72/23) </text:span> ⲡⲧⲣⲟⲩⲛⲁⲩϩⲟⲩ ⲁⲃⲁⲗ· ⲙ̅ⲡ̣[ⲉ]‐ <text:line-break/><text:span text:style-name="T1"> </text:span><text:span text:style-name="T3">(72/24) </text:span> ⲧⲁⲩⲕⲁⲁⲩ ⲙ̅ⲙⲁϥ· ϩⲛ̅ⲛ ⲟⲩⲙ[ⲛⲧ]‐ <text:line-break/><text:span text:style-name="T1"> </text:span><text:span text:style-name="T3">(72/25) </text:span> ⲁⲧⲣ̅ ⲛⲟⲉⲓ ⲁⲃⲁⲗ ϫⲉ ⲥⲉⲛⲁϣⲁ[ϫⲉ] <text:line-break/><text:span text:style-name="T1"> </text:span><text:span text:style-name="T3">(72/26) </text:span> ⲉⲛ ⲉⲩⲕ̣ⲁⲣⲁⲉⲓⲧ· ⲁⲡⲉⲁⲩ ⲙ̅[ⲡⲓ]‐ <text:line-break/><text:span text:style-name="T1"> </text:span><text:span text:style-name="T3">(72/27) </text:span> ⲱⲧ· ⲁⲡⲉⲧⲉⲩⲛ̅ ϭⲟⲙ ⲙ̅ⲙⲁ[ϥ] <text:line-break/><text:span text:style-name="T1"> </text:span><text:span text:style-name="T3">(72/28) </text:span> ⲁϫⲟⲟⲥ ⲛ̅ⲥⲉϫⲓ ⲙⲟⲣⲫⲏ [ⲙ]‐ <text:line-break/><text:span text:style-name="T1"> </text:span><text:span text:style-name="T3">(72/29) </text:span> ⲙⲟϥ ⲁϥⲟⲩⲱⲛϩ̅ ⲁⲃⲁⲗ ⲙ̅ⲙ̣[ⲁϥ ⲉ]‐ <text:line-break/><text:soft-page-break/><text:span text:style-name="T1"> </text:span><text:span text:style-name="T3">(72/30) </text:span> ⲙⲛ̅ ϭⲟⲙ· ⲛ̅ⲇⲉ ⲁϫⲟⲟϥ ⲟ̣ⲩ̣[ⲛ]‐ <text:line-break/><text:span text:style-name="T1"> </text:span><text:span text:style-name="T3">(72/31) </text:span> ⲧⲉⲩ〈ϥ〉 ⲙ̅ⲙⲉⲩ· ⲉϥϩⲏⲡ· ϩⲣⲏ[ⲓ ϩⲛ]‐ <text:line-break/><text:span text:style-name="T1"> </text:span><text:span text:style-name="T3">(72/32) </text:span> ⲛ ⲟⲩⲙⲉⲉⲩⲉ· ϩⲱⲥ ⲉⲁⲃⲁⲗ ⲙ̅‐ <text:line-break/><text:span text:style-name="T1"> </text:span><text:span text:style-name="T3">(72/33) </text:span> ⲡⲉⲉⲓ 〈‐‐‐〉 ⲥⲉⲕⲁⲣⲁⲉⲓⲧ· ⲙⲉⲛ ⲁⲡⲓⲱⲧ <text:line-break/><text:span text:style-name="T1"> </text:span><text:span text:style-name="T3">(72/34) </text:span> ⲙ̅ⲡⲣⲏⲧⲉ ⲉⲧϥ̅ϣⲟⲟⲡ ⲙ̅ⲙⲁϥ <text:line-break/><text:span text:style-name="T1"> </text:span><text:span text:style-name="T3">(72/35) </text:span> ϩⲙ̅ ⲡⲉϥⲥⲙⲁⲧ· ⲙⲛ̅ ⲧⲉϥⲙⲓⲛⲉ <text:line-break/><text:span text:style-name="T1"> </text:span><text:span text:style-name="T3">(72/36) </text:span> ⲙⲛ̅ ⲧⲉϥⲙⲛ̅ⲧⲛⲟϭ <text:line-break/><text:span text:style-name="T1"> </text:span><text:span text:style-name="T3">(73/1) </text:span> ⲉⲁⲩⲣ̅ ⲙ̅ⲡϣⲁ ⲇⲉ· ⲛ̅ϫⲓ ⲛⲓ̣ⲁⲓⲱⲛ ⲛ̅ⲥⲟⲩ‐ <text:line-break/><text:span text:style-name="T1"> </text:span><text:span text:style-name="T3">(73/2) </text:span> ⲱⲛ ⲡⲉⲉⲓ ⲁⲃⲁⲗ ϩⲓ̈ⲧⲟⲟⲧϥ ⲙ̅ⲡϥ̅ⲡⲛ(ⲉⲩⲙ)ⲁ <text:line-break/><text:span text:style-name="T1"> </text:span><text:span text:style-name="T3">(73/3) </text:span> ϫⲉ ⲟⲩⲁⲧϫⲉ ⲣⲉⲛ· ⲁⲣⲁϥ ⲡⲉ· ⲁⲩⲱ <text:line-break/><text:span text:style-name="T1"> </text:span><text:span text:style-name="T3">(73/4) </text:span> ⲟⲩⲁⲧ·ⲧⲉϩⲁϥ ⲡⲉ· ⲁⲃⲁⲗ ϩⲓ̈ⲧⲛ̅ ⲡⲓ‐ <text:line-break/><text:span text:style-name="T1"> </text:span><text:span text:style-name="T3">(73/5) </text:span> ⲡⲛ(ⲉⲩⲙ)ⲁ ⲛ̅ⲧⲉϥ· ⲉⲧⲉ ⲡⲉⲉⲓ ⲡⲉ ⲡⲓⲓ̈ⲭⲛⲟⲥ <text:line-break/><text:span text:style-name="T1"> </text:span><text:span text:style-name="T3">(73/6) </text:span> ⲛ̅ⲧⲉ ⲡⲓϭⲛ̅ϣⲓⲛⲉ ⲛⲥⲱϥ ⲉϥϯ ⲙ̅ⲙⲁϥ <text:line-break/><text:span text:style-name="T1"> </text:span><text:span text:style-name="T3">(73/7) </text:span> ⲛⲉⲩ ⲁⲧⲣⲟⲩⲣ̅ ⲛⲟⲉⲓ ⲙ̅ⲙⲁϥ ⲛ̅ⲥⲉ·‐ <text:line-break/><text:span text:style-name="T1"> </text:span><text:span text:style-name="T3">(73/8) </text:span> ϣ̣ⲉϫⲉ ⲁⲣⲁϥ §ϫⲉ ⲡⲟⲩⲉⲉⲓ ⲡⲟⲩⲉⲉⲓ ⲛ̅‐ <text:line-break/><text:span text:style-name="T1"> </text:span><text:span text:style-name="T3">(73/9) </text:span> ⲧ̣ⲉ ⲛⲓⲁⲓⲱⲛ ⲟⲩⲣⲉⲛ ⲡⲉ 〈ⲉⲧⲉ ⲧⲉⲉⲓ〉 ⲧⲉ ⲧⲟⲩⲉⲓⲉ ⲧⲟⲩ‐ <text:line-break/><text:span text:style-name="T1"> </text:span><text:span text:style-name="T3">(73/10) </text:span> ⲉⲓⲉ· ⲛ̅ⲛⲉϥⲁⲣⲉⲧⲏ· ⲙⲛ̅ ⲛⲓϭⲟⲙ ⲛ̅ⲧⲉ <text:line-break/><text:span text:style-name="T1"> </text:span><text:span text:style-name="T3">(73/11) </text:span> ⲡⲓⲱⲧ· ⲉϥϣⲟⲟⲡ ϩⲛ̅ ϩⲁϩ ⲛ̅ⲣⲉⲛ̅ ϩⲛ̅ <text:line-break/><text:span text:style-name="T1"> </text:span><text:span text:style-name="T3">(73/12) </text:span> ⲟⲩⲙⲟⲩϫϭ· ⲙⲛ̅ ⲟⲩϯ ⲙⲉⲧⲉ ⲙⲛ̅ ⲛⲟⲩ‐ <text:line-break/><text:span text:style-name="T1"> </text:span><text:span text:style-name="T3">(73/13) </text:span> ⲉⲣⲏⲩ ⲟⲩⲛ̅ ϭⲁⲙ ⲁⲧⲣⲟⲩϫⲟⲟϥ· ⲉⲧⲃⲉ <text:line-break/><text:span text:style-name="T1"> </text:span><text:span text:style-name="T3">(73/14) </text:span> ⲧⲙⲛ̅ⲧⲣⲙ̅ⲙⲁⲟ ⲙ̅ⲡⲗⲟⲅⲟⲥ ⲛ̅ⲑⲉ ⲙ̅ⲡⲓ‐ <text:line-break/><text:span text:style-name="T1"> </text:span><text:span text:style-name="T3">(73/15) </text:span> ⲱ̣ⲧ· ⲉⲟⲩⲣⲉⲛ ⲛ̅ⲟⲩⲱⲧ· ⲡⲉ̣ ⲁⲃⲁⲗ ϫⲉ <text:line-break/><text:span text:style-name="T1"> </text:span><text:span text:style-name="T3">(73/16) </text:span> ⲟ̣ⲩⲉⲉⲓ ⲛ̅ⲟⲩⲱⲧ· ⲡⲉ· ⲟⲩⲁⲧ·ⲁⲡϥ̅ ⲛ̅·‐ <text:line-break/><text:span text:style-name="T1"> </text:span><text:span text:style-name="T3">(73/17) </text:span> ⲇ̣ⲉ ⲡⲉ ϩⲛ̅ ⲛⲉϥⲁⲣⲉⲧⲏ ⲡⲉ· ⲙⲛ̅ ⲛⲓ‐ <text:line-break/><text:span text:style-name="T1"> </text:span><text:span text:style-name="T3">(73/18) </text:span> [ⲣ]ⲉⲛ̣ §ϫⲉ ϯⲡⲣⲟⲃⲟⲗⲏ ϭⲉ ⲛ̅ⲧⲉ <text:line-break/><text:span text:style-name="T1"> </text:span><text:span text:style-name="T3">(73/19) </text:span> [ⲛ]ⲓ̣ⲡⲧⲏⲣϥ̅· ⲉⲧϣⲟⲟⲡ· ⲁⲃⲁⲗ· ϩⲛ̅ ⲡⲉⲧ‐ <text:line-break/><text:span text:style-name="T1"> </text:span><text:span text:style-name="T3">(73/20) </text:span> [ϣ]ⲟⲟⲡ· ⲉⲣⲉⲛⲧⲁⲥϣⲱⲡⲉ ⲉⲛ ⲕⲁ‐ <text:line-break/><text:span text:style-name="T1"> </text:span><text:span text:style-name="T3">(73/21) </text:span> [ⲧ]ⲁ̣ ⲟⲩϣⲱⲱⲧ ⲁⲃⲁⲗ· ⲛⲛⲟⲩⲉⲣⲏⲩ <text:line-break/><text:span text:style-name="T1"> </text:span><text:span text:style-name="T3">(73/22) </text:span> [ϩ]ⲱⲥ ⲉ〈ⲩ〉ⲛⲟⲩϩⲉ ⲁⲃⲁⲗ· ⲙ̅ⲡⲉⲧϫⲡⲟ· <text:line-break/><text:span text:style-name="T1"> </text:span><text:span text:style-name="T3">(73/23) </text:span> ⲙ̣̅ⲙⲁⲩⲟⲩ ⲡⲉ ⲁⲗⲗⲁ ⲉϥⲟ ⲙ̅ⲡⲥⲙⲁⲧ· <text:line-break/><text:span text:style-name="T1"> </text:span><text:span text:style-name="T3">(73/24) </text:span> ⲛ̣̅ⲛⲟⲩⲡⲱⲣϣ̅ ⲁⲃⲁⲗ· ⲛ̅ϭⲓ ⲡⲟⲩϫⲡⲟ· <text:line-break/><text:span text:style-name="T1"> </text:span><text:span text:style-name="T3">(73/25) </text:span> ⲉ̣ϥⲡⲱⲣϣ̅ ⲙ̅ⲙⲁϥ ⲁⲃⲁⲗ ⲛ̅ϭⲓ <text:line-break/><text:span text:style-name="T1"> </text:span><text:span text:style-name="T3">(73/26) </text:span> [ⲡ]ⲓ̣ⲱⲧ· ⲁⲛⲉⲧϥ̅ⲟⲩⲁϣⲟⲩ ϫⲉⲕⲁⲥⲉ· <text:line-break/><text:span text:style-name="T1"> </text:span><text:span text:style-name="T3">(73/27) </text:span> [ⲛ]ⲉⲛⲧⲁϩⲉⲓ̅ ⲁⲃⲁⲗ ⲙ̅ⲙⲟϥ ⲉⲩⲛⲁ‐ <text:line-break/><text:span text:style-name="T1"> </text:span><text:span text:style-name="T3">(73/28) </text:span> ϣⲱⲡⲉ ⲛ̅ⲧⲁϥ ⲁⲛ ⲡⲉ· §ϫⲉ ⲡⲓⲣⲏⲧⲉ <text:line-break/><text:span text:style-name="T1"> </text:span><text:span text:style-name="T3">(73/29) </text:span> ⲙ̅ⲡⲓⲁⲓⲱⲛ ⲧⲉⲛ̣ⲟⲩ ⲉⲟⲩⲉⲉⲓ <text:line-break/><text:span text:style-name="T1"> </text:span><text:span text:style-name="T3">(73/30) </text:span> ⲡⲉ· ⲛ̅ⲟⲩⲱⲧ· ⲉϥⲡⲏϣ ϩⲛ̅ ⲛ̅ⲟⲩⲟ‐ <text:line-break/><text:span text:style-name="T1"> </text:span><text:span text:style-name="T3">(73/31) </text:span> ⲉⲓϣ ⲁⲩⲱ {ⲁϩ}ⲉⲛⲟⲩⲁⲉⲓϣ ⲡⲏϣ· ⲁϩⲉⲛ‐ <text:line-break/><text:span text:style-name="T1"> </text:span><text:span text:style-name="T3">(73/32) </text:span> ⲣⲁⲙⲡⲉ· ⲉⲛⲣⲁⲙⲡⲉ· ⲡⲏϣ· ⲁϩⲛ̅‐ <text:line-break/><text:span text:style-name="T1"> </text:span><text:span text:style-name="T3">(73/33) </text:span> ⲥⲏⲟⲩ· ⲛ̅ⲥⲏⲟⲩ ⲇⲉ ⲁϩⲉⲛⲉⲃⲉⲧⲉ· ⲛⲉ‐ <text:line-break/><text:span text:style-name="T1"> </text:span><text:span text:style-name="T3">(73/34) </text:span> ⲃⲉⲧⲉ· ⲇⲉ ⲁϩⲉⲛϩⲟⲟⲩ· ⲛ̅ϩⲟⲟⲩ <text:line-break/><text:span text:style-name="T1"> </text:span><text:span text:style-name="T3">(73/35) </text:span> ⲁϩⲉⲛⲟⲩⲛⲁⲩⲉ· ⲁⲩⲱ ⲛⲟⲩⲛⲁⲩⲉ <text:line-break/><text:span text:style-name="T1"> </text:span><text:span text:style-name="T3">(73/36) </text:span> ⲁϩⲛ̅ⲥⲟⲩⲥⲟⲩ ⲡⲉⲉⲓ ⲡⲉ ⲡⲣⲏⲧⲉ <text:line-break/><text:span text:style-name="T1"> </text:span><text:span text:style-name="T3">(74/1) </text:span> ϩⲱⲱϥ ⲁⲛ ⲙ̅ⲡⲓⲁⲓⲱⲛ ⲛ̅ⲧⲉ <text:line-break/><text:span text:style-name="T1"> </text:span><text:span text:style-name="T3">(74/2) </text:span> ⲧⲙⲏⲉ· ⲉⲟⲩⲉⲉⲓ ⲡⲉ ⲛ̅ⲟⲩⲱⲧ <text:line-break/><text:span text:style-name="T1"> </text:span><text:span text:style-name="T3">(74/3) </text:span> ⲉⲛⲁϣⲱϥ ⲉϥϫⲓ ⲉⲁⲩ ϩⲛ̅ ⲛ̅ϣⲏⲙ <text:line-break/><text:span text:style-name="T1"> </text:span><text:span text:style-name="T3">(74/4) </text:span> ⲙⲛ̅ ϩⲛ̅ ⲛⲟϭ ⲛ̅ⲣⲉⲛ ⲕⲁⲧⲁ ⲡⲉ〈ⲧⲉ〉 ⲟⲩ‐ <text:line-break/><text:soft-page-break/><text:span text:style-name="T1"> </text:span><text:span text:style-name="T3">(74/5) </text:span> ⲛ̅ ϭⲁⲙ ⲙ̅ⲙⲁϥ ⲁϣⲁⲡϥ̅ ⲕⲁⲧⲁ 〈ⲧⲁ〉ⲛ̣‐ <text:line-break/><text:span text:style-name="T1"> </text:span><text:span text:style-name="T3">(74/6) </text:span> ⲧⲛ̅ ⲇⲉ ⲁⲛ ⲙ̅ⲡⲣⲏⲧⲉ· ⲛ̅ⲛⲟⲩϩⲁⲗ̣‐ <text:line-break/><text:span text:style-name="T1"> </text:span><text:span text:style-name="T3">(74/7) </text:span> ⲙⲏ ⲉⲥϣⲟⲟⲡ· ⲙ̅ⲡⲉⲧⲥ̅ϣⲟⲟⲡ̣ <text:line-break/><text:span text:style-name="T1"> </text:span><text:span text:style-name="T3">(74/8) </text:span> ⲙ̅ⲙⲁϥ· ⲉⲥϩⲉϯⲉ ⲁϩⲛ̅ⲛⲓⲣⲱⲟⲩ <text:line-break/><text:span text:style-name="T1"> </text:span><text:span text:style-name="T3">(74/9) </text:span> ⲙⲛ̅ ϩⲛ̅ⲗⲓⲙⲛⲏ· ⲙⲛ̅ ϩⲛ̅ⲉⲓⲟⲟⲣ <text:line-break/><text:span text:style-name="T1"> </text:span><text:span text:style-name="T3">(74/10) </text:span> ⲙⲛ̅ ϩⲉⲛⲃⲁⲉⲓⲉ· ⲙ̅ⲡⲣⲏⲧⲉ ⲛ̅ⲟⲩ‐ <text:line-break/><text:span text:style-name="T1"> </text:span><text:span text:style-name="T3">(74/11) </text:span> ⲛⲟⲩⲛⲉ· ⲉⲥⲡⲁⲣϣ̅ ⲁⲃⲁⲗ· ϩⲁ ϩⲛ̅‐ <text:line-break/><text:span text:style-name="T1"> </text:span><text:span text:style-name="T3">(74/12) </text:span> ϣⲏⲛ· ⲁⲩⲱ ϩⲛ̅ⲕⲗⲁⲇⲟⲥ ⲙⲛ̅ <text:line-break/><text:span text:style-name="T1"> </text:span><text:span text:style-name="T3">(74/13) </text:span> ⲛⲉϥⲕⲁⲣⲡⲟⲥ· ⲙ̅ⲡⲣⲏⲧⲉ ⲛ̅ⲟⲩ̣‐ <text:line-break/><text:span text:style-name="T1"> </text:span><text:span text:style-name="T3">(74/14) </text:span> ⲥⲱⲙⲁ̣· ⲛ̅ⲣⲱⲙⲉ· ⲉϥⲡⲏϣ· ϩⲛ̣̅ <text:line-break/><text:span text:style-name="T1"> </text:span><text:span text:style-name="T3">(74/15) </text:span> ⲟⲩⲙⲛ̅ⲧⲁⲧⲡⲱϣⲉ· ⲁϩⲛ̅ⲙⲉⲗⲟⲥ̣ <text:line-break/><text:span text:style-name="T1"> </text:span><text:span text:style-name="T3">(74/16) </text:span> ⲛ̅ⲧⲉ ϩⲛ̅ⲙⲉⲗⲟⲥ ϩⲛ̅ⲙⲉⲗⲟⲥ ⲛ̅ϣⲁ̣‐ <text:line-break/><text:span text:style-name="T1"> </text:span><text:span text:style-name="T3">(74/17) </text:span> ⲣⲡ̅ ⲙⲛ̅ ϩⲛ̅ ϩⲁⲉⲟⲩ ⲁϩⲛ̅ⲛⲁ̣ϭ̣ ϩ̣[ⲓ] <text:line-break/><text:span text:style-name="T1"> </text:span><text:span text:style-name="T3">(74/18) </text:span> ϣⲏⲙ· §ϫⲉ ⲛⲓⲁⲓⲱⲛ ⲇⲉ ⲁⲩⲛ̅ⲧ̣[ⲟⲩ] <text:line-break/><text:span text:style-name="T1"> </text:span><text:span text:style-name="T3">(74/19) </text:span> ⲁⲃⲁⲗ· ⲕⲁⲧⲁ ⲡⲓⲙⲁϩ ϣⲁⲙⲛ̅ⲧ ⲛ̣‐ <text:line-break/><text:span text:style-name="T1"> </text:span><text:span text:style-name="T3">(74/20) </text:span> ⲕⲁⲣⲡⲟⲥ ⲁⲃⲁⲗ ϩⲓ̈ⲧⲛ̅ ⲧⲙⲛ̅ⲧ[ⲁⲩ]‐ <text:line-break/><text:span text:style-name="T1"> </text:span><text:span text:style-name="T3">(74/21) </text:span> ⲧⲉⲝⲟⲩⲥⲓⲟⲥ ⲛ̅ⲧⲉ ⲡⲟⲩⲱϣⲉ̣ <text:line-break/><text:span text:style-name="T1"> </text:span><text:span text:style-name="T3">(74/22) </text:span> ⲁⲩⲱ ⲁⲃⲁⲗ· ϩⲓ̈ⲧⲛ̅ ϯⲥⲟⲫⲓⲁ ⲉⲛ‐ <text:line-break/><text:span text:style-name="T1"> </text:span><text:span text:style-name="T3">(74/23) </text:span> ⲧⲁϥⲣ̅ ϩⲙⲁⲧ· ⲙ̅ⲙⲁⲥ ⲛⲉⲩ ⲁⲡⲟⲩⲙⲉⲩⲉ̣ <text:line-break/><text:span text:style-name="T1"> </text:span><text:span text:style-name="T3">(74/24) </text:span> ⲛ̅ⲥⲉⲟⲩⲱϣⲉ ⲉⲛ ⲁϯ ⲉⲁⲩ ⲙ[ⲛ] <text:line-break/><text:span text:style-name="T1"> </text:span><text:span text:style-name="T3">(74/25) </text:span> ⲡⲉⲉⲓ· ⲉⲧⲉ ⲁⲃⲁⲗ· ϩⲛ̅ ⲟⲩⲧⲱⲧ ⲡⲉ [ⲉ]‐ <text:line-break/><text:span text:style-name="T1"> </text:span><text:span text:style-name="T3">(74/26) </text:span> ⲁⲩⲛⲧϥ̅ ⲁⲃⲁⲗ ⲁϩⲛ̅ⲗⲟⲅⲟⲥ ⲛⲉ[ⲁⲩ] <text:line-break/><text:span text:style-name="T1"> </text:span><text:span text:style-name="T3">(74/27) </text:span> ⲙ̅ⲡⲟⲩⲉⲉⲓ ⲡⲟⲩⲉⲉⲓ ⲛ̅ⲧⲉ ⲛⲓⲡⲗ[ⲏ]‐ <text:line-break/><text:span text:style-name="T1"> </text:span><text:span text:style-name="T3">(74/28) </text:span> ⲣⲱⲙⲁ ⲟⲩⲇⲉ ⲁⲛ ⲛ̅ⲥⲉⲟⲩⲱϣⲉ <text:line-break/><text:span text:style-name="T1"> </text:span><text:span text:style-name="T3">(74/29) </text:span> ⲉⲛ ⲁϯ ⲉⲁⲩ ⲙⲛ̅ ⲡⲧⲏⲣϥ̅ ⲟⲩⲇⲉ ⲁⲛ <text:line-break/><text:span text:style-name="T1"> </text:span><text:span text:style-name="T3">(74/30) </text:span> ⲛ̅ⲥⲉⲟⲩⲱϣⲉ ⲉⲛ ⲙⲛ̅ ⲕⲉⲟⲩⲉⲉⲓ <text:line-break/><text:span text:style-name="T1"> </text:span><text:span text:style-name="T3">(74/31) </text:span> ⲉⲁϥⲣ̅ ϣⲁⲣⲡ̅ ⲁⲡⲥⲁ ⲛϩⲣⲉ· ⲙ̅‐ <text:line-break/><text:span text:style-name="T1"> </text:span><text:span text:style-name="T3">(74/32) </text:span> ⲡⲃⲁⲑⲟⲥ ⲙ̅ⲡⲉⲧⲙ̅ⲙⲉⲩ· ⲏ ⲡϥ̅‐ <text:line-break/><text:span text:style-name="T1"> </text:span><text:span text:style-name="T3">(74/33) </text:span> ⲧⲟⲡⲟⲥ ⲉⲓⲙⲏⲧⲓ ⲛ̅ⲧⲟϥ ⲡⲉⲧⲕⲏ <text:line-break/><text:span text:style-name="T1"> </text:span><text:span text:style-name="T3">(74/34) </text:span> ⲉϩⲣⲏⲓ̈ ϩⲙ̅ ⲡⲣⲉⲛ· ⲉⲧϫⲁⲥⲓ ⲁⲩⲱ <text:line-break/><text:span text:style-name="T1"> </text:span><text:span text:style-name="T3">(74/35) </text:span> ϩⲛ̅ ⲡⲧⲟⲡⲟⲥ ⲉⲧϫⲁⲥⲓ· ⲉⲓ ⲙⲏ ϥϫⲓ <text:line-break/><text:span text:style-name="T1"> </text:span><text:span text:style-name="T3">(74/36) </text:span> ⲛ̅ⲧⲟⲟⲧϥ̅ ⲙ̅ⲡⲉⲧⲁϩⲟⲩⲱϣⲉ <text:line-break/><text:span text:style-name="T1"> </text:span><text:span text:style-name="T3">(75/1) </text:span> ⲉϥϫⲓⲧϥ̅ ⲛⲉϥ ⲁϩⲣⲏⲓ̈ ⲁⲡⲉⲧⲛ̅ⲧⲡⲉ· <text:line-break/><text:span text:style-name="T1"> </text:span><text:span text:style-name="T3">(75/2) </text:span> ⲙ̅ⲙⲁϥ· ⲁⲩⲱ ϥϫⲡⲁϥ· ⲙ̅ⲡⲣⲏⲧⲉ· <text:line-break/><text:span text:style-name="T1"> </text:span><text:span text:style-name="T3">(75/3) </text:span> [ⲛ]ϫⲟⲟⲥ ϫⲉ ⲙ̅ⲙⲓⲛ ⲙ̅ⲙⲟϥ ⲁⲩⲱ <text:line-break/><text:span text:style-name="T1"> </text:span><text:span text:style-name="T3">(75/4) </text:span> ⲁ̣ⲃⲁⲗ ϩⲓ̈ⲧⲛ̅ ⲡⲉⲧⲙ̅ⲙⲉⲩ ϥϫⲡⲁϥ <text:line-break/><text:span text:style-name="T1"> </text:span><text:span text:style-name="T3">(75/5) </text:span> ⲙⲛ̅ ⲡⲉⲧⲉ· ⲛ̅ⲧⲁϥ ⲡⲉ· ϥ̅{.}ⲣ̅ ⲃⲣ̅ⲣⲉ· ⲙ̅‐ <text:line-break/><text:span text:style-name="T1"> </text:span><text:span text:style-name="T3">(75/6) </text:span> ⲙⲓⲛ ⲙ̅ⲙⲟϥ· ⲙⲛ̅ ⲡⲉⲧⲁϩⲓ̈ ⲁϫⲱϥ· <text:line-break/><text:span text:style-name="T1"> </text:span><text:span text:style-name="T3">(75/7) </text:span> ⲁ̣ⲃⲁⲗ ϩⲓ̈ⲧⲛ̅ ⲡⲉϥⲥⲁⲛ· ϥⲛⲉⲩ ⲁⲣⲁϥ· <text:line-break/><text:span text:style-name="T1"> </text:span><text:span text:style-name="T3">(75/8) </text:span> ⲛ̅ϥⲥⲁⲡⲥⲡ̅ⲥ· ⲙ̅ⲙⲁϥ· ⲁⲡⲓϩⲱⲃ ϫⲉ <text:line-break/><text:span text:style-name="T1"> </text:span><text:span text:style-name="T3">(75/9) </text:span> ⲡⲉⲧⲁϩⲟⲩⲱϣⲉ· ⲁϣⲉ ⲁϩⲣⲏⲓ̈ ⲁϫⲱϥ <text:line-break/><text:span text:style-name="T1"> </text:span><text:span text:style-name="T3">(75/10) </text:span> §ⲁⲧⲥϣⲱⲡⲉ ϭⲉ· ⲙ̅ⲡⲓⲣⲏⲧⲉ ⲙⲁϥϫⲉ· <text:line-break/><text:span text:style-name="T1"> </text:span><text:span text:style-name="T3">(75/11) </text:span> ⲗ̣ⲁⲩⲉ ⲛⲉϥ· ⲁⲡⲁⲉⲓ· ⲛ̅ϭⲓ ⲡⲉⲛⲧⲁϩ‐ <text:line-break/><text:span text:style-name="T1"> </text:span><text:span text:style-name="T3">(75/12) </text:span> ⲟ̣ⲩⲱϣⲉ· ⲁϯ ⲉⲁⲩ· ⲥⲁⲃⲗ̅ⲗⲉϥ· ⲟⲩ‐ <text:line-break/><text:span text:style-name="T1"> </text:span><text:span text:style-name="T3">(75/13) </text:span> ⲁ̣ⲉⲉⲧϥ̅· ϫⲉ ⲟⲩⲛ ⲟⲩϩⲟⲣⲟⲥ <text:line-break/><text:span text:style-name="T1"> </text:span><text:span text:style-name="T3">(75/14) </text:span> ⲛ̣̅ϣⲉϫⲉ· ⲉϥⲕⲏ ϩⲙ̅ ⲡⲗⲏ&amp;4ⲣⲟⲩⲙⲁ· ⲁⲧ‐ <text:line-break/><text:span text:style-name="T1"> </text:span><text:span text:style-name="T3">(75/15) </text:span> [ⲣ]ⲟ̣ⲩⲕⲁ ⲣⲱⲟⲩ· ⲙⲉⲛ ⲁⲧⲙⲛ̅ⲧⲁⲧⲉ·‐ <text:line-break/><text:soft-page-break/><text:span text:style-name="T1"> </text:span><text:span text:style-name="T3">(75/16) </text:span> ϩ̣ⲁ̣ⲥ̣ ⲙ̅ⲡⲓⲱⲧ· ⲁⲧⲟⲩϣⲉϫⲉ ⲇⲉ ⲁⲡⲉ‐ <text:line-break/><text:span text:style-name="T1"> </text:span><text:span text:style-name="T3">(75/17) </text:span> ⲧ[ⲟ]ⲩⲱϣⲉ ⲁⲧⲉϩ·ⲁϥ ⲁⲥⲉⲓ̅ ⲁϩⲣⲏⲓ̈ ⲁ‐ <text:line-break/><text:span text:style-name="T1"> </text:span><text:span text:style-name="T3">(75/18) </text:span> [ϫ]ⲛ̣̅ ⲟ̣ⲩⲉⲉⲓ ⲛ̅ⲛⲁⲓⲱⲛ ⲁⲧⲣⲉϥϩⲓ̈ ⲧⲟ‐ <text:line-break/><text:span text:style-name="T1"> </text:span><text:span text:style-name="T3">(75/19) </text:span> [ⲟ]ⲧ̣ϥ̅· ⲁⲧⲉϩⲟ ⲛ̅ϯⲙⲛ̅ⲧ·ⲁⲧⲣ̅ ⲛⲟⲓ̈ ⲙ̅‐ <text:line-break/><text:span text:style-name="T1"> </text:span><text:span text:style-name="T3">(75/20) </text:span> ⲙ̣ⲁⲥ· ϥϯ ⲉⲁⲩ ⲛⲉⲥ ⲙⲛ̅ ϯⲙⲛ̅ⲧⲁⲧ·‐ <text:line-break/><text:span text:style-name="T1"> </text:span><text:span text:style-name="T3">(75/21) </text:span> [ϣ]ⲉϫⲉ ⲁⲣⲁⲥ ⲛ̅ⲧⲉ ⲡⲓⲱⲧ· ⲛ̅ϩⲟⲩⲟ· <text:line-break/><text:span text:style-name="T1"> </text:span><text:span text:style-name="T3">(75/22) </text:span> [ⲉ]ⲩ̣ⲗ̣ⲟⲅⲟⲥ ⲛ̅ⲧⲉ ϯⲙⲛ̅ⲧⲟⲩⲉⲉⲓⲉ ⲡⲉ· <text:line-break/><text:span text:style-name="T1"> </text:span><text:span text:style-name="T3">(75/23) </text:span> [ⲟ]ⲩ̣ⲉⲉⲓ ⲡⲉ ⲉⲛⲟⲩⲁⲃⲁⲗ ⲉⲛ ⲡⲉ· ϩⲛ̅ <text:line-break/><text:span text:style-name="T1"> </text:span><text:span text:style-name="T3">(75/24) </text:span> ⲡ̣ⲧⲱⲧ· ⲛ̅ⲇⲉ ⲛⲓⲡⲧⲏⲣϥ̅ ⲡⲉ ⲟⲩⲇⲉ· <text:line-break/><text:span text:style-name="T1"> </text:span><text:span text:style-name="T3">(75/25) </text:span> ⲁ̣ⲃⲁⲗ ⲉⲛ ϩⲛ̅ ⲡⲉⲛⲧⲁϥⲛ̅ⲧⲟⲩ ⲁⲃⲁⲗ· <text:line-break/><text:span text:style-name="T1"> </text:span><text:span text:style-name="T3">(75/26) </text:span> ϫⲉ ⲡⲉⲧⲁϩⲛ̅ ⲡⲧⲏⲣϥ̅ ⲁⲃⲁⲗ ⲡⲓⲱⲧ· <text:line-break/><text:span text:style-name="T1"> </text:span><text:span text:style-name="T3">(75/27) </text:span> §ϫⲉ ⲡⲓⲁⲓⲱⲛ ⲛⲉⲩⲟⲩⲁⲃⲁⲗ ⲡⲉ ϩⲛ̅ ⲛⲉⲉⲓ <text:line-break/><text:span text:style-name="T1"> </text:span><text:span text:style-name="T3">(75/28) </text:span> ⲉⲧⲉⲁⲩϯ ⲛⲉⲩ ⲛ̅ⲧⲥⲟⲫⲓⲁ ⲉⲧϥ̅ⲣ̅ <text:line-break/><text:span text:style-name="T1"> </text:span><text:span text:style-name="T3">(75/29) </text:span> ϣⲣⲡ̅ ⲛ̅ϣⲟⲟⲡ ⲡⲟⲩⲉⲉⲓ ⲡⲟⲩⲉⲉⲓ· <text:line-break/><text:span text:style-name="T1"> </text:span><text:span text:style-name="T3">(75/30) </text:span> ⲙ̅ⲡⲉϥⲙⲉⲩⲉ· ⲙ̅ⲡⲉⲧϥ̅ⲟⲩⲁϣϥ̅ <text:line-break/><text:span text:style-name="T1"> </text:span><text:span text:style-name="T3">(75/31) </text:span> ⲉⲩ{ⲟⲩ}ⲛⲧⲟⲩ ⲁⲃⲁⲗ ⲉⲧⲃⲉ ⲡⲉⲉⲓ· <text:line-break/><text:span text:style-name="T1"> </text:span><text:span text:style-name="T3">(75/32) </text:span> ⲁϥϫⲓ ⲛ̅ⲛⲟⲩⲫⲩⲥⲓⲥ ⲛ̅ⲥⲟⲫⲓⲁ <text:line-break/><text:span text:style-name="T1"> </text:span><text:span text:style-name="T3">(75/33) </text:span> ⲁⲧⲣⲉϥϩⲁⲧϩⲧ̅ ⲛ̅ⲥⲁ ⲡⲥⲙⲓⲛⲉ· <text:line-break/><text:span text:style-name="T1"> </text:span><text:span text:style-name="T3">(75/34) </text:span> ⲉⲧⲑⲏⲡ ϩⲱⲥ ⲉⲩⲕⲁⲣⲡⲟⲥ ⲛ̅ⲥⲟ‐ <text:line-break/><text:span text:style-name="T1"> </text:span><text:span text:style-name="T3">(75/35) </text:span> ⲫⲓⲁ ⲡⲉ· ϫⲉ ⲡⲓⲟⲩⲱϣⲉ ⲛ̅ⲛⲁⲩⲧⲉ{ⲩ}‐ <text:line-break/><text:span text:style-name="T1"> </text:span><text:span text:style-name="T3">(75/36) </text:span> ⲝⲟⲩⲥⲓⲟⲥ ⲉⲧⲁⲩϫ̣ⲡⲁ{ⲩ}ϥ ⲙⲛ̅ <text:line-break/><text:span text:style-name="T1"> </text:span><text:span text:style-name="T3">(75/37) </text:span> ⲛⲓⲡⲧⲏⲣϥ̅ ⲛⲉϥϣⲟⲟⲡ ⲛ̅ⲛⲟⲩⲗⲁⲓ̈ϭⲉ <text:line-break/><text:span text:style-name="T1"> </text:span><text:span text:style-name="T3">(75/38) </text:span> ⲛ̅ⲡⲓⲟⲩⲉⲉⲓ ⲡⲓⲣⲏⲧⲉ ⲁⲧⲣⲉϥⲣ̅ <text:line-break/><text:span text:style-name="T1"> </text:span><text:span text:style-name="T3">(76/1) </text:span> ⲡⲉⲧⲁϥⲟⲩⲁϣϥ̅ ⲉⲙⲛ̅ ⲗⲁⲩⲉ· <text:line-break/><text:span text:style-name="T1"> </text:span><text:span text:style-name="T3">(76/2) </text:span> ⲣ̅ ⲕⲁⲧⲉⲭⲉ ⲙ̅ⲙⲁϥ §ϫⲉ ⲧⲡⲣ̣ⲟ̣‐ <text:line-break/><text:span text:style-name="T1"> </text:span><text:span text:style-name="T3">(76/3) </text:span> ⲁⲓⲣⲉⲥⲓⲥ ϭⲉ ⲙ̅ⲡⲗⲟⲅⲟⲥ ⲉⲧⲉ ⲡ̣ⲉ̣‐ <text:line-break/><text:span text:style-name="T1"> </text:span><text:span text:style-name="T3">(76/4) </text:span> ⲉⲓ ⲡⲉ ⲛⲉⲟⲩⲡⲉⲧⲛⲁⲛⲟⲩϥ ⲡⲉ̣ <text:line-break/><text:span text:style-name="T1"> </text:span><text:span text:style-name="T3">(76/5) </text:span> ⲉⲁϥϯ ⲙ̅ⲡⲉϥⲟⲩⲁⲉⲓ ⲁϥϯ ⲉ̣‐ <text:line-break/><text:span text:style-name="T1"> </text:span><text:span text:style-name="T3">(76/6) </text:span> ⲁⲩ ⲙ̅ⲡⲓⲱⲧ· ⲕⲁⲛ ⲁⲩⲟⲩⲱϩ̣ <text:line-break/><text:span text:style-name="T1"> </text:span><text:span text:style-name="T3">(76/7) </text:span> ⲉⲧⲟⲟⲧϥ̅ ⲁⲩϩⲱⲃ ⲉⲛⲉⲉϥ ⲁⲧϭⲟⲙ̣ <text:line-break/><text:span text:style-name="T1"> </text:span><text:span text:style-name="T3">(76/8) </text:span> ⲉⲁϥⲟⲩⲱϣⲉ· ⲁⲉⲓⲛⲉ· ⲛ̅ⲟⲩⲉⲉ[ⲓ] <text:line-break/><text:span text:style-name="T1"> </text:span><text:span text:style-name="T3">(76/9) </text:span> ⲁⲃⲁⲗ ⲉϥϫⲏⲕ· ⲁⲃⲁⲗ ϩⲛ̅ⲛ ⲟⲩ‐ <text:line-break/><text:span text:style-name="T1"> </text:span><text:span text:style-name="T3">(76/10) </text:span> ⲧⲱⲧ· ⲡⲉⲉⲓ ⲉⲧⲉⲛⲉϥϣⲟⲟⲡ· ⲙ̅‐ <text:line-break/><text:span text:style-name="T1"> </text:span><text:span text:style-name="T3">(76/11) </text:span> ⲙⲁϥ ⲉⲛ· ⲁⲩⲱ ⲉⲙⲛⲧⲉϥ ⲙ̅ⲡⲟ̣[ⲩ]‐ <text:line-break/><text:span text:style-name="T1"> </text:span><text:span text:style-name="T3">(76/12) </text:span> ⲁϩ ⲥⲁϩⲛⲉ· ⲙ̅ⲙⲉⲩ ⲁⲣⲁϥ· §ϫⲉ̣ <text:line-break/><text:span text:style-name="T1"> </text:span><text:span text:style-name="T3">(76/13) </text:span> ⲡⲓⲁⲓⲱ̣ⲛ ⲛⲉ ⲟⲩϩⲁⲉ ⲡⲉ· ⲉⲁϥⲛ̣‐ <text:line-break/><text:span text:style-name="T1"> </text:span><text:span text:style-name="T3">(76/14) </text:span> ⲧⲟⲩ ⲁⲃⲁⲗ· ⲕⲁⲧⲁ ⲟⲩϯ ⲧⲟⲟⲧϥ̣̅ <text:line-break/><text:span text:style-name="T1"> </text:span><text:span text:style-name="T3">(76/15) </text:span> ⲛ̅ⲛⲉⲩⲉⲣⲏⲩ ⲁⲩⲱ ⲟⲩϣⲏⲙ̣ <text:line-break/><text:span text:style-name="T1"> </text:span><text:span text:style-name="T3">(76/16) </text:span> ⲡⲉ· ϩⲛ̅ ⲧⲉϥⲁⲉⲓⲏ· ⲁⲩⲱ ϩⲁⲑ̣ⲏ ⲙ̣̅‐ <text:line-break/><text:span text:style-name="T1"> </text:span><text:span text:style-name="T3">(76/17) </text:span> ⲡⲁⲧϥ̅ϫⲡⲉ ϭⲉⲗⲁⲩⲉ· ⲁⲩⲉⲁⲩ̣ ⲙ̣‐ <text:line-break/><text:span text:style-name="T1"> </text:span><text:span text:style-name="T3">(76/18) </text:span> ⲡⲓⲟⲩⲱϣⲉ ϩⲛ̅ ⲡⲧⲱⲧ ⲇⲉ ⲛ̅ⲛⲓ̣ⲡ̣[ⲧⲏ]‐ <text:line-break/><text:span text:style-name="T1"> </text:span><text:span text:style-name="T3">(76/19) </text:span> ⲣϥ̅ ⲁϥⲉⲓⲣⲉ ϩⲛ̅ ⲟⲩⲙⲛ̅ⲧⲛⲟϭ̣ <text:line-break/><text:span text:style-name="T1"> </text:span><text:span text:style-name="T3">(76/20) </text:span> ⲙ̅ⲙⲉⲉⲩⲉ ⲁⲃⲁⲗ ϩⲛ̅ ⲟⲩⲁⲅⲁⲡⲏ̣ <text:line-break/><text:span text:style-name="T1"> </text:span><text:span text:style-name="T3">(76/21) </text:span> ⲉⲥⲣ̅ ϩⲟⲩⲟ· ⲁϥϯ ⲡⲉϥⲟⲩⲁⲉⲓ̣[ⲉ] <text:line-break/><text:span text:style-name="T1"> </text:span><text:span text:style-name="T3">(76/22) </text:span> ⲁⲡⲉⲉⲓ· ⲉⲧⲕⲁⲁⲧ ⲁϩⲣⲏⲓ ⲙ̅ⲡⲕⲱ̣‐ <text:line-break/><text:span text:style-name="T1"> </text:span><text:span text:style-name="T3">(76/23) </text:span> ⲧⲉ ⲙ̅ⲡⲓⲉⲁⲩ ⲉⲧϫⲏⲕ ϫⲉ ⲁ‐ <text:line-break/><text:span text:style-name="T1"> </text:span><text:span text:style-name="T3">(76/24) </text:span> ϫⲛ̅ ⲡⲟⲩⲱϣⲉ ⲉ·ⲛ ⲛ̅ⲧⲉ ⲡⲓⲱⲧ· <text:line-break/><text:soft-page-break/><text:span text:style-name="T1"> </text:span><text:span text:style-name="T3">(76/25) </text:span> ⲡⲉⲧⲁⲩϫⲡⲟ ⲙ̅ⲡⲓⲗⲟⲅⲟⲥ ⲉⲧⲉ ⲡⲉ‐ <text:line-break/><text:span text:style-name="T1"> </text:span><text:span text:style-name="T3">(76/26) </text:span> ⲉⲓ ⲡⲉ ⲟⲩⲇⲉ ⲁⲛ ⲁϫⲛⲧϥ̅· ⲉϥ‐ <text:line-break/><text:span text:style-name="T1"> </text:span><text:span text:style-name="T3">(76/27) </text:span> ⲛⲁϯ ⲡⲉϥⲟⲩⲁⲉⲓⲉ ⲁⲗⲗⲁ ⲛ̅‐ <text:line-break/><text:span text:style-name="T1"> </text:span><text:span text:style-name="T3">(76/28) </text:span> ⲧⲁϥ ⲡⲓⲱⲧ· ⲛⲉⲁϥⲛⲧϥ̅ ⲁⲃⲁⲗ· ⲁ‐ <text:line-break/><text:span text:style-name="T1"> </text:span><text:span text:style-name="T3">(76/29) </text:span> ⲛⲉⲉⲓ· ⲉⲧϥ̅ⲥⲁⲩⲛⲉ· ϫⲉ ⲡⲉⲧⲉϣ‐ <text:line-break/><text:span text:style-name="T1"> </text:span><text:span text:style-name="T3">(76/30) </text:span> ϣⲉ ⲡⲉ ⲁⲧⲣⲟⲩϣⲱⲡⲉ §ϫⲉ ⲡⲓⲱⲧ ϭⲉ <text:line-break/><text:span text:style-name="T1"> </text:span><text:span text:style-name="T3">(76/31) </text:span> ⲁⲩⲱ ⲛⲓⲡⲧⲏⲣϥ̅ ⲁⲩⲥⲁⲕⲟⲩ ⲛⲉⲩ ⲥⲁ‐ <text:line-break/><text:span text:style-name="T1"> </text:span><text:span text:style-name="T3">(76/32) </text:span> ⲃⲟⲗ ⲙ̅ⲙⲟϥ ⲁⲧⲣⲉϥϣⲱⲡⲉ <text:line-break/><text:span text:style-name="T1"> </text:span><text:span text:style-name="T3">(76/33) </text:span> ⲉϥⲧⲁϫⲣⲁⲉⲓⲧ· ⲛ̅ϫⲉ {ⲁ}ⲡϩⲟⲣⲟⲥ <text:line-break/><text:span text:style-name="T1"> </text:span><text:span text:style-name="T3">(76/34) </text:span> ⲉⲛⲧⲁ〈ϩ〉ⲁⲡⲓⲱⲧ· ⲧⲁϣϥ̅ ϫⲉ ⲟⲩⲁ‐ <text:line-break/><text:span text:style-name="T1"> </text:span><text:span text:style-name="T3">(76/35) </text:span> ⲃⲁⲗ ⲉⲛ ⲡⲉ· ⲛ̅ⲧⲉϩⲱ ⲛ̅ⲧⲙⲛ̅ⲧⲁⲧ‐ <text:line-break/><text:span text:style-name="T1"> </text:span><text:span text:style-name="T3">(76/36) </text:span> ⲧⲉϩⲁⲥ ⲁⲗⲗⲁ ϩⲙ̅ ⲡⲟⲩⲱϣⲉ <text:line-break/><text:span text:style-name="T1"> </text:span><text:span text:style-name="T3">(77/1) </text:span> ⲙ̅ⲡⲓⲱⲧ· ⲁⲩⲱ ϫⲉⲕⲁⲥⲉ ⲁⲛ· ⲉⲩⲛⲁ·‐ <text:line-break/><text:span text:style-name="T1"> </text:span><text:span text:style-name="T3">(77/2) </text:span> ϣ̣ⲱⲡⲉ· ⲛ̅ϭⲓ ⲛⲓϩⲃⲏⲩⲉ· ⲉⲛⲧⲁⲩϣⲱ‐ <text:line-break/><text:span text:style-name="T1"> </text:span><text:span text:style-name="T3">(77/3) </text:span> ⲡⲉ ⲁⲩⲟⲓⲕⲟⲛⲟⲙⲓⲁ ⲉⲥⲛⲁϣⲱⲡⲉ· <text:line-break/><text:span text:style-name="T1"> </text:span><text:span text:style-name="T3">(77/4) </text:span> ⲉ̣ϣⲁⲥϣⲉⲉ ⲛⲁⲥⲛⲁϣⲱⲡⲉ ⲉⲛ ⲡⲉ· <text:line-break/><text:span text:style-name="T1"> </text:span><text:span text:style-name="T3">(77/5) </text:span> [ϩ]ⲙ̅ ⲡⲟⲩⲱⲛϩ̅ ⲁⲃⲁⲗ ⲙ̅ⲡⲗⲏⲣⲱⲙⲁ <text:line-break/><text:span text:style-name="T1"> </text:span><text:span text:style-name="T3">(77/6) </text:span> [ⲁ]ⲃⲁⲗ ϭⲉ ⲙ̅ⲡⲁⲉⲓ· ⲙⲁⲥϣⲉ ⲁⲣ̅ ⲕⲁ‐ <text:line-break/><text:span text:style-name="T1"> </text:span><text:span text:style-name="T3">(77/7) </text:span> [ⲧ]ⲏ̣ⲅⲟⲣⲓ ⲙ̅ⲡⲕⲓⲙ· ⲉⲧⲉ ⲡⲗⲟⲅⲟⲥ ⲡⲉ· <text:line-break/><text:span text:style-name="T1"> </text:span><text:span text:style-name="T3">(77/8) </text:span> [ⲁ]ⲗ̣ⲗⲁ ⲡⲉⲧⲉϣϣⲉ ⲡⲉ· ⲁⲧⲣⲛ̅ϣⲉϫⲉ ⲁ‐ <text:line-break/><text:span text:style-name="T1"> </text:span><text:span text:style-name="T3">(77/9) </text:span> [ⲡ]ⲕ̣ⲓⲙ· ⲛ̅ⲧⲉ ⲡⲗⲟⲅⲟⲥ· ϫⲉ ⲟⲩⲗⲁⲉⲓϭⲉ ⲡⲉ <text:line-break/><text:span text:style-name="T1"> </text:span><text:span text:style-name="T3">(77/10) </text:span> [ⲛ]ⲟⲩⲟⲓⲕⲟⲛⲟⲙⲓⲁ ⲉⲥⲧⲏϣ ⲁⲧⲣⲉⲥ‐ <text:line-break/><text:span text:style-name="T1"> </text:span><text:span text:style-name="T3">(77/11) </text:span> ϣ̣ⲱⲡⲉ· §ϫⲉ ⲡⲗⲟⲅⲟⲥ ⲙⲉⲛ ⲁϥϫⲡⲁϥ <text:line-break/><text:span text:style-name="T1"> </text:span><text:span text:style-name="T3">(77/12) </text:span> ⲙ̣ⲙⲓⲛ ⲙ̅ⲙⲁϥ· ⲉϥϫⲏⲕ ⲛ̅ⲟⲩⲉⲉⲓ ⲛ̅‐ <text:line-break/><text:span text:style-name="T1"> </text:span><text:span text:style-name="T3">(77/13) </text:span> [ⲟ]ⲩⲱⲧ· ⲁⲩⲉⲁⲩ ⲙ̅ⲡⲓⲱⲧ· ⲡⲉⲛⲧⲁϥ‐ <text:line-break/><text:span text:style-name="T1"> </text:span><text:span text:style-name="T3">(77/14) </text:span> [ⲟⲩ]ⲁ̣ϣϥ̅· ⲁⲩⲱ ⲉϥⲱⲕ· ϩⲧⲏ̣ϥ ⲙ̅ⲙⲟϥ <text:line-break/><text:span text:style-name="T1"> </text:span><text:span text:style-name="T3">(77/15) </text:span> ⲛ̣ⲉ{ⲉ̅ⲓ} ⲇⲉ ⲛ̅ⲧⲁϥⲟⲩⲱϣⲉ ⲁϫⲓⲧⲟⲩ <text:line-break/><text:span text:style-name="T1"> </text:span><text:span text:style-name="T3">(77/16) </text:span> ϩⲛ̣̅ ⲟⲩⲧⲉϩⲟ· ⲁϥϫⲡⲁⲩ ϩⲛ̅ ϩⲉⲛϩⲁⲓ̈ⲃⲉⲥ <text:line-break/><text:span text:style-name="T1"> </text:span><text:span text:style-name="T3">(77/17) </text:span> ⲙ[ⲛ] ϩⲉⲛⲉⲓⲇⲱⲗⲟⲛ ⲙⲛ̅ ϩⲛ̅ⲧⲁⲛⲧⲛ̅ <text:line-break/><text:span text:style-name="T1"> </text:span><text:span text:style-name="T3">(77/18) </text:span> ϫ̣ⲉ̣ ⲙ̅ⲡⲉϥϣ ⲃⲓ ϩⲁ ⲡϭⲛϭⲱϣⲧ̅ ⲙ̅‐ <text:line-break/><text:span text:style-name="T1"> </text:span><text:span text:style-name="T3">(77/19) </text:span> [ⲡ]ⲟⲩⲁⲉⲓⲛ ⲁⲗⲗⲁ ⲁϥϭⲱϣⲧ̅ ⲁ·‐ <text:line-break/><text:span text:style-name="T1"> </text:span><text:span text:style-name="T3">(77/20) </text:span> [ⲡ]ⲃⲁⲑⲟⲥ ⲁϥⲣ̅ ϩⲏⲧ· ⲥⲛⲉⲩ ⲁⲃⲁⲗ ⲙ̅‐ <text:line-break/><text:span text:style-name="T1"> </text:span><text:span text:style-name="T3">(77/21) </text:span> [ⲡ]ⲉⲉⲓ ⲟⲩⲡⲱϣⲉ ⲡⲉ· ⲛ̅ⲧⲁϥⲛ̅ⲕⲁϩ ⲙ̅‐ <text:line-break/><text:span text:style-name="T1"> </text:span><text:span text:style-name="T3">(77/22) </text:span> [ⲡϣ]ⲁ̣ ⲙⲛ̅ⲛ ⲟⲩⲣⲓⲕⲉ· ⲁⲃⲁⲗ ϩⲛ̅ ⲧⲙⲛⲧ·‐ <text:line-break/><text:span text:style-name="T1"> </text:span><text:span text:style-name="T3">(77/23) </text:span> ϩ̣ⲏ̣ⲧ ⲥ̣ⲛ̣ⲉⲩ ⲙⲛ̅ ⲡⲱϣⲉ· ⲟⲩⲃ̅ϣⲉ· <text:line-break/><text:span text:style-name="T1"> </text:span><text:span text:style-name="T3">(77/24) </text:span> ⲙⲛ̅ ⲟⲩⲙⲛ̅ⲧⲁⲧ·ⲥⲁⲩⲛⲉ ⲛ̅ⲧⲉϥ ⲁⲩⲱ <text:line-break/><text:span text:style-name="T1"> </text:span><text:span text:style-name="T3">(77/25) </text:span> 〈ⲙ̅ⲡ〉ⲉⲧϣⲟⲟⲡ §ϫⲉ ⲡϥϭⲓⲛ·ϥⲓ̣ⲧ̣ϥ̣ ⲁϩⲣⲏⲓ̈ ⲙⲛ̅ <text:line-break/><text:span text:style-name="T1"> </text:span><text:span text:style-name="T3">(77/26) </text:span> ⲡ̣ⲉϥϭⲛ̅ϭⲱϣⲧ̅ ⲁⲃⲁⲗ· ⲁ[ⲧ]ⲉϩⲟ ⲙ̅‐ <text:line-break/><text:span text:style-name="T1"> </text:span><text:span text:style-name="T3">(77/27) </text:span> ⲡ̣ⲓⲁⲧⲧⲉϩ·ⲁϥ ⲁϥⲧⲱⲕ ⲁⲣⲉⲧϥ̅ ⲛⲉϥ <text:line-break/><text:span text:style-name="T1"> </text:span><text:span text:style-name="T3">(77/28) </text:span> ⲛ̣ⲉϥ·ϣⲟⲟⲡ ⲛ̅ϩⲏⲧϥ̅ ⲛ̅ϣⲱⲛⲉ· ⲛ̅ⲇⲉ· <text:line-break/><text:span text:style-name="T1"> </text:span><text:span text:style-name="T3">(77/29) </text:span> ⲉⲛⲧⲁⲩⲟⲩⲁϩⲟⲩ ⲛ̅ⲥⲱϥ· ⲉϩⲟⲩⲛ <text:line-break/><text:span text:style-name="T1"> </text:span><text:span text:style-name="T3">(77/30) </text:span> ⲛ̅ⲧⲁⲣⲉϥϣⲱⲡⲉ ⲛ̅ⲥⲁ ⲛⲃⲁⲗ ⲙ̅‐ <text:line-break/><text:span text:style-name="T1"> </text:span><text:span text:style-name="T3">(77/31) </text:span> ⲙⲁϥ ⲟⲩⲁⲉⲉⲧϥ̅ ⲉⲁⲩϣⲱⲡⲉ ⲁ‐ <text:line-break/><text:span text:style-name="T1"> </text:span><text:span text:style-name="T3">(77/32) </text:span> ⲃⲁⲗ ϩⲛ̅ ϯⲙⲛ̅ⲧϩⲏⲧ· ⲥⲛⲉⲩ ϫⲉ ⲡⲓ‐ <text:line-break/><text:span text:style-name="T1"> </text:span><text:span text:style-name="T3">(77/33) </text:span> ⲧⲣⲙ̅ⲧⲉϥϩⲟ ⲙ̅ⲡⲓϩⲟⲩⲧⲟϭⲧϥ̅ ⲛ̅‐ <text:line-break/><text:span text:style-name="T1"> </text:span><text:span text:style-name="T3">(77/34) </text:span> ⲛⲉⲁⲩ ⲛ̅ⲧⲉ ⲡⲓⲱⲧ· ⲡⲉⲧⲉ ⲡϫⲓⲥⲉ <text:line-break/><text:span text:style-name="T1"> </text:span><text:span text:style-name="T3">(77/35) </text:span> ⲛ̅ⲧⲉϥ ⲛ̅ⲛⲁⲧⲁⲣⲏϫϥ̅ ⲡⲉⲉⲓ ⲛ̅ⲇⲉ <text:line-break/><text:soft-page-break/><text:span text:style-name="T1"> </text:span><text:span text:style-name="T3">(77/36) </text:span> ⲉⲙⲡϥ̅ⲧⲉϩⲁϥ ϫⲉ ⲙ̅ⲡϥ̅ϣⲁⲡϥ̅ <text:line-break/><text:span text:style-name="T1"> </text:span><text:span text:style-name="T3">(77/37) </text:span> §ϫⲉ ⲡⲉⲧⲉ·ⲁϥⲛⲧϥ̅ ϭⲉ ⲁⲃⲁⲗ ⲙ̅ⲙⲓⲛ <text:line-break/><text:span text:style-name="T1"> </text:span><text:span text:style-name="T3">(78/1) </text:span> ⲙ̅ⲙⲟϥ· ⲛ̅ⲛⲟⲩⲁⲓⲱⲛ ⲙ̅ⲙⲛⲧⲟⲩ‐ <text:line-break/><text:span text:style-name="T1"> </text:span><text:span text:style-name="T3">(78/2) </text:span> ⲉ ⲛ̅ⲟⲩⲱⲧ· ⲁϥⲡⲱⲧ ⲁϩⲣⲏⲓ̈ ⲁⲡⲉ̣‐ <text:line-break/><text:span text:style-name="T1"> </text:span><text:span text:style-name="T3">(78/3) </text:span> ⲧⲉ ⲡⲱϥ ⲡⲉ· ⲁⲩⲱ ⲁⲡⲓⲥⲩⲛⲅⲉⲛⲏⲥ <text:line-break/><text:span text:style-name="T1"> </text:span><text:span text:style-name="T3">(78/4) </text:span> ⲛ̅ⲧⲉϥ ⲙ̅ⲡⲗⲏⲣⲟⲩⲙⲁ· ⲁϥⲕⲱ <text:line-break/><text:span text:style-name="T1"> </text:span><text:span text:style-name="T3">(78/5) </text:span> ⲙ̅ⲡⲉⲧⲁϩϣⲱⲡⲉ ϩⲙ̅ ⲡϣⲧⲁ ⲙ̣[ⲛ] <text:line-break/><text:span text:style-name="T1"> </text:span><text:span text:style-name="T3">(78/6) </text:span> ⲛⲉⲛⲧⲁⲩⲉⲓ̅ ⲁⲃⲁⲗ ⲙ̅ⲙⲁϥ̣ [ϩⲛ]‐ <text:line-break/><text:span text:style-name="T1"> </text:span><text:span text:style-name="T3">(78/7) </text:span> ⲛ ⲟⲩⲫⲁⲛⲧⲁⲥⲓⲁ· ϩⲱⲥ ⲉⲛⲛⲟ̣[ⲩϥ] <text:line-break/><text:span text:style-name="T1"> </text:span><text:span text:style-name="T3">(78/8) </text:span> ⲉⲛ ⲛⲉ· §ϫⲉ ⲛ̅ⲧⲁⲣⲉϥⲛ̅ⲧϥ̅ ⲁⲃⲁⲗ̣ <text:line-break/><text:span text:style-name="T1"> </text:span><text:span text:style-name="T3">(78/9) </text:span> ⲙ̅ⲙⲁϥ· ⲛ̅ϫⲉ ⲡⲉⲧ·ⲁϩⲛ̅ⲧϥ̅ ⲁⲃⲁⲗ̣ [ⲙ]‐ <text:line-break/><text:span text:style-name="T1"> </text:span><text:span text:style-name="T3">(78/10) </text:span> ⲙⲓⲛ ⲙ̅ⲙⲟϥ ⲉϥϫⲏⲕ ⲛ̅ϩⲟⲩⲟ <text:line-break/><text:span text:style-name="T1"> </text:span><text:span text:style-name="T3">(78/11) </text:span> ⲁϥⲣ̅ ϭⲱⲃ ⲙ̅ⲡⲥⲙⲁⲧ ⲛ̅ⲛⲟⲩⲫⲩⲥⲓⲥ̣ <text:line-break/><text:span text:style-name="T1"> </text:span><text:span text:style-name="T3">(78/12) </text:span> ⲛ̅ⲥϩⲓ̈ⲙⲉ ⲉⲁⲥⲣ̅ ϫⲁⲉⲓⲉ ⲛ̅ⲧⲉⲥⲙ̣[ⲛⲧ]‐ <text:line-break/><text:span text:style-name="T1"> </text:span><text:span text:style-name="T3">(78/13) </text:span> ϩⲁⲩⲟⲩⲧ· §ϫⲉ ⲁⲃⲁⲗ ⲙⲉⲛ ⲙ̅ⲡⲉ̣[ⲉⲓ] <text:line-break/><text:span text:style-name="T1"> </text:span><text:span text:style-name="T3">(78/14) </text:span> ⲉⲧⲁϩ̣ϣⲧⲁ· ⲙ̅ⲙⲓⲛ ⲙ̅ⲙⲁϥ· ⲛ̣[ⲉⲩ]‐ <text:line-break/><text:span text:style-name="T1"> </text:span><text:span text:style-name="T3">(78/15) </text:span> ϣⲟⲟⲡ ⲙⲉⲛ ⲛ̅〈ϭⲓ〉 ⲛⲉⲧⲁϩϣⲱ̣[ⲡⲉ] ⲁ̣‐ <text:line-break/><text:span text:style-name="T1"> </text:span><text:span text:style-name="T3">(78/16) </text:span> ⲃⲁⲗ ϩⲙ̅ ⲡⲉϥⲙⲉⲟⲩⲉ· ⲙⲛ̅ ⲡ[ⲉϥ]‐ <text:line-break/><text:span text:style-name="T1"> </text:span><text:span text:style-name="T3">(78/17) </text:span> ϫⲓⲥⲉ ⲛ̅ϩⲏⲧ· ⲁⲃⲁⲗ ⲛ̅ⲇ̣ⲉ̣ ϩ̣ⲙ̣ <text:line-break/><text:span text:style-name="T1"> </text:span><text:span text:style-name="T3">(78/18) </text:span> ⲡⲉⲧ·ϫⲏⲕ ⲛ̅ⲧⲉϥ ⲁϥⲕⲁⲁϥ ⲁ̣ϥϫ̣[ⲓⲧϥ] <text:line-break/><text:span text:style-name="T1"> </text:span><text:span text:style-name="T3">(78/19) </text:span> ⲁϩⲣⲏⲓ̈ ⲁⲛⲉⲧⲉ ⲛⲟⲩϥ ⲛⲉ· ⲛⲉϥ[ϣ]ⲟ̣‐ <text:line-break/><text:span text:style-name="T1"> </text:span><text:span text:style-name="T3">(78/20) </text:span> ⲟⲡ ⲙ̅ⲡⲗⲏⲣⲱⲙⲁ ⲉϥϣⲟⲟⲡ ⲙ̣[ⲉⲛ] <text:line-break/><text:span text:style-name="T1"> </text:span><text:span text:style-name="T3">(78/21) </text:span> ⲛ̅ⲛⲟⲩⲣ̅ ⲡⲙⲉⲩⲉ ⲛⲉϥ ϫⲉ ⲉ̣[ϥⲛⲁ]‐ <text:line-break/><text:span text:style-name="T1"> </text:span><text:span text:style-name="T3">(78/22) </text:span> ⲛⲟⲩϩⲙⲉ· ⲁⲃⲁⲗ· ϩⲛ̅ ⲡⲉ̣ϥ̣ϫ̣ⲁ̣ⲥⲓ̣[ϩⲏ]ⲧ̣ <text:line-break/><text:span text:style-name="T1"> </text:span><text:span text:style-name="T3">(78/23) </text:span> §ϫⲉ ⲡⲉⲛⲧⲁϩⲡⲱⲧ· ⲁⲡϫⲓⲥⲉ· ⲙⲛ̅ <text:line-break/><text:span text:style-name="T1"> </text:span><text:span text:style-name="T3">(78/24) </text:span> ⲡⲉⲛⲧⲁϩⲥⲁⲕϥ̅· ⲛⲉϥ· ⲙ̅ⲡⲟⲩϣⲱ̣‐ <text:line-break/><text:span text:style-name="T1"> </text:span><text:span text:style-name="T3">(78/25) </text:span> ⲡⲉ ⲉ̣ⲩ̣ⲟⲩⲁⲥϥ̅ ⲁⲗⲗⲁ ⲉⲩⲉⲓⲛⲉ <text:line-break/><text:span text:style-name="T1"> </text:span><text:span text:style-name="T3">(78/26) </text:span> ⲁⲃⲁⲗ̣ [ⲛ]ⲛⲟⲩⲕⲁⲣⲡⲟⲥ ϩⲛ̅ ⲡⲗⲏⲣⲱ̣‐ <text:line-break/><text:span text:style-name="T1"> </text:span><text:span text:style-name="T3">(78/27) </text:span> ⲙⲁ· ⲁⲩϣⲁⲣϣⲣ̅ ⲛ̅ⲛⲉⲉⲓ ⲛ̅ⲧⲁϩ‐ <text:line-break/><text:span text:style-name="T1"> </text:span><text:span text:style-name="T3">(78/28) </text:span> ϣⲱⲡⲉ· ϩⲛ̅ ⲡϣⲧⲁ· §ϫⲉ ⲛⲉⲛⲧⲁ̣[ⲩ]‐ <text:line-break/><text:span text:style-name="T1"> </text:span><text:span text:style-name="T3">(78/29) </text:span> ϣⲱⲡⲉ ⲁⲃⲁⲗ ϩⲛ̅ ⲡⲓⲙⲉⲉⲩⲉ ⲙ̅‐ <text:line-break/><text:span text:style-name="T1"> </text:span><text:span text:style-name="T3">(78/30) </text:span> ⲙⲛ̅ϫⲁⲥⲓϩⲏⲧ· ⲉⲩⲣ̅ ⲙⲓⲛⲉ ⲙ̅‐ <text:line-break/><text:span text:style-name="T1"> </text:span><text:span text:style-name="T3">(78/31) </text:span> ⲙⲁⲩ ⲙⲉⲛ ⲙⲛ̅ ⲛⲓⲡⲗⲏⲣⲱⲙⲁ ⲛⲁⲓ̈ <text:line-break/><text:span text:style-name="T1"> </text:span><text:span text:style-name="T3">(78/32) </text:span> ⲉⲧⲉ ϩⲛ̅ⲧⲁⲛⲧⲛ̅ ⲛⲉ· ⲛ̅ⲧⲉⲩ ⲛⲉ <text:line-break/><text:span text:style-name="T1"> </text:span><text:span text:style-name="T3">(78/33) </text:span> ⲉϩⲛ̅ⲉⲓⲇⲱⲗⲟⲛ →ⲛⲉ← ⲙⲛ̅ ϩⲛ̅ϩⲁⲉⲓⲃⲉⲥ <text:line-break/><text:span text:style-name="T1"> </text:span><text:span text:style-name="T3">(78/34) </text:span> ⲙⲛ̅ ϩⲛ̅ⲫⲁⲛⲧⲁⲥⲓⲁ ⲉⲩⲟ ⲛ̅ϫⲁⲉⲓⲉ <text:line-break/><text:span text:style-name="T1"> </text:span><text:span text:style-name="T3">(78/35) </text:span> ⲙ̅ⲡⲗⲟⲅⲟⲥ ⲙⲛ̅ ⲡⲟⲩⲟⲉⲓⲛ ⲛⲉⲉⲓ· ⲉ‐ <text:line-break/><text:span text:style-name="T1"> </text:span><text:span text:style-name="T3">(78/36) </text:span> ⲧⲉ ⲛⲁ ⲡⲓⲙⲉⲉⲩⲉ ⲉⲧϣⲟⲩⲉⲓⲧ· ⲉϩⲛ̅‐ <text:line-break/><text:span text:style-name="T1"> </text:span><text:span text:style-name="T3">(78/37) </text:span> ϫⲡⲟ ⲛⲗⲁⲩⲉ ⲉⲛ ⲛⲉ· ⲉⲧⲃⲉ ⲡⲉⲉⲓ ⲁⲛ <text:line-break/><text:span text:style-name="T1"> </text:span><text:span text:style-name="T3">(79/1) </text:span> ⲁⲣⲉⲧⲟⲩϩⲁⲏ· ⲛⲁϣⲱⲡⲉ ⲛ̅ⲑⲉ <text:line-break/><text:span text:style-name="T1"> </text:span><text:span text:style-name="T3">(79/2) </text:span> ⲛ̣̅ⲧⲟⲩⲁⲣⲭⲏ ⲁⲃⲁⲗ ϩⲛ̅ ⲡⲉⲧⲉⲛⲉϥ‐ <text:line-break/><text:span text:style-name="T1"> </text:span><text:span text:style-name="T3">(79/3) </text:span> [ϣ]ⲟⲟⲡ· ⲉⲛ ⲁⲧⲣⲟⲩⲧ·ⲥⲧⲁⲩ ⲁⲛ ⲁⲡⲉ·‐ <text:line-break/><text:span text:style-name="T1"> </text:span><text:span text:style-name="T3">(79/4) </text:span> [ⲧ]ⲛ̣̅ⲛⲁϣⲱⲡⲉ ⲉⲛ ⲛ̅ⲧⲁⲩ ⲛ̅ⲇⲉ ⲕⲁⲧⲁ‐ <text:line-break/><text:span text:style-name="T1"> </text:span><text:span text:style-name="T3">(79/5) </text:span> [ⲣⲁ]ⲩ ⲟⲩⲁⲉⲉⲧⲟⲩ ⲉⲧϣⲟⲟⲡ ⲙ̅ⲙⲁⲩ <text:line-break/><text:span text:style-name="T1"> </text:span><text:span text:style-name="T3">(79/6) </text:span> [ⲉⲩ]ⲟ̣ⲉⲓ̅ ⲛⲁϭ ⲉⲩⲟⲉⲓ̅ ⲛ̅ⲣⲙ̅ⲛ̅ϭⲁⲙ· <text:line-break/><text:span text:style-name="T1"> </text:span><text:span text:style-name="T3">(79/7) </text:span> [ⲉⲩⲧⲁⲉ]ⲓⲁⲉⲓⲧ· ⲛ̅ⲇⲉ ⲛ̅ϩⲟⲩⲟ ⲁⲛⲓⲣⲉⲛ <text:line-break/><text:span text:style-name="T1"> </text:span><text:span text:style-name="T3">(79/8) </text:span> [ⲉⲧⲧⲟ]ⲉⲓ ⲁⲣⲁⲩ ⲛⲉⲉⲓ ⲉⲧⲉ ϩⲛϩⲁⲓ̈ⲃⲉⲥ <text:line-break/><text:soft-page-break/><text:span text:style-name="T1"> </text:span><text:span text:style-name="T3">(79/9) </text:span> [ⲛⲧⲉⲩ] ⲛ̣ⲉ· ⲉⲩⲧⲥⲁⲉⲓⲁⲉⲓⲧ ϩⲛⲛ ⲟⲩⲧⲁⲛ‐ <text:line-break/><text:span text:style-name="T1"> </text:span><text:span text:style-name="T3">(79/10) </text:span> [ⲧⲛ ⲫⲟ] ⲅ̣ⲁⲣ ⲙ̅ⲡⲓⲇⲱⲗⲟⲛ ϣⲁϥϫⲓ ⲥⲁⲉⲓ‐ <text:line-break/><text:span text:style-name="T1"> </text:span><text:span text:style-name="T3">(79/11) </text:span> [ⲉ ⲛ]ⲧ̣ⲟⲟⲧϥ̅ ⲙ̅ⲡⲉⲉⲓ ⲉⲧⲉ ⲟⲩ〈ⲉⲓ〉ⲇⲱⲗⲟⲛ <text:line-break/><text:span text:style-name="T1"> </text:span><text:span text:style-name="T3">(79/12) </text:span> [ⲛ]ⲧ̣ⲉϥ ⲡⲉ §ϫⲉ ⲛⲉⲩ̣ⲙⲉⲉⲩ̣ⲉ ⲁⲣⲁⲟⲩ <text:line-break/><text:span text:style-name="T1"> </text:span><text:span text:style-name="T3">(79/13) </text:span> [ⲙ]ⲙⲓⲛ ⲙ̅ⲙⲁⲩ· ϫⲉ ϩⲛ̅ϣⲱⲡⲉ ⲟⲩⲁ‐ <text:line-break/><text:span text:style-name="T1"> </text:span><text:span text:style-name="T3">(79/14) </text:span> [ⲉ]ⲉ̣ⲧⲟⲩ ⲛⲉ· ⲁⲩⲱ ϩⲛⲛⲁⲧⲁⲣⲭⲏ ⲛⲉ· <text:line-break/><text:span text:style-name="T1"> </text:span><text:span text:style-name="T3">(79/15) </text:span> [ϩ]ⲱ̣ⲥ ⲉⲛⲥⲉⲛⲉⲩ ⲁϭⲉⲗⲁⲩⲉ ⲉⲛ ⲉϥ‐ <text:line-break/><text:span text:style-name="T1"> </text:span><text:span text:style-name="T3">(79/16) </text:span> [ϣ]ⲟ̣ⲟⲡ ϩⲁ ⲧⲟⲩⲉϩⲏ· ⲉⲧⲃⲉ ⲡⲉⲉⲓ ⲛⲉⲩ‐ <text:line-break/><text:span text:style-name="T1"> </text:span><text:span text:style-name="T3">(79/17) </text:span> [ⲱ]ⲛ̣ϩ ⲁ̣ⲃⲁⲗ· ϩⲛ̅ ⲧⲙⲛ̅ⲧⲁⲧⲣ̅ ⲡⲓⲑⲉ <text:line-break/><text:span text:style-name="T1"> </text:span><text:span text:style-name="T3">(79/18) </text:span> [ⲙ]ⲛ̣ ⲛ̣ⲓ̣ⲙⲛ̅ⲧⲁⲡⲟⲥⲧⲁⲧⲏⲥ ⲉⲙⲡⲟⲩ‐ <text:line-break/><text:span text:style-name="T1"> </text:span><text:span text:style-name="T3">(79/19) </text:span> [ⲑⲃ]ⲃ̣̅ⲓⲁⲩ ⲙ̅ⲡⲉⲛⲧⲁⲩϣⲱⲡⲉ ⲉⲧⲃⲏⲏ‐ <text:line-break/><text:span text:style-name="T1"> </text:span><text:span text:style-name="T3">(79/20) </text:span> [ⲧϥ] §ϫⲉ ⲛⲉⲩⲟⲩⲱϣⲉ· ⲁⲟⲩⲉϩ ⲥⲁ‐ <text:line-break/><text:span text:style-name="T1"> </text:span><text:span text:style-name="T3">(79/21) </text:span> [ϩⲛ]ⲉ· ⲛ̅ⲛⲉⲩⲉⲣⲏⲩ ⲉⲩϭⲣⲱ· ⲁⲣⲁⲟⲩ <text:line-break/><text:span text:style-name="T1"> </text:span><text:span text:style-name="T3">(79/22) </text:span> [ϩⲛ] ⲧⲟⲩⲙⲛ̅ⲧⲙⲁⲉⲓⲉⲁⲟⲩ ⲉⲧϣⲟⲩ‐ <text:line-break/><text:span text:style-name="T1"> </text:span><text:span text:style-name="T3">(79/23) </text:span> ⲉ̣[ⲓ]ⲧ̣· ⲉⲡⲉⲁⲩ ⲉⲧⲉⲩⲛⲧⲉⲩϥ· ⲉⲩⲛ̅‐ <text:line-break/><text:span text:style-name="T1"> </text:span><text:span text:style-name="T3">(79/24) </text:span> ⲧ̣ⲉϥ̣ ⲙ̅ⲙⲉⲩ ⲛ̅ⲛⲟⲩⲗⲁⲉⲓϭⲉ <text:line-break/><text:span text:style-name="T1"> </text:span><text:span text:style-name="T3">(79/25) </text:span> [ⲛⲧⲉ] ⲧ̣ⲥⲩⲥⲧⲁⲥⲓⲥ ⲉⲧⲛⲁϣⲱⲡⲉ· <text:line-break/><text:span text:style-name="T1"> </text:span><text:span text:style-name="T3">(79/26) </text:span> §[ϫ]ⲉ̣ ϩ̣ⲛ̣ⲧⲁⲛⲧⲛ̅ ⲛⲉ ϭⲉ· ⲛⲧⲉ ⲛⲉⲧϫⲁ·‐ <text:line-break/><text:span text:style-name="T1"> </text:span><text:span text:style-name="T3">(79/27) </text:span> ⲥ̣ⲓ· ⲁ〈ⲩ〉ϥⲓⲧⲟⲩ ⲁϩⲣⲏⲓ̈ ⲁⲩⲙⲛⲧⲙⲁⲓ̈‐ <text:line-break/><text:span text:style-name="T1"> </text:span><text:span text:style-name="T3">(79/28) </text:span> ⲟⲩⲉϩ ⲥⲁϩⲛⲉ· ⲙ̅ⲡⲟⲩⲉ ⲡⲟⲩⲉ ⲙ̅‐ <text:line-break/><text:span text:style-name="T1"> </text:span><text:span text:style-name="T3">(79/29) </text:span> ⲙⲁⲩ ⲕⲁⲧⲁ ⲡⲁⲉⲓⲉⲟⲩ ⲙ̅ⲡⲣⲉⲛ <text:line-break/><text:span text:style-name="T1"> </text:span><text:span text:style-name="T3">(79/30) </text:span> ⲉⲧϥ̅ϣⲟⲟⲡ ⲛ̅ϩⲁⲉⲓⲃⲉⲥ ⲛⲉϥ· ⲉϥⲣ̅ <text:line-break/><text:span text:style-name="T1"> </text:span><text:span text:style-name="T3">(79/31) </text:span> ⲫ̣ⲁⲛⲧⲁⲥⲉ· ⲁⲧⲣⲉϥϣⲱⲡⲉ· ⲉϥⲁ‐ <text:line-break/><text:span text:style-name="T1"> </text:span><text:span text:style-name="T3">(79/32) </text:span> ⲉⲓ· ⲁⲛⲉϥⲉⲣⲏⲩ· §ϫⲉ ⲡⲙⲉⲉⲩⲉ ϭⲉ ⲛ̅ⲛⲓ‐ <text:line-break/><text:span text:style-name="T1"> </text:span><text:span text:style-name="T3">(79/33) </text:span> ⲕⲉⲕⲟⲟⲩⲉ· ⲙⲡⲉϥϣⲱⲡⲉ ⲉϥⲟⲩⲁ‐ <text:line-break/><text:span text:style-name="T1"> </text:span><text:span text:style-name="T3">(79/34) </text:span> ⲥϥ̅· ⲁⲗⲗⲁ ⲕⲁⲧⲁ ⲡⲧⲁⲛⲧⲛ̅ 〈ⲛ̅ⲛ〉ⲉⲧⲟⲩ‐ <text:line-break/><text:span text:style-name="T1"> </text:span><text:span text:style-name="T3">(79/35) </text:span> ϣⲟⲟⲡ ⲛⲉⲩ ⲛ̅ϩⲁⲉⲓⲃⲉⲥ ⲡⲉⲧⲁⲩ{ⲁ}‐ <text:line-break/><text:span text:style-name="T1"> </text:span><text:span text:style-name="T3">(79/36) </text:span> ⲙⲉⲩⲉ ⲁⲣⲁϥ ⲧⲏⲣϥ̅ ⲟⲩⲛⲧ̣ⲉⲩϥ̅ ⲙ̅ⲙⲉⲩ <text:line-break/><text:span text:style-name="T1"> </text:span><text:span text:style-name="T3">(79/37) </text:span> ⲛ̅ϣⲏⲣⲉ <text:line-break/><text:span text:style-name="T1"> </text:span><text:span text:style-name="T3">(80/1) </text:span> ⲛⲁⲩⲱ· ⲛ̅ⲧⲁⲩ ⲛⲉⲧⲁⲩⲙⲉⲩⲉ ⲁ‐ <text:line-break/><text:span text:style-name="T1"> </text:span><text:span text:style-name="T3">(80/2) </text:span> ⲣⲁⲩ ⲙ̅ⲙⲁⲩ ⲛⲉⲟⲩⲛ̅ⲧⲉⲩⲥⲟⲩ <text:line-break/><text:span text:style-name="T1"> </text:span><text:span text:style-name="T3">(80/3) </text:span> ⲙ̅ⲙⲉⲩ ⲛ̅ϫⲡⲟ· ⲁⲃⲁⲗ ⲙ̅ⲡⲉ̣[ⲉⲓ] <text:line-break/><text:span text:style-name="T1"> </text:span><text:span text:style-name="T3">(80/4) </text:span> ⲁⲥϣⲱⲡⲉ· ⲁⲧⲣⲉϩⲁϩ {ⲉ̅ⲓ} ⲁⲃⲁⲗ ⲙ̣̅‐ <text:line-break/><text:span text:style-name="T1"> </text:span><text:span text:style-name="T3">(80/5) </text:span> ⲙⲁⲩ· ⲛ̅ϫⲡⲟ ⲉϩⲛ̅ⲣⲉϥⲙ̅ⲗⲁ̣[ϩ] <text:line-break/><text:span text:style-name="T1"> </text:span><text:span text:style-name="T3">(80/6) </text:span> ⲛⲉ· ⲉϩⲛ̅ⲣⲉϥⲙⲓϣⲉ ⲛⲉ ⲉϩ̣ⲛ̅‐ <text:line-break/><text:span text:style-name="T1"> </text:span><text:span text:style-name="T3">(80/7) </text:span> ⲣⲉϥϯ ϣⲧⲁⲣⲧⲣ̅ ⲛⲉ· ⲉϩⲛ̅ⲁ̣ⲡ̣ⲟⲥⲧ̣ⲁ̣‐ <text:line-break/><text:span text:style-name="T1"> </text:span><text:span text:style-name="T3">(80/8) </text:span> ⲧⲏⲥ ⲛⲉ· ϩⲛ̅ⲁⲧⲣ̅ ⲡⲓⲑⲉ ⲛ̣ⲉ̣ ⲉϩ̣ⲛ̣̅‐ <text:line-break/><text:span text:style-name="T1"> </text:span><text:span text:style-name="T3">(80/9) </text:span> ⲙⲁⲉⲓⲟⲩⲉϩ ⲥⲁϩⲛⲉ· ⲛⲉ· ⲁⲩ̣[ⲱ ⲛ]‐ <text:line-break/><text:span text:style-name="T1"> </text:span><text:span text:style-name="T3">(80/10) </text:span> ⲕⲉϩⲁⲉⲓⲛⲉ ⲧⲏⲣⲟⲩ ⲙ̅ⲡⲓⲣⲏ[ⲧⲉ ⲁ]‐ <text:line-break/><text:span text:style-name="T1"> </text:span><text:span text:style-name="T3">(80/11) </text:span> ⲃⲁⲗ ϩⲛ̅ ⲛⲉⲉⲓ· §ϫⲉ ⲡⲗⲟⲅⲟⲥ ϭⲉ ⲁ̣[ϥ]‐ <text:line-break/><text:span text:style-name="T1"> </text:span><text:span text:style-name="T3">(80/12) </text:span> ϣⲱⲡⲉ ⲛ̅ⲗⲁⲉⲓϭⲉ· ⲛ̅ⲛⲉⲉⲓ ⲛ̅[ⲧⲁⲩ]‐ <text:line-break/><text:span text:style-name="T1"> </text:span><text:span text:style-name="T3">(80/13) </text:span> ϣⲱⲡⲉ· ⲁϥⲟⲩⲱϩ· ⲁⲧⲟⲟⲧϥ ⲛ̣̅[ϩⲟⲩⲟ] <text:line-break/><text:span text:style-name="T1"> </text:span><text:span text:style-name="T3">(80/14) </text:span> ⲛ̅ϩⲟⲩⲟ ⲁⲣ̅ ⲁⲡⲟⲣⲓⲥ· ⲁϥⲉⲓⲱⲣⲙ̣ <text:line-break/><text:span text:style-name="T1"> </text:span><text:span text:style-name="T3">(80/15) </text:span> ⲁⲛⲧⲓ ⲟⲩϫⲱⲕ· ⲁϥⲛⲉⲩ ⲁⲩϣⲧ̣[ⲁ] <text:line-break/><text:span text:style-name="T1"> </text:span><text:span text:style-name="T3">(80/16) </text:span> ⲁⲛⲧⲓ ⲟⲩⲙⲟⲩϫϭ ⲁϥⲛⲉⲩ ⲁ[ⲩⲟⲩ]‐ <text:line-break/><text:span text:style-name="T1"> </text:span><text:span text:style-name="T3">(80/17) </text:span> ⲱϣⲉ· ⲁⲛⲧⲓ ⲟⲩⲥⲙⲓⲛⲉ ⲁ̣ϥ̣[ⲛⲉⲩ] <text:line-break/><text:span text:style-name="T1"> </text:span><text:span text:style-name="T3">(80/18) </text:span> ⲁϩⲛ̅ϣⲧⲟⲣⲧⲣ̅ ⲁⲛⲧⲓ ϩⲉ̣ⲛⲙ̣[ⲧⲁⲛ] <text:line-break/><text:soft-page-break/><text:span text:style-name="T1"> </text:span><text:span text:style-name="T3">(80/19) </text:span> ⲁϩⲛ̅ⲧⲁⲣⲁⲭⲏ· ⲟⲩⲇⲉ ⲁⲛ ⲙⲛ̅ [ϭⲁⲙ] <text:line-break/><text:span text:style-name="T1"> </text:span><text:span text:style-name="T3">(80/20) </text:span> ⲙ̅ⲙⲁϥ ⲁⲗⲁϭⲉ· ⲁⲧⲣⲟⲩⲙ̅[ⲣⲣⲉ ϣ]‐ <text:line-break/><text:span text:style-name="T1"> </text:span><text:span text:style-name="T3">(80/21) </text:span> ⲧⲁⲣⲧⲣ̅ ⲟⲩⲇⲉ ⲙⲛ̅ ϭⲁⲙ ⲙ̅ⲙ[ⲁϥ] <text:line-break/><text:span text:style-name="T1"> </text:span><text:span text:style-name="T3">(80/22) </text:span> ⲁⲧⲉⲕⲁⲥ ⲛⲉⲁϥⲣ̅ ⲁⲧϭⲁⲙ ⲧ[ⲏⲣϥ] <text:line-break/><text:span text:style-name="T1"> </text:span><text:span text:style-name="T3">(80/23) </text:span> ⲛ̅ⲧⲁⲣⲉⲡϥ̅ⲧⲏⲣϥ̅ ⲁⲩⲱ ⲡϥ̅ϫ̣[ⲓ]ⲥ̣[ⲉ] <text:line-break/><text:span text:style-name="T1"> </text:span><text:span text:style-name="T3">(80/24) </text:span> ⲕⲁⲁϥ ⲛ̣̅ⲥⲱϥ· §ϫⲉ ⲛⲉⲧⲁϩϣⲱ̣ⲡ̣[ⲉ] <text:line-break/><text:span text:style-name="T1"> </text:span><text:span text:style-name="T3">(80/25) </text:span> ϭⲉ {ⲡⲉ} ⲉⲙⲡⲟⲩⲥⲟⲩⲱⲛⲟⲩ ⲙ̣ⲙ[ⲓⲛ] <text:line-break/><text:span text:style-name="T1"> </text:span><text:span text:style-name="T3">(80/26) </text:span> ⲙ̅ⲙⲟⲟⲩ ⲁⲩⲱ ⲙ̅ⲡⲟⲩⲝⲟⲩⲱ̣[ⲛ] <text:line-break/><text:span text:style-name="T1"> </text:span><text:span text:style-name="T3">(80/27) </text:span> ⲙ̅ⲡⲗⲏⲣⲱⲙⲁ· ⲉⲛⲧⲁϩⲉⲓ ⲁⲃⲁ[ⲗ] <text:line-break/><text:span text:style-name="T1"> </text:span><text:span text:style-name="T3">(80/28) </text:span> ⲙ̅ⲙⲁⲩ· ⲁⲩⲱ ⲙ̅ⲡⲟⲩⲥⲟⲩⲱⲛ <text:line-break/><text:span text:style-name="T1"> </text:span><text:span text:style-name="T3">(80/29) </text:span> ⲡⲉⲛⲧⲁϩϣⲱⲡⲉ ⲛ̅ⲗⲁⲉⲓϭⲉ ⲙ̅‐ <text:line-break/><text:span text:style-name="T1"> </text:span><text:span text:style-name="T3">(80/30) </text:span> ⲡⲧⲣⲟⲩϣⲱⲡⲉ §ϫⲉ ⲡⲗⲟⲅⲟⲥ̣ <text:line-break/><text:span text:style-name="T1"> </text:span><text:span text:style-name="T3">(80/31) </text:span> ϭⲉ ⲉϥϣⲟⲟⲡ ϩⲣⲏⲓ̈ ϩⲛ̅ ⲛⲓⲧⲱϣⲉ <text:line-break/><text:span text:style-name="T1"> </text:span><text:span text:style-name="T3">(80/32) </text:span> ⲙ̅ⲡⲓⲣⲏⲧⲉ ⲛⲛⲁⲧⲥⲙⲓⲛⲉ· ⲙ̅‐ <text:line-break/><text:span text:style-name="T1"> </text:span><text:span text:style-name="T3">(80/33) </text:span> ⲡⲉϥⲟⲩⲱϩ ⲁⲧⲟⲟⲧϥ̅ ⲁⲉⲓⲛⲉ ⲁ‐ <text:line-break/><text:span text:style-name="T1"> </text:span><text:span text:style-name="T3">(80/34) </text:span> ⲃⲁⲗ ⲙ̅ⲡⲣⲏⲧⲉ ⲛ̅ϩⲉⲛⲡⲣⲟⲃⲟ‐ <text:line-break/><text:span text:style-name="T1"> </text:span><text:span text:style-name="T3">(80/35) </text:span> ⲗⲏⲟⲩ· ⲛⲉⲧϣⲟⲟⲡ ϩⲛ̅ ⲡⲗⲏⲣⲟⲩ‐ <text:line-break/><text:span text:style-name="T1"> </text:span><text:span text:style-name="T3">(80/36) </text:span> ⲙⲁ ⲛⲉⲁⲩ̣· ⲉⲛⲧⲁϩϣⲱⲡⲉ· ⲁⲩⲟⲩⲉⲁⲩ <text:line-break/><text:span text:style-name="T1"> </text:span><text:span text:style-name="T3">(80/37) </text:span> ⲙ̅ⲡⲓⲱⲧ ⲁⲗⲗⲁ ⲉⲣⲉⲁϥⲉⲓⲛⲉ· <text:line-break/><text:span text:style-name="T1"> </text:span><text:span text:style-name="T3">(81/1) </text:span> [ⲁ]ⲃ̣ⲟⲗ· {ϩ}ⲛ̅ϩ.ⲙⲛ̅ⲧϭⲱⲃ ⲉⲩⲥⲁⲃⲕ̅· ⲉⲩ‐ <text:line-break/><text:span text:style-name="T1"> </text:span><text:span text:style-name="T3">(81/2) </text:span> [ⲥⲁ]ϣ̣ⲧ̅ ⲛⲧⲟⲟⲧϥ̅· ⲛ̅ⲛⲓϣⲱⲛⲉ· ⲛⲉⲉⲓ <text:line-break/><text:span text:style-name="T1"> </text:span><text:span text:style-name="T3">(81/3) </text:span> [ⲛⲧ]ⲁ̣ϥⲥⲁϣⲧ̅ ⲛ̅ⲧⲟⲟⲧⲟⲩ ϩⲱⲱϥ ⲁⲛ <text:line-break/><text:span text:style-name="T1"> </text:span><text:span text:style-name="T3">(81/4) </text:span> [ⲡⲧ]ⲁ̣ⲛⲧⲛ̅ ⲛ̅ϯⲇⲓⲁⲑⲉⲥⲓⲥ ⲡⲉ ⲉⲧⲁϩ‐ <text:line-break/><text:span text:style-name="T1"> </text:span><text:span text:style-name="T3">(81/5) </text:span> ⲣ̣̅ ⲟⲩⲉⲉⲓ ⲛ̅ⲟⲩⲱⲧ ⲡⲉ·ⲉⲓ ⲉⲧⲁϩ·‐ <text:line-break/><text:span text:style-name="T1"> </text:span><text:span text:style-name="T3">(81/6) </text:span> ϣⲱⲡⲉ· ⲛ̅ⲗⲁⲉⲓϭⲉ ⲛ̅ⲛⲉϩⲃⲏⲩⲉ· <text:line-break/><text:span text:style-name="T1"> </text:span><text:span text:style-name="T3">(81/7) </text:span> ⲉⲧⲉⲛ̅ⲥⲉϣⲟⲟⲡ ⲛ̅ϣⲁⲣⲡ̅ ⲉⲛ ⲙ̅ⲙⲓⲛ <text:line-break/><text:span text:style-name="T1"> </text:span><text:span text:style-name="T3">(81/8) </text:span> ⲙ̅ⲙⲟⲟⲩ §ϫⲉ ϣⲁ ⲡⲉⲉⲓ ⲡⲉⲧⲁϩⲉⲓⲛⲉ <text:line-break/><text:span text:style-name="T1"> </text:span><text:span text:style-name="T3">(81/9) </text:span> ⲁⲃⲁⲗ· ⲛ̅ⲛⲉⲉⲓ ⲙ̅ⲡⲓⲣⲏⲧⲉ· ⲉⲧⲁϩⲣ̅ <text:line-break/><text:span text:style-name="T1"> </text:span><text:span text:style-name="T3">(81/10) </text:span> ϭ̣ⲣ̣ⲱ̣ϩ̣· ⲉⲡϣ̅ⲧⲁ· ϣⲁ ⲡⲓⲛⲉⲩ ⲉⲧⲁϥ‐ <text:line-break/><text:span text:style-name="T1"> </text:span><text:span text:style-name="T3">(81/11) </text:span> ⲧⲁϫⲟ ⲛ̅ⲛⲉⲉⲓ ⲉⲛⲧⲁⲩ̣ϣⲱⲡⲉ ⲉⲧ‐ <text:line-break/><text:span text:style-name="T1"> </text:span><text:span text:style-name="T3">(81/12) </text:span> ⲃ̣ⲏⲧϥ̅ ⲕⲁⲧⲁ ⲗⲟⲅⲟⲥ ⲉⲛ ⲉⲧⲉ ⲡⲓⲧⲁ‐ <text:line-break/><text:span text:style-name="T1"> </text:span><text:span text:style-name="T3">(81/13) </text:span> ϫⲟ ⲡⲉ· ⲉⲧⲁϩϣⲱⲡⲉ ⲛ̅ⲛⲟⲩⲕⲣⲓⲥⲓⲥ <text:line-break/><text:span text:style-name="T1"> </text:span><text:span text:style-name="T3">(81/14) </text:span> ⲉϥϯ ⲟⲩⲃⲏⲟⲩ ⲁⲩⲧⲉⲕⲟ <text:line-break/><text:span text:style-name="T1"> </text:span><text:span text:style-name="T3">(81/15) </text:span> [ⲉ]ⲧⲉ ⲛⲉⲉⲓ ⲛⲉ ⲛ̅ⲧⲁϩϯ ⲟⲩ̣ⲃⲉ ⲧⲕⲣⲓⲥⲓⲥ <text:line-break/><text:span text:style-name="T1"> </text:span><text:span text:style-name="T3">(81/16) </text:span> [ⲉ]ⲥⲟⲩⲏϩ ⲛ̅ⲥⲱⲟⲩ ⲛϭⲓ ⲧⲃⲗⲕⲉ· ⲉⲟⲩ‐ <text:line-break/><text:span text:style-name="T1"> </text:span><text:span text:style-name="T3">(81/17) </text:span> [ⲣ]ⲉ̣ϥ̣ϣⲱⲡ{ⲉ} ⲇⲉ· ⲁⲩⲱ ⲟⲩⲣⲉϥⲥⲱ‐ <text:line-break/><text:span text:style-name="T1"> </text:span><text:span text:style-name="T3">(81/18) </text:span> [ⲧⲉ]· ⲧⲉ ⲛ̅ⲧⲟⲩⲅⲛⲱⲙⲏ ⲙⲛ̅ ⲧⲟⲩ‐ <text:line-break/><text:span text:style-name="T1"> </text:span><text:span text:style-name="T3">(81/19) </text:span> [ⲙ]ⲛ̣̅ⲧⲁⲡⲟⲥⲧⲁⲧⲏⲥ ⲉⲁⲃⲁⲗ ⲙ̅ⲙⲁⲥ <text:line-break/><text:span text:style-name="T1"> </text:span><text:span text:style-name="T3">(81/20) </text:span> [ⲡⲉ] ⲡ̣ⲓⲛⲟⲩⲟⲩϩ ⲁϩⲟⲩⲛ ⲡⲉⲧⲉϣⲁⲩ‐ <text:line-break/><text:span text:style-name="T1"> </text:span><text:span text:style-name="T3">(81/21) </text:span> [ⲙ]ⲟ̣ⲩⲧⲉ ⲁⲣⲁϥ ⲁⲛ ϫⲉ ⲙⲉⲧⲁⲛⲟⲓ̈‐ <text:line-break/><text:span text:style-name="T1"> </text:span><text:span text:style-name="T3">(81/22) </text:span> [ⲁ ⲁϥ]ⲡⲱⲱⲛⲉ ⲉϩⲟⲩⲛ ⲛ̅ϭⲓ ⲡⲗⲟⲅⲟⲥ· <text:line-break/><text:span text:style-name="T1"> </text:span><text:span text:style-name="T3">(81/23) </text:span> ⲁ̣[ⲕⲉ]ⲅ̣ⲛ̣ⲱⲙⲏ· ⲁⲩⲱ ⲕⲉⲙⲉⲉⲩⲉ· <text:line-break/><text:span text:style-name="T1"> </text:span><text:span text:style-name="T3">(81/24) </text:span> ⲉⲁ̣[ϥ]ⲛⲁⲟⲩϩϥ̅ ⲁⲃⲁⲗ· ⲛ̅ⲛⲉⲑⲁⲩ· <text:line-break/><text:span text:style-name="T1"> </text:span><text:span text:style-name="T3">(81/25) </text:span> ⲁ̣ϥ̣ⲛ̣ⲁ̣ⲟⲩϩϥ̅ ⲉϩⲟⲩⲛ· ⲉⲛⲉⲧⲛⲁⲛⲟⲩ‐ <text:line-break/><text:span text:style-name="T1"> </text:span><text:span text:style-name="T3">(81/26) </text:span> ⲟⲩ ⲡⲛⲟⲩϩ· ⲉϩⲟⲩⲛ· ⲁϥⲟⲩⲁϩϥ̅ ⲛ̅‐ <text:line-break/><text:span text:style-name="T1"> </text:span><text:span text:style-name="T3">(81/27) </text:span> ⲥⲱϥ ⲛϭⲓ ⲡⲓⲙⲉⲩⲉ ⲛ̅ⲧⲉ ⲛⲉⲧϣⲟⲟⲡ <text:line-break/><text:span text:style-name="T1"> </text:span><text:span text:style-name="T3">(81/28) </text:span> ⲙⲛ̅ ⲡⲓⲥⲁⲡⲥ̅ ϩⲁ ⲡⲣⲁ ⲙ̅ⲡⲣⲉϥⲛⲁⲟⲩϩϥ̅ <text:line-break/><text:soft-page-break/><text:span text:style-name="T1"> </text:span><text:span text:style-name="T3">(81/29) </text:span> ⲁⲣ̣ⲁ̣ϥ ⲙ̅ⲙⲓⲛ ⲙ̅ⲙⲁϥ ⲙ̅ⲡⲉⲧⲛⲁⲛⲟⲩϥ <text:line-break/><text:span text:style-name="T1"> </text:span><text:span text:style-name="T3">(81/30) </text:span> §ϫⲉ ⲛⲧⲁϥ ⲛ̅ϣⲁⲣⲡ̅ ⲡⲉⲧϩⲛ̅ ⲡⲗⲏⲣⲟⲩ‐ <text:line-break/><text:span text:style-name="T1"> </text:span><text:span text:style-name="T3">(81/31) </text:span> ⲙⲁ· ⲡⲉⲧⲁϩⲧⲱⲃϩ̅ ⲙ̅ⲙⲁϥ ⲁⲩⲱ ⲉϥ‐ <text:line-break/><text:span text:style-name="T1"> </text:span><text:span text:style-name="T3">(81/32) </text:span> ⲣ̅ ⲡⲙⲉⲉⲩⲉ· ⲉⲓⲇⲁ ⲛⲉϥⲥⲛⲏⲩ <text:line-break/><text:span text:style-name="T1"> </text:span><text:span text:style-name="T3">(81/33) </text:span> ⲕⲁⲧⲁ ⲟⲩⲉⲉⲓ ⲟⲩⲉⲉⲓ ⲁⲩⲱ ⲥⲉⲡ ⲧⲏⲣϥ̅ <text:line-break/><text:span text:style-name="T1"> </text:span><text:span text:style-name="T3">(81/34) </text:span> ⲙⲛ̅ ⲛⲉϥⲉⲣⲏⲩ ⲉⲓⲧⲁ ⲛ̅ⲧⲁⲩ ⲧⲏⲣⲟⲩ <text:line-break/><text:span text:style-name="T1"> </text:span><text:span text:style-name="T3">(81/35) </text:span> ϩⲁⲑⲏ ⲇⲉ ⲛ̅ⲛⲉⲉⲓ ⲧⲏⲣⲟⲩ ⲡⲓⲱⲧ· <text:line-break/><text:span text:style-name="T1"> </text:span><text:span text:style-name="T3">(82/1) </text:span> ⲛⲉⲣⲉⲡⲓⲥⲁⲡⲥ̅ ϭⲉ ⲛ̅ⲧⲉ ⲡⲓⲧⲱⲧ̣ [ⲡⲉ] <text:line-break/><text:span text:style-name="T1"> </text:span><text:span text:style-name="T3">(82/2) </text:span> ⲛⲉⲟⲩⲃⲟⲏⲑⲓⲁ ⲡⲉ· ⲁⲧⲣⲉⲩ̣‐ <text:line-break/><text:span text:style-name="T1"> </text:span><text:span text:style-name="T3">(82/3) </text:span> ⲧⲥⲁϥ ⲉϩⲟⲩⲛ ⲙ̅ⲙⲓⲛ ⲙ̅ⲙ[ⲁϥ] <text:line-break/><text:span text:style-name="T1"> </text:span><text:span text:style-name="T3">(82/4) </text:span> ⲁⲩⲱ ⲡⲧⲏⲣϥ̅ ϫⲉ →ⲛⲉ←ⲟⲩⲗⲁⲉⲓϭⲉ̣ <text:line-break/><text:span text:style-name="T1"> </text:span><text:span text:style-name="T3">(82/5) </text:span> ⲛⲉϥ ⲡⲉ· ⲁⲧⲣⲉϥⲣ̅ ⲡⲙⲉⲉⲩ[ⲉ] <text:line-break/><text:span text:style-name="T1"> </text:span><text:span text:style-name="T3">(82/6) </text:span> ⲛⲛⲉⲧϣⲟⲟⲡ ⲛ̅ϣⲁⲣⲡ̅ ⲡ̣ⲉ‐ <text:line-break/><text:span text:style-name="T1"> </text:span><text:span text:style-name="T3">(82/7) </text:span> ⲧⲣⲟⲩⲣ̅ ⲡ̣ⲉϥⲙⲉⲉⲩⲉ· ⲉⲧⲉ ⲡⲁ‐ <text:line-break/><text:span text:style-name="T1"> </text:span><text:span text:style-name="T3">(82/8) </text:span> ⲉⲓ ⲡⲉ ⲡⲙⲉⲩⲉ ⲉⲧⲱϣ ⲁⲃⲁ̣ⲗ <text:line-break/><text:span text:style-name="T1"> </text:span><text:span text:style-name="T3">(82/9) </text:span> ⲙ̅ⲡⲟⲩⲁⲉⲓⲉ· ⲉϥⲧⲥⲟ ⲙ̅ⲙⲁ̣ϥ· <text:line-break/><text:span text:style-name="T1"> </text:span><text:span text:style-name="T3">(82/10) </text:span> §ϫⲉ ⲡⲓⲥⲁ̣ⲡⲥⲡⲥ̅ ⲧⲏⲣϥ̅ ⲛ̅ⲧⲉϥ ⲙⲛ̅ <text:line-break/><text:span text:style-name="T1"> </text:span><text:span text:style-name="T3">(82/11) </text:span> ⲡⲓⲣ̅ 〈ⲡ〉ⲙⲉⲉ̣ⲩⲉ· ⲛⲉⲩϣⲟⲟⲡ ⲛ̅ϩⲛ̅‐ <text:line-break/><text:span text:style-name="T1"> </text:span><text:span text:style-name="T3">(82/12) </text:span> ϭⲟⲙ ⲉⲛⲁϣⲱⲟⲩ ⲕⲁ〈ⲧⲁ〉 ⲡⲓϩⲟⲣⲟⲥ <text:line-break/><text:span text:style-name="T1"> </text:span><text:span text:style-name="T3">(82/13) </text:span> ⲟⲛ ⲉⲧⲙ̅ⲙⲉⲩ ϫⲉ ⲙⲛ̅ ⲗⲁⲩⲉ· <text:line-break/><text:span text:style-name="T1"> </text:span><text:span text:style-name="T3">(82/14) </text:span> ϣⲟⲟⲡ ⲉ̣ϥⲟⲩⲁⲥϥ̅ ⲛ̅ⲧⲉϥ ⲙ̅ⲡⲙⲉⲩ[ⲉ] <text:line-break/><text:span text:style-name="T1"> </text:span><text:span text:style-name="T3">(82/15) </text:span> §ϫⲉ ⲛⲓϭⲁ̣ⲙ ϭⲉ ⲛⲉⲛⲁⲛⲟⲩⲟⲩ ⲡ[ⲉ] <text:line-break/><text:span text:style-name="T1"> </text:span><text:span text:style-name="T3">(82/16) </text:span> ⲁⲩⲱ ⲛⲁⲩⲟⲩⲁⲉⲓ ⲛ̅ϩⲟⲩⲟ ⲁⲛⲁ ⲡ[ⲓ]‐ <text:line-break/><text:span text:style-name="T1"> </text:span><text:span text:style-name="T3">(82/17) </text:span> ⲧⲁⲛⲧⲛ̅ ⲛⲉⲧⲙⲙⲉⲩ ⲅⲁⲣ ⲛⲁ̣ ⲡ̣[ⲓ]‐ <text:line-break/><text:span text:style-name="T1"> </text:span><text:span text:style-name="T3">(82/18) </text:span> ⲧⲁⲛⲧⲛ̅ ⲛ̅ⲧⲁⲩ ⲛⲁ ⲟⲩⲥ̣ⲓⲁ ⲛ̅ⲕⲣ̣[ⲟϥ] <text:line-break/><text:span text:style-name="T1"> </text:span><text:span text:style-name="T3">(82/19) </text:span> ⲛⲉ· ⲁⲃⲁⲗ ϩⲛ̅ⲛ ⲟⲩⲫⲁⲛⲧ[ⲁⲥⲓⲁ] <text:line-break/><text:span text:style-name="T1"> </text:span><text:span text:style-name="T3">(82/20) </text:span> ⲛ̅ⲧⲉ ⲟⲩⲧⲁⲛⲧⲛ̅ ⲙⲛ̅ ⲟⲩⲙⲉ̣[ⲩⲉ] <text:line-break/><text:span text:style-name="T1"> </text:span><text:span text:style-name="T3">(82/21) </text:span> ⲙ̅ⲙⲛ̅⟦ⲛ⟧ϫⲁⲥⲓϩⲏⲧ· ⲉϥϣ[ⲟⲟⲡ ⲙ̅]‐ <text:line-break/><text:span text:style-name="T1"> </text:span><text:span text:style-name="T3">(82/22) </text:span> ⲡⲉⲧⲉⲁⲩϣⲱⲡⲉ· ⲛⲉⲉⲓ ⲛ̅ⲇⲉ̣ [ⲛ]‐ <text:line-break/><text:span text:style-name="T1"> </text:span><text:span text:style-name="T3">(82/23) </text:span> ⲧⲁⲩ ϩⲛⲛⲁⲃⲁⲗ ⲛⲉ ϩⲙ̅ ⲡ̣ⲓ̣[ⲙ]ⲉⲩⲉ <text:line-break/><text:span text:style-name="T1"> </text:span><text:span text:style-name="T3">(82/24) </text:span> ⲉⲛⲧⲁϥⲣ̅ ϣⲁⲣⲡ̅ ⲛ̅ⲥⲟⲩⲱ̣[ⲛ]ⲟ̣ⲩ <text:line-break/><text:span text:style-name="T1"> </text:span><text:span text:style-name="T3">(82/25) </text:span> §ϫⲉ ⲛⲉⲉⲓ ϭⲉ ⲉⲧⲙ̅ⲙⲉⲩ ⲛ̣ⲁ̣ ⲟⲩ‐ <text:line-break/><text:span text:style-name="T1"> </text:span><text:span text:style-name="T3">(82/26) </text:span> ⲱ ⲙ̅ⲡⲣⲏⲧⲉ· ⲛ̅ⲛⲟⲩⲱ〈ⲃ〉ϣⲉ ⲛⲉ <text:line-break/><text:span text:style-name="T1"> </text:span><text:span text:style-name="T3">(82/27) </text:span> ⲁⲩⲱ ⲟⲩϩⲓ̈ⲛⲏⲃ ⲉϥϩⲁⲣϣ· ⲉⲩ̣ⲟⲓ̈ <text:line-break/><text:span text:style-name="T1"> </text:span><text:span text:style-name="T3">(82/28) </text:span> ⲙ̅ⲡⲣⲏⲧⲉ· ⲛ̅ⲛⲉⲧⲡⲣ̣̅· ⲣⲉⲥⲟⲩⲉ <text:line-break/><text:span text:style-name="T1"> </text:span><text:span text:style-name="T3">(82/29) </text:span> ⲉⲩϣⲧⲣ̅ⲧⲁⲣⲧ̅· ⲛⲉⲉⲓ ⲉⲧⲉϣⲁⲣⲉ‐ <text:line-break/><text:span text:style-name="T1"> </text:span><text:span text:style-name="T3">(82/30) </text:span> ⲟⲩϩⲓ̈ⲛⲏⲃ ⲟⲩⲁϩϥ̅ ⲛ̅ⲥⲱⲟⲩ ⲉⲩ‐ <text:line-break/><text:span text:style-name="T1"> </text:span><text:span text:style-name="T3">(82/31) </text:span> ϫⲗ̅ϫⲁⲗⲧ· ⲛ̅ϭⲓ ⲛⲉⲧ·ⲡⲉⲣ ⲣⲉⲥⲟⲩ‐ <text:line-break/><text:span text:style-name="T1"> </text:span><text:span text:style-name="T3">(82/32) </text:span> ⲉ· ⲛⲓⲕⲉⲕⲟⲟⲩⲉ ⲇⲉ ⲉⲩⲟ ⲙ̅‐ <text:line-break/><text:span text:style-name="T1"> </text:span><text:span text:style-name="T3">(82/33) </text:span> ⲡⲣⲏⲧⲉ ⲛ̅ϩⲛ̅ϩⲁⲉⲓⲛⲉ· ⲛ̅ⲟⲩⲁⲉⲓⲛ <text:line-break/><text:span text:style-name="T1"> </text:span><text:span text:style-name="T3">(82/34) </text:span> ⲛⲉϥ· ⲉⲩϭⲁϣⲧ̅ ⲁⲃⲁⲗ ⲁϫⲱϥ <text:line-break/><text:span text:style-name="T1"> </text:span><text:span text:style-name="T3">(82/35) </text:span> ⲙ̅ⲡⲣ̅ⲣⲉ ⲙ̅ⲡⲣⲏ· ⲉⲁⲥϣⲱⲡⲉ ⲁ‐ <text:line-break/><text:span text:style-name="T1"> </text:span><text:span text:style-name="T3">(82/36) </text:span> ⲧⲣⲟⲩⲛⲉⲩ ⲁϩⲛ̅ⲣⲉⲥⲟⲩⲉ ⲛ̅ϩⲏⲧϥ̅ <text:line-break/><text:span text:style-name="T1"> </text:span><text:span text:style-name="T3">(82/37) </text:span> ⲉⲩⲟⲩ〈ϩ〉ⲁⲗϭ· ⲙⲁⲙⲏⲉ ⲛ̅ⲧⲟⲩ <text:line-break/><text:span text:style-name="T1"> </text:span><text:span text:style-name="T3">(83/1) </text:span> ⲙⲉⲛ ⲏⲇⲏ ⲁⲥⲱϫ̣ⲛ̅·ⲉ· <text:line-break/><text:span text:style-name="T1"> </text:span><text:span text:style-name="T3">(83/2) </text:span> [ⲁ]ⲛ̣ⲓⲡⲣⲟⲃⲟⲗⲏ·ⲟⲩ ⲛ̅ⲧⲉ ⲡⲓⲙⲉⲩⲉ· <text:line-break/><text:span text:style-name="T1"> </text:span><text:span text:style-name="T3">(83/3) </text:span> [ⲛⲉ]ⲙⲛ̅ⲧⲟⲩ ϩⲟⲩⲟ ⲙ̅ⲙⲉⲩ ⲡⲉ· <text:line-break/><text:soft-page-break/><text:span text:style-name="T1"> </text:span><text:span text:style-name="T3">(83/4) </text:span> [ⲛ̅]ⲧ̣ⲟⲩⲟⲩⲥⲓⲁ· ⲁⲩⲱ ⲁⲛ ⲛⲉ·‐ <text:line-break/><text:span text:style-name="T1"> </text:span><text:span text:style-name="T3">(83/5) </text:span> [ⲙ]ⲛ̣̅ⲧⲉⲩ ⲧⲁⲉⲓⲟ· ⲙ̅ⲙⲉⲩ ⲡⲉ ⲛ̅ϩⲟⲩⲟ <text:line-break/><text:span text:style-name="T1"> </text:span><text:span text:style-name="T3">(83/6) </text:span> §[ϫ]ⲉ̣· ⲉϥϣⲏϣ ⲉⲛ ⲙⲛ̅ ⲛⲉⲧⲣ̅ ϣⲣⲡ̅· <text:line-break/><text:span text:style-name="T1"> </text:span><text:span text:style-name="T3">(83/7) </text:span> ⲛ̣̅ϣⲱⲡⲉ· ⲉϣϫⲡⲉ ⲛⲉⲩⲥⲁⲧⲡ̅· ⲁⲛ <text:line-break/><text:span text:style-name="T1"> </text:span><text:span text:style-name="T3">(83/8) </text:span> [ⲁ]ⲛ̣ⲧⲁⲛⲧⲛ̅· ⲛⲉ ⲡⲁⲉⲓ ⲟⲩⲁⲉⲉⲧϥ̅ <text:line-break/><text:span text:style-name="T1"> </text:span><text:span text:style-name="T3">(83/9) </text:span> [ⲡ]ⲉⲧⲟⲩϫⲁⲥⲉ ⲁⲣⲁⲩ ⲙ̅ⲙⲟϥ ϫⲉ <text:line-break/><text:span text:style-name="T1"> </text:span><text:span text:style-name="T3">(83/10) </text:span> [ϩ]ⲛ̣̅ⲛⲁⲃⲁⲗ ϩⲛ̅ⲛ ⲟⲩⲅ̣ⲛ̣ⲱ̣ⲙⲏ̣ ⲉⲛ· <text:line-break/><text:span text:style-name="T1"> </text:span><text:span text:style-name="T3">(83/11) </text:span> ⲛ̣ⲁⲛⲟⲩⲥ ⲛⲉ· §ϫⲉ ⲛ̅ⲧ̣[ⲁ]ⲩⲉⲓ̅ ⲉ‐ <text:line-break/><text:span text:style-name="T1"> </text:span><text:span text:style-name="T3">(83/12) </text:span> ⲃ̣ⲟⲗ ⲉⲛ ϩⲛ̅ ⲡϣⲱⲛⲉ ⲛ̣ⲧ̣ⲁϩ̣‐ <text:line-break/><text:span text:style-name="T1"> </text:span><text:span text:style-name="T3">(83/13) </text:span> ϣⲱⲡⲉ· ⲉⲧⲉ ϯⲅⲛⲱⲙ̣ⲏ̣· ⲉⲧ·‐ <text:line-break/><text:span text:style-name="T1"> </text:span><text:span text:style-name="T3">(83/14) </text:span> ⲛ̣ⲁⲛⲟⲩⲥ ⲛ̅ⲧⲟⲟⲧϥ̅ ⲛ̣̅ⲥⲉ̣ ⲡ̣ⲉ·‐ <text:line-break/><text:span text:style-name="T1"> </text:span><text:span text:style-name="T3">(83/15) </text:span> ⲧ̣ⲁϩϣⲓⲛⲉ· ⲛ̅ⲥⲉ ⲡⲉⲧⲣ̅ ϣⲁⲣⲡ̅ <text:line-break/><text:span text:style-name="T1"> </text:span><text:span text:style-name="T3">(83/16) </text:span> ⲛ̣ϣⲱⲡⲉ· ⲉⲁϥⲧⲱⲃϩ̅· ⲁ̣ⲩⲱ ⲁϥϫⲓⲧϥ̅ <text:line-break/><text:span text:style-name="T1"> </text:span><text:span text:style-name="T3">(83/17) </text:span> ⲙ̅ⲙⲓⲛ ⲙ̅ⲙⲟϥ ⲙ̅ⲡ[ⲉ]ⲧⲛⲁ‐ <text:line-break/><text:span text:style-name="T1"> </text:span><text:span text:style-name="T3">(83/18) </text:span> [ⲛ]ⲟ̣ⲩϥ· ⲁⲩⲱ ⲁϥⲥⲓⲧⲉ ⲛ̣̅ϩⲏⲧⲟⲩ <text:line-break/><text:span text:style-name="T1"> </text:span><text:span text:style-name="T3">(83/19) </text:span> [ⲛ̅]ⲛ̣ⲟⲩⲡⲣⲟⲉⲣⲉⲥⲓⲥ ⲛ̣ϣⲓⲛⲉ <text:line-break/><text:span text:style-name="T1"> </text:span><text:span text:style-name="T3">(83/20) </text:span> [ⲁ]ⲩⲱ ⲛ̅ⲧⲱⲃϩ̅ ⲛⲧⲟⲟ[ⲧ]ϥ̅ ⲙ̅ⲡⲉⲧ·‐ <text:line-break/><text:span text:style-name="T1"> </text:span><text:span text:style-name="T3">(83/21) </text:span> [ⲧ]ⲁⲉⲓⲁⲉⲓⲧ· ⲉⲧⲣ̅ ϣⲁⲣⲡ̣̅ ⲛ̅ϣⲟⲟⲡ· <text:line-break/><text:span text:style-name="T1"> </text:span><text:span text:style-name="T3">(83/22) </text:span> [ⲁ]ⲩ̣ⲱ ⲁϥⲥⲓⲧⲉ ⲛϩⲏⲧⲟ̣ⲩ̣ ⲛ̣ⲛ̣ⲟⲩⲙⲉⲩⲉ <text:line-break/><text:span text:style-name="T1"> </text:span><text:span text:style-name="T3">(83/23) </text:span> [ⲁⲣ]ⲁ̣ϥ ⲁⲩⲱ ⲟⲩⲙⲁⲕⲙ̣ⲉ̣ⲕ̣ ⲁⲧⲣⲟⲩ‐ <text:line-break/><text:span text:style-name="T1"> </text:span><text:span text:style-name="T3">(83/24) </text:span> [ⲙ]ⲉⲩⲉ· ϫⲉ ⲟ̣ⲩⲛ̅ ⲛⲟϭ ⲁ̣ⲣⲁⲩ ϥϣⲟ‐ <text:line-break/><text:span text:style-name="T1"> </text:span><text:span text:style-name="T3">(83/25) </text:span> [ⲟⲡ] ϩ̣ⲁ ⲧⲟⲩⲉϩⲏ· ⲉⲙⲡⲟⲩⲙ̅ⲙⲉ <text:line-break/><text:span text:style-name="T1"> </text:span><text:span text:style-name="T3">(83/26) </text:span> [ϫⲉ] ⲉⲩ ⲡⲉⲧⲉⲛⲉϥϣⲟⲟⲡ ⲉⲩϫⲡⲟ <text:line-break/><text:span text:style-name="T1"> </text:span><text:span text:style-name="T3">(83/27) </text:span> [ⲙ]ⲡ̣ⲓϯ ⲙⲉⲧⲉ· ⲙⲛ̅ ϯⲙⲛ̅ⲧ·ⲙⲁ‐ <text:line-break/><text:span text:style-name="T1"> </text:span><text:span text:style-name="T3">(83/28) </text:span> ⲉ̣[ⲓ] ⲛ̣ⲟⲩⲉⲣⲏⲩ· ⲁⲃⲁⲗ ϩⲙ̅ ⲡⲙⲉⲩⲉ· <text:line-break/><text:span text:style-name="T1"> </text:span><text:span text:style-name="T3">(83/29) </text:span> ⲉⲧ̣ⲙ̅ⲙⲉⲩ {ⲉⲧⲙⲙⲉⲩ} ⲁⲩⲉⲓⲣⲉ ϩⲣⲏⲓ̈ <text:line-break/><text:span text:style-name="T1"> </text:span><text:span text:style-name="T3">(83/30) </text:span> ϩⲛ̣̅ ϯⲙⲛ̅ⲧ·ⲟⲩⲉⲉⲓⲉ ⲙⲛ̅ ϯⲅⲛⲱ‐ <text:line-break/><text:span text:style-name="T1"> </text:span><text:span text:style-name="T3">(83/31) </text:span> ⲙⲏ ⲛ̅ⲟⲩⲱⲧ· ϩⲱⲥ ⲁⲃⲁⲗ ϩⲛ̅ ϯ‐ <text:line-break/><text:span text:style-name="T1"> </text:span><text:span text:style-name="T3">(83/32) </text:span> ⲙⲛ̅ⲧⲟⲩⲉⲉⲓ ⲙⲛ̅ ϯⲅⲛⲱⲙⲏ ⲛ̅‐ <text:line-break/><text:span text:style-name="T1"> </text:span><text:span text:style-name="T3">(83/33) </text:span> ⲟⲩⲱⲧ· ⲉⲁⲩϫⲓ ⲙ̅[ⲡ]ⲧ̣ⲣⲟⲩϣⲱⲡⲉ <text:line-break/><text:span text:style-name="T1"> </text:span><text:span text:style-name="T3">(83/34) </text:span> §ϫⲉ ⲛ̅ⲧⲁⲩ ϭⲉ ⲁⲩϭⲣ̣ⲱ̣· ⲁⲣⲁⲟⲩ <text:line-break/><text:span text:style-name="T1"> </text:span><text:span text:style-name="T3">(83/35) </text:span> ⲛ̅ⲧⲙⲛ̅ⲧ{ⲙⲛ}ⲙⲁⲉⲓ̣[ⲟ]ⲩⲉϩ ⲥⲁϩⲛⲉ <text:line-break/><text:span text:style-name="T1"> </text:span><text:span text:style-name="T3">(83/36) </text:span> ϫⲉ ⲛⲁⲩⲧⲁⲉⲓⲁⲉⲓ̣[ⲧ]· ⲛ̅ϩⲟⲩⲟ <text:line-break/><text:span text:style-name="T1"> </text:span><text:span text:style-name="T3">(84/1) </text:span> ⲁⲛⲓϣⲁ[ⲣ]ⲡ ⲉⲛⲧⲁⲩϥ[ⲓⲧ]ⲟⲩ̣ [ⲁ]‐ <text:line-break/><text:span text:style-name="T1"> </text:span><text:span text:style-name="T3">(84/2) </text:span> ϩⲣⲏⲓ̈ ⲁϫⲱⲟⲩ· ⲛⲉⲙ̅ⲡⲉ →ⲛⲉ←ⲧⲙ̅ⲙ[ⲉⲩ] <text:line-break/><text:span text:style-name="T1"> </text:span><text:span text:style-name="T3">(84/3) </text:span> ⲑⲃⲃⲓⲁⲩ ⲛⲉⲩⲙⲉⲩⲉ ⲁⲣⲁⲟ̣[ⲩ] <text:line-break/><text:span text:style-name="T1"> </text:span><text:span text:style-name="T3">(84/4) </text:span> ϫⲉ ϩⲉⲛϣⲱⲡⲉ ⲁⲃⲁⲗ ⲙ̅ⲙⲁ̣[ⲩ] <text:line-break/><text:span text:style-name="T1"> </text:span><text:span text:style-name="T3">(84/5) </text:span> ⲟⲩⲁⲉⲉⲧⲟⲩ ⲛⲉ· ⲁⲩⲱ· ϩ̣[ⲉ]‐ <text:line-break/><text:span text:style-name="T1"> </text:span><text:span text:style-name="T3">(84/6) </text:span> ⲛⲁⲧⲁⲣⲭⲏ ⲛⲉ· ⲉⲩⲉⲓⲛⲉ ⲁ[ⲃⲁⲗ] <text:line-break/><text:span text:style-name="T1"> </text:span><text:span text:style-name="T3">(84/7) </text:span> ⲛ̅ϣⲁⲣⲡ̅· ⲕⲁⲧⲁ ⲡⲟⲩⲙⲓⲥⲉ ⲛ̣[ⲉⲁⲩ]‐ <text:line-break/><text:span text:style-name="T1"> </text:span><text:span text:style-name="T3">(84/8) </text:span> ϯ ⲡⲉ ⲁϩⲛ̅ ⲛⲟⲩⲉⲣⲏⲟⲩ ⲛ̅ϭⲓ ⲡ̣[ⲓⲇⲁ]‐ <text:line-break/><text:span text:style-name="T1"> </text:span><text:span text:style-name="T3">(84/9) </text:span> ⲅⲙⲁ· ⲥⲛⲉⲩ ⲉⲩⲙⲓϣⲉ· ⲁϫⲛ̣̅ [ⲡⲟⲩ]‐ <text:line-break/><text:span text:style-name="T1"> </text:span><text:span text:style-name="T3">(84/10) </text:span> ⲁϩ ⲥⲁϩⲛ̣ⲉ· ⲁⲃⲁⲗ ⲙ̅ⲡⲓⲥⲙⲁⲧ ⲛ̣‐ <text:line-break/><text:span text:style-name="T1"> </text:span><text:span text:style-name="T3">(84/11) </text:span> ϣⲱ[ⲡ]ⲉ· ⲁⲧⲣⲟⲩⲱⲙⲥ̅ ϩⲁ ϩⲛ̣̅‐ <text:line-break/><text:span text:style-name="T1"> </text:span><text:span text:style-name="T3">(84/12) </text:span> ϭⲟⲙ̣ ⲁⲩⲱ ϩⲁ ϩⲛⲛⲟⲩⲟⲩⲥⲓ[ⲁ] <text:line-break/><text:span text:style-name="T1"> </text:span><text:span text:style-name="T3">(84/13) </text:span> ⲕⲁⲧⲁ ⲡⲧⲱϣⲉ· ⲙ̅ⲡϯ· ⲁ[ϩⲛ] <text:line-break/><text:span text:style-name="T1"> </text:span><text:span text:style-name="T3">(84/14) </text:span> ⲛⲟⲩⲉⲣⲏⲩ· ⲉⲩⲛ̅ⲧⲉⲩ· ⲛ̅ⲧⲙⲛ̣̅[ⲧ]‐ <text:line-break/><text:soft-page-break/><text:span text:style-name="T1"> </text:span><text:span text:style-name="T3">(84/15) </text:span> ⲙⲁⲉⲓ̣ⲟ̣ⲩⲉϩ ⲥⲁϩⲛⲉ· ϩⲱⲟⲩ [ⲁⲛ] <text:line-break/><text:span text:style-name="T1"> </text:span><text:span text:style-name="T3">(84/16) </text:span> ⲁⲩⲱ ϩⲛ̣̅ⲕⲉⲕⲟⲟⲩⲉ ⲁⲛ̣ ⲧⲏⲣⲟⲩ ⲙ̣̅‐ <text:line-break/><text:span text:style-name="T1"> </text:span><text:span text:style-name="T3">(84/17) </text:span> ⲡⲓⲣⲏⲧ[ⲉ] ⲁⲃⲁⲗ ϩⲛ̅ ⲛ̣ⲉⲉⲓ ⲉⲥⲥⲱⲕ̣ <text:line-break/><text:span text:style-name="T1"> </text:span><text:span text:style-name="T3">(84/18) </text:span> ⲙ̅ⲙⲁ̣ⲩ ⲧⲏⲣⲟⲩ ⲛϭⲓ ϯⲙⲛ̅ⲧⲙ̣ⲁ̣‐ <text:line-break/><text:span text:style-name="T1"> </text:span><text:span text:style-name="T3">(84/19) </text:span> ⲉⲓⲉⲁ[ⲩ]· ⲉⲧϣⲟⲩⲉⲓⲧ· ⲁϩⲟ̣[ⲩⲛ] <text:line-break/><text:span text:style-name="T1"> </text:span><text:span text:style-name="T3">(84/20) </text:span> ⲁⲧⲉⲡ̣ⲓⲑⲩⲙⲓⲁ· ⲛ̅ⲧⲙⲛ̅ⲧ[ⲙⲁ]‐ <text:line-break/><text:span text:style-name="T1"> </text:span><text:span text:style-name="T3">(84/21) </text:span> ⲉⲓⲟⲩⲉϩ ⲥⲁϩⲛⲉ· ⲉⲙⲛ̅ ⲟⲩ[ⲉⲉⲓ] <text:line-break/><text:span text:style-name="T1"> </text:span><text:span text:style-name="T3">(84/22) </text:span> ⲙ̅ⲙⲁ̣ⲩ ⲉⲓⲣⲉ ⲙ̅ⲡⲙⲉⲉⲩ[ⲉ] <text:line-break/><text:span text:style-name="T1"> </text:span><text:span text:style-name="T3">(84/23) </text:span> ⲉⲧϫ̣[ⲁ]ⲥⲓ ⲁⲩⲱ ⲥⲉⲣ̅ ϩⲟⲙ[ⲟ]‐ <text:line-break/><text:span text:style-name="T1"> </text:span><text:span text:style-name="T3">(84/24) </text:span> ⲗⲟⲅ̣ⲓ̣ ⲙⲙⲁϥ ⲉⲛ· §ϫⲉ ⲛⲓϭ̣[ⲁⲙ] <text:line-break/><text:span text:style-name="T1"> </text:span><text:span text:style-name="T3">(84/25) </text:span> ⲛ̅ⲧⲉ ⲡⲓⲙⲉⲩⲉ· ⲛⲉⲩⲥ[ⲃⲧ]‐ <text:line-break/><text:span text:style-name="T1"> </text:span><text:span text:style-name="T3">(84/26) </text:span> ⲁⲉⲓⲧ· ϩⲛ̅ ⲛⲓⲣⲉ· ⲛ̅ⲡ̣ⲉⲧⲣ̅ ϣ̣[ⲣⲡ̅] <text:line-break/><text:span text:style-name="T1"> </text:span><text:span text:style-name="T3">(84/27) </text:span> ⲛ̅ϣⲱⲡⲉ· ⲛⲉⲉⲓ· ⲉⲧⲟⲩϣⲟ̣[ⲟⲡ] <text:line-break/><text:span text:style-name="T1"> </text:span><text:span text:style-name="T3">(84/28) </text:span> ⲛ̅ⲛⲉⲓⲛⲉ ⲛ̅ⲧⲉⲩ ϫⲉ ϯⲧⲁⲝ̣[ⲓ]ⲥ̣ <text:line-break/><text:span text:style-name="T1"> </text:span><text:span text:style-name="T3">(84/29) </text:span> ⲛ̅ⲇⲉ ⲛⲉⲉⲓ ⲙ̅ⲡⲓⲣⲏⲧⲏ· ⲛ[ⲉ]ⲟ̣ⲩ‐ <text:line-break/><text:span text:style-name="T1"> </text:span><text:span text:style-name="T3">(84/30) </text:span> ⲛ̅ⲧⲉⲥ ⲙ̅ⲙⲉⲩ· ⲙ̅ⲡϯ ⲙⲉ̣ⲧ̣ⲉ <text:line-break/><text:span text:style-name="T1"> </text:span><text:span text:style-name="T3">(84/31) </text:span> ϣⲁⲣⲁⲥ ⲙⲛ̅ ⲛⲉⲥⲉⲣⲏⲟⲩ ⲛ̣ⲉⲥ‐ <text:line-break/><text:span text:style-name="T1"> </text:span><text:span text:style-name="T3">(84/32) </text:span> ϯ ⲇⲉ ⲛⲧⲁϥ ⲟⲩⲃⲉ ϯⲧⲁⲝⲓⲥ ⲛ̅‐ <text:line-break/><text:span text:style-name="T1"> </text:span><text:span text:style-name="T3">(84/33) </text:span> ⲧⲉ ⲛⲁ ⲡⲓⲧⲁⲛⲧⲛ̅ ⲉϯⲧⲁⲝⲓⲥ <text:line-break/><text:span text:style-name="T1"> </text:span><text:span text:style-name="T3">(84/34) </text:span> ⲛ̅ⲇⲉ [ⲛ]ⲁ ⲡⲓⲧⲁⲛⲧⲛ̅ ⲣ̅ ⲡⲟⲗⲉⲙⲟⲥ <text:line-break/><text:span text:style-name="T1"> </text:span><text:span text:style-name="T3">(84/35) </text:span> ⲟⲩⲃⲉ ⲛ̣[ⲓ]ⲉⲓⲛⲉ· ⲁⲩⲱ ⲉⲥⲉⲓⲣⲉ· <text:line-break/><text:span text:style-name="T1"> </text:span><text:span text:style-name="T3">(84/36) </text:span> ⲟⲩⲃⲏ[ⲥ] ⲟ̣ⲩⲁⲉⲉⲧⲥ· ⲉⲧⲃⲉ ⲧⲉⲥ‐ <text:line-break/><text:span text:style-name="T1"> </text:span><text:span text:style-name="T3">(84/37) </text:span> ⲙⲛ̅ⲧⲃⲁⲗⲉⲕϥ̅ <text:line-break/><text:span text:style-name="T1"> </text:span><text:span text:style-name="T3">(85/1) </text:span> ⲁ̣[ⲃ]ⲁ̣ⲗ· ⲙ̅ⲡⲉⲉⲓ ⲁⲥ.[‐‐‐] <text:line-break/><text:span text:style-name="T1"> </text:span><text:span text:style-name="T3">(85/2) </text:span> ⲧⲉ ⲙ̅ⲙⲉⲛ ⲙ̅ⲙⲁⲩ [‐‐‐]‐ <text:line-break/><text:span text:style-name="T1"> </text:span><text:span text:style-name="T3">(85/3) </text:span> ⲃⲉ ⲛⲟⲩⲉⲣⲏⲩ· ϩⲁϩ[‐‐‐] <text:line-break/><text:span text:style-name="T1"> </text:span><text:span text:style-name="T3">(85/4) </text:span> ⲧⲁⲛⲁⲅⲕⲏ· ⲕⲁⲩⲟⲩ ⲁ̣[‐‐‐] <text:line-break/><text:span text:style-name="T1"> </text:span><text:span text:style-name="T3">(85/5) </text:span> ⲁⲛ· ⲁⲧⲣⲟⲩⲁⲙⲁϩⲧⲉ [‐‐‐] <text:line-break/><text:span text:style-name="T1"> </text:span><text:span text:style-name="T3">(85/6) </text:span> ⲛⲁϥ ⲟⲩⲁϣⲓ̣ⲉ ⲉⲛ ⲡⲉ· ⲉ̣[‐‐‐] <text:line-break/><text:span text:style-name="T1"> </text:span><text:span text:style-name="T3">(85/7) </text:span> ⲙⲛ̅ ⲡⲟⲩⲕⲱϩ· ⲙⲛ̅ ⲧ̣[ⲟⲩ]ⲙ̣ⲛⲧ̣ⲃⲁ....[..] <text:line-break/><text:span text:style-name="T1"> </text:span><text:span text:style-name="T3">(85/8) </text:span> ⲙⲛ̅ ⲧⲃⲗ̅ⲕⲉ· ⲙⲛ̅ ⲧⲙⲛ̅ⲧϫⲓ ⲛ̣̅ϭⲁⲛⲥ̅· ⲙⲛ̅ ⲧ̣[ⲉ]‐ <text:line-break/><text:span text:style-name="T1"> </text:span><text:span text:style-name="T3">(85/9) </text:span> ⲡⲓⲑⲩⲙⲓⲁ· ⲙⲛ̅ ⲧⲙⲛ̅ⲧⲁⲧⲥⲁⲩⲛⲉ ⲉⲥⲁⲙⲁ̣‐ <text:line-break/><text:span text:style-name="T1"> </text:span><text:span text:style-name="T3">(85/10) </text:span> ϩⲧⲉ ⲉⲩϫⲡⲟ ⲛ̅ϩⲛ̅ϩⲩⲗⲏ ⲉⲩϣⲃ̅ⲃⲓⲁⲉⲓⲧ· ⲙ̣[ⲛ] <text:line-break/><text:span text:style-name="T1"> </text:span><text:span text:style-name="T3">(85/11) </text:span> ϩⲛ̅ϭⲟⲙ ⲙ̅ⲙⲓⲛⲉ· ⲙⲓⲛⲉ· ⲉⲩⲧⲉϩⲧⲁϩⲧ̅ ⲉ̣[ⲩ]‐ <text:line-break/><text:span text:style-name="T1"> </text:span><text:span text:style-name="T3">(85/12) </text:span> ⲁϣ· ⲙⲛ̅ ⲛⲟⲩⲉⲣⲏⲩ ⲉⲡⲗⲟⲅⲟⲥ ⲉⲛⲧⲁϩϣⲱⲡⲉ̣ <text:line-break/><text:span text:style-name="T1"> </text:span><text:span text:style-name="T3">(85/13) </text:span> ⲛⲉⲩ ⲛ̅ⲗⲁⲉⲓϭⲉ· ⲛ̅ϫⲡⲟ· ⲉⲡϥ̅ⲛⲟⲩⲥ ϭⲁϣ̣ⲧ̣ <text:line-break/><text:span text:style-name="T1"> </text:span><text:span text:style-name="T3">(85/14) </text:span> ⲉϩⲟⲩⲛ ⲉⲡⲟⲩⲱⲛϩ̅· ⲁⲃⲁⲗ ⲛ̅ⲧⲉ ⲑ̣[ⲉⲗ]ⲡ̣[ⲓⲥ] <text:line-break/><text:span text:style-name="T1"> </text:span><text:span text:style-name="T3">(85/15) </text:span> ⲉⲧⲛⲁϣⲱⲡⲉ ⲛⲉϥ ⲙ̅ⲡⲥⲁ ⲛϩⲣⲉ· §ϫⲉ ⲡⲗ̣ⲟ̣ⲅ̣ⲟ̣[ⲥ] <text:line-break/><text:span text:style-name="T1"> </text:span><text:span text:style-name="T3">(85/16) </text:span> ⲉⲛⲧⲁϩⲕⲓⲙ ⲛⲉⲟⲩⲛⲧⲉϥ ⲙ̅ⲙⲉⲩ ⲛ̅‐ <text:line-break/><text:span text:style-name="T1"> </text:span><text:span text:style-name="T3">(85/17) </text:span> ⲑⲉⲗⲡⲓⲥ· ⲙⲛ̅ ⲡϭⲱϣⲧ̅ ⲁⲃⲁⲗ ⲁϫⲱϥ ⲙ̅‐ <text:line-break/><text:span text:style-name="T1"> </text:span><text:span text:style-name="T3">(85/18) </text:span> ⲡⲉⲧϫⲁⲥⲓ ⲛⲁ ϯϩⲁⲉⲓⲃⲉⲥ ⲙⲉⲛ ⲁϥⲛⲁϩ‐ <text:line-break/><text:span text:style-name="T1"> </text:span><text:span text:style-name="T3">(85/19) </text:span> ⲟⲩϥ ⲛ̅ⲥⲁⲃⲁⲗ ⲙ̅ⲙⲁⲩ ⲕⲁⲧⲁ ⲥⲙⲁⲧ ⲛⲓⲙ̣ <text:line-break/><text:span text:style-name="T1"> </text:span><text:span text:style-name="T3">(85/20) </text:span> ϩⲱⲥ ⲉⲩϯ ⲟⲩⲃⲏϥ ⲁⲩⲱ ϩⲛ̅ⲁⲧⲑⲃ̅ⲃⲓⲁⲩ <text:line-break/><text:span text:style-name="T1"> </text:span><text:span text:style-name="T3">(85/21) </text:span> ⲛⲉϥ ⲛⲉ· ⲙ̅ⲡϣⲁ ⲁϥⲙ̅ⲧⲁⲛ ⲇⲉ ⲙ̅ⲙⲁϥ <text:line-break/><text:span text:style-name="T1"> </text:span><text:span text:style-name="T3">(85/22) </text:span> ⲁϫⲛ̅ ⲛⲁ ⲡⲓⲙⲉⲉⲩⲉ ⲁⲩⲱ ⲡⲉⲉⲓ ⲉⲧⲕⲏ <text:line-break/><text:span text:style-name="T1"> </text:span><text:span text:style-name="T3">(85/23) </text:span> ⲁϩⲣⲏⲓ̈ ⲙ̅ⲡⲓⲣⲏⲧⲉ· ⲁⲩⲱ ⲉϥϣⲟⲟⲡ ϩⲛ̅ ⲡⲓ‐ <text:line-break/><text:span text:style-name="T1"> </text:span><text:span text:style-name="T3">(85/24) </text:span> ⲧⲱϣⲉ· ⲉⲧϫⲁⲥⲉ· ⲉϥⲉⲓⲣⲉ ⲙ̅ⲡⲙⲉⲩ‐ <text:line-break/><text:soft-page-break/><text:span text:style-name="T1"> </text:span><text:span text:style-name="T3">(85/25) </text:span> ⲟⲩⲉ· ⲙ̅ⲡⲉⲧⲁϩϣⲧⲁ· ⲁⲡⲗⲟⲅⲟⲥ ⲙⲓⲥⲉ· <text:line-break/><text:span text:style-name="T1"> </text:span><text:span text:style-name="T3">(85/26) </text:span> ⲙ̅ⲙⲁϥ ϩⲛ̅ⲛ ⲟⲩⲙⲛ̅ⲧⲁⲧⲛⲉⲩ ⲁⲣⲁⲥ <text:line-break/><text:span text:style-name="T1"> </text:span><text:span text:style-name="T3">(85/27) </text:span> ϩⲛ̅ ⲛⲉⲧⲁϩϣⲱⲡⲉ ⲕⲁⲧⲁ ⲡⲓⲙⲉⲩⲉ· ⲕⲁⲧⲁ <text:line-break/><text:span text:style-name="T1"> </text:span><text:span text:style-name="T3">(85/28) </text:span> ⲡⲉⲉⲓ ⲉⲧⲉⲛⲉϥϣⲟⲟⲡ ⲛⲙⲙⲉⲩ ⲡⲉ· <text:line-break/><text:span text:style-name="T1"> </text:span><text:span text:style-name="T3">(85/29) </text:span> ϣⲁⲧⲉⲡⲟⲩⲁⲉⲓⲛ ⲡⲣ̅ⲣⲉ ⲛⲉϥ ⲁⲃⲁⲗ ⲙ̅‐ <text:line-break/><text:span text:style-name="T1"> </text:span><text:span text:style-name="T3">(85/30) </text:span> ⲡⲥⲁ ⲛϩⲣⲏⲓ̈ ⲛ̅ⲣⲉϥⲧⲛ̅ϩⲟ ⲡⲉⲉⲓ ⲛ̅ⲧⲁⲩϫⲡⲁϥ̣ <text:line-break/><text:span text:style-name="T1"> </text:span><text:span text:style-name="T3">(85/31) </text:span> ⲁⲃⲁⲗ ϩⲙ̅ ⲡⲓⲙⲉⲩⲉ· ⲛⲧⲙⲛ̅ⲧⲙⲁⲓ̈ⲥⲁⲛ· <text:line-break/><text:span text:style-name="T1"> </text:span><text:span text:style-name="T3">(85/32) </text:span> ⲇⲉ ⲛ̅ⲛⲓⲡⲗⲏⲣⲱⲙⲁ ⲉⲧⲣ̅ ϣⲣⲡ̅ ⲛ̅ϣⲟⲟⲡ̣ <text:line-break/><text:span text:style-name="T1"> </text:span><text:span text:style-name="T3">(85/33) </text:span> §ϫⲉ ⲡⲓⲥⲗⲁⲧⲉ ⲉⲛⲧⲁϩϣⲱⲡⲉ ⲁⲛⲁⲓⲱ[ⲛ] <text:line-break/><text:span text:style-name="T1"> </text:span><text:span text:style-name="T3">(85/34) </text:span> ⲛ̅ⲧⲉ ⲡⲓⲱⲧ· ⲛ̅ⲛⲓⲡⲧⲏⲣϥ̅ ⲉⲧⲉⲙ̅ⲡⲟⲩϣⲡ̣ <text:line-break/><text:span text:style-name="T1"> </text:span><text:span text:style-name="T3">(85/35) </text:span> ⲙ̅ⲕⲁϩ· ⲁⲩϫⲓⲧϥ̅ ⲁⲣⲁⲩ ϩⲱⲥ ⲉⲡⲟⲟⲩ ⲡⲉ <text:line-break/><text:span text:style-name="T1"> </text:span><text:span text:style-name="T3">(85/36) </text:span> ϩⲛ̅ⲛ ⲟⲩⲙⲛ̅ϫⲁⲉⲓⲣⲁⲟⲩϣ· ⲙⲛ̅ ⲟⲩⲙⲛ̅ⲧⲁⲧⲣ̣ ⲃⲱ̣[ⲛ] <text:line-break/><text:span text:style-name="T1"> </text:span><text:span text:style-name="T3">(85/37) </text:span> ⲁⲩⲱ ϩⲛ̅ⲛ ⲟⲩⲙⲛ̅ⲧϩⲗ̅ϭⲉ ⲉⲛⲁϣⲱⲥ <text:line-break/><text:span text:style-name="T1"> </text:span><text:span text:style-name="T3">(86/1) </text:span> [ⲁⲩϫⲓⲧϥ ⲛⲛⲓⲡ]ⲧⲏⲣϥ̅ ⲁⲧⲣⲟⲩⲧⲥⲉⲃⲟ ⲁⲡ̣‐ <text:line-break/><text:span text:style-name="T1"> </text:span><text:span text:style-name="T3">(86/2) </text:span> [ϣⲧⲁ ⲁⲃⲁⲗ ϩⲓ]ⲧⲟⲟⲧϥ̅ ⲙ̅ⲡⲓⲟⲩⲉⲉⲓ ⲡⲁ‐ <text:line-break/><text:span text:style-name="T1"> </text:span><text:span text:style-name="T3">(86/3) </text:span> [ⲉⲓ ⲉⲧⲟⲩⲧⲁϫ]ⲣ̣ⲟ ⲧⲏⲣⲟⲩ ⲁⲃⲁⲗ ϩⲓ̈ⲧⲟⲟⲧϥ̅ <text:line-break/><text:span text:style-name="T1"> </text:span><text:span text:style-name="T3">(86/4) </text:span> [ⲟⲩⲁⲉⲉⲧϥ̅]· ⲁⲗⲁϭ ⲛ̅ϣⲧⲁ· §ϫⲉ ϯⲧⲁ‐ <text:line-break/><text:span text:style-name="T1"> </text:span><text:span text:style-name="T3">(86/5) </text:span> [ⲝⲓⲥ ⲉⲧⲁϩϣ]ⲱⲡⲉ ⲛⲉϥ ⲛ̅ⲧⲁⲥϣⲱⲡⲉ ϩⲛ̅ <text:line-break/><text:span text:style-name="T1"> </text:span><text:span text:style-name="T3">(86/6) </text:span> ⲛⲉⲧⲁϩⲡ̣ⲱ̣[ⲧ] ⲁ̣[ⲡ]ϫⲓⲥⲉ· ⲙⲛ̅ ⲡⲉⲧⲁϩⲛⲧϥ̅ ⲛⲉϥ <text:line-break/><text:span text:style-name="T1"> </text:span><text:span text:style-name="T3">(86/7) </text:span> ⲁⲃⲁⲗ ⲙ̅ⲙⲟϥ ⲁⲩⲱ ⲁⲃⲁⲗ ϩⲙ̅ ⲡϫⲱⲕ ⲧⲏⲣϥ <text:line-break/><text:span text:style-name="T1"> </text:span><text:span text:style-name="T3">(86/8) </text:span> ⲡⲉⲧⲁϩⲡⲱⲧ· ⲙⲉⲛ ⲁⲡϫⲓⲥⲉ· ⲁϥϣⲱⲡⲉ ⲛ̅ⲣⲉϥ̣‐ <text:line-break/><text:span text:style-name="T1"> </text:span><text:span text:style-name="T3">(86/9) </text:span> ⲥⲁⲡⲥⲡ· ϩⲁ ⲡⲉⲧⲁϩⲣ̅ ϣⲧⲁ· ⲟⲩⲃⲉ ⲧⲡⲣⲟ‐ <text:line-break/><text:span text:style-name="T1"> </text:span><text:span text:style-name="T3">(86/10) </text:span> ⲃⲟⲗⲏ ⲛ̅ⲧⲉ ⲛⲁⲓⲱⲛ ⲉⲛⲧⲁϩϣⲱⲡⲉ· ⲕⲁⲧ[ⲁ] <text:line-break/><text:span text:style-name="T1"> </text:span><text:span text:style-name="T3">(86/11) </text:span> ⲛⲉⲧϣⲟⲟⲡ· ⲛⲧⲁⲩ ⲛ̅ⲇⲉ ⲛ̅ⲧⲁⲣⲉϥⲥⲉⲡ‐ <text:line-break/><text:span text:style-name="T1"> </text:span><text:span text:style-name="T3">(86/12) </text:span> ⲥⲱⲡⲟⲩ ⲁⲩϯ ⲙⲉⲧⲉ ⲙⲛ ⲟⲩⲣⲉϣⲉ ⲙⲛ̅‐ <text:line-break/><text:span text:style-name="T1"> </text:span><text:span text:style-name="T3">(86/13) </text:span> ⲛ̣ ⲟ̣ⲩⲱϣⲉ· ⲉϩⲛⲉⲩ· ⲙⲛ̅ ϩⲛ̅ⲥⲩⲙⲫⲱⲛⲓⲁ̣ <text:line-break/><text:span text:style-name="T1"> </text:span><text:span text:style-name="T3">(86/14) </text:span> ⲙ̅ⲡϯ ⲙⲉⲧⲉ· ⲁⲧⲣⲟⲩⲣ̅ ⲃⲟⲏⲑⲓⲁ ⲁⲡⲉ[ⲧⲁϩ]‐ <text:line-break/><text:span text:style-name="T1"> </text:span><text:span text:style-name="T3">(86/15) </text:span> ⲣ̅ ϣⲧⲁ· ⲁⲩⲉⲓ ⲁⲩⲙⲁ ⲙⲛ̅ ⲛⲟⲩⲉⲣⲏⲟⲩ· <text:line-break/><text:span text:style-name="T1"> </text:span><text:span text:style-name="T3">(86/16) </text:span> ⲉⲩⲣ̅ ⲁⲓⲧⲓ ⲙ̅ⲡⲓⲱⲧ· ϩⲛ̅ⲛ ⲟⲩⲙⲉⲉⲩⲉ ⲉϥⲣ̅ ϣⲉⲩ <text:line-break/><text:span text:style-name="T1"> </text:span><text:span text:style-name="T3">(86/17) </text:span> ⲁⲧⲣⲉⲥϣⲱⲡⲉ ⲛ̅ϭⲓ ϯⲃⲟⲏⲑⲓⲁ· ⲁⲃⲁⲗ ⲙ̅‐ <text:line-break/><text:span text:style-name="T1"> </text:span><text:span text:style-name="T3">(86/18) </text:span> ⲡⲥⲁ ⲛϩⲣⲏⲓ̈ ⲛ̅ⲧⲟⲟⲧϥ̅ ⲙ̅ⲡⲓⲱⲧ· ⲁⲩⲉⲁⲩ ⲛⲉϥ <text:line-break/><text:span text:style-name="T1"> </text:span><text:span text:style-name="T3">(86/19) </text:span> ϩⲱⲥ ⲉⲛⲉϥⲛⲁϣ ϫⲱⲕ ⲛ̅ⲕⲉⲣⲏⲧⲉ ⲉⲛ ⲛ̅ϭⲓ <text:line-break/><text:span text:style-name="T1"> </text:span><text:span text:style-name="T3">(86/20) </text:span> ⲡⲉⲛⲧⲁϩⲣ̅ ϣⲧⲁ· ⲉⲓⲙⲏⲧⲓ ϥⲣ̅ ϩⲛⲉϥ ⲛ̅ϭⲓ ⲡⲓ‐ <text:line-break/><text:span text:style-name="T1"> </text:span><text:span text:style-name="T3">(86/21) </text:span> ⲡⲗⲏⲣⲱⲙⲁ· ⲛ̅ⲡⲓⲱⲧ· ⲉⲛⲧⲁϥⲥⲁⲕϥ̅ ⲛⲉϥ <text:line-break/><text:span text:style-name="T1"> </text:span><text:span text:style-name="T3">(86/22) </text:span> ⲛ̅ϥⲟⲩⲁⲛϩϥ̅ ⲁⲩⲱ ⲛ̅ϥϯ ⲙ̅ⲡⲉⲧⲁϩⲣ̅ <text:line-break/><text:span text:style-name="T1"> </text:span><text:span text:style-name="T3">(86/23) </text:span> ϣⲧⲁ· ⲁⲃⲁⲗ ϭⲉ ϩⲛ̅ ⲡⲓϯ ⲙⲉⲧⲉ· ϩⲛ̅ⲛ ⲟⲩ‐ <text:line-break/><text:span text:style-name="T1"> </text:span><text:span text:style-name="T3">(86/24) </text:span> ⲱϣⲉ ⲙ̅ⲡⲣⲉϣⲉ· ⲉⲛⲧⲁϩϣⲱⲡⲉ· ⲁⲩ‐ <text:line-break/><text:span text:style-name="T1"> </text:span><text:span text:style-name="T3">(86/25) </text:span> ⲉⲓⲛⲉ ⲁⲃⲁⲗ· ⲙ̅ⲡⲓⲕⲁⲣⲡⲟⲥ· ⲉⲩϫⲡⲟ <text:line-break/><text:span text:style-name="T1"> </text:span><text:span text:style-name="T3">(86/26) </text:span> ⲛ̅ⲧⲉ ϯⲙⲛ̅ⲧϯ ⲙⲉⲧⲉ ⲡⲉ· ⲉⲟⲩⲉⲉⲓ <text:line-break/><text:span text:style-name="T1"> </text:span><text:span text:style-name="T3">(86/27) </text:span> ⲛ̅ⲟⲩⲱⲧ ⲡⲉ· ⲉⲡⲁ ⲛⲓⲡⲧⲏⲣϥ̅ ⲡⲉ ⲉϥⲟⲩ‐ <text:line-break/><text:span text:style-name="T1"> </text:span><text:span text:style-name="T3">(86/28) </text:span> ⲱⲛϩ̅ ⲁⲃⲁⲗ ⲙ̅ⲡⲓⲙⲟⲩⲛⲕ̅ ⲛ̅ϩⲟ ⲛ̅ⲇⲉ· <text:line-break/><text:span text:style-name="T1"> </text:span><text:span text:style-name="T3">(86/29) </text:span> ⲡⲓⲱⲧ· ⲉⲧⲉⲁⲩⲙⲉⲩⲉ ⲁⲣⲁϥ ⲛ̅ϭⲓ ⲛⲁⲓⲱⲛ <text:line-break/><text:span text:style-name="T1"> </text:span><text:span text:style-name="T3">(86/30) </text:span> ⲉⲩϯ ⲉⲁⲩ ⲉⲩⲧⲱⲃϩ̅ ⲛ̅ⲧⲃⲟⲏⲑⲓⲁ ⲙ̅ⲡⲟⲩ‐ <text:line-break/><text:span text:style-name="T1"> </text:span><text:span text:style-name="T3">(86/31) </text:span> ⲥⲁⲛ ϩⲛ̅ ϯⲅⲛⲱⲙⲏ· ⲉⲛⲧⲁⲡⲓⲱⲧ· ⲁⲡϥ̅ <text:line-break/><text:span text:style-name="T1"> </text:span><text:span text:style-name="T3">(86/32) </text:span> ⲛ̅ⲙⲙⲉⲩ ⲁⲣⲁⲥ ϩⲱⲥ ϩⲛ̅ ⲟⲩⲱϣⲉ ⲙⲛ̅ <text:line-break/><text:span text:style-name="T1"> </text:span><text:span text:style-name="T3">(86/33) </text:span> ⲟⲩⲣⲉϣⲉ· ⲉⲩ̅·ϣⲁⲩⲉⲓⲛⲉ ⲙ̅ⲡⲓⲕⲁⲣ‐ <text:line-break/><text:span text:style-name="T1"> </text:span><text:span text:style-name="T3">(86/34) </text:span> ⲡⲟⲥ ⲉⲃⲟⲗ ⲁⲩⲱ ⲡⲓϯ ⲙⲉⲧⲉ ⲛ̅ⲧⲉ <text:line-break/><text:soft-page-break/><text:span text:style-name="T1"> </text:span><text:span text:style-name="T3">(86/35) </text:span> ⲡⲟⲩⲱⲛϩ̅· ⲛ̅ⲧⲉ ⲡⲙⲟⲩϫϭ ⲛ̅ⲧⲉϥ <text:line-break/><text:span text:style-name="T1"> </text:span><text:span text:style-name="T3">(86/36) </text:span> ⲛ̅ⲙ̅ⲙⲉⲩ ⲉⲧⲉ ⲡϣⲏⲣⲉ ⲡⲉ <text:line-break/><text:span text:style-name="T1"> </text:span><text:span text:style-name="T3">(86/37) </text:span> ⲛ̅ⲇⲉ ⲡⲟⲩⲱϣⲉ ⲛ̅ⲧⲉϥ· ⲁϥⲟⲩⲁⲛϩϥ̅ <text:line-break/><text:span text:style-name="T1"> </text:span><text:span text:style-name="T3">(87/1) </text:span> ⲁ̣ⲡϣⲏⲣⲉ· ⲛ̅ⲇⲉ ⲡⲱⲕ· ⲛ̅ϩⲏⲧ ⲛ̅ⲇⲉ· <text:line-break/><text:span text:style-name="T1"> </text:span><text:span text:style-name="T3">(87/2) </text:span> ⲛⲓⲡⲧⲏⲣϥ̅ ⲁϥⲧⲉⲉⲓϥ ⲛ̅ⲛⲟⲩϩⲃ̅ⲥⲟⲩ <text:line-break/><text:span text:style-name="T1"> </text:span><text:span text:style-name="T3">(87/3) </text:span> ϩⲓ̈ⲱⲟⲩ ⲡⲉⲉⲓ ⲉⲧⲉ ⲁⲃⲁⲗ ϩⲓ̈ⲧⲟⲟⲧϥ̅ <text:line-break/><text:span text:style-name="T1"> </text:span><text:span text:style-name="T3">(87/4) </text:span> ⲁϥϯ ⲙ̅ⲡϫⲱⲕ ⲙ̅ⲡⲉⲛ̅ⲧⲁϩⲣ̅ ϣⲧⲁ· <text:line-break/><text:span text:style-name="T1"> </text:span><text:span text:style-name="T3">(87/5) </text:span> ⲁⲩⲱ ⲁϥϯ ⲙ̅ⲡⲧⲁϫⲣⲟ ⲛ̅ⲛⲉⲧϫⲏⲕ <text:line-break/><text:span text:style-name="T1"> </text:span><text:span text:style-name="T3">(87/6) </text:span> ⲡⲉⲉⲓ ⲉⲧⲟⲩⲙⲟⲩⲧⲉ ⲁⲣⲁϥ ϩⲛ̅ⲛ ⲟⲩⲙⲛ̅ⲧ‐ <text:line-break/><text:span text:style-name="T1"> </text:span><text:span text:style-name="T3">(87/7) </text:span> ϫⲁⲉⲓⲥ ϫⲉ ⲥⲱⲧⲏⲣ· ⲁⲩⲱ ⲡⲓⲣⲉϥⲥⲱⲧⲉ <text:line-break/><text:span text:style-name="T1"> </text:span><text:span text:style-name="T3">(87/8) </text:span> ⲁⲩⲱ ⲡⲓⲉⲩⲇⲟⲕⲏⲧⲟⲥ ⲁⲩⲱ ⲡⲓⲙⲛ̅ⲣⲓⲧ· <text:line-break/><text:span text:style-name="T1"> </text:span><text:span text:style-name="T3">(87/9) </text:span> ⲡⲁⲉⲓ ⲉⲧⲁⲩϯ ϩⲟ ⲁⲣⲁϥ ⲁⲩⲱ ⲡⲭ(ⲣⲓⲥⲧⲟ)ⲥ ⲁⲩⲱ <text:line-break/><text:span text:style-name="T1"> </text:span><text:span text:style-name="T3">(87/10) </text:span> ⲡⲟⲩⲁⲉⲓⲛ· ⲛ̅ⲛⲉⲧ·ⲧⲏϣ· ⲕⲁⲧⲁ ⲛⲉⲧⲁⲩ‐ <text:line-break/><text:span text:style-name="T1"> </text:span><text:span text:style-name="T3">(87/11) </text:span> ⲛ̅ⲧϥ̅ ⲁⲃⲁⲗ ⲙ̅ⲙⲁⲩⲟⲩ· ⲉⲁϥϣⲱⲡⲉ ⲛ̅‐ <text:line-break/><text:span text:style-name="T1"> </text:span><text:span text:style-name="T3">(87/12) </text:span> ⲛⲓⲣⲉⲛ ⲛ̅ⲛⲓⲙⲛ̅ⲧ〈ⲧ〉ⲉϩⲟ ⲁⲣⲉⲧϥ̅ 〈ⲉⲧ〉ⲧⲟⲉⲓ̣ <text:line-break/><text:span text:style-name="T1"> </text:span><text:span text:style-name="T3">(87/13) </text:span> ⲁⲣⲁϥ ⲏ%5 ⲟⲩ ⲅⲁⲣ ⲡⲉ ⲡ̣ⲕⲉⲣⲉⲛ ⲁϫⲟⲟϥ <text:line-break/><text:span text:style-name="T1"> </text:span><text:span text:style-name="T3">(87/14) </text:span> ⲁⲣⲁϥ ⲛ̅ⲥⲁ ⲡϣⲏⲣⲉ· ⲛ̅ⲑⲉ ⲉⲧⲁⲛϣⲣⲡ̅ <text:line-break/><text:span text:style-name="T1"> </text:span><text:span text:style-name="T3">(87/15) </text:span> ⲛ̅ϫⲟⲟⲥ· ⲉⲡⲉⲉⲓ ⲡⲉ ⲡⲥⲁⲩⲛⲉ ⲛ̅‐ <text:line-break/><text:span text:style-name="T1"> </text:span><text:span text:style-name="T3">(87/16) </text:span> ⲧⲉ ⲡⲓⲱⲧ· ⲉⲛⲧⲁϥⲟⲩⲱϣⲉ· ⲁⲧⲣⲟⲩⲥⲟⲩ‐ <text:line-break/><text:span text:style-name="T1"> </text:span><text:span text:style-name="T3">(87/17) </text:span> ⲱⲛϥ̅· §ϫⲉ ⲟⲩ ⲙⲟⲛⲟⲛ ϫⲉ ϩⲁⲛⲛⲁⲓⲱⲛ <text:line-break/><text:span text:style-name="T1"> </text:span><text:span text:style-name="T3">(87/18) </text:span> ϫⲡⲟ· ⲙ̅ⲡⲙⲟⲩ〈ⲛ〉ⲕ ⲛ̅ϩⲟ ⲛ̅ⲇⲉ ⲡⲓⲱⲧ· ⲉⲛⲧⲁⲩ‐ <text:line-break/><text:span text:style-name="T1"> </text:span><text:span text:style-name="T3">(87/19) </text:span> ϯ ⲉⲁⲩ ⲛⲉϥ ⲡⲉⲧⲥⲏϩ ϫⲛ̅ ⲛ̅ϣⲁⲣⲡ̅ ⲁⲗⲗⲁ <text:line-break/><text:span text:style-name="T1"> </text:span><text:span text:style-name="T3">(87/20) </text:span> ⲁⲩϫⲡⲟ ⲙ̅ⲡⲟⲟⲩ ϩⲱⲟⲩ ⲁⲛ ϫⲉ ⲛⲉ〈ⲓ〉ⲁⲓⲱⲛ <text:line-break/><text:span text:style-name="T1"> </text:span><text:span text:style-name="T3">(87/21) </text:span> ⲛⲉⲉⲓ ⲉⲧϯ ⲉⲁⲩ ⲁⲩϫⲡⲟ ⲙ̅ⲡⲟⲩⲙ〈ⲟⲩⲛ〉ⲕ̅ ⲛ̅‐ <text:line-break/><text:span text:style-name="T1"> </text:span><text:span text:style-name="T3">(87/22) </text:span> ϩⲟ· ⲙⲛ̅ ⲡⲟⲩϩⲟ ⲁⲩϫⲡⲁⲩ· ⲛ̅ⲛⲟⲩⲙⲛ̅ⲧ‐ <text:line-break/><text:span text:style-name="T1"> </text:span><text:span text:style-name="T3">(87/23) </text:span> ⲙⲁⲧⲁⲉⲓ· ⲛⲉϥ ⲙ̅ⲡⲣⲏⲧⲉ ⲛ̅ⲛⲟⲩⲣ̅ⲣⲟ <text:line-break/><text:span text:style-name="T1"> </text:span><text:span text:style-name="T3">(87/24) </text:span> ⲉⲛⲁ ⲡⲓⲙⲉⲩⲉ· ⲉⲩⲛ̅ⲧⲉⲩ ⲛ̅ⲛⲟⲩⲙⲛ̅ⲧ‐ <text:line-break/><text:span text:style-name="T1"> </text:span><text:span text:style-name="T3">(87/25) </text:span> ϣⲃⲏⲣ ⲛ̅ⲛⲁⲙⲁϩⲧⲉ ⲁⲩⲱ ⲟⲩⲙⲛ̅ⲧϯ ⲙⲉ‐ <text:line-break/><text:span text:style-name="T1"> </text:span><text:span text:style-name="T3">(87/26) </text:span> ⲧⲉ ϩⲛ̅ⲛ ⲟⲩⲙⲟⲩϫϭ· ⲁⲩⲉⲓ ⲁⲃⲁⲗ· <text:line-break/><text:span text:style-name="T1"> </text:span><text:span text:style-name="T3">(87/27) </text:span> ⲛ̅ⲛⲟⲩϩⲟ ⲉϥⲟ ⲛ̅ϩⲁϩ {ⲛ̅ϩⲁϩ} ⲛ̅ϩⲟ· ϫⲉ·‐ <text:line-break/><text:span text:style-name="T1"> </text:span><text:span text:style-name="T3">(87/28) </text:span> ⲕⲁⲥⲉ ⲡⲉⲧⲟⲩⲛⲁⲣ̅ ⲃⲟⲏⲑⲓ ⲛⲉϥ· ⲁϥ‐ <text:line-break/><text:span text:style-name="T1"> </text:span><text:span text:style-name="T3">(87/29) </text:span> ⲛⲁⲛⲉⲩ ⲁⲛⲉⲧⲁϥⲧⲱⲃϩ̅ ⲙ̅ⲙⲁⲩ <text:line-break/><text:span text:style-name="T1"> </text:span><text:span text:style-name="T3">(87/30) </text:span> ⲛ̅ⲧⲃⲟⲏⲑⲓⲁ ϥⲛⲉⲩ ⲁⲛ ⲁⲡⲉⲧⲁϩ‐ <text:line-break/><text:span text:style-name="T1"> </text:span><text:span text:style-name="T3">(87/31) </text:span> ⲧⲉⲉⲥ ⲛⲉϥ §ϫⲉ ⲡⲓⲕⲁⲣⲡⲟⲥ ⲉⲧⲁⲛ‐ <text:line-break/><text:span text:style-name="T1"> </text:span><text:span text:style-name="T3">(87/32) </text:span> ⲣ̅ ϣⲣⲡ̅ ⲛ̅ϫⲟⲟⲥ ⲛ̅ⲧⲉ ϯⲙⲛ̅ⲧϯ ⲙⲉ‐ <text:line-break/><text:span text:style-name="T1"> </text:span><text:span text:style-name="T3">(87/33) </text:span> ⲧⲉ ⲛⲉϥ ϩⲁ ⲧⲉⲝⲟⲩⲥⲓⲁ ⲛ̅ⲧⲉ ⲛⲓⲡⲧⲏ‐ <text:line-break/><text:span text:style-name="T1"> </text:span><text:span text:style-name="T3">(87/34) </text:span> ⲣϥ̅ ⲡⲓⲱⲧ· ⲛ̅ⲅⲁⲣ ⲁϥⲕⲱ ⲛ̅ϩⲏⲧϥ̅ ⲛ̅‐ <text:line-break/><text:span text:style-name="T1"> </text:span><text:span text:style-name="T3">(87/35) </text:span> ⲛⲓⲡⲧⲏⲣϥ̅· ⲉⲓⲧⲉ ⲛⲉⲧⲣ̅ ϣⲁⲣⲡ̅ ⲛ̅ϣⲱⲡⲉ <text:line-break/><text:span text:style-name="T1"> </text:span><text:span text:style-name="T3">(87/36) </text:span> ⲉⲓⲇⲉ ⲛⲉⲧϣⲟⲟⲡ ⲉⲓⲧⲉ ⲛⲉⲧⲛⲁϣⲱⲡⲉ <text:line-break/><text:span text:style-name="T1"> </text:span><text:span text:style-name="T3">(88/1) </text:span> ⲛⲉⲩϣⲓⲕⲁⲛⲟⲥ ⲡⲉ ⲁϥⲟⲩⲱⲛϩ̅ <text:line-break/><text:span text:style-name="T1"> </text:span><text:span text:style-name="T3">(88/2) </text:span> ⲁⲃⲁⲗ· ⲛ̅ⲛⲉⲛⲧⲁϥⲕⲁⲁⲩ ⲛ̅ϩⲏⲧϥ̅ <text:line-break/><text:span text:style-name="T1"> </text:span><text:span text:style-name="T3">(88/3) </text:span> ⲙ̅ⲡⲉϥⲧⲉⲧⲟⲩ ⲉ·ⲁϥⲣ̅ ⲉⲡⲓⲧⲣⲉⲡⲉⲓ ⲛⲉϥ <text:line-break/><text:span text:style-name="T1"> </text:span><text:span text:style-name="T3">(88/4) </text:span> ⲁϥⲣ̅ ϩⲙ̅ⲙⲉ ⲁϯⲟⲓⲕⲟⲛⲟⲙⲓⲁ ⲙ̅ⲡⲧⲏⲣϥ̅ <text:line-break/><text:span text:style-name="T1"> </text:span><text:span text:style-name="T3">(88/5) </text:span> ⲕⲁⲧⲁ ϯⲉⲝⲟⲩⲥⲓⲁ· ⲉⲧⲧⲟⲉⲓ ⲛⲉϥ <text:line-break/><text:span text:style-name="T1"> </text:span><text:span text:style-name="T3">(88/6) </text:span> ϫⲛ̅ ⲛ̅ϣⲁⲣⲡ̅ ⲙⲛ̅ ⲧϭⲟⲙ ⲛ̅ⲇⲉ ⲡⲓϩⲱⲃ ⲡⲉ·‐ <text:line-break/><text:span text:style-name="T1"> </text:span><text:span text:style-name="T3">(88/7) </text:span> ⲉⲓ 〈ⲡⲉ〉 ⲡⲣⲏⲧⲉ ⲉⲛⲧⲁϥⲣ̅ ϩⲏⲧⲥ̅ ⲉⲛⲧⲁϥⲉⲓⲣⲉ <text:line-break/><text:span text:style-name="T1"> </text:span><text:span text:style-name="T3">(88/8) </text:span> ⲙ̅ⲡⲓⲟⲩⲱⲛϩ̅ ⲛ̅ⲧⲉϥ §ϫⲉ ⲡⲉⲉⲓ ⲉⲧⲉ‐ <text:line-break/><text:soft-page-break/><text:span text:style-name="T1"> </text:span><text:span text:style-name="T3">(88/9) </text:span> ⲣⲉⲡⲓⲱⲧ· ϣⲟⲟⲡ ⲛ̅ϩⲏⲧϥ̅ ⲁⲩⲱ ⲡⲉⲉⲓ <text:line-break/><text:span text:style-name="T1"> </text:span><text:span text:style-name="T3">(88/10) </text:span> ⲉⲧⲉⲣⲉⲛⲓⲡⲧⲏⲣϥ̅ ϣⲟⲟⲡ ⲛ̅ϩⲏⲧϥ̅ ⲁϥⲉ‐ <text:line-break/><text:span text:style-name="T1"> </text:span><text:span text:style-name="T3">(88/11) </text:span> ⲉⲓϥ ⲛ̅ϣⲁⲣⲡ̅ ⲁⲡⲁⲉⲓ ⲉⲧⲉⲛⲁϥϣⲁⲁⲧ· <text:line-break/><text:span text:style-name="T1"> </text:span><text:span text:style-name="T3">(88/12) </text:span> ⲛ̅ϯϭⲛ̅ⲛⲉⲩ· ⲁϥⲧ̣ⲥⲉⲃⲁϥ ⲁⲛⲉⲉⲓ· ⲉⲧⲁⲛⲁϥ̣‐ <text:line-break/><text:span text:style-name="T1"> </text:span><text:span text:style-name="T3">(88/13) </text:span> ϣⲓⲛⲉ ⲛ̅ⲥⲁ ⲣⲟⲩϭⲛ̅ⲛⲉⲩ ⲛ̅ϩⲱ ⲁⲃⲁⲗ ϩⲓ̈‐ <text:line-break/><text:span text:style-name="T1"> </text:span><text:span text:style-name="T3">(88/14) </text:span> ⲧⲛ ⲡⲣ̅ⲣⲉ ⲙ̅ⲡⲟⲩⲁⲉⲓⲛ ⲉⲧⲙ̅ⲙⲉⲩ ⲉⲧ‐ <text:line-break/><text:span text:style-name="T1"> </text:span><text:span text:style-name="T3">(88/15) </text:span> ϫⲏⲕ ⲁⲃⲁⲗ ⲁϥϫⲁⲕϥ̅· ⲁⲃⲁⲗ ⲛ̅ϣⲁⲣⲡ̅ <text:line-break/><text:span text:style-name="T1"> </text:span><text:span text:style-name="T3">(88/16) </text:span> ⲙ̅ⲡⲓⲣⲉϣⲉ· ⲛ̅ⲁⲧϣⲉϫⲉ ⲁⲣⲁϥ· ⲁϥ‐ <text:line-break/><text:span text:style-name="T1"> </text:span><text:span text:style-name="T3">(88/17) </text:span> ϫⲁⲕϥ ⲛⲉϥ ⲁⲃⲁⲗ· ⲛ̅ⲛⲟⲩⲡⲉⲧϫⲏⲕ· <text:line-break/><text:span text:style-name="T1"> </text:span><text:span text:style-name="T3">(88/18) </text:span> ⲁⲩⲱ ⲁϥϯ ⲛⲉϥ ⲁⲛ ⲙ̅ⲡⲓⲕⲁⲧⲁ ⲟⲩⲉⲉⲓ <text:line-break/><text:span text:style-name="T1"> </text:span><text:span text:style-name="T3">(88/19) </text:span> ⲟⲩⲉⲉⲓ· ⲡⲁⲉⲓ ⲅⲁⲣ ⲡⲉ ⲡⲧⲱϣⲉ· ⲙ̅‐ <text:line-break/><text:span text:style-name="T1"> </text:span><text:span text:style-name="T3">(88/20) </text:span> ⲡϣⲁⲣⲡ̅ ⲛ̅ⲣⲉϣⲉ· ⲁⲩⲱ ⲁⲛⲥⲓⲧⲉ <text:line-break/><text:span text:style-name="T1"> </text:span><text:span text:style-name="T3">(88/21) </text:span> ⲁⲛ ⲛ̅ϩⲣⲏⲓ̈ ⲛ̅ϩⲏⲧϥ̅ ϩⲛ̅ ⲟⲩⲙⲛ̅ⲧⲁⲧⲛⲉⲩⲥ <text:line-break/><text:span text:style-name="T1"> </text:span><text:span text:style-name="T3">(88/22) </text:span> ⲁⲣⲁⲥ· ⲛ̅ⲛⲟⲩⲗⲟⲅⲟⲥ ⲉϥⲧⲏϣ ⲛ̅ⲛⲟⲩ‐ <text:line-break/><text:span text:style-name="T1"> </text:span><text:span text:style-name="T3">(88/23) </text:span> ⲉⲡⲓⲥⲧⲏⲙⲁ· ⲁⲩⲱ ⲁϥϯ ⲛⲉϥ ⲛ̅ⲟⲩϭⲁⲙ· <text:line-break/><text:span text:style-name="T1"> </text:span><text:span text:style-name="T3">(88/24) </text:span> ⲁⲧⲣⲉϥⲡⲱⲣϫ̅ ϥⲛⲟⲩϩⲉ· ⲁⲃⲁⲗ ⲙ̅ⲙⲁϥ <text:line-break/><text:span text:style-name="T1"> </text:span><text:span text:style-name="T3">(88/25) </text:span> ⲛ̅ⲛⲉⲧ·{ⲧ}ⲟⲉⲓ· ⲛ̅ⲛⲁⲧⲣ̅ ⲡⲓⲑⲉ ⲛⲉϥ <text:line-break/><text:span text:style-name="T1"> </text:span><text:span text:style-name="T3">(88/26) </text:span> ⲡⲉⲉⲓ ⲙⲉⲛ ⲡⲉ ⲡⲣⲏⲧⲉ· ⲉⲛⲧⲁϥϫⲁⲉⲓⲁϥ <text:line-break/><text:span text:style-name="T1"> </text:span><text:span text:style-name="T3">(88/27) </text:span> ⲁⲃⲁⲗ ⲙ̅ⲙⲓⲛ ⲙ̅ⲙⲟϥ ⲛⲉϥ· ⲛⲁⲉⲓ ⲛ̅ⲇⲉ <text:line-break/><text:span text:style-name="T1"> </text:span><text:span text:style-name="T3">(88/28) </text:span> ⲛ̅ⲧⲁⲩ ⲛ̅ⲧⲁϩϣⲱⲡⲉ· ⲉⲧⲃⲏⲏⲧϥ̅ ⲁϥⲟⲩ‐ <text:line-break/><text:span text:style-name="T1"> </text:span><text:span text:style-name="T3">(88/29) </text:span> ⲱⲛϩ̅ ⲛⲉⲩ ⲛ̅ⲛⲟⲩⲥⲙⲁⲧ ⲛ̅ϫ̣ⲱⲃⲉ <text:line-break/><text:span text:style-name="T1"> </text:span><text:span text:style-name="T3">(88/30) </text:span> ⲙ̅ⲙⲁⲩ ⲁⲩⲉⲓⲣⲉ ϩⲛ̅ⲛ ⲟⲩⲙⲛ̅ⲧϯ <text:line-break/><text:span text:style-name="T1"> </text:span><text:span text:style-name="T3">(88/31) </text:span> ϣϭⲁ ⲛⲉⲩ ⲉϥⲟⲩⲱⲛϩ̅ ⲙ̅ⲙⲁϥ ⲛⲉⲩ <text:line-break/><text:span text:style-name="T1"> </text:span><text:span text:style-name="T3">(88/32) </text:span> ⲛ̅〈ⲥ〉ϣⲛⲉ· ⲉϥⲥⲱⲕ ⲙ̅ⲙⲁϥ ⲛⲉϥ <text:line-break/><text:span text:style-name="T1"> </text:span><text:span text:style-name="T3">(88/33) </text:span> ⲕⲁⲧⲁ ⲡⲥⲙⲁⲧ ⲛ̅ϩⲛ̅ⲃ̅ⲃⲣⲏ̣ϭⲉ· ⲁⲩⲱ <text:line-break/><text:span text:style-name="T1"> </text:span><text:span text:style-name="T3">(88/34) </text:span> ⲙ̅ⲡϩⲗⲏⲙ ⲁⲃⲁⲗ· ⲉⲧⲉⲩⲛ̅ⲧⲉⲩϥ ϣⲁ <text:line-break/><text:span text:style-name="T1"> </text:span><text:span text:style-name="T3">(88/35) </text:span> ⲛⲟⲩⲉⲣⲏⲩ ⲉⲁϥⲗⲱ ⲁϥⲗⲁϭϥ̅ ⲛ̅‐ <text:line-break/><text:span text:style-name="T1"> </text:span><text:span text:style-name="T3">(89/1) </text:span> ϩ̣ⲣⲏⲓ̈ ϩⲛ̅ ⲡⲓⲟⲩⲱⲛϩ ⟦ⲁ⟧ⲃ⟦ⲁⲗ⟧· ⲁⲡⲥϣⲛⲉ <text:line-break/><text:span text:style-name="T1"> </text:span><text:span text:style-name="T3">(89/2) </text:span> ⲡⲉⲉⲓ ⲉⲧⲉⲛ̅ⲥⲉⲧⲁⲙⲁⲉⲓⲧ ⲁⲣⲁϥ· ⲉⲛ· <text:line-break/><text:span text:style-name="T1"> </text:span><text:span text:style-name="T3">(89/3) </text:span> ⲉⲛⲥⲉϭⲁϣⲧ̅ ⲁⲃⲁⲗ· ⲁϫⲱϥ ⲉⲛ· ⲉⲙ‐ <text:line-break/><text:span text:style-name="T1"> </text:span><text:span text:style-name="T3">(89/4) </text:span> ⲡⲟⲩⲥⲟⲩⲱⲛϥ̅ ⲉⲧⲃⲉ ⲡⲉⲉⲓ ⲁⲩⲧⲣⲉⲩ‐ <text:line-break/><text:span text:style-name="T1"> </text:span><text:span text:style-name="T3">(89/5) </text:span> ⲣ̅ ϩⲟⲧⲉ· ⲁⲩϩⲁⲉⲓⲉ ⲁϩⲣⲏⲓ̈ ⲉⲙ̅ⲡⲟⲩϣ ϥⲓ <text:line-break/><text:span text:style-name="T1"> </text:span><text:span text:style-name="T3">(89/6) </text:span> ϩⲁ ⲡⲣ̅ϭⲁ· ⲙ̅ⲡⲟⲩⲁⲉⲓⲛ ⲉⲧϯ ⲉϩⲟⲩⲛ ⲁ·‐ <text:line-break/><text:span text:style-name="T1"> </text:span><text:span text:style-name="T3">(89/7) </text:span> ϩⲣⲉⲩ ⲡⲓⲧⲁⲅⲙⲁ ⲇⲉ ⲥⲛⲉⲩ ⲛⲉⲩⲙⲛ̅〈ⲧ〉‐ <text:line-break/><text:span text:style-name="T1"> </text:span><text:span text:style-name="T3">(89/8) </text:span> ϯ ϣϭⲁ ⲛⲉⲩ ⲡⲉ ⲡⲉⲧⲁ〈ϩ〉ⲟⲩⲱⲛϩ̅ ⲙ̅ⲡⲓⲣⲏⲧⲉ <text:line-break/><text:span text:style-name="T1"> </text:span><text:span text:style-name="T3">(89/9) </text:span> ⲇⲉ· ⲛ̅ⲇⲉ ⲛⲁ ⲡⲓⲙⲉⲉⲩⲉ ⲛⲉ·ⲁⲩϯ ⲣⲉⲛ <text:line-break/><text:span text:style-name="T1"> </text:span><text:span text:style-name="T3">(89/10) </text:span> ⲛ̅ⲛⲟⲩϣⲏⲙ· ϩⲱⲥ ⲉⲩⲛ̅ⲧⲉⲩ ⲙ̅ⲙⲉⲩ <text:line-break/><text:span text:style-name="T1"> </text:span><text:span text:style-name="T3">(89/11) </text:span> ⲛ̅ⲛⲟⲩⲙⲉⲩⲉ ϣⲏⲙ· ϫⲉ ⲟⲩⲛ̅ⲧⲉⲩ ⲡⲉⲧ‐ <text:line-break/><text:span text:style-name="T1"> </text:span><text:span text:style-name="T3">(89/12) </text:span> ϫⲁⲥⲓ· ϥϣⲟⲟⲡ ϩⲁ ⲧⲉⲩⲉϩⲏ· ⲁⲩⲱ ⲉⲩⲛ̅‐ <text:line-break/><text:span text:style-name="T1"> </text:span><text:span text:style-name="T3">(89/13) </text:span> ⲧⲉⲩ ⲙ̅ⲙⲉⲩ ⲉⲩⲥⲓⲧⲉ· ⲛ̅ϩⲏⲧⲟⲩ ⲙ̅ⲡϭⲛ̅‐ <text:line-break/><text:span text:style-name="T1"> </text:span><text:span text:style-name="T3">(89/14) </text:span> ⲉⲓⲱⲣⲙ̅ ⲁⲃⲁⲗ· ⲁϫⲱϥ ⲙ̅ⲡⲉⲧϫⲁⲥⲉ ⲉⲧ‐ <text:line-break/><text:span text:style-name="T1"> </text:span><text:span text:style-name="T3">(89/15) </text:span> ⲛⲁⲟⲩⲱⲛϩ̅ ⲁⲃⲁⲗ· ⲉⲧⲃⲉ ⲡⲉⲉⲓ ⲁⲩⲣ̅ ⲁⲥ‐ <text:line-break/><text:span text:style-name="T1"> </text:span><text:span text:style-name="T3">(89/16) </text:span> ⲡⲁⲍⲉ· ⲛ̅ⲧⲉϥϭⲓⲛⲟⲩⲱⲛϩ̅ ⲁⲃⲁⲗ· ⲁⲩⲱ <text:line-break/><text:span text:style-name="T1"> </text:span><text:span text:style-name="T3">(89/17) </text:span> ⲁⲩⲟⲩⲱϣⲧ̅ ⲙ̅ⲙⲁϥ ⲁⲩϣⲱⲡⲉ ⲙ̅ⲙⲛ̅‐ <text:line-break/><text:span text:style-name="T1"> </text:span><text:span text:style-name="T3">(89/18) </text:span> ⲧⲣⲉ ⲛⲉⲩ ⲛ̅ⲅⲛⲱⲙⲏ ⲁⲩⲣ̅ ϩⲟⲙⲟⲗⲟⲅⲓ <text:line-break/><text:span text:style-name="T1"> </text:span><text:span text:style-name="T3">(89/19) </text:span> ⲙ̅ⲡⲟⲩⲁⲉⲓⲛ ⲉⲛⲧⲁϩϣⲱⲡⲉ· ⲉⲩϫⲱ‐ <text:line-break/><text:span text:style-name="T1"> </text:span><text:span text:style-name="T3">(89/20) </text:span> ⲣⲉ ⲁⲛⲉⲧϯ ⲟⲩⲃⲏⲟⲩ ⲡⲉ· ⲛⲁ ⲡⲓ‐ <text:line-break/><text:soft-page-break/><text:span text:style-name="T1"> </text:span><text:span text:style-name="T3">(89/21) </text:span> ⲧⲁⲛⲧⲛ̅ ⲇⲉ ⲛ̅ⲧⲁⲩ ⲁⲩⲧⲣ̅ⲣⲉ ⲙ̅ⲡϣⲁ· <text:line-break/><text:span text:style-name="T1"> </text:span><text:span text:style-name="T3">(89/22) </text:span> ϩⲱⲥ ⲉⲙⲡⲟⲩϣ ⲥⲱⲧⲙ̅ ⲁⲃⲁⲗ ⲁϫⲱϥ <text:line-break/><text:span text:style-name="T1"> </text:span><text:span text:style-name="T3">(89/23) </text:span> ⲛ̅ⲧⲁⲣⲭⲏ ϫⲉ ⲟⲩⲛ̅ ⲟⲩϩⲱ ⲙ̅ⲡⲓⲣⲏ‐ <text:line-break/><text:span text:style-name="T1"> </text:span><text:span text:style-name="T3">(89/24) </text:span> ⲧⲏ ⲡⲉ ⲉⲧⲃⲉ ⲡⲉⲉⲓ· ⲁⲩϩⲁⲉⲓⲉ ⲁϩⲣⲏⲓ̈ <text:line-break/><text:span text:style-name="T1"> </text:span><text:span text:style-name="T3">(89/25) </text:span> ⲁⲡϣⲓⲕⲉ ⲡⲉ ⲛ̅ⲧⲙⲛ̅ⲧ·ⲁⲧⲥⲁⲩⲛⲉ· <text:line-break/><text:span text:style-name="T1"> </text:span><text:span text:style-name="T3">(89/26) </text:span> ⲉⲧⲉ ⲡⲉⲧⲟⲩⲙⲟⲩⲧⲉ ⲁⲣⲁϥ ϫⲉ ⲡⲕⲉⲕⲉⲓ <text:line-break/><text:span text:style-name="T1"> </text:span><text:span text:style-name="T3">(89/27) </text:span> {ϩ}ⲉⲧϩⲉ ⲥⲁ ⲛⲃⲟⲗ· ⲁⲩⲱ ⲡⲭⲁⲟⲩⲥ· ⲁⲩⲱ <text:line-break/><text:span text:style-name="T1"> </text:span><text:span text:style-name="T3">(89/28) </text:span> ⲉⲙⲛ̅ⲧⲉ ⲁⲩⲱ ⲡⲛⲟⲩⲛ· ⲁϥⲕⲱ ⲙ̅ⲡⲥⲁ ⲛ‐ <text:line-break/><text:span text:style-name="T1"> </text:span><text:span text:style-name="T3">(89/29) </text:span> ϩⲣⲏⲓ̈ ⲙ̅ⲡⲇⲁⲅⲙⲁ· ⲛ̅ⲇⲉ ⲛⲁ ⲡⲓ‐ <text:line-break/><text:span text:style-name="T1"> </text:span><text:span text:style-name="T3">(89/30) </text:span> ⲙⲉⲩⲉ ϩⲱⲥ ⲉⲁϥϣⲱⲡⲉ ⲉϥ‐ <text:line-break/><text:span text:style-name="T1"> </text:span><text:span text:style-name="T3">(89/31) </text:span> ϫⲱⲣⲉ ⲁⲣⲁⲟⲩ ⲁⲩⲣ̅ ⲁⲝⲓⲟⲩ ⲁⲧⲣⲟⲩ‐ <text:line-break/><text:span text:style-name="T1"> </text:span><text:span text:style-name="T3">(89/32) </text:span> ϣⲱⲡⲉ ⲉⲩⲣ̅ ⲁⲣⲭⲉⲥⲑⲁⲓ ⲁϫⲛ̅ ⲡⲕⲉⲕⲉⲓ <text:line-break/><text:span text:style-name="T1"> </text:span><text:span text:style-name="T3">(89/33) </text:span> ⲛ̅ⲛⲁⲧϫⲟⲟϥ ϩⲱⲥ ⲉⲡⲉⲧⲉ ⲡⲟⲟⲩ ⲡⲉ <text:line-break/><text:span text:style-name="T1"> </text:span><text:span text:style-name="T3">(89/34) </text:span> ⲁⲩⲱ ⲡⲕⲗⲏⲣⲟⲥ ⲉⲛⲧⲁϩⲧⲉϩⲁⲩ ⲡⲉ ⲁϥⲕⲁ‐ <text:line-break/><text:span text:style-name="T1"> </text:span><text:span text:style-name="T3">(89/35) </text:span> ⲁϥ ⲛⲉⲩ ϫⲉ ⲥⲉⲛⲁⲣ̅ ϣⲉⲩ ϩⲱⲟⲩ ⲁⲧⲟⲓ‐ <text:line-break/><text:span text:style-name="T1"> </text:span><text:span text:style-name="T3">(89/36) </text:span> ⲕⲟⲛⲟⲙⲓⲁ ⲉⲧⲁϣⲱⲡ̣ⲉ <text:line-break/><text:span text:style-name="T1"> </text:span><text:span text:style-name="T3">(90/1) </text:span> ⲧⲁⲉⲓ ⲉⲛⲧⲁϥⲁⲃϣⲟⲩ ⲁⲣⲁⲥ· §ϫⲉ ⲟⲩⲛ̅ ⲟⲩⲛⲁ[ϭ] <text:line-break/><text:span text:style-name="T1"> </text:span><text:span text:style-name="T3">(90/2) </text:span> ⲛ̅ϣⲓⲃⲏ ⲙ̅ⲡⲟⲩⲱⲛϩ̅ ⲁⲃⲁⲗ ⲙ̅ⲡⲉⲧϩϣⲱⲡⲉ <text:line-break/><text:span text:style-name="T1"> </text:span><text:span text:style-name="T3">(90/3) </text:span> ⲙ{ⲛ̅}ⲡⲉⲛⲧⲁϩϣⲧⲁ ⲙⲛ̅ ⲛⲉⲧⲛⲁϣⲱⲡⲉ ⲉⲧⲃⲏ‐ <text:line-break/><text:span text:style-name="T1"> </text:span><text:span text:style-name="T3">(90/4) </text:span> ⲏⲧϥ̅ ⲛ̅ⲧⲁϥ ⲛ̅ⲅⲁⲣ ⲁϥ̣ⲟⲩⲁⲛϩϥ̅ ⲛⲉϥ ϩⲓ̈ ⲥⲁ ⲛ‐ <text:line-break/><text:span text:style-name="T1"> </text:span><text:span text:style-name="T3">(90/5) </text:span> ϩⲟⲩⲛ ⲙ̅ⲙⲟϥ ⲉϥϣⲟⲟⲡ· ⲛⲙ̅ⲙⲉϥ ⲉϥⲟ ⲛ̅‐ <text:line-break/><text:span text:style-name="T1"> </text:span><text:span text:style-name="T3">(90/6) </text:span> ϣⲃⲏⲣ ⲛ̅ϣⲱⲡ ⲙ̅ⲕⲁϩ ⲛⲙ̅ⲙⲉϥ ⲉϥⲙⲟⲩ‐ <text:line-break/><text:span text:style-name="T1"> </text:span><text:span text:style-name="T3">(90/7) </text:span> ⲧⲛⲉ ⲙ̅ⲙⲁϥ ⲕⲁⲧⲁ ϣⲏⲙ· ϣⲏⲙ· ⲉϥⲧⲣⲉϥ̣‐ <text:line-break/><text:span text:style-name="T1"> </text:span><text:span text:style-name="T3">(90/8) </text:span> ⲡⲁⲩⲣⲏ ⲉϥϥⲓ ⲙ̅ⲙⲁϥ ⲁϩⲣⲏⲓ̈ ⲉϥϯ ⲙ̅ⲙⲁϥ̣ <text:line-break/><text:span text:style-name="T1"> </text:span><text:span text:style-name="T3">(90/9) </text:span> ⲛⲉϥ ϣⲁⲃⲟⲗ ⲁⲩⲁⲡⲟⲗⲁⲩⲥⲓⲥ ⲁⲃⲁⲗ ϩⲛ̅ ⲟ̣[ⲩ]‐ <text:line-break/><text:span text:style-name="T1"> </text:span><text:span text:style-name="T3">(90/10) </text:span> ϭⲛ̅ⲛⲉⲩ ⲛⲁⲉⲓ ⲛ̅ⲇⲉ ⲛ̅ⲧⲁⲩ ⲉⲧϩⲉ ⲛⲥⲁ ⲛ̣‐ <text:line-break/><text:span text:style-name="T1"> </text:span><text:span text:style-name="T3">(90/11) </text:span> ⲃⲟⲗ· ⲁϥⲟⲩⲁⲛϩϥ̅ ⲛⲉⲩ ϩⲛ̅ⲛ ⲟⲩⲡⲱⲧ ⲙⲛ̣̅‐ <text:line-break/><text:span text:style-name="T1"> </text:span><text:span text:style-name="T3">(90/12) </text:span> ⲛ ⲟⲩϯ ϣϭⲁ ⲁⲩⲱ ⲁϥⲥⲁⲕϥ̅ ⲛⲉϥ ⲥⲉϩⲏⲧϥ̅· <text:line-break/><text:span text:style-name="T1"> </text:span><text:span text:style-name="T3">(90/13) </text:span> ⲉⲙ̅ⲡⲉϥⲧⲉⲉϥ ⲛⲉⲩ ⲁⲧⲣⲟⲩⲉⲓⲁⲣϩϥ̅ <text:line-break/><text:span text:style-name="T1"> </text:span><text:span text:style-name="T3">(90/14) </text:span> §ϫⲉ ⲛ̅ⲧⲁⲣⲉϥⲣ̅ ⲟⲩⲟⲉⲓⲛ ⲛ̅ϭⲓ ⲡⲗⲟⲅⲟⲥ <text:line-break/><text:span text:style-name="T1"> </text:span><text:span text:style-name="T3">(90/15) </text:span> ⲉⲧⲁϣⲧⲁ· ⲁϥⲣ̅ ϩⲏⲧⲥ̅· ⲛ̅ϭⲓ ⲡⲉϥⲡⲗⲏⲣⲟⲩ‐ <text:line-break/><text:span text:style-name="T1"> </text:span><text:span text:style-name="T3">(90/16) </text:span> ⲙⲁ· ⲁϥⲣ̅ ⲃⲁⲗ ⲁⲛⲉⲉⲓ· ⲉⲧⲉⲛⲁⲩϣⲧⲁⲣ‐ <text:line-break/><text:span text:style-name="T1"> </text:span><text:span text:style-name="T3">(90/17) </text:span> ⲧⲣ̅ ⲙ̅ⲙⲟϥ ⲛ̅ϣⲁⲣⲡ̅· ⲁϥϣⲱⲡⲉ ⲛ̅ⲁⲧ·‐ <text:line-break/><text:span text:style-name="T1"> </text:span><text:span text:style-name="T3">(90/18) </text:span> ⲧⲱϩ· ⲛⲙ̅ⲙⲉⲩ ⲁϥⲕⲁⲕϥ̅ ⲁϩⲏⲟⲩ ⲙ̅‐ <text:line-break/><text:span text:style-name="T1"> </text:span><text:span text:style-name="T3">(90/19) </text:span> ⲡⲓⲙⲉⲉⲩⲉ ⲉⲧⲙ̅ⲙⲉⲩ ⲙ̅ⲙⲛ̅ⲧϫⲁⲥⲓϩⲏⲧ· <text:line-break/><text:span text:style-name="T1"> </text:span><text:span text:style-name="T3">(90/20) </text:span> ⲁϥϫⲓ ⲙ̅ⲡⲙⲟⲩϫϭ ⲙ̅ⲡⲓⲙ̅ⲧⲁⲛ ϩⲙ̅ <text:line-break/><text:span text:style-name="T1"> </text:span><text:span text:style-name="T3">(90/21) </text:span> ⲡⲧⲣⲟⲩⲕⲃ̅ϩⲱⲟⲩ ⲁⲩⲱ ⲛ̅ⲥⲉⲑⲃ̅ⲃⲓⲁⲩ <text:line-break/><text:span text:style-name="T1"> </text:span><text:span text:style-name="T3">(90/22) </text:span> ⲛⲉϥ ⲛ̅ϭⲓ ⲛⲉⲉⲓ ⲉⲧⲟⲉⲓ ⲛ̅ⲁⲧⲡⲓⲑⲉ <text:line-break/><text:span text:style-name="T1"> </text:span><text:span text:style-name="T3">(90/23) </text:span> ⲛⲙ̅ⲙⲉϥ ⲛ̅ϣⲁⲣⲡ̅· ⲁⲩⲱ ⲁⲩⲣⲉϣⲉ· <text:line-break/><text:span text:style-name="T1"> </text:span><text:span text:style-name="T3">(90/24) </text:span> ⲁϩⲣⲏⲓ̈ ⲁϫⲛ̅ ⲧⲉⲡⲓⲥⲕⲟⲡⲏ ⲛ̅ⲛⲉϥⲥⲛⲏⲩ <text:line-break/><text:span text:style-name="T1"> </text:span><text:span text:style-name="T3">(90/25) </text:span> ⲉⲛⲧⲁⲩϭⲛ ⲡⲉϥϣⲓⲛⲉ· ⲁϥϯ ⲇⲉ ⲛ̅ⲛⲟⲩ‐ <text:line-break/><text:span text:style-name="T1"> </text:span><text:span text:style-name="T3">(90/26) </text:span> ⲉⲁⲩ ⲙⲛ̅ⲛ ⲟⲩⲥⲙⲟⲩ ⲁⲛⲉⲧⲁϩⲟⲩ{ϩ}ⲁⲛ‐ <text:line-break/><text:span text:style-name="T1"> </text:span><text:span text:style-name="T3">(90/27) </text:span> ϩⲟⲩ ⲛⲉϥ ⲁⲩⲃⲟⲏⲑⲓⲁ ⲉϥϣⲡ̅ ϩⲙⲁⲧ <text:line-break/><text:span text:style-name="T1"> </text:span><text:span text:style-name="T3">(90/28) </text:span> ϫⲉ ⲁϥⲣ̅ ⲃⲁⲗ ⲁⲛⲉⲧⲣ̅ ⲥⲧⲁⲇⲓⲁⲍⲉ ⲙ̅ⲙⲟϥ <text:line-break/><text:span text:style-name="T1"> </text:span><text:span text:style-name="T3">(90/29) </text:span> ⲉϥⲣ̅ ⲙⲁϩⲉⲓⲉ ⲙⲛ̅ⲛ ⲟⲩⲧⲁⲉⲓⲟ ⲛ̅ⲧⲙⲛ̅ⲧ‐ <text:line-break/><text:span text:style-name="T1"> </text:span><text:span text:style-name="T3">(90/30) </text:span> ⲛⲟϭ ⲙⲛ̅ ⲛⲉⲧⲁⲟⲩⲁⲛϩⲟⲩ ⲛⲉϥ ⲁⲃⲁⲗ ϩⲛ̅‐ <text:line-break/><text:span text:style-name="T1"> </text:span><text:span text:style-name="T3">(90/31) </text:span> ⲛ ⲟⲩⲧⲱϣⲉ· ⲁϥϫⲡⲟ ⲛ̅ϩⲛ̅ϩⲓ̈ⲕⲱⲛ ⲉⲩⲟⲩ‐ <text:line-break/><text:soft-page-break/><text:span text:style-name="T1"> </text:span><text:span text:style-name="T3">(90/32) </text:span> ⲁⲛϩ̅· ⲛ̅ⲇⲉ ⲛⲓϩⲟ· ⲉⲧⲁⲛϩ̅· ⲉϩⲛ̅ⲡⲉⲧⲁ‐ <text:line-break/><text:span text:style-name="T1"> </text:span><text:span text:style-name="T3">(90/33) </text:span> ⲛⲓⲧ· ⲛⲉ ⲛ̅ⲇⲉ ⲡⲉⲧⲛⲁⲛⲟⲩⲟⲩ ⲉⲩϣⲟ‐ <text:line-break/><text:span text:style-name="T1"> </text:span><text:span text:style-name="T3">(90/34) </text:span> ⲟⲡ ⲛ̅ⲧⲉ ⲛⲉⲧϣⲟⲟⲡ ⲉⲩⲉⲓⲛⲉ· ⲙⲉⲛ <text:line-break/><text:span text:style-name="T1"> </text:span><text:span text:style-name="T3">(90/35) </text:span> ⲁⲣⲁⲩⲟⲩ ⲛ̅ⲥⲁⲉⲓⲉ ⲉⲩϣⲏϣ ⲛ̅ⲇⲉ ⲁⲣⲁⲟⲩ <text:line-break/><text:span text:style-name="T1"> </text:span><text:span text:style-name="T3">(90/36) </text:span> ⲉⲛ ⲙⲁⲙⲓⲉ· ⲁⲃⲁⲗ ϫⲉ ϩⲛ̅ⲁⲃⲁⲗ ϩⲛ̅ ⲟⲩ‐ <text:line-break/><text:span text:style-name="T1"> </text:span><text:span text:style-name="T3">(90/37) </text:span> ⲧⲱⲧ· ⲛⲙ̅ⲙⲉϥ ⲉⲛ· 〈ⲛⲉ〉 ⲙ̅ⲡⲉⲧⲁϥⲛ̅ⲧⲟⲩ <text:line-break/><text:span text:style-name="T1"> </text:span><text:span text:style-name="T3">(91/1) </text:span> [ⲁ]ⲃⲁⲗ̣ ⲙ̅ⲡⲉⲛⲧⲁϥⲟⲩⲁⲛϩϥ̅ ⲛⲉϥ· ⲁⲗⲗⲁ <text:line-break/><text:span text:style-name="T1"> </text:span><text:span text:style-name="T3">(91/2) </text:span> ϩⲛ̅ⲛ ⲟⲩⲥⲟⲫⲓⲁ ϩⲛ̅ⲛ ⲟⲩ{ⲛⲉⲩ}ⲉⲡⲓⲥⲧⲏ‐ <text:line-break/><text:span text:style-name="T1"> </text:span><text:span text:style-name="T3">(91/3) </text:span> ⲙⲏ· ⲉϥⲣ̅ ϩⲱⲃ· ⲉϥⲙⲟⲩϫ·ϭ ⲙ̅ⲡⲗⲟⲅⲟⲥ ⲛⲙ̅‐ <text:line-break/><text:span text:style-name="T1"> </text:span><text:span text:style-name="T3">(91/4) </text:span> ⲙⲉϥ ⲧⲏⲣϥ̅ ⲉⲧⲃⲉ ⲡⲁⲉⲓ ϭⲉ ⲛⲉⲛⲧⲁϩⲉⲓ%5 <text:line-break/><text:span text:style-name="T1"> </text:span><text:span text:style-name="T3">(91/5) </text:span> ⲁⲃⲁⲗ ⲙ̅ⲙⲁϥ ϩⲛ̅ⲛⲁϭ ⲛⲉ· ⲛ̅ⲑⲉ ⲉⲧⲉ <text:line-break/><text:span text:style-name="T1"> </text:span><text:span text:style-name="T3">(91/6) </text:span> ⲟⲩⲛⲁϭ ⲙ̅ⲁⲙⲏⲉ ⲡⲉ· ⲡⲉⲧϣⲟⲟⲡ· <text:line-break/><text:span text:style-name="T1"> </text:span><text:span text:style-name="T3">(91/7) </text:span> §ϫⲉ ⲙⲛ̅ⲛ̅ⲥⲁ ⲡⲧⲣⲉϥⲣ̅ ⲙⲁϩⲉⲓⲉ ⲙ̅ⲡⲥⲁ‐ <text:line-break/><text:span text:style-name="T1"> </text:span><text:span text:style-name="T3">(91/8) </text:span> ⲉ ⲛ̅ⲛⲉⲉⲓ· ⲉⲛⲧⲁϥⲟⲩⲱⲛϩ̅ ⲁⲣⲁϥ· <text:line-break/><text:span text:style-name="T1"> </text:span><text:span text:style-name="T3">(91/9) </text:span> ⲁϥⲣ̅ ϩⲟⲙⲟⲗⲟⲅⲓ ⲙ̅ⲡϩⲙⲁⲧ· ⲁϫⲛ̅ ⲡⲉⲓ̣ϯ̣‐ <text:line-break/><text:span text:style-name="T1"> </text:span><text:span text:style-name="T3">(91/10) </text:span> ⲉⲡⲓⲥⲕⲟⲡⲏ ⲁϥⲉⲓⲣⲉ ⲙ̅ⲡⲓϩⲱⲃ ⲛ̅ϭⲓ ⲡⲗⲟ‐ <text:line-break/><text:span text:style-name="T1"> </text:span><text:span text:style-name="T3">(91/11) </text:span> ⲅ̣ⲟⲥ ⲛ̅ⲧⲟⲟⲧⲟⲩ ⲛ̅ⲛⲉⲉⲓ ⲉⲛⲧⲁϥⲧⲉϩⲟ <text:line-break/><text:span text:style-name="T1"> </text:span><text:span text:style-name="T3">(91/12) </text:span> ⲛ̅ϯⲃⲟⲏⲑⲓ ⲛ̅ⲧⲟⲟⲧⲟⲩ ϩⲁ ⲡⲥⲙⲓⲛⲉ· <text:line-break/><text:span text:style-name="T1"> </text:span><text:span text:style-name="T3">(91/13) </text:span> ⲛ̅ⲛⲉ{ⲉ̅ⲓ}· ⲉⲛ̅ⲧⲁϩϣⲱⲡⲉ ⲉⲧⲃⲏⲏⲧϥ̅· ⲁⲩⲱ <text:line-break/><text:span text:style-name="T1"> </text:span><text:span text:style-name="T3">(91/14) </text:span> ⲁⲧⲣⲟⲩϫⲓ ⲛ̅ⲛⲟⲩⲡⲉⲧⲛⲁⲛⲟⲩϥ· ⲉϥ‐ <text:line-break/><text:span text:style-name="T1"> </text:span><text:span text:style-name="T3">(91/15) </text:span> ⲙⲉⲩⲉ· ⲁⲧⲣⲉϥⲧⲱⲃϩ̅ ⲛ̅ⲧⲟⲓⲕⲟⲛⲟ‐ <text:line-break/><text:span text:style-name="T1"> </text:span><text:span text:style-name="T3">(91/16) </text:span> ⲙⲓⲁ· ⲛ̅ⲛⲉⲧⲁϩⲉⲓ̅ ⲁⲃⲁⲗ ⲙ̅ⲙⲁϥ ⲧⲏ‐ <text:line-break/><text:span text:style-name="T1"> </text:span><text:span text:style-name="T3">(91/17) </text:span> ⲣⲟⲩ ⲉⲧⲥⲙⲁⲛⲧ· ⲁⲧⲣⲉⲥⲧⲉϩⲁⲩ· ⲉⲧⲃⲉ <text:line-break/><text:span text:style-name="T1"> </text:span><text:span text:style-name="T3">(91/18) </text:span> ⲡⲉⲉⲓ ⲛⲉⲧⲉ ⲁϥⲛ̅ⲧⲟⲩ ⲁⲃⲁⲗ· ⲕⲁⲧⲁ <text:line-break/><text:span text:style-name="T1"> </text:span><text:span text:style-name="T3">(91/19) </text:span> ϯ·ⲡⲣⲟⲁⲓⲣⲉⲥⲓⲥ ϩⲛ̅ ϩⲛ̅ϩⲁⲣⲙⲁ· ⲛⲉ ⲛ̅‐ <text:line-break/><text:span text:style-name="T1"> </text:span><text:span text:style-name="T3">(91/20) </text:span> ⲑⲉ ⲛ̅ⲛⲉⲉⲓ ⲉⲛⲧⲁⲩϣⲱⲡⲉ ⲛⲉⲉⲓ ⲉⲛ‐ <text:line-break/><text:span text:style-name="T1"> </text:span><text:span text:style-name="T3">(91/21) </text:span> ⲧⲁⲩⲟⲩⲱⲛϩ̅ ϫⲉ ⲉⲩⲛⲁϫⲱⲃⲉ ⲛ̅ϩⲉⲛ‐ <text:line-break/><text:span text:style-name="T1"> </text:span><text:span text:style-name="T3">(91/22) </text:span> ⲙⲁ ⲧⲏⲣⲟⲩ· ⲛ̅ϩⲛ̅ϩⲃⲏⲩⲉ· ⲉⲧⲙ̅ⲡⲥⲁ ⲛⲡⲓ‐ <text:line-break/><text:span text:style-name="T1"> </text:span><text:span text:style-name="T3">(91/23) </text:span> ⲧⲛ̅· ⲁⲧⲣⲟⲩϯ ⲛ̅ⲧⲭⲱⲣⲁ· ⲙ̅ⲡⲟⲩⲉⲉⲓ <text:line-break/><text:span text:style-name="T1"> </text:span><text:span text:style-name="T3">(91/24) </text:span> ⲡⲟⲩⲉⲉⲓ ⲛⲉϥ· ⲉⲧⲥⲙⲁⲛ̅ⲧ̅· ⲛ̅ⲑⲉ ⲉⲧϥ̅‐ <text:line-break/><text:span text:style-name="T1"> </text:span><text:span text:style-name="T3">(91/25) </text:span> ϣⲟⲟⲡ· ⲡⲉⲉⲓ ⲙⲉⲛ· ⲟⲩϣⲁⲣϣⲣ̅ ⲇⲉ ⲛ̅‐ <text:line-break/><text:span text:style-name="T1"> </text:span><text:span text:style-name="T3">(91/26) </text:span> ⲛⲁ ⲡⲓⲧⲁⲛⲧⲛ̅ ⲡⲉ· ⲟⲩⲙⲛ̅ⲧⲣ̅ ⲡⲉⲧⲛⲁⲛⲟⲩϥ <text:line-break/><text:span text:style-name="T1"> </text:span><text:span text:style-name="T3">(91/27) </text:span> ⲛ̅ⲇⲉ· ⲛ̅ⲧⲁϥ ⲛ̅ⲛⲁ ⲡⲓⲙⲉⲉⲩⲉ· ⲟⲩⲱⲛϩ̅ <text:line-break/><text:span text:style-name="T1"> </text:span><text:span text:style-name="T3">(91/28) </text:span> ⟦ⲛ̅ⲇⲉ· ⲛ̅ⲧⲁϥ ⲛ̅ⲛⲁ ⲡⲓⲙⲉⲉⲩⲉ⟧ <text:line-break/><text:span text:style-name="T1"> </text:span><text:span text:style-name="T3">(91/29) </text:span> ⲛ̅ⲇⲉ ⲁⲃⲁⲗ· ⲛ̅ⲛⲉⲉⲓ ⲉⲧⲉ ⲁⲃⲁⲗ ⲛⲉ ϩⲛ̅ <text:line-break/><text:span text:style-name="T1"> </text:span><text:span text:style-name="T3">(91/30) </text:span> ⲡⲓⲧⲱϣⲉ ⲉⲛⲧⲁϩⲣ̅ ⲟⲩⲉⲉⲓ ⲟⲩⲱⲧ· <text:line-break/><text:span text:style-name="T1"> </text:span><text:span text:style-name="T3">(91/31) </text:span> ⲉϥϣⲱⲡ ⲙ̅ⲕⲁϩ ⲉϩⲛ̅ⲥⲡⲉⲣⲙⲁ ⲛⲉ <text:line-break/><text:span text:style-name="T1"> </text:span><text:span text:style-name="T3">(91/32) </text:span> ⲉⲙⲡⲁⲧⲟⲩϣⲱⲡⲉ ⲟⲩⲁⲉⲉⲧⲟⲩ §ϫⲉ <text:line-break/><text:span text:style-name="T1"> </text:span><text:span text:style-name="T3">(91/33) </text:span> ⲡⲉⲧⲁϩⲟⲩⲱⲛϩ̅ ϭⲉ ⲛⲉⲩⲙⲟⲩⲛϭ ⲛϩⲟ ⲡⲉ <text:line-break/><text:span text:style-name="T1"> </text:span><text:span text:style-name="T3">(91/34) </text:span> ⲛ̅ⲇⲉ ⲡⲓⲱⲧ· ⲁⲩⲱ ⲡⲓϯ ⲙⲉⲧⲉ· ⲛⲉⲩⲟⲩ‐ <text:line-break/><text:span text:style-name="T1"> </text:span><text:span text:style-name="T3">(91/35) </text:span> ϩⲃ̅ⲥⲟⲩ ⲧⲉ· ⲛ̅ⲇⲉ ⲭⲁⲣⲓⲥ ⲛⲓⲙ· ⲁⲩⲱ ⲟⲩϩⲣⲉ ⲡⲉ <text:line-break/><text:span text:style-name="T1"> </text:span><text:span text:style-name="T3">(91/36) </text:span> ⲉϥϣⲟⲟⲡ ⲛ̅ⲛⲉⲉⲓ· ⲉⲛⲧⲁⲡⲗⲟⲅⲟⲥ ⲛ̅ⲧⲟⲩ <text:line-break/><text:span text:style-name="T1"> </text:span><text:span text:style-name="T3">(91/37) </text:span> ⲁⲃⲁⲗ· ⲉϥⲧⲱⲃϩ ⲉϥϫⲓ ⲙ̅ⲡⲓⲉⲁⲩ ⲙⲛ̅ <text:line-break/><text:span text:style-name="T1"> </text:span><text:span text:style-name="T3">(91/38) </text:span> ⲡⲓⲧⲁⲉⲓⲟ <text:line-break/><text:span text:style-name="T1"> </text:span><text:span text:style-name="T3">(92/1) </text:span> ⲡⲁⲉⲓ ⲉⲛⲧⲁϥϯ ⲉⲁⲩ ⲙ̅ⲙⲟϥ ⲉϥⲧⲁⲓⲟ̣ <text:line-break/><text:span text:style-name="T1"> </text:span><text:span text:style-name="T3">(92/2) </text:span> ⲉϥⲉⲓⲁⲣⲙ̅ ⲛ̅ⲇⲉ· ⲁⲛⲉⲧⲁϥⲧⲱⲃϩ̅ ⲙⲙⲁⲩ <text:line-break/><text:span text:style-name="T1"> </text:span><text:span text:style-name="T3">(92/3) </text:span> ⲁⲧⲣⲉϥϫⲁⲕⲟⲩ ⲁⲃⲟⲗ ϩⲓ̈ⲧⲟⲟⲧⲟⲩ ⲛ̅ⲛⲓϩⲓ̈‐ <text:line-break/><text:soft-page-break/><text:span text:style-name="T1"> </text:span><text:span text:style-name="T3">(92/4) </text:span> ⲕⲱⲛ· ⲉⲛⲧⲁϥⲛ̅ⲧⲟⲩ ⲁⲃⲁⲗ· §ϫⲉ ⲁϥⲟⲩⲱϩ̣ <text:line-break/><text:span text:style-name="T1"> </text:span><text:span text:style-name="T3">(92/5) </text:span> ⲁⲧⲟⲟⲧϥ̅ ⲛ̅ϩⲟⲩⲟ ⲛ̅ϭⲓ ⲡⲗⲟⲅⲟⲥ ⲁϫⲛ̅ <text:line-break/><text:span text:style-name="T1"> </text:span><text:span text:style-name="T3">(92/6) </text:span> ⲡⲓϭⲛ̅ϯ ⲧⲟⲟⲧϥ̅· ⲛ̅ⲛⲟⲩⲉⲣⲏⲩ ⲁⲩⲱ ⲁ‐ <text:line-break/><text:span text:style-name="T1"> </text:span><text:span text:style-name="T3">(92/7) </text:span> ϫⲛ̅ ϯϩⲉⲗⲡⲓⲥ ⲛ̅ⲇⲉ ⲡⲓϣⲡ ⲱⲡ· ⲉⲩⲛ̅‐ <text:line-break/><text:span text:style-name="T1"> </text:span><text:span text:style-name="T3">(92/8) </text:span> [ⲧ]ⲉ̣ⲩ ⲙ̅ⲙⲉⲩ ⲙ̅ⲡⲓⲟⲩⲣⲁⲧ· ⲙⲛ̅ ⲡⲓⲙ̅ⲧⲁⲛ <text:line-break/><text:span text:style-name="T1"> </text:span><text:span text:style-name="T3">(92/9) </text:span> ⲉⲧⲛⲁϣⲱϥ ⲁⲩⲱ ϩⲛ̅ϩⲏⲇⲟⲛⲏ ⲛ̅ⲁⲧ‐ <text:line-break/><text:span text:style-name="T1"> </text:span><text:span text:style-name="T3">(92/10) </text:span> ϫⲱϩⲙⲉ· ⲁϥϫⲡⲟ ⲛ̅ⲛⲉⲛⲧⲁϥⲉⲓⲣⲉ̣ <text:line-break/><text:span text:style-name="T1"> </text:span><text:span text:style-name="T3">(92/11) </text:span> ⲙ̅ⲡⲟⲩⲙⲉⲉⲩⲉ· ⲛ̅ϣⲁⲣⲡ̅ ⲉⲛⲥⲉϩⲁ‐ <text:line-break/><text:span text:style-name="T1"> </text:span><text:span text:style-name="T3">(92/12) </text:span> ⲧⲏϥ· ⲉⲛ ⲉⲩⲛ̅ⲧⲉⲩ ⲙ̅ⲙⲉⲩ ⲙ̅ⲡϫⲱⲕ <text:line-break/><text:span text:style-name="T1"> </text:span><text:span text:style-name="T3">(92/13) </text:span> ⟦ⲁϥϫⲡⲟ ⲛ̅ⲛⲉ⟧ⲧⲁϥⲉⲓⲣⲉ· ⟦ⲙ̅ⲡⲟⲩ⟧ⲙⲉⲉ⟦ⲩⲉ⟧ <text:line-break/><text:span text:style-name="T1"> </text:span><text:span text:style-name="T3">(92/14) </text:span> ⟦ⲛ̅ϣⲁⲣ⟧ⲡ̅ ϯⲛⲟⲩ ⲉⲡⲁ ⲡϭⲓⲛⲉⲩ ϩⲁⲧⲏϥ <text:line-break/><text:span text:style-name="T1"> </text:span><text:span text:style-name="T3">(92/15) </text:span> ⲉϥϣⲟⲟⲡ ϩⲛ̅ⲛ ⲟⲩϩⲉⲗⲡⲓⲥ ⲙⲛ̅ⲛ ⲟⲩ‐ <text:line-break/><text:span text:style-name="T1"> </text:span><text:span text:style-name="T3">(92/16) </text:span> ⲛⲁϩⲧⲉ· ⲛ̅ⲇⲉ ⲡⲓⲱⲧ· ⲉⲧϫⲏⲕ ϣⲁ ⲛⲓⲡⲧⲏ‐ <text:line-break/><text:span text:style-name="T1"> </text:span><text:span text:style-name="T3">(92/17) </text:span> ⲣϥ̅ ⲉϥⲟⲩⲁⲛϩ̅ ⲙⲉⲛ ⲛⲉϥ ⲉⲙⲡⲁⲧϥ̅ <text:line-break/><text:span text:style-name="T1"> </text:span><text:span text:style-name="T3">(92/18) </text:span> ⲙⲟⲩϫϭ· ⲇⲉ ⲛⲙ̅ⲙⲉϥ· ϫⲉⲕⲁⲥⲉ ⲛⲉⲧⲁϩ‐ <text:line-break/><text:span text:style-name="T1"> </text:span><text:span text:style-name="T3">(92/19) </text:span> ϣⲱⲡⲉ· ⲛⲟⲩⲧⲉⲕⲟ ϩⲣⲏⲓ̈ ϩⲙ̅ ⲡⲓϭⲱϣⲧ̅ <text:line-break/><text:span text:style-name="T1"> </text:span><text:span text:style-name="T3">(92/20) </text:span> ⲁϫⲱϥ ⲛ̅ⲧⲉ ⲡⲟⲩⲁⲉⲓⲛⲉ· ϫⲉ ⲥⲉⲛⲁ‐ <text:line-break/><text:span text:style-name="T1"> </text:span><text:span text:style-name="T3">(92/21) </text:span> ϣⲱⲡ ⲁⲣⲁⲩ ⲉⲛ ⲛ̅ϯⲛⲁϭ ⲙ̅ⲙⲁⲉⲓⲏ͂ <text:line-break/><text:span text:style-name="T1"> </text:span><text:span text:style-name="T3">(92/22) </text:span> ⲉⲧϫⲁⲥⲉ· §ϫⲉ ⲡⲓⲙⲉⲩⲉ ⲇⲉ ⲛ̅ⲇⲉ ⲡⲗⲟ‐ <text:line-break/><text:span text:style-name="T1"> </text:span><text:span text:style-name="T3">(92/23) </text:span> ⲅⲟⲥ· ⲉⲛⲧⲁϥⲥⲧⲁϥ ⲁϩⲟⲩⲛ ⲁⲡⲉϥⲥⲙⲛ̅‐ <text:line-break/><text:span text:style-name="T1"> </text:span><text:span text:style-name="T3">(92/24) </text:span> ⲛⲉ ⲁⲩⲱ ⲁϥⲣ̅ ϫⲁⲉⲓⲥ ⲁϫⲛ̅ ⲛⲉⲧⲁϩ‐ <text:line-break/><text:span text:style-name="T1"> </text:span><text:span text:style-name="T3">(92/25) </text:span> ϣⲱⲡⲉ ⲉⲧⲃⲏⲧϥ̅ ⲛⲉϣⲁⲣⲟⲩⲙⲟⲩ‐ <text:line-break/><text:span text:style-name="T1"> </text:span><text:span text:style-name="T3">(92/26) </text:span> ⲧⲉ ⲁⲣⲁϥ ϫⲉ ⲁⲓⲱⲛ ⲁⲩⲱ ⲧⲟⲡⲟⲥ ⲛ̅‐ <text:line-break/><text:span text:style-name="T1"> </text:span><text:span text:style-name="T3">(92/27) </text:span> ⲛⲉⲉⲓ ⲧⲏⲣⲟⲩ ⲉⲛⲧⲁϥⲛ̅ⲧⲟⲩ ⲁⲃⲁⲗ <text:line-break/><text:span text:style-name="T1"> </text:span><text:span text:style-name="T3">(92/28) </text:span> ⲕⲁⲧⲁ ⲡⲓⲧⲱϣⲉ· ⲁⲩⲱ ϣⲁⲩⲙⲟⲩⲧⲉ <text:line-break/><text:span text:style-name="T1"> </text:span><text:span text:style-name="T3">(92/29) </text:span> ⲁⲣⲁϥ ⲁⲛ ϫⲉ ⲟⲩⲥⲩⲛⲁⲅⲱⲅⲏ ⲛ̅ⲛⲟⲩ‐ <text:line-break/><text:span text:style-name="T1"> </text:span><text:span text:style-name="T3">(92/30) </text:span> ϫⲁⲉⲓⲧⲉ ⲁⲃⲁⲗ· ϫⲉ ⲁϥⲧⲁⲗϭⲟϥ ϩⲛ̅ <text:line-break/><text:span text:style-name="T1"> </text:span><text:span text:style-name="T3">(92/31) </text:span> ⲡⲓϫⲱⲣⲉ· ⲉⲧⲉ ⲡⲓⲙⲉⲉⲩⲉ ⲡⲉ· ⲉⲧⲟ‐ <text:line-break/><text:span text:style-name="T1"> </text:span><text:span text:style-name="T3">(92/32) </text:span> ⲉⲓ ⲛ̅ϩⲁϩ ⲛ̅ⲣⲏⲧⲉ ⲁϥⲧⲥⲧⲁϥ ⲁϩⲟⲩⲛ <text:line-break/><text:span text:style-name="T1"> </text:span><text:span text:style-name="T3">(92/33) </text:span> ⲁⲡⲓⲙⲉⲉⲩⲉ ⲛ̅ⲟⲩⲱⲧ· ⲙ̅ⲡⲣⲏⲧⲏ <text:line-break/><text:span text:style-name="T1"> </text:span><text:span text:style-name="T3">(92/34) </text:span> ⲁⲛ ⲉϣⲁⲩⲙⲟⲩⲧⲉ· ⲁⲣⲁϥ ϫⲉ ⲁⲡⲟ‐ <text:line-break/><text:span text:style-name="T1"> </text:span><text:span text:style-name="T3">(92/35) </text:span> ⲑⲏⲕⲏ ⲉⲧⲃⲉ ⲡⲓⲙ̅ⲧⲁⲛ ⲉⲛⲧⲁϥ‐ <text:line-break/><text:span text:style-name="T1"> </text:span><text:span text:style-name="T3">(92/36) </text:span> ϫⲓⲧϥ̅· ⲉϥϯ ⲛⲉϥ ⲟⲩⲁⲉⲉⲧϥ· <text:line-break/><text:span text:style-name="T1"> </text:span><text:span text:style-name="T3">(93/1) </text:span> ⲁⲩⲱ ϣⲁⲩⲙⲟⲩⲧⲉ ⲁⲣⲁϥ ⲁⲛ ϫⲉ ϣⲉ‐ <text:line-break/><text:span text:style-name="T1"> </text:span><text:span text:style-name="T3">(93/2) </text:span> ⲗⲉⲉⲧ· ⲉⲧⲃⲉ ⲡⲟⲩⲣⲁⲧ· ⲙ̅ⲡⲉⲉⲓ ⲉⲛ‐ <text:line-break/><text:span text:style-name="T1"> </text:span><text:span text:style-name="T3">(93/3) </text:span> ⲧⲁϩⲧⲉⲉⲓϥ ⲁϫⲛ̅ ⲑⲉⲗⲡⲓⲥ ⲛ̅ⲕⲁⲣⲡⲟⲥ̣ <text:line-break/><text:span text:style-name="T1"> </text:span><text:span text:style-name="T3">(93/4) </text:span> ⲙ̅ⲡⲧⲱⲧ· ⲉⲛⲧⲁϥⲟⲩⲱⲛϩ ⲛⲉϥ· ϣⲁ‐ <text:line-break/><text:span text:style-name="T1"> </text:span><text:span text:style-name="T3">(93/5) </text:span> ⲣⲟⲩⲙⲟⲩⲧⲉ ⲁⲣⲁϥ ⲁⲛ ϫⲉ ⲙⲛ̅ⲧⲣ̅ⲣⲟ <text:line-break/><text:span text:style-name="T1"> </text:span><text:span text:style-name="T3">(93/6) </text:span> ⲉⲧⲃⲉ ⲡⲥⲙⲓⲛⲉ· ⲉⲛⲧⲁϥϫⲓⲧϥ̅ ⲉϥⲧⲉ‐ <text:line-break/><text:span text:style-name="T1"> </text:span><text:span text:style-name="T3">(93/7) </text:span> ⲗⲏⲗ· ⲁϫⲛ̅ ⲡⲉⲙⲁϩⲧⲉ ⲛ̅ⲛⲉⲧϯ ⲁϩⲏⲧϥ̅ <text:line-break/><text:span text:style-name="T1"> </text:span><text:span text:style-name="T3">(93/8) </text:span> ⲁⲩⲱ ϣⲁⲩⲙⲟⲩⲧⲉ ⲁⲣⲁϥ ϫⲉ ⲡⲣⲉϣⲉ <text:line-break/><text:span text:style-name="T1"> </text:span><text:span text:style-name="T3">(93/9) </text:span> ⲛ̅ⲧⲉ ⲡϫⲁⲉⲓⲥ ⲉⲧⲃⲉ ⲡⲁⲗⲏⲗ ⲉ̣[ⲛⲧⲁϥ]‐ <text:line-break/><text:span text:style-name="T1"> </text:span><text:span text:style-name="T3">(93/10) </text:span> ⲧⲉⲉⲓϥ ϩⲓ̈ⲱⲱϥ· ⲉⲡⲓⲟⲩⲟⲉⲓⲛ ϣⲟⲟⲡ̣ <text:line-break/><text:span text:style-name="T1"> </text:span><text:span text:style-name="T3">(93/11) </text:span> ϩⲁⲧⲏϥ ⲉϥϯ ⲛⲉϥ ⲛ̅ⲧϣⲃⲃⲓⲱ ⲛ̅ⲛⲓⲡⲉ̣[ⲧ]‐ <text:line-break/><text:span text:style-name="T1"> </text:span><text:span text:style-name="T3">(93/12) </text:span> ⲛⲁⲛⲟⲩⲟⲩ ⲉⲧϣⲟⲟⲡ ⲛ̅ϩⲏⲧϥ̅ <text:line-break/><text:span text:style-name="T1"> </text:span><text:span text:style-name="T3">(93/13) </text:span> ⲁⲩⲱ ⲡⲓⲙⲉⲩⲉ· ⲛ̅ⲧⲉ ϯⲙⲛ̅ⲧⲉⲗⲉⲩⲑⲉ̣‐ <text:line-break/><text:span text:style-name="T1"> </text:span><text:span text:style-name="T3">(93/14) </text:span> ⲣⲟⲥ §ϫⲉ ⲡⲓⲁⲓⲱⲛ ϭⲉ· ⲉⲛⲧⲁⲛⲣ̅ ϣⲣⲡ̣̅ <text:line-break/><text:soft-page-break/><text:span text:style-name="T1"> </text:span><text:span text:style-name="T3">(93/15) </text:span> ⲛ̅ϫⲟⲟϥ ϥⲛ̅ⲡⲥⲁ ⲛϩⲣⲉ ⲙ̅ⲡ{ⲇⲓⲁ}ⲧⲁⲅⲙⲁ̣ <text:line-break/><text:span text:style-name="T1"> </text:span><text:span text:style-name="T3">(93/16) </text:span> ⲥⲛⲉⲩ ⲛ̅ⲛⲉⲉⲓ ⲉⲧϯ ⲟⲩⲃⲉ ⲛⲉⲩⲉⲣⲏⲟⲩ <text:line-break/><text:span text:style-name="T1"> </text:span><text:span text:style-name="T3">(93/17) </text:span> ϥⲟⲓ̈ ⲛ̅ⲁⲧϣⲃⲏⲣ ⲛ̅ⲛⲉⲧⲁⲙⲁϩⲧⲉ ⲁⲩⲱ <text:line-break/><text:span text:style-name="T1"> </text:span><text:span text:style-name="T3">(93/18) </text:span> ϥⲟⲓ̈ →ⲛ̅←ⲛⲁⲧ·〈ⲧ〉ⲱϩ· ⲙ̅ⲛ̅ ⲛⲓϣⲱⲛⲉ· ⲙⲛ̅ ⲛⲓϭⲱ‐ <text:line-break/><text:span text:style-name="T1"> </text:span><text:span text:style-name="T3">(93/19) </text:span> ϫⲃⲉ· ⲛⲁ ⲡⲓⲙⲉⲩⲉ· ⲙⲛ̅ ⲛⲁ ⲡⲓⲧⲁⲛ‐ <text:line-break/><text:span text:style-name="T1"> </text:span><text:span text:style-name="T3">(93/20) </text:span> ⲧⲛ̅ §ϫⲉ ⲡⲉⲧⲉ·ⲁⲡⲗⲟⲅⲟⲥ ϭⲉ ⲕⲁⲁϥ ⲙ̅‐ <text:line-break/><text:span text:style-name="T1"> </text:span><text:span text:style-name="T3">(93/21) </text:span> ⲙⲟϥ ⲁϩⲣⲏⲓ̈ ⲉϥϫⲏⲕ ⲁⲃⲁⲗ· ⲙ̅ⲡⲓⲣⲉϣⲉ <text:line-break/><text:span text:style-name="T1"> </text:span><text:span text:style-name="T3">(93/22) </text:span> ⲛⲉⲩⲟⲩⲁⲓⲱⲛ ⲡⲉ ⲉⲩⲛ̅ⲧⲉϥ ⲙ̅ⲙⲉⲩ <text:line-break/><text:span text:style-name="T1"> </text:span><text:span text:style-name="T3">(93/23) </text:span> ⲙ̅ⲡⲥⲙⲁⲧ· ⲙ̅ⲫⲱⲃ· ⲉⲩⲛ̅ⲧⲉϥ ⲇⲉ <text:line-break/><text:span text:style-name="T1"> </text:span><text:span text:style-name="T3">(93/24) </text:span> ⲁⲛ ⲙ̅ⲡⲧⲉϩⲟ ⲁⲣⲉⲧϥ̅ ⲛ̅ⲧⲗⲁⲉⲓϭⲉ· ⲉⲧⲉ <text:line-break/><text:span text:style-name="T1"> </text:span><text:span text:style-name="T3">(93/25) </text:span> ⲡⲉⲧⲁϩⲟⲩⲁⲛϩϥ̅ ⲡⲉ· ⲉⲩϩⲓ̈ⲕⲱⲛ ⲡⲉ· <text:line-break/><text:span text:style-name="T1"> </text:span><text:span text:style-name="T3">(93/26) </text:span> ⲛ̅ⲛⲉⲉⲓ ⲉⲧϣⲟⲟⲡ· ϩⲛ̅ ⲡⲡⲗⲏⲣⲱⲙⲁ <text:line-break/><text:span text:style-name="T1"> </text:span><text:span text:style-name="T3">(93/27) </text:span> ⲛⲉⲉⲓ· ⲉⲛⲧⲁϩϣⲱⲡⲉ· ⲁⲃⲁⲗ ϩⲛ̅ ⲡϩⲟⲩ‐ <text:line-break/><text:span text:style-name="T1"> </text:span><text:span text:style-name="T3">(93/28) </text:span> ⲟ ⲛ̅ϯⲁⲡⲟⲗⲁⲩⲥⲓⲥ ⲛ̅ⲇⲉ ⲡⲉⲧϣⲟ‐ <text:line-break/><text:span text:style-name="T1"> </text:span><text:span text:style-name="T3">(93/29) </text:span> ⲟⲡ ϩⲛ̅ ⲟⲩⲣⲉϣⲉ· ⲛ̅ⲧⲁϥ ⲛ̅ⲇⲉ ⲡⲙⲟⲩ‐ <text:line-break/><text:span text:style-name="T1"> </text:span><text:span text:style-name="T3">(93/30) </text:span> ⲛⲕ̅ ⲛ̅ϩⲟ ⲙ̅ⲡⲉⲧⲁϩⲟⲩⲁⲛϩϥ̅ ⲁⲃⲁⲗ· <text:line-break/><text:span text:style-name="T1"> </text:span><text:span text:style-name="T3">(93/31) </text:span> ϩⲛ̅ ⲡⲓϫⲱⲕ ⲛ̅ϩⲏⲧ· ⲙⲛ ⲡⲓⲱⲣⲙⲉ· <text:line-break/><text:span text:style-name="T1"> </text:span><text:span text:style-name="T3">(93/32) </text:span> ⲁϩⲟⲩⲛ ⲙⲛ̅ ⲡⲓϣⲡ ⲱⲡ· ϩⲁ ⲡⲣⲁ· ⲛ̅ⲉ‐ <text:line-break/><text:span text:style-name="T1"> </text:span><text:span text:style-name="T3">(93/33) </text:span> ⲧⲁϥⲣ̅ ⲁⲓⲧⲓ ⲙ̅ⲙⲁⲩⲟⲩ ⲛ̅ⲉⲟⲩⲛ̅ⲧⲉϥ <text:line-break/><text:span text:style-name="T1"> </text:span><text:span text:style-name="T3">(93/34) </text:span> ⲙ̅ⲙⲉⲩ ⲡⲉ ⲙ̅ⲡⲗⲟⲅⲟⲥ ⲛ̅ⲧⲉ ⲡϣⲏⲣⲉ· <text:line-break/><text:span text:style-name="T1"> </text:span><text:span text:style-name="T3">(93/35) </text:span> ⲙⲛ̅ ⲧⲉϥⲟⲩⲥⲓⲁ ⲙⲛ̅ ⲧⲉϥϭⲟⲙ ⲙⲛ̅ ⲧⲉϥ‐ <text:line-break/><text:span text:style-name="T1"> </text:span><text:span text:style-name="T3">(93/36) </text:span> ⲙⲟⲣⲫⲏ ⲉⲧⲉ ⲡⲁⲉⲓ ⲉⲛⲧⲁϥⲟⲩⲱϣⲉ· 〈ⲙ̅ⲙⲁϥ〉 <text:line-break/><text:span text:style-name="T1"> </text:span><text:span text:style-name="T3">(93/37) </text:span> ⲁⲩⲱ ⲁϥⲱⲕ ⲛ̅ϩⲏⲧ· ⲁⲣⲁϥ <text:line-break/><text:span text:style-name="T1"> </text:span><text:span text:style-name="T3">(94/1) </text:span> ⲉⲧⲉ ⲡⲉⲧⲁⲩⲧⲱⲃϩ̅ ⲙ̅ⲙⲁϥ ⲡⲉ ϩⲛ̅ⲛ ⲟⲩ̣ⲁⲅⲁ[ⲡⲏ] <text:line-break/><text:span text:style-name="T1"> </text:span><text:span text:style-name="T3">(94/2) </text:span> ⲛⲉⲟⲩⲁⲉⲓⲛⲉ ⲡⲉ· ⲁⲩⲱ ⲛⲉⲩⲟⲩⲱϣⲉ ⲡⲉ ⲁ‐ <text:line-break/><text:span text:style-name="T1"> </text:span><text:span text:style-name="T3">(94/3) </text:span> ⲧ̣ⲣⲉϥⲧⲉϩⲟ ⲁⲣⲉⲧϥ̅ ⲁⲩⲱ ⲛⲉⲩⲟⲩⲱⲣϩ̅ ⲡⲉ· <text:line-break/><text:span text:style-name="T1"> </text:span><text:span text:style-name="T3">(94/4) </text:span> ⲁⲩⲥⲃⲟⲩ ⲡⲉ· ⲁⲩⲱ 〈ⲛ〉ⲁⲩⲃⲉⲗ ⲡⲉ· 〈ⲉ〉ⲟⲩϭⲛ̅ⲛⲉⲩ ⲛ̅‐ <text:line-break/><text:span text:style-name="T1"> </text:span><text:span text:style-name="T3">(94/5) </text:span> ϩⲟ ⲛⲉⲉⲓ· ⲉⲧⲉⲟⲩⲛ̅ⲧⲉϥⲥⲉ· ⲙ̅ⲙⲉⲩ ⲛ̅‐ <text:line-break/><text:span text:style-name="T1"> </text:span><text:span text:style-name="T3">(94/6) </text:span> ⲧⲉ· ⲛⲉⲧϫⲁⲥⲉ ⲁⲩⲱ ⲛⲉⲟⲩⲥⲟⲫⲓⲁ ⲡⲉ· <text:line-break/><text:span text:style-name="T1"> </text:span><text:span text:style-name="T3">(94/7) </text:span> ⲁⲡⲉϥⲙⲉⲩⲉ· ⲟⲩⲃⲉ ⲛⲉⲧϩⲓ̈ ⲡⲥⲁ ⲛⲡⲓⲧⲛ̅ ⲁ̣[ⲧ]‐ <text:line-break/><text:span text:style-name="T1"> </text:span><text:span text:style-name="T3">(94/8) </text:span> ⲟⲓⲕⲟⲛⲟⲙⲓⲁ· ⲁⲩⲱ ⲟⲩⲗⲟⲅⲟⲥ ⲡⲉ· ⲁⲩϭⲛ‐ <text:line-break/><text:span text:style-name="T1"> </text:span><text:span text:style-name="T3">(94/9) </text:span> ϣⲉϫⲉ ⲡⲉ· ⲁⲩⲱ ⲡϫⲱⲕ ⲛ̅ⲛⲉϩⲃⲏⲩⲉ ⲡⲉ <text:line-break/><text:span text:style-name="T1"> </text:span><text:span text:style-name="T3">(94/10) </text:span> [ⲁⲃⲁ]ⲗ̣ ϩⲛ̅ ⲡⲓⲣⲏⲧⲉ· ⲁⲩⲱ ⲛⲉⲉⲓ ⲛⲉ· ⲉⲛ‐ <text:line-break/><text:span text:style-name="T1"> </text:span><text:span text:style-name="T3">(94/11) </text:span> ⲧ̣ⲁϩ·ϫⲓ ⲙⲟⲣⲫⲏ· ⲛⲙ̅ⲙⲉϥ· ⲕⲁⲧⲁ ⲧϩⲓ̣̈‐ <text:line-break/><text:span text:style-name="T1"> </text:span><text:span text:style-name="T3">(94/12) </text:span> ⲕⲱⲛ ⲇⲉ· ⲙ̅ⲡⲗⲏⲣⲟⲩⲙⲁ· ⲉⲩⲛ̅ⲧⲉⲩ ⲙ̅‐ <text:line-break/><text:span text:style-name="T1"> </text:span><text:span text:style-name="T3">(94/13) </text:span> ⲙ̣ⲉⲩ ⲛⲟⲩⲉⲓⲁⲧⲉ ⲉⲧⲉ ⲛⲉⲧⲁ〈ⲧⲁ〉ⲛϩⲟ〈ⲟ〉ⲩ ⲁⲛ̣ [ⲁ]‐ <text:line-break/><text:span text:style-name="T1"> </text:span><text:span text:style-name="T3">(94/14) </text:span> ϩ̣ⲟⲩⲛ· ⲉⲡⲟⲩⲉⲉⲓ ⲡⲟⲩⲉⲉⲓ· ⲉⲩⲭⲁⲣⲁⲕⲧⲏ‐ <text:line-break/><text:span text:style-name="T1"> </text:span><text:span text:style-name="T3">(94/15) </text:span> [ⲣ]ⲓ̣ⲟⲛ ⲡⲉ· ⲛ̅ⲧⲉ ⲡⲟⲩⲉⲉⲓ ⲡⲟⲩⲉⲉⲓ· ⲛ̅ⲛⲓϩⲟ̣ <text:line-break/><text:span text:style-name="T1"> </text:span><text:span text:style-name="T3">(94/16) </text:span> ⲛⲉⲉⲓ ⲉⲧⲉ ϩⲛ̅ⲙⲟⲣⲫⲏ ⲛⲉ ⲙ̅ⲙⲛ̅ⲧϩⲁⲟⲩⲧ <text:line-break/><text:span text:style-name="T1"> </text:span><text:span text:style-name="T3">(94/17) </text:span> ⲉϩⲛ̅ⲛⲁⲃⲁⲗ ϩⲙ̅ ⲡⲓϣⲱⲛⲉ ⲉⲛ ⲛⲉ ⲉⲧⲉ <text:line-break/><text:span text:style-name="T1"> </text:span><text:span text:style-name="T3">(94/18) </text:span> ⲧⲁⲉⲓ ⲧⲉ· ⲧⲙⲛ̅ⲧⲥϩⲓ̈ⲙⲉ· ⲁⲗⲗⲁ ϩⲛ̅ⲛⲁⲃⲁⲗ <text:line-break/><text:span text:style-name="T1"> </text:span><text:span text:style-name="T3">(94/19) </text:span> ϩⲛ̅ ⲡⲉⲉⲓ ⲛⲉ· ⲏⲇⲏ ⲉⲛⲧⲁϩⲕⲱ ⲛ̅ⲥⲱϥ ⲙ̅‐ <text:line-break/><text:span text:style-name="T1"> </text:span><text:span text:style-name="T3">(94/20) </text:span> ⲡⲓϣⲱⲛⲉ ⲉⲩⲛ̅ⲧⲉϥ ⲙ̅ⲙⲉⲩ· ⲙ̅ⲡⲣⲉⲛ <text:line-break/><text:span text:style-name="T1"> </text:span><text:span text:style-name="T3">(94/21) </text:span> ⲛ̅ⲧⲉⲕⲕⲗⲏⲥⲓⲁ· ϩⲛ̅ⲛ ⲟⲩϯ ⲙⲉⲧⲉ <text:line-break/><text:span text:style-name="T1"> </text:span><text:span text:style-name="T3">(94/22) </text:span> ⲅⲁⲣ· ⲉⲩⲉⲓⲛⲉ ⲙ̅ⲡϯ ⲙⲉⲧⲉ· ϩⲛ̅ ⲧⲥⲁⲟⲩϩⲥ̅ <text:line-break/><text:span text:style-name="T1"> </text:span><text:span text:style-name="T3">(94/23) </text:span> ⲛ̅ⲛⲉⲛⲧⲁϩⲟⲩⲁⲛϩⲟⲩ §ϫⲉ ⲡⲉⲉⲓ ⲙⲉⲛ <text:line-break/><text:span text:style-name="T1"> </text:span><text:span text:style-name="T3">(94/24) </text:span> ⲉⲧⲁϩϣⲱⲡⲉ· ⲕⲁⲧⲁ ⲧϩⲓ̈ⲕⲱⲛ ⲙ̅ⲡⲟⲩ‐ <text:line-break/><text:soft-page-break/><text:span text:style-name="T1"> </text:span><text:span text:style-name="T3">(94/25) </text:span> ⲁⲉⲓⲛⲉ ⲛ̅ⲧⲁϥ ϩⲱⲱϥ· ϥϫⲏⲕ ⲁⲃⲁⲗ· <text:line-break/><text:span text:style-name="T1"> </text:span><text:span text:style-name="T3">(94/26) </text:span> ϩⲱⲥ ⲉⲩϩⲓ̈ⲕⲱⲛ ⲡⲉ ⲛ̅ⲧⲉ ⲡⲟⲩⲟⲉⲓⲛ <text:line-break/><text:span text:style-name="T1"> </text:span><text:span text:style-name="T3">(94/27) </text:span> ⲛ̅ⲟⲩⲱⲧ· ⲉⲧϣⲟⲟⲡ· ⲉⲧⲉ ⲛ̅ⲧⲁϥ ⲡⲉ ⲛⲓ·‐ <text:line-break/><text:span text:style-name="T1"> </text:span><text:span text:style-name="T3">(94/28) </text:span> ⲡⲧⲏⲣϥ̅ ⲉϣϫⲉ ⲛ̅·ⲁϥϭⲁϫⲃ̅ ⲁⲡⲁⲉⲓ ⲉⲧⲉ <text:line-break/><text:span text:style-name="T1"> </text:span><text:span text:style-name="T3">(94/29) </text:span> ⲛⲉⲩϩⲓ̈ⲕⲱⲛ ⲛ̅ⲧⲉϥ ⲡⲉ· ⲁⲗⲗⲁ ⲟⲩⲛ̅ⲧⲉϥ <text:line-break/><text:span text:style-name="T1"> </text:span><text:span text:style-name="T3">(94/30) </text:span> ⲙ̅ⲙⲉⲩ ⲛ̅ⲧⲉϥⲙⲛ̅ⲧⲁⲧⲡⲱϣⲉ· ⲁⲃⲁⲗ· <text:line-break/><text:span text:style-name="T1"> </text:span><text:span text:style-name="T3">(94/31) </text:span> ⲛ̅ⲇⲉ· ϫⲉ ⲙⲟⲩⲛⲅ̅ ⲛ̅ϩⲟ ⲡⲉ· ⲛ̅ⲧⲉ ⲡⲟⲩ‐ <text:line-break/><text:span text:style-name="T1"> </text:span><text:span text:style-name="T3">(94/32) </text:span> ⲁⲉⲓⲛ ⲡⲉ· ⲛ̅ⲁⲧ·ⲡⲱϣⲉ· ⲛ̅ⲛⲉⲉⲓ ⲛ̅ⲇⲉ ⲛ̅‐ <text:line-break/><text:span text:style-name="T1"> </text:span><text:span text:style-name="T3">(94/33) </text:span> ⲧⲁϥ ⲉⲛⲧⲁⲩϣⲱⲡⲉ ⲕⲁⲧⲁ ⲧϩⲓ̈ⲕⲱⲛ <text:line-break/><text:span text:style-name="T1"> </text:span><text:span text:style-name="T3">(94/34) </text:span> ⲙ̅ⲡⲟⲩⲉⲉⲓ ⲡⲟⲩⲉⲉⲓ ⲛ̅ⲛⲁⲓⲱⲛ ϩⲛ̅ <text:line-break/><text:span text:style-name="T1"> </text:span><text:span text:style-name="T3">(94/35) </text:span> ⲧⲟⲩⲥⲓⲁ ⲙⲉⲛ ⲛ̅ⲧⲁⲩ ⲛⲉ· ϩⲛ̅ ⲡⲉⲧⲉⲛⲣ̅ <text:line-break/><text:span text:style-name="T1"> </text:span><text:span text:style-name="T3">(94/36) </text:span> ϣⲣⲡ̅ ⲛ̅ϫⲟⲟϥ ϩⲛ̅ ⲧϭⲟⲙ ⲛ̅ⲇⲉ· ⲥⲉⲥⲏϣ <text:line-break/><text:span text:style-name="T1"> </text:span><text:span text:style-name="T3">(94/37) </text:span> ⲉⲛ· ⲁⲃⲁⲗ· ϫⲉ ϩⲛ̅ ⲡⲟⲩⲉⲉⲓ ⲡⲟⲩⲉⲉⲓ {ⲛ̅‐ <text:line-break/><text:span text:style-name="T1"> </text:span><text:span text:style-name="T3">(94/38) </text:span> ⲇⲉ ⲡⲟⲩⲉⲉⲓ ⲡⲟⲩⲉⲉⲓ·} ⲛ̅ⲇⲉⲩ ⲧⲉ· ϩⲣⲏⲓ̈ <text:line-break/><text:span text:style-name="T1"> </text:span><text:span text:style-name="T3">(94/39) </text:span> ⲛⲉⲛ ϩⲛ̅ ⲡⲙⲟⲩϫϭ ϣⲁ ⲛⲟⲩⲉⲣⲏⲩ <text:line-break/><text:span text:style-name="T1"> </text:span><text:span text:style-name="T3">(94/40) </text:span> ⲟⲩⲛⲧⲉⲩ ⲙ̅ⲙⲉⲩ ⲙ̅ⲡϣⲱϣ {ⲙ̅}ⲡⲟⲩ‐ <text:line-break/><text:span text:style-name="T1"> </text:span><text:span text:style-name="T3">(95/1) </text:span> ⲉⲉ̣[ⲓ] ⲇⲉ· ⲡⲟⲩⲉⲉⲓ ⲙ̅ⲡⲟⲩⲛⲁϩ ⲡⲱϥ <text:line-break/><text:span text:style-name="T1"> </text:span><text:span text:style-name="T3">(95/2) </text:span> {ⲛ̅ⲇⲉ} ⲁⲃⲁⲗ· ⲉⲧⲃⲉ ⲡⲉⲉⲓ· ϩⲛ̅ⲡⲁⲑⲟⲥ <text:line-break/><text:span text:style-name="T1"> </text:span><text:span text:style-name="T3">(95/3) </text:span> ⲛⲉ· ⲡⲁⲑⲟⲥ ⲛ̅ⲅⲁⲣ· ⲡⲉ ⲡϣⲱⲛⲉ ϩⲱⲥ <text:line-break/><text:span text:style-name="T1"> </text:span><text:span text:style-name="T3">(95/4) </text:span> ⲉϩⲛ̅ϫⲡⲟ ⲉⲛ ⲛⲉ ⲁⲃⲁⲗ· ϩⲛ̅ ⲡⲧⲱⲧ· ⲛ̅‐ <text:line-break/><text:span text:style-name="T1"> </text:span><text:span text:style-name="T3">(95/5) </text:span> ⲇⲉ ⲡⲗⲏⲣⲱⲙⲁ ⲁⲗⲗⲁ ⲁⲃⲁⲗ· ϩⲛ̅ ⲡⲁⲓ̈ <text:line-break/><text:span text:style-name="T1"> </text:span><text:span text:style-name="T3">(95/6) </text:span> ⲏ̅ⲇⲏ· ⲉⲧⲉ·ⲙⲡⲁⲧϥ̅ϫⲓ ⲙ̅ⲡⲓⲱⲧ· ⲉⲓ〈ⲉ〉 <text:line-break/><text:span text:style-name="T1"> </text:span><text:span text:style-name="T3">(95/7) </text:span> ⲡⲧⲱⲧ· ⲙⲛ̅ ⲡⲉϥⲧⲏⲣϥ̅ ⲁⲩⲱ ⲡⲟⲩⲱϣⲉ <text:line-break/><text:span text:style-name="T1"> </text:span><text:span text:style-name="T3">(95/8) </text:span> ⲛⲉ· ⲟⲩⲡⲉⲧⲣ̅ ϣⲉⲩ· ⲡⲉ· ⲁⲧⲟⲓⲕⲟⲛⲟⲙⲓⲁ̣ <text:line-break/><text:span text:style-name="T1"> </text:span><text:span text:style-name="T3">(95/9) </text:span> ⲉⲧⲛⲁϣⲱⲡⲉ· ⲉⲁⲩⲛⲉⲩⲉ ⲁⲣⲁⲩⲟ̣ⲩ <text:line-break/><text:span text:style-name="T1"> </text:span><text:span text:style-name="T3">(95/10) </text:span> ⲁⲧⲣⲟⲩϫⲱⲃⲉ ⲛ̅ⲛⲧⲟⲡⲟⲥ ⲉⲧⲛ̅ⲡⲥ[ⲁ] ⲛ̣‐ <text:line-break/><text:span text:style-name="T1"> </text:span><text:span text:style-name="T3">(95/11) </text:span> [ⲡ]ⲓ̣ⲧ̣ⲛ̅ ⲉⲛⲥⲉⲛⲁϣ ϭⲙ ϭⲟⲙ ⲛ̅ⲇⲉ ⲉⲛ <text:line-break/><text:span text:style-name="T1"> </text:span><text:span text:style-name="T3">(95/12) </text:span> ⲛ̅ϫⲓ ⲛ̅ⲧⲟⲡⲟⲥ ⲁϣⲱⲡ ⲙ̅ⲡⲟⲩϭⲛ̅ⲉⲓ ⲥⲉ̣‐ <text:line-break/><text:span text:style-name="T1"> </text:span><text:span text:style-name="T3">(95/13) </text:span> ϩⲏⲧⲟⲩ ⲛ̅ϭⲗⲟⲙ· ⲉⲓⲙⲏⲧⲓ ⲕⲁⲧⲁ ⲟⲩⲉ̣[ⲉⲓ] <text:line-break/><text:span text:style-name="T1"> </text:span><text:span text:style-name="T3">(95/14) </text:span> ⲟⲩⲉⲉⲓ· ⲛ̅ⲇⲉ ⲡⲟⲩⲉⲉⲓ ⲡⲟⲩⲉⲉⲓ ⲉⲩⲁ[ⲛⲁⲅ]‐ <text:line-break/><text:span text:style-name="T1"> </text:span><text:span text:style-name="T3">(95/15) </text:span> ⲕⲁⲓⲟⲛ ⲡⲉ· {ⲡⲉ} ⲡⲟⲩϭⲛ̅{ⲉ̅ⲓ} ⲉⲡⲓⲇⲏ ϩⲱⲃ̣ <text:line-break/><text:span text:style-name="T1"> </text:span><text:span text:style-name="T3">(95/16) </text:span> ⲛⲓⲙ ⲉⲩⲛⲁϫⲱⲕ ⲁⲃⲁⲗ ϩⲓ̈ⲧⲟⲟⲧⲟⲩ <text:line-break/><text:span text:style-name="T1"> </text:span><text:span text:style-name="T3">(95/17) </text:span> §ϫⲉ ⲛ̅ⲧⲁⲩ ϭⲉ ⲧⲏⲣⲟⲩ ϩⲁⲡⲁ→ⲝ←ϩⲁⲡⲗⲱⲥ <text:line-break/><text:span text:style-name="T1"> </text:span><text:span text:style-name="T3">(95/18) </text:span> ⲛⲉⲧⲣ̅ ϣⲣⲡ̅ ⲛ̅ϣⲟⲟⲡ ⲙⲛ̅ ⲛⲉⲧϣⲟⲟⲡ· ⲧ[ⲉ]‐ <text:line-break/><text:span text:style-name="T1"> </text:span><text:span text:style-name="T3">(95/19) </text:span> ⲛⲟⲩ ⲙⲛ̅ ⲛⲉⲧⲛⲁϣⲱⲡⲉ· ⲁϥϫⲓ ⲙ̅‐ <text:line-break/><text:span text:style-name="T1"> </text:span><text:span text:style-name="T3">(95/20) </text:span> ⲡⲛⲉⲩ ⲁⲣⲁⲟⲩ ⲛ̅ϭⲓ ⲡⲗⲟⲅⲟⲥ ⲉⲁⲩⲛ̅‐ <text:line-break/><text:span text:style-name="T1"> </text:span><text:span text:style-name="T3">(95/21) </text:span> ϩⲟⲩⲧϥ̅ ⲁⲧⲟⲓⲕⲟⲛⲟⲙⲓⲁ· ⲛ̅ⲛⲉⲧⲕⲏ <text:line-break/><text:span text:style-name="T1"> </text:span><text:span text:style-name="T3">(95/22) </text:span> ⲁϩⲣⲏⲓ̈ ⲧⲏⲣⲟⲩ ϩⲛ̅ϩⲁⲉⲓ→ⲛⲉ← ⲙⲉⲛ ⲏⲇⲏ <text:line-break/><text:span text:style-name="T1"> </text:span><text:span text:style-name="T3">(95/23) </text:span> ϩⲛ̅ ⲛⲉϩⲃⲏⲟⲩⲉ· ⲉⲩⲣ̅ ϣⲉⲩ· ⲁⲧⲣⲟⲩ‐ <text:line-break/><text:span text:style-name="T1"> </text:span><text:span text:style-name="T3">(95/24) </text:span> ϣⲱⲡⲉ· ⲛ̅ⲥⲡⲉⲣⲙⲁ ⲇⲉ ⲉⲧⲛⲁϣⲱ‐ <text:line-break/><text:span text:style-name="T1"> </text:span><text:span text:style-name="T3">(95/25) </text:span> ⲡⲉ· ⲉⲩⲛ̅ⲧⲉϥⲥⲉ ⲛ̅ϩⲏⲧϥ̅ ⲁⲃⲁⲗ ϩⲓ̈ⲧⲛ <text:line-break/><text:span text:style-name="T1"> </text:span><text:span text:style-name="T3">(95/26) </text:span> ⲡϣⲡ ⲱⲡ· ⲉⲛⲧⲁϩϣⲱⲡⲉ ⲙ̅ⲡⲁⲉⲓ <text:line-break/><text:span text:style-name="T1"> </text:span><text:span text:style-name="T3">(95/27) </text:span> ⲉⲛⲧⲁϥⲣ̅ ⲃⲁⲕⲏ· ⲙ̅ⲙⲁϥ ϩⲱⲥ ⲉⲡⲁ· <text:line-break/><text:span text:style-name="T1"> </text:span><text:span text:style-name="T3">(95/28) </text:span> ϩⲛ̅ⲥⲡⲉⲣⲙⲁ ⲡⲉ· ⲉⲩⲛⲁϣⲱⲡⲉ ⲁⲩⲱ <text:line-break/><text:span text:style-name="T1"> </text:span><text:span text:style-name="T3">(95/29) </text:span> ⲁϥϫⲡⲟ ⲙ̅ⲡⲉϥⲙⲓⲥⲉ· ⲉⲧⲉ ⲡⲉⲉⲓ <text:line-break/><text:span text:style-name="T1"> </text:span><text:span text:style-name="T3">(95/30) </text:span> ⲡⲟⲩⲱⲛϩ̅ ⲁⲃⲁⲗ· ⲙ̅ⲡⲉⲉⲓ ⲉⲛⲧⲁϥ‐ <text:line-break/><text:span text:style-name="T1"> </text:span><text:span text:style-name="T3">(95/31) </text:span> ⲣ̅ ⲃⲁⲕⲏ ⲙ̅ⲙⲟϥ ⲡⲥⲡⲉⲣⲙⲁ ⲇⲉ ⲛ̅‐ <text:line-break/><text:soft-page-break/><text:span text:style-name="T1"> </text:span><text:span text:style-name="T3">(95/32) </text:span> ϣⲡ ⲱⲡ· ⲉⲩⲣⲁⲉⲓⲥ ⲁⲣⲁϥ ⲁϩⲉⲛⲟⲩⲁ‐ <text:line-break/><text:span text:style-name="T1"> </text:span><text:span text:style-name="T3">(95/33) </text:span> ⲉⲓϣ ⲁⲧⲣⲟⲩϣⲱⲡⲉ ⲉⲁⲩⲧⲁϣⲟⲩ ⲛ̅‐ <text:line-break/><text:span text:style-name="T1"> </text:span><text:span text:style-name="T3">(95/34) </text:span> ϭⲓ ⲛⲉⲛⲧⲁⲩⲧⲁϣⲟⲩ ⲉⲩϫⲁⲩ ⲁⲃⲁⲗ <text:line-break/><text:span text:style-name="T1"> </text:span><text:span text:style-name="T3">(95/35) </text:span> ϩⲓ̈ⲧⲛ̅ ⲧϭⲛ̅ⲉⲓ̅ ⲙ̅ⲡⲥⲱⲧⲏⲣ· ⲁⲩⲱ ⲛⲉⲧ‐ <text:line-break/><text:span text:style-name="T1"> </text:span><text:span text:style-name="T3">(95/36) </text:span> ⲛⲙ̅ⲙⲉϥ ⲛⲉⲉⲓ ⲉⲛⲧⲁⲩ ⲛⲉ ⲛ̅ϣⲁ‐ <text:line-break/><text:span text:style-name="T1"> </text:span><text:span text:style-name="T3">(95/37) </text:span> ⲣⲉⲡ ⲁⲩⲥⲁⲩⲛⲉ ⲙⲛ̅ ⲟⲩⲉⲁⲩ ⲛ̅ⲇⲉ <text:line-break/><text:span text:style-name="T1"> </text:span><text:span text:style-name="T3">(95/38) </text:span> ⲡⲓⲱⲧ· §ϫⲉ ⲡⲉⲧⲉϣϣⲉ ⲡⲉ ⲛ̅ϩⲣⲏⲉⲓ· <text:line-break/><text:span text:style-name="T1"> </text:span><text:span text:style-name="T3">(96/1) </text:span> [ϩ]ⲛ̅ ⲡⲧⲱⲃϩ̅ ⲉⲛⲧⲁϥⲉⲓⲣⲉ ⲙ̅ⲙⲁϥ ⲙ̣ⲛ̣̅ ⲡ̣ⲛ̣[ⲟⲩ]‐ <text:line-break/><text:span text:style-name="T1"> </text:span><text:span text:style-name="T3">(96/2) </text:span> ϩⲟⲩ ⲁϩⲟⲩⲛ· ⲉⲛⲧⲁϩϣⲱⲡⲉ ⲉⲧⲃⲏⲧ[ϥ] <text:line-break/><text:span text:style-name="T1"> </text:span><text:span text:style-name="T3">(96/3) </text:span> ϫⲉⲕⲁⲥ ϩⲛ̅ϩⲁⲉⲓⲛⲉ· ⲛⲉⲛ ⲉⲩⲛⲁⲧⲉⲕⲟ <text:line-break/><text:span text:style-name="T1"> </text:span><text:span text:style-name="T3">(96/4) </text:span> ϩⲛ̅ⲕⲉⲕⲁⲩⲉ ⲉⲩⲛⲁⲣ̅ ⲡⲉⲧⲛⲁⲛⲟⲩϥ <text:line-break/><text:span text:style-name="T1"> </text:span><text:span text:style-name="T3">(96/5) </text:span> ⲛⲉⲩ· ϩⲛ̅ⲕⲉⲕⲁⲩⲉ ⲇⲉ· ⲁⲛ ⲉⲩⲛⲁ·‐ <text:line-break/><text:span text:style-name="T1"> </text:span><text:span text:style-name="T3">(96/6) </text:span> ⲛⲁⲩϩⲟⲩ ⲁⲃⲁⲗ· ⲁϥⲣ̅ ϣⲟⲣⲡ̅ ⲛ̅ⲥⲟⲃⲧⲉ̣ <text:line-break/><text:span text:style-name="T1"> </text:span><text:span text:style-name="T3">(96/7) </text:span> ⲛ̅ⲧⲕⲟⲗⲁⲥⲓⲥ ⲛ̅ⲛⲉⲉⲓ· ⲉⲧⲟⲉⲓ· ⲛ̅ⲁⲧ‐ <text:line-break/><text:span text:style-name="T1"> </text:span><text:span text:style-name="T3">(96/8) </text:span> ⲣ̅ ⲡⲓⲑⲉ· ⲉϥⲣ̅ ⲭⲣⲁⲥⲑⲉ· ϩⲛ̅ⲛ ⲟⲩⲧϭⲟⲙ <text:line-break/><text:span text:style-name="T1"> </text:span><text:span text:style-name="T3">(96/9) </text:span> ⲙ̅ⲡⲉⲧⲁϩⲟⲩⲱⲛϩ̅ ⲡⲉⲉⲓ ⲉⲛⲧⲁϥϫⲓ· <text:line-break/><text:span text:style-name="T1"> </text:span><text:span text:style-name="T3">(96/10) </text:span> ⲛ̣̅ⲧⲟⲟⲧϥ̅ ⲛ̅ⲧⲉⲝⲟⲩⲥⲓⲁ ⲛⲇⲉ ⲛⲓⲡⲧⲏⲣ̣[ϥ] <text:line-break/><text:span text:style-name="T1"> </text:span><text:span text:style-name="T3">(96/11) </text:span> ⲁ̣ⲧⲣⲉϥⲡⲱⲣϫ̅ ⲁⲃⲁⲗ ⲙ̅ⲙⲁϥ· ⲛ̅[ⲧ]ⲁ̣ϥ̣ <text:line-break/><text:span text:style-name="T1"> </text:span><text:span text:style-name="T3">(96/12) </text:span> ⲉⲧϩⲉ· ⲥⲁ ⲛⲡⲓⲧⲛ̅ ⲁⲩⲱ ϥⲕⲁⲁϥ ⲁⲛ <text:line-break/><text:span text:style-name="T1"> </text:span><text:span text:style-name="T3">(96/13) </text:span> ⲉϥⲛⲏϩ ⲁⲃⲁⲗ ⲙ̅ⲡⲉⲧϫⲁⲥⲉ· ϣⲁⲧⲉ[ϥ]‐ <text:line-break/><text:span text:style-name="T1"> </text:span><text:span text:style-name="T3">(96/14) </text:span> ⲥⲁⲃⲧⲉ· ⲛ̅ⲧⲟⲓⲕⲟⲛⲟⲙⲓⲁ· ⲛ̅ⲛⲉⲧ‐ <text:line-break/><text:span text:style-name="T1"> </text:span><text:span text:style-name="T3">(96/15) </text:span> ϩ̣ⲉ ⲥⲁ ⲛⲃⲟⲗ· ⲧⲏⲣⲟⲩ ϥϯ ⲛ̅ⲧⲭⲱⲣⲁ <text:line-break/><text:span text:style-name="T1"> </text:span><text:span text:style-name="T3">(96/16) </text:span> ⲙⲡⲟⲩⲉⲉⲓ ⲡⲟⲩⲉⲉⲓ· ⲉⲧ·ⲧⲉϩⲟ ⲙ̅ⲙⲁϥ <text:line-break/><text:span text:style-name="T1"> </text:span><text:span text:style-name="T3">(96/17) </text:span> §ϫⲉ ⲡⲗⲟⲅⲟⲥ ⲁϥⲧⲉϩⲁϥ· ⲁⲣⲉⲧϥ̅ ⲛ̅‐ <text:line-break/><text:span text:style-name="T1"> </text:span><text:span text:style-name="T3">(96/18) </text:span> ϣⲟⲣⲡ̅· ⲉϥⲧⲥⲁⲉⲓⲟ· ⲛ̅ⲛⲓⲡⲧⲏⲣϥ̅ ϩⲱⲥ <text:line-break/><text:span text:style-name="T1"> </text:span><text:span text:style-name="T3">(96/19) </text:span> ⲉⲩⲁⲣⲭⲏ ⲡⲉ· ⲁⲩⲱ ⲟⲩⲗⲁⲉⲓϭⲉ ⲡⲉ· <text:line-break/><text:span text:style-name="T1"> </text:span><text:span text:style-name="T3">(96/20) </text:span> ⲁⲩⲱ ⲟⲩϩⲏⲅⲉⲙⲱⲛ ⲡⲉ· ⲛ̅ⲛⲉⲧⲁϩ‐ <text:line-break/><text:span text:style-name="T1"> </text:span><text:span text:style-name="T3">(96/21) </text:span> ϣⲱⲡⲉ· ⲙ̅ⲡⲥⲙⲁⲧ· ⲙ̅ⲡⲓⲱⲧ· ⲡⲁⲉⲓ ⲉⲛ‐ <text:line-break/><text:span text:style-name="T1"> </text:span><text:span text:style-name="T3">(96/22) </text:span> ⲧⲁϩϣⲱⲡⲉ ⲛ̅ⲗⲁⲉⲓϭⲉ ⲙ̅ⲡⲧⲉϩⲟ· <text:line-break/><text:span text:style-name="T1"> </text:span><text:span text:style-name="T3">(96/23) </text:span> ⲁⲣⲉⲧϥ̅ ⲉⲧⲣ̅ ϣⲣⲡ̅ ⲛ̅ϣⲟⲟⲡ ⲙⲛ̅ⲛ̅ⲥⲱϥ <text:line-break/><text:span text:style-name="T1"> </text:span><text:span text:style-name="T3">(96/24) </text:span> ⲁϥⲧⲥⲉⲛⲟ ⲛ̅ⲛⲓϩⲓ̈ⲕⲱⲛ ⲉⲧⲣ̅ ϣⲣⲡ ⲛ̅‐ <text:line-break/><text:span text:style-name="T1"> </text:span><text:span text:style-name="T3">(96/25) </text:span> ϣⲟⲟⲡ ⲛⲉⲉⲓ ⲛ̅ⲧⲁϥⲛ̅ⲧⲟⲩ ⲁⲃⲁⲗ ϩⲛ̅‐ <text:line-break/><text:span text:style-name="T1"> </text:span><text:span text:style-name="T3">(96/26) </text:span> ⲛ ⲟⲩ〈ⲉⲩ〉ⲭⲁⲣⲓⲥⲧⲓⲁ ⲙⲛ̅ ⲟⲩⲉⲁⲩ ⲉⲓⲧⲁ· <text:line-break/><text:span text:style-name="T1"> </text:span><text:span text:style-name="T3">(96/27) </text:span> ⲁϥⲧⲥⲁⲉⲓⲱ· ⲙ̅ⲡⲙⲁ· ⲛ̅ⲛⲉⲉⲓ ⲉⲛⲧⲁϥ‐ <text:line-break/><text:span text:style-name="T1"> </text:span><text:span text:style-name="T3">(96/28) </text:span> ⲛ̅ⲧⲟⲩ ⲕⲁⲧⲁ ⲟⲩⲉⲁⲩ ⲡⲉⲧⲟⲩⲙⲟⲩⲧⲉ· <text:line-break/><text:span text:style-name="T1"> </text:span><text:span text:style-name="T3">(96/29) </text:span> ⲁⲣⲁϥ ϫⲉ ⲡⲁⲣⲁⲇⲓⲇⲟⲥ ⲙⲛ̅ ⲧⲁ‐ <text:line-break/><text:span text:style-name="T1"> </text:span><text:span text:style-name="T3">(96/30) </text:span> ⲡⲟⲗⲁⲩⲥⲓⲥ ⲙⲛ̅ ⲡⲟⲩⲛⲁϥ ⲉ{ϥ}ⲧⲙⲏϩ <text:line-break/><text:span text:style-name="T1"> </text:span><text:span text:style-name="T3">(96/31) </text:span> ⲛ̅ⲧⲣⲟⲫⲏ ⲙⲛ̅ ⲡⲟⲩⲛⲁϥ ⲛⲉⲉⲓ ⲉⲧⲣ̅ <text:line-break/><text:span text:style-name="T1"> </text:span><text:span text:style-name="T3">(96/32) </text:span> ϣⲣⲡ̅ ⲛ̅ϣⲟⲟⲡ· ⲁⲩⲱ ⲁⲃⲁⲗ· <text:line-break/><text:span text:style-name="T1"> </text:span><text:span text:style-name="T3">(96/33) </text:span> ⲛ̅ⲙⲛ̅ⲧⲛⲁϥⲣⲉ ⲛⲓⲙ ⲉⲧϣⲟⲟⲡ ϩⲛ̅ <text:line-break/><text:span text:style-name="T1"> </text:span><text:span text:style-name="T3">(96/34) </text:span> ⲡⲗⲏⲣⲟⲩⲙⲁ· ⲉϥⲧⲟⲩϫⲟ ⲛ̅ϯϩⲓ̈ⲕⲱⲛ <text:line-break/><text:span text:style-name="T1"> </text:span><text:span text:style-name="T3">(96/35) </text:span> ⲉⲓⲇⲁ· ⲁϥⲧⲥⲁⲉⲓⲟ· ⲛ̅ϯⲙⲛ̅ⲧⲣ̅ⲣⲟ· ⲉⲥ‐ <text:line-break/><text:span text:style-name="T1"> </text:span><text:span text:style-name="T3">(96/36) </text:span> ⲟⲉⲓ̅ ⲙ̅ⲡⲣⲏⲧⲉ ⲛ̅ⲛⲟⲩⲡⲟⲗⲓⲥ ⲉⲥ‐ <text:line-break/><text:span text:style-name="T1"> </text:span><text:span text:style-name="T3">(96/37) </text:span> ⲙⲏϩ ⲁⲃⲁⲗ ⲙ̅ⲡⲉⲧⲁⲛⲓⲧ· ⲛⲓⲙ· ⲉ‐ <text:line-break/><text:span text:style-name="T1"> </text:span><text:span text:style-name="T3">(96/38) </text:span> ⲧⲉ ⲧⲙⲛ̅ⲧⲙⲁⲉⲓⲥⲁⲛ ⲧⲉ· ⲁⲩⲱ <text:line-break/><text:span text:style-name="T1"> </text:span><text:span text:style-name="T3">(96/39) </text:span> ϯⲛⲟϭ ⲙ̅ⲙⲛ̅ⲧⲁⲫⲑⲟⲛⲟⲥ· ⲉⲧⲙⲏϩ <text:line-break/><text:span text:style-name="T1"> </text:span><text:span text:style-name="T3">(97/1) </text:span> ⲁ̣ⲃ̣ⲁ̣ⲗ ⲛ̅ⲛⲓⲡⲛ(ⲉⲩⲙ)ⲁ ⲉⲧⲟⲩⲁⲁⲃ· ⲙⲛ̅ [ⲛⲓ]‐ <text:line-break/><text:soft-page-break/><text:span text:style-name="T1"> </text:span><text:span text:style-name="T3">(97/2) </text:span> ϭⲟⲙ ⲉⲧϫⲟⲟⲣ· ⲉⲧⲟⲩⲣ̅ ⲡⲟⲗⲓⲧⲉⲩⲉ̣ <text:line-break/><text:span text:style-name="T1"> </text:span><text:span text:style-name="T3">(97/3) </text:span> ⲙ̅ⲙⲟⲟⲩ ⲛⲉⲉⲓ ⲉⲧⲉ·ⲁⲡⲗⲟⲅⲟⲥ· <text:line-break/><text:span text:style-name="T1"> </text:span><text:span text:style-name="T3">(97/4) </text:span> ⲛ̅ⲧⲟⲩ ⲁⲃⲁⲗ· ⲁⲩⲱ ⲁϥⲧⲱⲕ ⲁⲣⲉⲧϥ <text:line-break/><text:span text:style-name="T1"> </text:span><text:span text:style-name="T3">(97/5) </text:span> ϩⲛ̅ⲛ ⲟⲩϭⲟⲙ ⲉⲓⲇⲁ ⲡⲧⲟⲡⲟⲥ ⲛ̅‐ <text:line-break/><text:span text:style-name="T1"> </text:span><text:span text:style-name="T3">(97/6) </text:span> ⲧⲉⲕⲕⲗⲏⲥⲓⲁ ⲉⲧⲥⲟϩⲟⲩ ϩⲙ̅ ⲡⲉⲉⲓⲙ[ⲁ] <text:line-break/><text:span text:style-name="T1"> </text:span><text:span text:style-name="T3">(97/7) </text:span> ⲉⲩⲛ̅ⲧⲉϥ ⲙ̅ⲙⲉⲩ ⲙ̅ⲡⲥⲙⲁⲧ ⲛ̅ⲧⲉⲕ̣‐ <text:line-break/><text:span text:style-name="T1"> </text:span><text:span text:style-name="T3">(97/8) </text:span> ⲕⲗⲏⲥⲓⲁ ⲉⲧϣⲟⲟⲡ ϩⲛ̅ ⲛⲁⲓⲱⲛ ⲉⲧϯ ⲉ̣‐ <text:line-break/><text:span text:style-name="T1"> </text:span><text:span text:style-name="T3">(97/9) </text:span> ⲁⲩ ⲙ̅ⲡⲓⲱⲧ· ⲙⲛ̅ⲛ̅ⲥⲁ ⲛⲁⲓ̈ ⲡⲧⲟⲡⲟⲥ <text:line-break/><text:span text:style-name="T1"> </text:span><text:span text:style-name="T3">(97/10) </text:span> ⲙ̅ⲡⲛⲁϩⲧⲉ· ⲙⲛ̅ ⲡⲥⲱⲧⲙ̅ ⲁⲃⲁ̣[ⲗ ϩⲛ̅] <text:line-break/><text:span text:style-name="T1"> </text:span><text:span text:style-name="T3">(97/11) </text:span> ⲑⲉⲗⲡⲓⲥ ⲛⲁⲉⲓ· ⲉⲛⲧⲁϥϫⲓⲧⲟⲩ ⲛ̅ϭ[ⲓ ⲡⲗⲟ]‐ <text:line-break/><text:span text:style-name="T1"> </text:span><text:span text:style-name="T3">(97/12) </text:span> [ⲅ]ⲟ̣ⲥ ⲛ̅ⲧⲁⲣⲉⲡⲟⲩⲁⲉⲓⲛ ⲟⲩⲱⲛϩ̅ ⲁ̣[ⲃⲁⲗ] <text:line-break/><text:span text:style-name="T1"> </text:span><text:span text:style-name="T3">(97/13) </text:span> ⲉⲓⲇⲉ ϯⲇⲓⲁⲑⲉⲥⲓⲥ· ⲉⲧⲉ ⲡϣⲗⲏⲗ ⲡⲉ̣ [ⲙⲛ] <text:line-break/><text:span text:style-name="T1"> </text:span><text:span text:style-name="T3">(97/14) </text:span> ⲡⲥⲁⲡⲥⲡ̅ ⲛⲉⲉⲓ ⲉⲛⲧⲁⲡⲕⲱ→ⲉ← ⲁⲃⲁⲗ ⲟ̣[ⲩ]‐ <text:line-break/><text:span text:style-name="T1"> </text:span><text:span text:style-name="T3">(97/15) </text:span> ⲁϩϥ̅ ⲛⲥⲱⲟⲩ ⲁⲩⲱ ⲡϣⲉϫⲉ ϩⲁ ⲡⲣ[ⲁ ⲙ̅]‐ <text:line-break/><text:span text:style-name="T1"> </text:span><text:span text:style-name="T3">(97/16) </text:span> ⲡⲉⲧⲛⲁⲟⲩⲱⲛϩ̅ §ϫⲉ ⲛⲓⲧⲟⲡⲟⲥ ⲧⲏⲣⲟ̣[ⲩ] <text:line-break/><text:span text:style-name="T1"> </text:span><text:span text:style-name="T3">(97/17) </text:span> ⲙ̅ⲡⲛⲉⲩⲙⲁⲧⲓⲕⲟⲛ ϩⲛ̅ⲛ ⲟⲩϭⲟⲙ ⲙ̅‐ <text:line-break/><text:span text:style-name="T1"> </text:span><text:span text:style-name="T3">(97/18) </text:span> ⲡⲛⲉⲩⲙⲁⲧⲓⲕⲏ ⲥⲉⲛⲏϩ ⲁⲃⲁⲗ· ⲛ̅ⲛⲁ <text:line-break/><text:span text:style-name="T1"> </text:span><text:span text:style-name="T3">(97/19) </text:span> ⲡⲓⲙⲉⲩⲉ· ⲉⲥⲕⲏ ⲁϩⲣⲏⲓ̈ ⲛ̅ϭⲓ ⲧϭⲟⲙ ϩⲛ̣̅‐ <text:line-break/><text:span text:style-name="T1"> </text:span><text:span text:style-name="T3">(97/20) </text:span> ⲛ ⲟⲩϩⲓ̈ⲕⲱⲛ ⲉⲧⲉ ⲡⲁⲉⲓ ⲉⲧⲡⲱⲣϫ̅ ⲙ̣‐ <text:line-break/><text:span text:style-name="T1"> </text:span><text:span text:style-name="T3">(97/21) </text:span> ⲡⲗⲏⲣⲟⲩⲙⲁ ⲁⲡⲗⲟⲅⲟⲥ ⲉⲧϭⲟⲙ ⲉⲧⲣ̅ <text:line-break/><text:span text:style-name="T1"> </text:span><text:span text:style-name="T3">(97/22) </text:span> ⲉⲛⲉⲣⲅⲓ ⲁⲧⲣⲟⲩⲣ̅ ⲡⲣⲟⲫⲏⲧⲉⲩⲉ ϩⲁ ⲡ̣[ⲣⲁ] <text:line-break/><text:span text:style-name="T1"> </text:span><text:span text:style-name="T3">(97/23) </text:span> ⲛ̅ⲛⲉⲧⲛⲁϣⲱⲡⲉ· ⲉⲥⲕⲱⲉ ⲛ̅ⲛⲁ ⲡⲓⲙⲉⲩ̣[ⲉ] <text:line-break/><text:span text:style-name="T1"> </text:span><text:span text:style-name="T3">(97/24) </text:span> ⲉⲛⲧⲁϩϣⲱⲡⲉ· ⲁⲡⲉⲧⲣ̅ ϣⲟⲣⲉⲡ ⲛ̅ϣⲟ‐ <text:line-break/><text:span text:style-name="T1"> </text:span><text:span text:style-name="T3">(97/25) </text:span> ⲟⲡ· ⲉⲥⲕⲱ ⲙ̅ⲙⲁⲩ ⲉⲛ· ⲁⲧⲱϩ ⲙⲛ̅ ⲛⲉⲧ‐ <text:line-break/><text:span text:style-name="T1"> </text:span><text:span text:style-name="T3">(97/26) </text:span> ⲁϩϣⲱⲡⲉ ϩⲛ̅ⲛ ⲟⲩⲛⲉⲩ ⲛ̅ϩⲟ ⲛ̅ⲛⲉⲧϩⲁ‐ <text:line-break/><text:span text:style-name="T1"> </text:span><text:span text:style-name="T3">(97/27) </text:span> ⲧⲏϥ· §ϫⲉ ⲛⲁ ⲡⲓⲙⲉⲉⲩⲉ ϩⲱⲟⲩ ⲁⲛ· ⲡⲁⲓ̈ <text:line-break/><text:span text:style-name="T1"> </text:span><text:span text:style-name="T3">(97/28) </text:span> ⲉⲧϩⲓ̈ⲃⲟⲗ ⲙ̅ⲙⲟϥ ⲥⲉⲑⲃ̅ⲃⲓⲁⲉⲓⲧ· ⲥⲉ·‐ <text:line-break/><text:span text:style-name="T1"> </text:span><text:span text:style-name="T3">(97/29) </text:span> ⲧⲟⲩϫⲱ ⲙ̅ⲡⲉⲓⲛⲉ ϩⲱⲛⲟⲩ ⲙ̅{ⲡ}ⲡⲗⲏⲣⲱ‐ <text:line-break/><text:span text:style-name="T1"> </text:span><text:span text:style-name="T3">(97/30) </text:span> ⲙⲁⲧⲓⲕⲟⲛ ⲛ̅ϩⲟⲩⲟ ⲇⲉ ⲉⲧⲃⲉ ⲧⲕⲟⲓ‐ <text:line-break/><text:span text:style-name="T1"> </text:span><text:span text:style-name="T3">(97/31) </text:span> ⲛⲱⲛⲓⲁ ⲛ̅ⲛⲓⲣⲉⲛ ⲉⲛⲧⲁⲩⲧⲥⲁⲉⲓⲁⲉⲓⲧ· <text:line-break/><text:span text:style-name="T1"> </text:span><text:span text:style-name="T3">(97/32) </text:span> ⲛ̅ϩⲏⲧⲟⲩ §ϫⲉ ⲡⲓⲛⲟⲩϩⲟⲩ ⲁϩⲟⲩⲛ ϥⲑⲃ̅‐ <text:line-break/><text:span text:style-name="T1"> </text:span><text:span text:style-name="T3">(97/33) </text:span> ⲃⲓⲁⲉⲓⲧ· ⲛ̅ⲛⲁ ⲡⲓⲙⲉⲩⲉ· ⲁⲩⲱ ⲡⲓⲛⲟ‐ <text:line-break/><text:span text:style-name="T1"> </text:span><text:span text:style-name="T3">(97/34) </text:span> ⲙⲟⲥ ϩⲱⲱϥ ⲁⲛ ϥⲑⲃ̅ⲃⲓⲁⲉⲓⲧ· ⲛⲉⲩ ⲛ̅‐ <text:line-break/><text:span text:style-name="T1"> </text:span><text:span text:style-name="T3">(97/35) </text:span> ⲧⲉ ⲧⲕⲣⲓⲥⲓⲥ ⲉⲧⲉ ⲡⲓⲧⲁϫⲟⲩ ⲡⲉ· ⲁⲩⲱ <text:line-break/><text:span text:style-name="T1"> </text:span><text:span text:style-name="T3">(97/36) </text:span> ϯⲃⲗ̅ⲕⲉ ⲇⲉ· ⲛⲉⲉⲓ ⲥ{ⲉ}ⲑⲃ̅ⲃⲓⲁⲉⲓⲧ· ⲛⲉⲩ <text:line-break/><text:span text:style-name="T1"> </text:span><text:span text:style-name="T3">(97/37) </text:span> ϩⲱⲱⲥ ⲛ̅ϭⲓ ϯⲧϭⲟⲙ ⲉⲧⲡⲱⲣϫ̅ ⲛ̅ⲛⲉⲧ‐ <text:line-break/><text:span text:style-name="T1"> </text:span><text:span text:style-name="T3">(97/38) </text:span> ϩⲉ ⲥⲁ ⲛⲡⲓⲧⲛ̅ ⲙ̅ⲙⲁⲩ ⲉⲥⲛⲟⲩϫⲉ ⲙ̅ⲙⲁⲩ <text:line-break/><text:span text:style-name="T1"> </text:span><text:span text:style-name="T3">(97/39) </text:span> ⲁⲡⲟⲩⲁⲉⲓⲉ· ⲉⲥⲕⲱ ⲙ̅ⲙⲁⲩ ⲉⲛ <text:line-break/><text:span text:style-name="T1"> </text:span><text:span text:style-name="T3">(98/1) </text:span> [ⲁ]ⲡ̣ⲱⲗϣ̅ ⲁϩⲣⲏⲓ̈ ⲁϫⲛ ⲛⲁ ⲡⲓⲙⲉⲉⲩⲉ̣ ⲙ[ⲛ] <text:line-break/><text:span text:style-name="T1"> </text:span><text:span text:style-name="T3">(98/2) </text:span> ⲡ̣ⲛⲟⲩϩ ⲉϩⲟⲩⲛ ⲉⲧⲉ ⲧⲉⲉⲓ ⲧⲉ ⲑⲣ̅ⲧⲉ· ⲙⲛ̣̅ <text:line-break/><text:span text:style-name="T1"> </text:span><text:span text:style-name="T3">(98/3) </text:span> ⲧ̣ⲁⲡⲟⲣⲓⲁ· ⲁⲩⲱ ⲧⲃ̅ϣⲉ· ⲁⲩⲱ ϯⲁⲣⲙⲉⲥ ⲁⲩⲱ <text:line-break/><text:span text:style-name="T1"> </text:span><text:span text:style-name="T3">(98/4) </text:span> ⲧ{ⲛ̅}ⲙⲛ̅ⲧⲁⲧⲥⲁⲩⲛⲉ· ⲁⲩⲱ ⲛⲉⲧⲁϩϣⲱⲡⲉ <text:line-break/><text:span text:style-name="T1"> </text:span><text:span text:style-name="T3">(98/5) </text:span> ⲕⲁⲧⲁ ⲟⲩⲧⲁⲛⲧⲛ̅ ⲁⲃⲁⲗ ϩⲛ̅ ⲟⲩⲫⲁⲛⲧⲁⲥⲓⲁ̣ <text:line-break/><text:span text:style-name="T1"> </text:span><text:span text:style-name="T3">(98/6) </text:span> ⲁⲩⲱ ⲛ̅ⲧⲁⲩ ϩⲱⲛⲟⲩ· ⲥⲉⲙⲟⲩⲧⲉ ⲁⲣⲁⲩ ⲛ̅‐ <text:line-break/><text:span text:style-name="T1"> </text:span><text:span text:style-name="T3">(98/7) </text:span> ϩⲣⲏⲓ̈ ϩⲛ̅ ⲛⲓⲣⲉⲛ ⲉⲧϫⲁⲥⲓ· ⲛⲉⲉⲓ ⲉⲛⲧⲁⲩ‐ <text:line-break/><text:span text:style-name="T1"> </text:span><text:span text:style-name="T3">(98/8) </text:span> ⲑⲃ̅ⲃⲓⲱ· ⲙⲛ̅ⲛ ⲟⲩⲥⲁⲩⲛⲉ· ⲛ̅ⲛⲉⲛⲧⲁⲩⲉⲓ̣ <text:line-break/><text:span text:style-name="T1"> </text:span><text:span text:style-name="T3">(98/9) </text:span> ⲉⲃⲟⲗ· ⲙ̅ⲙⲟⲟⲩ ϩⲛ̅ ⲟⲩⲙⲉⲩⲉ ⲙ̅ⲙⲛ̅ⲧϫⲁⲥⲓ‐ <text:line-break/><text:soft-page-break/><text:span text:style-name="T1"> </text:span><text:span text:style-name="T3">(98/10) </text:span> [ϩⲏ]ⲧ̣· ⲙⲛ̅ ⲟⲩⲙⲛ̅ⲧⲙⲁⲉⲓⲟⲩⲉϩ ⲥⲁϩⲛⲉ· <text:line-break/><text:span text:style-name="T1"> </text:span><text:span text:style-name="T3">(98/11) </text:span> [ⲙ]ⲛ̅ ⲟⲩⲙⲛ̅ⲧⲁⲧⲣ̅ⲡⲓⲑⲉ· ⲙⲛ̅ ⲟⲩⲙ̣ⲛ̣̅[ⲧϫⲓ] <text:line-break/><text:span text:style-name="T1"> </text:span><text:span text:style-name="T3">(98/12) </text:span> [ϭ]ⲟⲗ· §ϫⲉ ⲡⲟⲩⲉⲉⲓ ϭⲉ ⲡⲟⲩⲉⲉⲓ ϭⲉ ⲁⲩϯ̣ <text:line-break/><text:span text:style-name="T1"> </text:span><text:span text:style-name="T3">(98/13) </text:span> [ⲣ]ⲉⲛ ⲁⲣⲁⲟⲩ ϫⲉ ⲡⲓⲇⲁⲅⲙⲁ ⲥⲛⲉⲩ ⲛ̅‐ <text:line-break/><text:span text:style-name="T1"> </text:span><text:span text:style-name="T3">(98/14) </text:span> [ϩ]ⲣⲏⲓ̈ ϩⲛ̅ⲛ ⲟⲩⲣⲉⲛ ⲉϣⲁⲣⲟⲩⲙⲟⲩⲧⲉ ⲙⲉⲛ <text:line-break/><text:span text:style-name="T1"> </text:span><text:span text:style-name="T3">(98/15) </text:span> [ⲁ]ⲛ̣ⲁ ⲡⲓⲙⲉⲩⲉ· ⲙⲛ̅ ⲛⲁ ⲡⲓⲉⲓⲛⲉ· ϫⲉ <text:line-break/><text:span text:style-name="T1"> </text:span><text:span text:style-name="T3">(98/16) </text:span> ⲛⲓⲟⲩⲛⲉⲙ· ⲁⲩⲱ ⲯⲩⲭⲓⲕⲟⲛ ⲁⲩⲱ <text:line-break/><text:span text:style-name="T1"> </text:span><text:span text:style-name="T3">(98/17) </text:span> ⲛ̣ⲓⲥⲉⲧⲉ ⲁⲩⲱ ⲛⲓⲙⲏⲧⲉ· ⲛⲁ ⲡⲓⲙⲉⲉⲩⲉ· <text:line-break/><text:span text:style-name="T1"> </text:span><text:span text:style-name="T3">(98/18) </text:span> ⲇⲉ ϩⲱⲟⲩ ⲙ̅ⲙⲛ̅ⲧϫⲁⲥⲓϩⲏⲧ· ⲙⲛ̅ ⲛⲁ ⲡⲓ‐ <text:line-break/><text:span text:style-name="T1"> </text:span><text:span text:style-name="T3">(98/19) </text:span> ⲧⲁⲛⲧⲛ̅ ⲥⲉⲙⲟⲩⲧⲉ ⲁⲣⲁⲩ· ϫⲉ ⲛⲓϭⲃⲟⲩⲣ <text:line-break/><text:span text:style-name="T1"> </text:span><text:span text:style-name="T3">(98/20) </text:span> ϩⲩⲗⲓⲕⲟⲛ ⲛ̅ⲕⲉⲕⲉ· ⲁⲩⲱ ⲛ̅ϩⲁⲉⲟⲩⲉ §ϫⲉ· <text:line-break/><text:span text:style-name="T1"> </text:span><text:span text:style-name="T3">(98/21) </text:span> ⲙⲛ̅ⲛ̅ⲥⲁ ⲧⲣⲉϥⲧⲉϩⲟ ⲁⲣⲉⲧϥ̅ ⲛ̅ϭⲓ ⲡⲗⲟⲅⲟⲥ <text:line-break/><text:span text:style-name="T1"> </text:span><text:span text:style-name="T3">(98/22) </text:span> ⲙ̅ⲡⲟⲩⲉⲉⲓ ⲡⲟⲩⲉⲉⲓ· ϩⲛ̅ ⲧⲉϥⲧⲁⲝⲓⲥ ⲉⲓ‐ <text:line-break/><text:span text:style-name="T1"> </text:span><text:span text:style-name="T3">(98/23) </text:span> ⲧⲁ ⲛⲓϩⲓ̈ⲕⲱⲛ ⲙⲛ̅ ⲛⲓⲉⲓⲛⲉ· ⲁⲩⲱ ⲛⲓⲧⲁⲛⲧⲛ̅ <text:line-break/><text:span text:style-name="T1"> </text:span><text:span text:style-name="T3">(98/24) </text:span> ⲛ̅ⲡⲁⲓⲱⲛ ⲙⲉⲛ ⲛⲇⲉ ⲛⲓϩⲓⲕⲱⲛ ⲁϥⲉⲣⲏϩ <text:line-break/><text:span text:style-name="T1"> </text:span><text:span text:style-name="T3">(98/25) </text:span> ⲉⲣⲟϥ ⲉϥⲧⲟⲩⲃⲁⲉⲓⲧ· ⲁⲃⲁⲗ ϩⲛ̅ ⲛⲉⲧϯ ⲁ‐ <text:line-break/><text:span text:style-name="T1"> </text:span><text:span text:style-name="T3">(98/26) </text:span> ϩⲧⲏϥ ⲧⲏⲣⲟⲩ ϩⲱⲥ ⲉⲩⲧⲟⲡⲟⲥ ⲡⲉ ⲛ̅ⲟⲩⲣⲁⲧ <text:line-break/><text:span text:style-name="T1"> </text:span><text:span text:style-name="T3">(98/27) </text:span> ⲡⲉ· ⲛⲁ ⲡⲓⲙⲉⲩⲉ ⲇⲉ ⲛ̅ⲧⲁϥ ⲁϥⲟⲩⲱⲛϩ̅ <text:line-break/><text:span text:style-name="T1"> </text:span><text:span text:style-name="T3">(98/28) </text:span> ⲁⲣⲁⲟⲩ ⲙ̅ⲡⲓⲙⲉⲩⲉ· ⲉⲛⲧⲁϥⲕⲁⲕϥ̅· ⲁ·‐ <text:line-break/><text:span text:style-name="T1"> </text:span><text:span text:style-name="T3">(98/29) </text:span> ϩⲏⲟⲩ ⲙ̅ⲙⲟϥ ⲉϥⲟⲩⲱϣⲉ ⲁⲧⲣⲉϥⲥⲁⲕⲟⲩ <text:line-break/><text:span text:style-name="T1"> </text:span><text:span text:style-name="T3">(98/30) </text:span> ⲁⲩⲕⲟⲓⲛⲱⲛⲓⲁ ⲛ̅ϩⲩⲗⲓⲕⲟⲛ ⲉⲧⲃⲉ ⲟⲩ‐ <text:line-break/><text:span text:style-name="T1"> </text:span><text:span text:style-name="T3">(98/31) </text:span> ⲥⲩⲥⲧⲁⲥⲓⲥ ⲛⲉⲩ· ⲙⲛ̅ⲛ ⲟⲩⲙⲁ ⲛ̅ϣⲱⲡⲉ <text:line-break/><text:span text:style-name="T1"> </text:span><text:span text:style-name="T3">(98/32) </text:span> ⲁⲩⲱ ϫⲉⲕⲁⲥⲉ ⲟⲛ ⲉⲩⲛⲁϫⲡⲟ ⲛ̅ⲛⲟⲩ‐ <text:line-break/><text:span text:style-name="T1"> </text:span><text:span text:style-name="T3">(98/33) </text:span> ⲁⲫⲟⲣⲙⲏ ⲛ̅ϭⲱϫⲃ̅ ⲁⲃⲁⲗ ϩⲓ̈ⲧⲛ̅ ⲡⲥⲁ‐ <text:line-break/><text:span text:style-name="T1"> </text:span><text:span text:style-name="T3">(98/34) </text:span> ⲕⲟⲩ ϣⲁ ⲛⲉⲧⲑⲁⲩ ϫ〈ⲉ〉 ⲛ̅ⲛⲟ→ⲩ←ⲣ̅ ϩⲟⲩⲉ· <text:line-break/><text:span text:style-name="T1"> </text:span><text:span text:style-name="T3">(98/35) </text:span> ⲟⲩⲛⲁϥ ⲙ̅ⲙⲁⲩ ⲛ̅ϩⲣⲏⲓ̈ ϩⲛ̅ ⲡⲉⲁⲩ <text:line-break/><text:span text:style-name="T1"> </text:span><text:span text:style-name="T3">(98/36) </text:span> ⲙ̅ⲡⲟⲩⲕⲱⲧⲉ· ⲛ̅ⲥⲉⲡⲱⲛⲉ ⲁⲃⲁⲗ <text:line-break/><text:span text:style-name="T1"> </text:span><text:span text:style-name="T3">(98/37) </text:span> ⲁⲗⲗⲁ ϫⲉⲕⲁⲥⲉ ⲛ̅ⲧⲟϥ ⲉⲩⲛⲁϭⲱ̣ϣ̣ⲧ̣ <text:line-break/><text:span text:style-name="T1"> </text:span><text:span text:style-name="T3">(98/38) </text:span> ⲁⲡⲟⲩϣⲱⲛⲉ ⲉⲛⲧⲁ̣ⲩⲙ̅ⲕⲁϩ ⲙ̅ⲙⲁϥ <text:line-break/><text:span text:style-name="T1"> </text:span><text:span text:style-name="T3">(99/1) </text:span> ϫⲉⲕⲁⲥⲉ ⲉⲩⲛⲁϫⲡⲟ· ⲛⲛⲟⲩⲙⲁ‐ <text:line-break/><text:span text:style-name="T1"> </text:span><text:span text:style-name="T3">(99/2) </text:span> ⲉⲓⲉ ⲙⲛ̅ⲛ ⲟⲩϣⲓⲛⲉ ⲉⲩⲙⲏⲛ· ⲛ̅ⲥⲉ ⲡⲉ‐ <text:line-break/><text:span text:style-name="T1"> </text:span><text:span text:style-name="T3">(99/3) </text:span> ⲧⲉⲟⲩⲛ̅ ϭⲟⲙ ⲙⲙⲟϥ ⲛ̅ⲗⲁϭⲉ ⲉⲣⲟ‐ <text:line-break/><text:span text:style-name="T1"> </text:span><text:span text:style-name="T3">(99/4) </text:span> ⲟⲩ ϩⲛ̅ ⲡⲓϭⲱϫⲃ̅· ⲛⲉⲉⲓ ⲇⲉ ϩⲱⲛⲟⲩ <text:line-break/><text:span text:style-name="T1"> </text:span><text:span text:style-name="T3">(99/5) </text:span> ⲉⲧⲉ ⲛⲁ ⲡⲓⲧⲁⲛⲧⲛ̅ ⲛⲉ ⲁϥⲕⲱ ⲉϩⲣⲁⲓ̈ <text:line-break/><text:span text:style-name="T1"> </text:span><text:span text:style-name="T3">(99/6) </text:span> ⲉϫⲱⲟⲩ ⲙ̅ⲡⲓⲗⲟⲅⲟⲥ ⲛ̅ⲧⲥⲁⲉⲓⲟ· ⲁⲧⲣⲉϥ‐ <text:line-break/><text:span text:style-name="T1"> </text:span><text:span text:style-name="T3">(99/7) </text:span> ⲛ̅ⲧⲟⲩ ⲁⲩⲙⲟⲣⲫⲏ· ⲁϥⲕⲱ→ⲉ← ⲁϩⲣⲏⲓ̈ ⲁ̣‐ <text:line-break/><text:span text:style-name="T1"> </text:span><text:span text:style-name="T3">(99/8) </text:span> ϫⲱⲟⲩ ⲁⲛ ⲙ̅ⲡⲓⲛⲟⲙⲟⲥ ⲛ̅ⲧⲉⲕⲣⲓⲥⲓⲥ̣ <text:line-break/><text:span text:style-name="T1"> </text:span><text:span text:style-name="T3">(99/9) </text:span> ⲉⲧⲓ ⲁⲛ ⲁϥⲕⲱⲉ ⲁϩⲣⲏⲓ̈ ⲁϫⲱⲟⲩ̣ ⲛ̣̅[ⲛⲓ]‐ <text:line-break/><text:span text:style-name="T1"> </text:span><text:span text:style-name="T3">(99/10) </text:span> ϭⲟⲙ· ⲉⲧⲁⲛⲛⲟⲩⲛⲉ· ⲛ̅ⲧⲟⲩ ⲁ̣ⲃ̣[ⲁⲗ] <text:line-break/><text:span text:style-name="T1"> </text:span><text:span text:style-name="T3">(99/11) </text:span> [ϩⲛ̅] ϯ̣ⲙ̣ⲛ̅ⲧⲙⲁⲉⲓⲟⲩⲉϩ ⲥⲁϩⲛⲉ· ⲁϥ[ⲕⲁ]‐ <text:line-break/><text:span text:style-name="T1"> </text:span><text:span text:style-name="T3">(99/12) </text:span> [ⲁ]ⲩ ⲉ̣ⲩⲁⲣⲭⲉⲓ ⲁϫⲱⲟⲩ ϫⲉⲕⲁⲥⲉ ⲁⲃⲁ[ⲗ] <text:line-break/><text:span text:style-name="T1"> </text:span><text:span text:style-name="T3">(99/13) </text:span> [ϩⲓ̈]ⲧ̣ⲛ̣ ⲡⲥⲙⲓⲛⲉ ⲙ̅ⲡⲗⲟⲅⲟⲥ· ⲉⲧ〈ⲧ〉ⲥⲁ̣ⲉ̣[ⲓⲏ]‐ <text:line-break/><text:span text:style-name="T1"> </text:span><text:span text:style-name="T3">(99/14) </text:span> ⲟ̣ⲩ̣ ⲏ͂ ⲁⲃⲁⲗ ϩⲓ̈ⲧⲛ̅ ⲧⲁⲡⲓⲗⲏ ⲙ̅ⲡⲛ[ⲟⲙⲟⲥ] <text:line-break/><text:span text:style-name="T1"> </text:span><text:span text:style-name="T3">(99/15) </text:span> ⲏ ⲁⲃⲟⲗ· ϩⲓ̈ⲧⲛ̅ ϯϭⲟⲙ· ⲙⲙⲛ̅ⲧⲙⲁⲉ[ⲓ]‐ <text:line-break/><text:span text:style-name="T1"> </text:span><text:span text:style-name="T3">(99/16) </text:span> ⲟⲩⲉϩ ⲥⲁϩⲛⲉ ⲁⲩⲁ〈ⲁ〉ⲣⲏϩ· ⲁⲧ·ⲧⲁⲝⲓⲥ <text:line-break/><text:span text:style-name="T1"> </text:span><text:span text:style-name="T3">(99/17) </text:span> ⲛ̅ⲛⲉⲧ·ⲁϩⲟⲩⲱⲙ· ⲙ̅ⲙⲟⲥ ⲛ̅ⲛⲉⲧⲑⲁⲩ <text:line-break/><text:span text:style-name="T1"> </text:span><text:span text:style-name="T3">(99/18) </text:span> ϣ̣ⲁⲛⲧⲉϥⲣ̅ ϩⲛⲉϥ ⲁⲣⲁⲟⲩ ⲛ̅ϭⲓ ⲡⲗⲟⲅⲟⲥ̣ <text:line-break/><text:soft-page-break/><text:span text:style-name="T1"> </text:span><text:span text:style-name="T3">(99/19) </text:span> ⲉⲩⲣ̅ ϣⲉⲩ ⲁⲧⲟⲓⲕⲟⲓⲛⲟⲙⲓⲁ §ϫⲉ ⲡⲧⲱⲧ <text:line-break/><text:span text:style-name="T1"> </text:span><text:span text:style-name="T3">(99/20) </text:span> ⲛ̅ⲧⲙⲛ̅ⲧⲙⲁⲉⲓⲟⲩⲉϩ ⲥⲁϩⲛⲉ ⲙ̅ⲡⲧⲁⲅ̣‐ <text:line-break/><text:span text:style-name="T1"> </text:span><text:span text:style-name="T3">(99/21) </text:span> ⲙⲁ ⲥⲛⲉⲩ ϥⲥⲁⲩⲛⲉ ⲙ̅ⲙⲟⲥ ⲛ̅ϭⲓ ⲡⲗⲟⲅⲟⲥ <text:line-break/><text:span text:style-name="T1"> </text:span><text:span text:style-name="T3">(99/22) </text:span> ⲛⲉⲉⲓ ⲙⲛ̅ ⲛⲉⲉⲓⲕⲉⲕⲁⲩⲉ ⲧⲏⲣⲟⲩ ⲁϥⲣ̅ <text:line-break/><text:span text:style-name="T1"> </text:span><text:span text:style-name="T3">(99/23) </text:span> ϩⲙⲟⲧ ⲛⲉⲩ ⲛ̅ⲧⲟⲩⲉⲡⲓⲑⲩⲙⲓⲁ· ⲁϥϯ ⲛ̅‐ <text:line-break/><text:span text:style-name="T1"> </text:span><text:span text:style-name="T3">(99/24) </text:span> 〈ϯ〉ⲧⲁⲝⲓⲥ ⲙ̅ⲡⲟⲩⲉⲉⲓ ⲡⲟⲩⲉⲉⲓ ⲛⲉϥ ⲉⲧ·‐ <text:line-break/><text:span text:style-name="T1"> </text:span><text:span text:style-name="T3">(99/25) </text:span> ⲧⲉϩⲟ ⲙ̅ⲙⲁϥ· ⲁⲩⲱ ⲁⲩⲟⲩⲉϩ ⲥⲁ·‐ <text:line-break/><text:span text:style-name="T1"> </text:span><text:span text:style-name="T3">(99/26) </text:span> ϩⲛⲉ ⲙ̅ⲙⲟⲥ ϫⲉⲕⲁⲥⲉ ⲡⲟⲩⲉⲉⲓ ⲡⲟⲩⲉ‐ <text:line-break/><text:span text:style-name="T1"> </text:span><text:span text:style-name="T3">(99/27) </text:span> ⲉⲓ· ⲉϥⲛⲁϣⲱⲡⲉ ⲛⲛⲁⲣⲭⲱⲛ ⲛ̅ⲛⲟⲩ‐ <text:line-break/><text:span text:style-name="T1"> </text:span><text:span text:style-name="T3">(99/28) </text:span> ⲧⲟⲡⲟⲥ ⲙⲛ̅ⲛ ⲟⲩϩⲱⲃ· ϥⲕⲱⲉ ⲙ̅ⲡⲙⲁ <text:line-break/><text:span text:style-name="T1"> </text:span><text:span text:style-name="T3">(99/29) </text:span> ⲙ̅ⲡⲉⲧϫⲁⲥⲉ· ⲁⲣⲁϥ ⲁⲧⲣⲉϥⲟⲩⲁϩ <text:line-break/><text:span text:style-name="T1"> </text:span><text:span text:style-name="T3">(99/30) </text:span> ⲥⲁϩⲛⲉ· ⲛⲓⲕⲉⲧⲟⲡⲟⲥ ϩⲛ̅ⲛ ⲟⲩϩⲱⲃ <text:line-break/><text:span text:style-name="T1"> </text:span><text:span text:style-name="T3">(99/31) </text:span> ⲉϥϣⲟⲟⲡ ϩⲛ̅ ⲡⲕⲗⲏⲣⲟⲥ ⲙ̅ⲫⲱⲃ <text:line-break/><text:span text:style-name="T1"> </text:span><text:span text:style-name="T3">(99/32) </text:span> ⲉⲧⲁⲧⲉϩⲁϥ ⲁⲉⲙⲁϩⲧⲉ ⲙ̅ⲙⲁϥ <text:line-break/><text:span text:style-name="T1"> </text:span><text:span text:style-name="T3">(99/33) </text:span> ⲁⲃⲁⲗ ⲙ̅ⲡⲥⲙⲁⲧ· ⲛ̅ϣⲱⲡⲉ· ⲁⲧⲣⲉ‐ <text:line-break/><text:span text:style-name="T1"> </text:span><text:span text:style-name="T3">(99/34) </text:span> ϩⲛ̅ⲣⲉϥⲟⲩⲉϩ ⲥⲁϩⲛⲉ ϣⲱⲡⲉ ⲙⲛ̅ <text:line-break/><text:span text:style-name="T1"> </text:span><text:span text:style-name="T3">(99/35) </text:span> ⲛⲉⲧⲑⲃ̅ⲃⲓⲁⲉⲓⲧ· ϩⲛ̅ ϩⲛⲙⲛⲧϫⲁⲓ̈ⲥ <text:line-break/><text:span text:style-name="T1"> </text:span><text:span text:style-name="T3">(99/36) </text:span> ⲙⲛ̅ ϩⲛ̅ⲙ̣ⲛⲧϭⲁⲩⲁⲛ ⲛ̅ⲇⲉ ⲛⲓⲁⲅ‐ <text:line-break/><text:span text:style-name="T1"> </text:span><text:span text:style-name="T3">(99/37) </text:span> ⲅⲉⲗⲟⲥ <text:line-break/><text:span text:style-name="T1"> </text:span><text:span text:style-name="T3">(100/2) </text:span> [ⲙ]ⲛ̅ ⲛⲓⲁⲣⲭⲏⲁⲅ·ⲅⲉⲗⲟⲥ ⲛⲉϩⲃⲏ̣ⲩⲉ̣ <text:line-break/><text:span text:style-name="T1"> </text:span><text:span text:style-name="T3">(100/3) </text:span> [ⲉ]ⲩ̣ⲟ̣ⲉⲓ ⲙ̅ⲙⲓⲛⲉ ⲙⲓⲛⲉ· ⲁⲩⲱ ⲉⲩϣⲃ̅ⲃⲓⲁ[ⲉⲓⲧ] <text:line-break/><text:span text:style-name="T1"> </text:span><text:span text:style-name="T3">(100/4) </text:span> ⲡⲟⲩⲉⲉⲓ ⲡⲟⲩⲉⲉⲓ ⲛ̅ⲛⲁⲣⲭⲱⲛ ⲙⲛ̅ ⲡⲉϥ‐ <text:line-break/><text:span text:style-name="T1"> </text:span><text:span text:style-name="T3">(100/5) </text:span> ⲅⲉⲛⲟⲥ ⲙⲛ̅ ⲧⲉϥⲁⲝⲓⲁ ⲉⲧⲉⲁⲡⲉϥⲕⲗⲏ‐ <text:line-break/><text:span text:style-name="T1"> </text:span><text:span text:style-name="T3">(100/6) </text:span> ⲣⲟⲥ ⲧⲉϩⲁϥ ⲁⲣⲁⲩ ⲕⲁⲧⲁ ⲑⲉ ⲉⲛⲧⲁⲩ‐ <text:line-break/><text:span text:style-name="T1"> </text:span><text:span text:style-name="T3">(100/7) </text:span> ⲟⲩⲱⲛϩ̅ ⲛⲉϥⲁⲣⲏϩ· ⲉⲁⲩⲛ̅ϩⲟⲩⲧϥ̅ <text:line-break/><text:span text:style-name="T1"> </text:span><text:span text:style-name="T3">(100/8) </text:span> ⲙⲉⲛ ⲁⲧⲟⲓⲕⲟⲛⲟⲙⲓⲁ· ⲁⲩⲱ ⲙⲛ̅ ⲗⲁⲩ‐ <text:line-break/><text:span text:style-name="T1"> </text:span><text:span text:style-name="T3">(100/9) </text:span> ⲉ ⲉϥⲟⲉⲓ ⲛ̅ⲁⲧⲟⲩⲉϩ ⲥⲁϩⲛⲉ· ⲁⲩⲱ <text:line-break/><text:span text:style-name="T1"> </text:span><text:span text:style-name="T3">(100/10) </text:span> ⲙⲛ̅ ⲗ̣ⲁⲩⲉ ⲉϥⲟⲉⲓ ⲛ̅ⲁⲧ·ⲧⲣ̅ⲣⲟ ϫⲓⲛ <text:line-break/><text:span text:style-name="T1"> </text:span><text:span text:style-name="T3">(100/11) </text:span> [ⲁⲣⲏ]ϫϥ̅ ⲛⲙⲡⲏⲩⲉ· ϣⲁ ⲁⲣⲏϫϥ̅ ⲙ̅ⲡ‐ <text:line-break/><text:span text:style-name="T1"> </text:span><text:span text:style-name="T3">(100/12) </text:span> [ⲕⲁϩ] ϣⲁ ϩⲣⲏⲓ̈ ⲁⲛⲕⲣ̅ⲕⲏⲟⲩ ⲙ̅ⲡ̣[ⲕⲁϩ] <text:line-break/><text:span text:style-name="T1"> </text:span><text:span text:style-name="T3">(100/13) </text:span> [ⲙ]ⲛ̅ ⲛⲉⲧⲛ̅ⲡⲥⲁ ⲛⲡⲓⲧⲛ̅ ⲙ̅ⲡⲕⲁ[ϩ] ⲟ̣[ⲩⲛ̅] <text:line-break/><text:span text:style-name="T1"> </text:span><text:span text:style-name="T3">(100/14) </text:span> [ⲣ̅]ⲣⲟ ⲟⲩⲛ̅ ϫⲁⲉⲓⲥ ⲁⲩⲱ ⲛⲉⲧ[ⲟ]ⲩ[ⲉϩ] <text:line-break/><text:span text:style-name="T1"> </text:span><text:span text:style-name="T3">(100/15) </text:span> ⲥ̣ⲁ̣ϩⲛⲉ· ⲙ̅ⲙⲁⲩ ϩⲁⲉⲓⲛⲉ ⲙⲉⲛ̣ ⲁ̣‐ <text:line-break/><text:span text:style-name="T1"> </text:span><text:span text:style-name="T3">(100/16) </text:span> ⲧ̣ⲣⲟⲩϯ ⲕⲟⲗⲁⲥⲓⲥ ϩⲛ̅ⲕⲉ̣ⲕ̣ⲁ̣ⲩⲉ <text:line-break/><text:span text:style-name="T1"> </text:span><text:span text:style-name="T3">(100/17) </text:span> ⲁⲧⲣⲟⲩϯ ϩⲁⲡ ϩⲛ̅ⲕⲉϩⲁⲉⲓⲛⲉ ⲁⲧⲣⲟⲩ‐ <text:line-break/><text:span text:style-name="T1"> </text:span><text:span text:style-name="T3">(100/18) </text:span> ϯ ⲙ̅ⲧⲁⲛ ⲛⲥⲉⲧⲁⲗϭⲟ· ϩⲛ̅ⲕⲉⲕⲁⲩⲉ ⲁⲧⲣⲟ̣ⲩ̣‐ <text:line-break/><text:span text:style-name="T1"> </text:span><text:span text:style-name="T3">(100/19) </text:span> ϯ̣ ⲥⲃⲱ͂· ϩⲛ̅ⲕⲉⲕⲁⲩⲉ ⲁⲧⲣⲟⲩⲁⲣⲏϩ §ϫⲉ ⲛⲓ[ⲁⲣ]‐ <text:line-break/><text:span text:style-name="T1"> </text:span><text:span text:style-name="T3">(100/20) </text:span> ⲭ̣ⲱⲛ ⲧⲏⲣⲟⲩ ⲁϥⲕⲱⲉ ⲛ̣̅ⲛⲟⲩⲁⲣⲭⲱⲛ̣ [ⲁ]‐ <text:line-break/><text:span text:style-name="T1"> </text:span><text:span text:style-name="T3">(100/21) </text:span> ϩⲣⲏⲓ̈ ⲁϫⲱⲟⲩ ⲉⲙⲛ̅ ⲗⲁⲩⲉ ⲟⲩⲉϩ ⲥⲁϩⲛⲉ <text:line-break/><text:span text:style-name="T1"> </text:span><text:span text:style-name="T3">(100/22) </text:span> ⲙ̅ⲙⲟϥ ⲉⲛⲧⲁϥ ⲡⲉ ⲡⲟⲩϫⲁⲉⲓⲥ ⲧⲏⲣⲟⲩ <text:line-break/><text:span text:style-name="T1"> </text:span><text:span text:style-name="T3">(100/23) </text:span> ⲉⲧⲉ ⲡⲁⲉⲓ ⲡⲉ ⲡⲓⲙⲟⲩⲛⲕ̅ ⲛ̅ϩⲟ ⲉⲛⲧⲁⲡⲗⲟ‐ <text:line-break/><text:span text:style-name="T1"> </text:span><text:span text:style-name="T3">(100/24) </text:span> ⲅⲟⲥ ⲛⲧϥ̅ ⲁⲃⲁⲗ ϩⲛ̅ ⲡⲓⲙⲉⲉⲩⲉ ⲛ̅ⲧⲉϥ <text:line-break/><text:span text:style-name="T1"> </text:span><text:span text:style-name="T3">(100/25) </text:span> ⲕⲁⲧⲁ ⲡⲓⲛⲉ ⲙ̅ⲡⲓⲱⲧ· ⲛ̅ⲇⲉ ⲛⲓⲡⲧⲏⲣϥ̅ ⲉⲧⲃⲉ <text:line-break/><text:span text:style-name="T1"> </text:span><text:span text:style-name="T3">(100/26) </text:span> ⲡⲉⲉⲓ ϥⲧⲥⲁⲉⲓⲁⲉⲓⲧ· ⲛ̅ϩⲣⲏⲓ̈ ϩⲛ̅ {ϩ}ⲣⲉ〈ⲛ〉 ⲛⲓⲙ· <text:line-break/><text:span text:style-name="T1"> </text:span><text:span text:style-name="T3">(100/27) </text:span> ⲉⲩⲟⲩⲉⲓⲛⲉ ⲛ̅ⲧⲉϥ 〈ⲡⲉ〉 ⲉⲡⲁ ⲛⲓⲁⲣⲉⲧⲏ ⲧⲏⲣⲟⲩ ⲡⲉ <text:line-break/><text:span text:style-name="T1"> </text:span><text:span text:style-name="T3">(100/28) </text:span> ⲙⲛ̅ ⲡⲁ ⲛⲓⲉⲁⲩ ⲧⲏⲣⲟⲩ ⲥⲉⲙⲟⲩⲧⲉ ⲅⲁⲣ ⲁⲣⲁϥ <text:line-break/><text:span text:style-name="T1"> </text:span><text:span text:style-name="T3">(100/29) </text:span> ϩⲱⲱϥ ϫⲉ ⲓ̈ⲱⲧ· ⲁⲩⲱ ⲛⲟⲩⲧⲉ ⲁⲩⲱ ⲣⲉϥ‐ <text:line-break/><text:soft-page-break/><text:span text:style-name="T1"> </text:span><text:span text:style-name="T3">(100/30) </text:span> ⲣ̅ ϩⲱⲃ· ⲁⲩⲱ ⲣ̅ⲣⲟ· ⲁⲩⲱ ⲕⲣⲓⲧⲏⲥ ⲁⲩⲱ ⲧⲟⲡⲟⲥ <text:line-break/><text:span text:style-name="T1"> </text:span><text:span text:style-name="T3">(100/31) </text:span> ⲁⲩⲱ ⲙⲟⲛⲏ ⲁⲩⲱ ⲛⲟⲙⲟⲥ §ϫⲉ ⲡⲁⲉⲓ ϭⲉ <text:line-break/><text:span text:style-name="T1"> </text:span><text:span text:style-name="T3">(100/32) </text:span> ⲁϥⲣ̅ ⲭⲣⲁⲥⲑⲁⲓ ⲙ̅ⲙⲟϥ ⲛ̅ϭⲓ ⲡⲗⲟⲅⲟⲥ ⲙ̅ⲡⲣⲏ‐ <text:line-break/><text:span text:style-name="T1"> </text:span><text:span text:style-name="T3">(100/33) </text:span> ⲧⲉ ⲛ̅ⲛⲟⲩϭⲓϫ· ⲁⲧⲣⲉϥⲧⲥⲁⲉⲓⲱ ⲁⲩⲱ ⲛ̅ϥ‐ <text:line-break/><text:span text:style-name="T1"> </text:span><text:span text:style-name="T3">(100/34) </text:span> ⲣ̅ ϩⲱⲃ ⲁⲛⲉⲧⲙ̅ⲡⲥⲁ ⲛⲡⲓⲧⲛ̅ ⲁⲩⲱ ⲛϥⲣ̅ <text:line-break/><text:span text:style-name="T1"> </text:span><text:span text:style-name="T3">(100/35) </text:span> ⲭⲣⲁⲥⲑⲁⲓ ⲙ̅ⲙⲟϥ ⲙ̅ⲡⲣⲏⲧⲉ ⲛ̅ⲛⲟⲩⲣⲟ· ⲁ‐ <text:line-break/><text:span text:style-name="T1"> </text:span><text:span text:style-name="T3">(100/36) </text:span> ⲧⲣⲉϥϣⲉϫⲉ ⲁⲛⲉⲧⲟⲩⲛⲁⲣ̅ ⲡⲣⲟⲫⲏⲧⲉⲩⲉ <text:line-break/><text:span text:style-name="T1"> </text:span><text:span text:style-name="T3">(100/37) </text:span> ⲙ̅ⲙⲟⲟⲩ· §ϫⲉ ⲛⲉⲧⲉⲁϥϫⲟⲟⲩ ⲉϥⲣ̅ ϩⲱⲃ <text:line-break/><text:span text:style-name="T1"> </text:span><text:span text:style-name="T3">(100/38) </text:span> ⲁⲣⲁⲩ· ⲉⲁϥⲛⲉⲩ ⲁⲣⲁⲩ ϫⲉ ϩⲛ̅ⲛⲟϭ ⲛⲉ ⲁⲩⲱ <text:line-break/><text:span text:style-name="T1"> </text:span><text:span text:style-name="T3">(100/39) </text:span> ⲛⲁⲛⲟⲩⲟⲩ· ⲁⲩⲱ ϩⲛ̅ⲙⲁϩⲉ̣ⲓⲉ ⲛⲉ ⲁϥⲟⲩ‐ <text:line-break/><text:span text:style-name="T1"> </text:span><text:span text:style-name="T3">(100/40) </text:span> ⲛⲁϥ ⲙ̅ⲙⲟϥ ⲁⲩⲱ ⲁϥ[ⲧⲉ]ⲗ̣ⲏⲗ ϩⲱ̣ⲥ̣ <text:line-break/><text:span text:style-name="T1"> </text:span><text:span text:style-name="T3">(101/1) </text:span> ⲉ̣ϣϫ̣ⲉ· ⲛ̅ⲧⲁϥ ⲛ̅ϩⲣⲏⲓ̈ ϩⲛ ⲛⲉϥⲙⲉⲩⲉ̣ <text:line-break/><text:span text:style-name="T1"> </text:span><text:span text:style-name="T3">(101/2) </text:span> ⲡⲉⲧϫⲟⲩ ⲙ̅ⲙⲁⲩ ⲁⲩⲱ ⲉϥⲉⲓⲣⲉ ⲙ̅‐ <text:line-break/><text:span text:style-name="T1"> </text:span><text:span text:style-name="T3">(101/3) </text:span> ⲙⲁⲩ ⲉϥⲟⲉⲓ ⲛ̅ⲁⲧ·ⲥⲁⲩⲛⲉ ϫⲉ ⲡⲕⲓⲙ <text:line-break/><text:span text:style-name="T1"> </text:span><text:span text:style-name="T3">(101/4) </text:span> ⲉⲧⲟⲟⲧϥ̅ ⲁⲃⲁⲗ ϩⲛ̅ ⲡⲉⲡⲛ(ⲉⲩⲙ)ⲁ ⲡⲉⲧⲕⲓⲙ ⲁ‐ <text:line-break/><text:span text:style-name="T1"> </text:span><text:span text:style-name="T3">(101/5) </text:span> ⲣⲟϥ· ϩⲛ̅ⲛ ⲟⲩⲧⲱϣⲉ ⲁⲛⲉⲧϥ̅ⲟⲩⲁϣⲟⲩ· <text:line-break/><text:span text:style-name="T1"> </text:span><text:span text:style-name="T3">(101/6) </text:span> §ϫⲉ ⲛⲉⲧⲁϩϣⲱⲡⲉ ⲁⲃⲁⲗ ⲙ̅ⲙⲁϥ ⲁϥϫⲟⲟⲩ <text:line-break/><text:span text:style-name="T1"> </text:span><text:span text:style-name="T3">(101/7) </text:span> ⲁⲩⲱ ⲁⲩϣⲱⲡⲉ ⲕⲁⲧⲁ ⲡⲓⲛⲉ ⲙ̅ⲡⲛ(ⲉⲩⲙ)ⲁⲧⲓⲕⲟ[ⲥ] <text:line-break/><text:span text:style-name="T1"> </text:span><text:span text:style-name="T3">(101/8) </text:span> ⲛ̅ⲧⲟⲡⲟⲥ ⲛⲉⲉⲓ ⲉⲧⲁⲛⲣ̅ ϣⲣⲡ̅ ⲛ̅ϫⲟⲟⲩ <text:line-break/><text:span text:style-name="T1"> </text:span><text:span text:style-name="T3">(101/9) </text:span> ϩⲙ̅ ⲡⲗⲟⲅⲟⲥ· ϩⲁ ⲡⲣⲁ ⲛ̅ⲛⲓϩⲓ̈ⲕⲱⲛ §ϫ[ⲉ ⲟ]ⲩ ⲙⲟⲛⲟ̣ⲛ <text:line-break/><text:span text:style-name="T1"> </text:span><text:span text:style-name="T3">(101/10) </text:span> 〈ⲛ〉ⲉϥⲣ̅ ϩⲱⲃ· ⲁⲗⲗⲁ ⲛⲉϥϫⲡⲟ· ⲁⲛ ϩⲱ[ⲥ ⲡⲉ]ⲧ̣‐ <text:line-break/><text:span text:style-name="T1"> </text:span><text:span text:style-name="T3">(101/11) </text:span> ⲉ̣ⲁ̣ϥⲕⲁⲁⲧ· ⲛ̅ⲉⲓⲱⲧ· ⲛ̅ϯⲟⲓⲕⲟⲛⲟⲙ̣ⲓ̣[ⲁ] <text:line-break/><text:span text:style-name="T1"> </text:span><text:span text:style-name="T3">(101/12) </text:span> [ⲛⲧⲉ]ϥ̣ ⲕⲁⲧⲁⲣⲁϥ ⲙⲛ̅ ⲛ̅ⲥⲡⲉⲣⲙⲁ· ϩ̣[ⲛ] <text:line-break/><text:span text:style-name="T1"> </text:span><text:span text:style-name="T3">(101/13) </text:span> [ⲡⲓⲡ]ⲛ̣(ⲉⲩⲙ)ⲁ ⲇⲉ· ⲉⲧ·ⲥⲁⲧⲡ̅ ⲉ→ⲧ←ⲛⲁ·{ⲉ̅ⲓ} ⲁϩⲣⲏⲓ̣̈ [ⲛ̅]‐ <text:line-break/><text:span text:style-name="T1"> </text:span><text:span text:style-name="T3">(101/14) </text:span> [ⲧⲟⲟ]ⲧ̣ϥ ⲁⲛⲓⲧⲟⲡⲟⲥ ⲉⲧⲛ̅ⲡ→ⲥ←ⲁ ⲛⲡⲓ̣[ⲧ]ⲛ̣̅ <text:line-break/><text:span text:style-name="T1"> </text:span><text:span text:style-name="T3">(101/15) </text:span> ⲟ̣[ⲩ ⲙⲟ]ⲛⲟⲛ ⲉϥϫⲟⲩ ⲁⲛ ⲛ̅ϩⲛ̅ϣⲉ̣‐ <text:line-break/><text:span text:style-name="T1"> </text:span><text:span text:style-name="T3">(101/16) </text:span> ϫⲉ ⲙ̅ⲡⲛ(ⲉⲩⲙ)ⲁⲧⲓⲕⲟⲛ ⲉⲛⲱϥ ⲛⲉ· 〈ⲁⲗⲗⲁ〉 ϩⲛ̅ <text:line-break/><text:span text:style-name="T1"> </text:span><text:span text:style-name="T3">(101/17) </text:span> [ⲟ]ⲩⲙⲛ̅ⲧⲁⲧⲛⲉⲩ ⲁⲣⲁⲥ <text:line-break/><text:span text:style-name="T1"> </text:span><text:span text:style-name="T3">(101/18) </text:span> ⲁⲃⲁⲗ ϩⲓ̈ⲧⲛ̅ ⲡⲛ(ⲉⲩⲙ)ⲁ ⲉⲧϯ ϩⲣⲁⲩⲟⲩ <text:line-break/><text:span text:style-name="T1"> </text:span><text:span text:style-name="T3">(101/19) </text:span> ⲁⲩⲱ ⲉⲧϫⲡⲟ ⲛⲛⲟϭ ⲁⲧⲉϥⲟⲩⲥⲓⲁ <text:line-break/><text:span text:style-name="T1"> </text:span><text:span text:style-name="T3">(101/20) </text:span> ⲕⲁⲧⲁⲣⲁϥ· §ϫⲉ ⲛ̅ⲧⲁϥ ⲁⲃⲁⲗ ϩⲛ̅ <text:line-break/><text:span text:style-name="T1"> </text:span><text:span text:style-name="T3">(101/21) </text:span> ⲧⲉϥⲟⲩⲥⲓⲁ ϩⲱⲥ ⲉⲩⲛⲟⲩⲧⲉ ⲡⲉ· <text:line-break/><text:span text:style-name="T1"> </text:span><text:span text:style-name="T3">(101/22) </text:span> ⲁⲩⲱ ⲛⲉⲓⲱⲧ· ⲙ〈ⲛ̅〉 ⲡⲕⲉ·ϣⲱϫⲡ̅· ⲛ̅‐ <text:line-break/><text:span text:style-name="T1"> </text:span><text:span text:style-name="T3">(101/23) </text:span> ⲛⲓⲣⲉⲛ ⲧⲏⲣⲟⲩ ⲉⲧ→ⲧ←ⲁⲉⲓⲏⲩ· ⲛⲉϥ‐ <text:line-break/><text:span text:style-name="T1"> </text:span><text:span text:style-name="T3">(101/24) </text:span> ⲙⲉⲩⲉ ⲁⲣⲁϥ ϫⲉ ϩⲛ̅ⲛⲁⲃⲁⲗ <text:line-break/><text:span text:style-name="T1"> </text:span><text:span text:style-name="T3">(101/25) </text:span> ϩⲛ̅ ⲧⲉϥⲟⲩⲥⲓⲁ ⲛⲉ ⲁϥⲧⲉϩⲟ ⲁⲣⲉ‐ <text:line-break/><text:span text:style-name="T1"> </text:span><text:span text:style-name="T3">(101/26) </text:span> ⲧϥ̅ ⲛ̅ⲛⲟⲩⲙ̅ⲧⲟⲛ ⲛ̅ⲉⲧⲟⲩⲣ̅ ⲡⲓⲑⲉ <text:line-break/><text:span text:style-name="T1"> </text:span><text:span text:style-name="T3">(101/27) </text:span> ⲛⲙ̅ⲙⲉϥ· ⲛⲉⲉⲓ ⲇⲉ· ⲉⲧⲣ̅ ⲡⲓⲑⲉ <text:line-break/><text:span text:style-name="T1"> </text:span><text:span text:style-name="T3">(101/28) </text:span> ⲛⲙ̅ⲙⲉϥ ⲉⲛ· ⲁϩⲛ̅ⲕⲟⲗⲁⲥⲓⲥ <text:line-break/><text:span text:style-name="T1"> </text:span><text:span text:style-name="T3">(101/29) </text:span> ϩⲱⲱϥ ⲉϥϣⲟⲟⲡ ϩⲁⲧⲏϥ ϩⲱⲱϥ <text:line-break/><text:span text:style-name="T1"> </text:span><text:span text:style-name="T3">(101/30) </text:span> ⲁⲛ ⲛ̅ϫⲓ ⲟⲩⲡⲁⲣⲁⲇⲓⲇⲟⲥ ⲁⲩⲱ ⲟⲩ‐ <text:line-break/><text:span text:style-name="T1"> </text:span><text:span text:style-name="T3">(101/31) </text:span> ⲙⲛ̅ⲧⲣ̅ⲣⲟ· ⲁⲩⲱ ⲡⲕⲉϣⲱϫⲡ̅ <text:line-break/><text:span text:style-name="T1"> </text:span><text:span text:style-name="T3">(101/32) </text:span> ⲧⲏⲣϥ̅· ⲉⲧϣⲟⲟⲡ· ϩⲙ̅ ⲡⲁⲓⲱⲛ <text:line-break/><text:span text:style-name="T1"> </text:span><text:span text:style-name="T3">(101/33) </text:span> ⲉⲧϣⲟⲟⲡ ϩⲁ ⲧⲏϥ·ⲉϩⲏ· ⲉⲩⲥⲁⲧⲡⲉ <text:line-break/><text:span text:style-name="T1"> </text:span><text:span text:style-name="T3">(101/34) </text:span> ⲛ̅ⲛ̅ⲧⲟⲩ̣ⲃ̣ⲉ ⲉⲧⲃⲉ ⲡⲙⲉⲉⲩⲉ· ⲉⲧⲛⲁ‐ <text:line-break/><text:span text:style-name="T1"> </text:span><text:span text:style-name="T3">(101/35) </text:span> ϩ̣ⲃ̅ ⲁⲣ[ⲁⲟ]ⲩ ⲉⲧⲟⲉⲓ ⲙ̅ⲡⲣⲏⲧⲉ <text:line-break/><text:span text:style-name="T1"> </text:span><text:span text:style-name="T3">(102/1) </text:span> [ⲛ]ⲛⲟⲩϩⲁⲉⲓⲃⲉⲥ ⲙⲛ̅ⲛ ⲟⲩϩⲃ̅ⲥ ⲙⲡⲣⲏ̣‐ <text:line-break/><text:soft-page-break/><text:span text:style-name="T1"> </text:span><text:span text:style-name="T3">(102/2) </text:span> ⲧ̣ⲏ ⲁϫⲟⲟⲥ ϫⲉ ϥⲛⲉⲩ ⲉⲛ ϫ〈ⲉ〉 ⲁⲣⲉⲛⲉⲧ‐ <text:line-break/><text:span text:style-name="T1"> </text:span><text:span text:style-name="T3">(102/3) </text:span> ϣⲟⲟⲡ· ⲱ ⲛⲉϣ ⲛ̅ⲣⲏⲧⲏ §ϫⲉ ⲁϥⲧⲉϩⲟ <text:line-break/><text:span text:style-name="T1"> </text:span><text:span text:style-name="T3">(102/4) </text:span> ⲛⲉϥ ⲛ̅ϩⲉⲛⲣⲉϥⲣ̅ ϩⲱⲃ ⲁⲣⲉⲧⲟⲩ· ⲙⲛ̅ <text:line-break/><text:span text:style-name="T1"> </text:span><text:span text:style-name="T3">(102/5) </text:span> ϩⲉⲛⲣⲉϥϣⲙ̅ϣⲉ ⲉⲩⲣ̅ ϩⲩⲡⲟⲩⲣⲅⲓⲁ <text:line-break/><text:span text:style-name="T1"> </text:span><text:span text:style-name="T3">(102/6) </text:span> ⲛ̅ⲛⲉⲧϥ̅ⲛⲁⲉⲧⲟⲩ· ⲙⲛ̅ ⲛⲉⲧϥⲛⲁϫⲟ‐ <text:line-break/><text:span text:style-name="T1"> </text:span><text:span text:style-name="T3">(102/7) </text:span> ⲟⲩ· ϫⲉ ⲙⲁ ⲛⲓⲙ ⲉⲛⲧⲁϥⲣ̅ ϩⲱⲃ ⲁ·‐ <text:line-break/><text:span text:style-name="T1"> </text:span><text:span text:style-name="T3">(102/8) </text:span> ⲣⲁⲩ ⲁϥⲕⲱⲉ ⲙ̅ⲡⲉϥⲙⲟⲩⲛⲅ̅ ⲛ̅ϩⲟ <text:line-break/><text:span text:style-name="T1"> </text:span><text:span text:style-name="T3">(102/9) </text:span> ⲛ̅ϩ̣[ⲏ]ⲧⲟⲩ ⲛ̅ϩⲣⲏⲓ̈ ϩⲙ̅ ⲡⲉϥⲣⲉⲛ ⲉϥⲧⲥⲁ‐ <text:line-break/><text:span text:style-name="T1"> </text:span><text:span text:style-name="T3">(102/10) </text:span> [ⲉ]ⲁ̣ⲉⲓ̣ⲧ· ⲉϥⲣ̅ ϩⲱⲃ· ⲁⲩⲱ ⲉϥϣⲉϫⲉ <text:line-break/><text:span text:style-name="T1"> </text:span><text:span text:style-name="T3">(102/11) </text:span> [ⲛ]ⲛⲉⲧϥⲛⲁⲙⲉⲩⲉ ⲁⲣⲁⲟⲩ §ϫ̣ⲉ ⲁ̣[ϥ]‐ <text:line-break/><text:span text:style-name="T1"> </text:span><text:span text:style-name="T3">(102/12) </text:span> ⲧ̣ⲉϩⲟ ⲁⲣⲉⲧⲟⲩ ⲛ̅ϩⲛ̅ϩⲓ̈ⲕⲱⲛ ⲛ̣[ϩⲣⲏⲓ̈] <text:line-break/><text:span text:style-name="T1"> </text:span><text:span text:style-name="T3">(102/13) </text:span> ϩⲛ̣̅ ⲛⲉϥⲧⲟⲡⲟⲥ ⲛ̅ⲇⲉ ⲡⲟⲩⲁ̣[ⲉⲓⲛ] <text:line-break/><text:span text:style-name="T1"> </text:span><text:span text:style-name="T3">(102/14) </text:span> ⲉⲛⲧⲁϩⲟⲩⲱⲛϩ̅ ⲁⲩⲱ ⲛ̅ⲧⲉ [ⲛⲉⲧⲟ] <text:line-break/><text:span text:style-name="T1"> </text:span><text:span text:style-name="T3">(102/15) </text:span> ⲙ̅ⲡⲛⲉⲩⲙⲁⲧⲓⲕⲟⲥ ⲉϩⲛ̅[ⲁⲃ]ⲁ̣ⲗ· <text:line-break/><text:span text:style-name="T1"> </text:span><text:span text:style-name="T3">(102/16) </text:span> ϩ̣ⲛ̅ ⲧⲉϥⲟⲩⲥⲓⲁ ⲛⲉ ⲙ̅ⲡⲣⲏⲧⲉ ϫⲉ ⲛⲁⲩ‐ <text:line-break/><text:span text:style-name="T1"> </text:span><text:span text:style-name="T3">(102/17) </text:span> ⲧ̣ⲁⲉⲓⲁⲉⲓⲧ· ϭⲉ ϩⲛ̅ ⲙⲁ ⲛⲓⲙ ⲛ̅ⲧⲟⲟⲧϥ̅ <text:line-break/><text:span text:style-name="T1"> </text:span><text:span text:style-name="T3">(102/18) </text:span> ⲉⲩⲧⲃ̅ⲃⲟ· ⲁⲃⲁⲗ ⲙ̅ⲡⲙⲟⲩⲛⲅ̅ ⲛ̅ϩⲟ <text:line-break/><text:span text:style-name="T1"> </text:span><text:span text:style-name="T3">(102/19) </text:span> ⲙ̅ⲡⲉⲧⲁϩⲕⲁⲩⲉ· ⲁⲩⲱ ⲁⲩⲧⲉϩⲟ‐ <text:line-break/><text:span text:style-name="T1"> </text:span><text:span text:style-name="T3">(102/20) </text:span> ⲛⲟⲩ ⲁⲣⲉⲧⲟⲩ ϩⲛ̅ⲡⲁⲣⲁⲇⲓⲇⲟⲥ· <text:line-break/><text:span text:style-name="T1"> </text:span><text:span text:style-name="T3">(102/21) </text:span> ⲙⲛ̅ ϩⲛ̅ⲙⲛ̅ⲧⲣ̅ⲣⲟ· ⲁⲩⲱ ϩⲙ̅ⲙ̅ⲧⲟⲛ <text:line-break/><text:span text:style-name="T1"> </text:span><text:span text:style-name="T3">(102/22) </text:span> ⲙⲛ̅ ϩⲉⲛϣⲡ ⲱⲡ· ⲙⲛ̅ ϩⲉⲛⲙⲏϣⲉ <text:line-break/><text:span text:style-name="T1"> </text:span><text:span text:style-name="T3">(102/23) </text:span> ⲛ̅ⲣⲉϥϣⲙ̅ϣⲉ· ⲛ̅ⲧⲉϥ ⲙ̅ⲡⲟⲩⲱ‐ <text:line-break/><text:span text:style-name="T1"> </text:span><text:span text:style-name="T3">(102/24) </text:span> ϣⲉ· ⲁⲩⲱ ⲛⲁⲉⲓ ⲉϩⲛ̅ϫⲁⲉⲓⲥ ⲛⲉ ⲛ̅ⲛⲁⲣ‐ <text:line-break/><text:span text:style-name="T1"> </text:span><text:span text:style-name="T3">(102/25) </text:span> ⲭⲏ ⲛⲉ ⲉⲩⲕⲁⲁⲧ ⲁϩⲣⲏⲓ̈ ⲉⲡⲉⲧⲟⲓ̈ <text:line-break/><text:span text:style-name="T1"> </text:span><text:span text:style-name="T3">(102/26) </text:span> ⲛ̅ϫⲁⲉⲓⲥ· ⲡⲉⲛⲧⲁϩⲕⲟⲟⲩⲉ §ϫⲉ <text:line-break/><text:span text:style-name="T1"> </text:span><text:span text:style-name="T3">(102/27) </text:span> ⲙⲛ̅ⲛ̅·ⲥⲁ ⲧⲣⲉϥⲥⲁⲧⲁⲙ̅ ⲁⲣⲁϥ <text:line-break/><text:span text:style-name="T1"> </text:span><text:span text:style-name="T3">(102/28) </text:span> ⲙ̅ⲡⲓⲣⲏⲧⲏ· ⲕⲁⲗⲱⲥ ⲁⲛⲓⲟⲩⲁⲉⲓ <text:line-break/><text:span text:style-name="T1"> </text:span><text:span text:style-name="T3">(102/29) </text:span> ⲛⲉ ⲛⲁⲉⲓ· ⲉⲧⲉ ϯⲕⲁⲧⲁⲣⲭⲏ <text:line-break/><text:span text:style-name="T1"> </text:span><text:span text:style-name="T3">(102/30) </text:span> ⲙⲛ̅ ϯⲥⲩⲥⲧⲁⲥⲓⲥ ⲁϥⲕⲁⲁⲩ ⲁϫⲛ̅ <text:line-break/><text:span text:style-name="T1"> </text:span><text:span text:style-name="T3">(102/31) </text:span> ⲡⲓⲧⲥⲁⲉⲓⲱ͂ ⲛ̅ⲛⲉⲧⲙ̅ⲡⲥⲁ ⲛⲡⲓⲧⲛ̅ <text:line-break/><text:span text:style-name="T1"> </text:span><text:span text:style-name="T3">(102/32) </text:span> ⲁϥⲕⲓⲙ ⲁⲣⲁϥ ⲙ̅ⲡⲓⲣⲏⲧ̣ⲉ· ⲛ̅ϭⲓ ⲡⲛⲉⲩ‐ <text:line-break/><text:span text:style-name="T1"> </text:span><text:span text:style-name="T3">(102/33) </text:span> ⲙⲁ· ⲛ̅ⲛⲁⲧⲛ̅ⲛⲉⲩ ⲁ[ⲣⲁϥ] ⲁⲧⲣⲉϥ‐ <text:line-break/><text:span text:style-name="T1"> </text:span><text:span text:style-name="T3">(103/1) </text:span> ⲟ̣ⲩⲱϣⲉ ⲁⲛ ⲁⲣ̅ ⲟⲓⲕⲟⲛⲟⲙⲓ ⲁⲃⲁⲗ ϩ̣[ⲓ]‐ <text:line-break/><text:span text:style-name="T1"> </text:span><text:span text:style-name="T3">(103/2) </text:span> ⲧ̣ⲛ̅ ⲡⲓⲣⲉϥϣⲙ̅ϣⲉ· ⲛ̅ⲧⲉϥ ϩⲱⲱϥ ⲡⲁ‐ <text:line-break/><text:span text:style-name="T1"> </text:span><text:span text:style-name="T3">(103/3) </text:span> ⲉⲓ ⲉⲛⲧⲁϥⲣ̅ ⲭⲣⲁⲥⲑⲁⲓ· ⲙ̅ⲙⲟϥ ϩⲱ‐ <text:line-break/><text:span text:style-name="T1"> </text:span><text:span text:style-name="T3">(103/4) </text:span> ⲱϥ ⲁⲛ ⲙ̅ⲡⲣⲏⲧⲏ ⲛ̅ⲛⲟⲩϭⲓϫ· ⲁⲩⲱ <text:line-break/><text:span text:style-name="T1"> </text:span><text:span text:style-name="T3">(103/5) </text:span> ⲙ̅ⲡⲣⲏⲧⲉ ⲛ̅ⲛⲟⲩ{ⲣ̅}ⲣⲟ· ⲁⲩⲱ ⲙ̅ⲡⲣⲏⲧⲏ̣ <text:line-break/><text:span text:style-name="T1"> </text:span><text:span text:style-name="T3">(103/6) </text:span> ⲉⲩⲛ̅ ϩⲱ ϩⲁⲧⲏϥ ⲛⲉⲉⲓ· ⲉⲧϥ̅ⲉⲓⲛⲉ̣ ⲙ̣‐ <text:line-break/><text:span text:style-name="T1"> </text:span><text:span text:style-name="T3">(103/7) </text:span> ⲙⲁⲩ ⲟⲩⲧⲁⲝⲓⲥ ⲙⲛ̅ⲛ ⲟⲩⲁⲡⲓⲗⲏ ⲁ[ⲩⲱ] <text:line-break/><text:span text:style-name="T1"> </text:span><text:span text:style-name="T3">(103/8) </text:span> ⲟⲩϩⲣ̅ⲧⲉ· ϫⲉⲕⲁⲥⲉ ⲛⲁⲉⲓ ⲉ̣ⲛ̣ⲧⲁϥ̣[ⲉⲓ]‐ <text:line-break/><text:span text:style-name="T1"> </text:span><text:span text:style-name="T3">(103/9) </text:span> ⲣⲉ ⲛ̅ⲛⲟⲩⲙⲛ̅ⲧⲁⲧⲥⲃⲱ· ⲛ̣[ⲙⲙⲉⲩ ⲉⲩ]‐ <text:line-break/><text:span text:style-name="T1"> </text:span><text:span text:style-name="T3">(103/10) </text:span> ⲛⲁϣⲱⲥ· 〈ⲧ〉ⲧⲁⲝⲓⲥ ⲉⲛⲧⲁ[ⲩⲧⲉⲉⲓⲥ ⲁⲧⲟⲩ]‐ <text:line-break/><text:span text:style-name="T1"> </text:span><text:span text:style-name="T3">(103/11) </text:span> ⲁ̣ⲣ̣ⲏϩ ⲁⲣⲁⲥ· ⲉⲩⲥⲁⲛϩ̅· ⲛ̅ⲛ̣ⲥ̣[ⲛⲁϩ ⲛ̅]‐ <text:line-break/><text:span text:style-name="T1"> </text:span><text:span text:style-name="T3">(103/12) </text:span> [ⲛⲁ]ⲣ̣ⲭ̣ⲱ̣ⲛ· ⲉⲧϩⲓ̈ϫⲱⲟⲩ· ϩⲛ̅ⲛ ⲟⲩ̣ⲙⲛ̣[ⲧ]‐ <text:line-break/><text:span text:style-name="T1"> </text:span><text:span text:style-name="T3">(103/13) </text:span> [ⲧⲱ]ⲥ̣ §ⲡⲧⲱⲕ ⲁⲣⲉⲧϥ̅ ⲧⲏⲣϥ̅ ⲛ̅ⲇⲉ ϯϩⲩ̣[ⲗⲏ] <text:line-break/><text:span text:style-name="T1"> </text:span><text:span text:style-name="T3">(103/14) </text:span> [ϥⲡ]ⲁϣ· ⲁϣⲟⲙⲛ̅ⲧ· ⲛⲓϭⲟⲙ ⲙⲉⲛ [ⲉⲧϫⲟ]‐ <text:line-break/><text:span text:style-name="T1"> </text:span><text:span text:style-name="T3">(103/15) </text:span> [ⲟⲣ] ⲛ̣ⲁⲉⲓ ⲉⲛⲧⲁⲡⲗⲟⲅⲟⲥ ⲙ̅ⲡⲛ̣(ⲉⲩⲙ)ⲁ̣[ⲧⲓⲕⲟⲥ] <text:line-break/><text:soft-page-break/><text:span text:style-name="T1"> </text:span><text:span text:style-name="T3">(103/16) </text:span> ⲛ[ⲧⲟ]ⲩ ⲁⲃⲁⲗ· ⲕⲁⲧⲁ ⲟⲩⲫⲁⲛⲧⲁⲥ̣[ⲓⲁ] <text:line-break/><text:span text:style-name="T1"> </text:span><text:span text:style-name="T3">(103/17) </text:span> ⲙⲛ̅[ⲛ] ⲟⲩⲙⲛ̅ⲧϫⲁⲥⲓϩⲏⲧ· ⲁϥⲕⲁ[ⲁⲩ] <text:line-break/><text:span text:style-name="T1"> </text:span><text:span text:style-name="T3">(103/18) </text:span> ϩⲛ̅ ⲧϣⲁⲣⲡ̅ ⲛ̅ⲧⲁⲝⲓⲥ· ⲙ̅ⲡⲛ(ⲉⲩⲙ)ⲁⲧⲓⲕⲟ̣[ⲛ] <text:line-break/><text:span text:style-name="T1"> </text:span><text:span text:style-name="T3">(103/19) </text:span> ⲛⲉⲧⲁϩⲁⲛⲉⲉⲓ ϭⲉ ⲛ̅ⲧⲟⲩ ⲁⲃⲁⲗ ϩⲛ̅ ϯ‐ <text:line-break/><text:span text:style-name="T1"> </text:span><text:span text:style-name="T3">(103/20) </text:span> ⲙⲛ̅ⲧⲙⲁⲉⲓⲟⲩⲉϩ ⲥⲁϩⲛⲉ· ⲁϥⲕⲁⲁⲩ̣ <text:line-break/><text:span text:style-name="T1"> </text:span><text:span text:style-name="T3">(103/21) </text:span> ϩⲛ̅ ⲧⲭⲱⲣⲁ· ⲛ̅ⲧⲙⲏⲧⲉ· ⲉϩⲛ̅ϭⲟⲙ ⲛ̣[ⲉ] <text:line-break/><text:span text:style-name="T1"> </text:span><text:span text:style-name="T3">(103/22) </text:span> ⲛ̅·ⲙⲛ̅ⲧⲙⲁⲉⲓⲟⲩⲉϩ ⲥⲁϩⲛⲉ· ⲁⲧⲣⲟⲩ[ⲣ] <text:line-break/><text:span text:style-name="T1"> </text:span><text:span text:style-name="T3">(103/23) </text:span> ϫⲁⲉⲓⲥ ⲁⲩⲱ ⲛⲥⲉⲟⲩⲉϩ ⲥⲁϩⲛⲉ ⲙ̣̅[ⲡ]‐ <text:line-break/><text:span text:style-name="T1"> </text:span><text:span text:style-name="T3">(103/24) </text:span> ⲧⲉϩⲟ ⲁⲣⲉⲧϥ̅ ⲉⲧϩⲓ̈ ⲥⲁ ⲛⲡⲓⲧⲛ̅ ⲙⲛ [ⲟⲩ]‐ <text:line-break/><text:span text:style-name="T1"> </text:span><text:span text:style-name="T3">(103/25) </text:span> ⲁⲛⲁⲅⲕⲏ· ⲙⲛ̅ ⲟⲩϫⲛ̅ϫⲛⲁⲁϩ· ⲛⲉⲉⲓ ⲇⲉ· <text:line-break/><text:span text:style-name="T1"> </text:span><text:span text:style-name="T3">(103/26) </text:span> ⲛ̅ⲧⲁϩϣⲱⲡⲉ· ⲁⲃⲁⲗ ϩⲛ̅ ⲡⲓⲫⲑⲟⲛⲟⲥ <text:line-break/><text:span text:style-name="T1"> </text:span><text:span text:style-name="T3">(103/27) </text:span> ⲙⲛ̅ ⲡⲓⲕⲱϩ· ⲙⲛ̅ ⲛⲓⲕⲉϫⲡⲟ ⲧⲏⲣⲟⲩ <text:line-break/><text:span text:style-name="T1"> </text:span><text:span text:style-name="T3">(103/28) </text:span> ⲁⲃⲁⲗ ϩⲛ̅ ⲛⲓⲧⲱϣⲉ ⲙ̅ⲡⲓⲣⲏⲧⲉ ⲁϥⲕⲁⲩ‐ <text:line-break/><text:span text:style-name="T1"> </text:span><text:span text:style-name="T3">(103/29) </text:span> ⲉ ⲛ̅ⲛⲟⲩⲧⲁⲝⲓⲥ ⲛⲣⲉϥϣⲙ̅ϣⲉ ⲉⲩⲁ‐ <text:line-break/><text:span text:style-name="T1"> </text:span><text:span text:style-name="T3">(103/30) </text:span> ⲙⲁϩⲧⲉ· ⲛ̅ⲛϩⲁⲉⲟⲩ· ⲉⲩⲟⲩⲁϩ ⲥⲁϩⲛⲉ <text:line-break/><text:span text:style-name="T1"> </text:span><text:span text:style-name="T3">(103/31) </text:span> ⲛ̅ⲛⲉⲧϣⲟⲟⲡ· ⲧⲏⲣⲟⲩ ⲁⲩⲱ ⲡⲓⲙⲓⲥⲉ ⲧⲏⲣ̣[ϥ] <text:line-break/><text:span text:style-name="T1"> </text:span><text:span text:style-name="T3">(103/32) </text:span> ⲛⲉⲉⲓ ⲉⲧⲉ ⲁⲃⲁⲗ ϩⲓ̈ⲧⲟⲟⲧⲟⲩ ⲛⲉ ⲛⲓϣⲱ‐ <text:line-break/><text:span text:style-name="T1"> </text:span><text:span text:style-name="T3">(103/33) </text:span> ⲛⲉ· ⲉϩⲛ̅ⲣⲉϥⲧⲉⲕⲟ· ⲥⲉⲧⲟⲟⲧⲟⲩ ⲛⲉ· ⲉⲩ‐ <text:line-break/><text:span text:style-name="T1"> </text:span><text:span text:style-name="T3">(103/34) </text:span> ⲉⲗⲱⲗ· ⲁϫⲛ̅ⲛ ⲟⲩϫⲡⲟ ⲉⲩϣⲟⲟⲡ ⲁⲩ‐ <text:line-break/><text:span text:style-name="T1"> </text:span><text:span text:style-name="T3">(103/35) </text:span> ⲗⲁⲩⲉ ⲙ̅ⲡⲙⲁ ⲉⲧⲉ ϩⲛ̅ⲁⲃⲁⲗ ⲙ̅ⲙⲁϥ <text:line-break/><text:span text:style-name="T1"> </text:span><text:span text:style-name="T3">(103/36) </text:span> ⲛⲉ· ⲁⲩⲱ ⲉⲩⲛⲁⲛⲁⲩϩⲟⲩ· ⲁⲛ ⲁⲣⲁϥ <text:line-break/><text:span text:style-name="T1"> </text:span><text:span text:style-name="T3">(103/37) </text:span> ⲁⲩⲱ ⲉⲧⲃⲉ ⲡⲁⲓ̈ ⲁϥⲕⲱⲉ ⲁϩⲣⲏⲓ̈ ⲁϫⲱ‐ <text:line-break/><text:span text:style-name="T1"> </text:span><text:span text:style-name="T3">(103/38) </text:span> ⲟⲩ ⲛ̅ϩⲛ̅ϭⲟⲙ ⲛ̅ⲣⲉϥⲟⲩⲁϩ ⲥⲁϩⲛⲉ ⲉⲩⲣ̅ <text:line-break/><text:span text:style-name="T1"> </text:span><text:span text:style-name="T3">(103/39) </text:span> ϩⲱⲃ ⲉⲩ[ⲙ]ⲏ̣ⲛ ⲁⲧϩⲩⲗⲏ· ϫⲉⲕⲁⲥⲉ <text:line-break/><text:span text:style-name="T1"> </text:span><text:span text:style-name="T3">(104/1) </text:span> ⲛ̅ϫⲡⲟ ⲛ̅ⲛⲉⲧϣⲱⲡⲉ· ⲉⲩⲛⲁϣⲱ̣‐ <text:line-break/><text:span text:style-name="T1"> </text:span><text:span text:style-name="T3">(104/2) </text:span> ⲡⲉ· ⲁⲛ ⲉⲩⲙⲏⲛ ⲡⲉⲉⲓ ⲅⲁⲣ ⲡⲉ ⲡⲟⲩ‐ <text:line-break/><text:span text:style-name="T1"> </text:span><text:span text:style-name="T3">(104/3) </text:span> ⲉⲁⲩ <text:line-break/><text:span text:style-name="T1"> </text:span><text:span text:style-name="T3">(104/4) </text:span> (PART II) <text:line-break/><text:span text:style-name="T1"> </text:span><text:span text:style-name="T3">(104/5) </text:span> §ϫ̣ⲉ ϯϩⲩⲗⲏ ⲉⲧϩⲉⲧⲉ ⲟⲩⲧⲉ ϯⲙⲟⲣ‐ <text:line-break/><text:span text:style-name="T1"> </text:span><text:span text:style-name="T3">(104/6) </text:span> ⲫⲏ· ⲛ̅ⲧⲉⲥ ⲟⲩⲗⲁⲉⲓϭⲉ· 〈ⲧⲉ〉 ⲉⲧⲉ ϯⲙⲛ̅ⲧ‐ <text:line-break/><text:span text:style-name="T1"> </text:span><text:span text:style-name="T3">(104/7) </text:span> ⲁⲧⲛⲉⲩ· ⲉⲧϣⲟⲟⲡ ⲁⲃⲁⲗ ϩⲓ̈ⲧⲛ̅ ⲛⲓϭⲟⲙ <text:line-break/><text:span text:style-name="T1"> </text:span><text:span text:style-name="T3">(104/8) </text:span> [....].ⲉ· ⲛⲉⲩ ⲛ̅ϩⲏⲧⲥ̅· ⲧⲏⲣⲟⲩ ⲉⲛⲟⲩ‐ <text:line-break/><text:span text:style-name="T1"> </text:span><text:span text:style-name="T3">(104/9) </text:span> [.....] ⲉⲩϫⲡⲟ ϩⲁⲧⲏⲟⲩ ⲁⲩⲱ ⲉⲩ‐ <text:line-break/><text:span text:style-name="T1"> </text:span><text:span text:style-name="T3">(104/10) </text:span> [ⲧⲉⲕ]ⲟ· §ϫⲉ ⲡⲓⲙⲉⲩⲉ· ⲉⲧⲕⲁⲁⲧ· [ⲛ]‐ <text:line-break/><text:span text:style-name="T1"> </text:span><text:span text:style-name="T3">(104/11) </text:span> ϩⲣⲏⲓ̈ ⲛ̅ⲧⲙⲏⲧⲉ· ⲛ̅ⲛⲓⲟⲩ̣[ⲛⲉⲙ ⲙⲛ] <text:line-break/><text:span text:style-name="T1"> </text:span><text:span text:style-name="T3">(104/12) </text:span> ⲛⲓϭⲃⲟⲩⲣ· ⲟⲩϭⲟⲙ· ⲙ̅ⲙⲛ̅[ⲧⲙⲓⲥ]ⲉ̣ <text:line-break/><text:span text:style-name="T1"> </text:span><text:span text:style-name="T3">(104/13) </text:span> ⲡⲉ· ⲛⲁⲉⲓ ⲧⲏⲣⲟⲩ ⲉⲧⲁⲛⲓϣ̣[ⲁⲣⲉ]ⲡ̣· <text:line-break/><text:span text:style-name="T1"> </text:span><text:span text:style-name="T3">(104/14) </text:span> ⲛⲁⲟⲩⲁϣⲟⲩ ⲁⲉⲟⲩ ⲙ̅ⲡⲣⲏ[ⲧⲉ ⲁ]ϫ̣ⲟ̣‐ <text:line-break/><text:span text:style-name="T1"> </text:span><text:span text:style-name="T3">(104/15) </text:span> ⲟⲥ ϫⲉ ⲟⲩⲉⲓⲛⲉ ⲙ̅ⲙⲁⲩ̣ⲟ̣ⲩ ⲁⲃⲁⲗ <text:line-break/><text:span text:style-name="T1"> </text:span><text:span text:style-name="T3">(104/16) </text:span> ⲙ̅ⲡⲣⲏⲧⲏ ⲛ̅ⲛⲟⲩϩⲁⲉⲓⲃⲉⲥ ϩⲓ̈ⲧⲛ̅ ⲟⲩ̣‐ <text:line-break/><text:span text:style-name="T1"> </text:span><text:span text:style-name="T3">(104/17) </text:span> ⲥⲱⲙⲁ· ⲉⲥⲟⲩⲏϩ ⲛ̅ⲥⲱϥ· ⲛⲉⲉⲓ ⲉⲧⲉ <text:line-break/><text:span text:style-name="T1"> </text:span><text:span text:style-name="T3">(104/18) </text:span> ⲛ̅ⲛⲟⲩⲛⲉ· 〈ⲛⲉ〉 ⲛ̅ⲛⲓⲧⲥⲉⲛⲱ ⲉⲧⲟⲩⲁⲛ[ϩ̅] <text:line-break/><text:span text:style-name="T1"> </text:span><text:span text:style-name="T3">(104/19) </text:span> ⲁⲃⲁⲗ· ϫⲉ ⲡⲓⲥⲁⲃⲧⲉ ⲧⲏⲣϥ̅ ⲙ̅ⲡⲓ‐ <text:line-break/><text:span text:style-name="T1"> </text:span><text:span text:style-name="T3">(104/20) </text:span> ⲧⲥⲁⲉⲓⲱ ⲛ̅ⲧⲉ ⲛⲓϩⲓ̈ⲕⲱⲛ ⲙⲛ ⲛⲓⲉⲓ‐ <text:line-break/><text:span text:style-name="T1"> </text:span><text:span text:style-name="T3">(104/21) </text:span> ⲛⲉ ⲙⲛ̅ ⲛⲓⲧⲁⲛⲧⲛ̅· ⲉⲣⲉⲛ̅ⲧⲁⲩ‐ <text:line-break/><text:span text:style-name="T1"> </text:span><text:span text:style-name="T3">(104/22) </text:span> ϣⲱⲡⲉ· ⲉⲧⲃⲉ ⲛⲉⲧⲣ̅ ⲭⲣⲓⲁ· ⲛ̅ⲛⲟⲩ‐ <text:line-break/><text:span text:style-name="T1"> </text:span><text:span text:style-name="T3">(104/23) </text:span> ⲥⲁⲛⲉϣ· ⲙⲛ̅ⲛ ⲟⲩⲥⲃⲱ ⲙⲛ̅ ϯⲙⲟⲣ‐ <text:line-break/><text:soft-page-break/><text:span text:style-name="T1"> </text:span><text:span text:style-name="T3">(104/24) </text:span> ⲫⲏ ϫⲉⲕⲁⲥⲉ ⲉⲣⲉϯⲙⲛ̅ⲧϣⲏⲙ· <text:line-break/><text:span text:style-name="T1"> </text:span><text:span text:style-name="T3">(104/25) </text:span> ⲛⲁϫⲓ ⲛ̅ⲛⲟⲩⲡⲁⲩⲣⲉⲓ· ⲕⲁⲧⲁ ϣⲏⲙ <text:line-break/><text:span text:style-name="T1"> </text:span><text:span text:style-name="T3">(104/26) </text:span> ϣⲏⲙ· ϩⲱⲥ ϩⲓ̈ⲧⲛ̅ ⲡⲉⲓⲛⲉ· ⲛ̅ⲛⲟⲩⲉⲓⲉⲗ· <text:line-break/><text:span text:style-name="T1"> </text:span><text:span text:style-name="T3">(104/27) </text:span> ⲉⲧⲃⲉ ⲡⲉⲉⲓ ⲛ̅ⲅⲁⲣ ⲛ̅ⲧⲁϥⲧⲥⲉⲛⲟ ⲙ̅‐ <text:line-break/><text:span text:style-name="T1"> </text:span><text:span text:style-name="T3">(104/28) </text:span> ⲡⲣⲱⲙⲉ· ⲛ̅ϩⲁⲏ· ⲉⲁϥⲣ̅ ϣⲁⲣⲡ̅ ⲛ̅‐ <text:line-break/><text:span text:style-name="T1"> </text:span><text:span text:style-name="T3">(104/29) </text:span> ⲥⲁⲃⲧⲉ· ⲁⲩⲱ ⲁϥ{ϥ}ⲣ̅ ϣⲁⲣⲡ̅ ⲛ̅‐ <text:line-break/><text:span text:style-name="T1"> </text:span><text:span text:style-name="T3">(104/30) </text:span> ⲥⲁϩⲛⲉ· ⲛⲉϥ· ⲛ̅ⲛⲉⲧⲉϩⲁϥⲧⲥⲉⲛⲁⲩ‐ <text:line-break/><text:span text:style-name="T1"> </text:span><text:span text:style-name="T3">(104/31) </text:span> ⲟⲩ ⲉⲧⲃⲏⲏⲧϥ̅ §ϫⲉ ⲡⲧⲥⲉⲛⲟ ⲙ̅‐ <text:line-break/><text:span text:style-name="T1"> </text:span><text:span text:style-name="T3">(104/32) </text:span> ⲡⲣⲱⲙⲉ ⲉϥⲟⲉⲓ ⲙ̅ⲡⲣⲏⲧⲉ ⲙ̅ⲡⲕⲉ‐ <text:line-break/><text:span text:style-name="T1"> </text:span><text:span text:style-name="T3">(104/33) </text:span> ϣⲱϫⲡ̅ ϩⲱⲱϥ ⲁⲛ ⲛⲉϥⲕⲓⲙ ⲁⲣⲁϥ <text:line-break/><text:span text:style-name="T1"> </text:span><text:span text:style-name="T3">(104/34) </text:span> ⲛ̅ϭⲓ ⲡⲗⲟⲅⲟⲥ· ⲙ̅ⲡⲛⲉⲩⲙⲁⲧⲓⲕⲟⲥ· ϩⲛ̅ <text:line-break/><text:span text:style-name="T1"> </text:span><text:span text:style-name="T3">(104/35) </text:span> ⲟⲩⲙⲛ̅ⲧⲁⲧⲛⲉⲩ ⲁⲣⲁⲥ· ⲉϥϫⲱⲕ <text:line-break/><text:span text:style-name="T1"> </text:span><text:span text:style-name="T3">(104/36) </text:span> ⲛ̅ⲇⲉ ⲙ̅ⲙⲟϥ ⲉⲃⲟⲗ· [ϩ]ⲛ̣̅ ⲡⲓϯⲙⲓ‐ <text:line-break/><text:span text:style-name="T1"> </text:span><text:span text:style-name="T3">(105/1) </text:span> ⲟ̣ⲣⲅⲟⲥ· ⲙⲛ̅ ⲛⲉϥⲁⲅⲅⲉⲗⲟⲥ ⲛ̅ⲣⲉϥϣⲙ̣‐ <text:line-break/><text:span text:style-name="T1"> </text:span><text:span text:style-name="T3">(105/2) </text:span> ϣⲉ· ⲉⲩⲣ̅ ϣⲃⲏⲣ· ⲙ̅ⲡⲗⲁⲥⲥⲉ ⲛⲙ̅ⲙⲏ̣ϣ̣[ⲉ ⲉϥ]‐ <text:line-break/><text:span text:style-name="T1"> </text:span><text:span text:style-name="T3">(105/3) </text:span> ϫⲓ ⲡⲓⲙⲉⲩⲉ· ⲙⲛ̅ ⲛⲉϥⲁⲣⲭⲱⲛ ⲉϥⲟⲉⲓ̣ <text:line-break/><text:span text:style-name="T1"> </text:span><text:span text:style-name="T3">(105/4) </text:span> ⲙ̅ⲡⲣⲏⲧⲉ ⲛ̅ⲛⲟⲩϩⲁⲉⲓⲃⲉⲥ ⲛ̅〈ϭⲓ ⲡ〉ⲣⲙ̅ⲛ̅ⲕⲁϩ̣ <text:line-break/><text:span text:style-name="T1"> </text:span><text:span text:style-name="T3">(105/5) </text:span> ϫⲉⲕⲁⲥⲉ ⲉϥⲛⲁⲣ̅ ⲡⲣⲏⲧⲉ· ⲙⲛ̅ [ⲛⲉⲧ]‐ <text:line-break/><text:span text:style-name="T1"> </text:span><text:span text:style-name="T3">(105/6) </text:span> ϣⲱⲱⲧ ⲁⲃⲁⲗ ⲛ̅ⲛⲓⲡⲧⲏⲣϥ̅ ⲁⲩⲱ [ⲟⲩ]‐ <text:line-break/><text:span text:style-name="T1"> </text:span><text:span text:style-name="T3">(105/7) </text:span> ⲥⲁⲃⲧⲉ ⲛ̅ⲧⲉⲩ ⲧⲏⲣⲟⲩ ⲡⲉ· ⲛⲓⲟⲩⲛ̣ⲉⲙ̣ <text:line-break/><text:span text:style-name="T1"> </text:span><text:span text:style-name="T3">(105/8) </text:span> ⲙⲛ̅ ⲛⲓϭⲃⲟⲩⲣ· ⲉⲡⲓⲟⲩⲉⲉⲓ ⲡ̣[ⲓⲟ]ⲩ̣ⲉ̣ⲉ̣ⲓ̣ ⲛ̣̅[ⲛⲓⲧⲁ]‐ <text:line-break/><text:span text:style-name="T1"> </text:span><text:span text:style-name="T3">(105/9) </text:span> ⲅⲙⲁ· ⲉϥϯ ⲙⲟⲣⲫⲏ ⲙ̅[‐‐‐] <text:line-break/><text:span text:style-name="T1"> </text:span><text:span text:style-name="T3">(105/10) </text:span> ⲉⲧϥ̅ϣⲟⲟⲡ· ⲙ̅ⲙⲟⲥ· §ϫⲉϯ̣[.....ⲉⲛ]‐ <text:line-break/><text:span text:style-name="T1"> </text:span><text:span text:style-name="T3">(105/11) </text:span> ⲧ[ⲁ]ϥⲛⲧⲥ̅ ⲁⲃⲁⲗ· ⲛ̅ϭⲓ ⲡⲗⲟⲅⲟ̣ⲥ̣ [ⲉⲛⲧⲁϥ]‐ <text:line-break/><text:span text:style-name="T1"> </text:span><text:span text:style-name="T3">(105/12) </text:span> ⲣ̅ ϣⲧ̣ⲁ· ⲙ̅ⲡⲥⲙⲁⲧ· ⲉⲛⲧⲁϥϣ[ⲱⲡⲉ] <text:line-break/><text:span text:style-name="T1"> </text:span><text:span text:style-name="T3">(105/13) </text:span> ϩⲛ̅ ⲡϣⲱⲛⲉ· ⲛⲁⲥⲉⲓⲛⲉ· ⲁⲣⲁϥ ⲉⲛ̣ <text:line-break/><text:span text:style-name="T1"> </text:span><text:span text:style-name="T3">(105/14) </text:span> ⲁⲃⲁⲗ ϫⲉ ⲁϥⲛⲧⲥ̅ ⲁⲃⲁⲗ· ϩⲛ̅ⲛ ⲟⲩⲱ̣[ⲃϣ] <text:line-break/><text:span text:style-name="T1"> </text:span><text:span text:style-name="T3">(105/15) </text:span> ⲛ[ⲛ]ⲟⲩⲙⲛ̅ⲧⲁⲧⲥⲁⲩⲛⲉ· ⲙⲛ̅ⲛ ⲟⲩ[ϣⲧⲁ] <text:line-break/><text:span text:style-name="T1"> </text:span><text:span text:style-name="T3">(105/16) </text:span> ⲙⲛ̅ ⲡ̣[ⲕ]ⲉϣⲱϫⲡ̅ ⲧⲏⲣϥ̅· ⲛ̅ϣⲱⲛ̣[ⲉ] <text:line-break/><text:span text:style-name="T1"> </text:span><text:span text:style-name="T3">(105/17) </text:span> ⲉⲁϥϯ ⲛ̅ⲧϣⲁⲣⲡ̅ ⲙ̅ⲙⲟⲣⲫⲏ ϫⲉ ⲛ̅ⲧⲁ̣[ϥ] <text:line-break/><text:span text:style-name="T1"> </text:span><text:span text:style-name="T3">(105/18) </text:span> ⲡⲗⲟⲅⲟⲥ ⲁⲃⲁⲗ ϩⲓ̈ⲧⲛ̅ ⲡⲇⲏⲙⲓⲟⲩⲣⲅⲟⲥ̣ <text:line-break/><text:span text:style-name="T1"> </text:span><text:span text:style-name="T3">(105/19) </text:span> ⲁⲃⲁⲗ ϩⲛ̅ⲛ ⲟⲩⲙⲛ̅ⲧⲁⲧⲥⲁⲩⲛⲉ· ⲁⲧⲣⲉϥ‐ <text:line-break/><text:span text:style-name="T1"> </text:span><text:span text:style-name="T3">(105/20) </text:span> ϫⲓ ⲥⲁⲩⲛⲉ· ϫⲉ ⲟⲩⲛ̅ ⲡⲉⲧϫⲁⲥⲉ ϣⲟ‐ <text:line-break/><text:span text:style-name="T1"> </text:span><text:span text:style-name="T3">(105/21) </text:span> ⲟⲡ· ⲁⲩⲱ ⲛ̅ϥⲙ̅ⲙⲉ· ϫⲉ ϥⲣ̅ ⲭⲣⲓⲁ ⲙ̅ⲙ[ⲁϥ] <text:line-break/><text:span text:style-name="T1"> </text:span><text:span text:style-name="T3">(105/22) </text:span> ⲉⲧⲉ ⲡⲉⲉⲓ ⲡⲉ· ⲉⲧⲁ〈ϩ〉ⲁⲡⲣⲟⲫⲏⲧⲏⲥ ⲙ[ⲟⲩ]‐ <text:line-break/><text:span text:style-name="T1"> </text:span><text:span text:style-name="T3">(105/23) </text:span> ⲧⲉ ⲁⲣⲁϥ ϫⲉ ⲛⲓϥⲉ ⲛ̅ⲱⲛϩ̅ ⲁⲩⲱ ⲡⲛ̣[ⲟ]‐ <text:line-break/><text:span text:style-name="T1"> </text:span><text:span text:style-name="T3">(105/24) </text:span> ⲉⲓ· ⲛ̅ⲇⲉ ⲡⲁⲓⲱⲛ ⲉⲧϫⲁⲥⲉ· ⲁⲩⲱ̣ [ⲡⲓ]‐ <text:line-break/><text:span text:style-name="T1"> </text:span><text:span text:style-name="T3">(105/25) </text:span> ⲁⲧⲛⲉⲩ ⲁⲣⲁϥ ⲁⲩⲱ ⲧⲉⲉⲓ ⲧⲉ ϯⲯⲩ̣[ⲭⲏ] <text:line-break/><text:span text:style-name="T1"> </text:span><text:span text:style-name="T3">(105/26) </text:span> ⲉⲧⲁⲛϩ̅ ⲉⲧⲁϩ·ⲧⲛ̅ϩⲟ ⲛ̅ⲧⲉⲝⲟⲩⲥ̣[ⲓⲁ] <text:line-break/><text:span text:style-name="T1"> </text:span><text:span text:style-name="T3">(105/27) </text:span> ⲉⲧⲉⲛⲁⲥⲙⲟⲟⲩⲧ· ⲛ̅ϣⲟⲣⲡ̅ ⲡⲓⲡⲉⲧ̣‐ <text:line-break/><text:span text:style-name="T1"> </text:span><text:span text:style-name="T3">(105/28) </text:span> ⲙⲟⲟⲩⲧ ⲅⲁⲣ· ⲛ̅ⲧⲉ ϯⲙⲛ̅ⲧⲁⲧ·ⲥⲁⲩⲛ̣[ⲉ] <text:line-break/><text:span text:style-name="T1"> </text:span><text:span text:style-name="T3">(105/29) </text:span> §ϫⲉ ⲡⲉⲧⲉϣϣⲉ ϭⲉ ⲙⲉⲛ ⲡⲉ ⲁⲧⲣⲛ̅ⲕⲱ <text:line-break/><text:span text:style-name="T1"> </text:span><text:span text:style-name="T3">(105/30) </text:span> ⲁϩⲣⲏⲓ̈ ⲛ̅ⲧⲯⲩⲭⲏ· ⲙ̅ⲡϣⲁⲣⲡ̅ ⲛ̅ⲣⲱⲙⲉ· <text:line-break/><text:span text:style-name="T1"> </text:span><text:span text:style-name="T3">(105/31) </text:span> ϫⲉ ⲟⲩⲁⲃⲁⲗ ϩⲛ̅ ⲡⲓⲗⲟⲅⲟⲥ ⲡⲉ ⲙ̅ⲡⲛⲉⲩ‐ <text:line-break/><text:span text:style-name="T1"> </text:span><text:span text:style-name="T3">(105/32) </text:span> ⲙⲁⲧⲓⲕⲟⲥ ⲉϥⲙⲉⲉⲩⲉ ⲛ̅ϭⲓ ⲡⲓⲣⲉϥ‐ <text:line-break/><text:span text:style-name="T1"> </text:span><text:span text:style-name="T3">(105/33) </text:span> ⲥⲱⲛⲧ· ϫⲉ ⲡⲱϥ ⲡⲉ ⲉⲡⲓⲇⲏ ⲁⲃⲁⲗ ϩⲓ̈ⲧⲟ‐ <text:line-break/><text:span text:style-name="T1"> </text:span><text:span text:style-name="T3">(105/34) </text:span> ⲟⲧϥ̅ ⲡⲉ ⲙ̅ⲡⲣⲏⲧⲏ ⲛ̅ⲛⲟⲩ{ⲣ̅}ⲣⲟ ⲡⲉⲧⲁⲩ‐ <text:line-break/><text:soft-page-break/><text:span text:style-name="T1"> </text:span><text:span text:style-name="T3">(105/35) </text:span> ⲛⲓϥⲉ ⲙ̅ⲙⲁϥ ⲁϥⲧⲛⲛⲟⲟⲩ ϩⲱⲱϥ ⲁⲛ <text:line-break/><text:span text:style-name="T1"> </text:span><text:span text:style-name="T3">(105/36) </text:span> ⲁⲡⲓⲧⲛ̅ ⲛ̅ϭⲓ ⲡⲓⲣⲉϥⲥⲱⲛⲧ̅ ⲛ̅ϩⲛ̅ⲯⲩⲭ̣[ⲏ]‐ <text:line-break/><text:span text:style-name="T1"> </text:span><text:span text:style-name="T3">(105/37) </text:span> ⲟⲩ ⲁⲃⲁⲗ ϩⲛ̅ ⲧⲉϥⲟⲩⲥⲓⲁ ⲉⲩⲛ̅ⲧ[ⲉϥ] <text:line-break/><text:span text:style-name="T1"> </text:span><text:span text:style-name="T3">(105/38) </text:span> ϩⲱⲱϥ ⲁⲛ̣ ⲙ̅ⲙⲉⲩ ⲙ̅ⲡⲓϭⲛϫⲡⲟ̣ <text:line-break/><text:span text:style-name="T1"> </text:span><text:span text:style-name="T3">(106/1) </text:span> ϫⲉ ⲟⲩϣⲱⲡⲉ· ⲁⲃⲁⲗ ϩⲛ̅ ⲡⲓⲛⲉ <text:line-break/><text:span text:style-name="T1"> </text:span><text:span text:style-name="T3">(106/2) </text:span> ⲙ̅ⲡⲉⲓⲱⲧ· ⲁⲩⲉⲓⲛⲉ ⲁⲃⲁⲗ· ϩⲱⲟⲩ <text:line-break/><text:span text:style-name="T1"> </text:span><text:span text:style-name="T3">(106/3) </text:span> ⲛ̅ϭⲓ ⲛⲓϭⲃⲟⲩⲣ ⲙ̅ⲡⲣⲏⲧⲉ ⲛ̅ϩⲛ̅ⲣⲱ‐ <text:line-break/><text:span text:style-name="T1"> </text:span><text:span text:style-name="T3">(106/4) </text:span> ⲙ̣ⲉ· {→ϥ←} ⲉⲛⲟⲩⲟⲩ ⲛⲉ· ⲉⲩⲛ̅ⲧⲉⲩ ⲙ̅‐ <text:line-break/><text:span text:style-name="T1"> </text:span><text:span text:style-name="T3">(106/5) </text:span> ⲙ̣ⲉⲩ· ⲙ̅ⲡⲧⲁⲛⲧⲛ̅ⲉ ⲙ̅ⲡϣⲱⲡ·〈ⲉ〉 <text:line-break/><text:span text:style-name="T1"> </text:span><text:span text:style-name="T3">(106/6) </text:span> §ϫⲉ ϯⲟⲩⲥⲓⲁ ⲙ̅ⲡⲛ(ⲉⲩⲙ)ⲁⲧⲓⲕⲟⲛ̅ ⲟⲩ‐ <text:line-break/><text:span text:style-name="T1"> </text:span><text:span text:style-name="T3">(106/7) </text:span> ⲉⲓ·ⲉ̣ ⲧ̣ⲉ̣{→ⲓ̈←.} ⲁⲩⲱ ⲟⲩⲉⲓⲛⲉ ⲛ̅ⲟⲩⲱⲧ ⲧⲉ <text:line-break/><text:span text:style-name="T1"> </text:span><text:span text:style-name="T3">(106/8) </text:span> [ⲁⲩⲱ ⲁⲛ ⲡⲓ]ϣⲱⲛⲉ ⲛ̅ⲧⲉⲥ ⲡⲉ ⲡⲧⲱϣⲉ <text:line-break/><text:span text:style-name="T1"> </text:span><text:span text:style-name="T3">(106/9) </text:span> [ϩⲛ ϩⲁ]ϩ̣ ⲛ̅ⲥⲙⲟⲧ ⲧⲟⲩⲥⲓⲁ ⲇⲉ <text:line-break/><text:span text:style-name="T1"> </text:span><text:span text:style-name="T3">(106/10) </text:span> [ϩⲱ]ⲱ̣ⲥ̣ ⲛⲛⲉⲉⲓⲯⲩⲭⲓⲕⲟⲛ ⲡⲉⲥⲧⲱ̣ϣⲉ <text:line-break/><text:span text:style-name="T1"> </text:span><text:span text:style-name="T3">(106/11) </text:span> [ϩ]ⲁⲧⲣ̅ ⲉⲩⲛ̅ⲧⲉⲥ ⲙ̅ⲙⲉⲩ ⲙ〈ⲡ〉ϭⲓⲛⲙ̅ⲙⲉ̣ <text:line-break/><text:span text:style-name="T1"> </text:span><text:span text:style-name="T3">(106/12) </text:span> ⲙ̣ⲛ̅ ⲑⲟⲙⲟⲗⲟⲅⲓⲁ· ⲙ̅ⲡⲉⲧϫⲁⲥⲉ· <text:line-break/><text:span text:style-name="T1"> </text:span><text:span text:style-name="T3">(106/13) </text:span> [ⲁ]ⲩ̣ⲱ̣ ⲥⲣⲁⲕⲉ ⲉⲛ ⲁⲡⲉⲧⲑⲁⲟⲩ ⲉⲧⲃ̣ⲉ̣· <text:line-break/><text:span text:style-name="T1"> </text:span><text:span text:style-name="T3">(106/14) </text:span> ⲡ̣ⲣⲓⲕⲉ· ⲙ̅ⲡⲓⲙⲉⲩⲉ· ⲧⲟⲩⲥⲓⲁ ⲇ̣[ⲉ] ϩ̣ⲱⲱⲥ <text:line-break/><text:span text:style-name="T1"> </text:span><text:span text:style-name="T3">(106/15) </text:span> ⲛ̅ϩⲩⲗⲓⲕⲟⲛ ⲡⲉⲥⲟⲩⲁⲉⲓ ϣⲃⲃⲓⲁⲉⲓⲧ· <text:line-break/><text:span text:style-name="T1"> </text:span><text:span text:style-name="T3">(106/16) </text:span> ⲁⲩⲱ ϩⲛ̅ ϩⲁϩ ⲛ̅ⲥⲙⲁⲧ· ⲛⲉⲩϣⲱⲛⲉ ⲇⲉ̣ <text:line-break/><text:span text:style-name="T1"> </text:span><text:span text:style-name="T3">(106/17) </text:span> ⲡⲉ ⲉⲛⲧⲁϩϣⲱⲡⲉ ϩⲛ̅ ϩⲁϩ ⲛ̅ⲥⲙⲟⲧ <text:line-break/><text:span text:style-name="T1"> </text:span><text:span text:style-name="T3">(106/18) </text:span> ⲛ̅ⲣⲓⲕⲉ· §ϫⲉ ⲡⲓϣⲁⲣⲡ̅ ⲇⲉ ⲛ̅ⲣⲱⲙⲉ· ⲟⲩ̣‐ <text:line-break/><text:span text:style-name="T1"> </text:span><text:span text:style-name="T3">(106/19) </text:span> ⲡⲗⲁⲥⲙⲁ ⲡⲉ ⲉϥⲧⲏϩ ⲡⲉ· ⲁⲩⲱ ⲟⲩⲧⲥⲉ·‐ <text:line-break/><text:span text:style-name="T1"> </text:span><text:span text:style-name="T3">(106/20) </text:span> ⲛⲟ ⲡⲉ ⲉϥⲧⲏϩ ⲡⲉ· ⲁⲩⲱ ⲟⲩⲕⲟⲩ ⲁϩⲣⲏⲓ̈ <text:line-break/><text:span text:style-name="T1"> </text:span><text:span text:style-name="T3">(106/21) </text:span> ⲡⲉ· ⲛ̅ⲇⲉ ⲛⲓϭⲃⲟⲩⲣ ⲡⲉ ⲙⲛ̅ ⲛⲓⲟⲩⲛⲉⲙ <text:line-break/><text:span text:style-name="T1"> </text:span><text:span text:style-name="T3">(106/22) </text:span> ⲡⲉ· ⲁⲩⲱ ⲟⲩⲡⲛ(ⲉⲩⲙ)ⲁⲧⲓⲕⲟ̅ⲥ ⲛ̅ⲗⲟⲅⲟⲥ <text:line-break/><text:span text:style-name="T1"> </text:span><text:span text:style-name="T3">(106/23) </text:span> ⲉⲧⲉϥⲅⲛⲱⲙⲏ ⲡ→ⲏ←ϣ ⲁⲡⲉⲥⲛⲉⲩ ⲧⲟⲩⲉⲓⲉ <text:line-break/><text:span text:style-name="T1"> </text:span><text:span text:style-name="T3">(106/24) </text:span> ⲧⲟⲩⲉⲓⲉ· ⲛⲛⲓⲟⲩⲥⲓⲁ ⲛⲉⲉⲓ ⲉⲛⲧⲁϩϫⲓ <text:line-break/><text:span text:style-name="T1"> </text:span><text:span text:style-name="T3">(106/25) </text:span> ⲡ{ⲣ}ⲉϥϣⲱⲡⲉ· ⲁⲃⲁⲗ ⲙ̅ⲙⲁⲩ ⲁⲃⲁⲗ <text:line-break/><text:span text:style-name="T1"> </text:span><text:span text:style-name="T3">(106/26) </text:span> ⲙ̅ⲡⲉⲉⲓ· ⲥⲉϫⲟⲩ ⲙ̅ⲙⲁⲥ ⲁⲛ ϫⲉ ⲁⲩ‐ <text:line-break/><text:span text:style-name="T1"> </text:span><text:span text:style-name="T3">(106/27) </text:span> ϫⲱ ⲛⲉϥ· ⲛ̅ⲛⲟⲩⲡⲁⲣⲁ·ⲇⲓⲇⲟⲥ ⲁⲧⲣⲉϥ‐ <text:line-break/><text:span text:style-name="T1"> </text:span><text:span text:style-name="T3">(106/28) </text:span> ⲟⲩⲱⲙ ⲁⲃⲁⲗ· ϩⲛ̅ ⲧϩⲣⲉ· ⲛ̅ϣⲟⲙⲧⲉ <text:line-break/><text:span text:style-name="T1"> </text:span><text:span text:style-name="T3">(106/29) </text:span> ⲙ̅ⲙⲓⲛⲉ ⲛ̅ϣⲏⲛ ⲉⲩⲟⲩϭⲟⲙ ⲡⲉ ⲛ̅ⲇⲉ ϯ‐ <text:line-break/><text:span text:style-name="T1"> </text:span><text:span text:style-name="T3">(106/30) </text:span> ⲧⲁⲝⲓⲥ· ⲉⲥϩⲁⲧⲣ̅ ⲛ̅ϣⲟⲙⲛ̅ⲧ ⲛ̅ⲣⲏⲧⲉ· <text:line-break/><text:span text:style-name="T1"> </text:span><text:span text:style-name="T3">(106/31) </text:span> ⲉⲛⲧⲁϥ ⲡⲉⲧ·ϯ ⲛ̅ⲛⲁⲡⲟⲗⲁⲩⲥⲓⲥ §ϫⲉ ϯ‐ <text:line-break/><text:span text:style-name="T1"> </text:span><text:span text:style-name="T3">(106/32) </text:span> ⲙⲛ̅ⲧⲉⲩⲅⲉ̅ⲛⲏⲥ ⲛ̅ϯⲟⲩⲥⲓⲁ ⲉⲧⲥⲁⲧⲡ̅ <text:line-break/><text:span text:style-name="T1"> </text:span><text:span text:style-name="T3">(106/33) </text:span> ⲉⲧϣⲟⲟⲡ ⲛ̅ϩⲏⲧϥ̅ ⲛⲉⲥϫⲁⲥⲓ ⲡⲉ ⲛ̅ϩⲟⲩ‐ <text:line-break/><text:span text:style-name="T1"> </text:span><text:span text:style-name="T3">(106/34) </text:span> ⲟ ⲡⲉ· ⲁⲥⲧⲥⲉⲛⲟ· ⲁⲩⲱ ⲙⲁⲥϯ ϣϭⲁ <text:line-break/><text:span text:style-name="T1"> </text:span><text:span text:style-name="T3">(106/35) </text:span> ⲛⲉⲩ ⲡⲉ· ⲁⲃⲁⲗ ⲙ̅ⲡⲁⲉⲓ ⲁⲩⲛⲧϥ̅ ⲁ‐ <text:line-break/><text:span text:style-name="T1"> </text:span><text:span text:style-name="T3">(106/36) </text:span> ⲃⲁⲗ ⲛ̅ⲛⲟⲩⲉϩⲥⲁϩⲛⲉ· ⲉⲩ̣ⲣ̅ ⲁⲡⲉⲓⲗⲏ <text:line-break/><text:span text:style-name="T1"> </text:span><text:span text:style-name="T3">(106/37) </text:span> ⲁⲩⲱ ⲉⲩ̣ⲉⲓⲛⲉ ⲁϫⲱϥ ⲛ̣̅[ⲟⲩ]ⲛⲟϭ ⲛ̅ϭⲓⲛ̣‐ <text:line-break/><text:span text:style-name="T1"> </text:span><text:span text:style-name="T3">(107/1) </text:span> ⲇⲩⲛⲟⲥ̣ ⲉⲧⲉ ⲡⲙⲟⲩ ⲧⲉ· ⲁϯⲁⲡⲟ̣‐ <text:line-break/><text:span text:style-name="T1"> </text:span><text:span text:style-name="T3">(107/2) </text:span> ⲗⲁⲩⲥⲓⲥ· ⲛ̅ⲇⲉ ⲛⲉⲧ·ⲑⲁⲩ ⲟⲩⲁⲉⲧⲥ̅ <text:line-break/><text:span text:style-name="T1"> </text:span><text:span text:style-name="T3">(107/3) </text:span> ⲛ̅ⲇⲉ· ⲁϥⲕⲁⲁϥ ⲁⲧⲣⲉϥⲟⲩⲱⲙ <text:line-break/><text:span text:style-name="T1"> </text:span><text:span text:style-name="T3">(107/4) </text:span> ⲁⲃⲁⲗ ⲙ̅ⲙⲁⲥ ⲁⲩⲱ ⲡⲕⲉϣⲏⲛ ⲉⲧⲉⲩ·‐ <text:line-break/><text:span text:style-name="T1"> </text:span><text:span text:style-name="T3">(107/5) </text:span> ⲛ̅ⲧⲉϥ· ⲙ̅ⲡⲕⲉϩⲱⲧⲣⲉ ⲙ̅ⲡⲟⲩⲕⲁ[ⲁϥ] <text:line-break/><text:span text:style-name="T1"> </text:span><text:span text:style-name="T3">(107/6) </text:span> ⲁⲟⲩⲱⲙ ⲁⲃⲁⲗ ⲙ̅ⲙⲁϥ· ⲛ̅ϩⲟⲩⲟ̣ <text:line-break/><text:soft-page-break/><text:span text:style-name="T1"> </text:span><text:span text:style-name="T3">(107/7) </text:span> ⲛ̅ϩⲟⲩⲟ ⲡⲁ ⲡⲱⲛϩ̅ ϫⲉ̣ⲕ̣ⲁ̣[ⲥ]ⲉ̣ ⲛ[ⲟⲩ]‐ <text:line-break/><text:span text:style-name="T1"> </text:span><text:span text:style-name="T3">(107/8) </text:span> ϫⲡⲟ· ⲛ̅ⲛⲟⲩⲧⲁⲉⲓⲟ· ⲉ[.......]‐ <text:line-break/><text:span text:style-name="T1"> </text:span><text:span text:style-name="T3">(107/9) </text:span> ⲙⲏⲟⲩ· ⲁⲩⲱ ϫⲉⲕⲁⲥⲉ ⲛ̣[ⲟⲩ...]‐ <text:line-break/><text:span text:style-name="T1"> </text:span><text:span text:style-name="T3">(107/10) </text:span> ⲣⲁⲟⲩ ⲁⲃⲁⲗ ϩⲓ̈ ϯϭⲟⲙ· ⲉⲧⲑⲁⲩ̣ ⲉ̣[ⲧⲟⲩ]‐ <text:line-break/><text:span text:style-name="T1"> </text:span><text:span text:style-name="T3">(107/11) </text:span> ⲙⲟⲩⲧⲉ ⲁⲣⲁⲥ ϫⲉ ⲡϩⲁϥ· ⲟⲩⲡⲁⲛⲟⲩⲣ̣[ⲅⲟⲥ] <text:line-break/><text:span text:style-name="T1"> </text:span><text:span text:style-name="T3">(107/12) </text:span> ⲛ̅ⲇⲉ ⲇⲉ ⲛ̅ϩⲟⲩⲟ· ⲁⲛⲓϭⲁⲙ ⲧⲏⲣⲟⲩ ⲉ[ⲧ]‐ <text:line-break/><text:span text:style-name="T1"> </text:span><text:span text:style-name="T3">(107/13) </text:span> ϩⲁⲩⲟⲩ· ⲁϥⲣ̅ ⲁⲡⲁⲧⲁ ⲙ̅ⲡⲣⲱⲙⲉ· [ⲁⲃⲁⲗ] <text:line-break/><text:span text:style-name="T1"> </text:span><text:span text:style-name="T3">(107/14) </text:span> ϩⲓ̈ⲧⲛ̅ ⲡⲧⲱϣⲉ· ⲛ̅ⲇⲉ ⲛⲁ ⲡⲓⲙⲉⲩ[ⲉ] <text:line-break/><text:span text:style-name="T1"> </text:span><text:span text:style-name="T3">(107/15) </text:span> ⲙⲛ̅ ⲛⲉⲡⲓⲑⲩⲙⲓⲁ ⲁⲥⲧⲣⲉϥⲣ̅ ⲡⲁⲣⲁⲃⲁ <text:line-break/><text:span text:style-name="T1"> </text:span><text:span text:style-name="T3">(107/16) </text:span> ⲛⲧⲉⲛⲧⲟⲗⲏ· ϫⲉⲕⲁⲥ ⲉϥⲛⲁⲙⲟⲩ̣ <text:line-break/><text:span text:style-name="T1"> </text:span><text:span text:style-name="T3">(107/17) </text:span> ⲁⲩⲱ ⲧⲁⲡⲟⲗⲁⲩⲥⲓⲥ ⲧⲏⲣⲥ̅ ⲉⲧⲙ̅ⲡⲙⲁ· ⲉ‐ <text:line-break/><text:span text:style-name="T1"> </text:span><text:span text:style-name="T3">(107/18) </text:span> ⲧ̣ⲙ̅ⲙⲉⲩ ⲁⲩⲛⲟϫϥ ⲁⲃⲁⲗ ⲛ̅ϩⲏⲧⲥ̅· §ϫⲉ̣ <text:line-break/><text:span text:style-name="T1"> </text:span><text:span text:style-name="T3">(107/19) </text:span> ⲡ̣ⲉⲉⲓ ⲡⲉ ⲡⲛⲟⲩϫⲉ ⲁⲃⲁⲗ· ⲉⲛⲧⲁⲩⲉ[ⲉϥ] <text:line-break/><text:span text:style-name="T1"> </text:span><text:span text:style-name="T3">(107/20) </text:span> ⲛⲉϥ· ⲉⲁⲩⲛⲁϫϥ̅ ⲁⲃⲁⲗ· ⲛ̅ⲛⲓⲁⲡⲟⲗⲁ[ⲩ]‐ <text:line-break/><text:span text:style-name="T1"> </text:span><text:span text:style-name="T3">(107/21) </text:span> ⲥⲓⲥ ⲛ̅ⲇⲉ ⲛⲁ ⲡⲓⲧⲁⲛⲧⲛ̅ ⲙⲛ̅ ⲛⲁ ⲡⲓⲉⲓⲛ̣[ⲉ] <text:line-break/><text:span text:style-name="T1"> </text:span><text:span text:style-name="T3">(107/22) </text:span> ⲉⲩϩⲱⲃ· ⲛ̅ⲇⲉ ϯⲡⲣⲟⲛⲟⲓⲁ ⲡⲉ ϫⲉⲕ̣[ⲁⲥⲉ] <text:line-break/><text:span text:style-name="T1"> </text:span><text:span text:style-name="T3">(107/23) </text:span> ⲉⲩⲛⲁϭⲛⲧⲥ̅ ⲉⲩⲟⲩⲁⲉⲓϣ ϣⲏⲙ ⲡⲉ <text:line-break/><text:span text:style-name="T1"> </text:span><text:span text:style-name="T3">(107/24) </text:span> ⲉⲧⲉⲣⲉⲡⲣⲱⲙⲉ ⲛⲁϫⲓ ⲛ̅ϯⲁⲡⲟⲗⲁⲩ‐ <text:line-break/><text:span text:style-name="T1"> </text:span><text:span text:style-name="T3">(107/25) </text:span> ⲥⲓⲥ ⲛⲇⲉ ⲛⲓⲡⲉⲧⲛⲁⲛⲟⲩⲟⲩ ϣⲁ ⲁ·‐ <text:line-break/><text:span text:style-name="T1"> </text:span><text:span text:style-name="T3">(107/26) </text:span> ⲛⲏϩⲉ ⲉⲧⲉⲣⲉⲡⲓⲙⲁ ⲛⲙ̅ⲧⲟⲛ ϣⲟⲟⲡ· <text:line-break/><text:span text:style-name="T1"> </text:span><text:span text:style-name="T3">(107/27) </text:span> ⲛ̅ϩⲏⲧⲟⲩ ⲡⲉⲉⲓ ⲉⲧⲉⲁϥⲧⲁϣϥ̅ ⲉⲁϥⲣ̅ <text:line-break/><text:span text:style-name="T1"> </text:span><text:span text:style-name="T3">(107/28) </text:span> ϣⲁⲣⲡ̅ ⲡ{→ⲙ←}ⲙ{→ⲟ←}ⲟⲩⲕⲙⲟⲩⲕϥ ⲛ̅ϭⲓ ⲡⲛ(ⲉⲩⲙ)ⲁ <text:line-break/><text:span text:style-name="T1"> </text:span><text:span text:style-name="T3">(107/29) </text:span> ⲁⲧⲣⲉϥϫⲓ ⲙ̅ⲡ→ⲓ←ⲣⲉ{ⲛ} ⲛ̅ϭⲓ ⲡⲣⲱⲙⲉ· <text:line-break/><text:span text:style-name="T1"> </text:span><text:span text:style-name="T3">(107/30) </text:span> ⲡⲓⲛⲟϭ ⲙ̅ⲡⲉⲑⲁⲩ ⲉⲧⲉ ⲡⲉⲉⲓ ⲡⲉ ⲡⲙⲟⲩ <text:line-break/><text:span text:style-name="T1"> </text:span><text:span text:style-name="T3">(107/31) </text:span> ⲉⲧⲉ ϯⲙⲛ̅ⲧⲁⲧⲥⲁⲩⲛⲉ ⲧⲉ ⲛ̅ⲇⲉ ⲡⲧⲏⲣϥ̅ <text:line-break/><text:span text:style-name="T1"> </text:span><text:span text:style-name="T3">(107/32) </text:span> ⲧⲉⲗⲉⲩⲧⲏⲥ ⲁⲩⲱ ⲛⲧⲣ̅ⲛⲧϥ̅ϫⲓ ⲙ̅ⲡⲓⲣⲁ ⲁⲛ <text:line-break/><text:span text:style-name="T1"> </text:span><text:span text:style-name="T3">(107/33) </text:span> ⲡⲉ· ⲛ̅ⲛⲓⲡⲉⲧϩⲁⲩⲟⲩ ⲧⲏⲣⲟⲩ ⲉⲧϣⲁ‐ <text:line-break/><text:span text:style-name="T1"> </text:span><text:span text:style-name="T3">(107/34) </text:span> ⲣⲟⲩϣⲱⲡⲉ· ⲁⲃⲁⲗ ϩⲙ̅ ⲡⲉⲉⲓ ⲁⲩⲱ <text:line-break/><text:span text:style-name="T1"> </text:span><text:span text:style-name="T3">(107/35) </text:span> ⲙⲛ̅ⲛ̅ⲥⲁ ⲛⲓϥⲱϭⲉ ⲉⲧϣⲟ̣ⲟ̣ⲡ· ϩⲛ ⲛⲉⲉⲓ <text:line-break/><text:span text:style-name="T1"> </text:span><text:span text:style-name="T3">(107/36) </text:span> ⲙⲛ̅ ⲛⲓⲗ̣[ⲉ]ϩ ⲛ̅ϥϫⲓ ⲉⲃⲟⲗ ϩⲙ̅ ⲡⲓⲛⲟϭ <text:line-break/><text:span text:style-name="T1"> </text:span><text:span text:style-name="T3">(108/1) </text:span> ⲙ̣ⲡⲉ̣ⲧⲛⲁⲛⲟⲩϥ· ⲉⲧⲉ [ⲡ]ⲉ̣ⲉⲓ ⲡⲉ ⲡⲓ̣‐ <text:line-break/><text:span text:style-name="T1"> </text:span><text:span text:style-name="T3">(108/2) </text:span> ⲱ̣ⲛϩ̅· ϣⲁ ⲛⲓⲉⲛⲏϩⲉ· ⲉⲇⲉ ⲡⲁⲉⲓ ⲡⲉ̣ <text:line-break/><text:span text:style-name="T1"> </text:span><text:span text:style-name="T3">(108/3) </text:span> ⲡⲥⲁⲩⲛⲉ· ⲛ̅ⲇⲉ ⲛⲓⲡⲧⲏⲣϥ̅· ⲉⲧⲟⲩⲁϫ· <text:line-break/><text:span text:style-name="T1"> </text:span><text:span text:style-name="T3">(108/4) </text:span> ⲁⲩⲱ ⲡϫⲓ ⲁⲃⲟⲗ· ϩⲛ̅ⲛⲁⲅⲁⲑⲟⲛ ⲧⲏⲣⲟⲩ <text:line-break/><text:span text:style-name="T1"> </text:span><text:span text:style-name="T3">(108/5) </text:span> ⲉⲧ̣ⲃⲉ ⲧⲡⲁⲣⲁⲃⲁⲥⲓⲥ ⲙ̅ⲡⲓϣⲁⲣⲡ̅ ⲛ̅ⲣⲱ‐ <text:line-break/><text:span text:style-name="T1"> </text:span><text:span text:style-name="T3">(108/6) </text:span> [ⲙ]ⲉ· ⲁⲡⲙⲟⲩ ⲣ̅ ϫⲁⲉⲓⲥ ⲁϥⲣ̅ ⲥⲩⲛⲏⲑⲓⲁ <text:line-break/><text:span text:style-name="T1"> </text:span><text:span text:style-name="T3">(108/7) </text:span> [ⲛ]ⲣ̣ⲱⲙⲉ ⲛⲓⲙ ⲁⲧⲣⲉϥⲙ→ⲟ←ⲟⲩⲧ· ⲙ̅ⲙⲟⲟⲩ <text:line-break/><text:span text:style-name="T1"> </text:span><text:span text:style-name="T3">(108/8) </text:span> ⲕ̣ⲁⲧⲁ ⲡⲟ̣ⲩⲱⲛϩ̅ ⲁⲃⲁⲗ· ⲛ̅ⲧⲉϥⲙⲛ̅ⲧ‐ <text:line-break/><text:span text:style-name="T1"> </text:span><text:span text:style-name="T3">(108/9) </text:span> [ϫⲁⲉⲓⲥ ⲉ]ⲧ̣ϣⲟⲟⲡ ⲛⲉϥ ⲉⲥⲧⲟⲉⲓ ⲛⲉϥ <text:line-break/><text:span text:style-name="T1"> </text:span><text:span text:style-name="T3">(108/10) </text:span> [ϩⲱⲥ] ⲙ̣ⲛ̅ⲧⲣ̅ⲣⲟ· ⲉⲧⲃⲉ ⲟⲓⲕⲟⲛⲟⲙⲓ‐ <text:line-break/><text:span text:style-name="T1"> </text:span><text:span text:style-name="T3">(108/11) </text:span> [ⲁ] ⲉⲧ̣ⲁⲛⲣ̅ ϣⲣⲡ̅ ϫⲟⲟⲥ ⲛ̅ⲇⲉ ⲡⲉⲓ‐ <text:line-break/><text:span text:style-name="T1"> </text:span><text:span text:style-name="T3">(108/12) </text:span> ⲟⲩⲱϣⲉ ⲛ̅ⲧⲉ ⲡⲓⲱⲧ· <text:line-break/><text:span text:style-name="T1"> </text:span><text:span text:style-name="T3">(108/13) </text:span> (PART III) <text:line-break/><text:span text:style-name="T1"> </text:span><text:span text:style-name="T3">(108/14) </text:span> §[ϫ]ⲉ̣ ⲡⲟⲩⲉⲉⲓ ⲡⲟⲩⲉⲓ̈ ϭⲉ ⲛ̅ⲛⲓⲇⲁⲅⲙⲁ <text:line-break/><text:span text:style-name="T1"> </text:span><text:span text:style-name="T3">(108/15) </text:span> [ⲛ]ⲓ̣ⲟⲩⲛⲉⲙ ⲙⲛ̅ ⲛⲓϭⲃⲟⲩⲣ ⲁⲩϣⲁ·‐ <text:line-break/><text:span text:style-name="T1"> </text:span><text:span text:style-name="T3">(108/16) </text:span> ⲥⲱϩⲟⲩ ⲁⲛⲟⲩⲉⲣⲏⲟⲩ ⲁⲃⲁⲗ· ϩⲓ̈ⲧⲛ̅ <text:line-break/><text:span text:style-name="T1"> </text:span><text:span text:style-name="T3">(108/17) </text:span> ⲡ→ⲓ̈←ⲙⲉⲉⲩⲉ· ⲉⲧⲕⲏ· ⲁϩⲣⲏⲓ̈ ⲟⲩⲧⲟⲟⲩ <text:line-break/><text:soft-page-break/><text:span text:style-name="T1"> </text:span><text:span text:style-name="T3">(108/18) </text:span> ⲡⲁⲓ̈ ⲉⲧϯ ⲛⲉⲩ· ⲛ̅ⲛⲟⲩϩⲟⲓⲕⲟⲛⲟⲙⲓⲁ <text:line-break/><text:span text:style-name="T1"> </text:span><text:span text:style-name="T3">(108/19) </text:span> ⲙⲛ̅ ⲛⲟⲩⲉⲣⲏⲩ ϣⲁⲣⲉⲥϣⲱⲡⲉ ⲛ̅‐ <text:line-break/><text:span text:style-name="T1"> </text:span><text:span text:style-name="T3">(108/20) </text:span> ⲥⲉⲉⲓⲣⲉ ⲙ̅ⲡⲥⲛⲉⲩ ⲕⲁⲧⲁ ⲟⲩⲕⲱϩ̣ <text:line-break/><text:span text:style-name="T1"> </text:span><text:span text:style-name="T3">(108/21) </text:span> ⲛ̅ⲛⲓϩⲃⲏⲩⲉ· ⲛ̅ⲟⲩⲱⲧ· ⲉⲩⲣ̅ ⲙⲓⲛⲉ ⲙ̅‐ <text:line-break/><text:span text:style-name="T1"> </text:span><text:span text:style-name="T3">(108/22) </text:span> ⲙⲁⲩ ⲛ̅ϫⲓ ⲛⲓⲟⲩⲛⲉⲙ ⲙⲛ̅ ⲛⲓϭⲃⲟⲩⲣ· <text:line-break/><text:span text:style-name="T1"> </text:span><text:span text:style-name="T3">(108/23) </text:span> ⲁⲩⲱ ⲛⲓϭⲃⲟⲩⲣ· ϩⲱⲟⲩ· ⲉⲩⲣ̅ ⲙⲓⲛⲉ· ⲙ̅‐ <text:line-break/><text:span text:style-name="T1"> </text:span><text:span text:style-name="T3">(108/24) </text:span> ⲙⲁⲩ ⲙⲛ̅ ⲛⲓⲟⲩⲛⲉⲙ· ⲁⲩⲱ ⲥⲁⲡ· ⲁⲥ‐ <text:line-break/><text:span text:style-name="T1"> </text:span><text:span text:style-name="T3">(108/25) </text:span> ϣⲁ〈ⲁ〉ⲣⲭⲉⲥⲑⲁⲓ· ⲁⲉⲓⲣⲉ· ⲛ̅ⲛⲟⲩⲡⲉ‐ <text:line-break/><text:span text:style-name="T1"> </text:span><text:span text:style-name="T3">(108/26) </text:span> ⲑⲁⲩ ⲛ̅ϭⲓ ϯⲧⲁⲝⲓⲥ· ⲉⲑⲁⲩ ϩⲛ̅ⲛ ⲟⲩ‐ <text:line-break/><text:span text:style-name="T1"> </text:span><text:span text:style-name="T3">(108/27) </text:span> ⲥⲙⲁⲧ· ⲙ̅ⲙⲛ̅ⲧ·ⲁⲧⲑⲏⲧ· ϣⲁⲣⲉϥ·‐ <text:line-break/><text:span text:style-name="T1"> </text:span><text:span text:style-name="T3">(108/28) </text:span> ⲕⲱϩ ⲛ̅ϭⲓ ϯⲧⲁⲝⲓⲥ ⲙ̅ⲙⲛ̅ⲧϩⲏⲡ· ϩⲛ̅‐ <text:line-break/><text:span text:style-name="T1"> </text:span><text:span text:style-name="T3">(108/29) </text:span> ⲛ ⲟⲩϩⲟ· ⲛ̅ⲣⲙ̅ⲙⲉϥⲛ̅ϫⲛ̅ϭⲟⲛⲥ ⲁϩⲣⲏⲓ̈ <text:line-break/><text:span text:style-name="T1"> </text:span><text:span text:style-name="T3">(108/30) </text:span> ⲉⲥⲣ̅ ϩⲱⲃ· ϩⲱⲱⲥ ⲁⲛ ⲁⲡⲡⲉⲧⲑⲁⲩ <text:line-break/><text:span text:style-name="T1"> </text:span><text:span text:style-name="T3">(108/31) </text:span> ⲙ̅ⲡⲓⲣⲏⲧⲉ ⲉⲩϭⲟⲙ ⲧⲉ· ⲛ̅ⲣⲙ̅ⲙⲉϥ‐ <text:line-break/><text:span text:style-name="T1"> </text:span><text:span text:style-name="T3">(108/32) </text:span> ⲛ̅ϫⲛⲛ̅ϭⲟⲛⲥ̅· ⲁϩⲣⲏⲓ̈ ⲧⲉ· ⲥⲁⲡ ⲇⲉ ϩⲱ‐ <text:line-break/><text:span text:style-name="T1"> </text:span><text:span text:style-name="T3">(108/33) </text:span> ⲱϥ ⲁⲛ ϣⲁⲣⲉϯⲧⲁⲝⲓⲥ ⲙ̅ⲙⲛ̅ⲧ〈ⲁⲧ〉ϩⲏⲧ <text:line-break/><text:span text:style-name="T1"> </text:span><text:span text:style-name="T3">(108/34) </text:span> ϩⲟⲩ ⲧⲟⲟⲧⲥ· ⲁⲣ̅ ϩⲱⲃ ⲉⲛⲁⲛⲟⲩϥ· ⲉⲥ‐ <text:line-break/><text:span text:style-name="T1"> </text:span><text:span text:style-name="T3">(108/35) </text:span> ⲧⲛ̅ⲧⲱⲛⲥ̅ ⲁⲣⲁⲥ ϫⲉ ϯⲧⲁⲝⲓⲥ ⲉⲧ‐ <text:line-break/><text:span text:style-name="T1"> </text:span><text:span text:style-name="T3">(108/36) </text:span> ϩⲏⲡ· ⲉⲥⲕⲱϩ ⲁⲉⲓⲣⲉ ⲙ̅ⲙⲁϥ ϩⲱⲱⲥ <text:line-break/><text:span text:style-name="T1"> </text:span><text:span text:style-name="T3">(108/37) </text:span> ⲁⲛ ⲡⲉⲉⲓ ⲡⲉ ⲡⲣⲏⲧⲉ ⲉⲧϣⲟⲟⲡ ⲛ̅‐ <text:line-break/><text:span text:style-name="T1"> </text:span><text:span text:style-name="T3">(108/38) </text:span> ⲛⲉⲧⲧⲏⲕ ⲁⲣⲉⲧⲟⲩ ⲙ̅ⲡ̣[ⲓⲣⲏ]ⲧⲉ ϩⲛ̅ ⲛⲓ‐ <text:line-break/><text:span text:style-name="T1"> </text:span><text:span text:style-name="T3">(109/1) </text:span> ϩ̣ⲃⲏⲩⲉ̣ ⲉⲛⲧⲁⲩϣⲱⲡⲉ· ⲉⲩⲉⲓⲛ[ⲉ] <text:line-break/><text:span text:style-name="T1"> </text:span><text:span text:style-name="T3">(109/2) </text:span> ⲛ̅ⲛⲓϩⲃⲏⲩⲉ· ⲛ̅ⲛⲁⲧ·ⲉⲓⲛⲉ· ⲁⲛⲟⲩⲉⲣ̣[ⲏⲩ] <text:line-break/><text:span text:style-name="T1"> </text:span><text:span text:style-name="T3">(109/3) </text:span> ⲉⲙⲡⲟⲩϭⲛ ϭⲟⲙ· ⲙ̅ⲙⲉ ⲁⲧⲗⲁⲉⲓϭ̣[ⲉ] <text:line-break/><text:span text:style-name="T1"> </text:span><text:span text:style-name="T3">(109/4) </text:span> ⲛ̅ⲛϩⲃⲏⲩⲉ· ⲉⲧϣⲟⲟⲡ· ⲛ̅ϫⲓ ⲛⲉⲉⲓ ⲉⲧ[ⲉ]‐ <text:line-break/><text:span text:style-name="T1"> </text:span><text:span text:style-name="T3">(109/5) </text:span> ⲙ̅ⲡⲟⲩⲧⲁⲙⲁⲩ ⲁⲃⲁⲗ· ⲙ̅ⲡⲁⲉⲓ <text:line-break/><text:span text:style-name="T1"> </text:span><text:span text:style-name="T3">(109/6) </text:span> ⲁⲩⲉⲓⲛⲉ ⲁⲛ· ⲁϩⲟⲩⲛ ⲛ̅ⲕⲉⲣⲏⲧⲉ̣ <text:line-break/><text:span text:style-name="T1"> </text:span><text:span text:style-name="T3">(109/7) </text:span> ϩⲉⲛϩⲁⲉⲓⲛⲉ· ⲉⲩϫⲱ ⲙ̅ⲙⲁⲥ ϫ[ⲉ] <text:line-break/><text:span text:style-name="T1"> </text:span><text:span text:style-name="T3">(109/8) </text:span> ⲛⲉⲧϣⲟⲟⲡ· ⲉⲩϣⲟⲟⲡ ⲛ̅ϩⲣ̣ⲏⲓ̈ ϩⲛ̅ [ⲟⲩ]‐ <text:line-break/><text:span text:style-name="T1"> </text:span><text:span text:style-name="T3">(109/9) </text:span> ⲡⲣⲟⲛⲟⲓⲁ· ⲉⲧⲉ ⲛⲉⲧ[ϭⲁ]ϣ̣ⲧ̣̅ ⲛⲉ <text:line-break/><text:span text:style-name="T1"> </text:span><text:span text:style-name="T3">(109/10) </text:span> ⲁⲡⲥⲙⲓⲛⲉ· ⲙ̅ⲡⲕⲓⲙ· ⲙⲡ̣[ⲥ]ⲱ̣ⲛⲧ̅ <text:line-break/><text:span text:style-name="T1"> </text:span><text:span text:style-name="T3">(109/11) </text:span> ⲙⲛ̅ ⲧⲙⲛ̅ⲧⲣ̅ ⲡⲓⲑⲉ· ϩⲛ̅ⲕⲉⲕⲁⲩⲉ̣ ⲉⲩ‐ <text:line-break/><text:span text:style-name="T1"> </text:span><text:span text:style-name="T3">(109/12) </text:span> ϫⲱ ⲙ̅ⲙⲟⲥ· ϫⲉ ⲟⲩⲁⲗⲟⲧⲣⲓⲟⲛ ⲡⲉ <text:line-break/><text:span text:style-name="T1"> </text:span><text:span text:style-name="T3">(109/13) </text:span> ⲉⲧⲉ ⲛⲉⲉⲓ ⲛⲉ· ⲉⲧϭⲁϣⲧ̅· ⲁⲧ〈ⲙ〉ⲛ̅ⲧⲁ̣〈ⲧ〉ϣ̣ⲣ̣̅ <text:line-break/><text:span text:style-name="T1"> </text:span><text:span text:style-name="T3">(109/14) </text:span> ⲙⲓⲛⲉ· ⲙⲛ̅ ⲧⲙⲛ̅ⲧⲁⲧϩⲉⲡ ⲛ̅ⲛⲓϭⲟⲙ <text:line-break/><text:span text:style-name="T1"> </text:span><text:span text:style-name="T3">(109/15) </text:span> ⲙⲛ̅ ⲡⲉⲧⲑⲁⲩ ϩⲛ̅ⲕⲉⲕⲁⲩⲉ· ⲉ[ⲩ]‐ <text:line-break/><text:span text:style-name="T1"> </text:span><text:span text:style-name="T3">(109/16) </text:span> ϫⲟⲩ ⲙ̅ⲙⲁⲥ· ϫⲉ ⲡⲉⲧⲏⲡ ⲁϣⲱⲡ̣ⲉ̣ <text:line-break/><text:span text:style-name="T1"> </text:span><text:span text:style-name="T3">(109/17) </text:span> ⲛⲉ ⲛⲉⲧϣⲟⲟⲡ· ⲉⲧⲉ ⲛⲉⲉⲓ ⲛⲉ ⲛ̅ⲧⲁ̣[ⲩ]‐ <text:line-break/><text:span text:style-name="T1"> </text:span><text:span text:style-name="T3">(109/18) </text:span> ⲥⲣ̅ϥⲉ ⲁⲡⲓϩⲱⲃ· ϩⲛ̅ ⲕⲉⲕⲁⲩⲉ ⲉⲩ‐ <text:line-break/><text:span text:style-name="T1"> </text:span><text:span text:style-name="T3">(109/19) </text:span> ϫⲱ ⲙ̅ⲙⲁⲥ ϫⲉ ⲟⲩⲕⲁⲧⲁ ⲫⲩⲥⲓⲥ ⲡ[ⲉ] <text:line-break/><text:span text:style-name="T1"> </text:span><text:span text:style-name="T3">(109/20) </text:span> ϩⲛ̅ⲕⲉⲕⲁⲩⲉ· ⲉⲩϫⲱ ⲙ̅ⲙⲁⲥ ϫⲉ ⲛⲟⲩ‐ <text:line-break/><text:span text:style-name="T1"> </text:span><text:span text:style-name="T3">(109/21) </text:span> ⲡⲉⲧ·ϣⲟⲟⲡ· ⲟⲩⲁⲉⲉⲧϥ̅· ⲡϩⲟⲩⲟ ⲇⲉ̣ <text:line-break/><text:span text:style-name="T1"> </text:span><text:span text:style-name="T3">(109/22) </text:span> ⲧⲏⲣϥ̅ ⲛ̅ⲧⲁⲩⲡⲱϩ ϣⲁ ⲛⲓⲥⲧⲟⲓⲭ̣ⲓ̣[ⲟⲛ] <text:line-break/><text:span text:style-name="T1"> </text:span><text:span text:style-name="T3">(109/23) </text:span> ⲉⲧⲟⲩⲁⲛϩ̅ ⲁⲃⲁⲗ· ⲙ̅ⲡⲟⲩⲥⲟⲩⲱⲛ ϩⲟⲩⲟ̣ <text:line-break/><text:span text:style-name="T1"> </text:span><text:span text:style-name="T3">(109/24) </text:span> ⲁⲣⲁⲟⲩ §ϫⲉ ⲛⲉⲧⲁϩϣⲱⲡⲉ ⲛ̅ⲥⲟⲫⲟⲥ <text:line-break/><text:span text:style-name="T1"> </text:span><text:span text:style-name="T3">(109/25) </text:span> ⲕⲁⲧⲁ ⲛ̅ϩⲉⲗⲗⲏⲛ ⲙⲛ̅ ⲛⲓⲃⲁⲣⲃⲁⲣⲟⲥ· <text:line-break/><text:span text:style-name="T1"> </text:span><text:span text:style-name="T3">(109/26) </text:span> ⲁⲩⲣ̅ ⲁⲡⲁⲛⲧ̅ⲁ̅ ⲁⲛⲓϭⲟⲙ· ⲉⲛⲧⲁⲩ‐ <text:line-break/><text:soft-page-break/><text:span text:style-name="T1"> </text:span><text:span text:style-name="T3">(109/27) </text:span> ϣⲱⲡⲉ ⲕⲁⲧⲁ ⲟⲩⲫⲁⲛⲧⲁⲥⲓⲁ· ⲙⲛ̅‐ <text:line-break/><text:span text:style-name="T1"> </text:span><text:span text:style-name="T3">(109/28) </text:span> ⲛ ⲟⲩⲙⲉⲩⲉ ⲉϥϣⲟⲩⲉⲓⲧ· ⲛⲛⲉⲛⲧⲁⲩ‐ <text:line-break/><text:span text:style-name="T1"> </text:span><text:span text:style-name="T3">(109/29) </text:span> ⲉⲓ ⲁⲃⲁⲗ ϩⲛ̅ ⲛⲁⲉⲓ ⲕⲁⲧⲁ ⲡⲓⲕⲟⲗϩ̅ ⲁϩⲟⲩⲛ <text:line-break/><text:span text:style-name="T1"> </text:span><text:span text:style-name="T3">(109/30) </text:span> ⲁⲛⲟⲩⲉⲣⲏⲩ· ⲙⲛ̅ ⲡⲥⲙⲁⲧ· ⲛ̅ϯⲙⲛ̅ⲧⲁ·‐ <text:line-break/><text:span text:style-name="T1"> </text:span><text:span text:style-name="T3">(109/31) </text:span> ⲡⲟⲥⲧⲁⲇⲏⲥ ⲉⲁⲩⲣ̅ ⲉⲛⲉⲣⲅⲓ ⲛ̅ϩⲏⲧⲟⲩ <text:line-break/><text:span text:style-name="T1"> </text:span><text:span text:style-name="T3">(109/32) </text:span> ⲁⲩⲱ ⲁⲩϣⲉϫⲉ ϩⲣⲏⲓ̈ ϩⲛ̅ⲛ ⲟⲩⲧⲁⲛⲧⲛ̅ <text:line-break/><text:span text:style-name="T1"> </text:span><text:span text:style-name="T3">(109/33) </text:span> ⲙⲛ̅ ⲟⲩⲙⲛ̅ⲧϫⲁⲥⲓϩⲏⲧ· ⲙⲛ̅ⲛ ⲟⲩⲙⲉⲉⲩⲉ <text:line-break/><text:span text:style-name="T1"> </text:span><text:span text:style-name="T3">(109/34) </text:span> ⲙ̅ⲫⲁⲛⲧⲁⲥⲓⲁ ϩⲁ ⲡⲣⲁ ⲛ̅ⲛⲉⲉⲓ ⲉⲛ‐ <text:line-break/><text:span text:style-name="T1"> </text:span><text:span text:style-name="T3">(109/35) </text:span> ⲧⲁⲩⲙⲉⲩⲉ· ⲁⲣⲁⲩ ⲙⲙⲛ̅ⲧⲣⲙ̅ⲛ̅ϩⲏⲧ <text:line-break/><text:span text:style-name="T1"> </text:span><text:span text:style-name="T3">(109/36) </text:span> ⲉⲁϥⲣ̅ ⲁⲡⲁⲧⲁ ⲙⲙⲁⲩ ⲛ̅ϭⲓ ⲡⲓⲧⲁϥⲧⲛ̅ <text:line-break/><text:span text:style-name="T1"> </text:span><text:span text:style-name="T3">(109/37) </text:span> ⲉⲩⲙⲉⲩ̣[ⲉ] ϫⲉ ⲛⲧⲁⲩⲧⲁϩⲉ ⲧⲙⲏⲉ <text:line-break/><text:span text:style-name="T1"> </text:span><text:span text:style-name="T3">(110/1) </text:span> [ⲉ]ⲛⲧⲁⲩⲧⲉϩⲉ ϯⲡⲗⲁⲛⲏ̣ ϩ̣ⲛ̅ ⲛⲓⲣⲉⲛ̣ <text:line-break/><text:span text:style-name="T1"> </text:span><text:span text:style-name="T3">(110/2) </text:span> ϣⲏⲙ ⲉⲛ· ⲟⲩⲁⲉⲉⲧⲟⲩ ⲉⲛ· ⲁⲗⲗⲁ <text:line-break/><text:span text:style-name="T1"> </text:span><text:span text:style-name="T3">(110/3) </text:span> ⲛ̅ⲧⲁⲩ ⲛⲓϭⲟⲙ ⲧⲁⲛⲧⲛ ⲉⲥⲱϣⲧ̅ ⲙ̅‐ <text:line-break/><text:span text:style-name="T1"> </text:span><text:span text:style-name="T3">(110/4) </text:span> ⲙⲁⲩ ϩⲱⲥ ⲉⲛⲧⲁⲩ ⲡⲉ ⲡⲧⲏⲣϥ̅ <text:line-break/><text:span text:style-name="T1"> </text:span><text:span text:style-name="T3">(110/5) </text:span> ⲁ̣ⲃⲟⲗ· ⲙ̅ⲡⲁⲉⲓ· ⲁⲥϣⲱⲡⲉ· ⲉⲡⲓ‐ <text:line-break/><text:span text:style-name="T1"> </text:span><text:span text:style-name="T3">(110/6) </text:span> ⲇ̣ⲁⲅⲙⲁ· ⲉϥϩⲗⲏⲙ ⲁⲃⲁⲗ· ⲉϥϯ <text:line-break/><text:span text:style-name="T1"> </text:span><text:span text:style-name="T3">(110/7) </text:span> ⲟ̣ⲩⲃⲏϥ· ⲟⲩⲁⲉⲉⲧϥ̅ ⲉⲧⲃⲉ ⲧⲙⲛ̅ⲧⲣⲉϥ‐ <text:line-break/><text:span text:style-name="T1"> </text:span><text:span text:style-name="T3">(110/8) </text:span> ⲙⲓϣⲉ ⲙ̅ⲙⲛ̅ϫⲁⲥⲓϩⲏⲧ· ⲛ̅ⲇⲉ <text:line-break/><text:span text:style-name="T1"> </text:span><text:span text:style-name="T3">(110/9) </text:span> ⲟⲩⲉ̣ [ⲛⲛⲓϫ]ⲡ̣ⲟ ⲙ̅ⲡⲁⲣⲭⲱⲛ ⲉⲧⲣ̅ ϩⲩ̈‐ <text:line-break/><text:span text:style-name="T1"> </text:span><text:span text:style-name="T3">(110/10) </text:span> ⲡⲉ̣[ⲣ]ⲉ̣[ⲥ]ⲥ̣ⲉ· ⲉⲧϣⲟⲟⲡ ϩⲁ ⲧⲉϥ·‐ <text:line-break/><text:span text:style-name="T1"> </text:span><text:span text:style-name="T3">(110/11) </text:span> ⲉϩⲏ· ⲉⲧⲃⲉ ⲡⲉⲉⲓ ⲙ̅ⲡⲉⲗⲁⲩⲉ· <text:line-break/><text:span text:style-name="T1"> </text:span><text:span text:style-name="T3">(110/12) </text:span> ϣ̣ⲱⲡⲉ· ⲉϥϯ ⲙⲉⲧⲉ ⲙⲛ̅ ⲛⲉϥⲉⲣⲏ‐ <text:line-break/><text:span text:style-name="T1"> </text:span><text:span text:style-name="T3">(110/13) </text:span> ⲟⲩ ⲙⲛ̅ ⲗⲁⲩⲉ ⲛϩⲱⲃ ⲟⲩⲇⲉ· ⲙⲛ̅ⲧ‐ <text:line-break/><text:span text:style-name="T1"> </text:span><text:span text:style-name="T3">(110/14) </text:span> ⲫⲓⲗⲟⲥⲟⲫⲟⲥ ⲟⲩⲇⲉ ϩⲛⲙⲛ̅ⲧⲥⲉⲉⲓⲛ <text:line-break/><text:span text:style-name="T1"> </text:span><text:span text:style-name="T3">(110/15) </text:span> ⲟⲩⲇⲉ ϩⲛ̅ⲙⲛ̅ⲧ→ϩ←ⲣⲏⲧⲱⲣ· ⲟⲩⲇⲉ ϩⲛ̅‐ <text:line-break/><text:span text:style-name="T1"> </text:span><text:span text:style-name="T3">(110/16) </text:span> ⲙⲛ̅ⲧⲙⲟⲩⲥⲓⲕⲟⲛ ⲟⲩⲇⲉ ϩⲛ̅ⲙⲛ̅ⲧ‐ <text:line-break/><text:span text:style-name="T1"> </text:span><text:span text:style-name="T3">(110/17) </text:span> ⲟⲣⲅⲁⲛⲟⲛ ⲁⲗⲗⲁ ϩⲛ̅ⲉⲁⲩ ⲛⲉ ϩⲓ̈ <text:line-break/><text:span text:style-name="T1"> </text:span><text:span text:style-name="T3">(110/18) </text:span> ⲙⲛ̅ⲧⲣⲉϥⲙ̅ⲙⲉ· ⲁⲥϣⲱⲡⲉ ⲉⲥⲁ‐ <text:line-break/><text:span text:style-name="T1"> </text:span><text:span text:style-name="T3">(110/19) </text:span> ⲙⲁϩⲧⲉ ⲁϫⲛ̅ ⲧⲙⲛ̅ⲧⲁⲧϯ ϩⲣⲁⲩⲟⲩ <text:line-break/><text:span text:style-name="T1"> </text:span><text:span text:style-name="T3">(110/20) </text:span> ⲉϥⲙⲁϭϫ· ⲉⲧⲃⲉ ⲧⲙⲛ̅ⲧⲁⲧ·ⲧⲉⲟⲩ·‐ <text:line-break/><text:span text:style-name="T1"> </text:span><text:span text:style-name="T3">(110/21) </text:span> [.]ⲉ̣ ⲉⲧⲉ ⲛⲉⲧⲁⲙⲁϩⲧⲉ ⲉⲧϯ ⲛⲉⲩ <text:line-break/><text:span text:style-name="T1"> </text:span><text:span text:style-name="T3">(110/22) </text:span> ⲛⲛⲙ̅ⲙⲉⲩⲉ· §ϫⲉ ⲛⲉⲉⲓ· ⲉⲛⲧⲁϩϣⲱ‐ <text:line-break/><text:span text:style-name="T1"> </text:span><text:span text:style-name="T3">(110/23) </text:span> ⲡⲉ· ⲁⲃⲁⲗ· ϩⲛ̅ ⲡⲧⲉⲉⲛⲟ· ⲛ̅ⲇⲉ ϩⲛ̅‐ <text:line-break/><text:span text:style-name="T1"> </text:span><text:span text:style-name="T3">(110/24) </text:span> ϩⲉⲃⲃⲣⲉⲟⲥ· ⲛⲁⲉⲓ ⲉⲧⲥⲏϩ· ⲁⲃⲁⲗ ⲛ̅ⲛⲓ‐ <text:line-break/><text:span text:style-name="T1"> </text:span><text:span text:style-name="T3">(110/25) </text:span> ϩⲩⲗⲏ ⲉⲧ·ϫⲱ ⲙ̅ⲡⲧⲩⲡⲟⲥ ⲛ̅ⲛϩⲉⲗⲗⲏⲛ <text:line-break/><text:span text:style-name="T1"> </text:span><text:span text:style-name="T3">(110/26) </text:span> ⲛ̅ϭⲟⲙ ⲛ̅ⲛⲉⲧⲁⲙⲉⲉⲩⲉ ⲁⲣⲁⲩ <text:line-break/><text:span text:style-name="T1"> </text:span><text:span text:style-name="T3">(110/27) </text:span> ⲧⲏⲣⲟⲩ ⲁϫⲟⲟⲩ ⲁⲛⲓⲟⲩⲛⲉⲙ ⲛ̅ϭⲟⲙ <text:line-break/><text:span text:style-name="T1"> </text:span><text:span text:style-name="T3">(110/28) </text:span> ⲉⲧⲕⲓⲙ ⲁⲣⲁⲩ ⲧⲏⲣⲟⲩ ⲁⲧⲣⲟⲩⲙⲉⲩⲉ <text:line-break/><text:span text:style-name="T1"> </text:span><text:span text:style-name="T3">(110/29) </text:span> ⲛ̅ϣⲉϫⲉ ⲙⲛ̅ⲛ ⲟⲩⲉⲓⲛⲉ· 〈ⲁⲩ〉ⲛ̅ⲧ{ⲁⲩ}ⲟⲩ ⲁⲩⲱ <text:line-break/><text:span text:style-name="T1"> </text:span><text:span text:style-name="T3">(110/30) </text:span> ⲁⲩⲁⲙⲁϩⲧⲉ ϩⲱⲥ ⲁⲧⲣⲟⲩⲧⲉ·ϩⲟ ⲛ̅‐ <text:line-break/><text:span text:style-name="T1"> </text:span><text:span text:style-name="T3">(110/31) </text:span> ⲧⲙⲏⲉ ⲁⲩⲣ̅ ⲭⲣⲁⲥⲑⲁⲓ ⲁⲛⲓϭⲟⲙ ⲉ‐ <text:line-break/><text:span text:style-name="T1"> </text:span><text:span text:style-name="T3">(110/32) </text:span> ⲧⲉϩⲧⲁϩⲧ· ⲉⲧⲣ̅ ⲉⲛⲉⲣⲅⲓ ⲛ̅ϩⲏⲧⲟⲩ <text:line-break/><text:span text:style-name="T1"> </text:span><text:span text:style-name="T3">(110/33) </text:span> ⲙⲛ̅ⲛ̅ⲥⲁ ⲛⲁⲉⲓ ⲁⲩⲧⲉϩⲟ ⲛ̅ⲧⲁⲝⲓⲥ ⲛ̅‐ <text:line-break/><text:span text:style-name="T1"> </text:span><text:span text:style-name="T3">(110/34) </text:span> ⲇⲉ ⲛⲓⲁⲧ·〈ⲧ〉ⲁϩⲧϩ̅ ⲙ̅ⲡⲉⲧⲟⲩⲧⲉϩⲟ· ⲡⲟⲩ‐ <text:line-break/><text:span text:style-name="T1"> </text:span><text:span text:style-name="T3">(110/35) </text:span> ⲉⲉⲓ ⲟⲩⲁⲉⲉⲧϥ̅· ⲉⲧⲕⲁⲁⲧ· ⲕⲁⲧⲁ ⲡⲓ‐ <text:line-break/><text:span text:style-name="T1"> </text:span><text:span text:style-name="T3">(110/36) </text:span> ⲛⲉ ⲙ̅ⲡⲓⲛⲉ ⲙ̅ⲡⲓⲱⲧ· ⲉⲩⲁ̣ⲧ̣ⲛⲉⲩ ⲁⲣⲁϥ <text:line-break/><text:soft-page-break/><text:span text:style-name="T1"> </text:span><text:span text:style-name="T3">(111/1) </text:span> [ⲉ]ⲛ ⲡⲉ· ϩⲛ̅ ⲧ̣ⲉϥⲫⲩⲥⲓⲥ ⲡⲉ ⲁⲗⲗⲁ ⲟⲩ̣‐ <text:line-break/><text:span text:style-name="T1"> </text:span><text:span text:style-name="T3">(111/2) </text:span> [ⲥ]ⲟⲫⲓⲁ ⲧⲉⲧϩⲁⲃⲥ̅ ⲁⲃⲁⲗ ⲁϫⲱϥ ϫⲉⲕⲁ[ⲥ] <text:line-break/><text:span text:style-name="T1"> </text:span><text:span text:style-name="T3">(111/3) </text:span> ⲉϥⲛⲁⲧⲟⲩϫⲟ· ⲡⲧⲩⲡⲟⲥ ⲙ̅ⲡⲓⲁⲧ·ⲛⲉⲩ· <text:line-break/><text:span text:style-name="T1"> </text:span><text:span text:style-name="T3">(111/4) </text:span> ⲁⲣⲁϥ ⲛⲁⲙⲏⲉ· ⲉⲧⲃⲉ ⲡⲉⲉⲓ ⲙ̅ⲡⲉ‐ <text:line-break/><text:span text:style-name="T1"> </text:span><text:span text:style-name="T3">(111/5) </text:span> [ϩ]ⲁϩ· ⲛ̅ⲁⲅⲅⲉⲗⲟⲥ ⲧⲉϩⲁϥ ⲁⲛⲉⲩ ⲁⲣⲁϥ <text:line-break/><text:span text:style-name="T1"> </text:span><text:span text:style-name="T3">(111/6) </text:span> ⲁⲩⲱ ⲛ̅ⲕⲉⲣⲱⲙⲉ ϩⲱⲟⲩ ⲁⲛ ⲛ̅ⲧⲉ <text:line-break/><text:span text:style-name="T1"> </text:span><text:span text:style-name="T3">(111/7) </text:span> ⲡⲅⲉⲛⲟⲥ ⲙ̅ⲙⲛ̅ⲧϩⲉⲃⲣⲁⲓⲟⲥ ⲉⲧⲁⲛ̣‐ <text:line-break/><text:span text:style-name="T1"> </text:span><text:span text:style-name="T3">(111/8) </text:span> ϣⲣⲡ̅ ⲛϫⲟⲟⲩ· ⲉⲧⲉ ⲛⲓⲇⲓⲕⲁⲓⲟⲥ ⲛⲉ <text:line-break/><text:span text:style-name="T1"> </text:span><text:span text:style-name="T3">(111/9) </text:span> ⲙⲛ̅ ⲛ̅ⲡⲣⲟⲫⲏⲧⲏⲥ ⲙⲡⲟⲩⲙⲉⲩⲉ ⲁⲗⲁⲩⲉ <text:line-break/><text:span text:style-name="T1"> </text:span><text:span text:style-name="T3">(111/10) </text:span> ⲙ̅ⲡⲟⲩϫⲟⲩ ⲗⲁⲩⲉ· {ⲙ̅ⲡⲟⲩϫⲉ ⲗⲁⲩⲉ} <text:line-break/><text:span text:style-name="T1"> </text:span><text:span text:style-name="T3">(111/11) </text:span> ⲕⲁⲧⲁ ⲟⲩⲫⲁⲛⲧⲁⲥⲓⲁ· ⲏ ⲁⲃⲁⲗ ϩⲛ̅ <text:line-break/><text:span text:style-name="T1"> </text:span><text:span text:style-name="T3">(111/12) </text:span> ⲟⲩⲧⲁⲛ·ⲧⲛ̅ ⲏ ⲁⲃⲁⲗ ϩⲛ̅ⲛ ⲟⲩⲙⲉⲉⲩⲉ <text:line-break/><text:span text:style-name="T1"> </text:span><text:span text:style-name="T3">(111/13) </text:span> ⲉϥϩⲁⲃⲥ̅ ⲁⲗⲗⲁ ⲡⲟⲩⲉⲉⲓ ⲡⲟⲩⲉⲉⲓ <text:line-break/><text:span text:style-name="T1"> </text:span><text:span text:style-name="T3">(111/14) </text:span> ⲁⲃⲁⲗ ϩⲛ̅ ⲧϭⲁⲙ· ⲉⲧⲉⲛⲉⲣⲅⲓ ⲛ̅ϩⲏⲧϥ̣̅ <text:line-break/><text:span text:style-name="T1"> </text:span><text:span text:style-name="T3">(111/15) </text:span> ⲁⲩⲱ ⲉϥⲥⲱⲧⲙ̅· ⲁⲛⲉⲛⲧⲁϥⲛⲉⲩ <text:line-break/><text:span text:style-name="T1"> </text:span><text:span text:style-name="T3">(111/16) </text:span> ⲁⲣⲁⲩ ⲁⲩⲱ ⲁϥⲥⲟⲧⲙⲟⲩ →ⲁϥϫⲟ̣ⲟⲩ← ϩⲛ̅ⲛ ⲟⲩⲛⲁⲧ.[ ]‐ <text:line-break/><text:span text:style-name="T1"> </text:span><text:span text:style-name="T3">(111/17) </text:span> ⲧⲉ· ⲉⲩⲛ̅ⲧⲉⲩ ⲙ̅ⲙⲉⲩ ⲙ̅ⲡⲓϯ ⲙⲉⲧⲉ <text:line-break/><text:span text:style-name="T1"> </text:span><text:span text:style-name="T3">(111/18) </text:span> ⲙ̅ⲙⲛ̅ⲧϩⲗⲏⲙ· ϣⲁ ⲛⲟⲩⲉⲣⲏⲩ ⲕⲁⲧⲁ [ⲡⲓ]‐ <text:line-break/><text:span text:style-name="T1"> </text:span><text:span text:style-name="T3">(111/19) </text:span> ⲥⲙⲁⲧ· ⲛ̅ⲛⲉⲧⲣ̅ ⲉⲛⲉⲣⲅⲓ ⲛ̅ϩⲏⲧⲟⲩ <text:line-break/><text:span text:style-name="T1"> </text:span><text:span text:style-name="T3">(111/20) </text:span> ⲉⲟⲩⲧⲟⲩϫⲱ ⲙⲡⲓⲛⲟⲩϫϭ ⲙⲛ̅ ⲡⲓϯ ⲙⲉ̣‐ <text:line-break/><text:span text:style-name="T1"> </text:span><text:span text:style-name="T3">(111/21) </text:span> ⲧⲉ· ϣⲁ ⲛⲟⲩⲉⲣⲏⲩ ⲙⲁⲗⲓⲥⲧⲁ ⲛ̅ϩⲣⲏ̣ⲓ̣̈ <text:line-break/><text:span text:style-name="T1"> </text:span><text:span text:style-name="T3">(111/22) </text:span> ϩⲛ̅ ϯϩⲟⲙⲟⲗⲟⲅⲓⲁ ⲛ̅ⲇⲉ ⲡⲉⲧϫⲁⲥⲉ· <text:line-break/><text:span text:style-name="T1"> </text:span><text:span text:style-name="T3">(111/23) </text:span> ⲁⲣⲁⲩ· ⲁⲩⲱ ⲟⲩⲛ̅ ⲡⲉⲧⲛⲛⲉⲉϥ ⲁⲣⲁⲩ· <text:line-break/><text:span text:style-name="T1"> </text:span><text:span text:style-name="T3">(111/24) </text:span> ⲡⲉⲉⲓ ⲉⲧⲉⲁⲩⲕⲁⲁϥ ϩⲱⲥ ⲉⲩⲣ̅ ⲭⲣⲓⲁ <text:line-break/><text:span text:style-name="T1"> </text:span><text:span text:style-name="T3">(111/25) </text:span> ⲙ̅ⲙⲟϥ ⲉⲁⲡⲗⲟⲅⲟⲥ ⲙ̅ⲡⲛⲉⲩⲙⲁⲧⲓⲕⲟⲛ <text:line-break/><text:span text:style-name="T1"> </text:span><text:span text:style-name="T3">(111/26) </text:span> ϫⲡⲁϥ ⲛⲙ̅ⲙⲉⲩ ⲛⲟⲩⲉⲉⲓ ⲉϥⲣ̅ ⲭⲣⲓⲁ ⲙ̅‐ <text:line-break/><text:span text:style-name="T1"> </text:span><text:span text:style-name="T3">(111/27) </text:span> ⲡⲉⲧϫⲁⲥⲉ· ⲛⲛⲟⲩϩⲉⲗⲡⲓⲥ ⲙⲛ̅ⲛ ⲟⲩϭⲱ‐ <text:line-break/><text:span text:style-name="T1"> </text:span><text:span text:style-name="T3">(111/28) </text:span> ϣⲧ̅ ⲁⲃⲁⲗ· ⲕⲁⲧⲁ ⲡⲓⲙⲉⲉⲩⲉ· ⲉⲧⲉ ⲡⲉ‐ <text:line-break/><text:span text:style-name="T1"> </text:span><text:span text:style-name="T3">(111/29) </text:span> ⲉⲉⲓ ⲡⲉ· ⲡⲥⲡⲉⲣⲙⲁ ⲛ̅ⲛⲟⲩϫⲁⲉⲓⲧⲉ· <text:line-break/><text:span text:style-name="T1"> </text:span><text:span text:style-name="T3">(111/30) </text:span> ⲁⲩⲱ ⲟⲩⲗⲟⲅⲟⲥ ⲛⲣⲉϥⲣ̅ ⲟⲩⲁⲉⲓⲛ ⲡⲉ· ⲉⲧⲉ <text:line-break/><text:span text:style-name="T1"> </text:span><text:span text:style-name="T3">(111/31) </text:span> ⲡⲓⲙⲉⲉⲩⲉ ⲡⲉ· ⲙⲛ̅ ⲛⲓϫⲡⲟ ⲛ̅ⲧⲉϥ ⲙⲛ̅ <text:line-break/><text:span text:style-name="T1"> </text:span><text:span text:style-name="T3">(111/32) </text:span> ⲛⲓⲡⲣⲟⲃⲟⲗⲏ ⲛ̅ⲧⲉϥ ⲛⲉ ⲛⲓⲇⲓ→ⲕ←ⲁⲓⲟⲥ ⲙⲛ̅ <text:line-break/><text:span text:style-name="T1"> </text:span><text:span text:style-name="T3">(111/33) </text:span> ⲛⲉⲓⲡⲣⲟⲫⲏⲧⲏⲥ ⲉⲧⲁⲛ̅ϣⲣⲡ̅ ⲛ̅ϫⲟⲟⲩ· <text:line-break/><text:span text:style-name="T1"> </text:span><text:span text:style-name="T3">(111/34) </text:span> ⲉⲩⲧⲟⲩϫⲟ ⲛϯϩⲟⲙⲟⲗⲟⲅⲓⲁ ⲙⲛ̅ ϯ‐ <text:line-break/><text:span text:style-name="T1"> </text:span><text:span text:style-name="T3">(111/35) </text:span> ⲙⲛ̅ⲧⲙⲛ̅ⲧⲣⲉ· ⲛⲧⲉ ⲛⲟⲩⲉⲓⲁⲧⲉ ϩⲁ ⲡⲣⲁ <text:line-break/><text:span text:style-name="T1"> </text:span><text:span text:style-name="T3">(111/36) </text:span> ⲙ̅ⲡⲉⲧⲛ̣ⲉⲉϥ ⲛⲉⲉⲓ ⲛ̅ⲧⲁⲩϣⲱ‐ <text:line-break/><text:span text:style-name="T1"> </text:span><text:span text:style-name="T3">(111/37) </text:span> ⲡⲉ <text:line-break/><text:span text:style-name="T1"> </text:span><text:span text:style-name="T3">(112/1) </text:span> ⲉⲩϭⲁϣⲧ̅ ⲁⲃⲟⲗ· ⲛ̅ⲥⲁ ϯ[ϩⲉ]ⲗⲡⲓⲥ ⲙⲛ̣̅ <text:line-break/><text:span text:style-name="T1"> </text:span><text:span text:style-name="T3">(112/2) </text:span> ⲡⲓⲥⲱⲧⲙ̅ ⲁⲃⲟⲗ· ⲉϥⲥⲁⲧⲉ· ⲛ̅ϩⲏⲧⲟ[ⲩ] <text:line-break/><text:span text:style-name="T1"> </text:span><text:span text:style-name="T3">(112/3) </text:span> ⲛ̅ϭⲓ 〈ⲡⲓ〉ⲥⲡⲉⲣⲙⲁ ⲛ̅ⲥⲁⲡⲥ̅· ⲁⲩⲱ ⲛ̅ϣⲓⲛⲉ <text:line-break/><text:span text:style-name="T1"> </text:span><text:span text:style-name="T3">(112/4) </text:span> ⲡⲉⲉⲓ ⲉⲧⲥⲁⲧⲉ ⲛ̅ϩⲣⲏⲓ̈ →ϩ←ⲛ̅ ϩⲁϩ ⲛⲉⲉⲓ· <text:line-break/><text:span text:style-name="T1"> </text:span><text:span text:style-name="T3">(112/5) </text:span> ⲉⲛⲧⲁϩϣⲓⲛⲉ· ⲛ̅ⲥⲁ ⲡⲓⲧⲱⲕ ⲁⲣⲉⲧϥ̅ <text:line-break/><text:span text:style-name="T1"> </text:span><text:span text:style-name="T3">(112/6) </text:span> ϥ̣ⲟⲩⲁⲛϩ̅ ⲁⲃⲁⲗ ϥⲥⲱⲕ ⲙ̅ⲙⲁⲩ ⲁ‐ <text:line-break/><text:span text:style-name="T1"> </text:span><text:span text:style-name="T3">(112/7) </text:span> ⲙⲣ̅ⲣⲉ ⲡⲉⲧϫⲁⲥⲉ· ⲁⲧⲁϣⲉ ⲁⲉⲓϣ <text:line-break/><text:span text:style-name="T1"> </text:span><text:span text:style-name="T3">(112/8) </text:span> ⲙⲉⲛ ⲛ̅ⲛⲉⲉⲓ ϩⲱⲥ ϩⲁ ⲡⲣⲁ ⲛ̅ⲟⲩⲉⲉⲓ ⲛ̅‐ <text:line-break/><text:span text:style-name="T1"> </text:span><text:span text:style-name="T3">(112/9) </text:span> ⲟⲩⲱⲧ· ⲁⲩⲱ ⲛⲉⲟⲩⲉⲉⲓ ⲛ̅ⲟⲩⲱⲧ· ⲡⲉ‐ <text:line-break/><text:span text:style-name="T1"> </text:span><text:span text:style-name="T3">(112/10) </text:span> ⲧⲣ̅ ⲉⲛⲉⲣⲅⲓ ⲙ̅ⲙⲁⲩ· ⲉⲩϣⲉϫⲉ· ⲥⲉ‐ <text:line-break/><text:soft-page-break/><text:span text:style-name="T1"> </text:span><text:span text:style-name="T3">(112/11) </text:span> ϣⲃ̅ⲃⲓⲁⲉⲓⲧ· {ⲁ}ⲉⲛ· ⲛ̅ϫⲉ ⲛⲟⲩⲛⲉⲩ ⲙⲛ̅ <text:line-break/><text:span text:style-name="T1"> </text:span><text:span text:style-name="T3">(112/12) </text:span> ⲛⲟⲩϣⲉϫⲉ· ⲉⲧⲃⲉ ⲡⲁϣⲉⲉⲓⲧⲉ <text:line-break/><text:span text:style-name="T1"> </text:span><text:span text:style-name="T3">(112/13) </text:span> ⲛ̅ⲛⲉⲧⲁϩϯ ⲛⲉⲩ ⲛ̅ϯⲑⲉⲱⲣⲓⲁ ⲙⲛ̅ <text:line-break/><text:span text:style-name="T1"> </text:span><text:span text:style-name="T3">(112/14) </text:span> ⲡⲓϣⲉϫⲉ· ⲉⲧⲃⲉ ⲡⲉⲉⲓ ⲛⲉⲧⲁϩⲥⲱ‐ <text:line-break/><text:span text:style-name="T1"> </text:span><text:span text:style-name="T3">(112/15) </text:span> ⲧⲙ̅ ⲁⲃⲁⲗ· ⲛⲥⲁ ⲛⲉⲛⲧⲁⲩϫⲟⲟⲩ <text:line-break/><text:span text:style-name="T1"> </text:span><text:span text:style-name="T3">(112/16) </text:span> ⲉⲧⲃⲉ ⲡⲉⲉⲓ ⲥⲉϩⲗ̅ ⲗⲁⲩⲉ ⲉⲛ ⲁⲃⲁⲗ· <text:line-break/><text:span text:style-name="T1"> </text:span><text:span text:style-name="T3">(112/17) </text:span> ⲛ̅ⲧⲉⲩⲟⲩ ⲁⲗⲗⲁ ϩⲛ̅ⲛ ⲟⲩϣⲓⲃⲏ· <text:line-break/><text:span text:style-name="T1"> </text:span><text:span text:style-name="T3">(112/18) </text:span> ⲁⲩϫⲓ ⲛ̅ⲛⲉⲧⲥⲏϩ· ⲉⲩⲣ̅ ϩⲉⲣⲙⲏⲛⲉⲩ‐ <text:line-break/><text:span text:style-name="T1"> </text:span><text:span text:style-name="T3">(112/19) </text:span> ⲉ ⲙ̅ⲙⲁⲩ ⲁⲩⲧⲉϩⲟ ⲁⲣⲉⲧⲟⲩ <text:line-break/><text:span text:style-name="T1"> </text:span><text:span text:style-name="T3">(112/20) </text:span> ⲛ̅ϩⲛ̅ϩⲉⲣⲉⲥⲓⲥ ⲉⲛⲁϣⲱⲟⲩ ⲛⲉⲧⲁⲩ‐ <text:line-break/><text:span text:style-name="T1"> </text:span><text:span text:style-name="T3">(112/21) </text:span> ϣⲟⲟⲡ· ϣⲁ ϩⲟⲩⲛ ⲉⲧⲉⲛⲟⲩ ϩⲁⲧⲉ ⲛⲓ〈ⲓ〉‐ <text:line-break/><text:span text:style-name="T1"> </text:span><text:span text:style-name="T3">(112/22) </text:span> ⲟⲩⲇⲁⲉⲓ· ϩⲛ̅ϩⲁⲉⲓⲛⲉ ⲙⲉⲛ ⲥⲉ·‐ <text:line-break/><text:span text:style-name="T1"> </text:span><text:span text:style-name="T3">(112/23) </text:span> ϫⲟⲩ ⲙ̅ⲙⲁⲥ ϫⲉ ⲟⲩⲉⲉⲓ ⲡⲉ <text:line-break/><text:span text:style-name="T1"> </text:span><text:span text:style-name="T3">(112/24) </text:span> ⲡⲛⲟⲩⲧⲉ· ⲉⲛⲧⲁϩⲧⲁϣⲉ ⲟⲉⲓϣ <text:line-break/><text:span text:style-name="T1"> </text:span><text:span text:style-name="T3">(112/25) </text:span> ⲛ̅ⲛⲉⲓⲅⲣⲁⲫⲏⲟⲩ· ⲛ̅ⲉⲥ· ϩⲛ̅ⲕⲉ‐ <text:line-break/><text:span text:style-name="T1"> </text:span><text:span text:style-name="T3">(112/26) </text:span> ⲕⲁⲩⲉ ⲉⲩϫⲟⲩ ⲙ̅ⲙⲁⲥ ϫⲉ ϩⲁϩ <text:line-break/><text:span text:style-name="T1"> </text:span><text:span text:style-name="T3">(112/27) </text:span> ⲛⲉ· ϩⲛϩⲁⲉⲓⲛⲉ ⲙⲉⲛ ⲉⲩϫⲱ ⲙ̅‐ <text:line-break/><text:span text:style-name="T1"> </text:span><text:span text:style-name="T3">(112/28) </text:span> ⲙⲁⲥ ϫⲉ ⲟⲩϩⲁⲡⲗⲟⲩⲛ ⲡⲉ ⲡⲛⲟⲩ‐ <text:line-break/><text:span text:style-name="T1"> </text:span><text:span text:style-name="T3">(112/29) </text:span> ⲧⲉ ⲁⲩⲱ ⲛⲉⲩϩⲏⲧ· ⲛ̅ⲟⲩⲱⲧ· ⲡⲉ· <text:line-break/><text:span text:style-name="T1"> </text:span><text:span text:style-name="T3">(112/30) </text:span> ϩⲛ̅ ⲧⲫⲩⲥⲓⲥ ϩⲛ̅ⲕⲉⲕⲁⲩⲉ ⲉⲩϫⲟⲩ <text:line-break/><text:span text:style-name="T1"> </text:span><text:span text:style-name="T3">(112/31) </text:span> ⲙ̅ⲙⲁⲥ ϫⲉ ⲡⲉϥⲉⲓⲣⲉ· ϩⲁⲧⲣⲉ· ⲙⲛ̅ <text:line-break/><text:span text:style-name="T1"> </text:span><text:span text:style-name="T3">(112/32) </text:span> ⲡⲕⲱⲉ ⲁϩⲣⲏⲓ̈ ⲙ̅ⲡⲉⲧⲛⲁⲛⲟⲩϥ <text:line-break/><text:span text:style-name="T1"> </text:span><text:span text:style-name="T3">(112/33) </text:span> ⲙⲛ̅ ⲡⲉⲧⲑⲁⲩ ϩⲛ̅ⲕⲉⲕⲁⲩⲉ ⲁⲛ <text:line-break/><text:span text:style-name="T1"> </text:span><text:span text:style-name="T3">(112/34) </text:span> ⲉⲩϫⲱ ⲙ̅ⲙⲁⲥ ϫⲉ ⲛ̅ⲧⲁϥ ⲡⲉ ⲡⲣⲉϥ‐ <text:line-break/><text:span text:style-name="T1"> </text:span><text:span text:style-name="T3">(112/35) </text:span> ⲣ̅ ϩⲱⲃ ⲁⲡⲉⲛⲧⲁϩϣⲱⲡⲉ ϩⲛ̅ⲕⲉⲕⲁⲩ‐ <text:line-break/><text:span text:style-name="T1"> </text:span><text:span text:style-name="T3">(112/36) </text:span> ⲉ ⲇⲉ ⲁⲛ ⲉⲩϫⲱ ⲙ̅ⲙⲟ̣[ⲥ] ϫⲉ ⲁⲃⲁⲗ <text:line-break/><text:span text:style-name="T1"> </text:span><text:span text:style-name="T3">(113/1) </text:span> [ϩ]ⲓ̣ⲧⲛ̅ ⲛⲉⲉ̣[ⲓⲁ]ⲅ·ⲅⲉⲗⲟⲥ ⲡⲉⲧⲁϥⲣ̅ ϩⲱⲃ §ϫⲉ̣ <text:line-break/><text:span text:style-name="T1"> </text:span><text:span text:style-name="T3">(113/2) </text:span> [ⲡ]ϩⲁϩ ϭⲉ̣ ⲙⲙⲛ̅ⲧⲣⲉϥⲙⲉⲉⲩⲉ· ⲙ̅‐ <text:line-break/><text:span text:style-name="T1"> </text:span><text:span text:style-name="T3">(113/3) </text:span> ⲡ̣ⲓⲣⲏⲧⲉ· ⲡϩⲁϩ ⲛ̅ⲣⲏⲧⲉ ⲡⲉ· ⲁⲩⲱ ⲡϩⲁϩ <text:line-break/><text:span text:style-name="T1"> </text:span><text:span text:style-name="T3">(113/4) </text:span> ⲛ̅ⲥⲙⲁⲧ· ⲛⲛⲓⲅⲣⲁⲫⲏⲟⲩ· ⲡⲉⲛⲧⲁϩϯ <text:line-break/><text:span text:style-name="T1"> </text:span><text:span text:style-name="T3">(113/5) </text:span> ⲛⲉⲩⲥⲁϩ ⲙ̅ⲡⲛⲟⲙⲟⲥ· ⲛⲇⲁⲩ ⲛ̅ⲇⲉ ⲙ̣̅‐ <text:line-break/><text:span text:style-name="T1"> </text:span><text:span text:style-name="T3">(113/6) </text:span> ⲡⲣⲟⲫⲏⲧⲏⲥ ⲙ̅ⲡⲟⲩϫⲉ ⲗⲁⲩⲉ ⲁⲃⲁⲗ· <text:line-break/><text:span text:style-name="T1"> </text:span><text:span text:style-name="T3">(113/7) </text:span> ⲙ̅ⲙⲟⲟⲩ ⲙ̅·ⲙⲓⲛ ⲙ̅ⲙⲟⲟⲩ· ⲟⲩⲁⲉⲉⲧ̣[ⲟ]ⲩ <text:line-break/><text:span text:style-name="T1"> </text:span><text:span text:style-name="T3">(113/8) </text:span> ⲁⲗⲗⲁ ⲡⲟⲩⲉⲉⲓ ⲡⲟⲩⲉⲉⲓ ⲛ̅ϩⲏⲧⲟⲩ· ⲁⲃⲁⲗ̣ <text:line-break/><text:span text:style-name="T1"> </text:span><text:span text:style-name="T3">(113/9) </text:span> ⲙ̅ⲡⲉⲛⲧⲁϥⲛⲉⲩ ⲁⲣⲟⲟⲩ ⲁⲩⲱ ⲁϥⲥⲁ·‐ <text:line-break/><text:span text:style-name="T1"> </text:span><text:span text:style-name="T3">(113/10) </text:span> ⲧⲙⲉϥ ⲛ̅ⲧⲟⲟⲧϥ̅ ⲙ̅ⲡⲧⲁϣⲉ ⲁⲉⲓϣ ⲙ̅‐ <text:line-break/><text:span text:style-name="T1"> </text:span><text:span text:style-name="T3">(113/11) </text:span> ⲡⲥⲱⲧⲏⲣ· ⲡⲉⲉⲓ ⲡⲉⲛⲧⲁϥⲧⲁϣⲉ ⲁⲉⲓϣ <text:line-break/><text:span text:style-name="T1"> </text:span><text:span text:style-name="T3">(113/12) </text:span> ⲙ̅ⲙⲟϥ ⲉⲡⲕⲉⲫⲁⲗⲁⲓⲟⲛ ⲡⲉ· ⲙ̅ⲡⲟⲩⲧⲁ‐ <text:line-break/><text:span text:style-name="T1"> </text:span><text:span text:style-name="T3">(113/13) </text:span> ϣⲉ ⲟⲉⲓϣ ⲡⲉⲧⲉⲁϥϫⲟⲟϥ ϩⲁ ⲡⲣⲁ ⲙ̅‐ <text:line-break/><text:span text:style-name="T1"> </text:span><text:span text:style-name="T3">(113/14) </text:span> ⲡϭⲓⲛ̅·{ⲉ̅ⲓ} ⲙ̅ⲡⲥⲱⲧⲏⲣ· ⲉⲧⲉ ⲡⲓϭⲓⲛ{ⲉⲓ} <text:line-break/><text:span text:style-name="T1"> </text:span><text:span text:style-name="T3">(113/15) </text:span> ⲡⲉ· ⲥⲁⲡ ⲇⲉ ⲉⲩϣⲉϫⲉ ϩⲁⲣⲁϥ ⲛ̅ϭⲓ ⲛ̅‐ <text:line-break/><text:span text:style-name="T1"> </text:span><text:span text:style-name="T3">(113/16) </text:span> ⲡⲣⲟⲫⲏⲧⲏⲥ ϩⲱⲥ ⲉϥⲛⲁϣⲱⲡⲉ <text:line-break/><text:span text:style-name="T1"> </text:span><text:span text:style-name="T3">(113/17) </text:span> ⲥⲁⲡ ⲇⲉ ⲁⲛ ϩⲱⲥ ⲉⲡⲥⲱⲧⲏⲣ· ϣⲉϫⲉ̣ <text:line-break/><text:span text:style-name="T1"> </text:span><text:span text:style-name="T3">(113/18) </text:span> ⲁⲃⲁⲗ ϩⲛ̅ ⲣⲱⲟⲩ ⲁⲩⲱ ϫⲉ ϥⲛⲁⲉⲓ̅ ⲛ̅ϭⲓ <text:line-break/><text:span text:style-name="T1"> </text:span><text:span text:style-name="T3">(113/19) </text:span> ⲡ̣ⲥⲱⲧⲏⲣ· ⲛ̅ϥⲣ̅ ϩⲙⲟⲧ· ⲛ̅ⲛⲉⲧⲉⲙ̅ⲡⲟⲩ‐ <text:line-break/><text:span text:style-name="T1"> </text:span><text:span text:style-name="T3">(113/20) </text:span> ⲥⲟⲩⲱⲛϥ̅· ⲉⲙⲡⲟⲩⲣ̅ ϣⲃⲏⲣ ⲛⲣ̅ ϩⲟⲙⲟ‐ <text:line-break/><text:span text:style-name="T1"> </text:span><text:span text:style-name="T3">(113/21) </text:span> ⲗⲟⲅⲓ· ⲛ̅ⲛⲟⲩⲉⲣⲏⲩ ⲧⲏⲣⲟⲩ ⲛ̅ⲗⲁⲩⲉ· <text:line-break/><text:soft-page-break/><text:span text:style-name="T1"> </text:span><text:span text:style-name="T3">(113/22) </text:span> ⲡⲟⲩⲉⲉⲓ ⲇⲉ ⲡⲟⲩⲉⲉⲓ ⲁⲃⲟⲗ ϩⲙ̅ ⲡⲉϥ‐ <text:line-break/><text:span text:style-name="T1"> </text:span><text:span text:style-name="T3">(113/23) </text:span> ϩⲱⲃ· ⲉⲛⲧⲁϥϫⲓ ⲉⲛⲉⲣⲅⲓ ⲁⲃⲁⲗ ⲙ̅‐ <text:line-break/><text:span text:style-name="T1"> </text:span><text:span text:style-name="T3">(113/24) </text:span> ⲙⲟϥ ⲁⲧⲣⲉϥϣⲉϫⲉ ϩⲁⲣⲁϥ· ⟦ⲉϥⲙⲉ⟧ <text:line-break/><text:span text:style-name="T1"> </text:span><text:span text:style-name="T3">(113/25) </text:span> ⲁⲩⲱ ⲡⲧⲟⲡⲟⲥ ⲉⲧⲁϥϣⲱⲡⲉ ⲉϥⲛⲉⲩ· <text:line-break/><text:span text:style-name="T1"> </text:span><text:span text:style-name="T3">(113/26) </text:span> ⲁⲣⲁϥ ⲉϥⲙⲉⲉⲩⲉ ϫⲉ ⲁⲃⲟⲗ ⲙ̅ⲙⲟϥ <text:line-break/><text:span text:style-name="T1"> </text:span><text:span text:style-name="T3">(113/27) </text:span> ⲡⲉ ⲡⲉⲧⲟⲩⲛⲁϫⲡⲁϥ ⲁⲩⲱ ϫⲉ ⲉϥⲛⲁ‐ <text:line-break/><text:span text:style-name="T1"> </text:span><text:span text:style-name="T3">(113/28) </text:span> ⲉⲓ̅ ⲁⲃⲁⲗ ϩⲙ̅ ⲡⲙⲁ ⲉⲧⲙ̅ⲙⲉⲩ ⲉⲛⲡⲉ‐ <text:line-break/><text:span text:style-name="T1"> </text:span><text:span text:style-name="T3">(113/29) </text:span> ⲟⲩⲁⲛ ⲙ̅ⲙⲁⲩ ⲙ̅ⲙⲉ· ϫⲉ ⲉϥⲛ̅ⲛⲏⲩ <text:line-break/><text:span text:style-name="T1"> </text:span><text:span text:style-name="T3">(113/30) </text:span> ⲁⲃⲁⲗ ⲧⲱⲛ ⲏ ⲁⲃⲟⲗ ϩⲛ̅ ⲛⲓⲙ ⲡⲉⲧⲟⲩ‐ <text:line-break/><text:span text:style-name="T1"> </text:span><text:span text:style-name="T3">(113/31) </text:span> ⲛⲁϫⲡⲁϥ ⲁⲗⲗⲁ ⲡⲉⲉⲓ ⲟⲩⲁⲉⲉⲧϥ̅ <text:line-break/><text:span text:style-name="T1"> </text:span><text:span text:style-name="T3">(113/32) </text:span> ⲡⲉⲛⲧⲁⲩⲣ̅ ⲡⲉϥⲙ̅ⲡϣⲁ ⲛ̅ϫⲟⲟⲥ ⲉⲧⲉ <text:line-break/><text:span text:style-name="T1"> </text:span><text:span text:style-name="T3">(113/33) </text:span> ⲡⲉⲧⲟⲩⲛⲁϫⲡⲁϥ ⲙ̅ⲙⲁϥ ⲡⲉ· ⲁⲩⲱ <text:line-break/><text:span text:style-name="T1"> </text:span><text:span text:style-name="T3">(113/34) </text:span> ⲛ̅ϥϣⲱⲡ ⲙ̅ⲕⲁϩ ⲙ̅ⲙⲁϥ ⲡⲉ ϩⲁ ⲡⲣⲁ <text:line-break/><text:span text:style-name="T1"> </text:span><text:span text:style-name="T3">(113/35) </text:span> ⲇⲉ ⲙ̅ⲡⲉⲛⲧⲁϥⲣ̅ ϣⲣⲡ̅ ⲛ̅ϣⲟⲟⲡ ⲙ̅ⲙⲁϥ <text:line-break/><text:span text:style-name="T1"> </text:span><text:span text:style-name="T3">(113/36) </text:span> ⲁⲩⲱ ⲡⲉⲧⲁϥⲟⲉⲓ ⲙ̅ⲙⲁϥ ⲁⲛⲏϩⲉ ⲧⲙⲉⲧ <text:line-break/><text:span text:style-name="T1"> </text:span><text:span text:style-name="T3">(113/37) </text:span> ⲛ̅ⲁⲧϫⲡⲟϥ ⲛ̅ⲛⲁⲧⲙ̅ⲕⲁϩ ⲛ̅ⲧⲉ <text:line-break/><text:span text:style-name="T1"> </text:span><text:span text:style-name="T3">(113/38) </text:span> ⲡⲗⲟⲅⲟⲥ ⲉⲛ̣{ⲉⲛ}ⲧⲁϩϣⲱⲡⲉ· ϩⲛ̅ ⲥⲁⲣⲝ <text:line-break/><text:span text:style-name="T1"> </text:span><text:span text:style-name="T3">(114/1) </text:span> ⲙ̅ⲡⲉϥ{ⲉ̅ⲓ} ⲁⲡⲟⲩⲙⲉⲩⲉ ⲁ̣[ⲩ]ⲱ ⲡⲉⲉ[ⲓ] <text:line-break/><text:span text:style-name="T1"> </text:span><text:span text:style-name="T3">(114/2) </text:span> ⲡⲉ ⲡϣⲉϫⲉ· ⲉⲛⲧⲁⲩϫⲓ ⲉⲛⲉⲣⲅⲓ ⲁⲣⲁϥ̣ <text:line-break/><text:span text:style-name="T1"> </text:span><text:span text:style-name="T3">(114/3) </text:span> ⲁⲧⲣⲟⲩϫⲟⲟⲥ ϩⲁ ⲡⲣⲁ· ⲛ̅ⲧⲉϥⲥⲁⲣⲝ <text:line-break/><text:span text:style-name="T1"> </text:span><text:span text:style-name="T3">(114/4) </text:span> ⲉⲧⲛⲁⲟⲩⲱⲛϩ̅ ⲉⲩϫⲟⲩ ⲙ̅ⲙⲟⲥ ϫⲉ ⲟⲩ‐ <text:line-break/><text:span text:style-name="T1"> </text:span><text:span text:style-name="T3">(114/5) </text:span> ϫⲡⲟ· ⲁⲃⲟⲗ· ⲛ̅ϩⲏⲧⲟⲩ ⲧⲏⲣⲟⲩ ⲧⲉ· ϩⲁ·‐ <text:line-break/><text:span text:style-name="T1"> </text:span><text:span text:style-name="T3">(114/6) </text:span> ⲑⲏ ⲇⲉ ⲛ̅ϩⲱⲃ ⲛⲓⲙ· ϫⲉ ⲟⲩⲁⲃⲁⲗ ⲧⲉ <text:line-break/><text:span text:style-name="T1"> </text:span><text:span text:style-name="T3">(114/7) </text:span> ϩⲙ̅ ⲡⲓⲗⲟⲅⲟⲥ ⲙ̅ⲡⲛⲉⲩⲙⲁⲧⲓⲕⲟⲥ ⲧⲉ <text:line-break/><text:span text:style-name="T1"> </text:span><text:span text:style-name="T3">(114/8) </text:span> ⲉⲧⲉ ⲛ̅ⲧⲁϥ ⲡⲉ· ⲧⲗⲁⲉⲓϭⲉ ⲛ̅ⲛⲉⲛ·‐ <text:line-break/><text:span text:style-name="T1"> </text:span><text:span text:style-name="T3">(114/9) </text:span> ⲧⲁϩϣⲱⲡⲉ· ⲡⲉⲉⲓ ⲉⲧⲉⲁⲡⲥⲱⲧⲏⲣ ϫⲓ <text:line-break/><text:span text:style-name="T1"> </text:span><text:span text:style-name="T3">(114/10) </text:span> ⲛ̅ⲧⲉϥⲥⲁⲣⲝ· ⲁⲃⲁⲗ· ϩⲓ̈ⲧⲟⲟⲧϥ̅ ⲛⲉ·ⲁϥⲣ̅ <text:line-break/><text:span text:style-name="T1"> </text:span><text:span text:style-name="T3">(114/11) </text:span> ⲃⲁⲕⲏ ⲙⲉⲛ ⲙ̅ⲙⲁϥ ⲡⲉ· ϩⲙ̅ ⲡϭⲓⲛ̅ⲟⲩ‐ <text:line-break/><text:span text:style-name="T1"> </text:span><text:span text:style-name="T3">(114/12) </text:span> ⲱⲛϩ̅ ⲁⲃⲁⲗ ⲙ̅ⲡⲟⲩⲟⲉⲓⲛ ⲕⲁⲧⲁ ⲡϣⲉ‐ <text:line-break/><text:span text:style-name="T1"> </text:span><text:span text:style-name="T3">(114/13) </text:span> ϫⲉ ⲙⲡϣ→ⲡ̅← ⲱⲡ ⲙ̅ⲡⲉϥϭⲛⲟⲩⲱⲛϩ̅ ⲁⲃⲁⲗ <text:line-break/><text:span text:style-name="T1"> </text:span><text:span text:style-name="T3">(114/14) </text:span> ϩⲛ̅ ⲧⲙⲛ̅ⲧⲥⲡⲉⲣⲙⲁ· ⲟⲩⲇⲉ ⲥⲡⲉⲣⲙⲁ <text:line-break/><text:span text:style-name="T1"> </text:span><text:span text:style-name="T3">(114/15) </text:span> ⲛ̅ⲅⲁⲣ· ⲛⲇⲉ ⲛⲉⲧϣⲟⲟⲡ· ⲡⲉⲧϣⲟⲟⲡ <text:line-break/><text:span text:style-name="T1"> </text:span><text:span text:style-name="T3">(114/16) </text:span> ⲉⲁϥϫⲡⲁϥ ⲛ̅ⲇⲉ· ϩⲛ̅· ⲡϩⲁⲉ· ⲡⲁⲉⲓ ⲇⲉ <text:line-break/><text:span text:style-name="T1"> </text:span><text:span text:style-name="T3">(114/17) </text:span> ⲉⲛⲧⲁⲡⲓⲱⲧ· ⲧⲱϣⲉ· ⲙ̅ⲡⲓϭⲱⲗⲡ̅ ⲁⲃⲁⲗ <text:line-break/><text:span text:style-name="T1"> </text:span><text:span text:style-name="T3">(114/18) </text:span> ⲛ̅ⲇⲉ ⲡⲟⲩϫⲁⲉⲓⲧⲉ· ⲛ̅ϩⲏⲧϥ̅· ⲉⲧⲉ ⲡⲉ‐ <text:line-break/><text:span text:style-name="T1"> </text:span><text:span text:style-name="T3">(114/19) </text:span> ⲉⲓ̅ ⲡⲉ ⲡϫⲱⲕ ⲛ̅·ⲇⲉ ⲡϣⲡ ⲱⲡ ⲉⲁⲛⲉⲓ̣̈‐ <text:line-break/><text:span text:style-name="T1"> </text:span><text:span text:style-name="T3">(114/20) </text:span> ⲟⲣⲅⲁⲛⲟⲛ ⲧⲏⲣⲟⲩ ϣⲱⲡⲉ ⲛⲉϥ ⲛ̅ⲡϭⲓⲛⲉ‐ <text:line-break/><text:span text:style-name="T1"> </text:span><text:span text:style-name="T3">(114/21) </text:span> {ⲉ̅ⲓ} ⲁϩⲣⲏⲓ̈ ⲙ̅ⲡⲃⲓⲟⲥ· ⲛⲉⲉⲓ ⲉⲧⲉⲁϥ{ⲉⲓ} ⲁ <text:line-break/><text:span text:style-name="T1"> </text:span><text:span text:style-name="T3">(114/22) </text:span> ϩⲣⲏⲓ̈ ϩⲓ̈ⲧⲟⲟⲧⲟⲩ· ⲉⲟⲩⲉⲉⲓ ⲡⲉ ⲡⲉϥⲓ̈ⲱⲧ· <text:line-break/><text:span text:style-name="T1"> </text:span><text:span text:style-name="T3">(114/23) </text:span> ⲁⲩⲱ ⲛ̅ⲧⲁϥ ⲟⲩⲁⲉⲉⲧϥ̅ ⲡⲉⲧϣⲟⲟⲡ· <text:line-break/><text:span text:style-name="T1"> </text:span><text:span text:style-name="T3">(114/24) </text:span> ⲛⲉϥ ⲛ̅ⲓ̈ⲱⲧ· ⲕⲁⲧⲁ ⲟⲩⲙⲏⲉ· ⲡⲓⲁⲧ·‐ <text:line-break/><text:span text:style-name="T1"> </text:span><text:span text:style-name="T3">(114/25) </text:span> ⲛⲉⲩ ⲁⲣⲁϥ ⲙⲉⲛ ⲛ̅ⲁⲧⲥⲟⲩⲱⲛϥ̅ ⲛ̅‐ <text:line-break/><text:span text:style-name="T1"> </text:span><text:span text:style-name="T3">(114/26) </text:span> ⲁⲧⲧⲉϩⲁϥ ϩⲛ̅ ⲧⲉϥⲫⲩⲥⲓⲥ· ⲉⲧⲉ <text:line-break/><text:span text:style-name="T1"> </text:span><text:span text:style-name="T3">(114/27) </text:span> ⲡⲛⲟⲩⲧⲉ ⲡⲉ ϩⲛ̅ ⲡⲉϥⲟⲩⲱϣⲉ ⲟⲩ‐ <text:line-break/><text:span text:style-name="T1"> </text:span><text:span text:style-name="T3">(114/28) </text:span> ⲁⲉⲉⲧϥ̅ ⲙⲛ̅ ⲡⲉϥϩⲙⲟⲧ· ⲙⲛ̅ ⲡⲉⲧⲉ‐ <text:line-break/><text:span text:style-name="T1"> </text:span><text:span text:style-name="T3">(114/29) </text:span> ⲁϥⲧⲉⲉⲓϥ ⲙ̅ⲙⲓⲛ ⲙ̅ⲙⲟϥ ⲁⲧⲣⲟⲩⲛⲉⲩ <text:line-break/><text:span text:style-name="T1"> </text:span><text:span text:style-name="T3">(114/30) </text:span> ⲁⲣⲁϥ· ⲛ̅ⲥⲉⲥⲟⲩⲱⲛϥ̅· ⲛ̅ⲥⲉⲧⲉϩⲁϥ §ϫⲉ <text:line-break/><text:soft-page-break/><text:span text:style-name="T1"> </text:span><text:span text:style-name="T3">(114/31) </text:span> ⲡⲉⲉⲓ ⲡⲉ· ⲉⲧⲉⲁⲡⲛ̅·ⲥⲱⲧⲏⲣ ϣⲱⲡⲉ <text:line-break/><text:span text:style-name="T1"> </text:span><text:span text:style-name="T3">(114/32) </text:span> ⲙ̅ⲙⲁϥ ⲁⲃⲁⲗ ϩⲛ̅ⲛ ⲟⲩⲙⲛ̅ⲧϣⲃⲏⲣ ⲛ̅‐ <text:line-break/><text:span text:style-name="T1"> </text:span><text:span text:style-name="T3">(114/33) </text:span> ϣⲱⲡ ⲛ̅ⲕⲁϩ· ⲉϥⲟⲩⲱϣⲉ ⲉⲧⲉ ⲡⲉⲧⲁⲩ‐ <text:line-break/><text:span text:style-name="T1"> </text:span><text:span text:style-name="T3">(114/34) </text:span> ϣⲱⲡⲉ ⲙ̅ⲙⲁϥ ⲡⲉ ϫⲉ ⲉⲣⲉⲛ̅ⲛⲧⲁϥⲟⲩ‐ <text:line-break/><text:span text:style-name="T1"> </text:span><text:span text:style-name="T3">(114/35) </text:span> ⲱⲛϩ̅ ⲁⲃⲁⲗ· ⲉⲧⲃⲏⲧⲟⲩ ϩⲛ̅ⲛ ⲟⲩⲡⲁⲑⲟⲥ <text:line-break/><text:span text:style-name="T1"> </text:span><text:span text:style-name="T3">(114/36) </text:span> ⲛ̅ⲁⲧⲟⲩⲱϣⲉ· ⲁⲩϣⲱⲡⲉ ⲛ̅ⲥⲁⲣⲝ ϩⲓ̈ ⲯⲩ‐ <text:line-break/><text:span text:style-name="T1"> </text:span><text:span text:style-name="T3">(114/37) </text:span> ⲭⲏ· ⲉⲧⲉ ⲡⲉⲉⲓ ⲡⲉ· ⲁⲛⲏϩⲉ ⲉⲧⲉⲙⲁϩⲧⲉ <text:line-break/><text:span text:style-name="T1"> </text:span><text:span text:style-name="T3">(114/38) </text:span> ⲙ̅ⲙⲁⲩ ⲁⲩⲱ ⲙⲛ̅ ϩⲛ̅·ⲧⲉⲕⲟ <text:line-break/><text:span text:style-name="T1"> </text:span><text:span text:style-name="T3">(114/39) </text:span> ⲉϣⲁⲩ̣ⲙⲟⲩ· ⲛⲉⲧⲁϩ[ϣⲱⲡ]ⲉ ⲇⲉ ϩⲱⲱϥ <text:line-break/><text:span text:style-name="T1"> </text:span><text:span text:style-name="T3">(115/1) </text:span> [ⲡ]ⲣⲱⲙⲉ· [ⲛⲛ]ⲁⲧ·ⲛⲉⲩ ⲁⲣⲁϥ ϩⲛⲛ ⲟⲩ‐ <text:line-break/><text:span text:style-name="T1"> </text:span><text:span text:style-name="T3">(115/2) </text:span> [ⲙ]ⲛ̅ⲧ·ⲁⲧⲛ̣ⲉ̣ⲩ ⲁⲣⲁⲥ· ⲁϥⲧⲥⲉⲃⲁⲩ ⲁⲣⲁϥ̣ <text:line-break/><text:span text:style-name="T1"> </text:span><text:span text:style-name="T3">(115/3) </text:span> {[ϩ]ⲛ̅ ⲟⲩⲙⲛ̅ⲧⲁⲧⲛⲉⲩ ⲁⲣⲁⲥ ⲁⲛ} §ϫⲉ ⲟⲩ̣ <text:line-break/><text:span text:style-name="T1"> </text:span><text:span text:style-name="T3">(115/4) </text:span> ⲙⲟⲛⲟⲛ ⲁϥϫⲓ ⲁⲣⲁⲟⲩ ⲙ̅ⲡⲓⲙⲟⲩ ⲛ̅ⲧⲉ[ⲩ]‐ <text:line-break/><text:span text:style-name="T1"> </text:span><text:span text:style-name="T3">(115/5) </text:span> ⲟ̣ⲩ ⲛⲉⲧⲉⲁϥⲙⲉⲩⲉ ⲁⲣⲁⲟⲩ· ⲁⲧⲣⲉϥⲧⲟⲩ‐ <text:line-break/><text:span text:style-name="T1"> </text:span><text:span text:style-name="T3">(115/6) </text:span> ϫⲁⲩⲟⲩ ⲁⲗⲗⲁ ⲧⲟⲩⲕⲉⲙⲛⲧ·ϣⲏⲙ· ⲁ̣[ⲛ] <text:line-break/><text:span text:style-name="T1"> </text:span><text:span text:style-name="T3">(115/7) </text:span> ⲡ̣ⲉⲛⲧⲁⲩⲉⲓ̅ ⲁϩⲣⲏⲓ̈ ⲁⲣⲁⲥ ⲉⲁⲩⲛⲉⲥⲧⲟ̣[ⲩ] <text:line-break/><text:span text:style-name="T1"> </text:span><text:span text:style-name="T3">(115/8) </text:span> ⲕⲁⲧⲁ ⲡⲥⲱⲙⲁ ⲙⲛ̅ ⲧⲯⲩⲭⲏ ⲁϥϫ̣[ⲓⲧⲥ] <text:line-break/><text:span text:style-name="T1"> </text:span><text:span text:style-name="T3">(115/9) </text:span> ⲁⲛ 〈ⲉ〉ⲃⲟⲗ ⲙ̅ⲡⲉⲉⲓ ϫⲉ ⲁϥⲧⲣⲟⲩⲱ͂ ⲙ̅ⲙ[ⲁ]ⲥ̣ <text:line-break/><text:span text:style-name="T1"> </text:span><text:span text:style-name="T3">(115/10) </text:span> ⲁⲩⲱ ⲁϥⲧⲣⲟⲩⲙⲉⲥⲧϥ̅ ⲛ̅ⲛⲟⲩⲗⲓⲗⲟⲩ ⲛ̅‐ <text:line-break/><text:span text:style-name="T1"> </text:span><text:span text:style-name="T3">(115/11) </text:span> ⲥⲱⲙⲁ· ⲯⲩⲭⲏ §ϫⲉ ϩⲣⲏⲓ̈ ϩⲛ̅ ⲛ̅ⲕⲉⲕⲁⲩⲉ <text:line-break/><text:span text:style-name="T1"> </text:span><text:span text:style-name="T3">(115/12) </text:span> ⲧⲏⲣⲟⲩ· ⲉⲛⲧⲁⲩⲣ̅ ⲕⲟⲓⲛⲱⲛⲓ ⲁⲣⲁⲩⲟⲩ· ⲙⲛ̅ <text:line-break/><text:span text:style-name="T1"> </text:span><text:span text:style-name="T3">(115/13) </text:span> ⲛⲉⲛⲧⲁϩⲁⲉⲓⲉ· ⲁⲩⲱ ⲉⲩϫⲓ ⲙ̅ⲡⲟⲩⲟⲓ̈ⲛ <text:line-break/><text:span text:style-name="T1"> </text:span><text:span text:style-name="T3">(115/14) </text:span> ⲛⲉⲁϥ{ⲉ̅ⲓ} ⲉϥϫⲁⲥⲓ ⲛ̅ϩⲏⲧⲟⲩ ⲡⲉ· ⲁⲃⲁⲗ <text:line-break/><text:span text:style-name="T1"> </text:span><text:span text:style-name="T3">(115/15) </text:span> ϫⲉ ϩⲛ̅ ⲟⲩⲙⲛ̅ⲧⲁⲧⲣ̅ ⲛⲟⲃⲉ· ⲁⲩⲱ ϩⲛ̅ⲛ ⲟⲩ‐ <text:line-break/><text:span text:style-name="T1"> </text:span><text:span text:style-name="T3">(115/16) </text:span> ⲙⲛ̅ⲧⲁⲧⲧⲱⲗⲙ̅ ⲁⲩⲱ ϩⲛ̅ ⲟⲩⲙⲛⲧ·‐ <text:line-break/><text:span text:style-name="T1"> </text:span><text:span text:style-name="T3">(115/17) </text:span> ⲁⲧϫⲱϩⲙ̅ ⲡⲉⲛⲧⲁϥⲧⲣⲟⲩⲱ͂ ⲙⲙⲁϥ <text:line-break/><text:span text:style-name="T1"> </text:span><text:span text:style-name="T3">(115/18) </text:span> ⲁⲩϫⲡⲟϥ ϩⲙ̅ ⲡⲃⲓⲟⲥ ⲉϥϣⲟⲟⲡ ϩⲙ̅ ⲡⲃⲓⲟⲥ <text:line-break/><text:span text:style-name="T1"> </text:span><text:span text:style-name="T3">(115/19) </text:span> ⲁⲃⲁⲗ ϫⲉ ⲛ̅ⲧⲁⲩ ⲙⲛ̅ ⲛⲉⲧⲙ̅ⲙⲉⲩ ϩⲛ̅‐ <text:line-break/><text:span text:style-name="T1"> </text:span><text:span text:style-name="T3">(115/20) </text:span> ⲛ ⲟⲩⲡⲁⲑⲟⲥ ⲙⲛ̅ⲛ̅ ⲟⲩⲅⲛⲱⲙⲏ ⲉ{ⲛ}ⲥⲡ̣ⲁ̣‐ <text:line-break/><text:span text:style-name="T1"> </text:span><text:span text:style-name="T3">(115/21) </text:span> ⲛⲉ· ⲁⲃⲁⲗ ⲛ̅ⲧⲉ ⲡⲗⲟⲅⲟⲥ ⲉⲛⲧⲁϩⲕⲓⲙ <text:line-break/><text:span text:style-name="T1"> </text:span><text:span text:style-name="T3">(115/22) </text:span> ⲉⲛⲧⲁⲥⲧⲉϩⲁⲩ ⲁⲧⲣⲟⲩϣⲱⲡⲉ ⲛ̅ⲥⲱ‐ <text:line-break/><text:span text:style-name="T1"> </text:span><text:span text:style-name="T3">(115/23) </text:span> ⲙⲁ ϩⲓ̈ ⲯⲩⲭⲏ· ⲡⲉⲉⲓ ⲇⲉ ⲛ̅ⲧⲁϥ 〈ⲡⲉⲧ〉ⲉⲁϥϫⲓ <text:line-break/><text:span text:style-name="T1"> </text:span><text:span text:style-name="T3">(115/24) </text:span> ⲁⲣⲁϥ· ⲙ̅ⲡⲣⲉϥⲉⲓ ϩⲁ ⲛⲉ·ⲧⲁⲛⲣ̅ ϣⲣⲡ̅ <text:line-break/><text:span text:style-name="T1"> </text:span><text:span text:style-name="T3">(115/25) </text:span> ⲛ̅ϫⲟⲟⲩ §ϫⲉ ⲁϥϣⲱⲡⲉ ⲁⲃⲁⲗ· ⲛ̅ⲡⲓϭⲛ‐ <text:line-break/><text:span text:style-name="T1"> </text:span><text:span text:style-name="T3">(115/26) </text:span> ⲛⲉⲩ ⲉⲧⲡⲣ̅ⲣⲓⲱⲟⲩ ⲁⲩⲱ ⲡⲓⲙⲉⲩⲉ· ⲛ̅ⲛⲁⲧ·‐ <text:line-break/><text:span text:style-name="T1"> </text:span><text:span text:style-name="T3">(115/27) </text:span> ⲡⲱⲛⲉ ⲁⲃⲁⲗ ⲛ̅ⲧⲉ ⲡⲗⲟⲅⲟⲥ ⲉⲛⲧⲁϥⲥⲧⲁϥ· <text:line-break/><text:span text:style-name="T1"> </text:span><text:span text:style-name="T3">(115/28) </text:span> ⲉϩⲟⲩⲛ ⲙ̅ⲙⲓⲛ ⲙ̅ⲙⲟϥ· ⲙⲛ̅ⲛ̅ⲥⲁ ⲡⲉϥⲕⲓⲙ· <text:line-break/><text:span text:style-name="T1"> </text:span><text:span text:style-name="T3">(115/29) </text:span> ⲁⲃⲁⲗ ϩⲛ̅ ϯϩⲟⲓⲕⲟⲛⲟⲙⲓⲁ ⲙ̅ⲡⲓⲣⲏⲧⲉ ⲡⲉⲛ‐ <text:line-break/><text:span text:style-name="T1"> </text:span><text:span text:style-name="T3">(115/30) </text:span> ⲧⲁⲩϫⲓ ⲥⲱⲙⲁ· ϩⲓ̈ ⲯⲩⲭⲏ ⲛ̅ϭⲓ ⲛⲉⲛⲧⲁ〈ϩ〉‐ <text:line-break/><text:span text:style-name="T1"> </text:span><text:span text:style-name="T3">(115/31) </text:span> {ⲉ̅ⲓ} ⲛ̅ⲙ̅ⲙⲉϥ· ⲙⲛ̅ⲛ ⲟⲩⲧⲉϩⲟ ⲁⲣⲉⲧϥ <text:line-break/><text:span text:style-name="T1"> </text:span><text:span text:style-name="T3">(115/32) </text:span> ⲙⲛ̅ⲛ ⲟⲩⲥⲙⲓⲛⲉ ⲙⲛ̅ⲛ ⲟⲩϩⲉⲡ· ⲛⲛ̅‐ <text:line-break/><text:span text:style-name="T1"> </text:span><text:span text:style-name="T3">(115/33) </text:span> ϩⲃⲏⲩⲉ· ⲁⲩⲙⲉⲩⲉ ⲙⲉⲛ ϩⲱⲟⲩ ⲁⲣⲁⲩ‐ <text:line-break/><text:span text:style-name="T1"> </text:span><text:span text:style-name="T3">(115/34) </text:span> ⲟⲩ ⲁⲧⲣⲟⲩⲉⲓ̅ §ϫⲉ ⲛ̅ⲧⲁⲣⲟⲩⲙⲉⲩⲉ ⲁ‐ <text:line-break/><text:span text:style-name="T1"> </text:span><text:span text:style-name="T3">(115/35) </text:span> ⲡⲥⲱⲧⲏⲣ· ⲁⲩⲉⲓ̅ 〈ⲁⲩⲉⲓ̅〉 ⲇⲉ ⲛ̅ⲧⲁⲣⲉϥⲙ̅ⲙⲉ· <text:line-break/><text:span text:style-name="T1"> </text:span><text:span text:style-name="T3">(115/36) </text:span> ⲁⲩⲉⲓ ⲙⲉⲛ ϩⲱⲟⲩ ⲁⲛ ⲉⲩϫⲁⲥⲓ ϩⲛ̅ ϯ‐ <text:line-break/><text:span text:style-name="T1"> </text:span><text:span text:style-name="T3">(115/37) </text:span> ⲡⲣⲟⲃⲟⲗⲏ· ⲕⲁⲧⲁ ⲥⲁⲣⲝ ⲛ̅ϩⲟⲩⲟ ⲁⲛⲉⲛ‐ <text:line-break/><text:span text:style-name="T1"> </text:span><text:span text:style-name="T3">(115/38) </text:span> ⲧⲁⲩⲛ̅ⲧⲟⲩ· ⲁⲃⲁⲗ ϩⲛ̅ⲛ ⲟⲩϣⲧⲁ ⲁⲃⲁⲗ· <text:line-break/><text:soft-page-break/><text:span text:style-name="T1"> </text:span><text:span text:style-name="T3">(116/1) </text:span> ϫⲉ ⲛ̅ⲧⲁⲩ ϩⲱⲟⲩ ⲁⲛ ⲙ̅[ⲡⲓ]ⲣⲏ[ⲧ]ⲉ <text:line-break/><text:span text:style-name="T1"> </text:span><text:span text:style-name="T3">(116/2) </text:span> ⲛⲉⲩϫⲓ ⲡⲣⲟⲃⲟⲗⲏ ⲛ̅ⲥⲱ̣ⲙⲁ ⲙⲛ̅ <text:line-break/><text:span text:style-name="T1"> </text:span><text:span text:style-name="T3">(116/3) </text:span> ⲛ̅ⲥⲱⲙⲁ· ⲙ̅ⲡⲥⲱⲧⲏⲣ· ⲁⲃⲁⲗ ϩⲓ̈ⲧⲛ̅ <text:line-break/><text:span text:style-name="T1"> </text:span><text:span text:style-name="T3">(116/4) </text:span> ϯϭⲛⲟⲩⲱⲛϩ̅ ⲁⲃⲁⲗ· ⲙⲛ̅ ϯϭⲛ‐ <text:line-break/><text:span text:style-name="T1"> </text:span><text:span text:style-name="T3">(116/5) </text:span> ⲙⲟⲩϫϭ· ⲛⲙ̅ⲙⲉϥ ⲛⲉⲉⲓⲕⲉ‐ <text:line-break/><text:span text:style-name="T1"> </text:span><text:span text:style-name="T3">(116/6) </text:span> ⲕⲉⲩⲉ ⲛⲉ ⲛⲁ ϯⲟⲩⲥⲓⲁ· ⲛ̅ⲟⲩⲱⲧ· <text:line-break/><text:span text:style-name="T1"> </text:span><text:span text:style-name="T3">(116/7) </text:span> ⲛⲉ ⲁⲩⲱ ⲛ̅ⲧⲁⲥ· ⲣⲱ ⲧ·ⲉ {→ⲧⲉ←} ϯⲡⲛⲉⲩ‐ <text:line-break/><text:span text:style-name="T1"> </text:span><text:span text:style-name="T3">(116/8) </text:span> ⲙⲁⲧⲓⲕⲏ ⲇⲉ ⲧⲟⲓⲕⲟⲛⲟⲙⲓⲁ ⲛ̅ⲇⲉ <text:line-break/><text:span text:style-name="T1"> </text:span><text:span text:style-name="T3">(116/9) </text:span> ⲛ̅ⲧⲁⲥ〈ⲥ〉ϣⲃ̅ⲃⲓⲁⲉⲓⲧ· ⲟⲩⲱⲧ· ⲧⲁⲉⲓ· <text:line-break/><text:span text:style-name="T1"> </text:span><text:span text:style-name="T3">(116/10) </text:span> ⲟⲩⲱⲧ· ⲧⲁⲉⲓ· ϩⲛ̅ϩⲁⲉⲓⲛⲉ ⲙⲉⲛ <text:line-break/><text:span text:style-name="T1"> </text:span><text:span text:style-name="T3">(116/11) </text:span> ⲉⲛⲧⲁⲩⲉⲓ%5 ⲉⲃⲟⲗ· ϩⲛ̅ⲛ ⲟⲩⲡⲁⲑⲟⲥ <text:line-break/><text:span text:style-name="T1"> </text:span><text:span text:style-name="T3">(116/12) </text:span> ⲙⲛ̅ⲛ ⲟⲩⲡⲱϣⲉ· ⲉⲩϣⲁⲁⲧ· ⲛ̅ⲛⲟⲩ‐ <text:line-break/><text:span text:style-name="T1"> </text:span><text:span text:style-name="T3">(116/13) </text:span> ⲧⲗ̅ϭⲟ ϩⲛ̅ⲕⲉⲕⲉⲟⲩⲉ ⲉ̅ϩⲛⲛⲁⲃⲁⲗ <text:line-break/><text:span text:style-name="T1"> </text:span><text:span text:style-name="T3">(116/14) </text:span> ϩⲛ̅ⲛ ⲟⲩⲧⲱⲃϩ̅ ⲛⲉ ⲁⲧⲣⲟⲩⲧⲗ̅ϭⲱ ⲛ̅‐ <text:line-break/><text:span text:style-name="T1"> </text:span><text:span text:style-name="T3">(116/15) </text:span> ⲛⲉⲧϣⲱⲛⲉ· ⲉⲁⲩⲕⲁⲁⲩ ⲁⲧⲣⲟⲩ‐ <text:line-break/><text:span text:style-name="T1"> </text:span><text:span text:style-name="T3">(116/16) </text:span> ⲣ̅ ⲑⲉⲣⲁⲡⲉⲩⲉ ⲛ̅ⲛⲉⲧⲁϩⲉⲓ· ⲉⲧⲉ <text:line-break/><text:span text:style-name="T1"> </text:span><text:span text:style-name="T3">(116/17) </text:span> ⲛⲓⲁⲡⲟⲥⲧⲟⲗⲟⲥ ⲛⲉ· ⲙⲛ̅ ⲛⲓⲣⲙ̅ϯ ϣⲙ̅ <text:line-break/><text:span text:style-name="T1"> </text:span><text:span text:style-name="T3">(116/18) </text:span> ⲛⲟⲩϥⲉ· ⲛ̅ⲙⲁⲑⲏⲧⲏⲥ ⲛ̅ⲇⲉ ⲛ̅ⲧⲁⲩ <text:line-break/><text:span text:style-name="T1"> </text:span><text:span text:style-name="T3">(116/19) </text:span> ⲙ̅ⲡⲥⲱⲧⲏⲣ· ⲛⲉ ϩⲛ̅ⲥⲁϩ ⲇⲉ ⲛ̅ⲧⲁⲩ <text:line-break/><text:span text:style-name="T1"> </text:span><text:span text:style-name="T3">(116/20) </text:span> {ⲛ̅}ⲛⲉ ⲛⲉⲉⲓ· ⲉⲧⲣ̅ ⲭⲣⲉⲓⲁ ⲛ̅ⲥⲃⲟⲩ ⲉⲓ· ⲁⲣⲁ <text:line-break/><text:span text:style-name="T1"> </text:span><text:span text:style-name="T3">(116/21) </text:span> ⲉⲧⲃⲉ ⲉⲩ ϭⲉ ⲁⲩⲣ̅ ⲕⲟⲓⲛⲱⲛⲓ ⲁⲛⲓⲡⲁ‐ <text:line-break/><text:span text:style-name="T1"> </text:span><text:span text:style-name="T3">(116/22) </text:span> ⲑⲟⲥ ϩⲱⲟⲩ ⲁⲛ· ⲛⲉⲉⲓ ⲉⲧⲁⲩⲣ̅ ⲕⲟⲓⲛⲱ‐ <text:line-break/><text:span text:style-name="T1"> </text:span><text:span text:style-name="T3">(116/23) </text:span> ⲛⲓ ⲁⲣⲁⲩⲟⲩ ⲛ̅ϭⲓ ⲛⲉⲛⲧⲁⲩⲛ̅ⲧⲟⲩ ⲁⲃⲟⲗ <text:line-break/><text:span text:style-name="T1"> </text:span><text:span text:style-name="T3">(116/24) </text:span> ϩⲛ̅ⲛ ⲟⲩⲡⲁⲑⲟⲥ ⲉϣⲡⲉ ϩⲛ̅ⲉⲓⲛⲉ· <text:line-break/><text:span text:style-name="T1"> </text:span><text:span text:style-name="T3">(116/25) </text:span> ⲁⲃⲁⲗ ⲛⲉ· ⲕⲁⲧⲁ ϯⲟⲓⲕⲟⲛⲟⲙⲓⲁ ⲙⲛ̅ <text:line-break/><text:span text:style-name="T1"> </text:span><text:span text:style-name="T3">(116/26) </text:span> 〈ⲡ〉ⲥⲱⲧⲏⲣ· ⲕⲁⲧⲁ ⲡⲥⲱⲙⲁ· ⲡⲉⲉⲓ· ⲉⲧⲉⲙ̅‐ <text:line-break/><text:span text:style-name="T1"> </text:span><text:span text:style-name="T3">(116/27) </text:span> ⲡϥⲣ̅ ⲕⲟⲓⲛⲱⲛⲓ ⲁⲛⲓⲡⲁⲑⲟⲥ §ϫⲉ ⲛ̅‐ <text:line-break/><text:span text:style-name="T1"> </text:span><text:span text:style-name="T3">(116/28) </text:span> ⲧⲁϥ ⲙⲉⲛ ⲡⲥⲱⲧⲏⲣ· ⲛⲉⲟⲩϩⲓ̈ⲕⲱⲛ <text:line-break/><text:span text:style-name="T1"> </text:span><text:span text:style-name="T3">(116/29) </text:span> ⲡⲉ ⲛ̅ⲇⲉ ⲟⲩⲉⲉⲓ →ⲛ̅←ⲟⲩⲱⲧ· ⲉⲧⲉ ⲛ̅‐ <text:line-break/><text:span text:style-name="T1"> </text:span><text:span text:style-name="T3">(116/30) </text:span> ⲧⲁϥ ⲡⲉ ⲡⲧⲏⲣϥ̅· ⲕⲁⲧⲁ ⲡⲥⲱⲙⲁ· <text:line-break/><text:span text:style-name="T1"> </text:span><text:span text:style-name="T3">(116/31) </text:span> ⲉⲧⲃⲉ ⲡⲁⲉⲓ ⲁϥⲧⲟⲩϫⲟ ⲡⲥⲙⲁⲧ· ⲛ̅‐ <text:line-break/><text:span text:style-name="T1"> </text:span><text:span text:style-name="T3">(116/32) </text:span> ⲧⲙⲛ̅ⲧⲁⲧⲡⲱϣⲉ· ⲧⲉⲉⲓ ⲉⲧⲉⲣⲉ‐ <text:line-break/><text:span text:style-name="T1"> </text:span><text:span text:style-name="T3">(116/33) </text:span> ⲧⲙⲛ̅ⲧⲁⲧⲡⲁⲑⲟⲥ ϣⲟⲟⲡ ⲁⲃⲁⲗ ⲛ̅‐ <text:line-break/><text:span text:style-name="T1"> </text:span><text:span text:style-name="T3">(116/34) </text:span> ϩⲏⲧⲥ̅· ⲛⲁⲉⲓ ⲛ̅ⲇⲉ ⲛ̅ⲧⲁⲩ ⲉϩⲛ̅ϩⲓ̈ⲕⲱⲛ <text:line-break/><text:span text:style-name="T1"> </text:span><text:span text:style-name="T3">(116/35) </text:span> ⲛⲉ ⲛ̅ⲇⲉ ⲡⲟⲩⲉⲉⲓ ⲡⲟⲩⲉⲉⲓ ⲉⲧⲁϩ‐ <text:line-break/><text:span text:style-name="T1"> </text:span><text:span text:style-name="T3">(116/36) </text:span> ⲟⲩⲱⲛϩ̅· ⲁⲃⲁⲗ· ⲉⲧⲃⲉ ⲡⲉⲉⲓ ⲥⲉ‐ <text:line-break/><text:span text:style-name="T1"> </text:span><text:span text:style-name="T3">(116/37) </text:span> ϫⲓ ⲁⲣⲁⲩ ⲙ̅ⲡⲓⲡⲱϣⲉ· ⲁⲃⲁⲗ ϩⲓ̈ⲧⲟⲟⲧϥ̅ ⲙ̅‐ <text:line-break/><text:span text:style-name="T1"> </text:span><text:span text:style-name="T3">(116/38) </text:span> ⲡⲥⲙⲁⲧ ⲉⲁⲩϫⲓ ⲙⲟⲣⲫⲏ ⲁⲡⲓϫⲱ ⲉⲧ‐ <text:line-break/><text:span text:style-name="T1"> </text:span><text:span text:style-name="T3">(116/39) </text:span> ϣⲟⲟⲡ· ϩⲛ̅ ⲡⲥⲁ ⲛⲡⲓⲧⲛ̣̅ [ⲛⲧⲡ]ⲉ ⲡⲉⲉⲓ ⲁⲛ <text:line-break/><text:span text:style-name="T1"> </text:span><text:span text:style-name="T3">(117/1) </text:span> [ⲡ]ⲉ̣ⲧ̣ⲣ̣ ⲕ̣ⲟⲓⲛ[ⲱⲛⲓ] ⲁⲧⲕⲁⲕⲓⲁ· ⲉⲧϣⲟⲟⲡ ⲛ̅‐ <text:line-break/><text:span text:style-name="T1"> </text:span><text:span text:style-name="T3">(117/2) </text:span> [ϩ]ⲣ̣ⲏⲓ̈ ϩⲛ̅ ⲛ̅ⲧ̣[ⲟ]ⲡ̣ⲟⲥ ⲉⲛⲧⲁⲩⲡⲱϩ ϣⲁⲣⲟ‐ <text:line-break/><text:span text:style-name="T1"> </text:span><text:span text:style-name="T3">(117/3) </text:span> [ⲟ]ⲩ ⲉⲁⲡⲟⲩⲱϣⲉ· {ⲉⲁⲡⲟⲩⲱϣⲉ} ⲅⲁⲣ· <text:line-break/><text:span text:style-name="T1"> </text:span><text:span text:style-name="T3">(117/4) </text:span> ϫ̣ⲣⲱ ⲁⲣⲙ̅ ⲡⲧⲏⲣϥ̅ ϩⲁ ⲡⲛⲁⲃⲉⲓ ϫⲉⲕⲁⲥⲉ· <text:line-break/><text:span text:style-name="T1"> </text:span><text:span text:style-name="T3">(117/5) </text:span> ϩⲙ̅ ⲡⲟⲩⲱϣⲉ· ⲉⲧⲙ̅ⲙⲉⲩ ⲉϥⲛⲁⲛⲁⲉ· <text:line-break/><text:span text:style-name="T1"> </text:span><text:span text:style-name="T3">(117/6) </text:span> ⲙ̅ⲡⲧⲏⲣϥ̅ ⲛ̅ⲥⲉⲛⲟⲩϩⲙⲉ· ⲉⲟⲩⲉ{ⲉ̅ⲓ}· ⲟⲩ‐ <text:line-break/><text:span text:style-name="T1"> </text:span><text:span text:style-name="T3">(117/7) </text:span> ⲁⲉⲉⲧϥ̅ ⲡⲉⲧ〈ⲧ〉ⲏϣ ⲁϯ ⲱⲛϩ ⲡⲕⲉϣⲱϫⲡ· <text:line-break/><text:span text:style-name="T1"> </text:span><text:span text:style-name="T3">(117/8) </text:span> ⲧⲏⲣϥ̅ ⲉϥⲣ̅ ⲭⲣⲓⲁ ⲙ̅ⲡⲛⲟⲩϩⲙⲉ· ⲉⲧⲃⲉ· <text:line-break/><text:soft-page-break/><text:span text:style-name="T1"> </text:span><text:span text:style-name="T3">(117/9) </text:span> ⲡⲉⲉⲓ ⲁⲃⲁ·ⲗ ϩⲛ̅ ⲛⲉⲉⲓ· ⲙ̅ⲡⲓⲣⲏⲧⲉ· ⲡⲉⲛ‐ <text:line-break/><text:span text:style-name="T1"> </text:span><text:span text:style-name="T3">(117/10) </text:span> ⲧⲁϥⲣ̅ ⲁⲣⲭⲉⲥⲑⲁⲓ ⲛ̅ϫⲉ ϩⲙⲟⲧ· ⲁϯ ⲛⲓⲧⲁ‐ <text:line-break/><text:span text:style-name="T1"> </text:span><text:span text:style-name="T3">(117/11) </text:span> ⲉⲓⲟ̅ ⲉⲛⲧⲁⲩⲧⲁϣⲉ· ⲟⲉⲓϣ ⲙ̅ⲙⲟϥ ⲁⲃⲁⲗ <text:line-break/><text:span text:style-name="T1"> </text:span><text:span text:style-name="T3">(117/12) </text:span> ϩⲓ̈ⲧⲟⲟⲧϥ̅ ⲛ̅ⲓⲏ(ⲥⲟⲩ)ⲥ· ⲛⲉⲉⲓ ⲉⲧⲥ{ⲙ̅ⲡ}ⲙ̅ⲡϣⲁ· ⲁⲃⲁⲗ <text:line-break/><text:span text:style-name="T1"> </text:span><text:span text:style-name="T3">(117/13) </text:span> ϩⲓ̈ⲧⲟⲟ〈ⲧⲟ〉ⲩ⟦ϥ·⟧ ⲁⲧⲣⲟⲩⲧⲁϣⲉ ⲁⲉⲓϣ ⲙ̅ⲡⲕⲉϣⲱ‐ <text:line-break/><text:span text:style-name="T1"> </text:span><text:span text:style-name="T3">(117/14) </text:span> ϫⲡ̅· ⲉϥⲕⲏ ⲁϩⲣⲏⲓ̈ ⲛ̅ϭⲓ ⲥⲡⲉⲣⲙⲁ· ⲛ̅ⲇⲉ· <text:line-break/><text:span text:style-name="T1"> </text:span><text:span text:style-name="T3">(117/15) </text:span> ⲡⲥ→ϣ←ⲡ ⲱⲡ· ⲛ̅ⲇⲉ ⲓⲏ(ⲥⲟⲩ)ⲥ ⲡⲉⲭⲣ(ⲓⲥⲧⲟ)ⲥ· ⲡⲉⲉⲓ ⲛ̅ⲧⲁⲛⲣ̅ <text:line-break/><text:span text:style-name="T1"> </text:span><text:span text:style-name="T3">(117/16) </text:span> ⲇⲓⲁⲕⲟⲛⲓ· ⲙ̅ⲡⲓⲟⲩⲱⲛϩ̅ ⲁⲃⲟⲗ· ⲙⲛ̅ ⲡⲓⲙⲟ̣[ⲩ]‐ <text:line-break/><text:span text:style-name="T1"> </text:span><text:span text:style-name="T3">(117/17) </text:span> ϫϭ· ⲡⲓϣⲡ ⲱⲡ· ϭⲉ ⲛⲉⲩⲛ̅ⲧⲉϥ ⲙ̅ⲙⲉⲩ <text:line-break/><text:span text:style-name="T1"> </text:span><text:span text:style-name="T3">(117/18) </text:span> ⲡⲉ ⲙ̅ⲡϭⲛ̅ⲧⲥⲉⲃⲁⲩ· ⲁⲩⲱ ⲡϭⲛ̅ⲥⲧⲁⲩ <text:line-break/><text:span text:style-name="T1"> </text:span><text:span text:style-name="T3">(117/19) </text:span> ⲉϩⲟⲩⲛ· ⲁⲡⲉⲧⲁⲩϣⲟⲟⲡ· ⲙ̅ⲙⲁϥ ϫⲛ̅ ⲛ̅·‐ <text:line-break/><text:span text:style-name="T1"> </text:span><text:span text:style-name="T3">(117/20) </text:span> ϣⲟⲣⲡ̅· ⲡⲁⲉⲓ ⲉⲧⲉⲩⲛ̅ⲧⲉⲩ ⲁⲃⲟⲗ ⲛ̅ <text:line-break/><text:span text:style-name="T1"> </text:span><text:span text:style-name="T3">(117/21) </text:span> ϩⲏⲧϥ̅ ⲛ̅ϯⲧⲗ̅ϯⲗⲉ· ⲁⲧⲣⲟⲩⲥⲧⲟ ⲁϩⲟⲩⲛ <text:line-break/><text:span text:style-name="T1"> </text:span><text:span text:style-name="T3">(117/22) </text:span> ⲁⲣⲁϥ· ⲉⲧⲉ ⲡⲉⲧⲟⲩⲙⲟⲩⲧⲉ ⲉⲣⲟϥ ϫⲉ· <text:line-break/><text:span text:style-name="T1"> </text:span><text:span text:style-name="T3">(117/23) </text:span> ⲡⲥⲱⲧⲉ ⲡⲉ· ⲁⲩⲱ ⲛ̅ⲧⲁϥ ⲡⲉ ⲡⲣ̅ ⲃⲟⲗ ⲉⲃⲟⲗ· <text:line-break/><text:span text:style-name="T1"> </text:span><text:span text:style-name="T3">(117/24) </text:span> ⲛ̅ⲧⲟⲟⲧⲥ̅ ⲛ̅ϯⲁⲓⲭⲙⲁⲗⲱⲥⲓⲁ· ⲁⲩⲱ ⲡϫⲓⲛ <text:line-break/><text:span text:style-name="T1"> </text:span><text:span text:style-name="T3">(117/25) </text:span> ⲛ̅ϯⲙⲛ̅ⲧⲣⲙ̅ϩⲉ· ⲧⲉⲕⲭⲙⲁⲗⲱⲥⲓⲁ· →ⲛ̅←ⲇⲉ <text:line-break/><text:span text:style-name="T1"> </text:span><text:span text:style-name="T3">(117/26) </text:span> ⲛⲉⲉⲓ ⲉⲛⲧⲁⲩⲣ̅ ϭⲁⲩⲟⲩⲁⲛ ⲛ̅ⲧⲙⲛ̅ⲧⲁⲧ·‐ <text:line-break/><text:span text:style-name="T1"> </text:span><text:span text:style-name="T3">(117/27) </text:span> ⲥⲁⲩⲛⲉ· ⲉⲥⲟⲉⲓ ⲛ̅ⲛⲣ̅ⲣⲟ ϩⲛ̅ ⲛⲉⲥⲧⲟⲡⲟⲥ <text:line-break/><text:span text:style-name="T1"> </text:span><text:span text:style-name="T3">(117/28) </text:span> ϯⲙⲛ̅ⲧⲣⲙ̅ϩⲉ ⲇⲉ· ⲡⲉ ⲡⲓⲥⲁⲩⲛⲉ· ⲛ̅ⲧⲉ <text:line-break/><text:span text:style-name="T1"> </text:span><text:span text:style-name="T3">(117/29) </text:span> ⲧⲙⲏⲉ· ⲉⲧϣⲟⲟⲡ· ϩⲁⲑⲏ ⲇⲉ ⲙ̅ⲡⲁⲧⲉ‐ <text:line-break/><text:span text:style-name="T1"> </text:span><text:span text:style-name="T3">(117/30) </text:span> ⲧⲙⲛ̅ⲧⲁⲧⲥⲁⲩⲛⲉ ϣⲱⲡⲉ· ⲉϥⲟⲉⲓ ⲛ̅ⲣⲣⲟ <text:line-break/><text:span text:style-name="T1"> </text:span><text:span text:style-name="T3">(117/31) </text:span> ϣⲁ →ⲁ←ⲛⲏϩⲉ ϩⲛ̅ⲛ ⲟⲩⲙⲛ̅ⲧⲁⲧⲁⲣⲭⲏ· ⲙⲛ̅‐ <text:line-break/><text:span text:style-name="T1"> </text:span><text:span text:style-name="T3">(117/32) </text:span> ⲛ ⲟⲩⲙⲛ̅ⲧⲁⲧ·ϩⲁⲏ· ⲉⲟⲩⲡⲉⲧⲛⲁⲛⲟⲩϥ <text:line-break/><text:span text:style-name="T1"> </text:span><text:span text:style-name="T3">(117/33) </text:span> ⲡⲉ· ⲁⲩⲱ ⲟⲩϫⲁⲉⲓⲧⲉ· ⲛ̅ⲛϩⲃⲏⲩⲉ <text:line-break/><text:span text:style-name="T1"> </text:span><text:span text:style-name="T3">(117/34) </text:span> ⲧⲉ· ⲁⲩⲱ ⲟⲩⲣ̅ ⲃⲟⲗ· ⲉⲃⲟⲗ ⲧⲉ ⲛ̅ⲧⲟⲟⲧⲥ̅ <text:line-break/><text:span text:style-name="T1"> </text:span><text:span text:style-name="T3">(117/35) </text:span> ⲛ̅ϯⲫⲩⲥⲓⲥ ⲙ̅ⲙⲛ̅ⲧϭⲁⲩ·ⲁⲛ· ⲧⲁ‐ <text:line-break/><text:span text:style-name="T1"> </text:span><text:span text:style-name="T3">(117/36) </text:span> ⲉⲓ ⲛ̅ⲧⲁⲩϣⲱⲡ ⲙ̅ⲕⲁϩ· ⲙ̅ⲙⲁⲥ §ϫⲉ ⲛ̣ⲉ̣‐ <text:line-break/><text:span text:style-name="T1"> </text:span><text:span text:style-name="T3">(117/37) </text:span> ⲛ̅ⲧⲁⲩⲛ̅ⲧⲟⲩ ⲁⲃⲁⲗ ϩⲛⲛ ⲟⲩⲙⲉⲉⲩⲉ <text:line-break/><text:span text:style-name="T1"> </text:span><text:span text:style-name="T3">(117/38) </text:span> ⲉϥⲑⲃⲃⲓ·ⲁⲉⲓⲧ· ⲛ̅ⲧⲉ ϯⲙⲛ̅ⲧⲁⲡϭⲗ[ⲁ] <text:line-break/><text:span text:style-name="T1"> </text:span><text:span text:style-name="T3">(117/39) </text:span> ⲉⲧⲉ ⲡⲉ̣ⲉ̣ⲓ ⲡⲉ· ⲉⲥⲛⲁ· ϣⲁ ⲛⲉⲧⲑⲁⲩ <text:line-break/><text:span text:style-name="T1"> </text:span><text:span text:style-name="T3">(118/1) </text:span> ⲁⲃⲁⲗ ϩⲓ̈ⲧⲛ̅ ⲡⲓⲙⲉⲩⲉ· ⲉⲧⲥ̣[ⲱ]ⲕ̣ ⲙ̅ⲙⲁⲩ <text:line-break/><text:span text:style-name="T1"> </text:span><text:span text:style-name="T3">(118/2) </text:span> ⲁⲡⲓⲧⲛ̅ ⲁⲧⲙⲛ̅ⲧ→ⲙⲁⲓ̈←ⲟⲩⲁϩ ⲥⲁϩⲛⲉ· ⲁⲩϫⲓ ⲇⲉ̣ <text:line-break/><text:span text:style-name="T1"> </text:span><text:span text:style-name="T3">(118/3) </text:span> ⲙ̅ⲡⲓⲕⲧⲏⲙⲁ· ⲉⲧⲉ ϯⲙⲛ̅ⲧⲣⲙ̅ϩⲉ ⲇⲉ <text:line-break/><text:span text:style-name="T1"> </text:span><text:span text:style-name="T3">(118/4) </text:span> ϩⲙ̅ ⲡϩⲟⲩⲟ ⲙ̅ⲡϩⲙⲁⲧ· ⲉⲛⲧⲁϩϭⲱϣⲧ̅ <text:line-break/><text:span text:style-name="T1"> </text:span><text:span text:style-name="T3">(118/5) </text:span> ⲁϫⲛ̅ ⲛ̅ϣⲏⲣⲉ· ⲉⲩⲟⲩϣⲟⲣϣⲣ̅ ⲛ̅ⲇⲉ ⲡⲉ ⲙ̅‐ <text:line-break/><text:span text:style-name="T1"> </text:span><text:span text:style-name="T3">(118/6) </text:span> ⲡⲁⲑⲟⲥ ⲡⲉ· ⲁⲩⲱ ⲟⲩⲧⲉⲕⲟ ⲛⲉⲩⲟⲩ ⲡⲉ ⲛ̅‐ <text:line-break/><text:span text:style-name="T1"> </text:span><text:span text:style-name="T3">(118/7) </text:span> ⲛⲁⲉⲓ· ⲉⲧⲉ· ⲁϥⲛⲁϩⲟⲩ ⲉⲃⲟⲗ ⲙ̅ⲙⲟϥ <text:line-break/><text:span text:style-name="T1"> </text:span><text:span text:style-name="T3">(118/8) </text:span> ⲟⲩⲁⲉⲉⲧϥ̅· ⲛ̅ϣⲟⲣⲉⲡ· ⲉⲁϥⲡⲁⲣϫⲟⲩ <text:line-break/><text:span text:style-name="T1"> </text:span><text:span text:style-name="T3">(118/9) </text:span> ⲁⲃⲟⲗ ⲙ̅ⲙⲟϥ ⲛ̅ϭⲓ ⲡⲗⲟⲅⲟⲥ ⲉⲛⲧⲁϩϣⲱⲡⲉ <text:line-break/><text:span text:style-name="T1"> </text:span><text:span text:style-name="T3">(118/10) </text:span> ⲛⲉⲩ ⲛ̅ⲗⲁⲉⲓϭⲉ ⲙ̅ⲡⲧⲟⲩϣⲱⲡⲉ· ⲉⲡⲟⲩ‐ <text:line-break/><text:span text:style-name="T1"> </text:span><text:span text:style-name="T3">(118/11) </text:span> ⲧⲉⲕⲟ ⲉⲁϥⲁⲣⲏϩ ⲁⲣⲁϥ ⲁ〈ⲡ〉ϩⲁⲉ ⲛ̅ⲧⲟⲓⲕⲟ‐ <text:line-break/><text:span text:style-name="T1"> </text:span><text:span text:style-name="T3">(118/12) </text:span> ⲛⲟⲙⲓⲁ ⲉⲁϥⲕⲁⲩⲉ· ⲁⲧⲣⲟⲩϣⲱⲡⲉ· <text:line-break/><text:span text:style-name="T1"> </text:span><text:span text:style-name="T3">(118/13) </text:span> ϫⲉ ⲛⲉⲩⲣ̅ ϣⲉⲩ ϩⲱⲟⲩ ⲁⲛ ⲡⲉ· ⲁⲛⲉⲧⲁⲩⲧⲁ‐ <text:line-break/><text:span text:style-name="T1"> </text:span><text:span text:style-name="T3">(118/14) </text:span> ϣⲟⲩ §ϫⲉ ⲧⲙⲛ̅ⲧⲣⲱⲙⲉ· ⲁⲥϣⲱⲡⲉ <text:line-break/><text:span text:style-name="T1"> </text:span><text:span text:style-name="T3">(118/15) </text:span> ⲉⲥⲟⲉⲓ· ⲛ̅ϣⲟⲙⲛ̅ⲧ ⲛ̅ⲣⲏⲧⲉ ⲕⲁⲧⲁ ⲟⲩⲥⲓⲁ <text:line-break/><text:span text:style-name="T1"> </text:span><text:span text:style-name="T3">(118/16) </text:span> ⲇⲉ ϯⲡⲛⲉⲩⲙⲁⲧⲓⲕⲏ ⲙⲛ̅ ϯⲯⲩⲭ〈ⲓⲕ〉ⲏ <text:line-break/><text:soft-page-break/><text:span text:style-name="T1"> </text:span><text:span text:style-name="T3">(118/17) </text:span> ⲙⲛ̅ ϯϩⲩⲗⲓⲕⲏ· ⲉⲥⲧⲟⲩϫⲟ ⲙ̅ⲡⲧⲩⲡⲟⲥ· <text:line-break/><text:span text:style-name="T1"> </text:span><text:span text:style-name="T3">(118/18) </text:span> ⲛ̅ϯⲇⲓⲁⲑⲉⲥⲓⲥ ⲙ̅ⲡⲓϣⲟⲙⲛ̅ⲧ ⲛ̅ⲣⲏⲧⲏ ⲛ̅‐ <text:line-break/><text:span text:style-name="T1"> </text:span><text:span text:style-name="T3">(118/19) </text:span> ⲇⲉ ⲡⲗⲟⲅⲟⲥ· {ⲧⲉ·} ⲧⲉⲉⲓ →ⲉⲧⲉ·← ⲁⲃⲁⲗ ⲛ̅ϩⲏⲧⲥ <text:line-break/><text:span text:style-name="T1"> </text:span><text:span text:style-name="T3">(118/20) </text:span> ⲁⲩⲉⲓⲛⲉ ⲁⲃⲁⲗ ⲛ̅ⲛⲓϩⲩⲗⲓⲕⲟⲛ ⲙⲛ̅ ⲛⲓⲯⲩ‐ <text:line-break/><text:span text:style-name="T1"> </text:span><text:span text:style-name="T3">(118/21) </text:span> ⲭⲓⲕⲟⲛ· ⲙⲛ̅ ⲛⲓⲡⲛ(ⲉⲩⲙ)ⲁⲧⲓⲕⲟⲛ ⲧⲟⲩⲉⲓⲉ ⲧⲟⲩⲉⲓⲉ <text:line-break/><text:span text:style-name="T1"> </text:span><text:span text:style-name="T3">(118/22) </text:span> ⲛ̅ⲛⲟⲩⲥⲓⲁ ⲙ̅ⲡⲓϣⲟⲙⲛ̅ⲧ ⲛ̅ⲅⲉⲛⲟⲥ ⲁⲃⲁⲗ <text:line-break/><text:span text:style-name="T1"> </text:span><text:span text:style-name="T3">(118/23) </text:span> ϩⲓ̈ⲧⲛ̅ ⲡⲉⲥⲕⲁⲣⲡⲟⲥ ⲉⲩⲥⲟⲩⲱⲛ ⲙ̅ⲙⲟⲥ· <text:line-break/><text:span text:style-name="T1"> </text:span><text:span text:style-name="T3">(118/24) </text:span> ⲁⲩⲱ ⲛⲉⲙ̅ⲡⲟⲩⲥⲟⲩⲱⲛⲟⲩ ⲇⲉ ⲛ̅ϣⲟⲣⲡ̅ <text:line-break/><text:span text:style-name="T1"> </text:span><text:span text:style-name="T3">(118/25) </text:span> ⲁⲗⲗⲁ ϩⲙ̅ ⲡϭⲛ̅{ⲉ̅ⲓ} ⲙ̅ⲡⲥⲱⲧⲏⲣ· ⲡⲁⲓ̈ <text:line-break/><text:span text:style-name="T1"> </text:span><text:span text:style-name="T3">(118/26) </text:span> ⲉⲛⲧⲁϥⲣ̅ ⲟⲩⲁⲉⲓⲛ ⲁⲛⲉⲧⲟⲩⲁⲁⲃ ϣⲁ‐ <text:line-break/><text:span text:style-name="T1"> </text:span><text:span text:style-name="T3">(118/27) </text:span> ⲣⲟⲟⲩ ⲁⲩⲱ ⲡⲟⲩⲉⲉⲓ ⲡⲟⲩⲉⲉⲓ· ⲁϥⲟⲩⲁⲛϩϥ̅ <text:line-break/><text:span text:style-name="T1"> </text:span><text:span text:style-name="T3">(118/28) </text:span> ⲁⲃⲁⲗ· ⲙ̅ⲡⲉⲧⲉ ⲛ̅ⲧⲁϥ ⲡⲉ· §ϫⲉ ⲡⲓⲅⲉ‐ <text:line-break/><text:span text:style-name="T1"> </text:span><text:span text:style-name="T3">(118/29) </text:span> ⲛⲟⲥ ⲙⲉⲛ ⲙ̅ⲡⲛⲉⲩⲙⲁⲧⲓⲕⲟⲥ ⲉϥⲟ‐ <text:line-break/><text:span text:style-name="T1"> </text:span><text:span text:style-name="T3">(118/30) </text:span> ⲉⲓ ⲙ̅ⲡⲣⲏⲧⲏ· ⲛ̅ⲛⲟⲩⲟⲉⲓⲛ ⲁⲃⲁⲗ ϩⲛ̅ⲛ ⲟⲩ‐ <text:line-break/><text:span text:style-name="T1"> </text:span><text:span text:style-name="T3">(118/31) </text:span> ⲟⲉⲓⲛ ⲁⲩⲱ ⲙ̅ⲡⲣⲏⲧⲉ ⲛ̅ⲛⲟⲩⲡⲛ(ⲉⲩⲙ)ⲁ ⲁⲃⲁⲗ <text:line-break/><text:span text:style-name="T1"> </text:span><text:span text:style-name="T3">(118/32) </text:span> ϩⲛ̅ⲛ ⲟⲩⲡⲛ(ⲉⲩⲙ)ⲁ· ⲛ̅ⲧⲁⲣⲉⲧⲉϥⲁ̅ⲡⲉ· <text:line-break/><text:span text:style-name="T1"> </text:span><text:span text:style-name="T3">(118/33) </text:span> ⲟⲩⲱⲛϩ̅ ⲁⲃⲁⲗ ⲁϥⲡⲱⲧ ⲁϩⲟⲩⲛ ⲁⲣⲁϥ <text:line-break/><text:span text:style-name="T1"> </text:span><text:span text:style-name="T3">(118/34) </text:span> ⲥⲉϩⲏⲧϥ· ⲁϥϣⲱⲡⲉ ⲛ̅ⲛⲟⲩⲥⲱⲙⲁ· <text:line-break/><text:span text:style-name="T1"> </text:span><text:span text:style-name="T3">(118/35) </text:span> ⲥⲉϩⲏⲧϥ̅ ⲛ̅ⲧⲉϥⲁⲡⲉ· ⲁϥϫⲓ ⲙ̅ⲡⲥⲁⲩ‐ <text:line-break/><text:span text:style-name="T1"> </text:span><text:span text:style-name="T3">(118/36) </text:span> ⲛⲉ· ϩⲛ̅ ⲟⲩϭⲉⲡⲏ· ⲙ̅ⲡϭⲱⲗⲡ̅ ⲁⲃⲁⲗ <text:line-break/><text:span text:style-name="T1"> </text:span><text:span text:style-name="T3">(118/37) </text:span> [ⲡ]ⲓⲯⲩⲭⲓⲕⲟⲛ ⲇⲉ ⲛ̅ⲅⲉⲛⲟⲥ ϩⲱⲥ ⲟⲩⲟⲉⲓⲛ ⲡⲉ <text:line-break/><text:span text:style-name="T1"> </text:span><text:span text:style-name="T3">(118/38) </text:span> ⲁ̣ⲃⲁⲗ ϩⲛ̅ⲛ ⲟⲩⲕⲱϩⲧ̅ ⲉⲁϥⲱⲥⲕ̅ ⲁϫⲓ ⲥⲁⲩⲛⲉ <text:line-break/><text:span text:style-name="T1"> </text:span><text:span text:style-name="T3">(119/1) </text:span> ⲙ̅ⲡⲉⲛⲧⲁϩⲟⲩⲱⲛϩ̅ ⲛⲉϥ ⲁⲃⲁⲗ ⲛ̅ϩⲟⲩⲟ <text:line-break/><text:span text:style-name="T1"> </text:span><text:span text:style-name="T3">(119/2) </text:span> {ⲛ̅ϩⲟⲩⲟ} ⲁⲡⲱⲧ· ϣⲁⲣⲁϥ ϩⲛ̅ⲛ ⲟⲩⲛⲁϩⲧⲉ <text:line-break/><text:span text:style-name="T1"> </text:span><text:span text:style-name="T3">(119/3) </text:span> ϩⲓ̈ⲧⲛ̅ ⲟⲩⲥⲙⲏ ⲉⲩϯ ⲥⲃⲱ ⲛⲉϥ ⲛ̅ϩⲟⲩⲟ <text:line-break/><text:span text:style-name="T1"> </text:span><text:span text:style-name="T3">(119/4) </text:span> ⲁⲩⲱ ⲛⲉⲩϩⲱ ⲙ̅ⲡⲓⲣⲏⲧⲉ· ⲉϥⲟⲩⲏⲟⲩ· <text:line-break/><text:span text:style-name="T1"> </text:span><text:span text:style-name="T3">(119/5) </text:span> ⲁⲃⲁⲗ ⲉⲛ· ⲛ̅ϯϩⲉⲗⲡⲓⲥ ⲕⲁⲧⲁ ⲡⲓϣⲡ ⲱⲡ <text:line-break/><text:span text:style-name="T1"> </text:span><text:span text:style-name="T3">(119/6) </text:span> ⲉⲁϥϫⲓ ⲙ̅ⲡⲣⲏⲧⲉ ⲁϫⲟⲟⲥ ϫⲉ ϩⲛ̅ⲛ ⲟⲩ‐ <text:line-break/><text:span text:style-name="T1"> </text:span><text:span text:style-name="T3">(119/7) </text:span> ⲥⲙⲟⲧ· ⲛ̅ⲛⲁⲣⲏⲃ· ⲙ̅ⲡⲧⲁϫⲣⲟ ⲛ̅ⲛⲉ‐ <text:line-break/><text:span text:style-name="T1"> </text:span><text:span text:style-name="T3">(119/8) </text:span> ⲧⲛⲁϣⲱⲡⲉ· ⲡⲓϩⲩⲗⲓⲕⲟⲛ ⲛ̅ⲇⲉ ⲛ̅‐ <text:line-break/><text:span text:style-name="T1"> </text:span><text:span text:style-name="T3">(119/9) </text:span> ⲧⲁϥ ⲛ̅ⲅⲉⲛⲟⲥ ⲟⲩϣⲙ̅ⲙⲟ ⲡⲉ· ⲛ̅ⲣⲏ‐ <text:line-break/><text:span text:style-name="T1"> </text:span><text:span text:style-name="T3">(119/10) </text:span> ⲧⲉ ⲛⲓⲙ ϩⲱⲥ ⲉⲩⲕⲉⲕⲉⲓ ⲡⲉ· ⲉϥⲛⲁ‐ <text:line-break/><text:span text:style-name="T1"> </text:span><text:span text:style-name="T3">(119/11) </text:span> ⲛⲁϩϥ̅ ⲁⲃⲁⲗ· ⲙ̅ⲡⲣⲣⲉ ⲙ̅ⲡⲟⲩⲁⲉⲓⲛ <text:line-break/><text:span text:style-name="T1"> </text:span><text:span text:style-name="T3">(119/12) </text:span> ϫⲉ ⲡⲉϥⲟⲩⲱⲛϩ̅ ⲁⲃⲁⲗ ⲣ̅ ⲕⲁⲧⲁⲗⲩⲉ ⲙ̅‐ <text:line-break/><text:span text:style-name="T1"> </text:span><text:span text:style-name="T3">(119/13) </text:span> ⲙⲟϥ· ϩⲱⲥ ⲉⲙⲡⲉϥϫⲓ ⲙ̅ⲡⲉϥϭⲛ̅ⲟⲩ‐ <text:line-break/><text:span text:style-name="T1"> </text:span><text:span text:style-name="T3">(119/14) </text:span> ⲉⲉⲓ· 〈ⲟⲩ〉ⲁⲃⲁⲗ· ⲛ̅ϩⲟⲩⲟ ⲡⲉ· ⲁⲩⲱ ⲟⲩ‐ <text:line-break/><text:span text:style-name="T1"> </text:span><text:span text:style-name="T3">(119/15) </text:span> ⲙⲁⲥⲧⲉ ⲡⲉ· ϣⲁ ⲡϫⲁⲉⲓⲥ ⲁⲧⲣⲉϥ‐ <text:line-break/><text:span text:style-name="T1"> </text:span><text:span text:style-name="T3">(119/16) </text:span> ⲟⲩⲁⲛϩ̅ϥ ⲡⲉ §ϫⲉ ⲡⲓⲅⲉⲛⲟⲥ ⲙ̅ⲡⲛ(ⲉⲩⲙ)ⲁⲧⲓⲕⲟⲛ̣ <text:line-break/><text:span text:style-name="T1"> </text:span><text:span text:style-name="T3">(119/17) </text:span> ϥⲛⲁϫⲓ ⲙ̅ⲡⲛⲟⲩϩⲙⲉ· ⲧⲏⲣϥ̅ ⲕⲁⲧⲁ <text:line-break/><text:span text:style-name="T1"> </text:span><text:span text:style-name="T3">(119/18) </text:span> ⲣⲏⲧⲉ ⲛⲓⲙ· ⲡⲓϩⲩⲗⲓⲕⲟⲛ ⲛ̅ⲇⲉ ϥⲛⲁϫⲓ̣ <text:line-break/><text:span text:style-name="T1"> </text:span><text:span text:style-name="T3">(119/19) </text:span> ⲡⲧⲉⲕⲟ ⲕⲁⲧⲁ ⲣⲏⲧⲉ ⲛⲓⲙ· ⲕⲁ〈ⲧⲁ〉 ⲡⲣⲏⲧⲉ̣ <text:line-break/><text:span text:style-name="T1"> </text:span><text:span text:style-name="T3">(119/20) </text:span> ⲛ̅ⲟⲩⲉⲉⲓ ⲉϥϯ ⲁϩⲧⲏϥ ⲡⲓⲯⲩⲭⲓⲕⲟⲛ ⲇ̣[ⲉ] <text:line-break/><text:span text:style-name="T1"> </text:span><text:span text:style-name="T3">(119/21) </text:span> ⲛ̅ⲅⲉⲛⲟⲥ· ϩⲱⲥ ⲉⲩⲛ̅ ϩⲛ̅ ⲧⲙⲏⲧⲉ ⲡⲉ· ϩⲙ̅ <text:line-break/><text:span text:style-name="T1"> </text:span><text:span text:style-name="T3">(119/22) </text:span> ⲡⲉϥϭⲛ̅ⲛⲧϥ̅ ⲁⲃⲁⲗ· ⲁⲩⲱ ⲡⲉϥⲕⲱ ⲁ·‐ <text:line-break/><text:span text:style-name="T1"> </text:span><text:span text:style-name="T3">(119/23) </text:span> ϩⲣⲏⲓ̈ ϩⲱⲱϥ ⲁⲛ ϥϩⲁⲧⲣⲉ· ⲕⲁⲧⲁ ⲡⲉϥⲧⲱϣ <text:line-break/><text:span text:style-name="T1"> </text:span><text:span text:style-name="T3">(119/24) </text:span> ⲁⲡⲁⲅⲁⲑⲟⲛ ⲙⲛ̅ ⲡⲕⲁⲕⲟⲛ ϥϫⲓ ⲁⲣⲁϥ <text:line-break/><text:span text:style-name="T1"> </text:span><text:span text:style-name="T3">(119/25) </text:span> ⲙ̅ⲡⲓϩⲉⲧⲉ· ⲁⲃⲁⲗ· ⲉϥⲕⲏ· ⲁϩⲣⲏⲓ̈ ϩⲛ̅‐ <text:line-break/><text:soft-page-break/><text:span text:style-name="T1"> </text:span><text:span text:style-name="T3">(119/26) </text:span> ⲛ ⲟⲩϣⲛⲉ ⲙⲛ̅ ⲡⲓⲡⲱⲧ· ⲁϩⲟⲩⲛ <text:line-break/><text:span text:style-name="T1"> </text:span><text:span text:style-name="T3">(119/27) </text:span> ⲡⲁⲛⲧⲱⲥ ⲁⲛ ⲁⲛⲓⲡⲉⲧⲛⲁⲛⲟⲩⲟⲩ· <text:line-break/><text:span text:style-name="T1"> </text:span><text:span text:style-name="T3">(119/28) </text:span> ⲛⲉⲉⲓ ⲙⲉⲛ ⲉⲧⲉⲁⲡⲗⲟⲅⲟⲥ ⲛ̅ⲧⲟⲩ ⲁⲃⲁⲗ <text:line-break/><text:span text:style-name="T1"> </text:span><text:span text:style-name="T3">(119/29) </text:span> ⲕⲁⲧⲁ ⲡⲉⲧⲣ̅ ϣⲣⲡ̅ ⲛ̅ϣⲟⲟⲡ· ⲛ̅ⲇⲉ ⲡϥ̅‐ <text:line-break/><text:span text:style-name="T1"> </text:span><text:span text:style-name="T3">(119/30) </text:span> ⲙⲉⲉⲩⲉ· ⲉϥⲉⲓⲣⲉ ⲙ̅ⲡⲙⲉⲩⲉ ⲙ̅ⲡⲉⲧ·‐ <text:line-break/><text:span text:style-name="T1"> </text:span><text:span text:style-name="T3">(119/31) </text:span> ϫⲁⲥⲓ· ⲁⲩⲱ ⲉϥⲧⲱⲃϩ̅ ⲙ̅ⲡⲓⲟⲩϫⲁⲉⲓⲧⲉ <text:line-break/><text:span text:style-name="T1"> </text:span><text:span text:style-name="T3">(119/32) </text:span> ⲟⲩⲛ̅ⲧⲉϥ ⲙ̅ⲙⲉⲩ ⲙ̅ⲡⲓⲟⲩϫⲉⲉⲓⲧⲉ ⲛ̅ⲁ̣[ⲡⲥ]‐ <text:line-break/><text:span text:style-name="T1"> </text:span><text:span text:style-name="T3">(119/33) </text:span> ϣⲛⲉ· ⲡⲁⲛⲧⲱⲥ ⲥⲉⲛⲁⲛⲟⲩϩⲙⲉ ⲉ[ⲧⲃⲉ] <text:line-break/><text:span text:style-name="T1"> </text:span><text:span text:style-name="T3">(119/34) </text:span> ⲡⲓⲙⲉⲩⲉ ⲛ̅ⲛⲟⲩϫⲁⲉⲓⲧⲉ ⲕⲁⲧⲁ ⲡⲉ̣[ⲛ]‐ <text:line-break/><text:span text:style-name="T1"> </text:span><text:span text:style-name="T3">(119/35) </text:span> ⲧⲁⲩⲛⲧϥ̅· ⲁⲃⲁⲗ ⲙ̅ⲙⲁϥ ⲡⲓⲣⲏⲧⲉ ϩⲱ̣[ⲱϥ] <text:line-break/><text:span text:style-name="T1"> </text:span><text:span text:style-name="T3">(119/36) </text:span> ⲁⲛ ⲡ̣ⲉ [ⲡⲉ]ⲉ̣[ⲓ] ⲉⲧⲉⲁⲛⲁⲉⲓ ⲛ̅ⲧⲟⲩ ⲁⲃ[ⲁⲗ] <text:line-break/><text:span text:style-name="T1"> </text:span><text:span text:style-name="T3">(119/37) </text:span> ⲙ̅ⲙ[ⲁϥ] <text:line-break/><text:span text:style-name="T1"> </text:span><text:span text:style-name="T3">(120/1) </text:span> ⲉⲓⲇⲉ ⲙⲛ̅ⲧⲁⲅ·ⲅⲉⲗⲟⲥ ⲉⲓⲇⲉ ⲙⲛ̅ⲧⲣⲱ‐ <text:line-break/><text:span text:style-name="T1"> </text:span><text:span text:style-name="T3">(120/2) </text:span> ⲙⲉ· ⲕⲁⲧⲁ ⲧϩⲟⲙⲟⲗⲟⲅⲓⲁ· ϫⲉ ⲟⲩⲛ̅ <text:line-break/><text:span text:style-name="T1"> </text:span><text:span text:style-name="T3">(120/3) </text:span> ⲡⲉⲧⲁⲉⲓ· ⲉϥϫⲁⲥⲉ ⲛ̅ϩⲟⲩⲟ ⲁⲣⲁⲩ· <text:line-break/><text:span text:style-name="T1"> </text:span><text:span text:style-name="T3">(120/4) </text:span> ⲁⲩⲱ ⲕⲁⲧⲁ ⲡⲥⲁⲡⲥ̅ ⲙⲛ̅ ⲡϭⲛ̅ϣⲓⲛⲉ ⲛ̅‐ <text:line-break/><text:span text:style-name="T1"> </text:span><text:span text:style-name="T3">(120/5) </text:span> ⲥⲱϥ· ⲥⲉⲛⲁⲧⲉϩⲟ ϩⲱⲟⲩ ⲁⲛ ⲙ̅ⲡⲟⲩ‐ <text:line-break/><text:span text:style-name="T1"> </text:span><text:span text:style-name="T3">(120/6) </text:span> ϫⲁⲉⲓⲧⲉ· ⲛ̅ⲛⲉⲧⲁϩⲛ̅ⲧⲟⲩ ⲁⲃⲁⲗ ϩⲱⲥ <text:line-break/><text:span text:style-name="T1"> </text:span><text:span text:style-name="T3">(120/7) </text:span> ⲉϩⲛ̅ⲛⲁⲃⲟⲗ ⲛⲉ· ϩⲛ̅ ϯⲇⲓⲁⲑⲉⲥⲓⲥ ⲛⲉ· <text:line-break/><text:span text:style-name="T1"> </text:span><text:span text:style-name="T3">(120/8) </text:span> ⲉⲧⲛⲁⲛⲟⲩⲟⲩ ⲛⲉ ⲛⲉⲉⲓ· ⲁⲩⲕⲁⲩⲉ· ⲁⲩ‐ <text:line-break/><text:span text:style-name="T1"> </text:span><text:span text:style-name="T3">(120/9) </text:span> ϣⲙ̅ϣⲉ ⲁⲡⲧⲁϣⲉ ⲁⲉⲓϣ· ⲙ̅ⲡϭⲛ̅{ⲉ̅ⲓ} <text:line-break/><text:span text:style-name="T1"> </text:span><text:span text:style-name="T3">(120/10) </text:span> ⲙ̅ⲡⲥⲱⲧⲏⲣ· ⲉⲧⲁϥⲛⲁϣⲱⲡⲉ ⲁⲩⲱ <text:line-break/><text:span text:style-name="T1"> </text:span><text:span text:style-name="T3">(120/11) </text:span> ⲡⲉϥϭⲛ̅ⲟⲩⲱⲛϩ̅ ⲁⲃⲁⲗ· ⲉⲧⲉⲁϥ{ⲉ̅ⲓ} ⲉⲓ‐ <text:line-break/><text:span text:style-name="T1"> </text:span><text:span text:style-name="T3">(120/12) </text:span> ⲇⲉ ⲁⲅ·ⲅⲉⲗⲟⲥ ⲉⲓⲇⲉ ⲣⲱⲙⲉ· ⲉⲁⲩ·‐ <text:line-break/><text:span text:style-name="T1"> </text:span><text:span text:style-name="T3">(120/13) </text:span> ⲧⲛ̅ⲛⲟⲟⲩϥ ⲁⲡϣⲙ̅ϣⲉ ⲛ̅ⲛⲁⲉⲓ ⲁⲩϫⲓ ⲛ̅‐ <text:line-break/><text:span text:style-name="T1"> </text:span><text:span text:style-name="T3">(120/14) </text:span> ⲧⲟⲩⲥⲓⲁ· ⲙ̅ⲡⲟⲩϣⲱⲡⲉ ϩⲙ̅ ⲡϩⲱⲃ· ⲛⲉ‐ <text:line-break/><text:span text:style-name="T1"> </text:span><text:span text:style-name="T3">(120/15) </text:span> ⲉⲓ ⲛ̅ⲇⲉ ⲛ̅ⲧⲁⲩ ⲉⲧⲉ ϩⲛ̅ⲁⲃⲟⲗ ⲛⲉ· ϩⲛ̅ <text:line-break/><text:span text:style-name="T1"> </text:span><text:span text:style-name="T3">(120/16) </text:span> ⲡⲓⲙⲉⲉⲩⲉ· ⲙ̅ⲙⲛ̅ⲧⲙⲁⲉⲓⲟⲩⲉϩ <text:line-break/><text:span text:style-name="T1"> </text:span><text:span text:style-name="T3">(120/17) </text:span> ⲥⲁϩⲛⲉ· ⲛⲉⲉⲓ ⲉⲛⲧⲁϩϣⲱⲡⲉ ⲁⲃⲁⲗ <text:line-break/><text:span text:style-name="T1"> </text:span><text:span text:style-name="T3">(120/18) </text:span> ϩⲙ̅ ⲡⲕⲱⲗϩ̅ ⲁϩⲟⲩⲛ ⲛ̅ⲛⲉⲧϯ ⲟⲩ‐ <text:line-break/><text:span text:style-name="T1"> </text:span><text:span text:style-name="T3">(120/19) </text:span> ⲃⲏϥ· ⲉⲧⲉ ⲛⲉⲉⲓ ⲛⲉ· ⲉⲧⲉⲁⲡⲓⲙⲉⲩⲉ <text:line-break/><text:span text:style-name="T1"> </text:span><text:span text:style-name="T3">(120/20) </text:span> ⲛ̅ⲧⲟⲩ ⲁⲃⲁⲗ {ⲁⲃⲁⲗ} ⲛ̅ⲛⲉⲉⲓ ϭⲉ <text:line-break/><text:span text:style-name="T1"> </text:span><text:span text:style-name="T3">(120/21) </text:span> ϩⲱⲥ ⲉϩⲛ̅ⲧϩϯϩ ⲛⲉ ⲉ〈ⲩ〉ⲛⲁϫⲓ ⲛ̅ⲧⲟⲩϩⲁⲏ <text:line-break/><text:span text:style-name="T1"> </text:span><text:span text:style-name="T3">(120/22) </text:span> ϩⲱⲥ ϩⲛ̅→ⲛ← ⲟⲩϣⲛⲉ ⲛⲉⲧⲛⲁⲛ̅ⲧⲟⲩ <text:line-break/><text:span text:style-name="T1"> </text:span><text:span text:style-name="T3">(120/23) </text:span> ⲙⲉⲛ ⲁⲃⲁⲗ· ϩⲛ̅ ⲧⲙⲛ̅ⲧⲙⲁⲉⲓⲟⲩⲉϩ <text:line-break/><text:span text:style-name="T1"> </text:span><text:span text:style-name="T3">(120/24) </text:span> ⲥⲁϩⲛⲉ· ⲉⲧ·ⲧⲱⲉⲓ· ⲛⲉⲩ ⲙ̅ⲡⲣⲟⲥ ⲟⲩⲁ‐ <text:line-break/><text:span text:style-name="T1"> </text:span><text:span text:style-name="T3">(120/25) </text:span> ⲉⲓϣ ⲙⲛ̅ ϩⲉⲛⲥⲏⲩ ⲛ̅ⲥⲉϯ ⲉⲁⲩ ⲙ̅‐ <text:line-break/><text:span text:style-name="T1"> </text:span><text:span text:style-name="T3">(120/26) </text:span> ⲡϫⲟⲓ̈ⲥ ⲙ̅ⲡⲉⲁⲩ ⲛ̅ⲥⲉⲕⲱ ⲛ̅ⲥⲱⲟⲩ <text:line-break/><text:span text:style-name="T1"> </text:span><text:span text:style-name="T3">(120/27) </text:span> ⲛ̅ⲧⲟⲩⲃⲗ̅ⲕⲉ· ⲥⲉⲛⲁϫⲓ ⲛ̅ⲧϣⲃ̅ⲃⲓⲱ ⲙ̅‐ <text:line-break/><text:span text:style-name="T1"> </text:span><text:span text:style-name="T3">(120/28) </text:span> ⲡⲟⲩⲑⲃ̅ⲃⲓⲟ ⲛ̅ⲇⲉ ⲡⲓⲙⲟⲩⲛ ⲁϩⲟⲩⲛ <text:line-break/><text:span text:style-name="T1"> </text:span><text:span text:style-name="T3">(120/29) </text:span> ϣⲁⲃⲟⲗ ⲡⲉ· ⲛ̅ⲉⲉⲓ ⲇⲉ ⲛ̅ⲧⲁⲩ ⲉⲧⲛⲁ‐ <text:line-break/><text:span text:style-name="T1"> </text:span><text:span text:style-name="T3">(120/30) </text:span> ⲥⲗ̅ ⲗⲁϩⲗ̅· ⲉⲧⲃⲉ ⲧⲉⲡⲓⲑⲩⲙⲓⲁ <text:line-break/><text:span text:style-name="T1"> </text:span><text:span text:style-name="T3">(120/31) </text:span> ⲛ̅ⲧⲙⲛ̅ⲧⲙⲁⲉⲓ→ⲉ←ⲁⲩ ⲛ̅ⲥⲉⲙⲣ̅ⲣⲉ ⲡⲉⲁⲩ <text:line-break/><text:span text:style-name="T1"> </text:span><text:span text:style-name="T3">(120/32) </text:span> ⲡⲣⲟⲥ ⲟⲩⲁⲉⲓϣ ⲛ̅ⲥⲉⲣ̅ ⲡⲱⲃϣ· ϫⲉ ϯⲉ·‐ <text:line-break/><text:span text:style-name="T1"> </text:span><text:span text:style-name="T3">(120/33) </text:span> ⲝⲟⲩⲥⲓⲁ· ⲉⲣⲉ→ⲛ̅←ⲧⲁⲩⲧⲛ̅ϩⲟⲩⲧⲟⲩ ⲁⲣⲁⲥ· <text:line-break/><text:span text:style-name="T1"> </text:span><text:span text:style-name="T3">(120/34) </text:span> ⲡⲣⲟⲥ ⲛ̅ⲥⲏⲟⲩ ⲙⲛ̅ ϩⲛ̅ⲟⲩⲟⲉⲓϣ ⲉⲧⲉⲩ‐ <text:line-break/><text:span text:style-name="T1"> </text:span><text:span text:style-name="T3">(120/35) </text:span> ⲛ̣̅ⲧⲉⲩⲥⲟⲩ ⲁⲩⲱ ⲉⲧⲃⲉ ϯⲗⲁⲉⲓϭⲉ· {ⲙ̅} <text:line-break/><text:soft-page-break/><text:span text:style-name="T1"> </text:span><text:span text:style-name="T3">(120/36) </text:span> ⲙ̅ⲡⲟⲩⲣ̅ ϩⲟⲙⲟⲗⲟⲅⲓ ⲙ̅ⲡϣⲏⲣⲉ ⲙ̅ⲡⲛⲟⲩ‐ <text:line-break/><text:span text:style-name="T1"> </text:span><text:span text:style-name="T3">(120/37) </text:span> ⲧⲉ <text:line-break/><text:span text:style-name="T1"> </text:span><text:span text:style-name="T3">(121/1) </text:span> ϫⲉ ⲡϫⲁⲉⲓⲥ ⲙ̅ⲡⲧⲏⲣϥ̅ ⲡⲉ· ⲁⲩⲱ <text:line-break/><text:span text:style-name="T1"> </text:span><text:span text:style-name="T3">(121/2) </text:span> ⲡⲥⲱⲧⲏⲣ ⲡⲉ· ⲁⲩⲱ ⲙ̅{ⲙ}ⲡⲟⲩⲛ̅ⲧⲟⲩ <text:line-break/><text:span text:style-name="T1"> </text:span><text:span text:style-name="T3">(121/3) </text:span> ⲁⲃⲟⲗ ⲛ̅ϯⲙⲛ̅ⲧ·ⲣⲉϥⲟⲣⲅⲏ· ⲙⲛ̅ ϯ‐ <text:line-break/><text:span text:style-name="T1"> </text:span><text:span text:style-name="T3">(121/4) </text:span> ⲙⲛ̅ⲧⲧⲛ̅ⲧⲱⲛⲟⲩ ⲁⲛⲉⲧⲑⲁⲩⲟⲩ ⲛⲉ·‐ <text:line-break/><text:span text:style-name="T1"> </text:span><text:span text:style-name="T3">(121/5) </text:span> ⲉⲓ ⲥⲉ·ⲛⲁϫⲓ ⲛ̅ⲛⲟⲩϩⲁⲡ· ⲛ̅ⲧⲟⲩⲙⲛ̅ⲧ‐ <text:line-break/><text:span text:style-name="T1"> </text:span><text:span text:style-name="T3">(121/6) </text:span> ⲁⲧⲥⲁⲩⲛⲉ· ⲙⲛ̅ ⲧⲟⲩⲙⲛ̅ⲧⲁⲅⲛⲱⲙⲱⲛ <text:line-break/><text:span text:style-name="T1"> </text:span><text:span text:style-name="T3">(121/7) </text:span> ⲉⲧⲉ ϯⲙⲛ̅ⲧϣⲱⲡ ⲙ̅ⲕⲁϩ ⲧⲉ· ⲙⲛ̅ ⲛⲉⲉⲓ· <text:line-break/><text:span text:style-name="T1"> </text:span><text:span text:style-name="T3">(121/8) </text:span> ⲉⲧⲁϩⲥⲱⲣⲙⲉ· ⲛⲉⲉⲓ· ⲉⲧⲉ· ϩⲁⲉⲓⲛⲉ <text:line-break/><text:span text:style-name="T1"> </text:span><text:span text:style-name="T3">(121/9) </text:span> ⲧⲏⲣⲟⲩ ⲣⲓⲕⲉ ⲁⲃⲁⲗ· ⲛ̅ⲧⲉⲩⲟⲩ ⲁⲩⲱ <text:line-break/><text:span text:style-name="T1"> </text:span><text:span text:style-name="T3">(121/10) </text:span> 〈ϯ〉ⲙⲛ̅ⲧⲡⲉⲑⲁⲩ ⲛ̅ϩⲟⲩⲟ ϩⲱⲥⲧⲉ ⲁⲧⲣⲟⲩ·‐ <text:line-break/><text:span text:style-name="T1"> </text:span><text:span text:style-name="T3">(121/11) </text:span> ⲣ̅ ϩⲱⲃ ϩⲱⲟⲩ ⲁⲛ ⲁⲛⲉ{ⲉ̅ⲓ} ⲁϩⲟⲩⲛ ⲁⲡϫⲟ‐ <text:line-break/><text:span text:style-name="T1"> </text:span><text:span text:style-name="T3">(121/12) </text:span> ⲉⲓⲥ ⲉⲧⲉ ⲛⲉⲧⲉϣϣⲉ ⲉⲛ ⲛⲉ ⲉⲛ‐ <text:line-break/><text:span text:style-name="T1"> </text:span><text:span text:style-name="T3">(121/13) </text:span> ⲧⲁⲩⲣ̅ ϩⲱⲃ {ⲁⲣⲁⲩ} ⲁⲣⲁϥ ⲛ̅ϭⲓ ⲛ̅ϭⲟⲙ ⲛ̅‐ <text:line-break/><text:span text:style-name="T1"> </text:span><text:span text:style-name="T3">(121/14) </text:span> ϭⲃⲟⲩⲣ· ϣⲁϩⲣⲏⲓ̈ ⲁⲡⲉϥⲙⲟⲩ ⲁⲩϭⲱ ⲙ̅‐ <text:line-break/><text:span text:style-name="T1"> </text:span><text:span text:style-name="T3">(121/15) </text:span> ⲙⲉⲩ ϫⲉ ⲧⲛ̅ⲛⲁϣⲱⲡⲉ ⲉⲛⲟⲉⲓ ⲛ̅ⲁⲣ·‐ <text:line-break/><text:span text:style-name="T1"> </text:span><text:span text:style-name="T3">(121/16) </text:span> ϫⲱⲛ ⲛ̅ⲧⲉ ⲡⲧⲏⲣ̅ϥ̅ ⲉϣϫⲉ ⲥⲉⲛⲁϣ <text:line-break/><text:span text:style-name="T1"> </text:span><text:span text:style-name="T3">(121/17) </text:span> ϩⲱⲧⲃ̅ ⲁⲡⲉⲛⲧⲁⲩⲧⲁϣⲉ ⲁⲉⲓϣ ⲙ̅ⲙⲁϥ <text:line-break/><text:span text:style-name="T1"> </text:span><text:span text:style-name="T3">(121/18) </text:span> ⲛ̅ⲛⲣ̅ⲣⲟ ⲙ̅ⲡⲧⲏⲣϥ̅ ⲉⲁⲩϩⲓ̈ⲥⲉ ⲉⲩⲉⲓⲣⲉ ⲛ̅‐ <text:line-break/><text:span text:style-name="T1"> </text:span><text:span text:style-name="T3">(121/19) </text:span> ⲛⲉⲉⲓ· ⲛ̅ϭⲓ ⲛ̅ⲣⲱⲙⲉ ⲙⲛ̅ ⲛ̅ⲁⲅ·ⲅⲉⲗⲟⲥ ⲛⲉⲉⲓ <text:line-break/><text:span text:style-name="T1"> </text:span><text:span text:style-name="T3">(121/20) </text:span> ⲉⲧⲉ ϩⲛ̅ⲁⲃⲁⲗ ⲉⲛ ⲛⲉ ϩⲛ̅ ϯⲇⲓⲁⲑⲉⲥⲓⲥ ⲉⲧ‐ <text:line-break/><text:span text:style-name="T1"> </text:span><text:span text:style-name="T3">(121/21) </text:span> ⲛⲁⲛⲟⲩⲥ ⲛ̅ⲇⲉ ⲛⲓⲟⲩⲛⲉⲙ· ⲁⲗⲗⲁ ⲟⲩ‐ <text:line-break/><text:span text:style-name="T1"> </text:span><text:span text:style-name="T3">(121/22) </text:span> ⲁⲃⲁⲗ ⲧⲉ· ϩⲛ̅ ϯⲙⲛ̅ⲧ〈ⲧ〉ⲉϩϯϩ ⲧⲉ ⲁⲩⲱ <text:line-break/><text:span text:style-name="T1"> </text:span><text:span text:style-name="T3">(121/23) </text:span> {ⲁⲩⲱ} ⲁⲩⲣ̅ ϣⲁⲣⲡ̅ ⲛ̅ⲥⲱⲧⲡ̅ ⲛⲉⲩ ⲙ̅‐ <text:line-break/><text:span text:style-name="T1"> </text:span><text:span text:style-name="T3">(121/24) </text:span> ⲡⲧⲁⲉⲓⲟ ⲉⲩⲟⲩⲱϣⲉ ⲡⲉ ⲡⲣⲟⲥ ⲟⲩⲁⲉⲓϣ <text:line-break/><text:span text:style-name="T1"> </text:span><text:span text:style-name="T3">(121/25) </text:span> ⲁⲩⲱ ⲧⲉⲡⲓⲑⲩⲙⲓⲁ· ⲉϥϣⲟⲟⲡ ⲛ̅ϭⲓ ⲡ‐ <text:line-break/><text:span text:style-name="T1"> </text:span><text:span text:style-name="T3">(121/26) </text:span> ⲙⲁⲉⲓⲧ· ⲛ̅ⲙⲧⲁⲛ· ⲛ̅ϣⲁ ⲉ{→ⲓ←}ⲛ→ⲏ←ⲉϩⲉ· ⲁⲃⲁⲗ <text:line-break/><text:span text:style-name="T1"> </text:span><text:span text:style-name="T3">(121/27) </text:span> ϩⲓ̈ⲧⲛ ⲡⲓⲑⲃⲃⲓⲟ· ⲁⲩⲟⲩϫⲉⲉⲓⲧⲉ· ⲛ̅‐ <text:line-break/><text:span text:style-name="T1"> </text:span><text:span text:style-name="T3">(121/28) </text:span> ⲛⲉⲉⲓ ⲉⲧⲉⲛⲁ⟦ϩ⟧ⲛⲟⲩϩⲙⲉ· ⲛ̅ⲇⲉ <text:line-break/><text:span text:style-name="T1"> </text:span><text:span text:style-name="T3">(121/29) </text:span> ⲛⲓⲟⲩⲛⲉⲙ ⲙⲛ̅ⲛ̅ⲥⲁ ⲧⲣⲟⲩϩⲟⲙⲟⲗⲟⲅⲓ <text:line-break/><text:span text:style-name="T1"> </text:span><text:span text:style-name="T3">(121/30) </text:span> ⲙ̅ⲡϫⲁⲉⲓⲥ ⲁⲩⲱ ⲡⲓⲙⲉⲉⲩⲉ· ⲙ̅ⲡⲉ‐ <text:line-break/><text:span text:style-name="T1"> </text:span><text:span text:style-name="T3">(121/31) </text:span> ⲧⲁⲛⲓⲧ· ⲁϯⲉⲕⲕⲗⲏⲥⲓⲁ ⲁⲩⲱ ⲡⲓϩⲱⲥ ⲛ̅‐ <text:line-break/><text:span text:style-name="T1"> </text:span><text:span text:style-name="T3">(121/32) </text:span> ⲛⲉⲧϩⲃ̅ⲃⲓⲏⲩ ⲛⲙ̅ⲙⲉⲥ ⲁⲡⲉⲧⲉ ⲟⲩⲛ̅ ϭⲟⲙ· <text:line-break/><text:span text:style-name="T1"> </text:span><text:span text:style-name="T3">(121/33) </text:span> ⲙ̅ⲙⲟⲟⲩ ⲧⲏⲣϥ ⲙ̅ⲡⲉⲧⲁⲛⲓⲧ· ⲁⲉⲉϥ <text:line-break/><text:span text:style-name="T1"> </text:span><text:span text:style-name="T3">(121/34) </text:span> ⲛⲉⲥ ⲁⲧⲣⲟⲩⲕⲟⲓⲛⲱⲛⲓ ⲁⲛⲉⲥϣⲱⲛⲉ <text:line-break/><text:span text:style-name="T1"> </text:span><text:span text:style-name="T3">(121/35) </text:span> ⲙⲛ̅ ⲛⲉⲥⲙ̅ⲕⲟⲟϩ ⲁⲃⲁⲗ ϩⲓ̈ⲧⲛ̅ ⲡⲥⲙⲁⲧ ⲛ̅‐ <text:line-break/><text:span text:style-name="T1"> </text:span><text:span text:style-name="T3">(121/36) </text:span> ⲛⲉⲩⲅⲛⲱⲙⲱⲛ ⲁⲡⲓⲡⲉⲧⲛⲁⲛⲟⲩϥ· <text:line-break/><text:span text:style-name="T1"> </text:span><text:span text:style-name="T3">(121/37) </text:span> ⲁϯⲉⲕ̣ⲕ̣ⲗ̣ⲏ̣[ⲥ]ⲓⲁ ⲉⲩⲛⲁϫⲓ ⲛ̅ϯⲕⲟⲓⲛⲱ‐ <text:line-break/><text:span text:style-name="T1"> </text:span><text:span text:style-name="T3">(121/38) </text:span> ⲛ̣ⲓⲁ ϩⲛ̣ [ⲧⲉⲥϩ]ⲉ̣ⲗⲡⲓⲥ ⲡⲉⲉⲓ ⲛ̅ⲇⲉ ⲁϫⲟ̣ⲟⲥ <text:line-break/><text:span text:style-name="T1"> </text:span><text:span text:style-name="T3">(122/1) </text:span> ϩⲁ ⲡⲣⲁ ⲛ̅ⲛⲣⲱⲙⲉ· ⲙⲛ̅ ⲛ̅ⲁⲅ·ⲅⲉⲗⲟⲥ <text:line-break/><text:span text:style-name="T1"> </text:span><text:span text:style-name="T3">(122/2) </text:span> ⲙ̅ⲡⲣⲏⲧⲉ· ⲉⲧⲉⲣⲉⲡⲓⲙⲁⲉⲓⲧ ϣⲟⲟⲡ <text:line-break/><text:span text:style-name="T1"> </text:span><text:span text:style-name="T3">(122/3) </text:span> ⲛ̅ⲛⲁⲉⲓ· ⲉⲧⲉ ϩⲛ̅ⲛⲁⲃⲁⲗ ⲛⲉ· ϩⲛ̅ ⲡⲓ‐ <text:line-break/><text:span text:style-name="T1"> </text:span><text:span text:style-name="T3">(122/4) </text:span> ⲇⲁⲅⲙⲁ· ⲛ̅ⲇⲉ ⲛⲓϭⲃⲟⲩⲣ· ⲁⲡⲥⲱⲣⲙⲉ <text:line-break/><text:span text:style-name="T1"> </text:span><text:span text:style-name="T3">(122/5) </text:span> ⲟⲩ ⲙⲟⲛⲟⲛ ϫⲉ ⲁⲩϭⲱⲗⲉ· ⲙ̅ⲡϫⲟⲓ̈ⲥ <text:line-break/><text:span text:style-name="T1"> </text:span><text:span text:style-name="T3">(122/6) </text:span> ⲁⲃⲟⲗ ⲁⲩⲱ ⲁⲩⲣ̅ ϣⲁϫⲛⲉ ⲉϥϩⲁⲩ ⲁⲣⲁϥ <text:line-break/><text:span text:style-name="T1"> </text:span><text:span text:style-name="T3">(122/7) </text:span> ⲁⲗⲗⲁ ⲧⲕⲉⲉⲕⲕⲗⲏⲥⲓⲁ· ϩⲱⲱⲥ ⲁⲛ <text:line-break/><text:soft-page-break/><text:span text:style-name="T1"> </text:span><text:span text:style-name="T3">(122/8) </text:span> ⲉϥϣⲟⲟⲡ ⲛ̅ϭⲓ ⲡⲟⲩⲙⲁⲥⲧⲉ ϣⲁⲣⲁⲥ <text:line-break/><text:span text:style-name="T1"> </text:span><text:span text:style-name="T3">(122/9) </text:span> ⲙⲛ̅ ⲡⲟⲩⲕⲱϩ· ⲙⲛ̅ ⲡⲟⲩⲫⲑⲟⲛⲟⲥ <text:line-break/><text:span text:style-name="T1"> </text:span><text:span text:style-name="T3">(122/10) </text:span> ⲁⲩⲱ ⲧⲉⲉⲓ ⲧⲉ ⲧⲗⲁⲉⲓϭⲉ· ⲛ̅ⲡⲧⲁϫⲱ <text:line-break/><text:span text:style-name="T1"> </text:span><text:span text:style-name="T3">(122/11) </text:span> ⲛ̅ⲛⲉ{ⲉ̅ⲓ} ⲉⲧⲁϩⲕⲓⲙ· ⲉⲁⲩϥⲓⲧⲟⲩ ⲁϩⲣⲏⲓ̈ <text:line-break/><text:span text:style-name="T1"> </text:span><text:span text:style-name="T3">(122/12) </text:span> ⲁⲛⲉⲡⲓⲣ{ⲓ}ⲁ ⲛⲧⲉⲕⲕⲗⲏⲥⲓⲁ §ϫⲉ ϯⲙⲛ̅ⲧ‐ <text:line-break/><text:span text:style-name="T1"> </text:span><text:span text:style-name="T3">(122/13) </text:span> ⲥⲱⲧⲡ̅ ⲛ̅ⲇⲉ ⲟⲩϣⲃⲏⲣ· ⲛ̅ⲥⲱⲙⲁ ⲇⲉ <text:line-break/><text:span text:style-name="T1"> </text:span><text:span text:style-name="T3">(122/14) </text:span> ⲁⲩⲱ ⲟⲩϣⲃⲏⲣ ⲛ̅ⲛⲟⲩⲥⲓⲁ ⲧⲉ ⲙⲛ̅ <text:line-break/><text:span text:style-name="T1"> </text:span><text:span text:style-name="T3">(122/15) </text:span> ⲡⲥⲱⲧⲏⲣ· ⲉⲥⲟⲉⲓ ⲙ̅ⲡⲣⲏⲧⲉ ⲛ̅ⲛⲟⲩⲙⲁ <text:line-break/><text:span text:style-name="T1"> </text:span><text:span text:style-name="T3">(122/16) </text:span> ⲛ̅ϣⲉⲗⲉⲉⲧ· ⲉⲧⲃⲉ ⲧⲉⲥⲙⲛ̅ⲧⲟⲩⲉⲉⲓ ⲛ̅‐ <text:line-break/><text:span text:style-name="T1"> </text:span><text:span text:style-name="T3">(122/17) </text:span> ⲟⲩⲱⲧ· ⲙⲛ̅ ⲡⲉⲥⲧⲱⲧ· ϣⲁⲣⲁϥ ϩⲁⲑⲏ ⲅⲁⲣ <text:line-break/><text:span text:style-name="T1"> </text:span><text:span text:style-name="T3">(122/18) </text:span> ⲙ̅ⲙⲁⲉⲓⲧ· ⲛⲓⲙ· ⲉⲣⲉⲁϥⲉⲓ ⲉⲧⲃⲏⲏⲧⲥ̅· <text:line-break/><text:span text:style-name="T1"> </text:span><text:span text:style-name="T3">(122/19) </text:span> ⲛ̅ϭⲓ ⲡⲉⲭⲣⲏⲥⲧⲟⲥ ϯⲙⲛ̅ⲧ〈ⲧ〉ⲱϩⲙⲉ· ⲛ̅ⲇⲉ <text:line-break/><text:span text:style-name="T1"> </text:span><text:span text:style-name="T3">(122/20) </text:span> ⲛ̅ⲧⲁϥ ⲉⲩⲛⲧⲉⲥ ⲙ̅ⲙⲉⲩ ⲛ̅ⲧⲭⲱⲣⲁ <text:line-break/><text:span text:style-name="T1"> </text:span><text:span text:style-name="T3">(122/21) </text:span> ⲛ̅ⲛⲉⲧⲟⲩⲛⲁϥ· ⲙ̅ⲡⲙⲁ ⲛ̅ϣⲉⲗⲉ‐ <text:line-break/><text:span text:style-name="T1"> </text:span><text:span text:style-name="T3">(122/22) </text:span> ⲉⲧ· ⲁⲩⲱ ⲉⲧⲣⲁⲟⲩⲧ· ⲉⲧⲣⲁϣⲉ· ⲁ‐ <text:line-break/><text:span text:style-name="T1"> </text:span><text:span text:style-name="T3">(122/23) </text:span> ϩⲣⲏⲓ̈ ⲁϫⲛ̅ ⲡⲙⲟⲩϫϭ̅· ⲙ̅ⲡⲁ ⲧϣⲉⲗⲉⲉⲧ <text:line-break/><text:span text:style-name="T1"> </text:span><text:span text:style-name="T3">(122/24) </text:span> ⲙⲛ̅ ⲧϣⲉⲗⲉⲉⲧ· ϯⲙⲛ̅ⲧ〈ⲧ〉ⲱϩⲙⲉ ϭⲉ· <text:line-break/><text:span text:style-name="T1"> </text:span><text:span text:style-name="T3">(122/25) </text:span> ⲡⲉⲥⲧⲟⲡⲟⲥ ⲉⲧⲛⲁϣⲱⲡⲉ ⲛⲉⲥ· ⲡⲉ ⲡⲁⲓⲱⲛ <text:line-break/><text:span text:style-name="T1"> </text:span><text:span text:style-name="T3">(122/26) </text:span> ⲛ̅ⲇⲉ ⲛⲓϩⲓ̈ⲕⲱⲛ ⲙ̅ⲡⲙⲁ· ⲉⲧⲉⲙ̅ⲡⲁⲧⲉ <text:line-break/><text:span text:style-name="T1"> </text:span><text:span text:style-name="T3">(122/27) </text:span> ⲡⲗⲟⲅⲟⲥ· ⲧⲱⲧ· ⲙ̅ⲡⲡⲗⲏⲣⲱⲙⲁ ⲁⲩⲱ <text:line-break/><text:span text:style-name="T1"> </text:span><text:span text:style-name="T3">(122/28) </text:span> ⲡⲁⲉⲓ ⲉϥⲣⲉϣⲉ· ⲁⲩⲱ ⲉϥⲣⲁ‐ <text:line-break/><text:span text:style-name="T1"> </text:span><text:span text:style-name="T3">(122/29) </text:span> ⲟⲩⲧ· ⲙ̅ⲙⲟϥ ⲉϥⲣ̅ ϩⲉⲗⲡⲓⲍⲉ ⲙ̅ⲙⲁϥ <text:line-break/><text:span text:style-name="T1"> </text:span><text:span text:style-name="T3">(122/30) </text:span> ⲁⲣⲁϥ ⲛ̅ϭⲓ ⲡⲣⲱⲙⲉ ⲛ̅ⲧⲉⲕⲕⲗⲏⲥⲓⲁ <text:line-break/><text:span text:style-name="T1"> </text:span><text:span text:style-name="T3">(122/31) </text:span> ⲁϥⲡⲱϣⲉ ⲙ̅ⲡⲛ(ⲉⲩⲙ)ⲁ ⲯⲩⲭⲏ ⲥⲱⲙⲁ ϩⲛ̅ <text:line-break/><text:span text:style-name="T1"> </text:span><text:span text:style-name="T3">(122/32) </text:span> ⲧⲟⲓⲕⲟⲛⲟⲙⲓⲁ ⲙ̅ⲡⲁⲉⲓ ⲉⲧⲙⲉⲩⲉ ϫⲉ <text:line-break/><text:span text:style-name="T1"> </text:span><text:span text:style-name="T3">(122/33) </text:span> ⲛⲉⲟⲩⲉⲉⲓ ⲛ̅ⲟⲩⲱⲧ· ⲡⲉ· ⲉϥϣⲟⲟⲡ· ⲛ̅ϩⲏⲧϥ̅ <text:line-break/><text:span text:style-name="T1"> </text:span><text:span text:style-name="T3">(122/34) </text:span> ⲡⲉ· ⲛ̅ϭⲓ ⲡⲣⲱⲙⲉ ⲡⲉⲉⲓ ⲉⲧⲉ ⲛ̅ⲧⲁϥ ⲡⲉ· <text:line-break/><text:span text:style-name="T1"> </text:span><text:span text:style-name="T3">(122/35) </text:span> ⲡⲧⲏⲣϥ̅ ⲁⲩⲱ ⲛ̅ⲧⲁϥ ⲛ̅ⲧⲁⲩ ⲧⲏⲣⲟⲩ ⲡⲉ <text:line-break/><text:span text:style-name="T1"> </text:span><text:span text:style-name="T3">(122/36) </text:span> ⲁⲩⲱ ⲡⲁⲉⲓ ⲉⲩⲛ̅ⲧⲉϥ ⲙ̅ⲙⲉⲩ ⲙ̅‐ <text:line-break/><text:span text:style-name="T1"> </text:span><text:span text:style-name="T3">(122/37) </text:span> ⲡⲓϩⲉⲧⲉ ⲁⲃⲁⲗ ϩⲓ̈ⲧⲛ̅ ⲡⲓ...[.].ⲉ ⲉⲧⲁⲣⲉⲛ <text:line-break/><text:span text:style-name="T1"> </text:span><text:span text:style-name="T3">(123/1) </text:span> ⲧⲟⲡⲟⲥ ⲛⲁϣⲁⲡϥ̅ ⲁⲩⲱ ⲟⲩⲛⲧⲉϥ <text:line-break/><text:span text:style-name="T1"> </text:span><text:span text:style-name="T3">(123/2) </text:span> ⲙ̅ⲙⲉⲩ ⲛ̅ⲛⲓⲙⲉⲗⲟⲥ ⲉⲧⲁⲛⲣ̅ ϣⲣⲡ̅ <text:line-break/><text:span text:style-name="T1"> </text:span><text:span text:style-name="T3">(123/3) </text:span> ⲛ̅ϫⲟⲟⲩ ⲛ̅ⲧⲁⲣⲟⲩⲧⲁϣⲉ ⲁⲉⲓϣ <text:line-break/><text:span text:style-name="T1"> </text:span><text:span text:style-name="T3">(123/4) </text:span> ⲙ̅ⲡⲓⲥⲱⲧⲉ ⲁϥϫⲓ ⲥⲁⲩⲛⲉ ⲙⲉⲛ ⲥⲉ·‐ <text:line-break/><text:span text:style-name="T1"> </text:span><text:span text:style-name="T3">(123/5) </text:span> ϩⲏⲧϥ̅ ⲛ̅ϭⲓ ⲡⲣⲱⲙⲉ· ⲉⲧϫⲏⲕ ⲁⲃⲁⲗ <text:line-break/><text:span text:style-name="T1"> </text:span><text:span text:style-name="T3">(123/6) </text:span> ⲁⲧⲣⲉϥⲧⲥⲟ ⲉϩⲟⲩⲛ ϩⲛ̅ ⲟⲩϭⲉⲡⲏ ⲁⲧⲉϥ‐ <text:line-break/><text:span text:style-name="T1"> </text:span><text:span text:style-name="T3">(123/7) </text:span> ⲙⲛ̅ⲧⲟⲩⲉⲉⲓ ⲛ̅ⲟⲩⲱⲧ· ⲁⲡⲙⲁ ⲉⲧⲉ· <text:line-break/><text:span text:style-name="T1"> </text:span><text:span text:style-name="T3">(123/8) </text:span> ⲟⲩⲁⲃⲁⲗ ⲛ̅ϩⲏⲧϥ̅ ⲡⲉ· ⲁⲧⲣⲉϥⲥⲧⲟ <text:line-break/><text:span text:style-name="T1"> </text:span><text:span text:style-name="T3">(123/9) </text:span> ⲁⲙⲉⲩ ⲁⲛ ϩⲛⲛ ⲟⲩⲣⲉϣⲉ· ⲁⲡⲙⲁ ⲉ‐ <text:line-break/><text:span text:style-name="T1"> </text:span><text:span text:style-name="T3">(123/10) </text:span> ⲧⲉ ⲟⲩⲁⲃⲁⲗ· ⲛ̅ϩⲏⲧϥ̅ ⲡⲉ ⲁⲡⲙⲁ ⲉⲧⲉ‐ <text:line-break/><text:span text:style-name="T1"> </text:span><text:span text:style-name="T3">(123/11) </text:span> ⲁϥϩⲉⲧⲉ ⲁⲃⲁⲗ ⲙ̅ⲙⲟϥ· ⲛⲉϥⲙⲉ‐ <text:line-break/><text:span text:style-name="T1"> </text:span><text:span text:style-name="T3">(123/12) </text:span> ⲗⲟⲥ ⲇⲉ· ⲁⲩⲣ̅ ⲭⲣⲓⲁ ⲛ̅ⲛⲟⲩⲙⲁ ⲛ̅ϫⲓ ⲥⲃⲱ <text:line-break/><text:span text:style-name="T1"> </text:span><text:span text:style-name="T3">(123/13) </text:span> ⲡⲉⲉⲓ ⲉⲧϣⲟⲟⲡ ϩⲣⲏⲓ̈ ϩⲛ̅ ⲛ̅ⲧⲟⲡⲟⲥ· ⲉⲧ·ⲧⲥ̣[ⲉ]‐ <text:line-break/><text:span text:style-name="T1"> </text:span><text:span text:style-name="T3">(123/14) </text:span> ⲛⲁⲉⲓⲧ· ⲁⲧⲣⲉϥϫⲓ ⲉⲓⲛⲉ· ⲁⲃⲁⲗ ϩⲓ̈ⲧⲟⲟ̣‐ <text:line-break/><text:span text:style-name="T1"> </text:span><text:span text:style-name="T3">(123/15) </text:span> ⲧⲟⲩ ⲁⲛⲛⲓϩⲓ̈ⲕⲱⲛ ⲁⲛⲓⲧⲩⲡⲟⲥ ⲛ̅ϣⲁⲣⲡ̣̅ <text:line-break/><text:span text:style-name="T1"> </text:span><text:span text:style-name="T3">(123/16) </text:span> ⲙ̅ⲡⲥⲙⲁⲧ· ⲛⲛⲟⲩⲉⲉⲓⲉⲗ· ϣⲁⲛⲧⲉ <text:line-break/><text:span text:style-name="T1"> </text:span><text:span text:style-name="T3">(123/17) </text:span> ⲙ̅ⲙⲉⲗⲟⲥ ⲙ̅ⲡⲥⲱⲙⲁ ⲧⲏⲣⲟⲩ ⲛ̣̅‐ <text:line-break/><text:soft-page-break/><text:span text:style-name="T1"> </text:span><text:span text:style-name="T3">(123/18) </text:span> ⲧⲉⲕⲕⲗⲏⲥⲓⲁ ⲛ̅ⲛⲟⲩⲙⲁ ⲛ̅ⲟⲩⲱⲧ· <text:line-break/><text:span text:style-name="T1"> </text:span><text:span text:style-name="T3">(123/19) </text:span> ⲛ̅ⲥⲉϫⲓ ⲛ̅ϯⲁⲡⲟⲕⲁⲧⲁⲥⲧⲁⲥⲓⲥ ϩⲓ̈ ⲟⲩ‐ <text:line-break/><text:span text:style-name="T1"> </text:span><text:span text:style-name="T3">(123/20) </text:span> ⲥⲟⲡ· ⲉⲁⲩⲟⲩⲁⲛϩⲟⲩ ⲁⲃⲁⲗ ⲙ̅ⲡⲓⲥⲱ‐ <text:line-break/><text:span text:style-name="T1"> </text:span><text:span text:style-name="T3">(123/21) </text:span> ⲙⲁ· ⲉⲧⲟⲩⲁϫ· ⲛ̅ϭⲓ ϯⲁⲡⲟⲕⲁⲧⲁ‐ <text:line-break/><text:span text:style-name="T1"> </text:span><text:span text:style-name="T3">(123/22) </text:span> ⲥⲧⲁⲥⲓⲥ ⲁϩⲟⲩⲛ ⲁⲡⲓⲡⲗⲏⲣⲱⲙⲁ· <text:line-break/><text:span text:style-name="T1"> </text:span><text:span text:style-name="T3">(123/23) </text:span> ⲟⲩⲛ̅ⲧⲉϥ ⲙ̅ⲙⲉ{ϥⲟ}ⲩ ⲛⲟⲩϯ ⲙⲉⲧⲉ <text:line-break/><text:span text:style-name="T1"> </text:span><text:span text:style-name="T3">(123/24) </text:span> ⲛ̅ϣⲁⲣⲡ̅ ⲛ̅ⲛⲟⲩⲧⲱⲧ· ϣⲁ ⲛⲟⲩⲉⲣⲏⲩ <text:line-break/><text:span text:style-name="T1"> </text:span><text:span text:style-name="T3">(123/25) </text:span> ⲉⲧⲉ ⲡⲓⲙⲉⲧⲉ ⲡⲉ ⲉⲧϣⲟⲟⲡ ⲙ̅ⲡⲓⲱⲧ· <text:line-break/><text:span text:style-name="T1"> </text:span><text:span text:style-name="T3">(123/26) </text:span> ϣⲁⲛⲧⲉⲛ̅ⲓⲡⲧⲏⲣϥ̅ ϫⲓ ⲙⲟⲩⲛⲅ̅ ⲛ̅ϩⲟ <text:line-break/><text:span text:style-name="T1"> </text:span><text:span text:style-name="T3">(123/27) </text:span> ⲁϩⲟⲩⲛ ⲁⲣⲁϥ· ϯⲁⲡⲟⲕⲁⲧⲁⲥⲧⲁⲥⲓⲥ ⲇⲉ· <text:line-break/><text:span text:style-name="T1"> </text:span><text:span text:style-name="T3">(123/28) </text:span> ⲛ̅ϩⲁⲉ· ⲙⲛ̅ⲛ̅ⲥⲁ ⲧⲣⲉⲡⲧⲏⲣϥ̅ ⲟⲩ‐ <text:line-break/><text:span text:style-name="T1"> </text:span><text:span text:style-name="T3">(123/29) </text:span> ⲁⲛϩ̅ϥ ⲁⲃⲁⲗ· ⲙ̅ⲡⲉⲧⲉ ⲛ̅ⲧⲁϥ ⲡⲉ ⲡϣⲏ‐ <text:line-break/><text:span text:style-name="T1"> </text:span><text:span text:style-name="T3">(123/30) </text:span> ⲣⲉ· ⲉⲧⲉ ⲛ̅ⲧⲁϥ· ⲡⲉ ⲡⲥⲱⲧⲉ· ⲉⲧⲉ <text:line-break/><text:span text:style-name="T1"> </text:span><text:span text:style-name="T3">(123/31) </text:span> ⲡⲉⲉⲓ ⲡⲉ· ⲡⲓⲙⲁⲉⲓⲧ ⲁϩⲟⲩⲛ ⲁⲡⲓⲁⲧ‐ <text:line-break/><text:span text:style-name="T1"> </text:span><text:span text:style-name="T3">(123/32) </text:span> ϣⲁⲡϥ̅· ⲛ̅ⲉⲓⲱⲧ· ⲉⲧⲉ ⲡⲉⲉⲓ ⲡⲉ ⲡⲓⲥⲧⲟ <text:line-break/><text:span text:style-name="T1"> </text:span><text:span text:style-name="T3">(123/33) </text:span> ⲁϩⲟⲩⲛ ⲁⲡⲉⲧⲣ̅ ϣⲣⲡ̅ ⲛ̅ϣⲟⲟⲡ ⲛ̅ⲥⲉ·‐ <text:line-break/><text:span text:style-name="T1"> </text:span><text:span text:style-name="T3">(123/34) </text:span> ⲟⲩⲁⲛϩⲟⲩ ⲁⲃⲁⲗ ⲛ̅ϭⲓ ⲛⲓⲡⲧⲏⲣϥ̅· ⲛ̅‐ <text:line-break/><text:span text:style-name="T1"> </text:span><text:span text:style-name="T3">(123/35) </text:span> ⲡⲁⲉⲓ ϩⲛ̅ ⲟⲩⲙⲛ̅ⲧϫⲁⲉⲓⲥ ⲉⲧⲉ <text:line-break/><text:span text:style-name="T1"> </text:span><text:span text:style-name="T3">(123/36) </text:span> ⲡⲉⲉⲓ ⲡ̣[ⲉ ⲡⲓⲁⲧ]ⲣ̅ ⲛⲟⲉⲓ ⲙ̅ⲙⲁϥ ⲁⲩⲱ ⲡⲓ‐ <text:line-break/><text:span text:style-name="T1"> </text:span><text:span text:style-name="T3">(123/37) </text:span> ⲁⲧϫⲟⲟϥ <text:line-break/><text:span text:style-name="T1"> </text:span><text:span text:style-name="T3">(124/1) </text:span> ⲁⲩⲱ ⲡⲓⲁⲧⲛⲉⲩ ⲁⲣⲁϥ· ⲁⲩⲱ ⲡⲓ‐ <text:line-break/><text:span text:style-name="T1"> </text:span><text:span text:style-name="T3">(124/2) </text:span> ⲁⲧ·ⲁⲙⲁϩⲧⲉ ⲙ̅ⲙⲁϥ ϩⲱⲥⲇⲉ ⲛ̅ϥ‐ <text:line-break/><text:span text:style-name="T1"> </text:span><text:span text:style-name="T3">(124/3) </text:span> ϫⲓ ⲙ̅ⲡⲓⲥⲱⲧⲉ· ⲉⲩⲣ̅ ⲃⲟⲗ· ⲟⲩⲁⲉⲉ‐ <text:line-break/><text:span text:style-name="T1"> </text:span><text:span text:style-name="T3">(124/4) </text:span> ⲧϥ̅ ⲉⲛ ⲡⲉ ⲁⲧⲙⲛ̅ⲧϫⲁⲉⲓⲥ ⲛ̅ϭⲓ ⲛⲓ‐ <text:line-break/><text:span text:style-name="T1"> </text:span><text:span text:style-name="T3">(124/5) </text:span> ϭⲃⲟⲩⲣ· ⲟⲩⲇⲉ ⲁⲛ ⲟⲩϯ ϩⲱ· ⲟⲩⲁ‐ <text:line-break/><text:span text:style-name="T1"> </text:span><text:span text:style-name="T3">(124/6) </text:span> ⲉⲉⲧϥ̅ ⲉⲛ ⲡⲉ· ⲛ̅ⲧⲟⲟⲧϥ ⲛ̅ϯⲉⲝⲟⲩⲥⲓⲁ <text:line-break/><text:span text:style-name="T1"> </text:span><text:span text:style-name="T3">(124/7) </text:span> ⲛ̅ⲇⲉ ⲛⲓⲟⲩⲛⲉⲙ· ⲛⲉ{ⲉ̅ⲓ} ⲉⲧⲉⲁⲛ‐ <text:line-break/><text:span text:style-name="T1"> </text:span><text:span text:style-name="T3">(124/8) </text:span> ⲙⲉⲩⲉ ⲁⲡⲟⲩⲉⲉⲓ ⲡⲟⲩⲉⲉⲓ ⲙ̅ⲙⲁⲩ <text:line-break/><text:span text:style-name="T1"> </text:span><text:span text:style-name="T3">(124/9) </text:span> ϫⲉ ⲁⲛⲁⲛ ϩⲛ̅ϭⲁⲟⲩⲁⲛ ⲛ̅ⲧⲉϥ· ⲁⲩⲱ <text:line-break/><text:span text:style-name="T1"> </text:span><text:span text:style-name="T3">(124/10) </text:span> ϩⲛ̅ϣⲏⲣⲉ· ⲛ̅ⲉⲉⲓ ⲉⲧⲉⲙⲁⲣⲉϩⲗⲉⲓ ϯ· <text:line-break/><text:span text:style-name="T1"> </text:span><text:span text:style-name="T3">(124/11) </text:span> ⲟⲩϩⲱ͂· ⲛ̅ⲧⲟⲟⲧⲟⲩ ⲛ̅ϭⲗⲟⲙ· ⲉⲓⲙⲏ‐ <text:line-break/><text:span text:style-name="T1"> </text:span><text:span text:style-name="T3">(124/12) </text:span> ⲧⲓ ⲛ̅ϥϣⲱⲡⲉ ⲛⲉⲩ ⲛ̅ⲕⲉⲥⲟⲡ· ⲁⲗⲗⲁ <text:line-break/><text:span text:style-name="T1"> </text:span><text:span text:style-name="T3">(124/13) </text:span> ⲟⲩⲙⲛ̅ⲧⲣ̅ ⲥⲁ ⲛϩⲣⲏⲓ̈ ⲁⲛ ⲡⲉ ⲡⲓⲥⲱⲧⲉ <text:line-break/><text:span text:style-name="T1"> </text:span><text:span text:style-name="T3">(124/14) </text:span> ⲁ{ⲩⲱ}ⲛⲓⲃⲁⲑⲙⲟⲥ ⲉⲧϣⲟⲟⲡ ϩⲙ̅ ⲡ‐ <text:line-break/><text:span text:style-name="T1"> </text:span><text:span text:style-name="T3">(124/15) </text:span> ⲡⲗⲏⲣⲱⲙⲁ· ⲁⲩⲱ {ⲙ}ⲛ̅ⲛⲉⲛⲧⲁⲩϯ ⲣⲉⲛ <text:line-break/><text:span text:style-name="T1"> </text:span><text:span text:style-name="T3">(124/16) </text:span> ⲁⲣⲁⲩ ⲧⲏⲣⲟⲩ ⲁⲩⲱ ⲉⲩⲣ̅ ⲛⲟⲓ̈ ⲙ̅ⲙⲁⲩ <text:line-break/><text:span text:style-name="T1"> </text:span><text:span text:style-name="T3">(124/17) </text:span> ⲕⲁⲧⲁ ⲧϭⲟⲙ ⲙ̅ⲡⲟⲩⲉⲉⲓ ⲡⲟⲩⲉⲉⲓ̅ ⲛ̅‐ <text:line-break/><text:span text:style-name="T1"> </text:span><text:span text:style-name="T3">(124/18) </text:span> ⲛⲁⲓⲱⲛ· ⲁⲩⲱ ⲟⲩⲙⲛ̅ⲧϣⲉ ⲁϩⲟⲩⲛ <text:line-break/><text:span text:style-name="T1"> </text:span><text:span text:style-name="T3">(124/19) </text:span> ϣⲁ ⲡⲉⲧⲕⲁⲣⲁⲉⲓⲧ· ⲡⲙⲁ ⲉⲧⲉ ⲙⲛ̅ <text:line-break/><text:span text:style-name="T1"> </text:span><text:span text:style-name="T3">(124/20) </text:span> ⲭⲣⲉⲓⲁ ⲛ̅ⲥⲙⲏ ⲙ̅ⲙⲉⲩ ⲟⲩⲇⲉ ⲁ·‐ <text:line-break/><text:span text:style-name="T1"> </text:span><text:span text:style-name="T3">(124/21) </text:span> ⲧⲣⲟⲩⲙ̅ⲙⲉ· ⲟⲩⲇⲉ ⲁⲧⲣⲟⲩⲣ̅ ⲛⲟⲓ̈ <text:line-break/><text:span text:style-name="T1"> </text:span><text:span text:style-name="T3">(124/22) </text:span> ⲟⲩⲇⲉ ⲁⲧⲣⲟⲩⲣ̅ ⲟⲩⲟⲉⲓⲛ ⲁⲣⲁⲟⲩ <text:line-break/><text:span text:style-name="T1"> </text:span><text:span text:style-name="T3">(124/23) </text:span> ⲁⲗⲗⲁ ϩⲛ̅ϩⲃⲏⲩⲉ· ⲧⲏⲣⲟⲩ ⲛⲉ ⲟⲩⲟ ⲛ̅‐ <text:line-break/><text:span text:style-name="T1"> </text:span><text:span text:style-name="T3">(124/24) </text:span> ⲟⲩⲟⲉⲓⲛ· ⲉⲛⲥⲉⲣ̅ ⲭⲣⲓⲁ ⲉⲛ ⲛⲧⲣⲟⲩⲣ̅ <text:line-break/><text:span text:style-name="T1"> </text:span><text:span text:style-name="T3">(124/25) </text:span> ⲟⲩⲟⲉⲓⲛ ⲁⲣⲁⲩ §ϫⲉ ⲟⲩ ⲙⲟⲛⲟⲛ ⲛ̅‐ <text:line-break/><text:span text:style-name="T1"> </text:span><text:span text:style-name="T3">(124/26) </text:span> ⲣⲙ̅ⲛ̅ⲕⲁϩ ⲟⲩⲁⲉⲧⲟⲩ ⲥⲉⲣ̅ ⲭⲣⲉⲓⲁ ⲙ̅‐ <text:line-break/><text:span text:style-name="T1"> </text:span><text:span text:style-name="T3">(124/27) </text:span> ⲡⲓⲥⲱⲧⲉ· ⲁⲗⲗⲁ ⲛ̅ⲕⲉⲁⲅⲅⲉⲗⲟⲥ <text:line-break/><text:soft-page-break/><text:span text:style-name="T1"> </text:span><text:span text:style-name="T3">(124/28) </text:span> ϩⲱⲟⲩ ⲁⲛ· ⲥⲉⲣ̅ ⲭⲣⲓⲁ· ⲙ̅ⲡⲓⲥⲱⲧⲉ ⲙⲛ̅ <text:line-break/><text:span text:style-name="T1"> </text:span><text:span text:style-name="T3">(124/29) </text:span> ϯϩⲓ̈ⲕⲱⲛ ⲁⲩⲱ ⲛⲓⲕⲉⲡⲗⲏⲣⲱⲙⲁ ⲛ̅‐ <text:line-break/><text:span text:style-name="T1"> </text:span><text:span text:style-name="T3">(124/30) </text:span> ⲇⲉ ⲛⲁⲓⲱⲛ ⲁⲩⲱ ⲛⲓϭⲟⲙ ⲙⲙⲁϩⲉⲓⲉ ⲛ̅〈ⲡ〉ϯ 〈ⲟⲩ〉‐ <text:line-break/><text:span text:style-name="T1"> </text:span><text:span text:style-name="T3">(124/31) </text:span> ⲁⲉⲓⲛ· ϫⲉⲕⲁⲥ· ⲛ̅ⲧⲛ̅ⲧⲙ̅ⲣ̅ ⲁⲡⲟⲣⲓ ϩⲁ ⲡⲣⲁ <text:line-break/><text:span text:style-name="T1"> </text:span><text:span text:style-name="T3">(124/32) </text:span> ⲛ̅ⲕⲉⲟⲩⲉⲉⲓ· ⲁⲗⲗⲁ ⲛ̅ⲧⲁϥ ϩⲱⲱϥ ⲁⲛ <text:line-break/><text:span text:style-name="T1"> </text:span><text:span text:style-name="T3">(124/33) </text:span> ⲡϣⲏⲣⲉ ⲡⲁⲉⲓ ⲉⲧⲕⲏ̣ ⲛ̅ⲧ[ⲟ]ⲡⲟⲥ ⲛ̅‐ <text:line-break/><text:span text:style-name="T1"> </text:span><text:span text:style-name="T3">(124/34) </text:span> ⲥⲱⲧⲉ ⲙ̅ⲡⲧⲏⲣϥ̅· ⲁ[ϥⲣ ⲭⲣⲓ]ⲁ ⲙ̅ⲡⲥⲱ̣ⲧⲉ <text:line-break/><text:span text:style-name="T1"> </text:span><text:span text:style-name="T3">(125/1) </text:span> ϩⲱⲱϥ ⲁⲛ ⲉⲧⲉ ⲡⲣⲉϥϣⲱⲡⲉ ⲛ̅‐ <text:line-break/><text:span text:style-name="T1"> </text:span><text:span text:style-name="T3">(125/2) </text:span> ⲣⲱⲙⲉ ⲡⲉ· ⲉⲁϥⲧⲁⲁϥ ⲙ̅ⲙⲓⲛ <text:line-break/><text:span text:style-name="T1"> </text:span><text:span text:style-name="T3">(125/3) </text:span> ⲙ̅ⲙⲟϥ ⲛ̅ⲟⲩⲁⲛ ⲛⲓⲙ· ⲛⲉⲉⲓ ⲉⲧⲛ̅ⲣ̅ ⲭⲣⲓ‐ <text:line-break/><text:span text:style-name="T1"> </text:span><text:span text:style-name="T3">(125/4) </text:span> ⲁ ⲙ̅ⲙⲟⲟⲩ ⲁⲛⲁⲛ ϩⲛ̅ ⲥⲁⲣⲝ ⲉⲧⲟⲉⲓ <text:line-break/><text:span text:style-name="T1"> </text:span><text:span text:style-name="T3">(125/5) </text:span> ⲛ̅ⲛⲉⲕⲕⲗⲏⲥⲓⲁ ⲛ̅ⲧⲉϥ ⲡⲁⲉⲓ ϭⲉ ⲛ̣̅‐ <text:line-break/><text:span text:style-name="T1"> </text:span><text:span text:style-name="T3">(125/6) </text:span> ⲧⲁⲣⲉϥϫⲓ ⲙ̅ⲡⲓⲥⲱⲧⲉ· ⲛ̅ϣⲁⲣⲡ̅ ⲁⲃⲁ[ⲗ] <text:line-break/><text:span text:style-name="T1"> </text:span><text:span text:style-name="T3">(125/7) </text:span> ϩⲓ̈ⲧⲛ̅ ⲡⲗⲟⲅⲟⲥ ⲉⲧⲁϩⲓ̈ ⲁⲡⲓⲧⲛ̅ ⲁϫⲱϥ <text:line-break/><text:span text:style-name="T1"> </text:span><text:span text:style-name="T3">(125/8) </text:span> ⲡⲕⲉϣⲱϫⲡ̅ ⲧⲏⲣϥ̅ ⲁⲩϫⲓ ⲥⲱⲧⲉ ⲁⲃⲁ̣[ⲗ] <text:line-break/><text:span text:style-name="T1"> </text:span><text:span text:style-name="T3">(125/9) </text:span> ϩⲓ̈ⲧⲟⲟⲧϥ̅ ⲛⲉⲉⲓ ⲉⲛⲧⲁϩϫⲓⲧϥ̅ ⲁⲣⲁ̣ⲩ̣ <text:line-break/><text:span text:style-name="T1"> </text:span><text:span text:style-name="T3">(125/10) </text:span> ⲛⲉⲛⲧⲁϩϫⲓ ⲛ̅ⲅⲁⲣ ⲙ̅ⲡⲉⲧⲁϩϫⲓ· ⲁⲩ‐ <text:line-break/><text:span text:style-name="T1"> </text:span><text:span text:style-name="T3">(125/11) </text:span> ϫⲓ ⲁⲛ ⲙ̅ⲡⲉⲧϣⲟⲟⲡ ⲛ̅ϩⲏⲧϥ̅ §ϫⲉ ⲁⲃⲁ̣ⲗ̣ <text:line-break/><text:span text:style-name="T1"> </text:span><text:span text:style-name="T3">(125/12) </text:span> ⲛ̅ⲛⲣⲱⲙⲉ· ⲉⲧϣⲟⲟⲡ ϩⲛ̅ ⲥⲁⲣⲝ ⲛⲉⲩ̣‐ <text:line-break/><text:span text:style-name="T1"> </text:span><text:span text:style-name="T3">(125/13) </text:span> ⲣ̅ ϩⲏⲧⲥ̅ ⲛ̅ϯ ⲙ̅ⲡⲓⲥⲱⲧⲉ· ⲡⲓϣⲣⲡ̅ ⲙ̅ⲙⲓ[ⲥⲉ] <text:line-break/><text:span text:style-name="T1"> </text:span><text:span text:style-name="T3">(125/14) </text:span> ⲛ̅ⲧⲉϥ ⲁⲩⲱ ϯⲁⲅⲁⲡⲏ ⲛ̅ⲧⲉϥ ⲡⲓϣⲏ‐ <text:line-break/><text:span text:style-name="T1"> </text:span><text:span text:style-name="T3">(125/15) </text:span> ⲣⲉ ⲉⲛⲧⲁϩϣⲱⲡⲉ ϩⲛ̅ ⲥⲁⲣⲝ̅ ⲉⲁⲩⲣ̅ ⲁ̣‐ <text:line-break/><text:span text:style-name="T1"> </text:span><text:span text:style-name="T3">(125/16) </text:span> ⲝⲓⲟⲩ ⲛ̅ϭⲓ ⲛ̅ⲁⲅ·ⲅⲉⲗⲟⲥ ⲉⲧϣⲟⲟⲡ ϩⲛ̅ ⲧⲡ[ⲉ] <text:line-break/><text:span text:style-name="T1"> </text:span><text:span text:style-name="T3">(125/17) </text:span> ⲁⲡⲓⲡⲟⲗⲓⲧⲉⲩⲉ· ⲁⲧⲣⲟⲩⲣ̅ ⲡⲟⲗⲓⲧⲉⲩⲙⲁ <text:line-break/><text:span text:style-name="T1"> </text:span><text:span text:style-name="T3">(125/18) </text:span> 〈ⲛ〉ⲙ̅ⲙⲁϥ· ⲛ̅ϩⲣⲏⲓ̈ ϩⲓ̈ϫⲙ̅ ⲡⲕⲁϩ ⲉⲧⲃⲉ ⲡⲉ‐ <text:line-break/><text:span text:style-name="T1"> </text:span><text:span text:style-name="T3">(125/19) </text:span> ⲉⲓ ϣⲁⲣⲟⲩⲙⲟⲩⲧⲉ ⲁⲣⲁϥ ϫⲉ ⲡⲓⲥⲱⲧⲉ <text:line-break/><text:span text:style-name="T1"> </text:span><text:span text:style-name="T3">(125/20) </text:span> ⲛ̅ⲁⲅ·ⲅⲉⲗⲟⲥ ⲛ̅ⲧⲉ ⲡⲓⲱⲧ· ⲡⲉⲛⲧⲁϩ‐ <text:line-break/><text:span text:style-name="T1"> </text:span><text:span text:style-name="T3">(125/21) </text:span> ⲥⲁⲗⲥⲗ̅ ⲛ̅ⲛⲉⲉⲓ ⲉⲛⲧⲁϩϣⲱⲡ{ⲉ}· ϩⲓ̈ⲥⲉ· <text:line-break/><text:span text:style-name="T1"> </text:span><text:span text:style-name="T3">(125/22) </text:span> ϩⲁ ⲡⲧⲏⲣϥ̅ ⲉⲧⲃⲉ ⲡⲓⲥⲁⲩⲛⲉ· ⲛ̅ⲧⲉϥ <text:line-break/><text:span text:style-name="T1"> </text:span><text:span text:style-name="T3">(125/23) </text:span> ⲁⲃⲁⲗ ϫⲉ ⲁⲩϯ ⲛⲉϥ ⲙ̅ⲡⲓϩⲙⲟⲧ· <text:line-break/><text:span text:style-name="T1"> </text:span><text:span text:style-name="T3">(125/24) </text:span> ϩⲁⲑⲏ 〈ⲛ〉ⲟⲩⲁⲛ ⲛⲓⲙ· §ϫⲉ ⲡⲓⲱⲧ ⲁϥⲣ̅ ϣⲁ‐ <text:line-break/><text:span text:style-name="T1"> </text:span><text:span text:style-name="T3">(125/25) </text:span> ⲣⲡ̅ ⲁⲡⲓⲥⲁⲩⲛⲉ ⲛⲧⲉϥ· ⲉϥϣⲟⲟⲡ <text:line-break/><text:span text:style-name="T1"> </text:span><text:span text:style-name="T3">(125/26) </text:span> ϩⲙ̅ ⲡⲓⲙⲟⲕⲙⲉⲕ ⲛ̅ⲧⲉϥ ϩⲁⲑⲏ ⲉⲙ·‐ <text:line-break/><text:span text:style-name="T1"> </text:span><text:span text:style-name="T3">(125/27) </text:span> ⲡⲁⲧⲉⲗⲁⲩⲉ ϣⲱⲡⲉ· ⲁⲩⲱ ⲉⲩⲛ̅ⲧⲉϥ <text:line-break/><text:span text:style-name="T1"> </text:span><text:span text:style-name="T3">(125/28) </text:span> ⲙ̅ⲙⲉⲩ ⲁⲛ ⲛ̅ⲛⲉⲉⲓ ⲉⲧⲉⲁϥⲟⲩⲁⲛ̅ϩϥ· <text:line-break/><text:span text:style-name="T1"> </text:span><text:span text:style-name="T3">(125/29) </text:span> ⲛⲉⲩ· ⲁϥⲕⲱ ⲙ̅ⲡϣⲧⲁ· ⲁϫⲛ̅ ⲡⲣⲉϥ‐ <text:line-break/><text:span text:style-name="T1"> </text:span><text:span text:style-name="T3">(125/30) </text:span> ϭⲱ· ⲛ̅ϩⲉⲛⲥⲏⲟⲩ ⲙⲛ̅ ϩⲉⲛⲟⲩⲁⲉⲓϣ <text:line-break/><text:span text:style-name="T1"> </text:span><text:span text:style-name="T3">(125/31) </text:span> ⲁⲩⲉⲁⲩ ⲙ̅ⲡⲉϥⲡⲗⲏⲣⲱⲙⲁ· ⲉⲡⲓⲇⲏ <text:line-break/><text:span text:style-name="T1"> </text:span><text:span text:style-name="T3">(125/32) </text:span> ⲡⲧⲣⲟⲩⲣ̅ ⲁⲧⲥⲁⲩⲛⲉ ⲙ̅ⲙⲁϥ ⲟⲩⲛ̅‐ <text:line-break/><text:span text:style-name="T1"> </text:span><text:span text:style-name="T3">(125/33) </text:span> ⲧⲉϥ ⲙ̅ⲙⲉⲩ ⲛⲛⲟⲩⲗⲁⲉⲓϭⲉ· ⲛ̅ϭⲓ <text:line-break/><text:span text:style-name="T1"> </text:span><text:span text:style-name="T3">(125/34) </text:span> ⲡⲉϥϭⲛ̣ⲉⲓⲛⲉ ⲁ̣ⲃⲁ̣ⲗ̣· ⲙ̅ⲡⲉϥ̣[ϯ] <text:line-break/><text:span text:style-name="T1"> </text:span><text:span text:style-name="T3">(125/35) </text:span> ⲙⲉⲧⲉ̣ [‐‐‐] <text:line-break/><text:span text:style-name="T1"> </text:span><text:span text:style-name="T3">(126/1) </text:span> ⲛ̅ⲧⲉϥ· ⲙ̅ⲡⲣⲏⲧⲉ ⲛ̅ϯⲙⲛ̅ⲧϫⲓ ⲥⲁⲩ‐ <text:line-break/><text:span text:style-name="T1"> </text:span><text:span text:style-name="T3">(126/2) </text:span> ⲛⲉ ⲁⲣⲁϥ· ⲟⲩⲱⲛϩ̅ ⲁⲃⲁⲗ ⲛ̅ϯⲙⲛ̅ⲧⲁ·‐ <text:line-break/><text:span text:style-name="T1"> </text:span><text:span text:style-name="T3">(126/3) </text:span> ⲫⲑⲟⲛⲟⲥ· ⲛ̅ⲧⲉϥ ⲧⲉ· ⲁⲩⲱ ⲡⲟⲩⲱⲛϩ̅ <text:line-break/><text:span text:style-name="T1"> </text:span><text:span text:style-name="T3">(126/4) </text:span> ⲁⲃⲁⲗ ⲙ̅ⲡϩⲟⲩⲟ ⲛ̅ϯⲙⲛ̅ⲧϩⲗ̅ϭⲉ· ⲛ̅ⲧⲉϥ <text:line-break/><text:span text:style-name="T1"> </text:span><text:span text:style-name="T3">(126/5) </text:span> ⲡⲉ· ⲉⲧⲉ ⲡⲉⲉⲓ ⲡⲉ· ⲡⲙⲉϩ ⲥⲛⲉⲩ ⲛ̅ⲉⲁⲩ <text:line-break/><text:soft-page-break/><text:span text:style-name="T1"> </text:span><text:span text:style-name="T3">(126/6) </text:span> ⲉⲧⲉ ⲡⲉⲉⲓ ⲡⲉ ⲡⲣⲏⲧⲉ ⲉⲧⲉⲁⲩϭⲓⲛⲉ <text:line-break/><text:span text:style-name="T1"> </text:span><text:span text:style-name="T3">(126/7) </text:span> ⲙ̅ⲙⲁϥ ⲙ̅ⲙⲉⲛ· ⲉϥⲟⲉⲓ̅ ⲛ̅ⲗⲁⲉⲓϭⲉ· <text:line-break/><text:span text:style-name="T1"> </text:span><text:span text:style-name="T3">(126/8) </text:span> ⲛ̅ϯⲙⲛ̅ⲧⲁⲧⲥⲁⲩⲛⲉ· ⲉϥⲟⲉⲓ ⲇⲉ ⲁⲛ <text:line-break/><text:span text:style-name="T1"> </text:span><text:span text:style-name="T3">(126/9) </text:span> ⲛ̅ⲣⲉϥϫⲡⲟ ⲙ̅ⲡⲓⲥⲁⲩⲛⲉ §ϫⲉ ϩⲛ̅ⲛ ⲟⲩ‐ <text:line-break/><text:span text:style-name="T1"> </text:span><text:span text:style-name="T3">(126/10) </text:span> ⲥⲟⲫⲓⲁ ⲉⲥϩⲏⲡ· ⲁⲩⲱ ⲛ̅ⲁⲧ·ⲧⲉϩⲁⲥ <text:line-break/><text:span text:style-name="T1"> </text:span><text:span text:style-name="T3">(126/11) </text:span> ⲁϥⲁⲣⲏϩ ⲁⲡⲓⲥⲁⲩⲛⲉ ϣⲁ ϩⲁⲉ· ϣⲁⲛ‐ <text:line-break/><text:span text:style-name="T1"> </text:span><text:span text:style-name="T3">(126/12) </text:span> ⲧⲉⲛⲓⲡⲧⲏⲣϥ̅ ϩⲓ̈ⲥⲉ· ⲉⲩⲕⲱⲧⲉ ⲛ̅ⲥⲁ· <text:line-break/><text:span text:style-name="T1"> </text:span><text:span text:style-name="T3">(126/13) </text:span> ⲡⲛⲟⲩⲧⲉ· ⲡⲓⲱⲧ· ⲉⲧⲉⲙ̅ⲡⲉⲗⲁⲩⲉ <text:line-break/><text:span text:style-name="T1"> </text:span><text:span text:style-name="T3">(126/14) </text:span> ϭⲛⲧϥ̅ ⲁⲃⲁⲗ ϩⲓ̈ⲧⲛ̅ ⲧⲉϥⲥⲟⲫⲓⲁ ⲙ̅ⲙⲓⲛ <text:line-break/><text:span text:style-name="T1"> </text:span><text:span text:style-name="T3">(126/15) </text:span> {ⲙ̅ⲙⲓⲛ} ⲙ̅ⲙⲟϥ ⲙⲛ̅ ⲧⲉϥϭⲟⲙ· ⲉϥϯ <text:line-break/><text:span text:style-name="T1"> </text:span><text:span text:style-name="T3">(126/16) </text:span> ⲙ̅ⲙⲟϥ ⲁⲧⲣⲟⲩϫⲓ ⲥⲁⲩⲛⲉ· ⲙ̅ⲡⲓϩⲟⲩⲉ̣ <text:line-break/><text:span text:style-name="T1"> </text:span><text:span text:style-name="T3">(126/17) </text:span> ⲙⲉⲩⲉ· ⲁⲡⲓⲛⲟϭ ⲛ̅ⲧⲁⲉⲓⲟ ⲛ̅ⲧⲉϥ ⲉⲧⲉ‐ <text:line-break/><text:span text:style-name="T1"> </text:span><text:span text:style-name="T3">(126/18) </text:span> ⲁϥϯ ⲙ̅ⲙⲟϥ ⲁⲩⲱ ϯⲗⲁⲉⲓϭⲉ· ⲉⲧⲉⲁϥ‐ <text:line-break/><text:span text:style-name="T1"> </text:span><text:span text:style-name="T3">(126/19) </text:span> ⲧⲉⲉⲥ· ⲉⲧⲉ ϯⲉⲩⲭⲁⲣⲓⲥⲧⲉⲓⲁ ⲛ̅ⲧⲉϥ ⲧⲉ <text:line-break/><text:span text:style-name="T1"> </text:span><text:span text:style-name="T3">(126/20) </text:span> ⲛ̅ⲁⲧⲱϫⲛⲉ· ⲡⲁⲉⲓ ⲉⲧⲉ ⲁⲃⲁⲗ ϩⲓ̈ⲧⲟⲟ‐ <text:line-break/><text:span text:style-name="T1"> </text:span><text:span text:style-name="T3">(126/21) </text:span> ⲧ〈ϥ̅〉 ⲛ̅ϯⲙⲛ̅ⲧⲁⲧⲕⲓⲙ· ⲛ̅ⲇⲉ ⲡⲉϥϣⲁϫⲛⲉ <text:line-break/><text:span text:style-name="T1"> </text:span><text:span text:style-name="T3">(126/22) </text:span> ⲉϥⲟⲩⲱⲛϩ̅ ⲙ̅ⲙⲟϥ ⲉⲃⲟⲗ ϣⲁ ⲉⲛⲏϩⲉ <text:line-break/><text:span text:style-name="T1"> </text:span><text:span text:style-name="T3">(126/23) </text:span> ⲁⲛⲉⲉⲓ̅ ⲉⲧⲁⲣ̅ →ⲡ←ⲙ̅ⲡϣⲁ ⲙ̅ⲡⲓⲱⲧ ⲛ̅‐ <text:line-break/><text:span text:style-name="T1"> </text:span><text:span text:style-name="T3">(126/24) </text:span> ⲁⲧⲥⲟⲩⲱⲛϥ̅· ϩⲛ̅ ⲧⲉϥⲫⲩⲥⲓⲥ ⲁⲧⲣⲟⲩ‐ <text:line-break/><text:span text:style-name="T1"> </text:span><text:span text:style-name="T3">(126/25) </text:span> ϫⲓ ⲙ̅ⲡⲥⲁⲩⲛⲉ· ⲛ̅ⲧⲉϥ ϩⲙ̅ ⲡⲉϥⲟⲩⲱϣⲉ <text:line-break/><text:span text:style-name="T1"> </text:span><text:span text:style-name="T3">(126/26) </text:span> ϫⲉ ⲡⲧⲣⲟⲩ{ⲉ̅ⲓ} ⲁⲡⲉⲓⲣⲁ· ⲁⲛ ⲛ̅ϯ·‐ <text:line-break/><text:span text:style-name="T1"> </text:span><text:span text:style-name="T3">(126/27) </text:span> ⲙⲛ̅ⲧⲁⲧⲥⲁⲩⲛⲉ ⲙⲛ̅ ⲛⲉⲥⲙ̅ⲕⲟⲟϩ· <text:line-break/><text:span text:style-name="T1"> </text:span><text:span text:style-name="T3">(126/28) </text:span> §ϫⲉ ⲛⲁⲉⲓ ⲉⲛⲧⲁϥⲣ̅ ϣⲁⲣⲡ̅ ⲙ̅ⲙⲉⲩⲉ <text:line-break/><text:span text:style-name="T1"> </text:span><text:span text:style-name="T3">(126/29) </text:span> ⲁⲣⲁⲩ ⲁⲧⲣⲟⲩⲧⲉϩⲟ ⲙ̅ⲡⲓⲥⲁⲩⲛⲉ ⲙⲛ̅ <text:line-break/><text:span text:style-name="T1"> </text:span><text:span text:style-name="T3">(126/30) </text:span> ⲛⲓⲡⲉⲧⲛⲁⲛⲟⲩⲟⲩ ⲉⲧϣⲟⲟⲡ ⲛ̅ϩⲏⲧϥ̅ <text:line-break/><text:span text:style-name="T1"> </text:span><text:span text:style-name="T3">(126/31) </text:span> ⲛⲉⲩⲙⲁⲕⲙⲉⲕ ⲉⲧⲉ ϯⲥⲟⲫⲓⲁ ⲛ̅‐ <text:line-break/><text:span text:style-name="T1"> </text:span><text:span text:style-name="T3">(126/32) </text:span> ⲧⲉ ⲡⲓⲱⲧ ϫⲉⲕⲁⲥⲉ ⲉⲩⲛⲁϫⲓ ϯ‐ <text:line-break/><text:span text:style-name="T1"> </text:span><text:span text:style-name="T3">(126/33) </text:span> ⲡⲉ· ⲛ̅ⲛⲓⲡⲉⲧⲑⲁⲩⲟⲩ ⲁⲩⲱ ⲛ̅ⲥⲉⲣ̅ ⲅⲩ‐ <text:line-break/><text:span text:style-name="T1"> </text:span><text:span text:style-name="T3">(126/34) </text:span> ⲙⲛⲁⲍⲉ· ⲙ̅ⲙⲁⲩ ⲛ̅ϩⲣⲏⲓ̈ ⲛ̅ϩⲏⲧⲟⲩ <text:line-break/><text:span text:style-name="T1"> </text:span><text:span text:style-name="T3">(126/35) </text:span> ⲙ̣̅ⲡⲣ̣ⲏ̣ⲧⲏ ⲛ̣ⲛ̣ⲟ̣ⲩ̣..... ⲡⲣⲟⲥ ⲟⲩⲁⲓ̈ϣ <text:line-break/><text:span text:style-name="T1"> </text:span><text:span text:style-name="T3">(126/36) </text:span> [ϣⲏⲙ ϫⲉⲕⲁⲥⲉ ⲉⲩⲛⲁ]ϫ̣ⲓ ⲛ̅ϯⲁⲡⲟ‐ <text:line-break/><text:span text:style-name="T1"> </text:span><text:span text:style-name="T3">(126/37) </text:span> [ⲗⲁⲩⲥⲓⲥ ⲛⲛⲓⲡⲉⲧⲛⲁⲛⲟ]ⲩⲟⲩ ϣⲁ ⲁⲛⲏ‐ <text:line-break/><text:span text:style-name="T1"> </text:span><text:span text:style-name="T3">(126/38) </text:span> ϩ̣[ⲉ ⲧⲙⲉⲧ] <text:line-break/><text:span text:style-name="T1"> </text:span><text:span text:style-name="T3">(127/1) </text:span> ⲉⲩⲛ̅ⲧⲉⲩ ⲙ̅ⲙⲉⲩ ⲙ̅ⲡⲓϣⲓⲃⲉ ⲙⲛ̅ <text:line-break/><text:span text:style-name="T1"> </text:span><text:span text:style-name="T3">(127/2) </text:span> ⲡⲓϭⲛϭⲟⲩ ⲛ̅ⲕⲱ ⲛ̅ⲥⲱⲟⲩ ⲙⲛ̅ ⲧⲗⲁ‐ <text:line-break/><text:span text:style-name="T1"> </text:span><text:span text:style-name="T3">(127/3) </text:span> ⲉⲓϭⲉ ⲛ̅ⲛⲉⲧϯ ⲟⲩⲃⲏⲩ· ⲁⲩⲧⲥⲁⲓ̈ⲟ <text:line-break/><text:span text:style-name="T1"> </text:span><text:span text:style-name="T3">(127/4) </text:span> ⲙⲛ̅ⲛ ⲟⲩⲑⲁⲩⲙⲁⲥⲧⲟⲛ ⲛ̅ⲛⲉⲧϫⲁ‐ <text:line-break/><text:span text:style-name="T1"> </text:span><text:span text:style-name="T3">(127/5) </text:span> ⲥⲉ· ⲁⲧⲣⲉϥϣⲱⲡⲉ· ⲉϥⲟⲩⲁⲛϩ̅ <text:line-break/><text:span text:style-name="T1"> </text:span><text:span text:style-name="T3">(127/6) </text:span> ⲁⲃⲁⲗ· ϫⲉ ϯⲙⲛ̅ⲧ·ⲁⲧⲥⲁⲩⲛⲉ· ⲛ̅‐ <text:line-break/><text:span text:style-name="T1"> </text:span><text:span text:style-name="T3">(127/7) </text:span> ⲛⲉⲧⲛⲁⲣ̅ ⲁⲧⲥⲟⲩⲱⲛ ⲡⲓⲱⲧ· ⲛⲉⲩ‐ <text:line-break/><text:span text:style-name="T1"> </text:span><text:span text:style-name="T3">(127/8) </text:span> ϣⲱⲡⲉ ⲛ̅ⲧⲉⲩ ⲡⲉ· ⲡⲁⲉⲓ ⲉⲧⲁϩϯ ⲛⲉⲩ <text:line-break/><text:span text:style-name="T1"> </text:span><text:span text:style-name="T3">(127/9) </text:span> ⲙ̅ⲡⲓⲥⲁⲩⲛⲉ· ⲛ̅ⲧⲉϥ ⲛⲉⲩⲟⲩϭⲟⲙ· <text:line-break/><text:span text:style-name="T1"> </text:span><text:span text:style-name="T3">(127/10) </text:span> ⲛ̅ⲧⲉϥ ⲡⲉ· ⲁⲧⲣⲟⲩⲧⲉϩⲁⲥ ϫⲉ ⲡⲓⲥⲁⲩ‐ <text:line-break/><text:span text:style-name="T1"> </text:span><text:span text:style-name="T3">(127/11) </text:span> ⲛⲉ ⲙⲉⲛ ϩⲛ̅ⲛ ⲟⲩⲙⲛ̅ⲧϫⲁⲉⲓⲥ· ⲥⲉ̣‐ <text:line-break/><text:span text:style-name="T1"> </text:span><text:span text:style-name="T3">(127/12) </text:span> ⲙⲟⲩⲧⲉ ⲁⲣⲁϥ ϫⲉ ⲡⲓⲥⲁⲩⲛⲉ· ⲛ̅ⲛⲉ̣‐ <text:line-break/><text:span text:style-name="T1"> </text:span><text:span text:style-name="T3">(127/13) </text:span> ⲧⲟⲩⲛⲁⲙⲉⲉⲩⲉ →ⲁⲣⲁⲩ← ⲧⲏⲣⲟⲩ ⲁⲩⲱ ⲡⲓⲁ̣‐ <text:line-break/><text:span text:style-name="T1"> </text:span><text:span text:style-name="T3">(127/14) </text:span> ϩⲟ· ⲁⲩⲱ ⲡⲓⲟⲩ{ϩ}ⲱϩ ⲛ̅ⲧⲉ ⲁⲧⲟⲟⲧⲟⲩ <text:line-break/><text:soft-page-break/><text:span text:style-name="T1"> </text:span><text:span text:style-name="T3">(127/15) </text:span> ⲁⲣ̅ ϩⲟⲩⲉ ⲥⲁⲩⲛⲉ· ⲡⲉ ⲡⲟⲩⲱⲛϩ̅ ⲁ·‐ <text:line-break/><text:span text:style-name="T1"> </text:span><text:span text:style-name="T3">(127/16) </text:span> ⲃ̣ⲁⲗ· ⲛ̅ⲛⲉⲛⲧⲁⲩⲥⲟⲩⲱⲛⲟⲩ ⲛ̅ϣⲟ‐ <text:line-break/><text:span text:style-name="T1"> </text:span><text:span text:style-name="T3">(127/17) </text:span> ⲣⲡ̅ ⲁⲩⲱ ⲡⲓⲙⲁⲉⲓⲧ· ⲁϩⲟⲩⲛ ⲁⲡⲓϯ <text:line-break/><text:span text:style-name="T1"> </text:span><text:span text:style-name="T3">(127/18) </text:span> ⲙⲉⲧⲉ ⲁⲩⲱ ⲁϩⲟⲩⲛ ⲁⲡⲉⲧⲣ̅ ϣⲟ‐ <text:line-break/><text:span text:style-name="T1"> </text:span><text:span text:style-name="T3">(127/19) </text:span> ⲣⲡ̅ ⲛ̅ϣⲟⲟⲡ ⲉⲧⲉ ⲡⲉⲉⲓ ⲡⲉ ⲡϫⲓⲛ <text:line-break/><text:span text:style-name="T1"> </text:span><text:span text:style-name="T3">(127/20) </text:span> ⲛ̅ϯⲙⲁⲉⲓⲏ· ⲛ̅ⲇⲉ ⲛⲁⲉⲓ ⲉⲛⲧⲁϩ·ⲕⲱ̣ <text:line-break/><text:span text:style-name="T1"> </text:span><text:span text:style-name="T3">(127/21) </text:span> ⲛ̅ⲥⲱⲟⲩ ⲛ̅ⲧⲟⲩⲙⲁⲉⲓⲏ ⲉⲧⲉ ⲧⲱⲟⲩ <text:line-break/><text:span text:style-name="T1"> </text:span><text:span text:style-name="T3">(127/22) </text:span> ⲧⲉ· ⲛ̅ϩⲣⲏⲓ̈ ⲛ̅ⲧⲟⲓⲕⲟⲛⲟⲙⲓⲁ ⲛ̅ⲧⲉ <text:line-break/><text:span text:style-name="T1"> </text:span><text:span text:style-name="T3">(127/23) </text:span> ⲡⲟⲩⲱϣⲉ· ϫⲉⲕⲁⲥⲉ ⲉⲣⲉⲧϩⲁⲏ· ⲛⲁ‐ <text:line-break/><text:span text:style-name="T1"> </text:span><text:span text:style-name="T3">(127/24) </text:span> ϣⲱⲡⲉ· ⲙ̅ⲡⲣⲏⲧⲉ· ⲉⲧⲁⲣⲉⲧⲁⲣⲭⲏ ⲟⲓ̈ <text:line-break/><text:span text:style-name="T1"> </text:span><text:span text:style-name="T3">(127/25) </text:span> ⲙ̅ⲙⲁϥ §ϫⲉ ⲡⲓ̣ⲃⲁⲡⲧⲓⲥⲙⲁ ⲉⲧϣⲟⲟⲡ <text:line-break/><text:span text:style-name="T1"> </text:span><text:span text:style-name="T3">(127/26) </text:span> ϩⲛ̅ⲛ ⲟⲩⲙⲛ̅ⲧϫⲁⲉⲓⲥ ⲡⲉⲉⲓ ⲉⲧⲟⲩ‐ <text:line-break/><text:span text:style-name="T1"> </text:span><text:span text:style-name="T3">(127/27) </text:span> ⲛⲁϣⲉ ⲁϩⲣⲏⲓ̈ ⲁⲣⲁϥ ⲛ̅ϭⲓ ⲛⲓⲡⲧⲏⲣϥ̅ <text:line-break/><text:span text:style-name="T1"> </text:span><text:span text:style-name="T3">(127/28) </text:span> ⲛ̅ⲥⲉϣⲱⲡⲉ ⲛ̅ϩⲏⲧϥ̅ ⲙⲛ ϭⲉⲃⲁ·‐ <text:line-break/><text:span text:style-name="T1"> </text:span><text:span text:style-name="T3">(127/29) </text:span> ⲡⲧⲓⲥⲙⲁ ⲥⲁ ⲡⲉⲧⲙ̅ⲙⲉⲩ ⲟⲩⲁⲉⲉⲧϥ̅ <text:line-break/><text:span text:style-name="T1"> </text:span><text:span text:style-name="T3">(127/30) </text:span> ⲉⲧⲉ ⲡⲉⲉⲓ ⲡⲉ· ⲡⲥⲱⲧⲉ· ⲁϩⲟⲩⲛ <text:line-break/><text:span text:style-name="T1"> </text:span><text:span text:style-name="T3">(127/31) </text:span> ⲉⲡⲛⲟⲩⲧⲉ· ⲡⲓⲱⲧ· ⲙⲛ̅ ⲡϣⲏⲣⲉ ⲙⲛ̅ <text:line-break/><text:span text:style-name="T1"> </text:span><text:span text:style-name="T3">(127/32) </text:span> ⲡⲛ(ⲉⲩⲙ)ⲁ ⲉⲧⲟⲩⲁⲁⲃ· ⲉⲁⲥϣⲱⲡⲉ <text:line-break/><text:span text:style-name="T1"> </text:span><text:span text:style-name="T3">(127/33) </text:span> ⲛ̅ϭⲓ ϯϩⲟⲙⲟⲗⲟⲅⲓⲁ ⲁⲃⲁⲗ ϩⲓ̈ⲧⲛ̅ⲛ ⲟⲩ‐ <text:line-break/><text:span text:style-name="T1"> </text:span><text:span text:style-name="T3">(127/34) </text:span> ⲛⲁϩⲧⲉ̣ ⲁϩⲟⲩⲛ ⲁⲛⲓⲣⲉⲛ ⲉⲧⲙ̅ⲙⲉⲩ <text:line-break/><text:span text:style-name="T1"> </text:span><text:span text:style-name="T3">(127/35) </text:span> ⲛⲉⲉⲓ̣ [ⲉⲧⲉ ⲟ]ⲩⲣⲉⲛ ⲛ̅ⲟⲩⲱⲧ· ⲡⲉ ⲛ̅‐ <text:line-break/><text:span text:style-name="T1"> </text:span><text:span text:style-name="T3">(127/36) </text:span> ⲇⲉ ⲡⲓϣⲙ̅ ⲛⲟⲩϥⲉ <text:line-break/><text:span text:style-name="T1"> </text:span><text:span text:style-name="T3">(128/1) </text:span> ⲉⲁⲩⲛ̅ϩⲟⲩⲧ ⲛ̅ⲛⲉⲧⲉⲁⲩϫⲟⲟⲩⲉ <text:line-break/><text:span text:style-name="T1"> </text:span><text:span text:style-name="T3">(128/2) </text:span> ⲛⲉⲩⲟⲩ· ϫⲉ ⲥⲉϣⲟⲟⲡ· ⲉⲁⲃⲁⲗ ⲙ̅‐ <text:line-break/><text:span text:style-name="T1"> </text:span><text:span text:style-name="T3">(128/3) </text:span> ⲡⲁⲉⲓ ⲉⲩⲛ̅ⲧⲉⲩ ⲙ̅ⲙⲉⲩ ⲙ̅ⲡⲟⲩ‐ <text:line-break/><text:span text:style-name="T1"> </text:span><text:span text:style-name="T3">(128/4) </text:span> ϫⲁⲉⲓ·ⲧⲉ ⲛ̅ϫⲓ ⲛⲁⲓ̈ ⲉⲧⲁ〈ϩ〉ⲛⲁ‐ <text:line-break/><text:span text:style-name="T1"> </text:span><text:span text:style-name="T3">(128/5) </text:span> ϩⲧⲉ· ϫⲉ ⲥⲉϣⲟⲟⲡ· ⲉⲧⲉ ⲡⲉⲉⲓ <text:line-break/><text:span text:style-name="T1"> </text:span><text:span text:style-name="T3">(128/6) </text:span> ⲡⲉ ⲧⲡⲉϩⲟ ⲙⲉⲛ ϩⲛ̅ ⲟⲩⲙⲛⲧⲁⲧ·‐ <text:line-break/><text:span text:style-name="T1"> </text:span><text:span text:style-name="T3">(128/7) </text:span> ⲛⲉⲩ ⲁⲣⲁⲥ ⲙ̅ⲡⲓⲱⲧ· ⲙⲛ̅ ⲡϣⲏⲣⲉ· <text:line-break/><text:span text:style-name="T1"> </text:span><text:span text:style-name="T3">(128/8) </text:span> ⲙⲛ̅ ⲡⲛ(ⲉⲩⲙ)ⲁ ⲉⲧⲟⲩⲁⲁⲃ ϩⲛ̅ⲛ ⲟⲩⲛⲁϩ‐ <text:line-break/><text:span text:style-name="T1"> </text:span><text:span text:style-name="T3">(128/9) </text:span> ⲧⲉ {ⲇⲉ} ⲛ̅ⲁⲧⲣ̅ ϩⲏⲧ· ⲥⲛⲉⲩ ⲁⲩⲱ ⲉⲁⲩ‐ <text:line-break/><text:span text:style-name="T1"> </text:span><text:span text:style-name="T3">(128/10) </text:span> ⲣ̅ ⲙⲛ̅ⲧⲣⲉ ⲙ̅ⲙⲟⲟⲩ ⲁⲩⲱ ϩⲛ̅ⲛ ⲟⲩ‐ <text:line-break/><text:span text:style-name="T1"> </text:span><text:span text:style-name="T3">(128/11) </text:span> ϩⲉⲗⲡⲓⲥ· ⲉⲥⲧⲁϫⲣⲁⲉⲓⲧ· ⲉⲩⲁⲙⲁ‐ <text:line-break/><text:span text:style-name="T1"> </text:span><text:span text:style-name="T3">(128/12) </text:span> ϩⲧⲉ ⲙ̅ⲙⲁⲩ· ϫⲉⲕⲁⲥⲉ ⲉϥⲛⲁϣⲱ‐ <text:line-break/><text:span text:style-name="T1"> </text:span><text:span text:style-name="T3">(128/13) </text:span> ⲡⲉ· ⲉⲡϫⲱⲕ ⲛ̅ⲛⲉⲛⲧⲁⲩⲛⲁϩⲧⲉ̣ <text:line-break/><text:span text:style-name="T1"> </text:span><text:span text:style-name="T3">(128/14) </text:span> ⲁⲣⲁⲩ· ⲡⲉ ⲡⲓⲧⲥⲟ ⲁϩⲟⲩⲛ ⲁⲣⲁⲩ ⲁⲩⲱ̣ <text:line-break/><text:span text:style-name="T1"> </text:span><text:span text:style-name="T3">(128/15) </text:span> ⲡⲓⲱⲧ ⲛⲙ̅ⲙⲉⲩ ⲟⲩⲁⲉⲓ ⲡⲉ ⲡⲓⲱⲧ <text:line-break/><text:span text:style-name="T1"> </text:span><text:span text:style-name="T3">(128/16) </text:span> ⲡⲛⲟⲩⲧⲉ ⲡⲉⲉⲓ ⲛ̅ⲧⲁⲩⲣ̅ ϩⲟⲙⲟⲗⲟⲅⲓ ⲙ̅ⲙⲁ̣ϥ̣ <text:line-break/><text:span text:style-name="T1"> </text:span><text:span text:style-name="T3">(128/17) </text:span> ϩⲛ̅ⲛ ⲟⲩⲛⲁϩⲧⲉ· ⲁⲩⲱ ⲡⲉ̣ⲉⲓ ⲉⲛ̅ⲧⲁϩ‐ <text:line-break/><text:span text:style-name="T1"> </text:span><text:span text:style-name="T3">(128/18) </text:span> ϯ ⲛ̅ⲛⲟⲩⲙⲟⲩϫϭ ⲛⲙ̅ⲙⲉϥ ϩⲛ̅ⲛ ⲟⲩ‐ <text:line-break/><text:span text:style-name="T1"> </text:span><text:span text:style-name="T3">(128/19) </text:span> ⲥⲁⲩⲛⲉ· §ϫⲉ ⲡⲓⲃⲁⲡⲧⲓⲥⲙⲁ ⲛ̅ⲧⲁⲛ‐ <text:line-break/><text:span text:style-name="T1"> </text:span><text:span text:style-name="T3">(128/20) </text:span> ϣⲣⲡ̅ ⲛ̅ϫⲟⲟϥ ⲥⲉⲙⲟⲩⲧⲉ ⲁⲣⲁϥ <text:line-break/><text:span text:style-name="T1"> </text:span><text:span text:style-name="T3">(128/21) </text:span> ϫⲉ ϩⲃ̅ⲥⲟⲩ ⲛ̅ⲛⲉⲉⲓ ⲉⲧⲉⲙⲁⲩⲕⲁ‐ <text:line-break/><text:span text:style-name="T1"> </text:span><text:span text:style-name="T3">(128/22) </text:span> ⲕⲟⲩ ⲁϩⲏⲩ ⲙ̅ⲙⲟϥ ϫⲉ ⲛⲉⲉⲓ ⲉⲧ‐ <text:line-break/><text:span text:style-name="T1"> </text:span><text:span text:style-name="T3">(128/23) </text:span> ⲛⲁⲧⲉⲉⲓϥ ϩⲓ̈ⲱⲟⲩ ⲁⲩⲱ ⲛⲉⲉⲓ ⲉⲛⲧⲁϩ‐ <text:line-break/><text:span text:style-name="T1"> </text:span><text:span text:style-name="T3">(128/24) </text:span> ϫⲓ ⲥⲱⲧⲉ ⲉⲩⲣ̅ ⲫⲟⲣⲓ ⲙ̣̅ⲙⲟϥ ⲁⲩⲱ ⲥⲉ‐ <text:line-break/><text:span text:style-name="T1"> </text:span><text:span text:style-name="T3">(128/25) </text:span> ⲙⲟⲩⲧⲉ ⲁⲣⲁϥ· ϫⲉ ⲡⲧⲁϫⲣⲟ· ⲛ̅ϯ‐ <text:line-break/><text:soft-page-break/><text:span text:style-name="T1"> </text:span><text:span text:style-name="T3">(128/26) </text:span> ⲧⲙⲏⲉ· ⲡⲉⲉⲓ ⲉⲧⲉⲙⲛ̅ⲧⲉϥ ϩⲉⲉⲓⲉ <text:line-break/><text:span text:style-name="T1"> </text:span><text:span text:style-name="T3">(128/27) </text:span> ⲙ̅ⲙⲉⲩ ϩⲛ̅ ⲟⲩⲙⲛ̅ⲧⲁ〈ⲧ〉ⲣⲓⲕⲉ· ⲙⲛ̅ ⲟⲩ‐ <text:line-break/><text:span text:style-name="T1"> </text:span><text:span text:style-name="T3">(128/28) </text:span> ⲙⲛ̅ⲧⲁⲧⲕⲓⲙ· ⲉϥⲉⲙⲁϩⲧⲉ ⲙ̅ⲙⲁⲩ <text:line-break/><text:span text:style-name="T1"> </text:span><text:span text:style-name="T3">(128/29) </text:span> ⲉⲩⲁⲙⲁϩⲧⲉ ⲙ̅ⲙⲁϥ ⲛϭⲓ ⲛⲉⲉⲓ ⲛ̅‐ <text:line-break/><text:span text:style-name="T1"> </text:span><text:span text:style-name="T3">(128/30) </text:span> ⲧⲁϩϫⲓ ⲛ̅ϯⲁⲡⲟⲥⲧⲁⲥⲓⲟⲥ ⲥⲉⲙⲟⲩ·‐ <text:line-break/><text:span text:style-name="T1"> </text:span><text:span text:style-name="T3">(128/31) </text:span> ⲧⲉ· ⲁⲣⲁϥ· ϫⲉ ⲙⲛ̅ⲧⲕⲁ ⲣⲱⲥ ⲉⲧⲃⲉ <text:line-break/><text:span text:style-name="T1"> </text:span><text:span text:style-name="T3">(128/32) </text:span> ⲡⲥϭⲣⲁϩⲧ̅· ⲙⲛ̅ ⲧⲙⲛ̅ⲧⲁⲧϣⲧⲟⲣⲧⲣ̅· <text:line-break/><text:span text:style-name="T1"> </text:span><text:span text:style-name="T3">(128/33) </text:span> ⲥⲉⲙⲟⲩⲧⲉ ⲁⲣⲁϥ ⲁⲛ ϫⲉ ⲙⲁ ⲛϣⲉⲗⲉ‐ <text:line-break/><text:span text:style-name="T1"> </text:span><text:span text:style-name="T3">(128/34) </text:span> ⲉⲧ· ⲉⲧⲃⲉ ⲡⲓⲙⲉⲧⲉ· ⲙⲛ̅ ϯⲙⲛ̅ⲧ‐ <text:line-break/><text:span text:style-name="T1"> </text:span><text:span text:style-name="T3">(128/35) </text:span> ⲁⲧⲡⲱϣⲉ· ⲉⲧⲉ ⲛⲁⲉ[ⲓ ⲛ]ⲉ̣ϯ̣[ⲟ]ⲩⲥⲁⲩⲛⲉ <text:line-break/><text:span text:style-name="T1"> </text:span><text:span text:style-name="T3">(128/36) </text:span> ϫⲉ ⲁⲩⲥⲟⲩⲱⲛϥ̅ ⲁⲩⲱ ⲥ[ⲉⲙⲟⲩ]ⲧ̣ⲉ ⲁⲣⲁϥ <text:line-break/><text:span text:style-name="T1"> </text:span><text:span text:style-name="T3">(129/1) </text:span> ⲁⲛ ϫⲉ ⲡⲟⲩⲁⲉⲓⲛ ⲛ̅ⲁⲧϩⲱⲧⲡ̅ <text:line-break/><text:span text:style-name="T1"> </text:span><text:span text:style-name="T3">(129/2) </text:span> ⲁⲩⲱ ⲛ̅ⲁⲧⲕⲱϩⲧ· ⲉϥϯ ⲟⲩⲁⲉⲓⲛ ⲉⲛ <text:line-break/><text:span text:style-name="T1"> </text:span><text:span text:style-name="T3">(129/3) </text:span> ⲁⲗⲗⲁ ⲛⲉⲧⲁϩⲣ̅ ⲫⲟⲣⲓ ⲙ̅ⲙⲁϥ· ⲉⲩ‐ <text:line-break/><text:span text:style-name="T1"> </text:span><text:span text:style-name="T3">(129/4) </text:span> ⲉⲓⲣⲉ ⲙ̅ⲙⲁⲩ ⲛ̅ⲟⲩⲁⲉⲓⲛ· ⲉⲧⲉ <text:line-break/><text:span text:style-name="T1"> </text:span><text:span text:style-name="T3">(129/5) </text:span> ⲛⲁⲉⲓ· ⲁⲛ ⲛⲉ ⲉⲛⲧⲁϥⲣ̅ ⲫⲟⲣⲓ ⲙ̅ⲙ[ⲁ]ⲩ̣ <text:line-break/><text:span text:style-name="T1"> </text:span><text:span text:style-name="T3">(129/6) </text:span> ⲁⲩⲱ ⲥⲉⲙⲟⲩⲧⲉ ⲁⲣⲁϥ ⲁⲛ ϫⲉ ⲡⲓ̣‐ <text:line-break/><text:span text:style-name="T1"> </text:span><text:span text:style-name="T3">(129/7) </text:span> ⲱⲛϩ̅ ϣⲁ ⲉⲛⲏϩⲉ· ⲉⲧⲉ ⲡⲉⲉⲓ ⲡⲉ ⲡⲓ̣‐ <text:line-break/><text:span text:style-name="T1"> </text:span><text:span text:style-name="T3">(129/8) </text:span> ⲁⲧⲙⲟⲩ ⲁⲩⲱ ⲥⲉⲙⲟⲩⲧⲉ ⲁⲣⲁϥ ⲙ̅‐ <text:line-break/><text:span text:style-name="T1"> </text:span><text:span text:style-name="T3">(129/9) </text:span> ⲡⲉⲧϣⲟⲟⲡ ⲙ̅ⲙⲁϥ ⲧⲏⲣϥ̅ ϩⲁⲡⲗⲱⲥ· <text:line-break/><text:span text:style-name="T1"> </text:span><text:span text:style-name="T3">(129/10) </text:span> ϩⲛ̅ⲛ ⲟⲩⲙⲛ̅ⲧϫⲁⲉⲓⲥ ⲙ̅ⲡⲉⲧⲁⲛⲓⲧ <text:line-break/><text:span text:style-name="T1"> </text:span><text:span text:style-name="T3">(129/11) </text:span> ϩⲛⲛ ⲟⲩⲙⲛ̅ⲧⲁⲧⲡⲱϣⲉ· ⲙⲛ̅ ⲟⲩⲙⲛ̅[ⲧ]‐ <text:line-break/><text:span text:style-name="T1"> </text:span><text:span text:style-name="T3">(129/12) </text:span> ⲁⲧϥⲓ· ⲙⲛ̅ ⲟⲩⲙⲛ̅ⲧⲁⲧϣⲧⲁ· ⲙⲛ̅ ⲟⲩ‐ <text:line-break/><text:span text:style-name="T1"> </text:span><text:span text:style-name="T3">(129/13) </text:span> ⲙⲛ̅ⲧⲁⲧⲣⲓⲕⲉ ϣⲁ ⲡⲁⲉⲓ ⲉⲧϣⲟⲟⲡ <text:line-break/><text:span text:style-name="T1"> </text:span><text:span text:style-name="T3">(129/14) </text:span> ⲛ̅ⲛⲉⲧⲁϩϫⲓ ϩⲏ ⲉⲩ ⲛ̅ⲅⲁⲣ ⲡⲉ ⲡⲕⲉ̣‐ <text:line-break/><text:span text:style-name="T1"> </text:span><text:span text:style-name="T3">(129/15) </text:span> ⲟⲩⲉⲉⲓ· ⲁⲙⲟⲩⲧⲉ ⲁⲣⲁϥ ⲙ̅ⲙⲁϥ <text:line-break/><text:span text:style-name="T1"> </text:span><text:span text:style-name="T3">(129/16) </text:span> ⲛ̅ⲥⲁ →ⲡ←ⲛⲟⲩⲧⲉ· ⲉϥⲟⲉⲓ ⲛ̅ⲛⲓⲡⲧⲏⲣϥ̅ <text:line-break/><text:span text:style-name="T1"> </text:span><text:span text:style-name="T3">(129/17) </text:span> ⲉⲧⲉ ⲡⲉⲉⲓ ⲡⲉ· ⲕⲁⲛ ⲉⲩϣⲁⲛⲙⲟⲩⲧⲉ· <text:line-break/><text:span text:style-name="T1"> </text:span><text:span text:style-name="T3">(129/18) </text:span> ⲁⲣⲁϥ ⲛ̅ⲛⲓⲣⲉⲛ· {ⲛⲛⲓⲣⲉⲛ} ⲛ̅ⲁⲧⲁⲡⲟⲩ <text:line-break/><text:span text:style-name="T1"> </text:span><text:span text:style-name="T3">(129/19) </text:span> ⲉⲣⲉⲁⲩϫⲟⲟⲩ ⲁⲩϭⲛϣⲉϫⲉ ⲙ̅ⲙⲁϥ <text:line-break/><text:span text:style-name="T1"> </text:span><text:span text:style-name="T3">(129/20) </text:span> ⲙ̅ⲡⲓⲣⲏⲧⲉ· ⲉϥⲛ̅ⲡⲥⲁ ⲛϩⲣⲏⲓ̈ ⲛ̅ϣⲉϫⲉ· <text:line-break/><text:span text:style-name="T1"> </text:span><text:span text:style-name="T3">(129/21) </text:span> ⲛⲓⲙ· ⲁⲩⲱ ϥⲛ̅ⲡⲥⲁ ⲛ̅ϩⲣⲏⲓ̈ ⲛ̅ϩⲣⲁⲩ ⲛⲓⲙ <text:line-break/><text:span text:style-name="T1"> </text:span><text:span text:style-name="T3">(129/22) </text:span> ⲁⲩⲱ ϥⲛ̅ϯ·ⲁ ⲛⲛ̅ϩⲣⲏⲓ̈ ⲛ̅ⲛⲟⲩⲥ ⲛⲓⲙ <text:line-break/><text:span text:style-name="T1"> </text:span><text:span text:style-name="T3">(129/23) </text:span> ⲁⲩⲱ ϥⲛ̅ⲡⲥⲁ ⲛⲧⲡⲉ ⲛ̅ⲟⲩⲁⲛ ⲛⲓⲙ· <text:line-break/><text:span text:style-name="T1"> </text:span><text:span text:style-name="T3">(129/24) </text:span> ⲁⲩⲱ ϥⲛ̅ⲡⲥⲁ ⲛϩⲣⲏⲓ̈ ⲙ̅ⲙⲛ̅ⲧⲕⲁⲣⲱⲥ <text:line-break/><text:span text:style-name="T1"> </text:span><text:span text:style-name="T3">(129/25) </text:span> ⲛⲓⲙ· ⲡⲁⲉⲓ ⲡⲉ ⲡⲣⲏⲧⲉ· ⲉⲧϣⲟⲟⲡ· <text:line-break/><text:span text:style-name="T1"> </text:span><text:span text:style-name="T3">(129/26) </text:span> {ⲁⲩⲱ ⲡⲉⲉⲓ ⲡⲉ ⲡⲉ ⲡⲣⲏⲧⲉ· ⲉⲧϣⲟⲟⲡ·} <text:line-break/><text:span text:style-name="T1"> </text:span><text:span text:style-name="T3">(129/27) </text:span> ⲙ̅ⲙⲁⲥ· ϩⲁⲧⲉ ⲛⲉⲧϣⲟⲟⲡ· ⲛ̅ⲡⲉ‐ <text:line-break/><text:span text:style-name="T1"> </text:span><text:span text:style-name="T3">(129/28) </text:span> ⲧⲉ· ⲛ̅ⲧⲁϥ ⲡⲉ· ⲡⲁⲉⲓ ⲡⲉ ⲡⲉⲧⲟⲩϭⲓⲛⲉ· <text:line-break/><text:span text:style-name="T1"> </text:span><text:span text:style-name="T3">(129/29) </text:span> ⲙ̅ⲙⲁϥ ⲙ̅ⲡⲉⲧⲉ ⲛ̅ⲧⲁϥ ⲡⲉ· ϩⲛ̅ ⲟⲩ‐ <text:line-break/><text:span text:style-name="T1"> </text:span><text:span text:style-name="T3">(129/30) </text:span> ⲙⲛ̅ⲧⲁⲧϫⲟⲟϥ ⲙⲛ̅ ⲟⲩⲙⲛ̅ⲧ‐ <text:line-break/><text:span text:style-name="T1"> </text:span><text:span text:style-name="T3">(129/31) </text:span> ⲁⲧⲣ̅ ⲛⲟⲓ̈ ⲛ̅ϩⲱ ⲁⲡϣⲱⲡⲉ ϩⲛ̅ ⲛⲉⲧ·‐ <text:line-break/><text:span text:style-name="T1"> </text:span><text:span text:style-name="T3">(129/32) </text:span> ⲥⲁⲩⲛⲉ ⲁⲃⲁⲗ ϩⲓ̈ⲧⲛ̅ ⲡⲉⲧⲁⲩⲧⲉϩ[ⲟ] <text:line-break/><text:span text:style-name="T1"> </text:span><text:span text:style-name="T3">(129/33) </text:span> ⲙ̅ⲙⲁϥ ⲉⲧⲉ ⲡⲉⲉⲓ ⲡⲉ ⲉⲛⲧⲁⲩ‐ <text:line-break/><text:span text:style-name="T1"> </text:span><text:span text:style-name="T3">(129/34) </text:span> ϯ ⲉⲁ̣[ⲩ ⲛ]ⲉϥ §ϩⲁ ⲡⲣⲁ ⲛϯⲙⲛ̅ⲧⲥⲱⲧⲡ̅ <text:line-break/><text:span text:style-name="T1"> </text:span><text:span text:style-name="T3">(130/1) </text:span> ⲕⲁⲛ ⲉⲩⲛ̅ ϩⲟⲩⲉ ϩⲁϩ ⲛ̅ⲕⲱⲃ ⲁ‐ <text:line-break/><text:span text:style-name="T1"> </text:span><text:span text:style-name="T3">(130/2) </text:span> ⲧⲣⲛ̅ϫⲟⲟⲥ ⲛ̅ⲑⲉ ⲉⲧⲉϣϣⲉ ⲁ·‐ <text:line-break/><text:soft-page-break/><text:span text:style-name="T1"> </text:span><text:span text:style-name="T3">(130/3) </text:span> ϫⲟⲟⲥ ⲛⲁⲉⲓ ⲛ̅ⲇⲉ ϩⲱⲟⲩ ϩⲁ· <text:line-break/><text:span text:style-name="T1"> </text:span><text:span text:style-name="T3">(130/4) </text:span> ⲡⲣⲁ· ⲛ̅ⲛⲁ ⲡⲓⲧⲱϩⲙⲉ· ⲡⲉⲉⲓ ⲅⲁⲣ <text:line-break/><text:span text:style-name="T1"> </text:span><text:span text:style-name="T3">(130/5) </text:span> ⲡⲉ ⲡⲣⲏⲧⲉ· ⲉⲧⲟⲩⲙⲟⲩⲧⲉ· ⲁⲛⲓ‐ <text:line-break/><text:span text:style-name="T1"> </text:span><text:span text:style-name="T3">(130/6) </text:span> ⲟⲩⲛⲉⲙ ⲙ̅ⲙⲁϥ ⲟⲩⲁⲛⲁⲅⲕⲁⲓⲟⲛ <text:line-break/><text:span text:style-name="T1"> </text:span><text:span text:style-name="T3">(130/7) </text:span> ϭⲉ ⲡⲉ· ⲁⲧⲣⲛ̅ⲟⲩ{ϩ}ⲱϩ· ⲁⲧⲟⲟⲧⲛⲉ· <text:line-break/><text:span text:style-name="T1"> </text:span><text:span text:style-name="T3">(130/8) </text:span> ⲁϣⲉ ⲁⲣⲁⲩⲟⲩ ⲁⲩⲱ ϥⲣ̅ ϣⲉⲩ ⲉⲛ <text:line-break/><text:span text:style-name="T1"> </text:span><text:span text:style-name="T3">(130/9) </text:span> ⲁⲧⲙ̅ⲧⲛ̅ⲣ̅ ⲡⲟⲩⲙⲉⲩⲉ· ⲁⲛϣⲉϫⲉ· <text:line-break/><text:span text:style-name="T1"> </text:span><text:span text:style-name="T3">(130/10) </text:span> ϩⲁⲣⲁⲩ ⲉϣⲡⲉ ⲟⲩⲛ̅ ϩⲱ ⲛ̅ϩⲣⲏⲓ̈ <text:line-break/><text:span text:style-name="T1"> </text:span><text:span text:style-name="T3">(130/11) </text:span> ϩⲛ̅ ⲛⲉⲧϩⲛ̅ ⲑⲏ ϩⲛ̅ⲛ ⲟⲩϣⲓ· ⲡⲱⲥ ⲁⲛ‐ <text:line-break/><text:span text:style-name="T1"> </text:span><text:span text:style-name="T3">(130/12) </text:span> ϫⲟⲟⲥ ⲁⲃⲁⲗ ϩⲛ̅ⲛ ⲟⲩⲙⲉⲣⲟⲥ <text:line-break/><text:span text:style-name="T1"> </text:span><text:span text:style-name="T3">(130/13) </text:span> ⲉⲡⲓⲇⲏ ⲁⲉⲓϫⲟⲟⲥ ϫⲉ ⲛⲉⲧⲁϩⲉⲓ̅ <text:line-break/><text:span text:style-name="T1"> </text:span><text:span text:style-name="T3">(130/14) </text:span> ⲧⲏⲣⲟⲩ ⲁⲃⲁⲗ ϩⲓ̈ⲧⲛ̅ ⲡⲗⲟⲅⲟⲥ ⲉⲓ‐ <text:line-break/><text:span text:style-name="T1"> </text:span><text:span text:style-name="T3">(130/15) </text:span> ⲇⲉ ⲁⲃⲁⲗ· ϩⲛ̅ ⲡⲓⲧⲁϫⲱ ⲛ̅ⲇⲉ <text:line-break/><text:span text:style-name="T1"> </text:span><text:span text:style-name="T3">(130/16) </text:span> ⲛⲉⲧϩⲁⲟⲩ· ⲉⲓⲇⲉ ⲁⲃ̣ⲁⲗ ϩⲛ̅ <text:line-break/><text:span text:style-name="T1"> </text:span><text:span text:style-name="T3">(130/17) </text:span> ϯⲃⲗ̅ⲕⲉ· ⲉⲧϯ ⲟⲩⲃⲏⲟⲩ ⲙⲛ̅ ⲡⲓ‐ <text:line-break/><text:span text:style-name="T1"> </text:span><text:span text:style-name="T3">(130/18) </text:span> ⲛⲟⲩϩⲟⲩ ⲁⲃⲁⲗ ⲙ̅ⲙⲁⲩ ⲉⲧⲉ ⲡⲓ‐ <text:line-break/><text:span text:style-name="T1"> </text:span><text:span text:style-name="T3">(130/19) </text:span> ⲛⲟⲩϩⲟⲩ ⲛ̅ⲇⲉ· ⲛ̅ⲧⲁϥ ⲡⲉ ⲁϩⲟⲩⲛ <text:line-break/><text:span text:style-name="T1"> </text:span><text:span text:style-name="T3">(130/20) </text:span> ⲛ̅ⲛⲉⲧϫⲁⲥⲉ· ⲁⲩⲱ ⲡⲓⲥⲁⲡⲥ̅· ⲙⲛ̅ <text:line-break/><text:span text:style-name="T1"> </text:span><text:span text:style-name="T3">(130/21) </text:span> ⲡⲓⲣ̅ ⲡⲙⲉⲩⲉ· ⲛ̅ⲛⲉⲧⲣ̅ ϣⲣⲡ̅ ⲛ̅‐ <text:line-break/><text:span text:style-name="T1"> </text:span><text:span text:style-name="T3">(130/22) </text:span> ϣⲟⲟⲡ ⲙⲛ̅ⲛ ⲟⲩϩⲉⲗⲡⲓⲥ ⲙⲛ̅ⲛ ⲟⲩ‐ <text:line-break/><text:span text:style-name="T1"> </text:span><text:span text:style-name="T3">(130/23) </text:span> ⲛⲁϩⲧⲉ· ⲁⲧⲣⲉϥ[ϫ]ⲓ̣ ⲙ̅ⲡⲟⲩϫⲁⲉⲓ‐ <text:line-break/><text:span text:style-name="T1"> </text:span><text:span text:style-name="T3">(130/24) </text:span> ⲧⲉ· ⲛ̅ⲇⲉ ⲡⲓϩⲱⲃ ⲉⲧⲛⲁⲛⲟⲩϥ <text:line-break/><text:span text:style-name="T1"> </text:span><text:span text:style-name="T3">(130/25) </text:span> ⲉⲁⲩⲣ̅ ⲁⲝⲓⲟⲩ ⲙ̅ⲙⲟⲟⲩ ⲁⲃⲁⲗ ϫⲉ <text:line-break/><text:span text:style-name="T1"> </text:span><text:span text:style-name="T3">(130/26) </text:span> ϩⲛ̅ϣⲱⲡⲉ ⲛⲉ· ⲁⲃⲁⲗ ϩⲛ̅ ⲛⲓⲇⲓⲁ·‐ <text:line-break/><text:span text:style-name="T1"> </text:span><text:span text:style-name="T3">(130/27) </text:span> ⲑⲉⲥⲓⲥ ⲉⲧⲛⲁⲛⲟⲩⲟⲩ ⲉⲩⲛ̅ⲧⲉⲩ <text:line-break/><text:span text:style-name="T1"> </text:span><text:span text:style-name="T3">(130/28) </text:span> ⲙ̅ⲙⲉⲩ ⲛ̅ⲧⲗⲁⲉⲓϭⲉ· ⲙ̅ⲡⲟⲩϫⲡⲟ <text:line-break/><text:span text:style-name="T1"> </text:span><text:span text:style-name="T3">(130/29) </text:span> ⲉⲩⲟⲩⲅⲛⲱⲙⲏ ⲇⲉ· ⲁⲃⲁⲗ̣ ϩⲙ̅ ⲡⲉⲧ‐ <text:line-break/><text:span text:style-name="T1"> </text:span><text:span text:style-name="T3">(130/30) </text:span> ϣⲟⲟⲡ· ⲉⲧⲓ ⲁⲛ ϫⲉ ⲛⲉⲙ̅ⲡⲁⲧⲉⲡⲗⲟ‐ <text:line-break/><text:span text:style-name="T1"> </text:span><text:span text:style-name="T3">(130/31) </text:span> ⲅⲟⲥ ϫⲓ ⲙ̅ⲙⲁϥ ⲙ̅ⲙⲓⲛ ⲙ̅ⲙⲁϥ ⲛⲙ̅‐ <text:line-break/><text:span text:style-name="T1"> </text:span><text:span text:style-name="T3">(130/32) </text:span> ⲙⲉⲩ ϩⲛⲛ ⲟⲩⲙⲛ̅ⲧⲁⲧⲛⲉⲩ ⲁⲣⲁⲥ <text:line-break/><text:span text:style-name="T1"> </text:span><text:span text:style-name="T3">(130/33) </text:span> ⲉϥⲟⲩⲱϣ ⲡⲉⲧϫⲁⲥⲉ· ⲁϥⲟⲩⲱϩ <text:line-break/><text:span text:style-name="T1"> </text:span><text:span text:style-name="T3">(130/34) </text:span> ⲁⲧⲟⲟⲧϥ ⲁⲛ ⲙ̅ⲡ→ⲉ←ⲓ̈ⲙⲉⲩⲉ· ⲁⲃⲁⲗ ϫⲉ <text:line-break/><text:span text:style-name="T1"> </text:span><text:span text:style-name="T3">(130/35) </text:span> ⲛⲉⲁⲩϣⲱⲡⲉ ⲉⲩⲣ̅ [ϩⲁ]ⲉ ⲛⲉϥ· <text:line-break/><text:span text:style-name="T1"> </text:span><text:span text:style-name="T3">(131/1) </text:span> ⲡⲉⲉⲓ ⲛ̅ⲧⲁϩϣⲱⲡⲉ ⲛ̅ⲗⲁⲉⲓϭⲉ ⲙ̅‐ <text:line-break/><text:span text:style-name="T1"> </text:span><text:span text:style-name="T3">(131/2) </text:span> ⲡⲧⲣⲟⲩϣⲱⲡⲉ ⲉⲙⲡⲟⲩϥⲓⲧⲟⲩ· <text:line-break/><text:span text:style-name="T1"> </text:span><text:span text:style-name="T3">(131/3) </text:span> ⲁϩⲣⲏⲓ̈ ⲉϥⲟⲩⲁϫ· ϩⲱⲥ ⲉⲙⲛ̅ ⲗⲁⲩⲉ <text:line-break/><text:span text:style-name="T1"> </text:span><text:span text:style-name="T3">(131/4) </text:span> ϣⲟⲟⲡ ϩⲁ ⲧⲟⲩⲉϩⲏ ⲁⲗⲗⲁ ⲥⲉϩⲟ‐ <text:line-break/><text:span text:style-name="T1"> </text:span><text:span text:style-name="T3">(131/5) </text:span> ⲙ̣ⲟⲗⲟⲅⲓ· ϫⲉ ⲟⲩⲛⲧⲉⲩ ⲁⲣⲭⲏ <text:line-break/><text:span text:style-name="T1"> </text:span><text:span text:style-name="T3">(131/6) </text:span> ⲙ̣̅ⲙⲉⲩ· ⲙ̅ⲡⲧⲟⲩϣⲱⲡⲉ· ⲁⲩⲱ ⲥⲉ‐ <text:line-break/><text:span text:style-name="T1"> </text:span><text:span text:style-name="T3">(131/7) </text:span> ⲟⲩⲱϣⲉ· 〈ⲙ̅〉ⲡⲉⲉⲓ ⲁⲧⲣⲟⲩⲥⲟⲩⲱⲛϥ̅ <text:line-break/><text:span text:style-name="T1"> </text:span><text:span text:style-name="T3">(131/8) </text:span> ⲉⲧⲉ ⲡⲉⲧϣⲟⲟⲡ· ϩⲁ ⲧⲟⲩⲉϩⲏ ⲡⲉ· <text:line-break/><text:span text:style-name="T1"> </text:span><text:span text:style-name="T3">(131/9) </text:span> ⲛ̅ϩⲟⲩⲟ ϭⲉ ⲛ̅ϩⲟⲩⲟ ϫⲉ ⲁⲩⲟⲩⲱϣⲧ̅ <text:line-break/><text:span text:style-name="T1"> </text:span><text:span text:style-name="T3">(131/10) </text:span> ⲙ̅ⲡⲟⲩⲱⲛϩ̅ ⲁⲃⲁⲗ· ⲙ̅ⲡⲟⲩⲁⲉⲓⲛ <text:line-break/><text:span text:style-name="T1"> </text:span><text:span text:style-name="T3">(131/11) </text:span> ⲙ̅ⲡⲣⲏⲧⲉ ⲛ̅ⲛⲟⲩⲃ̅ⲃⲣⲏϭⲉ· ⲁⲩⲱ <text:line-break/><text:span text:style-name="T1"> </text:span><text:span text:style-name="T3">(131/12) </text:span> ⲁⲩⲣ̅ ⲙⲛ̅ⲧⲣⲉ ϫⲉ ⲛ̅ⲧⲁϥⲟⲩⲱⲛϩ̅ <text:line-break/><text:span text:style-name="T1"> </text:span><text:span text:style-name="T3">(131/13) </text:span> [ⲁⲃ]ⲁⲗ· ⲁⲩⲟⲩϫⲁⲉⲓ ⲛ̅ⲧⲉ{ⲛⲉⲟ}ⲩ <text:line-break/><text:span text:style-name="T1"> </text:span><text:span text:style-name="T3">(131/14) </text:span> §[ϫ]ⲉ ⲟⲩ ⲙⲟⲛⲟⲛ ⲛⲉⲧⲁϩ{ⲉ̅ⲓ} ⲁⲃⲁⲗ <text:line-break/><text:soft-page-break/><text:span text:style-name="T1"> </text:span><text:span text:style-name="T3">(131/15) </text:span> ⲙ̣ⲡⲗⲟⲅⲟⲥ ⲛⲉⲧ·ⲁⲛϫⲟⲩ ⲙ̅‐ <text:line-break/><text:span text:style-name="T1"> </text:span><text:span text:style-name="T3">(131/16) </text:span> ⲙⲟⲥ ⲁ[ⲣⲁ]ⲩⲟⲩ ⲟⲩⲁⲉⲧⲟⲩ ⲛⲉ ϫⲉ· <text:line-break/><text:span text:style-name="T1"> </text:span><text:span text:style-name="T3">(131/17) </text:span> ⲥⲉⲛⲁⲧⲉϩⲉ ⲡⲓϩⲱⲃ ⲉⲧⲛⲁⲛⲟⲩϥ <text:line-break/><text:span text:style-name="T1"> </text:span><text:span text:style-name="T3">(131/18) </text:span> ⲁⲗⲗⲁ ⲛⲉⲧⲁⲛⲁⲉⲓ ϩⲱⲟⲩ ⲁⲛ ϫⲡⲁⲩ <text:line-break/><text:span text:style-name="T1"> </text:span><text:span text:style-name="T3">(131/19) </text:span> ⲕⲁⲧⲁ ⲛⲓⲇⲓⲁⲑⲉⲥⲓⲥ ⲁⲛ ⲉⲧⲛⲁ‐ <text:line-break/><text:span text:style-name="T1"> </text:span><text:span text:style-name="T3">(131/20) </text:span> ⲛⲟⲩⲟⲩ ⲥⲉⲛⲁⲣ̅ ⲕⲟⲓⲛⲱⲛⲓ ϩⲱⲟⲩ <text:line-break/><text:span text:style-name="T1"> </text:span><text:span text:style-name="T3">(131/21) </text:span> ⲁⲛ ⲁⲡⲓⲙ̅ⲧⲟⲛ ⲕⲁⲧⲁ ⲧⲙⲛⲧϩⲟⲩⲟ <text:line-break/><text:span text:style-name="T1"> </text:span><text:span text:style-name="T3">(131/22) </text:span> ⲙ̅ⲡϩⲙⲟⲧ· ⲁⲩⲱ ⲛⲉⲉⲓ ⲉⲛⲧⲁⲩ‐ <text:line-break/><text:span text:style-name="T1"> </text:span><text:span text:style-name="T3">(131/23) </text:span> ⲛ̅ⲧⲟⲩ ⲁⲃⲁⲗ ϩⲛ̅ ⲧⲉⲉⲓⲉⲡⲓⲑⲩ‐ <text:line-break/><text:span text:style-name="T1"> </text:span><text:span text:style-name="T3">(131/24) </text:span> ⲙⲓⲁ ⲛ̅ⲧⲉ ⲧⲙⲛ̅ⲧⲙⲁⲉⲓⲟⲩⲉϩ <text:line-break/><text:span text:style-name="T1"> </text:span><text:span text:style-name="T3">(131/25) </text:span> ⲥⲁϩⲛⲉ· ⲉⲩⲛ̅ⲧⲉⲩ ⲙ̅ⲙⲉⲩ ⲙ̅ⲡⲓ‐ <text:line-break/><text:span text:style-name="T1"> </text:span><text:span text:style-name="T3">(131/26) </text:span> ⲥⲓⲧⲉ· ⲛ̅ϩⲏⲧⲟⲩ ⲉⲧⲉ ⲧⲉⲉⲓ ⲧⲉ ⲧⲙ〈ⲛ̅〉ⲧ‐ <text:line-break/><text:span text:style-name="T1"> </text:span><text:span text:style-name="T3">(131/27) </text:span> ⲙⲁⲉⲓⲟⲩⲉϩ ⲥⲁϩⲛⲉ ⲥⲉⲛⲁϫⲓ <text:line-break/><text:span text:style-name="T1"> </text:span><text:span text:style-name="T3">(131/28) </text:span> ⲛ̅ⲧϣⲃ̅ⲃⲓⲱ͂· ⲛ̅ⲛⲓⲡⲉⲧⲛⲁⲛⲟⲩⲟⲩ <text:line-break/><text:span text:style-name="T1"> </text:span><text:span text:style-name="T3">(131/29) </text:span> ⲛ̅ϭⲓ ⲛⲁⲉⲓ̣ ⲉ̣ⲛⲧⲁϩⲣ̅ ϩⲱⲃ ⲙⲛ̅ ⲛⲁⲉⲓ <text:line-break/><text:span text:style-name="T1"> </text:span><text:span text:style-name="T3">(131/30) </text:span> ⲉⲧⲉⲩⲛ̅ⲧⲉⲩ ⲙ̅ⲙⲉⲩ ⲛ̅ϯⲡⲣⲟⲁⲓⲣⲉ‐ <text:line-break/><text:span text:style-name="T1"> </text:span><text:span text:style-name="T3">(131/31) </text:span> ⲥⲓⲥ· ⲛ̅ⲛⲓⲡⲉⲧⲛⲁⲛⲟⲩⲟⲩ ⲉⲩϣⲁⲣ̅ ϩ‐ <text:line-break/><text:span text:style-name="T1"> </text:span><text:span text:style-name="T3">(131/32) </text:span> ⲛⲉⲩ ϩⲛⲛ ⲟⲩⲅⲛⲱⲙⲏ ⲛ̅ⲥⲉⲟⲩⲱ‐ <text:line-break/><text:span text:style-name="T1"> </text:span><text:span text:style-name="T3">(131/33) </text:span> ϣⲉ· ⲁⲕⲱⲉ ⲛ̅ⲥⲱⲟⲩ ⲛ̅ⲧⲙⲛ̅ⲧⲙⲁ‐ <text:line-break/><text:span text:style-name="T1"> </text:span><text:span text:style-name="T3">(131/34) </text:span> ⲉⲓⲉⲁⲩⲟⲩ ⲉⲧϣⲟⲩⲉⲓⲧ· ⲡⲣⲟⲥ ⲟⲩ‐ <text:line-break/><text:span text:style-name="T1"> </text:span><text:span text:style-name="T3">(131/35) </text:span> ⲥⲏⲟⲩ ⲛ̅[ⲥⲉⲣ] ⲡⲟⲩⲁϩ ⲥⲁϩⲛⲉ ⲙ̅ⲡϫⲟⲓ̈ⲥ <text:line-break/><text:span text:style-name="T1"> </text:span><text:span text:style-name="T3">(132/1) </text:span> ⲙ̅ⲡⲉⲁⲩ ⲁⲛⲧⲓ ⲡⲓⲧⲁⲉⲓⲟ ⲡⲣⲟⲥ ⲟⲩ‐ <text:line-break/><text:span text:style-name="T1"> </text:span><text:span text:style-name="T3">(132/2) </text:span> ⲁⲉⲓϣ ϣⲏⲙ ⲛ̅ⲥⲉⲣ̅ ⲕⲗⲏⲣⲟⲛⲟⲙⲓ <text:line-break/><text:span text:style-name="T1"> </text:span><text:span text:style-name="T3">(132/3) </text:span> ⲛ̅ⲧⲙⲛ̅ⲧⲣ̅ⲣⲟ· ϣⲁ ⲉⲛⲉϩ §ⲧⲉⲛⲟⲩ ⲇⲉ <text:line-break/><text:span text:style-name="T1"> </text:span><text:span text:style-name="T3">(132/4) </text:span> ⲟⲩⲁⲛⲁⲅⲕⲁⲓⲟⲛ ⲡⲉ ⲁⲧⲣⲛ̅[ϩ]ⲱⲧⲣⲉ <text:line-break/><text:span text:style-name="T1"> </text:span><text:span text:style-name="T3">(132/5) </text:span> ⲛ̅ⲛⲗⲁⲉⲓϭⲉ· ⲙⲛ̅ⲛ ⲛⲉⲛⲉⲣⲅⲓⲁ ⲛ̣̅ⲇⲉ <text:line-break/><text:span text:style-name="T1"> </text:span><text:span text:style-name="T3">(132/6) </text:span> ⲡⲓϩⲙⲟⲧ· ϣⲁⲣⲁⲩ ⲙⲛ̅ ⲛⲓⲁⲫⲟⲣⲙⲏ <text:line-break/><text:span text:style-name="T1"> </text:span><text:span text:style-name="T3">(132/7) </text:span> ⲉⲡⲉⲧⲉϣϣⲉ ⲡⲉ· ⲁⲧⲣⲛ̅ϫⲟⲩ· ⲙ̅ⲡⲉⲛ‐ <text:line-break/><text:span text:style-name="T1"> </text:span><text:span text:style-name="T3">(132/8) </text:span> ⲧⲁⲛⲣ̅ ϣⲣⲡ̅ ⲛ̅ϫⲟⲟϥ· ⲛ̅ⲇⲉ ⲡⲓⲟⲩϫⲁ‐ <text:line-break/><text:span text:style-name="T1"> </text:span><text:span text:style-name="T3">(132/9) </text:span> ⲉⲓⲧⲉ· ⲛ̅ⲇⲉ ⲛⲓⲟⲩⲛⲉⲙ· ⲧⲏⲣⲟⲩ <text:line-break/><text:span text:style-name="T1"> </text:span><text:span text:style-name="T3">(132/10) </text:span> ⲛ̅ⲇⲉ ⲛⲓⲁⲧ〈ⲧ〉ⲁϩⲧϩ̅ ⲙⲛ̅ ⲛⲉⲧ〈ⲧ〉ⲁϩⲧⲁϩⲧ· <text:line-break/><text:span text:style-name="T1"> </text:span><text:span text:style-name="T3">(132/11) </text:span> ⲧⲏⲣⲟⲩ ⲁϩⲱⲧⲣⲉ· ⲙ̅ⲙⲁⲩ̣ [ⲙⲛ] <text:line-break/><text:span text:style-name="T1"> </text:span><text:span text:style-name="T3">(132/12) </text:span> ⲛⲟⲩⲉⲣⲏⲩ· ⲁⲩⲱ ⲡⲓⲙ̅ⲧⲟⲛ [ⲉⲧⲉ] <text:line-break/><text:span text:style-name="T1"> </text:span><text:span text:style-name="T3">(132/13) </text:span> ⲡⲉⲉⲓ ⲡⲉ· ⲡⲟⲩⲱⲛϩ̅ ⲁⲃⲁⲗ ⲙ̣[ⲡⲓ]‐ <text:line-break/><text:span text:style-name="T1"> </text:span><text:span text:style-name="T3">(132/14) </text:span> ⲥⲙⲁⲧ· ⲉⲛⲧⲁⲩⲛ[ⲁ]ϩ̣ⲧⲉ· 〈ⲛ̅ϩⲏⲧϥ̅〉 ⲡⲉⲉⲓ <text:line-break/><text:span text:style-name="T1"> </text:span><text:span text:style-name="T3">(132/15) </text:span> ⲁⲧⲣⲛ̅ⲧⲉϩⲁϥ ⲁⲣⲉⲧϥ̅ ϩⲛⲛ ⲟⲩ‐ <text:line-break/><text:span text:style-name="T1"> </text:span><text:span text:style-name="T3">(132/16) </text:span> ϣⲉϫⲉ ⲉⲡⲉⲧⲉϣϣⲉ ⲡⲉ̣ ⲉⲛϣⲁ‐ <text:line-break/><text:span text:style-name="T1"> </text:span><text:span text:style-name="T3">(132/17) </text:span> ⲣ̅ ϩⲟⲙⲟⲗⲟⲅⲓ ⲅⲁⲣ ⲛ̅ϯⲙⲛ̅ⲧ̣ⲣ̣̅ⲣⲟ· <text:line-break/><text:span text:style-name="T1"> </text:span><text:span text:style-name="T3">(132/18) </text:span> ⲉⲧϩⲛ̅ ⲡⲉⲭⲣ(ⲓⲥⲧⲟ)ⲥ ⲁⲩⲣ̅ ⲃⲟⲗ· ⲉ̣ⲃⲟⲗ ⲛ̅ⲧⲟ‐ <text:line-break/><text:span text:style-name="T1"> </text:span><text:span text:style-name="T3">(132/19) </text:span> ⲟⲧϥ̅ ⲙ̅ⲡⲓϩⲁϩ ⲛ̅ⲣⲏⲧⲉ ⲧⲏⲣϥ̅ ⲁⲩⲱ ⲧ‐ <text:line-break/><text:span text:style-name="T1"> </text:span><text:span text:style-name="T3">(132/20) </text:span> ⲙⲛ̅ⲧⲁⲧϣⲱϣ ⲙ̣ⲛ̣̅ ⲡϣⲓⲃⲉ· ⲧϩⲁⲏ <text:line-break/><text:span text:style-name="T1"> </text:span><text:span text:style-name="T3">(132/21) </text:span> ⲅⲁⲣ ⲛⲁϫⲓ ⲡϣⲱⲡⲉ ⲁⲛ ⲛ̅ⲟⲩⲉⲉⲓ ⲛ̅‐ <text:line-break/><text:span text:style-name="T1"> </text:span><text:span text:style-name="T3">(132/22) </text:span> ⲟⲩⲱⲧ· ⲛ̅ⲑⲉ ⲁⲛ ⲉⲧⲉ ⲟⲩⲉⲉⲓ ⲛ̅‐ <text:line-break/><text:span text:style-name="T1"> </text:span><text:span text:style-name="T3">(132/23) </text:span> ⲟⲩⲱⲧ· ⲧⲉ ⲧⲁⲣⲭⲏ· ⲡⲙⲁ ⲉⲧⲉ ⲙⲛ̅ <text:line-break/><text:span text:style-name="T1"> </text:span><text:span text:style-name="T3">(132/24) </text:span> ϩⲟⲟⲩⲧ ⲙⲛ̅ ⲥϩⲓ̈ⲙⲉ ⲟⲩⲇⲉ ϩⲙ̅ϩⲉⲗ· <text:line-break/><text:span text:style-name="T1"> </text:span><text:span text:style-name="T3">(132/25) </text:span> ϩⲓ̈ ⲉⲗⲉⲩⲑⲉⲣⲟⲥ· ⲟⲩⲇⲉ ⲙⲛ̅ ⲥⲃ̅ⲃⲉ <text:line-break/><text:span text:style-name="T1"> </text:span><text:span text:style-name="T3">(132/26) </text:span> ϩⲓ̈ ⲙⲛ̅ⲧⲁⲧⲥⲃ̅ⲃⲉ ⲟⲩⲇ̣[ⲉ] ⲙ̣ⲛ̅ ⲁⲅ·ⲅⲉ‐ <text:line-break/><text:soft-page-break/><text:span text:style-name="T1"> </text:span><text:span text:style-name="T3">(132/27) </text:span> ⲗⲟⲥ ⲟⲩⲇⲉ ⲙⲛ̅ ⲣⲱⲙⲉ ⲁⲗⲗ̣ⲁ ⲡⲧⲏⲣϥ̅ <text:line-break/><text:span text:style-name="T1"> </text:span><text:span text:style-name="T3">(132/28) </text:span> ϩⲛ̅ ⲡⲧⲏⲣϥ̅ ⲡⲉⲭ(ⲣⲓⲥⲧⲟ)ⲥ ⲉϣ ⲡⲉ ⲡⲣⲏⲧⲏ <text:line-break/><text:span text:style-name="T1"> </text:span><text:span text:style-name="T3">(132/29) </text:span> ⲙ̅ⲡⲉⲧⲉⲛⲉϥϣⲟⲟⲡ· ⲉⲛ· ⲛ̅ϣⲟⲣⲡ̅ <text:line-break/><text:span text:style-name="T1"> </text:span><text:span text:style-name="T3">(132/30) </text:span> ⲉⲩⲛⲁϭⲛⲧⲥ̅ ⲉϥⲛⲁϣⲱⲡⲉ· ϩⲓ̈ <text:line-break/><text:span text:style-name="T1"> </text:span><text:span text:style-name="T3">(132/31) </text:span> ⲉϣ ⲡⲉ· ⲧⲫⲩⲥⲓⲥ ⲙ̅ⲡⲉⲧⲉ ⲟⲩϩⲙ̅‐ <text:line-break/><text:span text:style-name="T1"> </text:span><text:span text:style-name="T3">(132/32) </text:span> ϩⲉⲗ {ⲉⲛ} ⲡⲉ· ⲉϥⲛⲁϫⲓ ⲙⲁ̣ ⲙⲛ̅ ⲟⲩ‐ <text:line-break/><text:span text:style-name="T1"> </text:span><text:span text:style-name="T3">(133/1) </text:span> ⲉⲗⲉⲩⲑⲉⲣⲟⲥ ⲥⲉⲛⲁϫⲓ ⲡⲛⲉⲩ ⲛ̅‐ <text:line-break/><text:span text:style-name="T1"> </text:span><text:span text:style-name="T3">(133/2) </text:span> ⲅⲁⲣ· ⲛ̅ϩⲟⲩⲟ ⲛ̅ϩⲟⲩⲟ ϩⲛ̅ⲛ ⲟⲩⲫⲩⲥⲓⲥ <text:line-break/><text:span text:style-name="T1"> </text:span><text:span text:style-name="T3">(133/3) </text:span> ϩⲛⲛ ⲟⲩϣⲉϫⲉ ϣⲏⲙ· ⲟⲩⲁⲉⲉⲧϥ̅ <text:line-break/><text:span text:style-name="T1"> </text:span><text:span text:style-name="T3">(133/4) </text:span> ⲉⲛ ⲁⲧⲣⲟⲩⲛⲁϩⲧⲉ· ⲟⲩⲁⲉⲉⲧϥ̅ ϩⲓ̈‐ <text:line-break/><text:span text:style-name="T1"> </text:span><text:span text:style-name="T3">(133/5) </text:span> ⲧⲛ ⲟⲩⲥⲙⲏ· ϫⲉ ⲡⲉⲉⲓ ⲡⲉ ⲡⲣⲏⲧⲉ· <text:line-break/><text:span text:style-name="T1"> </text:span><text:span text:style-name="T3">(133/6) </text:span> ⲉⲧϣⲟⲟⲡ ϫⲉ ⲟⲩⲉⲓⲉ ⲛ̅ⲟⲩⲱⲧ· ⲇⲉ· <text:line-break/><text:span text:style-name="T1"> </text:span><text:span text:style-name="T3">(133/7) </text:span> ϯⲁⲡⲟⲕⲁⲧⲁⲥⲧⲁⲥⲓⲥ ⲁϩⲟⲩⲛ ⲁⲡⲉ‐ <text:line-break/><text:span text:style-name="T1"> </text:span><text:span text:style-name="T3">(133/8) </text:span> ⲧⲉⲛⲉϥϣⲟⲟⲡ· ⲕⲁⲛ· ⲉⲩⲛ̅ ϩⲁⲉⲓⲛⲉ <text:line-break/><text:span text:style-name="T1"> </text:span><text:span text:style-name="T3">(133/9) </text:span> ϫⲁⲥⲉ ⲉⲧⲃⲉ ⲧⲟⲓⲕⲟⲛⲟⲙⲓⲁ· ⲉⲁⲩⲕⲁⲩ‐ <text:line-break/><text:span text:style-name="T1"> </text:span><text:span text:style-name="T3">(133/10) </text:span> ⲉ· ⲛ̅ⲗⲁⲉⲓϭⲉ· ⲛ̅ⲛⲉⲧⲁϩϣⲱⲡⲉ <text:line-break/><text:span text:style-name="T1"> </text:span><text:span text:style-name="T3">(133/11) </text:span> ⲉⲩⲣ̅ ϩⲟⲩⲉ· ⲉⲛⲉⲣⲅⲓⲁ ⲉϩⲛ̅ⲫⲩⲥⲓⲕⲏ ⲛⲉ <text:line-break/><text:span text:style-name="T1"> </text:span><text:span text:style-name="T3">(133/12) </text:span> [ⲁ]ⲩ̣ⲱ ⲉⲩⲣ̅ ϩⲛⲉⲩ ⲉⲧⲃⲉ ⲛⲉⲧⲙ̅ⲙⲉⲩ <text:line-break/><text:span text:style-name="T1"> </text:span><text:span text:style-name="T3">(133/13) </text:span> [ⲥⲉⲛ]ⲁϫⲓ ⲛ̅ϯⲙⲛ̅ⲧⲣ̅ⲣⲟ ⲙⲛ̅ ⲡⲓⲧⲁϫⲣⲟ <text:line-break/><text:span text:style-name="T1"> </text:span><text:span text:style-name="T3">(133/14) </text:span> [ⲙⲛ] ⲡⲓⲟⲩϫⲁⲉⲓⲧⲉ· ⲛ̅ϭⲓ ⲁⲅⲅⲉⲗⲟⲥ <text:line-break/><text:span text:style-name="T1"> </text:span><text:span text:style-name="T3">(133/15) </text:span> [ϩⲓ ⲕ]ⲉ̣ⲣⲱⲙⲉ ⲛⲁⲉⲓ ϭⲉ· ⲛⲉ ⲛⲗⲁⲉⲓϭⲉ <text:line-break/><text:span text:style-name="T1"> </text:span><text:span text:style-name="T3">(133/16) </text:span> §ϫ̣ⲉ ⲛⲉⲧⲁϩ̣ⲟⲩⲱⲛϩ̅ ϩⲛ̅ ⲥⲁⲣⲝ· ⲁⲩⲛⲁϩ‐ <text:line-break/><text:span text:style-name="T1"> </text:span><text:span text:style-name="T3">(133/17) </text:span> ⲧⲉ ⲁⲣⲁϥ· ϩⲛ̅ ⲟⲩⲙⲛ̅ⲧⲁⲧⲣ̅ ϩⲏⲧ· <text:line-break/><text:span text:style-name="T1"> </text:span><text:span text:style-name="T3">(133/18) </text:span> ⲥⲛⲉⲩ ϫⲉ ⲡϣⲏⲣⲉ ⲡⲉ ⲙ̅ⲡⲓⲁⲧⲥⲟⲩ‐ <text:line-break/><text:span text:style-name="T1"> </text:span><text:span text:style-name="T3">(133/19) </text:span> ⲱⲛ[ϥ̅ ⲡ]ⲉ ⲛ̅ⲛⲟⲩⲧⲉ ⲡⲉ ⲡⲉⲉⲓ ⲉⲧⲉ·‐ <text:line-break/><text:span text:style-name="T1"> </text:span><text:span text:style-name="T3">(133/20) </text:span> ⲙ̅ⲡ̣ⲟⲩϣⲉϫⲉ ⲁⲣⲁϥ· ⲛ̅ϣⲟⲣⲡ̅ <text:line-break/><text:span text:style-name="T1"> </text:span><text:span text:style-name="T3">(133/21) </text:span> ⲁⲩⲱ ⲙⲡⲟⲩϣ ⲛⲉⲩ ⲁⲣⲁϥ· ⲁⲩⲱ <text:line-break/><text:span text:style-name="T1"> </text:span><text:span text:style-name="T3">(133/22) </text:span> ⲁⲩⲕⲱ ⲛ̅ⲥⲱⲟⲩ̣ ⲛ̅ⲛⲟⲩⲛⲟⲩⲧⲉ· <text:line-break/><text:span text:style-name="T1"> </text:span><text:span text:style-name="T3">(133/23) </text:span> ⲉⲛⲧⲁⲩϣⲙ̅ϣⲉ ⲙ̅ⲙⲟⲟⲩ ⲛ̅ϣⲟⲣⲡ̅· <text:line-break/><text:span text:style-name="T1"> </text:span><text:span text:style-name="T3">(133/24) </text:span> ⲁⲩⲱ ⲛ̅ϫⲟⲉⲓⲥ ⲛⲉⲉⲓ ⲉⲧϣⲟⲟⲡ· <text:line-break/><text:span text:style-name="T1"> </text:span><text:span text:style-name="T3">(133/25) </text:span> ϩⲛ̅ ⲧⲡⲉ· ⲁⲩⲱ ⲛⲉⲧϣⲟⲟⲡ ϩⲓ̈ϫⲙ̅ <text:line-break/><text:span text:style-name="T1"> </text:span><text:span text:style-name="T3">(133/26) </text:span> ⲡⲕⲁϩ· ⲛⲉⲉⲓ ⲙⲉⲛ ϩⲁⲑⲏ ⲙ̅ⲡⲁ‐ <text:line-break/><text:span text:style-name="T1"> </text:span><text:span text:style-name="T3">(133/27) </text:span> ⲧⲟⲩϥⲓⲧⲟⲩ ⲁ̣ϩⲣⲏⲓ̈ ⲁ[ⲗ]ⲗ̣ⲁ̣ ⲉⲧⲓ ⲉϥⲟ‐ <text:line-break/><text:span text:style-name="T1"> </text:span><text:span text:style-name="T3">(133/28) </text:span> ⲉⲓ ⲛ̅ⲗⲓⲗ[ⲟ]ⲩ̣ ⲁⲩⲣ̅ ⲙⲛⲧⲣⲉ ϫⲉ ⲏⲇⲏ <text:line-break/><text:span text:style-name="T1"> </text:span><text:span text:style-name="T3">(133/29) </text:span> ⲁϥⲣ̅ ⲁⲣⲭ̣ⲉⲥⲑⲁⲓ ⲛ̅ⲧⲁϣⲉ ⲁⲉⲓϣ <text:line-break/><text:span text:style-name="T1"> </text:span><text:span text:style-name="T3">(133/30) </text:span> ⲁⲩⲱ ⲡⲥ̣ⲁ̣ⲡ· ⲉϥⲕⲏ ⲁϩⲣⲏⲓ̈ ϩⲛ̅ ⲡⲧⲁⲫⲟⲥ <text:line-break/><text:span text:style-name="T1"> </text:span><text:span text:style-name="T3">(133/31) </text:span> ⲉ[ϥⲟⲓ ⲛ]ⲣ̣ⲱⲙⲉ· ⲉϥⲙⲟⲟⲩⲧ ⲛ̅ⲁⲅ·‐ <text:line-break/><text:span text:style-name="T1"> </text:span><text:span text:style-name="T3">(133/32) </text:span> [ⲅⲉⲗⲟⲥ ⲇ]ⲉ ⲛⲉⲩⲙⲉⲩⲉ ϫⲉ ϥⲁⲛϩ̅ <text:line-break/><text:span text:style-name="T1"> </text:span><text:span text:style-name="T3">(133/33) </text:span> [ⲛⲥⲉϫⲓ ⲛ]ⲧ̣ⲟⲟⲧϥ̅ ⲙ̅ⲡⲱⲛϩ̅· <text:line-break/><text:span text:style-name="T1"> </text:span><text:span text:style-name="T3">(134/1) </text:span> ⲛ̅ⲧⲟⲟⲧϥ̅ ⲙ̅ⲡⲉⲧⲁϩⲙⲟⲩ· ⲛⲟⲩϣⲙ̅‐ <text:line-break/><text:span text:style-name="T1"> </text:span><text:span text:style-name="T3">(134/2) </text:span> ϣⲉ ⲇⲉ· ⲛⲁⲩⲟⲩⲁϣⲟⲩ ⲛ̅ϣⲟⲣⲡ̅ <text:line-break/><text:span text:style-name="T1"> </text:span><text:span text:style-name="T3">(134/3) </text:span> ⲉⲧⲛⲁϣⲱⲟⲩ ⲙⲛ̅ ⲛⲟⲩⲙⲁϩⲉⲓⲉ· ⲛⲁ‐ <text:line-break/><text:span text:style-name="T1"> </text:span><text:span text:style-name="T3">(134/4) </text:span> ⲉⲓ· ⲉⲧⲉⲛⲉⲩϣⲟⲟⲡ· ϩⲛ̅ ⲡⲉⲣⲡ̣ⲉⲉ̣ ϩⲁ <text:line-break/><text:span text:style-name="T1"> </text:span><text:span text:style-name="T3">(134/5) </text:span> ⲛ̣ⲁⲉⲓ {ⲧ}ⲉⲉⲧⲟⲩ· ⲛ̅ϭⲟⲩⲁⲉⲓ 〈ⲁ〉ϯϩⲟⲙ̣[ⲟ]ⲗⲟ·‐ <text:line-break/><text:span text:style-name="T1"> </text:span><text:span text:style-name="T3">(134/6) </text:span> ⲅ̣ⲓⲁ ⲉⲧⲉ ⲧⲉⲉⲓ ⲧⲉ ⲟⲩⲛ ϭⲁⲙ ⲙ̅ⲙⲁ̣ⲥ <text:line-break/><text:span text:style-name="T1"> </text:span><text:span text:style-name="T3">(134/7) </text:span> ϩⲁ ⲛⲉⲉⲓ ⲉⲉⲓⲣⲉ ⲙ̅ⲙⲁⲥ· ⲁⲃⲁⲗ ϩⲓ̈‐ <text:line-break/><text:span text:style-name="T1"> </text:span><text:span text:style-name="T3">(134/8) </text:span> ⲧⲛ̅ ⲡⲧⲣⲟⲩⲡⲱⲧ ⲁϩⲟⲩⲛ ⲁⲣⲁϥ §ϫⲉ <text:line-break/><text:soft-page-break/><text:span text:style-name="T1"> </text:span><text:span text:style-name="T3">(134/9) </text:span> ⲡⲓⲥⲁⲃⲧⲉ· ⲉⲧⲙ̅ⲙⲉⲩ ⲉⲧ→ⲉ←ⲙⲁⲩϫⲓ <text:line-break/><text:span text:style-name="T1"> </text:span><text:span text:style-name="T3">(134/10) </text:span> ⲙ̅ⲙⲟϥ ⲉϩⲟⲩⲛ ⲁⲩϭⲁⲗⲉϥ ⲁⲃⲟⲗ <text:line-break/><text:span text:style-name="T1"> </text:span><text:span text:style-name="T3">(134/11) </text:span> ⲉⲧⲃⲉ ⲡⲉⲧⲉⲛⲛⲉⲩⲟⲩⲱⲧ ⲙ̅ⲙⲟϥ <text:line-break/><text:span text:style-name="T1"> </text:span><text:span text:style-name="T3">(134/12) </text:span> ⲉⲛ ⲙ̅ⲡⲙⲁ ⲉⲧⲙ̅ⲙⲉⲩ ⲁⲗⲗⲁ ⲉ̣[ⲩϯ ⲙ]‐ <text:line-break/><text:span text:style-name="T1"> </text:span><text:span text:style-name="T3">(134/13) </text:span> ⲡⲉⲭ(ⲣⲓⲥⲧⲟ)ⲥ ⲡⲉⲉⲓ ⲉⲧⲉⲛⲉⲩⲙⲉⲩⲉ̣ [ⲁⲣⲁϥ] <text:line-break/><text:span text:style-name="T1"> </text:span><text:span text:style-name="T3">(134/14) </text:span> ⲁⲧⲣⲉϥϣⲱⲡⲉ· ⲙ̅ⲡⲙⲁ ⲉⲧ[ⲙⲙⲉⲩ] <text:line-break/><text:span text:style-name="T1"> </text:span><text:span text:style-name="T3">(134/15) </text:span> ⲡⲙⲁ ⲉⲛⲧⲁⲩⲉⲓ ⲁⲃⲁⲗ ⲙ̅ⲙ[ⲁϥ] <text:line-break/><text:span text:style-name="T1"> </text:span><text:span text:style-name="T3">(134/16) </text:span> ⲛⲙ̅ⲙⲉϥ ⲁⲃⲁⲗ ⲛ̅ⲟ̣ⲩ̣ⲙ̣ⲁ ⲛ̅ⲛⲟⲩ[ⲧ]ⲉ <text:line-break/><text:span text:style-name="T1"> </text:span><text:span text:style-name="T3">(134/17) </text:span> ϩⲓ̈ ϫⲁⲉⲓⲥ ⲛⲉⲉⲓ ⲉⲧⲉⲛⲉⲩϣⲙ̅ϣⲉ <text:line-break/><text:span text:style-name="T1"> </text:span><text:span text:style-name="T3">(134/18) </text:span> ⲙ̅ⲙⲁⲩ ⲉⲩⲣ̅ ⲑⲉⲣⲁⲡⲉⲩⲉ̣ ⲙ̅‐ <text:line-break/><text:span text:style-name="T1"> </text:span><text:span text:style-name="T3">(134/19) </text:span> ⲙⲁⲩ ⲉⲩⲣ̅ ϩⲩⲡⲏⲣⲉϯ [ⲙ]ⲙⲁⲩ <text:line-break/><text:span text:style-name="T1"> </text:span><text:span text:style-name="T3">(134/20) </text:span> ⲛ̅ⲛⲣⲉⲛ ⲉⲛⲧⲁⲩϫⲓⲧⲟⲩ [ⲁ]ⲡⲟⲩϣⲉⲡ <text:line-break/><text:span text:style-name="T1"> </text:span><text:span text:style-name="T3">(134/21) </text:span> ⲁⲩⲧⲉⲉⲓⲧⲟⲩ ⲙ̅ⲡⲉⲧⲟⲩ̣ⲙⲟⲩⲧⲉ <text:line-break/><text:span text:style-name="T1"> </text:span><text:span text:style-name="T3">(134/22) </text:span> ⲁⲣⲁϥ· ⲙ̅ⲙⲁⲩ [ϩ]ⲛⲛ ⲟⲩⲙⲛ̅ⲧϫⲁ‐ <text:line-break/><text:span text:style-name="T1"> </text:span><text:span text:style-name="T3">(134/23) </text:span> ⲉⲓⲥ ⲛⲉⲉⲓ ⲛ̅ⲇ̣ⲉ ⲙⲛ̅ⲛ̅ⲥⲁ ⲧⲉϥ‐ <text:line-break/><text:span text:style-name="T1"> </text:span><text:span text:style-name="T3">(134/24) </text:span> ⲁⲛⲁⲗⲏⲙⲯⲉⲱⲥ ⲁⲩϫⲓ ⲡⲓⲣⲁ <text:line-break/><text:span text:style-name="T1"> </text:span><text:span text:style-name="T3">(134/25) </text:span> ⲁⲙⲙⲉ ϫⲉ ⲛ̅ⲧⲁϥ ⲡⲉ· ⲡⲟⲩϫⲁⲓ̈ⲥ <text:line-break/><text:span text:style-name="T1"> </text:span><text:span text:style-name="T3">(134/26) </text:span> ⲡⲉⲉⲓ ⲉⲧⲉ ⲙⲛ̅ ⲗⲁⲩⲉ· ⲟ̅ →ⲛ̅←ϫⲁⲉⲓⲥ <text:line-break/><text:span text:style-name="T1"> </text:span><text:span text:style-name="T3">(134/27) </text:span> ⲁⲣⲁϥ ⲁⲩϯ ⲛⲁϥ ⲛ̅ⲛⲟⲩⲙⲛⲧⲣ̅ⲣⲁⲉⲓ <text:line-break/><text:span text:style-name="T1"> </text:span><text:span text:style-name="T3">(134/28) </text:span> ⲁⲩⲧⲱ̣[ⲱ]ⲛ̣ ⲁⲃⲁⲗ̣· [ϩ]ⲛ̣̅[ⲛ] ⲟⲩⲑⲣⲟ‐ <text:line-break/><text:span text:style-name="T1"> </text:span><text:span text:style-name="T3">(134/29) </text:span> ⲛⲟⲥ ⲁⲩϣⲉϣⲧⲟⲩ ⲁⲃ[ⲁⲗ]· ⲛ̅ⲛⲟⲩ‐ <text:line-break/><text:span text:style-name="T1"> </text:span><text:span text:style-name="T3">(134/30) </text:span> ϭⲣⲏⲡⲉ ⲡⲉⲉⲓ ⲛ̅ⲇⲉ ⲁϥⲟⲩⲁⲛϩϥ̅ ⲛⲉⲩ <text:line-break/><text:span text:style-name="T1"> </text:span><text:span text:style-name="T3">(134/31) </text:span> ⲁⲛⲓⲗⲁⲉⲓϭⲉ· ⲉⲧⲁⲛⲣ̅ ϣ[ⲣ]ⲡ̣̅ ⲛϫⲟⲟⲩ <text:line-break/><text:span text:style-name="T1"> </text:span><text:span text:style-name="T3">(134/32) </text:span> ⲛ̅ⲛⲟⲩϫⲁⲉⲓⲧⲉ ⲙⲛ̅ ⲡⲓⲛ̣[ⲟⲩϩ ⲁⲩ]‐ <text:line-break/><text:span text:style-name="T1"> </text:span><text:span text:style-name="T3">(134/33) </text:span> ⲙⲉⲩⲉ ⲉⲧⲛⲁⲛⲟⲩϥ ϣⲁ[ⲧⲉ....] <text:line-break/><text:span text:style-name="T1"> </text:span><text:span text:style-name="T3">(135/2) </text:span> [.......] .ϣⲃⲏⲣ· ⲁⲩⲱ ⲛⲓⲁⲅ·ⲅⲉⲗⲟⲥ <text:line-break/><text:span text:style-name="T1"> </text:span><text:span text:style-name="T3">(135/3) </text:span> [...]...· ⲁⲩⲱ ⲡⲓϩⲁϩ ⲙ̅ⲡⲉⲧⲛⲁⲛⲟⲩ‐ <text:line-break/><text:span text:style-name="T1"> </text:span><text:span text:style-name="T3">(135/4) </text:span> [ⲟⲩ ⲉⲛ]ⲧⲁ̣ⲩⲉⲩⲉ ⲛⲙ̅ⲙⲉⲥ ⲧⲁⲉⲓ ⲧⲉ <text:line-break/><text:span text:style-name="T1"> </text:span><text:span text:style-name="T3">(135/5) </text:span> [ⲑⲉ ⲉ]ⲧ̣[ⲉ]ⲁⲩⲛ̅ϩⲟⲩⲧⲟⲩ ⲁⲛⲓϣⲙ̅ϣⲉ· <text:line-break/><text:span text:style-name="T1"> </text:span><text:span text:style-name="T3">(135/6) </text:span> ⲉ̣ⲧ̣ⲉⲓⲣⲉ ⲙ̅ⲡⲉⲧⲛⲁⲛⲟⲩϥ ⲛ̅ⲛⲓⲥⲱ‐ <text:line-break/><text:span text:style-name="T1"> </text:span><text:span text:style-name="T3">(135/7) </text:span> ⲧⲡ̅· ⲉⲩⲉⲓⲛⲉ ⲙ̅ⲡⲟⲩϫⲓ ⲛ̅ϭⲟⲛⲥ̅ ⲁ‐ <text:line-break/><text:span text:style-name="T1"> </text:span><text:span text:style-name="T3">(135/8) </text:span> ϩⲣⲏⲓ̈ ⲉ̣[ⲧ]ⲡⲉ· ⲁⲩϫⲛ̅ⲧⲁⲩ ⲁⲛⲏϩⲉ· <text:line-break/><text:span text:style-name="T1"> </text:span><text:span text:style-name="T3">(135/9) </text:span> ⲛ̣̅ⲧⲙⲛ̅ⲧ[ⲁ]ⲧ̣·ⲑⲃ̅ⲃⲓⲁⲩ ⲛ̅ⲧⲙⲛ̅ⲧⲁⲧ·ⲡⲗⲁ‐ <text:line-break/><text:span text:style-name="T1"> </text:span><text:span text:style-name="T3">(135/10) </text:span> ⲛ̣ⲁ· ⲙ̅ⲡ̣[ⲥⲱ]ⲛ̣ⲧ̅· ⲉⲩⲙⲏⲛ ⲁϩⲟⲩⲛ ⲉⲧⲃⲏ‐ <text:line-break/><text:span text:style-name="T1"> </text:span><text:span text:style-name="T3">(135/11) </text:span> ⲧ̣ⲟⲩ ϣ[ⲁ]ⲧ̣ⲟⲩⲉⲓ ⲧⲏⲣⲟⲩ ⲁⲡⲃⲓⲟⲥ ⲁⲩⲱ <text:line-break/><text:span text:style-name="T1"> </text:span><text:span text:style-name="T3">(135/12) </text:span> ⲛ̣ⲥⲉⲉ[ⲓ ⲁⲃ]ⲁⲗ· ϩⲙ̅ ⲡⲃⲓⲟⲥ ⲉⲣⲉⲛⲟⲩ‐ <text:line-break/><text:span text:style-name="T1"> </text:span><text:span text:style-name="T3">(135/13) </text:span> [ⲥ]ⲱⲙ[ⲁ ⲙⲏⲛ] ϩ̣ⲓ̈ϫⲙ̅ ⲡⲕⲁϩ· ⲉⲩⲣ̅ ϩⲩⲡⲏⲣⲉⲧⲓ <text:line-break/><text:span text:style-name="T1"> </text:span><text:span text:style-name="T3">(135/14) </text:span> [....].[ⲧ]ⲏ̣ⲣⲟⲩ ⲛ̅ⲧⲉⲩ· ⲉⲩⲉⲓⲣⲉ ⲙ̅‐ <text:line-break/><text:span text:style-name="T1"> </text:span><text:span text:style-name="T3">(135/15) </text:span> [ⲙⲁⲩ]ⲟ̣ⲩ̣ ⲛ̣̅ⲕ̣ⲟⲓⲛⲱⲛⲟⲥ· ⲁⲛⲟⲩⲙ̅ⲕⲟ‐ <text:line-break/><text:span text:style-name="T1"> </text:span><text:span text:style-name="T3">(135/16) </text:span> [ⲟϩ]· ⲙ̣ⲛ̅ [ⲛ]ⲟ̣ⲩⲇⲓⲱⲅⲙⲟⲥ ⲙⲛ̅ ⲛⲟⲩ‐ <text:line-break/><text:span text:style-name="T1"> </text:span><text:span text:style-name="T3">(135/17) </text:span> [ⲗⲱ]ϫϩ· ⲛ̣[ⲉ]ⲉⲓ ⲉⲛⲧⲁⲩⲉⲓⲛⲉ ⲙ̅ⲙⲁⲩ <text:line-break/><text:span text:style-name="T1"> </text:span><text:span text:style-name="T3">(135/18) </text:span> [ⲁϩ]ⲣ̣ⲏⲓ̈ ⲁϫⲛ̣ ⲛ̣ⲉⲧⲟⲩⲁⲁⲃ· ϩⲁⲑⲏ ⲙ̅ⲙⲁⲓ̈ⲧ <text:line-break/><text:span text:style-name="T1"> </text:span><text:span text:style-name="T3">(135/19) </text:span> [ⲛⲓ]ⲙ· §ϫⲉ ⲛ̅ⲣⲙ̅ⲛ̅ϣⲙ̅ϣⲉ ⲛ̅ⲇⲉ ⲛⲉⲧ·‐ <text:line-break/><text:span text:style-name="T1"> </text:span><text:span text:style-name="T3">(135/20) </text:span> [ϩⲁ]ⲩⲟⲩ ϩⲱⲥ ⲉⲥⲙ̅ⲡϣⲁ ⲛ̅ϣⲁ̣ⲣϣⲣ̅ <text:line-break/><text:span text:style-name="T1"> </text:span><text:span text:style-name="T3">(135/21) </text:span> [ⲛϭⲓ ⲧⲙ]ⲛ̅ⲧⲡⲉⲑⲁⲩⲟⲩ ⲛ̅ϩⲣⲏⲓ̈ <text:line-break/><text:span text:style-name="T1"> </text:span><text:span text:style-name="T3">(135/22) </text:span> [ϩⲛ] ⲟ̣ⲩ̣[...]ⲓⲛⲉ· ⲁⲃⲁⲗ· ϩⲓⲧⲛ̅ ϯⲡⲟ‐ <text:line-break/><text:span text:style-name="T1"> </text:span><text:span text:style-name="T3">(135/23) </text:span> [..].ⲁ[.].ⲣ̣ⲙ̅· ⲉⲧⲛⲡⲥⲁ ⲛϩⲣⲏⲓ̈ ⲛ̅‐ <text:line-break/><text:soft-page-break/><text:span text:style-name="T1"> </text:span><text:span text:style-name="T3">(135/24) </text:span> ⲕ̣ⲟ̣ⲥⲙⲟⲥ ⲛⲓ[ⲙ] ⲉⲧⲉ ⲡⲓⲙⲉⲩⲉ <text:line-break/><text:span text:style-name="T1"> </text:span><text:span text:style-name="T3">(135/25) </text:span> ⲛ̅ⲧⲉⲩⲟⲩ ⲡ[ⲉ] ⲉⲧⲛⲁⲛⲟⲩϥ ⲡⲉ· <text:line-break/><text:span text:style-name="T1"> </text:span><text:span text:style-name="T3">(135/26) </text:span> ⲙⲛ̅ ϯⲙⲛ̅ⲧϣⲃ̣ⲏⲣ· ⲉⲥⲛⲁⲣ̅ ⲡⲙⲉⲩⲉ <text:line-break/><text:span text:style-name="T1"> </text:span><text:span text:style-name="T3">(135/27) </text:span> ⲙⲙⲁⲩⲟⲩ· ⲛ̅ϭⲓ ϯⲉⲕⲕⲗⲏⲥⲓⲁ <text:line-break/><text:span text:style-name="T1"> </text:span><text:span text:style-name="T3">(135/28) </text:span> ⲙ̅ⲡ̣ⲣ̣ⲏⲧⲉ ⲛ̅ϩⲛ̅ϣⲃⲏⲣ· ⲉⲛⲁⲛⲟⲩⲟⲩ <text:line-break/><text:span text:style-name="T1"> </text:span><text:span text:style-name="T3">(135/29) </text:span> ⲁⲩⲱ ϩⲛ̅ϩⲙ̅ϩⲉⲗ̣ ⲉⲩⲛ̅ϩⲁⲧ· ⲉⲁⲥϫⲓ <text:line-break/><text:span text:style-name="T1"> </text:span><text:span text:style-name="T3">(135/30) </text:span> ⲥⲱⲧ̣ⲉ· ⲁ̣[ⲃⲁⲗ ϩ]ⲛ̣ [ⲡⲉⲧϫⲓ]· ϣⲃⲃⲓⲱ <text:line-break/><text:span text:style-name="T1"> </text:span><text:span text:style-name="T3">(135/31) </text:span> ⲉⲓ̣ⲉ ⲡ[ⲓϩⲙ]ⲁⲧ ⲡ̣ⲉ ⲉⲧϣ̣ⲟⲟⲡ ϩⲙ̅ <text:line-break/><text:span text:style-name="T1"> </text:span><text:span text:style-name="T3">(135/32) </text:span> [ⲡⲙⲁ ⲛϣ]ⲉⲗⲉ̣ⲉⲧ· ⲁⲩⲱ ϯ[..]‐ <text:line-break/><text:span text:style-name="T1"> </text:span><text:span text:style-name="T3">(135/33) </text:span> [....ϣ]ⲟⲟⲡ ϩⲙ̅ ⲡⲉⲥⲏⲉⲓ ⲉ[..] <text:line-break/><text:span text:style-name="T1"> </text:span><text:span text:style-name="T3">(135/34) </text:span> [....]ⲉ̣ⲧ̣ ⲛ̅ϩ̣ⲣ̣ⲏⲓ ϩⲛ̅ ⲡⲓⲙⲉⲩ̣[ⲉ] <text:line-break/><text:span text:style-name="T1"> </text:span><text:span text:style-name="T3">(135/35) </text:span> ⲛ̣ⲧ̣ⲉ̣ ⲧ̣ⲙⲛ̅〈ⲧ〉ϯ ⲙⲛ ⲡⲉⲧⲁⲣⲁⲥ ⲉⲓ̣[..] <text:line-break/><text:span text:style-name="T1"> </text:span><text:span text:style-name="T3">(136/1) </text:span> ⲡⲉⲭⲣⲏ(ⲥⲧⲟ)ⲥ ⲡⲉⲧⲛⲙ̅ⲙⲉ̣ⲥ̣ [ⲁⲩⲱ ⲡⲓ]‐ <text:line-break/><text:span text:style-name="T1"> </text:span><text:span text:style-name="T3">(136/2) </text:span> ϭⲛϭⲱϣⲧ̅ ⲁⲃⲁⲗ· ⲛ̅ⲧⲉ [ⲡ]ⲓⲱ̣[ⲧ ⲙ]‐ <text:line-break/><text:span text:style-name="T1"> </text:span><text:span text:style-name="T3">(136/3) </text:span> ⲡⲧⲏⲣϥ̅ ⲉⲥⲛⲁϫⲡⲟ· ⲛ·ⲉⲩ [ⲛϩ]ⲉ̣ⲛ̣[ⲁⲅ]‐ <text:line-break/><text:span text:style-name="T1"> </text:span><text:span text:style-name="T3">(136/4) </text:span> ⲅ̣ⲉⲗⲟⲥ ⲛ̅ⲣⲙ̅ⲙⲉϥⲣ̅ ϩⲙ̅ⲙⲉ ⲙ̣ⲛ̣ <text:line-break/><text:span text:style-name="T1"> </text:span><text:span text:style-name="T3">(136/5) </text:span> ⲛⲣⲱⲙⲉ ⲉϥϣⲙ̅ϣⲉ· §ϫⲉ· ⲥⲉⲛⲁ·‐ <text:line-break/><text:span text:style-name="T1"> </text:span><text:span text:style-name="T3">(136/6) </text:span> ⲣ̅ ⲡⲙⲉⲩⲉ̣ ⲙ̅ⲡⲟⲩⲙⲉⲩⲉ̣ ⲉⲧⲁⲛⲓⲧ· <text:line-break/><text:span text:style-name="T1"> </text:span><text:span text:style-name="T3">(136/7) </text:span> ⲙ̅ⲙⲛ̅ⲧⲣⲉϥϣⲙ̅ϣⲉ· ⲛ[ⲉ]ⲥ̣ ⲛⲉ ⲥ̣ⲛ̅[ⲁ]‐ <text:line-break/><text:span text:style-name="T1"> </text:span><text:span text:style-name="T3">(136/8) </text:span> ϯ ⲛ·ⲉⲩ ⲛ̅ⲧⲟⲩϣⲃ̅ⲃⲓⲱ [ⲙ]ⲡ̣ⲉⲧⲟⲩ‐ <text:line-break/><text:span text:style-name="T1"> </text:span><text:span text:style-name="T3">(136/9) </text:span> ⲛⲁⲙⲉⲩⲉ ⲉⲣⲟϥ ⲧⲏⲣϥ̅ ⲛ̣̅ϭⲓ ⲛⲁⲓⲱⲛ̣ <text:line-break/><text:span text:style-name="T1"> </text:span><text:span text:style-name="T3">(136/10) </text:span> ⲟⲩⲡⲣⲟⲃⲟⲗⲏ ⲛ̅ⲧⲉⲩ ⲡ[ⲉ] ϫ̣ⲉⲕⲁⲥ̣[ⲉ] <text:line-break/><text:span text:style-name="T1"> </text:span><text:span text:style-name="T3">(136/11) </text:span> ⲙ̅ⲡⲣⲏⲧⲉ· ⲉⲧⲉⲁⲡⲭ[ⲣ(ⲓⲥⲧⲟ)ⲥ ⲣ̅ ⲡ]ⲉ̣ϥ̣‐ <text:line-break/><text:span text:style-name="T1"> </text:span><text:span text:style-name="T3">(136/12) </text:span> ⲟⲩⲱϣⲉ· ⲉⲛⲧⲁϥⲉⲓⲛⲉ̣ ⲁ̣ⲃ[ⲁⲗ ⲛϥ]‐ <text:line-break/><text:span text:style-name="T1"> </text:span><text:span text:style-name="T3">(136/13) </text:span> ϫⲓⲥⲉ· ⲛ̅ⲛⲁⲉⲓⲏ ⲛ̅ⲧⲉ[ⲕ]ⲕⲗ[ⲏ]ⲥ̣ⲓ̣ⲁ̣ [ⲛϥ]‐ <text:line-break/><text:span text:style-name="T1"> </text:span><text:span text:style-name="T3">(136/14) </text:span> ϯ ⲙ̅ⲙⲁⲩ ⲛⲉⲥ ⲙ̅ⲡⲣⲏⲧ[ⲉ] ϩ̣ⲱⲱ̣ϥ̣ [ⲛ]‐ <text:line-break/><text:span text:style-name="T1"> </text:span><text:span text:style-name="T3">(136/15) </text:span> ⲧⲁⲉⲓ ⲉⲧⲛⲁϣⲱⲡⲉ· ⲙ̅[ⲙ]ⲉ̣ⲩⲉ ⲛ̣[ⲛⲉ]‐ <text:line-break/><text:span text:style-name="T1"> </text:span><text:span text:style-name="T3">(136/16) </text:span> ⲉⲓ̣· ⲁⲩⲱ ⲛ̅ⲣⲱⲙⲉ ⲉϥϯ ⲛⲉⲩ ⲛ̅ⲛ[ⲟⲩ]‐ <text:line-break/><text:span text:style-name="T1"> </text:span><text:span text:style-name="T3">(136/17) </text:span> ⲙⲁ ⲛ̅ϣⲱⲡⲉ ϣⲁ ⲁⲛⲏϩⲉ· ⲛⲉ[ⲉⲓ] <text:line-break/><text:span text:style-name="T1"> </text:span><text:span text:style-name="T3">(136/18) </text:span> ⲉⲧⲟⲩⲛⲁϣⲱⲡⲉ ⲛ̅ϩⲏⲧⲟⲩ [ⲉⲩⲕⲱ]‐ <text:line-break/><text:span text:style-name="T1"> </text:span><text:span text:style-name="T3">(136/19) </text:span> ⲉ ⲛ̅ⲥⲱⲟⲩ ⲙ̅ⲡⲥⲱⲕ ⲁ̣[ⲡⲓ]ⲧ̣ⲛ̣ <text:line-break/><text:span text:style-name="T1"> </text:span><text:span text:style-name="T3">(136/20) </text:span> ⲙ̅ⲡϣⲧⲁ· ⲉⲛⲉⲥⲥⲱⲕ ⲙⲙⲁ̣[ⲩ] <text:line-break/><text:span text:style-name="T1"> </text:span><text:span text:style-name="T3">(136/21) </text:span> ⲁϩⲣⲏⲓ̈ ⲛ̅ϭⲓ ⲧϭⲟ[ⲙ] ⲛ̅ⲧⲉ ⲡⲗⲏⲣ̣ⲱⲙⲁ̣ <text:line-break/><text:span text:style-name="T1"> </text:span><text:span text:style-name="T3">(136/22) </text:span> ϩⲛ̅ ⲧⲙⲛ̅ⲧⲛⲟϭ ⲛ̣ⲇⲉ ⲛ̅ϯⲙⲛ̅ⲧⲁ‐ <text:line-break/><text:span text:style-name="T1"> </text:span><text:span text:style-name="T3">(136/23) </text:span> ⲫⲑⲟⲛⲟⲥ ⲙⲛ̅ [ϯ]ⲙⲛ̅ⲧϩⲗ̅ϭⲉ· ⲛ̅ⲇⲉ <text:line-break/><text:span text:style-name="T1"> </text:span><text:span text:style-name="T3">(136/24) </text:span> ⲡⲓⲁⲓⲱⲛ ⲉⲧⲣ̅ ϣ̣ⲣ̅〈ⲡ〉 ⲛ̅ϣⲟⲟⲡ· [ⲧⲉ]ⲉⲓ <text:line-break/><text:span text:style-name="T1"> </text:span><text:span text:style-name="T3">(136/25) </text:span> ⲧⲉ ⲧⲫⲩⲥⲓⲥ ⲙ̅ⲡϫⲡⲟ ⲧⲏⲣϥ̅ ⲛ̅‐ <text:line-break/><text:span text:style-name="T1"> </text:span><text:span text:style-name="T3">(136/26) </text:span> ⲛⲉⲧⲉⲩⲟⲩⲛⲧⲉ̣ϥ̣ⲥⲟⲩ ⲉϥⲡⲣ̅ⲣⲉ <text:line-break/><text:span text:style-name="T1"> </text:span><text:span text:style-name="T3">(136/27) </text:span> ⲛⲉⲩⲟ̣ⲩ̣ [ϩⲛ] ⲟⲩ[ⲁⲉⲓⲛ] ⲉⲛⲧⲁϥ‐ <text:line-break/><text:span text:style-name="T1"> </text:span><text:span text:style-name="T3">(136/28) </text:span> ⲟⲩⲱⲛ̅[ϩ] ⲁⲃⲁⲗ̣[·] ⲛ̅ϭ[ⲓ...] ...... <text:line-break/><text:span text:style-name="T1"> </text:span><text:span text:style-name="T3">(136/29) </text:span> ⲣ̣̅ ⲡⲣⲏⲧⲉ ⲙ̅ⲡⲉϥ̣[‐‐‐] <text:line-break/><text:span text:style-name="T1"> </text:span><text:span text:style-name="T3">(136/30) </text:span> [ⲧ]ⲉ ⲉⲧⲛⲁϣⲱ̣ⲡⲉ [‐‐‐] <text:line-break/><text:span text:style-name="T1"> </text:span><text:span text:style-name="T3">(136/31) </text:span> [ⲁ]ⲛ ⲙ̅ⲡⲣⲏⲧⲉ̣ ⲙ̅ⲡⲉϥϫ̣[ⲁⲉⲓⲥ] <text:line-break/><text:span text:style-name="T1"> </text:span><text:span text:style-name="T3">(136/32) </text:span> [ⲉⲣ]ⲉⲡϣⲓⲃⲉ· ⲟⲩⲁⲉⲉⲧϥ̅ ⲁ̣[ⲛ] ϣⲟ̣‐ <text:line-break/><text:span text:style-name="T1"> </text:span><text:span text:style-name="T3">(136/33) </text:span> [ⲟⲡ] ϩⲣⲏⲓ̣̈ ϩⲛ̅ ⲛⲉⲛ̣ⲧⲁⲩ̣[ϣ]ⲃ̣ⲧⲟⲩ· ⲁ[.] <text:line-break/><text:span text:style-name="T1"> </text:span><text:span text:style-name="T3">(137/1) </text:span> [‐‐‐]ⲟⲟ[..] <text:line-break/><text:span text:style-name="T1"> </text:span><text:span text:style-name="T3">(137/2) </text:span> [‐‐‐]ⲉⲉ[..] <text:line-break/><text:soft-page-break/><text:span text:style-name="T1"> </text:span><text:span text:style-name="T3">(137/3) </text:span> [.]ⲁ̣ⲥ̣[‐‐‐]ⲉ.[..] <text:line-break/><text:span text:style-name="T1"> </text:span><text:span text:style-name="T3">(137/4) </text:span> ⲛ̣ⲉⲧⲧ[‐‐‐]ⲗ̣ ϩⲓ̣ⲧⲟ‐ <text:line-break/><text:span text:style-name="T1"> </text:span><text:span text:style-name="T3">(137/5) </text:span> ⲟⲧϥ̅· ⲛ̅ⲧ̣[ⲉ‐‐‐]· ⲁⲥⲟⲩ <text:line-break/><text:span text:style-name="T1"> </text:span><text:span text:style-name="T3">(137/6) </text:span> ϩⲙ̣̅ ⲡⲥⲙⲁ̣[ⲧ.].[...]..[...] ϫⲟⲟϥ· <text:line-break/><text:span text:style-name="T1"> </text:span><text:span text:style-name="T3">(137/7) </text:span> ⲉⲣⲉⲛⲓϩⲩ̣ⲗⲓⲕⲟ̣ⲛ ⲛⲁϣⲱϫⲡ̅ ϣⲁ <text:line-break/><text:span text:style-name="T1"> </text:span><text:span text:style-name="T3">(137/8) </text:span> ⲫ̣ⲁⲉ· ⲁⲩⲧⲉⲕⲟ· ⲉⲛ̅ⲥⲉⲛⲁϯ ⲁ·‐ <text:line-break/><text:span text:style-name="T1"> </text:span><text:span text:style-name="T3">(137/9) </text:span> [ⲃⲁ]ⲗ̣ ⲁⲩ[ⲣ]ⲉⲛ· ⲛ̅ⲧⲉⲩ ⲉϣⲡⲉ· <text:line-break/><text:span text:style-name="T1"> </text:span><text:span text:style-name="T3">(137/10) </text:span> [ⲛⲉⲩⲛ]ⲁⲧ̣ⲥⲧⲟ· ⲡⲁⲗⲓⲛ ⲁⲡⲉⲧⲉⲛ‐ <text:line-break/><text:span text:style-name="T1"> </text:span><text:span text:style-name="T3">(137/11) </text:span> [ϥⲛⲁ]ϣ̣ⲱ̣[ⲡⲉ ⲉ]ⲛ· ⲉⲛ̅ⲑⲉ ⲉⲧⲉ ⲛⲉⲩ‐ <text:line-break/><text:span text:style-name="T1"> </text:span><text:span text:style-name="T3">(137/12) </text:span> [.......]ⲉ ⲛ̅ⲥⲉϣⲟⲟⲡ ⲉⲛ <text:line-break/><text:span text:style-name="T1"> </text:span><text:span text:style-name="T3">(137/13) </text:span> [......] ⲁ̣ⲗⲗⲁ ⲛⲉⲁⲩϯ ϩⲏⲟⲩ <text:line-break/><text:span text:style-name="T1"> </text:span><text:span text:style-name="T3">(137/14) </text:span> [ϩⲙ̅ ⲡⲉⲟ]ⲩⲁⲉⲓϣ ⲉⲧⲉⲁⲩϣⲱ‐ <text:line-break/><text:span text:style-name="T1"> </text:span><text:span text:style-name="T3">(137/15) </text:span> [ⲡⲉ ⲛϩⲏⲧ]ϥ· ⲟⲩⲧⲱⲟⲩ ⲉⲛⲥⲉ· <text:line-break/><text:span text:style-name="T1"> </text:span><text:span text:style-name="T3">(137/16) </text:span> [....ⲉⲛ] ⲛ̅ϣⲁⲣⲡ̅ ⲉϣⲡⲉ ϩ[ⲓⲉ] <text:line-break/><text:span text:style-name="T1"> </text:span><text:span text:style-name="T3">(137/17) </text:span> [.....].ⲉ· ⲁⲣ̅ ϭⲉϩⲱⲃ ϩⲁ· <text:line-break/><text:span text:style-name="T1"> </text:span><text:span text:style-name="T3">(137/18) </text:span> [ⲡⲣⲁ] ⲙ̣ⲡ̣ⲓ̣ⲁ̣[ⲙ]ⲁ̣ϩⲧⲉ· ⲉⲧⲉⲩⲛ̅‐ <text:line-break/><text:span text:style-name="T1"> </text:span><text:span text:style-name="T3">(137/19) </text:span> ⲧ̣ⲉⲩ ⲙ̅ⲙⲉ̣[ⲩ] ⲙ̅ⲡⲓⲥⲁⲃⲧⲉ· <text:line-break/><text:span text:style-name="T1"> </text:span><text:span text:style-name="T3">(137/20) </text:span> [...]ⲱ̣ⲛ ⲁϩⲣ[ⲉ]ⲩ̣ⲟⲩ ⲉⲉⲓⲣ̅ ⲭⲣⲁ‐ <text:line-break/><text:span text:style-name="T1"> </text:span><text:span text:style-name="T3">(137/21) </text:span> [ⲥⲑⲁ]ⲓ̣ ⲅⲁⲣ̣ ⲁ̣[ⲛ]ⲟ̣ⲕ· ⲉⲉⲓⲙⲏⲛ <text:line-break/><text:span text:style-name="T1"> </text:span><text:span text:style-name="T3">(137/22) </text:span> [ⲛϩⲣⲏ]ⲓ̈ ϩⲛ̅ ⲛⲓ̣ϣⲉϫⲉ ⲙ̅ⲡⲓ̣ⲛ̣ⲟⲩ <text:line-break/><text:span text:style-name="T1"> </text:span><text:span text:style-name="T3">(137/23) </text:span> [ⲁ]ⲛ̣ⲉϥⲙⲉⲩⲉ· ϩⲉⲛⲡⲣⲉ‐ <text:line-break/><text:span text:style-name="T1"> </text:span><text:span text:style-name="T3">(137/24) </text:span> [ⲥⲃⲩⲧⲉⲣⲟⲥ....] ⲉⲛϥ‐ <text:line-break/><text:span text:style-name="T1"> </text:span><text:span text:style-name="T3">(137/25) </text:span> [ ⲙⲛ̅]ⲧ̣ⲟϭ <text:line-break/><text:span text:style-name="T1"> </text:span><text:span text:style-name="T3">(138/1) </text:span> [..]ⲓ̣ⲛ̣[‐‐‐] <text:line-break/><text:span text:style-name="T1"> </text:span><text:span text:style-name="T3">(138/2) </text:span> [...]ⲡ̣ⲧ̣ [‐‐‐] <text:line-break/><text:span text:style-name="T1"> </text:span><text:span text:style-name="T3">(138/3) </text:span> [..]ⲟⲩ̣[‐‐‐]ⲁ̣ⲃ ⲧ̣ⲏ‐ <text:line-break/><text:span text:style-name="T1"> </text:span><text:span text:style-name="T3">(138/4) </text:span> [ⲣ]ⲟⲩ .[‐‐‐]ⲉ ⲁⲅ·ⲅⲉ‐ <text:line-break/><text:span text:style-name="T1"> </text:span><text:span text:style-name="T3">(138/5) </text:span> ⲗⲟⲥ ⲉ[‐‐‐]ⲡ̅ⲛ̅ϣ.ⲣ <text:line-break/><text:span text:style-name="T1"> </text:span><text:span text:style-name="T3">(138/6) </text:span> ϫⲉ ⲁ̣[....]. [ϩⲣ]ⲁ̣ⲩ̣ [ⲛ]ⲥ̣ⲁⲗⲡⲓⲅⲝ <text:line-break/><text:span text:style-name="T1"> </text:span><text:span text:style-name="T3">(138/7) </text:span> ⲉϥⲛⲁⲧⲁ̣ϣⲉ [ⲁ]ⲉⲓ̣ϣ ⲛ̅ϯⲛ̣ⲟ̣ϭ ⲛ̅ⲁⲙ〈ⲛ〉ⲏ‐ <text:line-break/><text:span text:style-name="T1"> </text:span><text:span text:style-name="T3">(138/8) </text:span> ⲥⲧⲉⲓⲁ ⲉⲧϫⲏⲕ ⲁⲃⲁⲗ̣ ϩⲛ̅ ⲡⲓⲙⲁ̣ <text:line-break/><text:span text:style-name="T1"> </text:span><text:span text:style-name="T3">(138/9) </text:span> ⲛ̅ϣⲁⲉⲓ̣ⲉ· ⲉⲧⲥⲁⲉⲓⲁ̣[ⲉ]ⲓ̣ⲧ· ⲙ̅[ⲡⲙⲁ] <text:line-break/><text:span text:style-name="T1"> </text:span><text:span text:style-name="T3">(138/10) </text:span> ⲛ̅ϣⲉⲗⲉⲉⲧ· ⲉⲧⲉ ⲡⲓⲙ̣ⲁⲉⲓ̣ⲉ̣ [ⲡⲉ] <text:line-break/><text:span text:style-name="T1"> </text:span><text:span text:style-name="T3">(138/11) </text:span> ⲛ̅ⲇⲉ ⲡ̣ⲛⲟⲩⲧⲉ ⲡⲓ̣[ⲱⲧ..]..[.] <text:line-break/><text:span text:style-name="T1"> </text:span><text:span text:style-name="T3">(138/12) </text:span> ⲕⲁⲧⲁ ϯϭⲟⲙ ⲉⲧⲥⲁⲩ [......] <text:line-break/><text:span text:style-name="T1"> </text:span><text:span text:style-name="T3">(138/13) </text:span> ⲛ̅ⲇⲉ ϯⲙⲛ̅ⲧⲛⲟϭ [.......] <text:line-break/><text:span text:style-name="T1"> </text:span><text:span text:style-name="T3">(138/14) </text:span> ⲧⲙⲛ̅ⲧϩⲗ̅ϭⲉ· ⲛ̅ⲇ̣[ⲉ......] <text:line-break/><text:span text:style-name="T1"> </text:span><text:span text:style-name="T3">(138/15) </text:span> ⲛ̅ⲧⲉϥ ⲉϥⲟⲩⲱ[ⲛϩ ⲙⲙⲓⲛ] <text:line-break/><text:span text:style-name="T1"> </text:span><text:span text:style-name="T3">(138/16) </text:span> ⲙ̅ⲙⲟϥ ⲁⲛⲓⲙⲛ̅ⲧⲛⲟ[ϭ......] <text:line-break/><text:span text:style-name="T1"> </text:span><text:span text:style-name="T3">(138/17) </text:span> ⲁⲅⲁⲑⲟⲛ ⲛ̅ⲧⲉϥ· ⲡ[......] <text:line-break/><text:span text:style-name="T1"> </text:span><text:span text:style-name="T3">(138/18) </text:span> ⲡⲥⲙⲟⲩ ⲡⲉⲙⲁϩⲧⲉ̣ [ⲁⲩ]ⲱ̣ ⲡ[ⲉⲁⲩ] <text:line-break/><text:span text:style-name="T1"> </text:span><text:span text:style-name="T3">(138/19) </text:span> ⲁⲃⲁⲗ ϩⲓ̈ⲧⲛ̅ ϯ̣ⲙ̣[...]ⲗ̣ⲉ̣· ⲡϫⲁ̣ⲓ̣ⲥ̣ ⲡ̣[ⲥⲱ]‐ <text:line-break/><text:span text:style-name="T1"> </text:span><text:span text:style-name="T3">(138/20) </text:span> ⲧⲏⲣ· ⲡⲣ̣ⲉϥⲥ[ⲱⲧ]ⲉ· ⲛ̅ⲛⲁ ⲡⲓⲙⲉϩ̣.[.] <text:line-break/><text:span text:style-name="T1"> </text:span><text:span text:style-name="T3">(138/21) </text:span> ⲛ̅ⲇⲉ ϯⲁⲅⲁⲡ̣[ⲏ] ⲧ̣ⲏ̣ⲣⲟⲩ ⲁ[ⲃⲁⲗ] <text:line-break/><text:span text:style-name="T1"> </text:span><text:span text:style-name="T3">(138/22) </text:span> ϩ̣ⲓⲧⲛ̅ ⲡⲛ(ⲉⲩⲙ)ⲁ [ⲉ]ⲧ̣ⲟⲩⲁⲁ ⲛ̣[ⲧⲉϥ] <text:line-break/><text:span text:style-name="T1"> </text:span><text:span text:style-name="T3">(138/23) </text:span> ϫⲓⲛ [ⲧ]ⲉⲛⲟⲩ ϣⲁ̣ⲃⲟⲗ· ϣⲁ ⲛ̣[ⲓⲅⲉⲛⲉⲁ] <text:line-break/><text:soft-page-break/><text:span text:style-name="T1"> </text:span><text:span text:style-name="T3">(138/24) </text:span> ⲛ̅ⲇⲉ ⲛⲓⲅⲉⲛⲉⲁ· ϣⲁ →ⲁ←ⲛⲏϩⲉ̣ ⲛ̣[ⲇⲉ] <text:line-break/><text:span text:style-name="T1"> </text:span><text:span text:style-name="T3">(138/25) </text:span> ⲛ̅ⲇⲉ ⲛⲓⲅⲉⲛⲉⲁ· ϣⲁ [ϩ]ⲁ̣ⲙⲏ̣ⲛ̣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tinoou" svg:font-family="Antinoou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나눔고딕" fo:font-size="10pt" fo:language="en" fo:country="US" style:letter-kerning="true" style:font-name-asian="나눔고딕1" style:font-size-asian="10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나눔고딕" fo:font-size="10pt" fo:language="en" fo:country="US" style:letter-kerning="true" style:font-name-asian="나눔고딕1" style:font-size-asian="10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0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00:11:10.089228300</meta:creation-date>
    <dc:date>2026-03-24T12:18:28.861894400</dc:date>
    <meta:editing-duration>PT1H43M15S</meta:editing-duration>
    <meta:editing-cycles>6</meta:editing-cycles>
    <meta:generator>LibreOffice/26.2.1.2$Windows_X86_64 LibreOffice_project/620$Build-2</meta:generator>
    <meta:document-statistic meta:table-count="0" meta:image-count="0" meta:object-count="0" meta:page-count="113" meta:paragraph-count="10" meta:word-count="27872" meta:character-count="191316" meta:non-whitespace-character-count="147967"/>
  </office:meta>
</office:document-meta>
</file>